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otracking_cam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63" table:style-name="ce1">
            <text:p>763</text:p>
          </table:table-cell>
          <table:table-cell office:value-type="float" office:value="663" table:style-name="ce1">
            <text:p>663</text:p>
          </table:table-cell>
          <table:table-cell office:value-type="float" office:value="0.20482" table:style-name="ce1">
            <text:p>0.20482</text:p>
          </table:table-cell>
          <table:table-cell office:value-type="float" office:value="-2.7101099999999998E-4" table:style-name="ce1">
            <text:p>-0.000271011</text:p>
          </table:table-cell>
          <table:table-cell office:value-type="float" office:value="0.97333199999999997" table:style-name="ce1">
            <text:p>0.97333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08" table:style-name="ce1">
            <text:p>808</text:p>
          </table:table-cell>
          <table:table-cell office:value-type="float" office:value="664" table:style-name="ce1">
            <text:p>664</text:p>
          </table:table-cell>
          <table:table-cell office:value-type="float" office:value="0.20646999999999999" table:style-name="ce1">
            <text:p>0.20647</text:p>
          </table:table-cell>
          <table:table-cell office:value-type="float" office:value="5.93042E-5" table:style-name="ce2">
            <text:p>5.93E-05</text:p>
          </table:table-cell>
          <table:table-cell office:value-type="float" office:value="0.75724999999999998" table:style-name="ce1">
            <text:p>0.7572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740" table:style-name="ce1">
            <text:p>740</text:p>
          </table:table-cell>
          <table:table-cell office:value-type="float" office:value="0.54384399999999999" table:style-name="ce1">
            <text:p>0.543844</text:p>
          </table:table-cell>
          <table:table-cell office:value-type="float" office:value="4.7955200000000002E-3" table:style-name="ce1">
            <text:p>0.00479552</text:p>
          </table:table-cell>
          <table:table-cell office:value-type="float" office:value="-1.1297699999999999" table:style-name="ce1">
            <text:p>-1.1297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72" table:style-name="ce1">
            <text:p>972</text:p>
          </table:table-cell>
          <table:table-cell office:value-type="float" office:value="799" table:style-name="ce1">
            <text:p>799</text:p>
          </table:table-cell>
          <table:table-cell office:value-type="float" office:value="0.84301400000000004" table:style-name="ce1">
            <text:p>0.843014</text:p>
          </table:table-cell>
          <table:table-cell office:value-type="float" office:value="4.8917099999999996E-3" table:style-name="ce1">
            <text:p>0.00489171</text:p>
          </table:table-cell>
          <table:table-cell office:value-type="float" office:value="-3.94358E-2" table:style-name="ce1">
            <text:p>-0.039435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5" table:style-name="ce1">
            <text:p>295</text:p>
          </table:table-cell>
          <table:table-cell office:value-type="float" office:value="700" table:style-name="ce1">
            <text:p>700</text:p>
          </table:table-cell>
          <table:table-cell office:value-type="float" office:value="0.41518699999999997" table:style-name="ce1">
            <text:p>0.415187</text:p>
          </table:table-cell>
          <table:table-cell office:value-type="float" office:value="-2.3969099999999999E-3" table:style-name="ce1">
            <text:p>-0.00239691</text:p>
          </table:table-cell>
          <table:table-cell office:value-type="float" office:value="3.21726" table:style-name="ce1">
            <text:p>3.21726</text:p>
          </table:table-cell>
          <table:table-cell table:number-columns-repeated="1635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27" table:style-name="ce1">
            <text:p>1127</text:p>
          </table:table-cell>
          <table:table-cell office:value-type="float" office:value="468" table:style-name="ce1">
            <text:p>468</text:p>
          </table:table-cell>
          <table:table-cell office:value-type="float" office:value="-0.75669500000000001" table:style-name="ce1">
            <text:p>-0.756695</text:p>
          </table:table-cell>
          <table:table-cell office:value-type="float" office:value="-3.2092800000000001E-3" table:style-name="ce1">
            <text:p>-0.00320928</text:p>
          </table:table-cell>
          <table:table-cell office:value-type="float" office:value="-0.76031800000000005" table:style-name="ce1">
            <text:p>-0.76031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368" table:style-name="ce1">
            <text:p>1368</text:p>
          </table:table-cell>
          <table:table-cell office:value-type="float" office:value="395" table:style-name="ce1">
            <text:p>395</text:p>
          </table:table-cell>
          <table:table-cell office:value-type="float" office:value="-1.12398" table:style-name="ce1">
            <text:p>-1.12398</text:p>
          </table:table-cell>
          <table:table-cell office:value-type="float" office:value="-3.6047700000000002E-3" table:style-name="ce1">
            <text:p>-0.00360477</text:p>
          </table:table-cell>
          <table:table-cell office:value-type="float" office:value="-1.9120699999999999" table:style-name="ce1">
            <text:p>-1.9120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363" table:style-name="ce1">
            <text:p>1363</text:p>
          </table:table-cell>
          <table:table-cell office:value-type="float" office:value="400" table:style-name="ce1">
            <text:p>400</text:p>
          </table:table-cell>
          <table:table-cell office:value-type="float" office:value="-1.0996300000000001" table:style-name="ce1">
            <text:p>-1.09963</text:p>
          </table:table-cell>
          <table:table-cell office:value-type="float" office:value="-3.5002800000000001E-3" table:style-name="ce1">
            <text:p>-0.00350028</text:p>
          </table:table-cell>
          <table:table-cell office:value-type="float" office:value="-1.88842" table:style-name="ce1">
            <text:p>-1.8884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71" table:style-name="ce1">
            <text:p>1071</text:p>
          </table:table-cell>
          <table:table-cell office:value-type="float" office:value="315" table:style-name="ce1">
            <text:p>315</text:p>
          </table:table-cell>
          <table:table-cell office:value-type="float" office:value="-1.4872000000000001" table:style-name="ce1">
            <text:p>-1.4872</text:p>
          </table:table-cell>
          <table:table-cell office:value-type="float" office:value="-7.8124600000000002E-3" table:style-name="ce1">
            <text:p>-0.00781246</text:p>
          </table:table-cell>
          <table:table-cell office:value-type="float" office:value="-0.48080000000000001" table:style-name="ce1">
            <text:p>-0.480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744" table:style-name="ce1">
            <text:p>744</text:p>
          </table:table-cell>
          <table:table-cell office:value-type="float" office:value="295" table:style-name="ce1">
            <text:p>295</text:p>
          </table:table-cell>
          <table:table-cell office:value-type="float" office:value="-1.5603199999999999" table:style-name="ce1">
            <text:p>-1.56032</text:p>
          </table:table-cell>
          <table:table-cell office:value-type="float" office:value="-1.0564499999999999E-2" table:style-name="ce1">
            <text:p>-0.0105645</text:p>
          </table:table-cell>
          <table:table-cell office:value-type="float" office:value="1.0902799999999999" table:style-name="ce1">
            <text:p>1.09028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88" table:style-name="ce1">
            <text:p>1188</text:p>
          </table:table-cell>
          <table:table-cell office:value-type="float" office:value="471" table:style-name="ce1">
            <text:p>471</text:p>
          </table:table-cell>
          <table:table-cell office:value-type="float" office:value="-0.74656400000000001" table:style-name="ce1">
            <text:p>-0.746564</text:p>
          </table:table-cell>
          <table:table-cell office:value-type="float" office:value="-2.7160999999999999E-3" table:style-name="ce1">
            <text:p>-0.0027161</text:p>
          </table:table-cell>
          <table:table-cell office:value-type="float" office:value="-1.0533399999999999" table:style-name="ce1">
            <text:p>-1.0533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199" table:style-name="ce1">
            <text:p>1199</text:p>
          </table:table-cell>
          <table:table-cell office:value-type="float" office:value="471" table:style-name="ce1">
            <text:p>471</text:p>
          </table:table-cell>
          <table:table-cell office:value-type="float" office:value="-0.74733400000000005" table:style-name="ce1">
            <text:p>-0.747334</text:p>
          </table:table-cell>
          <table:table-cell office:value-type="float" office:value="-2.6421000000000001E-3" table:style-name="ce1">
            <text:p>-0.0026421</text:p>
          </table:table-cell>
          <table:table-cell office:value-type="float" office:value="-1.10615" table:style-name="ce1">
            <text:p>-1.1061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787" table:style-name="ce1">
            <text:p>787</text:p>
          </table:table-cell>
          <table:table-cell office:value-type="float" office:value="619" table:style-name="ce1">
            <text:p>619</text:p>
          </table:table-cell>
          <table:table-cell office:value-type="float" office:value="-8.0677300000000004E-3" table:style-name="ce1">
            <text:p>-0.00806773</text:p>
          </table:table-cell>
          <table:table-cell office:value-type="float" office:value="-1.32504E-3" table:style-name="ce1">
            <text:p>-0.00132504</text:p>
          </table:table-cell>
          <table:table-cell office:value-type="float" office:value="0.86120399999999997" table:style-name="ce1">
            <text:p>0.86120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48" table:style-name="ce1">
            <text:p>248</text:p>
          </table:table-cell>
          <table:table-cell office:value-type="float" office:value="592" table:style-name="ce1">
            <text:p>592</text:p>
          </table:table-cell>
          <table:table-cell office:value-type="float" office:value="-9.9942400000000001E-2" table:style-name="ce1">
            <text:p>-0.0999424</text:p>
          </table:table-cell>
          <table:table-cell office:value-type="float" office:value="-5.6964600000000004E-3" table:style-name="ce1">
            <text:p>-0.00569646</text:p>
          </table:table-cell>
          <table:table-cell office:value-type="float" office:value="3.4504299999999999" table:style-name="ce1">
            <text:p>3.4504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836" table:style-name="ce1">
            <text:p>836</text:p>
          </table:table-cell>
          <table:table-cell office:value-type="float" office:value="296" table:style-name="ce1">
            <text:p>296</text:p>
          </table:table-cell>
          <table:table-cell office:value-type="float" office:value="-1.56196" table:style-name="ce1">
            <text:p>-1.56196</text:p>
          </table:table-cell>
          <table:table-cell office:value-type="float" office:value="-9.9180399999999995E-3" table:style-name="ce1">
            <text:p>-0.00991804</text:p>
          </table:table-cell>
          <table:table-cell office:value-type="float" office:value="0.64858899999999997" table:style-name="ce1">
            <text:p>0.648589</text:p>
          </table:table-cell>
          <table:table-cell table:number-columns-repeated="1635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8" table:style-name="ce1">
            <text:p>248</text:p>
          </table:table-cell>
          <table:table-cell office:value-type="float" office:value="576" table:style-name="ce1">
            <text:p>576</text:p>
          </table:table-cell>
          <table:table-cell office:value-type="float" office:value="-0.17674500000000001" table:style-name="ce1">
            <text:p>-0.176745</text:p>
          </table:table-cell>
          <table:table-cell office:value-type="float" office:value="-6.1384500000000002E-3" table:style-name="ce1">
            <text:p>-0.00613845</text:p>
          </table:table-cell>
          <table:table-cell office:value-type="float" office:value="3.4515500000000001" table:style-name="ce1">
            <text:p>3.4515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327" table:style-name="ce1">
            <text:p>1327</text:p>
          </table:table-cell>
          <table:table-cell office:value-type="float" office:value="444" table:style-name="ce1">
            <text:p>444</text:p>
          </table:table-cell>
          <table:table-cell office:value-type="float" office:value="-0.88589899999999999" table:style-name="ce1">
            <text:p>-0.885899</text:p>
          </table:table-cell>
          <table:table-cell office:value-type="float" office:value="-2.5269699999999999E-3" table:style-name="ce1">
            <text:p>-0.00252697</text:p>
          </table:table-cell>
          <table:table-cell office:value-type="float" office:value="-1.7186900000000001" table:style-name="ce1">
            <text:p>-1.7186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20" table:style-name="ce1">
            <text:p>720</text:p>
          </table:table-cell>
          <table:table-cell office:value-type="float" office:value="723" table:style-name="ce1">
            <text:p>723</text:p>
          </table:table-cell>
          <table:table-cell office:value-type="float" office:value="0.49584099999999998" table:style-name="ce1">
            <text:p>0.495841</text:p>
          </table:table-cell>
          <table:table-cell office:value-type="float" office:value="1.0972E-3" table:style-name="ce1">
            <text:p>0.0010972</text:p>
          </table:table-cell>
          <table:table-cell office:value-type="float" office:value="1.1755500000000001" table:style-name="ce1">
            <text:p>1.1755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812" table:style-name="ce1">
            <text:p>812</text:p>
          </table:table-cell>
          <table:table-cell office:value-type="float" office:value="691" table:style-name="ce1">
            <text:p>691</text:p>
          </table:table-cell>
          <table:table-cell office:value-type="float" office:value="0.33579500000000001" table:style-name="ce1">
            <text:p>0.335795</text:p>
          </table:table-cell>
          <table:table-cell office:value-type="float" office:value="8.3206199999999995E-4" table:style-name="ce1">
            <text:p>0.000832062</text:p>
          </table:table-cell>
          <table:table-cell office:value-type="float" office:value="0.73616099999999995" table:style-name="ce1">
            <text:p>0.73616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51" table:style-name="ce1">
            <text:p>451</text:p>
          </table:table-cell>
          <table:table-cell office:value-type="float" office:value="815" table:style-name="ce1">
            <text:p>815</text:p>
          </table:table-cell>
          <table:table-cell office:value-type="float" office:value="0.956287" table:style-name="ce1">
            <text:p>0.956287</text:p>
          </table:table-cell>
          <table:table-cell office:value-type="float" office:value="1.8292E-3" table:style-name="ce1">
            <text:p>0.0018292</text:p>
          </table:table-cell>
          <table:table-cell office:value-type="float" office:value="2.4603799999999998" table:style-name="ce1">
            <text:p>2.46038</text:p>
          </table:table-cell>
          <table:table-cell table:number-columns-repeated="1635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7" table:style-name="ce1">
            <text:p>247</text:p>
          </table:table-cell>
          <table:table-cell office:value-type="float" office:value="579" table:style-name="ce1">
            <text:p>579</text:p>
          </table:table-cell>
          <table:table-cell office:value-type="float" office:value="-0.162275" table:style-name="ce1">
            <text:p>-0.162275</text:p>
          </table:table-cell>
          <table:table-cell office:value-type="float" office:value="-6.0623099999999996E-3" table:style-name="ce1">
            <text:p>-0.00606231</text:p>
          </table:table-cell>
          <table:table-cell office:value-type="float" office:value="3.45614" table:style-name="ce1">
            <text:p>3.4561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847" table:style-name="ce1">
            <text:p>847</text:p>
          </table:table-cell>
          <table:table-cell office:value-type="float" office:value="687" table:style-name="ce1">
            <text:p>687</text:p>
          </table:table-cell>
          <table:table-cell office:value-type="float" office:value="0.31414399999999998" table:style-name="ce1">
            <text:p>0.314144</text:p>
          </table:table-cell>
          <table:table-cell office:value-type="float" office:value="9.5699299999999995E-4" table:style-name="ce1">
            <text:p>0.000956993</text:p>
          </table:table-cell>
          <table:table-cell office:value-type="float" office:value="0.56843100000000002" table:style-name="ce1">
            <text:p>0.56843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16" table:style-name="ce1">
            <text:p>416</text:p>
          </table:table-cell>
          <table:table-cell office:value-type="float" office:value="736" table:style-name="ce1">
            <text:p>736</text:p>
          </table:table-cell>
          <table:table-cell office:value-type="float" office:value="0.57952300000000001" table:style-name="ce1">
            <text:p>0.579523</text:p>
          </table:table-cell>
          <table:table-cell office:value-type="float" office:value="-5.8853699999999998E-4" table:style-name="ce1">
            <text:p>-0.000588537</text:p>
          </table:table-cell>
          <table:table-cell office:value-type="float" office:value="2.6339100000000002" table:style-name="ce1">
            <text:p>2.6339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99" table:style-name="ce1">
            <text:p>1199</text:p>
          </table:table-cell>
          <table:table-cell office:value-type="float" office:value="672" table:style-name="ce1">
            <text:p>672</text:p>
          </table:table-cell>
          <table:table-cell office:value-type="float" office:value="0.217502" table:style-name="ce1">
            <text:p>0.217502</text:p>
          </table:table-cell>
          <table:table-cell office:value-type="float" office:value="2.9103499999999999E-3" table:style-name="ce1">
            <text:p>0.00291035</text:p>
          </table:table-cell>
          <table:table-cell office:value-type="float" office:value="-1.1202099999999999" table:style-name="ce1">
            <text:p>-1.1202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876" table:style-name="ce1">
            <text:p>876</text:p>
          </table:table-cell>
          <table:table-cell office:value-type="float" office:value="116" table:style-name="ce1">
            <text:p>116</text:p>
          </table:table-cell>
          <table:table-cell office:value-type="float" office:value="-2.4287899999999998" table:style-name="ce1">
            <text:p>-2.42879</text:p>
          </table:table-cell>
          <table:table-cell office:value-type="float" office:value="-1.46213E-2" table:style-name="ce1">
            <text:p>-0.0146213</text:p>
          </table:table-cell>
          <table:table-cell office:value-type="float" office:value="0.469171" table:style-name="ce1">
            <text:p>0.469171</text:p>
          </table:table-cell>
          <table:table-cell table:number-columns-repeated="1635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7" table:style-name="ce1">
            <text:p>247</text:p>
          </table:table-cell>
          <table:table-cell office:value-type="float" office:value="580" table:style-name="ce1">
            <text:p>580</text:p>
          </table:table-cell>
          <table:table-cell office:value-type="float" office:value="-0.157475" table:style-name="ce1">
            <text:p>-0.157475</text:p>
          </table:table-cell>
          <table:table-cell office:value-type="float" office:value="-6.0346799999999997E-3" table:style-name="ce1">
            <text:p>-0.00603468</text:p>
          </table:table-cell>
          <table:table-cell office:value-type="float" office:value="3.45607" table:style-name="ce1">
            <text:p>3.4560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264" table:style-name="ce1">
            <text:p>1264</text:p>
          </table:table-cell>
          <table:table-cell office:value-type="float" office:value="431" table:style-name="ce1">
            <text:p>431</text:p>
          </table:table-cell>
          <table:table-cell office:value-type="float" office:value="-0.94389100000000004" table:style-name="ce1">
            <text:p>-0.943891</text:p>
          </table:table-cell>
          <table:table-cell office:value-type="float" office:value="-3.30985E-3" table:style-name="ce1">
            <text:p>-0.00330985</text:p>
          </table:table-cell>
          <table:table-cell office:value-type="float" office:value="-1.41536" table:style-name="ce1">
            <text:p>-1.4153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384" table:style-name="ce1">
            <text:p>1384</text:p>
          </table:table-cell>
          <table:table-cell office:value-type="float" office:value="375" table:style-name="ce1">
            <text:p>375</text:p>
          </table:table-cell>
          <table:table-cell office:value-type="float" office:value="-1.2211000000000001" table:style-name="ce1">
            <text:p>-1.2211</text:p>
          </table:table-cell>
          <table:table-cell office:value-type="float" office:value="-4.0496200000000003E-3" table:style-name="ce1">
            <text:p>-0.00404962</text:p>
          </table:table-cell>
          <table:table-cell office:value-type="float" office:value="-1.9874799999999999" table:style-name="ce1">
            <text:p>-1.9874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163" table:style-name="ce1">
            <text:p>1163</text:p>
          </table:table-cell>
          <table:table-cell office:value-type="float" office:value="364" table:style-name="ce1">
            <text:p>364</text:p>
          </table:table-cell>
          <table:table-cell office:value-type="float" office:value="-1.2584299999999999" table:style-name="ce1">
            <text:p>-1.25843</text:p>
          </table:table-cell>
          <table:table-cell office:value-type="float" office:value="-5.8400400000000003E-3" table:style-name="ce1">
            <text:p>-0.00584004</text:p>
          </table:table-cell>
          <table:table-cell office:value-type="float" office:value="-0.92585200000000001" table:style-name="ce1">
            <text:p>-0.92585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03" table:style-name="ce1">
            <text:p>303</text:p>
          </table:table-cell>
          <table:table-cell office:value-type="float" office:value="360" table:style-name="ce1">
            <text:p>360</text:p>
          </table:table-cell>
          <table:table-cell office:value-type="float" office:value="-1.21743" table:style-name="ce1">
            <text:p>-1.21743</text:p>
          </table:table-cell>
          <table:table-cell office:value-type="float" office:value="-1.1735300000000001E-2" table:style-name="ce1">
            <text:p>-0.0117353</text:p>
          </table:table-cell>
          <table:table-cell office:value-type="float" office:value="3.2026500000000002" table:style-name="ce1">
            <text:p>3.20265</text:p>
          </table:table-cell>
          <table:table-cell table:number-columns-repeated="1635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3" table:style-name="ce1">
            <text:p>243</text:p>
          </table:table-cell>
          <table:table-cell office:value-type="float" office:value="580" table:style-name="ce1">
            <text:p>580</text:p>
          </table:table-cell>
          <table:table-cell office:value-type="float" office:value="-0.157195" table:style-name="ce1">
            <text:p>-0.157195</text:p>
          </table:table-cell>
          <table:table-cell office:value-type="float" office:value="-6.0615900000000004E-3" table:style-name="ce1">
            <text:p>-0.00606159</text:p>
          </table:table-cell>
          <table:table-cell office:value-type="float" office:value="3.4752700000000001" table:style-name="ce1">
            <text:p>3.4752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167" table:style-name="ce1">
            <text:p>1167</text:p>
          </table:table-cell>
          <table:table-cell office:value-type="float" office:value="467" table:style-name="ce1">
            <text:p>467</text:p>
          </table:table-cell>
          <table:table-cell office:value-type="float" office:value="-0.76429499999999995" table:style-name="ce1">
            <text:p>-0.764295</text:p>
          </table:table-cell>
          <table:table-cell office:value-type="float" office:value="-2.9678500000000002E-3" table:style-name="ce1">
            <text:p>-0.00296785</text:p>
          </table:table-cell>
          <table:table-cell office:value-type="float" office:value="-0.95225800000000005" table:style-name="ce1">
            <text:p>-0.95225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92" table:style-name="ce1">
            <text:p>392</text:p>
          </table:table-cell>
          <table:table-cell office:value-type="float" office:value="800" table:style-name="ce1">
            <text:p>800</text:p>
          </table:table-cell>
          <table:table-cell office:value-type="float" office:value="0.88841499999999995" table:style-name="ce1">
            <text:p>0.888415</text:p>
          </table:table-cell>
          <table:table-cell office:value-type="float" office:value="1.01797E-3" table:style-name="ce1">
            <text:p>0.00101797</text:p>
          </table:table-cell>
          <table:table-cell office:value-type="float" office:value="2.74464" table:style-name="ce1">
            <text:p>2.7446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07" table:style-name="ce1">
            <text:p>407</text:p>
          </table:table-cell>
          <table:table-cell office:value-type="float" office:value="800" table:style-name="ce1">
            <text:p>800</text:p>
          </table:table-cell>
          <table:table-cell office:value-type="float" office:value="0.88736499999999996" table:style-name="ce1">
            <text:p>0.887365</text:p>
          </table:table-cell>
          <table:table-cell office:value-type="float" office:value="1.1188700000000001E-3" table:style-name="ce1">
            <text:p>0.00111887</text:p>
          </table:table-cell>
          <table:table-cell office:value-type="float" office:value="2.6726399999999999" table:style-name="ce1">
            <text:p>2.6726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235" table:style-name="ce1">
            <text:p>1235</text:p>
          </table:table-cell>
          <table:table-cell office:value-type="float" office:value="464" table:style-name="ce1">
            <text:p>464</text:p>
          </table:table-cell>
          <table:table-cell office:value-type="float" office:value="-0.78345500000000001" table:style-name="ce1">
            <text:p>-0.783455</text:p>
          </table:table-cell>
          <table:table-cell office:value-type="float" office:value="-2.5933200000000001E-3" table:style-name="ce1">
            <text:p>-0.00259332</text:p>
          </table:table-cell>
          <table:table-cell office:value-type="float" office:value="-1.27847" table:style-name="ce1">
            <text:p>-1.27847</text:p>
          </table:table-cell>
          <table:table-cell table:number-columns-repeated="1635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7" table:style-name="ce1">
            <text:p>247</text:p>
          </table:table-cell>
          <table:table-cell office:value-type="float" office:value="580" table:style-name="ce1">
            <text:p>580</text:p>
          </table:table-cell>
          <table:table-cell office:value-type="float" office:value="-0.157475" table:style-name="ce1">
            <text:p>-0.157475</text:p>
          </table:table-cell>
          <table:table-cell office:value-type="float" office:value="-6.0346799999999997E-3" table:style-name="ce1">
            <text:p>-0.00603468</text:p>
          </table:table-cell>
          <table:table-cell office:value-type="float" office:value="3.45607" table:style-name="ce1">
            <text:p>3.4560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151" table:style-name="ce1">
            <text:p>1151</text:p>
          </table:table-cell>
          <table:table-cell office:value-type="float" office:value="476" table:style-name="ce1">
            <text:p>476</text:p>
          </table:table-cell>
          <table:table-cell office:value-type="float" office:value="-0.71997299999999997" table:style-name="ce1">
            <text:p>-0.719973</text:p>
          </table:table-cell>
          <table:table-cell office:value-type="float" office:value="-2.8268500000000001E-3" table:style-name="ce1">
            <text:p>-0.00282685</text:p>
          </table:table-cell>
          <table:table-cell office:value-type="float" office:value="-0.87608399999999997" table:style-name="ce1">
            <text:p>-0.87608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200" table:style-name="ce1">
            <text:p>1200</text:p>
          </table:table-cell>
          <table:table-cell office:value-type="float" office:value="475" table:style-name="ce1">
            <text:p>475</text:p>
          </table:table-cell>
          <table:table-cell office:value-type="float" office:value="-0.72820300000000004" table:style-name="ce1">
            <text:p>-0.728203</text:p>
          </table:table-cell>
          <table:table-cell office:value-type="float" office:value="-2.5248800000000002E-3" table:style-name="ce1">
            <text:p>-0.00252488</text:p>
          </table:table-cell>
          <table:table-cell office:value-type="float" office:value="-1.1112299999999999" table:style-name="ce1">
            <text:p>-1.1112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55" table:style-name="ce1">
            <text:p>255</text:p>
          </table:table-cell>
          <table:table-cell office:value-type="float" office:value="339" table:style-name="ce1">
            <text:p>339</text:p>
          </table:table-cell>
          <table:table-cell office:value-type="float" office:value="-1.31488" table:style-name="ce1">
            <text:p>-1.31488</text:p>
          </table:table-cell>
          <table:table-cell office:value-type="float" office:value="-1.26383E-2" table:style-name="ce1">
            <text:p>-0.0126383</text:p>
          </table:table-cell>
          <table:table-cell office:value-type="float" office:value="3.4345300000000001" table:style-name="ce1">
            <text:p>3.4345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371" table:style-name="ce1">
            <text:p>1371</text:p>
          </table:table-cell>
          <table:table-cell office:value-type="float" office:value="375" table:style-name="ce1">
            <text:p>375</text:p>
          </table:table-cell>
          <table:table-cell office:value-type="float" office:value="-1.2201900000000001" table:style-name="ce1">
            <text:p>-1.22019</text:p>
          </table:table-cell>
          <table:table-cell office:value-type="float" office:value="-4.1370699999999996E-3" table:style-name="ce1">
            <text:p>-0.00413707</text:p>
          </table:table-cell>
          <table:table-cell office:value-type="float" office:value="-1.9250700000000001" table:style-name="ce1">
            <text:p>-1.92507</text:p>
          </table:table-cell>
          <table:table-cell table:number-columns-repeated="1635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3" table:style-name="ce1">
            <text:p>243</text:p>
          </table:table-cell>
          <table:table-cell office:value-type="float" office:value="580" table:style-name="ce1">
            <text:p>580</text:p>
          </table:table-cell>
          <table:table-cell office:value-type="float" office:value="-0.157195" table:style-name="ce1">
            <text:p>-0.157195</text:p>
          </table:table-cell>
          <table:table-cell office:value-type="float" office:value="-6.0615900000000004E-3" table:style-name="ce1">
            <text:p>-0.00606159</text:p>
          </table:table-cell>
          <table:table-cell office:value-type="float" office:value="3.4752700000000001" table:style-name="ce1">
            <text:p>3.4752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64" table:style-name="ce1">
            <text:p>1164</text:p>
          </table:table-cell>
          <table:table-cell office:value-type="float" office:value="463" table:style-name="ce1">
            <text:p>463</text:p>
          </table:table-cell>
          <table:table-cell office:value-type="float" office:value="-0.78328600000000004" table:style-name="ce1">
            <text:p>-0.783286</text:p>
          </table:table-cell>
          <table:table-cell office:value-type="float" office:value="-3.09852E-3" table:style-name="ce1">
            <text:p>-0.00309852</text:p>
          </table:table-cell>
          <table:table-cell office:value-type="float" office:value="-0.93757800000000002" table:style-name="ce1">
            <text:p>-0.93757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51" table:style-name="ce1">
            <text:p>251</text:p>
          </table:table-cell>
          <table:table-cell office:value-type="float" office:value="824" table:style-name="ce1">
            <text:p>824</text:p>
          </table:table-cell>
          <table:table-cell office:value-type="float" office:value="1.01349" table:style-name="ce1">
            <text:p>1.01349</text:p>
          </table:table-cell>
          <table:table-cell office:value-type="float" office:value="7.3251999999999996E-4" table:style-name="ce1">
            <text:p>0.00073252</text:p>
          </table:table-cell>
          <table:table-cell office:value-type="float" office:value="3.4198" table:style-name="ce1">
            <text:p>3.419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11" table:style-name="ce1">
            <text:p>411</text:p>
          </table:table-cell>
          <table:table-cell office:value-type="float" office:value="775" table:style-name="ce1">
            <text:p>775</text:p>
          </table:table-cell>
          <table:table-cell office:value-type="float" office:value="0.76707999999999998" table:style-name="ce1">
            <text:p>0.76708</text:p>
          </table:table-cell>
          <table:table-cell office:value-type="float" office:value="4.5517300000000001E-4" table:style-name="ce1">
            <text:p>0.000455173</text:p>
          </table:table-cell>
          <table:table-cell office:value-type="float" office:value="2.6551900000000002" table:style-name="ce1">
            <text:p>2.6551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31" table:style-name="ce1">
            <text:p>431</text:p>
          </table:table-cell>
          <table:table-cell office:value-type="float" office:value="799" table:style-name="ce1">
            <text:p>799</text:p>
          </table:table-cell>
          <table:table-cell office:value-type="float" office:value="0.880884" table:style-name="ce1">
            <text:p>0.880884</text:p>
          </table:table-cell>
          <table:table-cell office:value-type="float" office:value="1.2526799999999999E-3" table:style-name="ce1">
            <text:p>0.00125268</text:p>
          </table:table-cell>
          <table:table-cell office:value-type="float" office:value="2.5575000000000001" table:style-name="ce1">
            <text:p>2.5575</text:p>
          </table:table-cell>
          <table:table-cell table:number-columns-repeated="1635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3" table:style-name="ce1">
            <text:p>243</text:p>
          </table:table-cell>
          <table:table-cell office:value-type="float" office:value="584" table:style-name="ce1">
            <text:p>584</text:p>
          </table:table-cell>
          <table:table-cell office:value-type="float" office:value="-0.13799400000000001" table:style-name="ce1">
            <text:p>-0.137994</text:p>
          </table:table-cell>
          <table:table-cell office:value-type="float" office:value="-5.95109E-3" table:style-name="ce1">
            <text:p>-0.00595109</text:p>
          </table:table-cell>
          <table:table-cell office:value-type="float" office:value="3.47499" table:style-name="ce1">
            <text:p>3.4749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168" table:style-name="ce1">
            <text:p>1168</text:p>
          </table:table-cell>
          <table:table-cell office:value-type="float" office:value="456" table:style-name="ce1">
            <text:p>456</text:p>
          </table:table-cell>
          <table:table-cell office:value-type="float" office:value="-0.81716699999999998" table:style-name="ce1">
            <text:p>-0.817167</text:p>
          </table:table-cell>
          <table:table-cell office:value-type="float" office:value="-3.2649900000000002E-3" table:style-name="ce1">
            <text:p>-0.00326499</text:p>
          </table:table-cell>
          <table:table-cell office:value-type="float" office:value="-0.95628899999999994" table:style-name="ce1">
            <text:p>-0.95628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355" table:style-name="ce1">
            <text:p>1355</text:p>
          </table:table-cell>
          <table:table-cell office:value-type="float" office:value="363" table:style-name="ce1">
            <text:p>363</text:p>
          </table:table-cell>
          <table:table-cell office:value-type="float" office:value="-1.27667" table:style-name="ce1">
            <text:p>-1.27667</text:p>
          </table:table-cell>
          <table:table-cell office:value-type="float" office:value="-4.57618E-3" table:style-name="ce1">
            <text:p>-0.00457618</text:p>
          </table:table-cell>
          <table:table-cell office:value-type="float" office:value="-1.8474299999999999" table:style-name="ce1">
            <text:p>-1.8474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72" table:style-name="ce1">
            <text:p>272</text:p>
          </table:table-cell>
          <table:table-cell office:value-type="float" office:value="339" table:style-name="ce1">
            <text:p>339</text:p>
          </table:table-cell>
          <table:table-cell office:value-type="float" office:value="-1.3160700000000001" table:style-name="ce1">
            <text:p>-1.31607</text:p>
          </table:table-cell>
          <table:table-cell office:value-type="float" office:value="-1.2523899999999999E-2" table:style-name="ce1">
            <text:p>-0.0125239</text:p>
          </table:table-cell>
          <table:table-cell office:value-type="float" office:value="3.3529200000000001" table:style-name="ce1">
            <text:p>3.3529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412" table:style-name="ce1">
            <text:p>1412</text:p>
          </table:table-cell>
          <table:table-cell office:value-type="float" office:value="412" table:style-name="ce1">
            <text:p>412</text:p>
          </table:table-cell>
          <table:table-cell office:value-type="float" office:value="-1.04545" table:style-name="ce1">
            <text:p>-1.04545</text:p>
          </table:table-cell>
          <table:table-cell office:value-type="float" office:value="-2.8391900000000001E-3" table:style-name="ce1">
            <text:p>-0.00283919</text:p>
          </table:table-cell>
          <table:table-cell office:value-type="float" office:value="-2.1244700000000001" table:style-name="ce1">
            <text:p>-2.12447</text:p>
          </table:table-cell>
          <table:table-cell table:number-columns-repeated="1635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8" table:style-name="ce1">
            <text:p>248</text:p>
          </table:table-cell>
          <table:table-cell office:value-type="float" office:value="579" table:style-name="ce1">
            <text:p>579</text:p>
          </table:table-cell>
          <table:table-cell office:value-type="float" office:value="-0.16234499999999999" table:style-name="ce1">
            <text:p>-0.162345</text:p>
          </table:table-cell>
          <table:table-cell office:value-type="float" office:value="-6.0555799999999996E-3" table:style-name="ce1">
            <text:p>-0.00605558</text:p>
          </table:table-cell>
          <table:table-cell office:value-type="float" office:value="3.4513400000000001" table:style-name="ce1">
            <text:p>3.4513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159" table:style-name="ce1">
            <text:p>1159</text:p>
          </table:table-cell>
          <table:table-cell office:value-type="float" office:value="464" table:style-name="ce1">
            <text:p>464</text:p>
          </table:table-cell>
          <table:table-cell office:value-type="float" office:value="-0.77813500000000002" table:style-name="ce1">
            <text:p>-0.778135</text:p>
          </table:table-cell>
          <table:table-cell office:value-type="float" office:value="-3.1045299999999999E-3" table:style-name="ce1">
            <text:p>-0.00310453</text:p>
          </table:table-cell>
          <table:table-cell office:value-type="float" office:value="-0.91364699999999999" table:style-name="ce1">
            <text:p>-0.91364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211" table:style-name="ce1">
            <text:p>1211</text:p>
          </table:table-cell>
          <table:table-cell office:value-type="float" office:value="468" table:style-name="ce1">
            <text:p>468</text:p>
          </table:table-cell>
          <table:table-cell office:value-type="float" office:value="-0.762575" table:style-name="ce1">
            <text:p>-0.762575</text:p>
          </table:table-cell>
          <table:table-cell office:value-type="float" office:value="-2.6442599999999998E-3" table:style-name="ce1">
            <text:p>-0.00264426</text:p>
          </table:table-cell>
          <table:table-cell office:value-type="float" office:value="-1.16354" table:style-name="ce1">
            <text:p>-1.1635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87" table:style-name="ce1">
            <text:p>287</text:p>
          </table:table-cell>
          <table:table-cell office:value-type="float" office:value="336" table:style-name="ce1">
            <text:p>336</text:p>
          </table:table-cell>
          <table:table-cell office:value-type="float" office:value="-1.33152" table:style-name="ce1">
            <text:p>-1.33152</text:p>
          </table:table-cell>
          <table:table-cell office:value-type="float" office:value="-1.25059E-2" table:style-name="ce1">
            <text:p>-0.0125059</text:p>
          </table:table-cell>
          <table:table-cell office:value-type="float" office:value="3.2811300000000001" table:style-name="ce1">
            <text:p>3.2811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391" table:style-name="ce1">
            <text:p>1391</text:p>
          </table:table-cell>
          <table:table-cell office:value-type="float" office:value="383" table:style-name="ce1">
            <text:p>383</text:p>
          </table:table-cell>
          <table:table-cell office:value-type="float" office:value="-1.18319" table:style-name="ce1">
            <text:p>-1.18319</text:p>
          </table:table-cell>
          <table:table-cell office:value-type="float" office:value="-3.7815499999999998E-3" table:style-name="ce1">
            <text:p>-0.00378155</text:p>
          </table:table-cell>
          <table:table-cell office:value-type="float" office:value="-2.0216400000000001" table:style-name="ce1">
            <text:p>-2.02164</text:p>
          </table:table-cell>
          <table:table-cell table:number-columns-repeated="1635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4" table:style-name="ce1">
            <text:p>244</text:p>
          </table:table-cell>
          <table:table-cell office:value-type="float" office:value="584" table:style-name="ce1">
            <text:p>584</text:p>
          </table:table-cell>
          <table:table-cell office:value-type="float" office:value="-0.13806399999999999" table:style-name="ce1">
            <text:p>-0.138064</text:p>
          </table:table-cell>
          <table:table-cell office:value-type="float" office:value="-5.9443600000000001E-3" table:style-name="ce1">
            <text:p>-0.00594436</text:p>
          </table:table-cell>
          <table:table-cell office:value-type="float" office:value="3.4701900000000001" table:style-name="ce1">
            <text:p>3.470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159" table:style-name="ce1">
            <text:p>1159</text:p>
          </table:table-cell>
          <table:table-cell office:value-type="float" office:value="472" table:style-name="ce1">
            <text:p>472</text:p>
          </table:table-cell>
          <table:table-cell office:value-type="float" office:value="-0.739734" table:style-name="ce1">
            <text:p>-0.739734</text:p>
          </table:table-cell>
          <table:table-cell office:value-type="float" office:value="-2.88354E-3" table:style-name="ce1">
            <text:p>-0.00288354</text:p>
          </table:table-cell>
          <table:table-cell office:value-type="float" office:value="-0.91420599999999996" table:style-name="ce1">
            <text:p>-0.91420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232" table:style-name="ce1">
            <text:p>1232</text:p>
          </table:table-cell>
          <table:table-cell office:value-type="float" office:value="471" table:style-name="ce1">
            <text:p>471</text:p>
          </table:table-cell>
          <table:table-cell office:value-type="float" office:value="-0.74964399999999998" table:style-name="ce1">
            <text:p>-0.749644</text:p>
          </table:table-cell>
          <table:table-cell office:value-type="float" office:value="-2.4201299999999999E-3" table:style-name="ce1">
            <text:p>-0.00242013</text:p>
          </table:table-cell>
          <table:table-cell office:value-type="float" office:value="-1.2645500000000001" table:style-name="ce1">
            <text:p>-1.2645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35" table:style-name="ce1">
            <text:p>235</text:p>
          </table:table-cell>
          <table:table-cell office:value-type="float" office:value="331" table:style-name="ce1">
            <text:p>331</text:p>
          </table:table-cell>
          <table:table-cell office:value-type="float" office:value="-1.35188" table:style-name="ce1">
            <text:p>-1.35188</text:p>
          </table:table-cell>
          <table:table-cell office:value-type="float" office:value="-1.29938E-2" table:style-name="ce1">
            <text:p>-0.0129938</text:p>
          </table:table-cell>
          <table:table-cell office:value-type="float" office:value="3.5310899999999998" table:style-name="ce1">
            <text:p>3.5310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792" table:style-name="ce1">
            <text:p>792</text:p>
          </table:table-cell>
          <table:table-cell office:value-type="float" office:value="596" table:style-name="ce1">
            <text:p>596</text:p>
          </table:table-cell>
          <table:table-cell office:value-type="float" office:value="-0.118822" table:style-name="ce1">
            <text:p>-0.118822</text:p>
          </table:table-cell>
          <table:table-cell office:value-type="float" office:value="-1.92676E-3" table:style-name="ce1">
            <text:p>-0.00192676</text:p>
          </table:table-cell>
          <table:table-cell office:value-type="float" office:value="0.838812" table:style-name="ce1">
            <text:p>0.838812</text:p>
          </table:table-cell>
          <table:table-cell table:number-columns-repeated="1635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4" table:style-name="ce1">
            <text:p>244</text:p>
          </table:table-cell>
          <table:table-cell office:value-type="float" office:value="583" table:style-name="ce1">
            <text:p>583</text:p>
          </table:table-cell>
          <table:table-cell office:value-type="float" office:value="-0.14286399999999999" table:style-name="ce1">
            <text:p>-0.142864</text:p>
          </table:table-cell>
          <table:table-cell office:value-type="float" office:value="-5.9719899999999999E-3" table:style-name="ce1">
            <text:p>-0.00597199</text:p>
          </table:table-cell>
          <table:table-cell office:value-type="float" office:value="3.4702600000000001" table:style-name="ce1">
            <text:p>3.4702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68" table:style-name="ce1">
            <text:p>268</text:p>
          </table:table-cell>
          <table:table-cell office:value-type="float" office:value="344" table:style-name="ce1">
            <text:p>344</text:p>
          </table:table-cell>
          <table:table-cell office:value-type="float" office:value="-1.29179" table:style-name="ce1">
            <text:p>-1.29179</text:p>
          </table:table-cell>
          <table:table-cell office:value-type="float" office:value="-1.24127E-2" table:style-name="ce1">
            <text:p>-0.0124127</text:p>
          </table:table-cell>
          <table:table-cell office:value-type="float" office:value="3.3717700000000002" table:style-name="ce1">
            <text:p>3.3717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20" table:style-name="ce1">
            <text:p>420</text:p>
          </table:table-cell>
          <table:table-cell office:value-type="float" office:value="492" table:style-name="ce1">
            <text:p>492</text:p>
          </table:table-cell>
          <table:table-cell office:value-type="float" office:value="-0.59199999999999997" table:style-name="ce1">
            <text:p>-0.592</text:p>
          </table:table-cell>
          <table:table-cell office:value-type="float" office:value="-7.3019299999999999E-3" table:style-name="ce1">
            <text:p>-0.00730193</text:p>
          </table:table-cell>
          <table:table-cell office:value-type="float" office:value="2.63178" table:style-name="ce1">
            <text:p>2.6317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039" table:style-name="ce1">
            <text:p>1039</text:p>
          </table:table-cell>
          <table:table-cell office:value-type="float" office:value="551" table:style-name="ce1">
            <text:p>551</text:p>
          </table:table-cell>
          <table:table-cell office:value-type="float" office:value="-0.35211999999999999" table:style-name="ce1">
            <text:p>-0.35212</text:p>
          </table:table-cell>
          <table:table-cell office:value-type="float" office:value="-1.50841E-3" table:style-name="ce1">
            <text:p>-0.00150841</text:p>
          </table:table-cell>
          <table:table-cell office:value-type="float" office:value="-0.34370299999999998" table:style-name="ce1">
            <text:p>-0.34370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204" table:style-name="ce1">
            <text:p>1204</text:p>
          </table:table-cell>
          <table:table-cell office:value-type="float" office:value="464" table:style-name="ce1">
            <text:p>464</text:p>
          </table:table-cell>
          <table:table-cell office:value-type="float" office:value="-0.78128500000000001" table:style-name="ce1">
            <text:p>-0.781285</text:p>
          </table:table-cell>
          <table:table-cell office:value-type="float" office:value="-2.8018399999999999E-3" table:style-name="ce1">
            <text:p>-0.00280184</text:p>
          </table:table-cell>
          <table:table-cell office:value-type="float" office:value="-1.1296600000000001" table:style-name="ce1">
            <text:p>-1.12966</text:p>
          </table:table-cell>
          <table:table-cell table:number-columns-repeated="1635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8" table:style-name="ce1">
            <text:p>248</text:p>
          </table:table-cell>
          <table:table-cell office:value-type="float" office:value="583" table:style-name="ce1">
            <text:p>583</text:p>
          </table:table-cell>
          <table:table-cell office:value-type="float" office:value="-0.14314399999999999" table:style-name="ce1">
            <text:p>-0.143144</text:p>
          </table:table-cell>
          <table:table-cell office:value-type="float" office:value="-5.9450800000000002E-3" table:style-name="ce1">
            <text:p>-0.00594508</text:p>
          </table:table-cell>
          <table:table-cell office:value-type="float" office:value="3.45106" table:style-name="ce1">
            <text:p>3.4510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68" table:style-name="ce1">
            <text:p>268</text:p>
          </table:table-cell>
          <table:table-cell office:value-type="float" office:value="815" table:style-name="ce1">
            <text:p>815</text:p>
          </table:table-cell>
          <table:table-cell office:value-type="float" office:value="0.96909699999999999" table:style-name="ce1">
            <text:p>0.969097</text:p>
          </table:table-cell>
          <table:table-cell office:value-type="float" office:value="5.9825199999999996E-4" table:style-name="ce1">
            <text:p>0.000598252</text:p>
          </table:table-cell>
          <table:table-cell office:value-type="float" office:value="3.3388200000000001" table:style-name="ce1">
            <text:p>3.3388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19" table:style-name="ce1">
            <text:p>419</text:p>
          </table:table-cell>
          <table:table-cell office:value-type="float" office:value="752" table:style-name="ce1">
            <text:p>752</text:p>
          </table:table-cell>
          <table:table-cell office:value-type="float" office:value="0.65611600000000003" table:style-name="ce1">
            <text:p>0.656116</text:p>
          </table:table-cell>
          <table:table-cell office:value-type="float" office:value="-1.2637099999999999E-4" table:style-name="ce1">
            <text:p>-0.000126371</text:p>
          </table:table-cell>
          <table:table-cell office:value-type="float" office:value="2.6183900000000002" table:style-name="ce1">
            <text:p>2.6183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19" table:style-name="ce1">
            <text:p>419</text:p>
          </table:table-cell>
          <table:table-cell office:value-type="float" office:value="799" table:style-name="ce1">
            <text:p>799</text:p>
          </table:table-cell>
          <table:table-cell office:value-type="float" office:value="0.88172399999999995" table:style-name="ce1">
            <text:p>0.881724</text:p>
          </table:table-cell>
          <table:table-cell office:value-type="float" office:value="1.1719600000000001E-3" table:style-name="ce1">
            <text:p>0.00117196</text:p>
          </table:table-cell>
          <table:table-cell office:value-type="float" office:value="2.6151" table:style-name="ce1">
            <text:p>2.615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068" table:style-name="ce1">
            <text:p>1068</text:p>
          </table:table-cell>
          <table:table-cell office:value-type="float" office:value="744" table:style-name="ce1">
            <text:p>744</text:p>
          </table:table-cell>
          <table:table-cell office:value-type="float" office:value="0.57228400000000001" table:style-name="ce1">
            <text:p>0.572284</text:p>
          </table:table-cell>
          <table:table-cell office:value-type="float" office:value="4.01812E-3" table:style-name="ce1">
            <text:p>0.00401812</text:p>
          </table:table-cell>
          <table:table-cell office:value-type="float" office:value="-0.49641200000000002" table:style-name="ce1">
            <text:p>-0.496412</text:p>
          </table:table-cell>
          <table:table-cell table:number-columns-repeated="1635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3" table:style-name="ce1">
            <text:p>243</text:p>
          </table:table-cell>
          <table:table-cell office:value-type="float" office:value="584" table:style-name="ce1">
            <text:p>584</text:p>
          </table:table-cell>
          <table:table-cell office:value-type="float" office:value="-0.13799400000000001" table:style-name="ce1">
            <text:p>-0.137994</text:p>
          </table:table-cell>
          <table:table-cell office:value-type="float" office:value="-5.95109E-3" table:style-name="ce1">
            <text:p>-0.00595109</text:p>
          </table:table-cell>
          <table:table-cell office:value-type="float" office:value="3.47499" table:style-name="ce1">
            <text:p>3.4749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351" table:style-name="ce1">
            <text:p>351</text:p>
          </table:table-cell>
          <table:table-cell office:value-type="float" office:value="360" table:style-name="ce1">
            <text:p>360</text:p>
          </table:table-cell>
          <table:table-cell office:value-type="float" office:value="-1.22079" table:style-name="ce1">
            <text:p>-1.22079</text:p>
          </table:table-cell>
          <table:table-cell office:value-type="float" office:value="-1.14124E-2" table:style-name="ce1">
            <text:p>-0.0114124</text:p>
          </table:table-cell>
          <table:table-cell office:value-type="float" office:value="2.9722300000000001" table:style-name="ce1">
            <text:p>2.9722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876" table:style-name="ce1">
            <text:p>876</text:p>
          </table:table-cell>
          <table:table-cell office:value-type="float" office:value="548" table:style-name="ce1">
            <text:p>548</text:p>
          </table:table-cell>
          <table:table-cell office:value-type="float" office:value="-0.35510999999999998" table:style-name="ce1">
            <text:p>-0.35511</text:p>
          </table:table-cell>
          <table:table-cell office:value-type="float" office:value="-2.6876999999999999E-3" table:style-name="ce1">
            <text:p>-0.0026877</text:p>
          </table:table-cell>
          <table:table-cell office:value-type="float" office:value="0.43894899999999998" table:style-name="ce1">
            <text:p>0.43894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691" table:style-name="ce1">
            <text:p>691</text:p>
          </table:table-cell>
          <table:table-cell office:value-type="float" office:value="487" table:style-name="ce1">
            <text:p>487</text:p>
          </table:table-cell>
          <table:table-cell office:value-type="float" office:value="-0.63497099999999995" table:style-name="ce1">
            <text:p>-0.634971</text:p>
          </table:table-cell>
          <table:table-cell office:value-type="float" office:value="-5.6171700000000003E-3" table:style-name="ce1">
            <text:p>-0.00561717</text:p>
          </table:table-cell>
          <table:table-cell office:value-type="float" office:value="1.3312600000000001" table:style-name="ce1">
            <text:p>1.3312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200" table:style-name="ce1">
            <text:p>1200</text:p>
          </table:table-cell>
          <table:table-cell office:value-type="float" office:value="703" table:style-name="ce1">
            <text:p>703</text:p>
          </table:table-cell>
          <table:table-cell office:value-type="float" office:value="0.36623699999999998" table:style-name="ce1">
            <text:p>0.366237</text:p>
          </table:table-cell>
          <table:table-cell office:value-type="float" office:value="3.7734299999999999E-3" table:style-name="ce1">
            <text:p>0.00377343</text:p>
          </table:table-cell>
          <table:table-cell office:value-type="float" office:value="-1.1271800000000001" table:style-name="ce1">
            <text:p>-1.12718</text:p>
          </table:table-cell>
          <table:table-cell table:number-columns-repeated="1635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4" table:style-name="ce1">
            <text:p>244</text:p>
          </table:table-cell>
          <table:table-cell office:value-type="float" office:value="587" table:style-name="ce1">
            <text:p>587</text:p>
          </table:table-cell>
          <table:table-cell office:value-type="float" office:value="-0.123663" table:style-name="ce1">
            <text:p>-0.123663</text:p>
          </table:table-cell>
          <table:table-cell office:value-type="float" office:value="-5.8614899999999996E-3" table:style-name="ce1">
            <text:p>-0.00586149</text:p>
          </table:table-cell>
          <table:table-cell office:value-type="float" office:value="3.4699800000000001" table:style-name="ce1">
            <text:p>3.4699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84" table:style-name="ce1">
            <text:p>284</text:p>
          </table:table-cell>
          <table:table-cell office:value-type="float" office:value="379" table:style-name="ce1">
            <text:p>379</text:p>
          </table:table-cell>
          <table:table-cell office:value-type="float" office:value="-1.1249" table:style-name="ce1">
            <text:p>-1.1249</text:p>
          </table:table-cell>
          <table:table-cell office:value-type="float" office:value="-1.1338300000000001E-2" table:style-name="ce1">
            <text:p>-0.0113383</text:p>
          </table:table-cell>
          <table:table-cell office:value-type="float" office:value="3.2925200000000001" table:style-name="ce1">
            <text:p>3.2925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71" table:style-name="ce1">
            <text:p>371</text:p>
          </table:table-cell>
          <table:table-cell office:value-type="float" office:value="856" table:style-name="ce1">
            <text:p>856</text:p>
          </table:table-cell>
          <table:table-cell office:value-type="float" office:value="1.15869" table:style-name="ce1">
            <text:p>1.15869</text:p>
          </table:table-cell>
          <table:table-cell office:value-type="float" office:value="2.4236700000000002E-3" table:style-name="ce1">
            <text:p>0.00242367</text:p>
          </table:table-cell>
          <table:table-cell office:value-type="float" office:value="2.8415300000000001" table:style-name="ce1">
            <text:p>2.8415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11" table:style-name="ce1">
            <text:p>411</text:p>
          </table:table-cell>
          <table:table-cell office:value-type="float" office:value="867" table:style-name="ce1">
            <text:p>867</text:p>
          </table:table-cell>
          <table:table-cell office:value-type="float" office:value="1.2087000000000001" table:style-name="ce1">
            <text:p>1.2087</text:p>
          </table:table-cell>
          <table:table-cell office:value-type="float" office:value="2.9965999999999999E-3" table:style-name="ce1">
            <text:p>0.0029966</text:p>
          </table:table-cell>
          <table:table-cell office:value-type="float" office:value="2.6487500000000002" table:style-name="ce1">
            <text:p>2.648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212" table:style-name="ce1">
            <text:p>1212</text:p>
          </table:table-cell>
          <table:table-cell office:value-type="float" office:value="456" table:style-name="ce1">
            <text:p>456</text:p>
          </table:table-cell>
          <table:table-cell office:value-type="float" office:value="-0.82024699999999995" table:style-name="ce1">
            <text:p>-0.820247</text:p>
          </table:table-cell>
          <table:table-cell office:value-type="float" office:value="-2.9690200000000002E-3" table:style-name="ce1">
            <text:p>-0.00296902</text:p>
          </table:table-cell>
          <table:table-cell office:value-type="float" office:value="-1.1675" table:style-name="ce1">
            <text:p>-1.1675</text:p>
          </table:table-cell>
          <table:table-cell table:number-columns-repeated="1635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4" table:style-name="ce1">
            <text:p>244</text:p>
          </table:table-cell>
          <table:table-cell office:value-type="float" office:value="587" table:style-name="ce1">
            <text:p>587</text:p>
          </table:table-cell>
          <table:table-cell office:value-type="float" office:value="-0.123663" table:style-name="ce1">
            <text:p>-0.123663</text:p>
          </table:table-cell>
          <table:table-cell office:value-type="float" office:value="-5.8614899999999996E-3" table:style-name="ce1">
            <text:p>-0.00586149</text:p>
          </table:table-cell>
          <table:table-cell office:value-type="float" office:value="3.4699800000000001" table:style-name="ce1">
            <text:p>3.4699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144" table:style-name="ce1">
            <text:p>1144</text:p>
          </table:table-cell>
          <table:table-cell office:value-type="float" office:value="460" table:style-name="ce1">
            <text:p>460</text:p>
          </table:table-cell>
          <table:table-cell office:value-type="float" office:value="-0.79628600000000005" table:style-name="ce1">
            <text:p>-0.796286</text:p>
          </table:table-cell>
          <table:table-cell office:value-type="float" office:value="-3.3159299999999999E-3" table:style-name="ce1">
            <text:p>-0.00331593</text:p>
          </table:table-cell>
          <table:table-cell office:value-type="float" office:value="-0.84136299999999997" table:style-name="ce1">
            <text:p>-0.84136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200" table:style-name="ce1">
            <text:p>1200</text:p>
          </table:table-cell>
          <table:table-cell office:value-type="float" office:value="463" table:style-name="ce1">
            <text:p>463</text:p>
          </table:table-cell>
          <table:table-cell office:value-type="float" office:value="-0.785806" table:style-name="ce1">
            <text:p>-0.785806</text:p>
          </table:table-cell>
          <table:table-cell office:value-type="float" office:value="-2.85637E-3" table:style-name="ce1">
            <text:p>-0.00285637</text:p>
          </table:table-cell>
          <table:table-cell office:value-type="float" office:value="-1.11039" table:style-name="ce1">
            <text:p>-1.1103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35" table:style-name="ce1">
            <text:p>335</text:p>
          </table:table-cell>
          <table:table-cell office:value-type="float" office:value="308" table:style-name="ce1">
            <text:p>308</text:p>
          </table:table-cell>
          <table:table-cell office:value-type="float" office:value="-1.4692799999999999" table:style-name="ce1">
            <text:p>-1.46928</text:p>
          </table:table-cell>
          <table:table-cell office:value-type="float" office:value="-1.2956499999999999E-2" table:style-name="ce1">
            <text:p>-0.0129565</text:p>
          </table:table-cell>
          <table:table-cell office:value-type="float" office:value="3.0526800000000001" table:style-name="ce1">
            <text:p>3.0526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788" table:style-name="ce1">
            <text:p>788</text:p>
          </table:table-cell>
          <table:table-cell office:value-type="float" office:value="319" table:style-name="ce1">
            <text:p>319</text:p>
          </table:table-cell>
          <table:table-cell office:value-type="float" office:value="-1.4481900000000001" table:style-name="ce1">
            <text:p>-1.44819</text:p>
          </table:table-cell>
          <table:table-cell office:value-type="float" office:value="-9.6055600000000008E-3" table:style-name="ce1">
            <text:p>-0.00960556</text:p>
          </table:table-cell>
          <table:table-cell office:value-type="float" office:value="0.87739199999999995" table:style-name="ce1">
            <text:p>0.877392</text:p>
          </table:table-cell>
          <table:table-cell table:number-columns-repeated="1635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8" table:style-name="ce1">
            <text:p>248</text:p>
          </table:table-cell>
          <table:table-cell office:value-type="float" office:value="591" table:style-name="ce1">
            <text:p>591</text:p>
          </table:table-cell>
          <table:table-cell office:value-type="float" office:value="-0.104743" table:style-name="ce1">
            <text:p>-0.104743</text:p>
          </table:table-cell>
          <table:table-cell office:value-type="float" office:value="-5.7240900000000003E-3" table:style-name="ce1">
            <text:p>-0.00572409</text:p>
          </table:table-cell>
          <table:table-cell office:value-type="float" office:value="3.4504999999999999" table:style-name="ce1">
            <text:p>3.450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196" table:style-name="ce1">
            <text:p>1196</text:p>
          </table:table-cell>
          <table:table-cell office:value-type="float" office:value="472" table:style-name="ce1">
            <text:p>472</text:p>
          </table:table-cell>
          <table:table-cell office:value-type="float" office:value="-0.74232399999999998" table:style-name="ce1">
            <text:p>-0.742324</text:p>
          </table:table-cell>
          <table:table-cell office:value-type="float" office:value="-2.63466E-3" table:style-name="ce1">
            <text:p>-0.00263466</text:p>
          </table:table-cell>
          <table:table-cell office:value-type="float" office:value="-1.09182" table:style-name="ce1">
            <text:p>-1.0918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219" table:style-name="ce1">
            <text:p>1219</text:p>
          </table:table-cell>
          <table:table-cell office:value-type="float" office:value="464" table:style-name="ce1">
            <text:p>464</text:p>
          </table:table-cell>
          <table:table-cell office:value-type="float" office:value="-0.782335" table:style-name="ce1">
            <text:p>-0.782335</text:p>
          </table:table-cell>
          <table:table-cell office:value-type="float" office:value="-2.7009400000000002E-3" table:style-name="ce1">
            <text:p>-0.00270094</text:p>
          </table:table-cell>
          <table:table-cell office:value-type="float" office:value="-1.20166" table:style-name="ce1">
            <text:p>-1.2016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779" table:style-name="ce1">
            <text:p>779</text:p>
          </table:table-cell>
          <table:table-cell office:value-type="float" office:value="688" table:style-name="ce1">
            <text:p>688</text:p>
          </table:table-cell>
          <table:table-cell office:value-type="float" office:value="0.32370500000000002" table:style-name="ce1">
            <text:p>0.323705</text:p>
          </table:table-cell>
          <table:table-cell office:value-type="float" office:value="5.2721599999999995E-4" table:style-name="ce1">
            <text:p>0.000527216</text:p>
          </table:table-cell>
          <table:table-cell office:value-type="float" office:value="0.89477899999999999" table:style-name="ce1">
            <text:p>0.894779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47" table:style-name="ce1">
            <text:p>347</text:p>
          </table:table-cell>
          <table:table-cell office:value-type="float" office:value="820" table:style-name="ce1">
            <text:p>820</text:p>
          </table:table-cell>
          <table:table-cell office:value-type="float" office:value="0.987568" table:style-name="ce1">
            <text:p>0.987568</text:p>
          </table:table-cell>
          <table:table-cell office:value-type="float" office:value="1.2677700000000001E-3" table:style-name="ce1">
            <text:p>0.00126777</text:p>
          </table:table-cell>
          <table:table-cell office:value-type="float" office:value="2.9592499999999999" table:style-name="ce1">
            <text:p>2.95925</text:p>
          </table:table-cell>
          <table:table-cell table:number-columns-repeated="1635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4" table:style-name="ce1">
            <text:p>244</text:p>
          </table:table-cell>
          <table:table-cell office:value-type="float" office:value="592" table:style-name="ce1">
            <text:p>592</text:p>
          </table:table-cell>
          <table:table-cell office:value-type="float" office:value="-9.9662399999999998E-2" table:style-name="ce1">
            <text:p>-0.0996624</text:p>
          </table:table-cell>
          <table:table-cell office:value-type="float" office:value="-5.7233700000000002E-3" table:style-name="ce1">
            <text:p>-0.00572337</text:p>
          </table:table-cell>
          <table:table-cell office:value-type="float" office:value="3.46963" table:style-name="ce1">
            <text:p>3.4696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183" table:style-name="ce1">
            <text:p>1183</text:p>
          </table:table-cell>
          <table:table-cell office:value-type="float" office:value="463" table:style-name="ce1">
            <text:p>463</text:p>
          </table:table-cell>
          <table:table-cell office:value-type="float" office:value="-0.78461599999999998" table:style-name="ce1">
            <text:p>-0.784616</text:p>
          </table:table-cell>
          <table:table-cell office:value-type="float" office:value="-2.97072E-3" table:style-name="ce1">
            <text:p>-0.00297072</text:p>
          </table:table-cell>
          <table:table-cell office:value-type="float" office:value="-1.02878" table:style-name="ce1">
            <text:p>-1.02878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200" table:style-name="ce1">
            <text:p>1200</text:p>
          </table:table-cell>
          <table:table-cell office:value-type="float" office:value="464" table:style-name="ce1">
            <text:p>464</text:p>
          </table:table-cell>
          <table:table-cell office:value-type="float" office:value="-0.78100499999999995" table:style-name="ce1">
            <text:p>-0.781005</text:p>
          </table:table-cell>
          <table:table-cell office:value-type="float" office:value="-2.8287500000000001E-3" table:style-name="ce1">
            <text:p>-0.00282875</text:p>
          </table:table-cell>
          <table:table-cell office:value-type="float" office:value="-1.11046" table:style-name="ce1">
            <text:p>-1.1104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72" table:style-name="ce1">
            <text:p>372</text:p>
          </table:table-cell>
          <table:table-cell office:value-type="float" office:value="820" table:style-name="ce1">
            <text:p>820</text:p>
          </table:table-cell>
          <table:table-cell office:value-type="float" office:value="0.98581799999999997" table:style-name="ce1">
            <text:p>0.985818</text:p>
          </table:table-cell>
          <table:table-cell office:value-type="float" office:value="1.43593E-3" table:style-name="ce1">
            <text:p>0.00143593</text:p>
          </table:table-cell>
          <table:table-cell office:value-type="float" office:value="2.8392499999999998" table:style-name="ce1">
            <text:p>2.8392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16" table:style-name="ce1">
            <text:p>416</text:p>
          </table:table-cell>
          <table:table-cell office:value-type="float" office:value="828" table:style-name="ce1">
            <text:p>828</text:p>
          </table:table-cell>
          <table:table-cell office:value-type="float" office:value="1.0211399999999999" table:style-name="ce1">
            <text:p>1.02114</text:p>
          </table:table-cell>
          <table:table-cell office:value-type="float" office:value="1.9528900000000001E-3" table:style-name="ce1">
            <text:p>0.00195289</text:p>
          </table:table-cell>
          <table:table-cell office:value-type="float" office:value="2.6274799999999998" table:style-name="ce1">
            <text:p>2.62748</text:p>
          </table:table-cell>
          <table:table-cell table:number-columns-repeated="1635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4" table:style-name="ce1">
            <text:p>244</text:p>
          </table:table-cell>
          <table:table-cell office:value-type="float" office:value="592" table:style-name="ce1">
            <text:p>592</text:p>
          </table:table-cell>
          <table:table-cell office:value-type="float" office:value="-9.9662399999999998E-2" table:style-name="ce1">
            <text:p>-0.0996624</text:p>
          </table:table-cell>
          <table:table-cell office:value-type="float" office:value="-5.7233700000000002E-3" table:style-name="ce1">
            <text:p>-0.00572337</text:p>
          </table:table-cell>
          <table:table-cell office:value-type="float" office:value="3.46963" table:style-name="ce1">
            <text:p>3.4696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212" table:style-name="ce1">
            <text:p>1212</text:p>
          </table:table-cell>
          <table:table-cell office:value-type="float" office:value="455" table:style-name="ce1">
            <text:p>455</text:p>
          </table:table-cell>
          <table:table-cell office:value-type="float" office:value="-0.82504699999999997" table:style-name="ce1">
            <text:p>-0.825047</text:p>
          </table:table-cell>
          <table:table-cell office:value-type="float" office:value="-2.99665E-3" table:style-name="ce1">
            <text:p>-0.00299665</text:p>
          </table:table-cell>
          <table:table-cell office:value-type="float" office:value="-1.16743" table:style-name="ce1">
            <text:p>-1.1674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339" table:style-name="ce1">
            <text:p>1339</text:p>
          </table:table-cell>
          <table:table-cell office:value-type="float" office:value="383" table:style-name="ce1">
            <text:p>383</text:p>
          </table:table-cell>
          <table:table-cell office:value-type="float" office:value="-1.1795500000000001" table:style-name="ce1">
            <text:p>-1.17955</text:p>
          </table:table-cell>
          <table:table-cell office:value-type="float" office:value="-4.13132E-3" table:style-name="ce1">
            <text:p>-0.00413132</text:p>
          </table:table-cell>
          <table:table-cell office:value-type="float" office:value="-1.77203" table:style-name="ce1">
            <text:p>-1.7720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60" table:style-name="ce1">
            <text:p>360</text:p>
          </table:table-cell>
          <table:table-cell office:value-type="float" office:value="368" table:style-name="ce1">
            <text:p>368</text:p>
          </table:table-cell>
          <table:table-cell office:value-type="float" office:value="-1.18302" table:style-name="ce1">
            <text:p>-1.18302</text:p>
          </table:table-cell>
          <table:table-cell office:value-type="float" office:value="-1.1130900000000001E-2" table:style-name="ce1">
            <text:p>-0.0111309</text:p>
          </table:table-cell>
          <table:table-cell office:value-type="float" office:value="2.9284699999999999" table:style-name="ce1">
            <text:p>2.9284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52" table:style-name="ce1">
            <text:p>252</text:p>
          </table:table-cell>
          <table:table-cell office:value-type="float" office:value="887" table:style-name="ce1">
            <text:p>887</text:p>
          </table:table-cell>
          <table:table-cell office:value-type="float" office:value="1.3158300000000001" table:style-name="ce1">
            <text:p>1.31583</text:p>
          </table:table-cell>
          <table:table-cell office:value-type="float" office:value="2.47957E-3" table:style-name="ce1">
            <text:p>0.00247957</text:p>
          </table:table-cell>
          <table:table-cell office:value-type="float" office:value="3.41059" table:style-name="ce1">
            <text:p>3.41059</text:p>
          </table:table-cell>
          <table:table-cell table:number-columns-repeated="1635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4" table:style-name="ce1">
            <text:p>244</text:p>
          </table:table-cell>
          <table:table-cell office:value-type="float" office:value="591" table:style-name="ce1">
            <text:p>591</text:p>
          </table:table-cell>
          <table:table-cell office:value-type="float" office:value="-0.104463" table:style-name="ce1">
            <text:p>-0.104463</text:p>
          </table:table-cell>
          <table:table-cell office:value-type="float" office:value="-5.7509900000000001E-3" table:style-name="ce1">
            <text:p>-0.00575099</text:p>
          </table:table-cell>
          <table:table-cell office:value-type="float" office:value="3.4697" table:style-name="ce1">
            <text:p>3.469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143" table:style-name="ce1">
            <text:p>1143</text:p>
          </table:table-cell>
          <table:table-cell office:value-type="float" office:value="460" table:style-name="ce1">
            <text:p>460</text:p>
          </table:table-cell>
          <table:table-cell office:value-type="float" office:value="-0.79621600000000003" table:style-name="ce1">
            <text:p>-0.796216</text:p>
          </table:table-cell>
          <table:table-cell office:value-type="float" office:value="-3.3226499999999999E-3" table:style-name="ce1">
            <text:p>-0.00332265</text:p>
          </table:table-cell>
          <table:table-cell office:value-type="float" office:value="-0.83656299999999995" table:style-name="ce1">
            <text:p>-0.83656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51" table:style-name="ce1">
            <text:p>251</text:p>
          </table:table-cell>
          <table:table-cell office:value-type="float" office:value="355" table:style-name="ce1">
            <text:p>355</text:p>
          </table:table-cell>
          <table:table-cell office:value-type="float" office:value="-1.2377899999999999" table:style-name="ce1">
            <text:p>-1.23779</text:p>
          </table:table-cell>
          <table:table-cell office:value-type="float" office:value="-1.22232E-2" table:style-name="ce1">
            <text:p>-0.0122232</text:p>
          </table:table-cell>
          <table:table-cell office:value-type="float" office:value="3.45261" table:style-name="ce1">
            <text:p>3.4526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56" table:style-name="ce1">
            <text:p>256</text:p>
          </table:table-cell>
          <table:table-cell office:value-type="float" office:value="900" table:style-name="ce1">
            <text:p>900</text:p>
          </table:table-cell>
          <table:table-cell office:value-type="float" office:value="1.37795" table:style-name="ce1">
            <text:p>1.37795</text:p>
          </table:table-cell>
          <table:table-cell office:value-type="float" office:value="2.8655899999999999E-3" table:style-name="ce1">
            <text:p>0.00286559</text:p>
          </table:table-cell>
          <table:table-cell office:value-type="float" office:value="3.3904800000000002" table:style-name="ce1">
            <text:p>3.3904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19" table:style-name="ce1">
            <text:p>419</text:p>
          </table:table-cell>
          <table:table-cell office:value-type="float" office:value="832" table:style-name="ce1">
            <text:p>832</text:p>
          </table:table-cell>
          <table:table-cell office:value-type="float" office:value="1.04013" table:style-name="ce1">
            <text:p>1.04013</text:p>
          </table:table-cell>
          <table:table-cell office:value-type="float" office:value="2.0835599999999999E-3" table:style-name="ce1">
            <text:p>0.00208356</text:p>
          </table:table-cell>
          <table:table-cell office:value-type="float" office:value="2.6128" table:style-name="ce1">
            <text:p>2.6128</text:p>
          </table:table-cell>
          <table:table-cell table:number-columns-repeated="1635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4" table:style-name="ce1">
            <text:p>244</text:p>
          </table:table-cell>
          <table:table-cell office:value-type="float" office:value="592" table:style-name="ce1">
            <text:p>592</text:p>
          </table:table-cell>
          <table:table-cell office:value-type="float" office:value="-9.9662399999999998E-2" table:style-name="ce1">
            <text:p>-0.0996624</text:p>
          </table:table-cell>
          <table:table-cell office:value-type="float" office:value="-5.7233700000000002E-3" table:style-name="ce1">
            <text:p>-0.00572337</text:p>
          </table:table-cell>
          <table:table-cell office:value-type="float" office:value="3.46963" table:style-name="ce1">
            <text:p>3.4696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128" table:style-name="ce1">
            <text:p>1128</text:p>
          </table:table-cell>
          <table:table-cell office:value-type="float" office:value="464" table:style-name="ce1">
            <text:p>464</text:p>
          </table:table-cell>
          <table:table-cell office:value-type="float" office:value="-0.77596500000000002" table:style-name="ce1">
            <text:p>-0.775965</text:p>
          </table:table-cell>
          <table:table-cell office:value-type="float" office:value="-3.3130500000000001E-3" table:style-name="ce1">
            <text:p>-0.00331305</text:p>
          </table:table-cell>
          <table:table-cell office:value-type="float" office:value="-0.76483900000000005" table:style-name="ce1">
            <text:p>-0.76483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204" table:style-name="ce1">
            <text:p>1204</text:p>
          </table:table-cell>
          <table:table-cell office:value-type="float" office:value="464" table:style-name="ce1">
            <text:p>464</text:p>
          </table:table-cell>
          <table:table-cell office:value-type="float" office:value="-0.78128500000000001" table:style-name="ce1">
            <text:p>-0.781285</text:p>
          </table:table-cell>
          <table:table-cell office:value-type="float" office:value="-2.8018399999999999E-3" table:style-name="ce1">
            <text:p>-0.00280184</text:p>
          </table:table-cell>
          <table:table-cell office:value-type="float" office:value="-1.1296600000000001" table:style-name="ce1">
            <text:p>-1.12966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792" table:style-name="ce1">
            <text:p>792</text:p>
          </table:table-cell>
          <table:table-cell office:value-type="float" office:value="604" table:style-name="ce1">
            <text:p>604</text:p>
          </table:table-cell>
          <table:table-cell office:value-type="float" office:value="-8.0420400000000003E-2" table:style-name="ce1">
            <text:p>-0.0804204</text:p>
          </table:table-cell>
          <table:table-cell office:value-type="float" office:value="-1.7057699999999999E-3" table:style-name="ce1">
            <text:p>-0.00170577</text:p>
          </table:table-cell>
          <table:table-cell office:value-type="float" office:value="0.838252" table:style-name="ce1">
            <text:p>0.83825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03" table:style-name="ce1">
            <text:p>303</text:p>
          </table:table-cell>
          <table:table-cell office:value-type="float" office:value="812" table:style-name="ce1">
            <text:p>812</text:p>
          </table:table-cell>
          <table:table-cell office:value-type="float" office:value="0.95224699999999995" table:style-name="ce1">
            <text:p>0.952247</text:p>
          </table:table-cell>
          <table:table-cell office:value-type="float" office:value="7.5080700000000004E-4" table:style-name="ce1">
            <text:p>0.000750807</text:p>
          </table:table-cell>
          <table:table-cell office:value-type="float" office:value="3.1710199999999999" table:style-name="ce1">
            <text:p>3.17102</text:p>
          </table:table-cell>
          <table:table-cell table:number-columns-repeated="1635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591" table:style-name="ce1">
            <text:p>591</text:p>
          </table:table-cell>
          <table:table-cell office:value-type="float" office:value="-0.104743" table:style-name="ce1">
            <text:p>-0.104743</text:p>
          </table:table-cell>
          <table:table-cell office:value-type="float" office:value="-5.7240900000000003E-3" table:style-name="ce1">
            <text:p>-0.00572409</text:p>
          </table:table-cell>
          <table:table-cell office:value-type="float" office:value="3.4504999999999999" table:style-name="ce1">
            <text:p>3.4505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132" table:style-name="ce1">
            <text:p>1132</text:p>
          </table:table-cell>
          <table:table-cell office:value-type="float" office:value="459" table:style-name="ce1">
            <text:p>459</text:p>
          </table:table-cell>
          <table:table-cell office:value-type="float" office:value="-0.80024600000000001" table:style-name="ce1">
            <text:p>-0.800246</text:p>
          </table:table-cell>
          <table:table-cell office:value-type="float" office:value="-3.4242700000000001E-3" table:style-name="ce1">
            <text:p>-0.00342427</text:p>
          </table:table-cell>
          <table:table-cell office:value-type="float" office:value="-0.78369" table:style-name="ce1">
            <text:p>-0.7836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95" table:style-name="ce1">
            <text:p>295</text:p>
          </table:table-cell>
          <table:table-cell office:value-type="float" office:value="348" table:style-name="ce1">
            <text:p>348</text:p>
          </table:table-cell>
          <table:table-cell office:value-type="float" office:value="-1.2744800000000001" table:style-name="ce1">
            <text:p>-1.27448</text:p>
          </table:table-cell>
          <table:table-cell office:value-type="float" office:value="-1.21206E-2" table:style-name="ce1">
            <text:p>-0.0121206</text:p>
          </table:table-cell>
          <table:table-cell office:value-type="float" office:value="3.2418900000000002" table:style-name="ce1">
            <text:p>3.2418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344" table:style-name="ce1">
            <text:p>1344</text:p>
          </table:table-cell>
          <table:table-cell office:value-type="float" office:value="415" table:style-name="ce1">
            <text:p>415</text:p>
          </table:table-cell>
          <table:table-cell office:value-type="float" office:value="-1.0262899999999999" table:style-name="ce1">
            <text:p>-1.02629</text:p>
          </table:table-cell>
          <table:table-cell office:value-type="float" office:value="-3.2137200000000002E-3" table:style-name="ce1">
            <text:p>-0.00321372</text:p>
          </table:table-cell>
          <table:table-cell office:value-type="float" office:value="-1.79827" table:style-name="ce1">
            <text:p>-1.79827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08" table:style-name="ce1">
            <text:p>408</text:p>
          </table:table-cell>
          <table:table-cell office:value-type="float" office:value="440" table:style-name="ce1">
            <text:p>440</text:p>
          </table:table-cell>
          <table:table-cell office:value-type="float" office:value="-0.84077000000000002" table:style-name="ce1">
            <text:p>-0.84077</text:p>
          </table:table-cell>
          <table:table-cell office:value-type="float" office:value="-8.8190999999999999E-3" table:style-name="ce1">
            <text:p>-0.0088191</text:p>
          </table:table-cell>
          <table:table-cell office:value-type="float" office:value="2.6930200000000002" table:style-name="ce1">
            <text:p>2.69302</text:p>
          </table:table-cell>
          <table:table-cell table:number-columns-repeated="1635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3" table:style-name="ce1">
            <text:p>243</text:p>
          </table:table-cell>
          <table:table-cell office:value-type="float" office:value="596" table:style-name="ce1">
            <text:p>596</text:p>
          </table:table-cell>
          <table:table-cell office:value-type="float" office:value="-8.0391699999999996E-2" table:style-name="ce1">
            <text:p>-0.0803917</text:p>
          </table:table-cell>
          <table:table-cell office:value-type="float" office:value="-5.6195999999999998E-3" table:style-name="ce1">
            <text:p>-0.0056196</text:p>
          </table:table-cell>
          <table:table-cell office:value-type="float" office:value="3.4741499999999998" table:style-name="ce1">
            <text:p>3.4741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183" table:style-name="ce1">
            <text:p>1183</text:p>
          </table:table-cell>
          <table:table-cell office:value-type="float" office:value="452" table:style-name="ce1">
            <text:p>452</text:p>
          </table:table-cell>
          <table:table-cell office:value-type="float" office:value="-0.837418" table:style-name="ce1">
            <text:p>-0.837418</text:p>
          </table:table-cell>
          <table:table-cell office:value-type="float" office:value="-3.27459E-3" table:style-name="ce1">
            <text:p>-0.00327459</text:p>
          </table:table-cell>
          <table:table-cell office:value-type="float" office:value="-1.0280100000000001" table:style-name="ce1">
            <text:p>-1.0280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199" table:style-name="ce1">
            <text:p>1199</text:p>
          </table:table-cell>
          <table:table-cell office:value-type="float" office:value="455" table:style-name="ce1">
            <text:p>455</text:p>
          </table:table-cell>
          <table:table-cell office:value-type="float" office:value="-0.82413700000000001" table:style-name="ce1">
            <text:p>-0.824137</text:p>
          </table:table-cell>
          <table:table-cell office:value-type="float" office:value="-3.0840899999999998E-3" table:style-name="ce1">
            <text:p>-0.00308409</text:p>
          </table:table-cell>
          <table:table-cell office:value-type="float" office:value="-1.10503" table:style-name="ce1">
            <text:p>-1.10503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731" table:style-name="ce1">
            <text:p>731</text:p>
          </table:table-cell>
          <table:table-cell office:value-type="float" office:value="683" table:style-name="ce1">
            <text:p>683</text:p>
          </table:table-cell>
          <table:table-cell office:value-type="float" office:value="0.303064" table:style-name="ce1">
            <text:p>0.303064</text:p>
          </table:table-cell>
          <table:table-cell office:value-type="float" office:value="6.6224300000000002E-5" table:style-name="ce2">
            <text:p>6.62E-05</text:p>
          </table:table-cell>
          <table:table-cell office:value-type="float" office:value="1.12554" table:style-name="ce1">
            <text:p>1.1255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95" table:style-name="ce1">
            <text:p>195</text:p>
          </table:table-cell>
          <table:table-cell office:value-type="float" office:value="800" table:style-name="ce1">
            <text:p>800</text:p>
          </table:table-cell>
          <table:table-cell office:value-type="float" office:value="0.90220500000000003" table:style-name="ce1">
            <text:p>0.902205</text:p>
          </table:table-cell>
          <table:table-cell office:value-type="float" office:value="-3.0714300000000001E-4" table:style-name="ce1">
            <text:p>-0.000307143</text:p>
          </table:table-cell>
          <table:table-cell office:value-type="float" office:value="3.6902900000000001" table:style-name="ce1">
            <text:p>3.69029</text:p>
          </table:table-cell>
          <table:table-cell table:number-columns-repeated="1635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4" table:style-name="ce1">
            <text:p>244</text:p>
          </table:table-cell>
          <table:table-cell office:value-type="float" office:value="596" table:style-name="ce1">
            <text:p>596</text:p>
          </table:table-cell>
          <table:table-cell office:value-type="float" office:value="-8.0461699999999997E-2" table:style-name="ce1">
            <text:p>-0.0804617</text:p>
          </table:table-cell>
          <table:table-cell office:value-type="float" office:value="-5.6128699999999998E-3" table:style-name="ce1">
            <text:p>-0.00561287</text:p>
          </table:table-cell>
          <table:table-cell office:value-type="float" office:value="3.4693499999999999" table:style-name="ce1">
            <text:p>3.4693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88" table:style-name="ce1">
            <text:p>388</text:p>
          </table:table-cell>
          <table:table-cell office:value-type="float" office:value="799" table:style-name="ce1">
            <text:p>799</text:p>
          </table:table-cell>
          <table:table-cell office:value-type="float" office:value="0.88389399999999996" table:style-name="ce1">
            <text:p>0.883894</text:p>
          </table:table-cell>
          <table:table-cell office:value-type="float" office:value="9.6344300000000003E-4" table:style-name="ce1">
            <text:p>0.000963443</text:p>
          </table:table-cell>
          <table:table-cell office:value-type="float" office:value="2.7639100000000001" table:style-name="ce1">
            <text:p>2.76391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08" table:style-name="ce1">
            <text:p>408</text:p>
          </table:table-cell>
          <table:table-cell office:value-type="float" office:value="800" table:style-name="ce1">
            <text:p>800</text:p>
          </table:table-cell>
          <table:table-cell office:value-type="float" office:value="0.88729499999999994" table:style-name="ce1">
            <text:p>0.887295</text:p>
          </table:table-cell>
          <table:table-cell office:value-type="float" office:value="1.1256E-3" table:style-name="ce1">
            <text:p>0.0011256</text:p>
          </table:table-cell>
          <table:table-cell office:value-type="float" office:value="2.66784" table:style-name="ce1">
            <text:p>2.66784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52" table:style-name="ce1">
            <text:p>452</text:p>
          </table:table-cell>
          <table:table-cell office:value-type="float" office:value="752" table:style-name="ce1">
            <text:p>752</text:p>
          </table:table-cell>
          <table:table-cell office:value-type="float" office:value="0.653806" table:style-name="ce1">
            <text:p>0.653806</text:p>
          </table:table-cell>
          <table:table-cell office:value-type="float" office:value="9.5602799999999999E-5" table:style-name="ce2">
            <text:p>9.56E-05</text:p>
          </table:table-cell>
          <table:table-cell office:value-type="float" office:value="2.4599799999999998" table:style-name="ce1">
            <text:p>2.4599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799" table:style-name="ce1">
            <text:p>799</text:p>
          </table:table-cell>
          <table:table-cell office:value-type="float" office:value="696" table:style-name="ce1">
            <text:p>696</text:p>
          </table:table-cell>
          <table:table-cell office:value-type="float" office:value="0.36070600000000003" table:style-name="ce1">
            <text:p>0.360706</text:p>
          </table:table-cell>
          <table:table-cell office:value-type="float" office:value="8.8273900000000001E-4" table:style-name="ce1">
            <text:p>0.000882739</text:p>
          </table:table-cell>
          <table:table-cell office:value-type="float" office:value="0.79821399999999998" table:style-name="ce1">
            <text:p>0.798214</text:p>
          </table:table-cell>
          <table:table-cell table:number-columns-repeated="1635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4" table:style-name="ce1">
            <text:p>244</text:p>
          </table:table-cell>
          <table:table-cell office:value-type="float" office:value="595" table:style-name="ce1">
            <text:p>595</text:p>
          </table:table-cell>
          <table:table-cell office:value-type="float" office:value="-8.5261900000000002E-2" table:style-name="ce1">
            <text:p>-0.0852619</text:p>
          </table:table-cell>
          <table:table-cell office:value-type="float" office:value="-5.6404999999999997E-3" table:style-name="ce1">
            <text:p>-0.0056405</text:p>
          </table:table-cell>
          <table:table-cell office:value-type="float" office:value="3.4694199999999999" table:style-name="ce1">
            <text:p>3.46942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156" table:style-name="ce1">
            <text:p>1156</text:p>
          </table:table-cell>
          <table:table-cell office:value-type="float" office:value="732" table:style-name="ce1">
            <text:p>732</text:p>
          </table:table-cell>
          <table:table-cell office:value-type="float" office:value="0.50852200000000003" table:style-name="ce1">
            <text:p>0.508522</text:p>
          </table:table-cell>
          <table:table-cell office:value-type="float" office:value="4.2785599999999998E-3" table:style-name="ce1">
            <text:p>0.00427856</text:p>
          </table:table-cell>
          <table:table-cell office:value-type="float" office:value="-0.91799500000000001" table:style-name="ce1">
            <text:p>-0.91799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199" table:style-name="ce1">
            <text:p>1199</text:p>
          </table:table-cell>
          <table:table-cell office:value-type="float" office:value="731" table:style-name="ce1">
            <text:p>731</text:p>
          </table:table-cell>
          <table:table-cell office:value-type="float" office:value="0.50071200000000005" table:style-name="ce1">
            <text:p>0.500712</text:p>
          </table:table-cell>
          <table:table-cell office:value-type="float" office:value="4.5401800000000004E-3" table:style-name="ce1">
            <text:p>0.00454018</text:p>
          </table:table-cell>
          <table:table-cell office:value-type="float" office:value="-1.1243399999999999" table:style-name="ce1">
            <text:p>-1.12434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office:value-type="float" office:value="796" table:style-name="ce1">
            <text:p>796</text:p>
          </table:table-cell>
          <table:table-cell office:value-type="float" office:value="0.86865400000000004" table:style-name="ce1">
            <text:p>0.868654</text:p>
          </table:table-cell>
          <table:table-cell office:value-type="float" office:value="9.6128900000000005E-4" table:style-name="ce1">
            <text:p>0.000961289</text:p>
          </table:table-cell>
          <table:table-cell office:value-type="float" office:value="2.7065199999999998" table:style-name="ce1">
            <text:p>2.70652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91" table:style-name="ce1">
            <text:p>391</text:p>
          </table:table-cell>
          <table:table-cell office:value-type="float" office:value="800" table:style-name="ce1">
            <text:p>800</text:p>
          </table:table-cell>
          <table:table-cell office:value-type="float" office:value="0.88848499999999997" table:style-name="ce1">
            <text:p>0.888485</text:p>
          </table:table-cell>
          <table:table-cell office:value-type="float" office:value="1.01125E-3" table:style-name="ce1">
            <text:p>0.00101125</text:p>
          </table:table-cell>
          <table:table-cell office:value-type="float" office:value="2.7494399999999999" table:style-name="ce1">
            <text:p>2.74944</text:p>
          </table:table-cell>
          <table:table-cell table:number-columns-repeated="1635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8" table:style-name="ce1">
            <text:p>248</text:p>
          </table:table-cell>
          <table:table-cell office:value-type="float" office:value="595" table:style-name="ce1">
            <text:p>595</text:p>
          </table:table-cell>
          <table:table-cell office:value-type="float" office:value="-8.5541900000000004E-2" table:style-name="ce1">
            <text:p>-0.0855419</text:p>
          </table:table-cell>
          <table:table-cell office:value-type="float" office:value="-5.6135899999999999E-3" table:style-name="ce1">
            <text:p>-0.00561359</text:p>
          </table:table-cell>
          <table:table-cell office:value-type="float" office:value="3.4502199999999998" table:style-name="ce1">
            <text:p>3.45022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07" table:style-name="ce1">
            <text:p>307</text:p>
          </table:table-cell>
          <table:table-cell office:value-type="float" office:value="339" table:style-name="ce1">
            <text:p>339</text:p>
          </table:table-cell>
          <table:table-cell office:value-type="float" office:value="-1.3185199999999999" table:style-name="ce1">
            <text:p>-1.31852</text:p>
          </table:table-cell>
          <table:table-cell office:value-type="float" office:value="-1.2288500000000001E-2" table:style-name="ce1">
            <text:p>-0.0122885</text:p>
          </table:table-cell>
          <table:table-cell office:value-type="float" office:value="3.1849099999999999" table:style-name="ce1">
            <text:p>3.1849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452" table:style-name="ce1">
            <text:p>452</text:p>
          </table:table-cell>
          <table:table-cell office:value-type="float" office:value="355" table:style-name="ce1">
            <text:p>355</text:p>
          </table:table-cell>
          <table:table-cell office:value-type="float" office:value="-1.25186" table:style-name="ce1">
            <text:p>-1.25186</text:p>
          </table:table-cell>
          <table:table-cell office:value-type="float" office:value="-1.0871199999999999E-2" table:style-name="ce1">
            <text:p>-0.0108712</text:p>
          </table:table-cell>
          <table:table-cell office:value-type="float" office:value="2.4877600000000002" table:style-name="ce1">
            <text:p>2.4877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424" table:style-name="ce1">
            <text:p>424</text:p>
          </table:table-cell>
          <table:table-cell office:value-type="float" office:value="399" table:style-name="ce1">
            <text:p>399</text:p>
          </table:table-cell>
          <table:table-cell office:value-type="float" office:value="-1.0387" table:style-name="ce1">
            <text:p>-1.0387</text:p>
          </table:table-cell>
          <table:table-cell office:value-type="float" office:value="-9.8440699999999999E-3" table:style-name="ce1">
            <text:p>-0.00984407</text:p>
          </table:table-cell>
          <table:table-cell office:value-type="float" office:value="2.6190899999999999" table:style-name="ce1">
            <text:p>2.61909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163" table:style-name="ce1">
            <text:p>1163</text:p>
          </table:table-cell>
          <table:table-cell office:value-type="float" office:value="292" table:style-name="ce1">
            <text:p>292</text:p>
          </table:table-cell>
          <table:table-cell office:value-type="float" office:value="-1.60405" table:style-name="ce1">
            <text:p>-1.60405</text:p>
          </table:table-cell>
          <table:table-cell office:value-type="float" office:value="-7.8289799999999993E-3" table:style-name="ce1">
            <text:p>-0.00782898</text:p>
          </table:table-cell>
          <table:table-cell office:value-type="float" office:value="-0.92081400000000002" table:style-name="ce1">
            <text:p>-0.920814</text:p>
          </table:table-cell>
          <table:table-cell table:number-columns-repeated="1635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4" table:style-name="ce1">
            <text:p>244</text:p>
          </table:table-cell>
          <table:table-cell office:value-type="float" office:value="599" table:style-name="ce1">
            <text:p>599</text:p>
          </table:table-cell>
          <table:table-cell office:value-type="float" office:value="-6.6061099999999998E-2" table:style-name="ce1">
            <text:p>-0.0660611</text:p>
          </table:table-cell>
          <table:table-cell office:value-type="float" office:value="-5.5300000000000002E-3" table:style-name="ce1">
            <text:p>-0.00553</text:p>
          </table:table-cell>
          <table:table-cell office:value-type="float" office:value="3.4691399999999999" table:style-name="ce1">
            <text:p>3.46914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864" table:style-name="ce1">
            <text:p>864</text:p>
          </table:table-cell>
          <table:table-cell office:value-type="float" office:value="232" table:style-name="ce1">
            <text:p>232</text:p>
          </table:table-cell>
          <table:table-cell office:value-type="float" office:value="-1.87113" table:style-name="ce1">
            <text:p>-1.87113</text:p>
          </table:table-cell>
          <table:table-cell office:value-type="float" office:value="-1.14976E-2" table:style-name="ce1">
            <text:p>-0.0114976</text:p>
          </table:table-cell>
          <table:table-cell office:value-type="float" office:value="0.51865899999999998" table:style-name="ce1">
            <text:p>0.518659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431" table:style-name="ce1">
            <text:p>1431</text:p>
          </table:table-cell>
          <table:table-cell office:value-type="float" office:value="308" table:style-name="ce1">
            <text:p>308</text:p>
          </table:table-cell>
          <table:table-cell office:value-type="float" office:value="-1.546" table:style-name="ce1">
            <text:p>-1.546</text:p>
          </table:table-cell>
          <table:table-cell office:value-type="float" office:value="-5.5843000000000004E-3" table:style-name="ce1">
            <text:p>-0.0055843</text:p>
          </table:table-cell>
          <table:table-cell office:value-type="float" office:value="-2.2084000000000001" table:style-name="ce1">
            <text:p>-2.2084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711" table:style-name="ce1">
            <text:p>711</text:p>
          </table:table-cell>
          <table:table-cell office:value-type="float" office:value="300" table:style-name="ce1">
            <text:p>300</text:p>
          </table:table-cell>
          <table:table-cell office:value-type="float" office:value="-1.534" table:style-name="ce1">
            <text:p>-1.534</text:p>
          </table:table-cell>
          <table:table-cell office:value-type="float" office:value="-1.0648400000000001E-2" table:style-name="ce1">
            <text:p>-0.0106484</text:p>
          </table:table-cell>
          <table:table-cell office:value-type="float" office:value="1.24834" table:style-name="ce1">
            <text:p>1.24834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72" table:style-name="ce1">
            <text:p>272</text:p>
          </table:table-cell>
          <table:table-cell office:value-type="float" office:value="292" table:style-name="ce1">
            <text:p>292</text:p>
          </table:table-cell>
          <table:table-cell office:value-type="float" office:value="-1.5416799999999999" table:style-name="ce1">
            <text:p>-1.54168</text:p>
          </table:table-cell>
          <table:table-cell office:value-type="float" office:value="-1.3822299999999999E-2" table:style-name="ce1">
            <text:p>-0.0138223</text:p>
          </table:table-cell>
          <table:table-cell office:value-type="float" office:value="3.3562099999999999" table:style-name="ce1">
            <text:p>3.35621</text:p>
          </table:table-cell>
          <table:table-cell table:number-columns-repeated="1635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3" table:style-name="ce1">
            <text:p>243</text:p>
          </table:table-cell>
          <table:table-cell office:value-type="float" office:value="599" table:style-name="ce1">
            <text:p>599</text:p>
          </table:table-cell>
          <table:table-cell office:value-type="float" office:value="-6.5991099999999997E-2" table:style-name="ce1">
            <text:p>-0.0659911</text:p>
          </table:table-cell>
          <table:table-cell office:value-type="float" office:value="-5.5367300000000001E-3" table:style-name="ce1">
            <text:p>-0.00553673</text:p>
          </table:table-cell>
          <table:table-cell office:value-type="float" office:value="3.4739399999999998" table:style-name="ce1">
            <text:p>3.4739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195" table:style-name="ce1">
            <text:p>1195</text:p>
          </table:table-cell>
          <table:table-cell office:value-type="float" office:value="463" table:style-name="ce1">
            <text:p>463</text:p>
          </table:table-cell>
          <table:table-cell office:value-type="float" office:value="-0.78545600000000004" table:style-name="ce1">
            <text:p>-0.785456</text:p>
          </table:table-cell>
          <table:table-cell office:value-type="float" office:value="-2.8900000000000002E-3" table:style-name="ce1">
            <text:p>-0.00289</text:p>
          </table:table-cell>
          <table:table-cell office:value-type="float" office:value="-1.08639" table:style-name="ce1">
            <text:p>-1.08639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199" table:style-name="ce1">
            <text:p>1199</text:p>
          </table:table-cell>
          <table:table-cell office:value-type="float" office:value="460" table:style-name="ce1">
            <text:p>460</text:p>
          </table:table-cell>
          <table:table-cell office:value-type="float" office:value="-0.80013599999999996" table:style-name="ce1">
            <text:p>-0.800136</text:p>
          </table:table-cell>
          <table:table-cell office:value-type="float" office:value="-2.94597E-3" table:style-name="ce1">
            <text:p>-0.00294597</text:p>
          </table:table-cell>
          <table:table-cell office:value-type="float" office:value="-1.10538" table:style-name="ce1">
            <text:p>-1.1053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784" table:style-name="ce1">
            <text:p>784</text:p>
          </table:table-cell>
          <table:table-cell office:value-type="float" office:value="628" table:style-name="ce1">
            <text:p>628</text:p>
          </table:table-cell>
          <table:table-cell office:value-type="float" office:value="3.5343899999999998E-2" table:style-name="ce1">
            <text:p>0.0353439</text:p>
          </table:table-cell>
          <table:table-cell office:value-type="float" office:value="-1.0966000000000001E-3" table:style-name="ce1">
            <text:p>-0.0010966</text:p>
          </table:table-cell>
          <table:table-cell office:value-type="float" office:value="0.87497499999999995" table:style-name="ce1">
            <text:p>0.874975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67" table:style-name="ce1">
            <text:p>267</text:p>
          </table:table-cell>
          <table:table-cell office:value-type="float" office:value="344" table:style-name="ce1">
            <text:p>344</text:p>
          </table:table-cell>
          <table:table-cell office:value-type="float" office:value="-1.29172" table:style-name="ce1">
            <text:p>-1.29172</text:p>
          </table:table-cell>
          <table:table-cell office:value-type="float" office:value="-1.24195E-2" table:style-name="ce1">
            <text:p>-0.0124195</text:p>
          </table:table-cell>
          <table:table-cell office:value-type="float" office:value="3.3765700000000001" table:style-name="ce1">
            <text:p>3.37657</text:p>
          </table:table-cell>
          <table:table-cell table:number-columns-repeated="1635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3" table:style-name="ce1">
            <text:p>243</text:p>
          </table:table-cell>
          <table:table-cell office:value-type="float" office:value="600" table:style-name="ce1">
            <text:p>600</text:p>
          </table:table-cell>
          <table:table-cell office:value-type="float" office:value="-6.1191000000000002E-2" table:style-name="ce1">
            <text:p>-0.061191</text:p>
          </table:table-cell>
          <table:table-cell office:value-type="float" office:value="-5.5091000000000003E-3" table:style-name="ce1">
            <text:p>-0.0055091</text:p>
          </table:table-cell>
          <table:table-cell office:value-type="float" office:value="3.4738699999999998" table:style-name="ce1">
            <text:p>3.4738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163" table:style-name="ce1">
            <text:p>1163</text:p>
          </table:table-cell>
          <table:table-cell office:value-type="float" office:value="472" table:style-name="ce1">
            <text:p>472</text:p>
          </table:table-cell>
          <table:table-cell office:value-type="float" office:value="-0.74001399999999995" table:style-name="ce1">
            <text:p>-0.740014</text:p>
          </table:table-cell>
          <table:table-cell office:value-type="float" office:value="-2.8566300000000002E-3" table:style-name="ce1">
            <text:p>-0.00285663</text:p>
          </table:table-cell>
          <table:table-cell office:value-type="float" office:value="-0.93340699999999999" table:style-name="ce1">
            <text:p>-0.93340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255" table:style-name="ce1">
            <text:p>1255</text:p>
          </table:table-cell>
          <table:table-cell office:value-type="float" office:value="503" table:style-name="ce1">
            <text:p>503</text:p>
          </table:table-cell>
          <table:table-cell office:value-type="float" office:value="-0.59764899999999999" table:style-name="ce1">
            <text:p>-0.597649</text:p>
          </table:table-cell>
          <table:table-cell office:value-type="float" office:value="-1.38145E-3" table:style-name="ce1">
            <text:p>-0.00138145</text:p>
          </table:table-cell>
          <table:table-cell office:value-type="float" office:value="-1.3772" table:style-name="ce1">
            <text:p>-1.3772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796" table:style-name="ce1">
            <text:p>796</text:p>
          </table:table-cell>
          <table:table-cell office:value-type="float" office:value="524" table:style-name="ce1">
            <text:p>524</text:p>
          </table:table-cell>
          <table:table-cell office:value-type="float" office:value="-0.46471499999999999" table:style-name="ce1">
            <text:p>-0.464715</text:p>
          </table:table-cell>
          <table:table-cell office:value-type="float" office:value="-3.8888E-3" table:style-name="ce1">
            <text:p>-0.0038888</text:p>
          </table:table-cell>
          <table:table-cell office:value-type="float" office:value="0.82464800000000005" table:style-name="ce1">
            <text:p>0.824648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36" table:style-name="ce1">
            <text:p>336</text:p>
          </table:table-cell>
          <table:table-cell office:value-type="float" office:value="388" table:style-name="ce1">
            <text:p>388</text:p>
          </table:table-cell>
          <table:table-cell office:value-type="float" office:value="-1.08534" table:style-name="ce1">
            <text:p>-1.08534</text:p>
          </table:table-cell>
          <table:table-cell office:value-type="float" office:value="-1.07399E-2" table:style-name="ce1">
            <text:p>-0.0107399</text:p>
          </table:table-cell>
          <table:table-cell office:value-type="float" office:value="3.0422799999999999" table:style-name="ce1">
            <text:p>3.04228</text:p>
          </table:table-cell>
          <table:table-cell table:number-columns-repeated="1635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7" table:style-name="ce1">
            <text:p>247</text:p>
          </table:table-cell>
          <table:table-cell office:value-type="float" office:value="603" table:style-name="ce1">
            <text:p>603</text:p>
          </table:table-cell>
          <table:table-cell office:value-type="float" office:value="-4.7070399999999998E-2" table:style-name="ce1">
            <text:p>-0.0470704</text:p>
          </table:table-cell>
          <table:table-cell office:value-type="float" office:value="-5.3993299999999999E-3" table:style-name="ce1">
            <text:p>-0.00539933</text:p>
          </table:table-cell>
          <table:table-cell office:value-type="float" office:value="3.4544600000000001" table:style-name="ce1">
            <text:p>3.4544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155" table:style-name="ce1">
            <text:p>1155</text:p>
          </table:table-cell>
          <table:table-cell office:value-type="float" office:value="460" table:style-name="ce1">
            <text:p>460</text:p>
          </table:table-cell>
          <table:table-cell office:value-type="float" office:value="-0.79705599999999999" table:style-name="ce1">
            <text:p>-0.797056</text:p>
          </table:table-cell>
          <table:table-cell office:value-type="float" office:value="-3.24194E-3" table:style-name="ce1">
            <text:p>-0.00324194</text:p>
          </table:table-cell>
          <table:table-cell office:value-type="float" office:value="-0.89416600000000002" table:style-name="ce1">
            <text:p>-0.89416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40" table:style-name="ce1">
            <text:p>340</text:p>
          </table:table-cell>
          <table:table-cell office:value-type="float" office:value="807" table:style-name="ce1">
            <text:p>807</text:p>
          </table:table-cell>
          <table:table-cell office:value-type="float" office:value="0.92565600000000003" table:style-name="ce1">
            <text:p>0.925656</text:p>
          </table:table-cell>
          <table:table-cell office:value-type="float" office:value="8.6156600000000002E-4" table:style-name="ce1">
            <text:p>0.000861566</text:p>
          </table:table-cell>
          <table:table-cell office:value-type="float" office:value="2.99376" table:style-name="ce1">
            <text:p>2.9937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24" table:style-name="ce1">
            <text:p>324</text:p>
          </table:table-cell>
          <table:table-cell office:value-type="float" office:value="395" table:style-name="ce1">
            <text:p>395</text:p>
          </table:table-cell>
          <table:table-cell office:value-type="float" office:value="-1.0508999999999999" table:style-name="ce1">
            <text:p>-1.0509</text:p>
          </table:table-cell>
          <table:table-cell office:value-type="float" office:value="-1.06272E-2" table:style-name="ce1">
            <text:p>-0.0106272</text:p>
          </table:table-cell>
          <table:table-cell office:value-type="float" office:value="3.0993900000000001" table:style-name="ce1">
            <text:p>3.0993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796" table:style-name="ce1">
            <text:p>796</text:p>
          </table:table-cell>
          <table:table-cell office:value-type="float" office:value="636" table:style-name="ce1">
            <text:p>636</text:p>
          </table:table-cell>
          <table:table-cell office:value-type="float" office:value="7.2905300000000006E-2" table:style-name="ce1">
            <text:p>0.0729053</text:p>
          </table:table-cell>
          <table:table-cell office:value-type="float" office:value="-7.9489000000000003E-4" table:style-name="ce1">
            <text:p>-0.00079489</text:p>
          </table:table-cell>
          <table:table-cell office:value-type="float" office:value="0.81681199999999998" table:style-name="ce1">
            <text:p>0.816812</text:p>
          </table:table-cell>
          <table:table-cell table:number-columns-repeated="1635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4" table:style-name="ce1">
            <text:p>244</text:p>
          </table:table-cell>
          <table:table-cell office:value-type="float" office:value="600" table:style-name="ce1">
            <text:p>600</text:p>
          </table:table-cell>
          <table:table-cell office:value-type="float" office:value="-6.1261000000000003E-2" table:style-name="ce1">
            <text:p>-0.061261</text:p>
          </table:table-cell>
          <table:table-cell office:value-type="float" office:value="-5.5023800000000003E-3" table:style-name="ce1">
            <text:p>-0.00550238</text:p>
          </table:table-cell>
          <table:table-cell office:value-type="float" office:value="3.4690699999999999" table:style-name="ce1">
            <text:p>3.4690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152" table:style-name="ce1">
            <text:p>1152</text:p>
          </table:table-cell>
          <table:table-cell office:value-type="float" office:value="472" table:style-name="ce1">
            <text:p>472</text:p>
          </table:table-cell>
          <table:table-cell office:value-type="float" office:value="-0.73924400000000001" table:style-name="ce1">
            <text:p>-0.739244</text:p>
          </table:table-cell>
          <table:table-cell office:value-type="float" office:value="-2.9306200000000001E-3" table:style-name="ce1">
            <text:p>-0.00293062</text:p>
          </table:table-cell>
          <table:table-cell office:value-type="float" office:value="-0.88060499999999997" table:style-name="ce1">
            <text:p>-0.88060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791" table:style-name="ce1">
            <text:p>791</text:p>
          </table:table-cell>
          <table:table-cell office:value-type="float" office:value="523" table:style-name="ce1">
            <text:p>523</text:p>
          </table:table-cell>
          <table:table-cell office:value-type="float" office:value="-0.469165" table:style-name="ce1">
            <text:p>-0.469165</text:p>
          </table:table-cell>
          <table:table-cell office:value-type="float" office:value="-3.9500500000000001E-3" table:style-name="ce1">
            <text:p>-0.00395005</text:p>
          </table:table-cell>
          <table:table-cell office:value-type="float" office:value="0.848719" table:style-name="ce1">
            <text:p>0.84871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344" table:style-name="ce1">
            <text:p>1344</text:p>
          </table:table-cell>
          <table:table-cell office:value-type="float" office:value="548" table:style-name="ce1">
            <text:p>548</text:p>
          </table:table-cell>
          <table:table-cell office:value-type="float" office:value="-0.38787100000000002" table:style-name="ce1">
            <text:p>-0.387871</text:p>
          </table:table-cell>
          <table:table-cell office:value-type="float" office:value="4.60295E-4" table:style-name="ce1">
            <text:p>0.000460295</text:p>
          </table:table-cell>
          <table:table-cell office:value-type="float" office:value="-1.8075699999999999" table:style-name="ce1">
            <text:p>-1.80757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340" table:style-name="ce1">
            <text:p>340</text:p>
          </table:table-cell>
          <table:table-cell office:value-type="float" office:value="339" table:style-name="ce1">
            <text:p>339</text:p>
          </table:table-cell>
          <table:table-cell office:value-type="float" office:value="-1.3208299999999999" table:style-name="ce1">
            <text:p>-1.32083</text:p>
          </table:table-cell>
          <table:table-cell office:value-type="float" office:value="-1.2066500000000001E-2" table:style-name="ce1">
            <text:p>-0.0120665</text:p>
          </table:table-cell>
          <table:table-cell office:value-type="float" office:value="3.02651" table:style-name="ce1">
            <text:p>3.02651</text:p>
          </table:table-cell>
          <table:table-cell table:number-columns-repeated="1635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4" table:style-name="ce1">
            <text:p>244</text:p>
          </table:table-cell>
          <table:table-cell office:value-type="float" office:value="595" table:style-name="ce1">
            <text:p>595</text:p>
          </table:table-cell>
          <table:table-cell office:value-type="float" office:value="-8.5261900000000002E-2" table:style-name="ce1">
            <text:p>-0.0852619</text:p>
          </table:table-cell>
          <table:table-cell office:value-type="float" office:value="-5.6404999999999997E-3" table:style-name="ce1">
            <text:p>-0.0056405</text:p>
          </table:table-cell>
          <table:table-cell office:value-type="float" office:value="3.4694199999999999" table:style-name="ce1">
            <text:p>3.4694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12" table:style-name="ce1">
            <text:p>312</text:p>
          </table:table-cell>
          <table:table-cell office:value-type="float" office:value="807" table:style-name="ce1">
            <text:p>807</text:p>
          </table:table-cell>
          <table:table-cell office:value-type="float" office:value="0.927616" table:style-name="ce1">
            <text:p>0.927616</text:p>
          </table:table-cell>
          <table:table-cell office:value-type="float" office:value="6.7322499999999995E-4" table:style-name="ce1">
            <text:p>0.000673225</text:p>
          </table:table-cell>
          <table:table-cell office:value-type="float" office:value="3.1281699999999999" table:style-name="ce1">
            <text:p>3.12817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99" table:style-name="ce1">
            <text:p>399</text:p>
          </table:table-cell>
          <table:table-cell office:value-type="float" office:value="816" table:style-name="ce1">
            <text:p>816</text:p>
          </table:table-cell>
          <table:table-cell office:value-type="float" office:value="0.964727" table:style-name="ce1">
            <text:p>0.964727</text:p>
          </table:table-cell>
          <table:table-cell office:value-type="float" office:value="1.50705E-3" table:style-name="ce1">
            <text:p>0.00150705</text:p>
          </table:table-cell>
          <table:table-cell office:value-type="float" office:value="2.7099199999999999" table:style-name="ce1">
            <text:p>2.7099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43" table:style-name="ce1">
            <text:p>143</text:p>
          </table:table-cell>
          <table:table-cell office:value-type="float" office:value="296" table:style-name="ce1">
            <text:p>296</text:p>
          </table:table-cell>
          <table:table-cell office:value-type="float" office:value="-1.51345" table:style-name="ce1">
            <text:p>-1.51345</text:p>
          </table:table-cell>
          <table:table-cell office:value-type="float" office:value="-1.45795E-2" table:style-name="ce1">
            <text:p>-0.0145795</text:p>
          </table:table-cell>
          <table:table-cell office:value-type="float" office:value="3.9751599999999998" table:style-name="ce1">
            <text:p>3.97516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04" table:style-name="ce1">
            <text:p>404</text:p>
          </table:table-cell>
          <table:table-cell office:value-type="float" office:value="476" table:style-name="ce1">
            <text:p>476</text:p>
          </table:table-cell>
          <table:table-cell office:value-type="float" office:value="-0.66768300000000003" table:style-name="ce1">
            <text:p>-0.667683</text:p>
          </table:table-cell>
          <table:table-cell office:value-type="float" office:value="-7.8515400000000006E-3" table:style-name="ce1">
            <text:p>-0.00785154</text:p>
          </table:table-cell>
          <table:table-cell office:value-type="float" office:value="2.7097099999999998" table:style-name="ce1">
            <text:p>2.70971</text:p>
          </table:table-cell>
          <table:table-cell table:number-columns-repeated="1635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4" table:style-name="ce1">
            <text:p>244</text:p>
          </table:table-cell>
          <table:table-cell office:value-type="float" office:value="604" table:style-name="ce1">
            <text:p>604</text:p>
          </table:table-cell>
          <table:table-cell office:value-type="float" office:value="-4.2060199999999999E-2" table:style-name="ce1">
            <text:p>-0.0420602</text:p>
          </table:table-cell>
          <table:table-cell office:value-type="float" office:value="-5.3918799999999999E-3" table:style-name="ce1">
            <text:p>-0.00539188</text:p>
          </table:table-cell>
          <table:table-cell office:value-type="float" office:value="3.4687899999999998" table:style-name="ce1">
            <text:p>3.46879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175" table:style-name="ce1">
            <text:p>1175</text:p>
          </table:table-cell>
          <table:table-cell office:value-type="float" office:value="468" table:style-name="ce1">
            <text:p>468</text:p>
          </table:table-cell>
          <table:table-cell office:value-type="float" office:value="-0.76005500000000004" table:style-name="ce1">
            <text:p>-0.760055</text:p>
          </table:table-cell>
          <table:table-cell office:value-type="float" office:value="-2.8864099999999998E-3" table:style-name="ce1">
            <text:p>-0.00288641</text:p>
          </table:table-cell>
          <table:table-cell office:value-type="float" office:value="-0.99073100000000003" table:style-name="ce1">
            <text:p>-0.99073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199" table:style-name="ce1">
            <text:p>1199</text:p>
          </table:table-cell>
          <table:table-cell office:value-type="float" office:value="467" table:style-name="ce1">
            <text:p>467</text:p>
          </table:table-cell>
          <table:table-cell office:value-type="float" office:value="-0.76653499999999997" table:style-name="ce1">
            <text:p>-0.766535</text:p>
          </table:table-cell>
          <table:table-cell office:value-type="float" office:value="-2.7526E-3" table:style-name="ce1">
            <text:p>-0.0027526</text:p>
          </table:table-cell>
          <table:table-cell office:value-type="float" office:value="-1.1058699999999999" table:style-name="ce1">
            <text:p>-1.10587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52" table:style-name="ce1">
            <text:p>352</text:p>
          </table:table-cell>
          <table:table-cell office:value-type="float" office:value="903" table:style-name="ce1">
            <text:p>903</text:p>
          </table:table-cell>
          <table:table-cell office:value-type="float" office:value="1.3856299999999999" table:style-name="ce1">
            <text:p>1.38563</text:p>
          </table:table-cell>
          <table:table-cell office:value-type="float" office:value="3.5942000000000001E-3" table:style-name="ce1">
            <text:p>0.0035942</text:p>
          </table:table-cell>
          <table:table-cell office:value-type="float" office:value="2.9294500000000001" table:style-name="ce1">
            <text:p>2.9294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28" table:style-name="ce1">
            <text:p>428</text:p>
          </table:table-cell>
          <table:table-cell office:value-type="float" office:value="779" table:style-name="ce1">
            <text:p>779</text:p>
          </table:table-cell>
          <table:table-cell office:value-type="float" office:value="0.78509099999999998" table:style-name="ce1">
            <text:p>0.785091</text:p>
          </table:table-cell>
          <table:table-cell office:value-type="float" office:value="6.8002000000000004E-4" table:style-name="ce1">
            <text:p>0.00068002</text:p>
          </table:table-cell>
          <table:table-cell office:value-type="float" office:value="2.5733000000000001" table:style-name="ce1">
            <text:p>2.5733</text:p>
          </table:table-cell>
          <table:table-cell table:number-columns-repeated="1635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47" table:style-name="ce1">
            <text:p>247</text:p>
          </table:table-cell>
          <table:table-cell office:value-type="float" office:value="604" table:style-name="ce1">
            <text:p>604</text:p>
          </table:table-cell>
          <table:table-cell office:value-type="float" office:value="-4.2270299999999997E-2" table:style-name="ce1">
            <text:p>-0.0422703</text:p>
          </table:table-cell>
          <table:table-cell office:value-type="float" office:value="-5.3717000000000001E-3" table:style-name="ce1">
            <text:p>-0.0053717</text:p>
          </table:table-cell>
          <table:table-cell office:value-type="float" office:value="3.4543900000000001" table:style-name="ce1">
            <text:p>3.45439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132" table:style-name="ce1">
            <text:p>1132</text:p>
          </table:table-cell>
          <table:table-cell office:value-type="float" office:value="472" table:style-name="ce1">
            <text:p>472</text:p>
          </table:table-cell>
          <table:table-cell office:value-type="float" office:value="-0.73784400000000006" table:style-name="ce1">
            <text:p>-0.737844</text:p>
          </table:table-cell>
          <table:table-cell office:value-type="float" office:value="-3.06515E-3" table:style-name="ce1">
            <text:p>-0.00306515</text:p>
          </table:table-cell>
          <table:table-cell office:value-type="float" office:value="-0.78459900000000005" table:style-name="ce1">
            <text:p>-0.784599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92" table:style-name="ce1">
            <text:p>292</text:p>
          </table:table-cell>
          <table:table-cell office:value-type="float" office:value="384" table:style-name="ce1">
            <text:p>384</text:p>
          </table:table-cell>
          <table:table-cell office:value-type="float" office:value="-1.1014600000000001" table:style-name="ce1">
            <text:p>-1.10146</text:p>
          </table:table-cell>
          <table:table-cell office:value-type="float" office:value="-1.11463E-2" table:style-name="ce1">
            <text:p>-0.0111463</text:p>
          </table:table-cell>
          <table:table-cell office:value-type="float" office:value="3.2537699999999998" table:style-name="ce1">
            <text:p>3.2537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75" table:style-name="ce1">
            <text:p>375</text:p>
          </table:table-cell>
          <table:table-cell office:value-type="float" office:value="891" table:style-name="ce1">
            <text:p>891</text:p>
          </table:table-cell>
          <table:table-cell office:value-type="float" office:value="1.3264199999999999" table:style-name="ce1">
            <text:p>1.32642</text:p>
          </table:table-cell>
          <table:table-cell office:value-type="float" office:value="3.41742E-3" table:style-name="ce1">
            <text:p>0.00341742</text:p>
          </table:table-cell>
          <table:table-cell office:value-type="float" office:value="2.8198799999999999" table:style-name="ce1">
            <text:p>2.81988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408" table:style-name="ce1">
            <text:p>408</text:p>
          </table:table-cell>
          <table:table-cell office:value-type="float" office:value="796" table:style-name="ce1">
            <text:p>796</text:p>
          </table:table-cell>
          <table:table-cell office:value-type="float" office:value="0.86809400000000003" table:style-name="ce1">
            <text:p>0.868094</text:p>
          </table:table-cell>
          <table:table-cell office:value-type="float" office:value="1.0150999999999999E-3" table:style-name="ce1">
            <text:p>0.0010151</text:p>
          </table:table-cell>
          <table:table-cell office:value-type="float" office:value="2.66812" table:style-name="ce1">
            <text:p>2.66812</text:p>
          </table:table-cell>
          <table:table-cell table:number-columns-repeated="1635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3" table:style-name="ce1">
            <text:p>243</text:p>
          </table:table-cell>
          <table:table-cell office:value-type="float" office:value="603" table:style-name="ce1">
            <text:p>603</text:p>
          </table:table-cell>
          <table:table-cell office:value-type="float" office:value="-4.6790400000000003E-2" table:style-name="ce1">
            <text:p>-0.0467904</text:p>
          </table:table-cell>
          <table:table-cell office:value-type="float" office:value="-5.4262299999999998E-3" table:style-name="ce1">
            <text:p>-0.00542623</text:p>
          </table:table-cell>
          <table:table-cell office:value-type="float" office:value="3.4736600000000002" table:style-name="ce1">
            <text:p>3.4736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88" table:style-name="ce1">
            <text:p>288</text:p>
          </table:table-cell>
          <table:table-cell office:value-type="float" office:value="819" table:style-name="ce1">
            <text:p>819</text:p>
          </table:table-cell>
          <table:table-cell office:value-type="float" office:value="0.98689800000000005" table:style-name="ce1">
            <text:p>0.986898</text:p>
          </table:table-cell>
          <table:table-cell office:value-type="float" office:value="8.4327899999999995E-4" table:style-name="ce1">
            <text:p>0.000843279</text:p>
          </table:table-cell>
          <table:table-cell office:value-type="float" office:value="3.24254" table:style-name="ce1">
            <text:p>3.2425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123" table:style-name="ce1">
            <text:p>1123</text:p>
          </table:table-cell>
          <table:table-cell office:value-type="float" office:value="463" table:style-name="ce1">
            <text:p>463</text:p>
          </table:table-cell>
          <table:table-cell office:value-type="float" office:value="-0.780416" table:style-name="ce1">
            <text:p>-0.780416</text:p>
          </table:table-cell>
          <table:table-cell office:value-type="float" office:value="-3.3743100000000002E-3" table:style-name="ce1">
            <text:p>-0.00337431</text:p>
          </table:table-cell>
          <table:table-cell office:value-type="float" office:value="-0.74076699999999995" table:style-name="ce1">
            <text:p>-0.740767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00" table:style-name="ce1">
            <text:p>400</text:p>
          </table:table-cell>
          <table:table-cell office:value-type="float" office:value="903" table:style-name="ce1">
            <text:p>903</text:p>
          </table:table-cell>
          <table:table-cell office:value-type="float" office:value="1.3822700000000001" table:style-name="ce1">
            <text:p>1.38227</text:p>
          </table:table-cell>
          <table:table-cell office:value-type="float" office:value="3.9170699999999999E-3" table:style-name="ce1">
            <text:p>0.00391707</text:p>
          </table:table-cell>
          <table:table-cell office:value-type="float" office:value="2.69903" table:style-name="ce1">
            <text:p>2.6990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415" table:style-name="ce1">
            <text:p>415</text:p>
          </table:table-cell>
          <table:table-cell office:value-type="float" office:value="751" table:style-name="ce1">
            <text:p>751</text:p>
          </table:table-cell>
          <table:table-cell office:value-type="float" office:value="0.65159599999999995" table:style-name="ce1">
            <text:p>0.651596</text:p>
          </table:table-cell>
          <table:table-cell office:value-type="float" office:value="-1.8090099999999999E-4" table:style-name="ce1">
            <text:p>-0.000180901</text:p>
          </table:table-cell>
          <table:table-cell office:value-type="float" office:value="2.6376599999999999" table:style-name="ce1">
            <text:p>2.63766</text:p>
          </table:table-cell>
          <table:table-cell table:number-columns-repeated="1635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3" table:style-name="ce1">
            <text:p>243</text:p>
          </table:table-cell>
          <table:table-cell office:value-type="float" office:value="607" table:style-name="ce1">
            <text:p>607</text:p>
          </table:table-cell>
          <table:table-cell office:value-type="float" office:value="-2.7589700000000002E-2" table:style-name="ce1">
            <text:p>-0.0275897</text:p>
          </table:table-cell>
          <table:table-cell office:value-type="float" office:value="-5.3157300000000003E-3" table:style-name="ce1">
            <text:p>-0.00531573</text:p>
          </table:table-cell>
          <table:table-cell office:value-type="float" office:value="3.4733800000000001" table:style-name="ce1">
            <text:p>3.4733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144" table:style-name="ce1">
            <text:p>1144</text:p>
          </table:table-cell>
          <table:table-cell office:value-type="float" office:value="472" table:style-name="ce1">
            <text:p>472</text:p>
          </table:table-cell>
          <table:table-cell office:value-type="float" office:value="-0.73868400000000001" table:style-name="ce1">
            <text:p>-0.738684</text:p>
          </table:table-cell>
          <table:table-cell office:value-type="float" office:value="-2.9844400000000001E-3" table:style-name="ce1">
            <text:p>-0.00298444</text:p>
          </table:table-cell>
          <table:table-cell office:value-type="float" office:value="-0.84220200000000001" table:style-name="ce1">
            <text:p>-0.842202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28" table:style-name="ce1">
            <text:p>228</text:p>
          </table:table-cell>
          <table:table-cell office:value-type="float" office:value="872" table:style-name="ce1">
            <text:p>872</text:p>
          </table:table-cell>
          <table:table-cell office:value-type="float" office:value="1.2455099999999999" table:style-name="ce1">
            <text:p>1.24551</text:p>
          </table:table-cell>
          <table:table-cell office:value-type="float" office:value="1.9037699999999999E-3" table:style-name="ce1">
            <text:p>0.00190377</text:p>
          </table:table-cell>
          <table:table-cell office:value-type="float" office:value="3.52685" table:style-name="ce1">
            <text:p>3.5268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480" table:style-name="ce1">
            <text:p>480</text:p>
          </table:table-cell>
          <table:table-cell office:value-type="float" office:value="771" table:style-name="ce1">
            <text:p>771</text:p>
          </table:table-cell>
          <table:table-cell office:value-type="float" office:value="0.74304899999999996" table:style-name="ce1">
            <text:p>0.743049</text:p>
          </table:table-cell>
          <table:table-cell office:value-type="float" office:value="8.0880299999999997E-4" table:style-name="ce1">
            <text:p>0.000808803</text:p>
          </table:table-cell>
          <table:table-cell office:value-type="float" office:value="2.3242500000000001" table:style-name="ce1">
            <text:p>2.3242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12" table:style-name="ce1">
            <text:p>212</text:p>
          </table:table-cell>
          <table:table-cell office:value-type="float" office:value="344" table:style-name="ce1">
            <text:p>344</text:p>
          </table:table-cell>
          <table:table-cell office:value-type="float" office:value="-1.2878700000000001" table:style-name="ce1">
            <text:p>-1.28787</text:p>
          </table:table-cell>
          <table:table-cell office:value-type="float" office:value="-1.2789399999999999E-2" table:style-name="ce1">
            <text:p>-0.0127894</text:p>
          </table:table-cell>
          <table:table-cell office:value-type="float" office:value="3.64059" table:style-name="ce1">
            <text:p>3.64059</text:p>
          </table:table-cell>
          <table:table-cell table:number-columns-repeated="1635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48" table:style-name="ce1">
            <text:p>248</text:p>
          </table:table-cell>
          <table:table-cell office:value-type="float" office:value="607" table:style-name="ce1">
            <text:p>607</text:p>
          </table:table-cell>
          <table:table-cell office:value-type="float" office:value="-2.7939700000000001E-2" table:style-name="ce1">
            <text:p>-0.0279397</text:p>
          </table:table-cell>
          <table:table-cell office:value-type="float" office:value="-5.2820999999999996E-3" table:style-name="ce1">
            <text:p>-0.0052821</text:p>
          </table:table-cell>
          <table:table-cell office:value-type="float" office:value="3.4493800000000001" table:style-name="ce1">
            <text:p>3.44938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196" table:style-name="ce1">
            <text:p>1196</text:p>
          </table:table-cell>
          <table:table-cell office:value-type="float" office:value="468" table:style-name="ce1">
            <text:p>468</text:p>
          </table:table-cell>
          <table:table-cell office:value-type="float" office:value="-0.76152500000000001" table:style-name="ce1">
            <text:p>-0.761525</text:p>
          </table:table-cell>
          <table:table-cell office:value-type="float" office:value="-2.74516E-3" table:style-name="ce1">
            <text:p>-0.00274516</text:p>
          </table:table-cell>
          <table:table-cell office:value-type="float" office:value="-1.09154" table:style-name="ce1">
            <text:p>-1.09154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468" table:style-name="ce1">
            <text:p>468</text:p>
          </table:table-cell>
          <table:table-cell office:value-type="float" office:value="-0.76180499999999995" table:style-name="ce1">
            <text:p>-0.761805</text:p>
          </table:table-cell>
          <table:table-cell office:value-type="float" office:value="-2.7182500000000002E-3" table:style-name="ce1">
            <text:p>-0.00271825</text:p>
          </table:table-cell>
          <table:table-cell office:value-type="float" office:value="-1.1107400000000001" table:style-name="ce1">
            <text:p>-1.11074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971" table:style-name="ce1">
            <text:p>971</text:p>
          </table:table-cell>
          <table:table-cell office:value-type="float" office:value="244" table:style-name="ce1">
            <text:p>244</text:p>
          </table:table-cell>
          <table:table-cell office:value-type="float" office:value="-1.82101" table:style-name="ce1">
            <text:p>-1.82101</text:p>
          </table:table-cell>
          <table:table-cell office:value-type="float" office:value="-1.04464E-2" table:style-name="ce1">
            <text:p>-0.0104464</text:p>
          </table:table-cell>
          <table:table-cell office:value-type="float" office:value="4.1923000000000004E-3" table:style-name="ce1">
            <text:p>0.0041923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532" table:style-name="ce1">
            <text:p>1532</text:p>
          </table:table-cell>
          <table:table-cell office:value-type="float" office:value="284" table:style-name="ce1">
            <text:p>284</text:p>
          </table:table-cell>
          <table:table-cell office:value-type="float" office:value="-1.66828" table:style-name="ce1">
            <text:p>-1.66828</text:p>
          </table:table-cell>
          <table:table-cell office:value-type="float" office:value="-5.5678999999999998E-3" table:style-name="ce1">
            <text:p>-0.0055679</text:p>
          </table:table-cell>
          <table:table-cell office:value-type="float" office:value="-2.6915499999999999" table:style-name="ce1">
            <text:p>-2.69155</text:p>
          </table:table-cell>
          <table:table-cell table:number-columns-repeated="1635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4" table:style-name="ce1">
            <text:p>244</text:p>
          </table:table-cell>
          <table:table-cell office:value-type="float" office:value="607" table:style-name="ce1">
            <text:p>607</text:p>
          </table:table-cell>
          <table:table-cell office:value-type="float" office:value="-2.7659699999999999E-2" table:style-name="ce1">
            <text:p>-0.0276597</text:p>
          </table:table-cell>
          <table:table-cell office:value-type="float" office:value="-5.3090100000000003E-3" table:style-name="ce1">
            <text:p>-0.00530901</text:p>
          </table:table-cell>
          <table:table-cell office:value-type="float" office:value="3.4685800000000002" table:style-name="ce1">
            <text:p>3.46858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132" table:style-name="ce1">
            <text:p>1132</text:p>
          </table:table-cell>
          <table:table-cell office:value-type="float" office:value="468" table:style-name="ce1">
            <text:p>468</text:p>
          </table:table-cell>
          <table:table-cell office:value-type="float" office:value="-0.75704499999999997" table:style-name="ce1">
            <text:p>-0.757045</text:p>
          </table:table-cell>
          <table:table-cell office:value-type="float" office:value="-3.1756499999999999E-3" table:style-name="ce1">
            <text:p>-0.00317565</text:p>
          </table:table-cell>
          <table:table-cell office:value-type="float" office:value="-0.78432000000000002" table:style-name="ce1">
            <text:p>-0.7843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200" table:style-name="ce1">
            <text:p>1200</text:p>
          </table:table-cell>
          <table:table-cell office:value-type="float" office:value="575" table:style-name="ce1">
            <text:p>575</text:p>
          </table:table-cell>
          <table:table-cell office:value-type="float" office:value="-0.24818599999999999" table:style-name="ce1">
            <text:p>-0.248186</text:p>
          </table:table-cell>
          <table:table-cell office:value-type="float" office:value="2.3753500000000001E-4" table:style-name="ce1">
            <text:p>0.000237535</text:p>
          </table:table-cell>
          <table:table-cell office:value-type="float" office:value="-1.11822" table:style-name="ce1">
            <text:p>-1.1182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760" table:style-name="ce1">
            <text:p>760</text:p>
          </table:table-cell>
          <table:table-cell office:value-type="float" office:value="640" table:style-name="ce1">
            <text:p>640</text:p>
          </table:table-cell>
          <table:table-cell office:value-type="float" office:value="9.4626000000000002E-2" table:style-name="ce1">
            <text:p>0.094626</text:p>
          </table:table-cell>
          <table:table-cell office:value-type="float" office:value="-9.26547E-4" table:style-name="ce1">
            <text:p>-0.000926547</text:p>
          </table:table-cell>
          <table:table-cell office:value-type="float" office:value="0.98934200000000005" table:style-name="ce1">
            <text:p>0.98934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39" table:style-name="ce1">
            <text:p>239</text:p>
          </table:table-cell>
          <table:table-cell office:value-type="float" office:value="368" table:style-name="ce1">
            <text:p>368</text:p>
          </table:table-cell>
          <table:table-cell office:value-type="float" office:value="-1.17455" table:style-name="ce1">
            <text:p>-1.17455</text:p>
          </table:table-cell>
          <table:table-cell office:value-type="float" office:value="-1.19448E-2" table:style-name="ce1">
            <text:p>-0.0119448</text:p>
          </table:table-cell>
          <table:table-cell office:value-type="float" office:value="3.5093000000000001" table:style-name="ce1">
            <text:p>3.5093</text:p>
          </table:table-cell>
          <table:table-cell table:number-columns-repeated="1635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43" table:style-name="ce1">
            <text:p>243</text:p>
          </table:table-cell>
          <table:table-cell office:value-type="float" office:value="607" table:style-name="ce1">
            <text:p>607</text:p>
          </table:table-cell>
          <table:table-cell office:value-type="float" office:value="-2.7589700000000002E-2" table:style-name="ce1">
            <text:p>-0.0275897</text:p>
          </table:table-cell>
          <table:table-cell office:value-type="float" office:value="-5.3157300000000003E-3" table:style-name="ce1">
            <text:p>-0.00531573</text:p>
          </table:table-cell>
          <table:table-cell office:value-type="float" office:value="3.4733800000000001" table:style-name="ce1">
            <text:p>3.47338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176" table:style-name="ce1">
            <text:p>1176</text:p>
          </table:table-cell>
          <table:table-cell office:value-type="float" office:value="227" table:style-name="ce1">
            <text:p>227</text:p>
          </table:table-cell>
          <table:table-cell office:value-type="float" office:value="-1.9169700000000001" table:style-name="ce1">
            <text:p>-1.91697</text:p>
          </table:table-cell>
          <table:table-cell office:value-type="float" office:value="-9.5371099999999997E-3" table:style-name="ce1">
            <text:p>-0.00953711</text:p>
          </table:table-cell>
          <table:table-cell office:value-type="float" office:value="-0.97867000000000004" table:style-name="ce1">
            <text:p>-0.9786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223" table:style-name="ce1">
            <text:p>1223</text:p>
          </table:table-cell>
          <table:table-cell office:value-type="float" office:value="219" table:style-name="ce1">
            <text:p>219</text:p>
          </table:table-cell>
          <table:table-cell office:value-type="float" office:value="-1.9586600000000001" table:style-name="ce1">
            <text:p>-1.95866</text:p>
          </table:table-cell>
          <table:table-cell office:value-type="float" office:value="-9.4419599999999992E-3" table:style-name="ce1">
            <text:p>-0.00944196</text:p>
          </table:table-cell>
          <table:table-cell office:value-type="float" office:value="-1.2037199999999999" table:style-name="ce1">
            <text:p>-1.20372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791" table:style-name="ce1">
            <text:p>791</text:p>
          </table:table-cell>
          <table:table-cell office:value-type="float" office:value="216" table:style-name="ce1">
            <text:p>216</text:p>
          </table:table-cell>
          <table:table-cell office:value-type="float" office:value="-1.94282" table:style-name="ce1">
            <text:p>-1.94282</text:p>
          </table:table-cell>
          <table:table-cell office:value-type="float" office:value="-1.2430699999999999E-2" table:style-name="ce1">
            <text:p>-0.0124307</text:p>
          </table:table-cell>
          <table:table-cell office:value-type="float" office:value="0.870197" table:style-name="ce1">
            <text:p>0.87019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92" table:style-name="ce1">
            <text:p>292</text:p>
          </table:table-cell>
          <table:table-cell office:value-type="float" office:value="343" table:style-name="ce1">
            <text:p>343</text:p>
          </table:table-cell>
          <table:table-cell office:value-type="float" office:value="-1.29827" table:style-name="ce1">
            <text:p>-1.29827</text:p>
          </table:table-cell>
          <table:table-cell office:value-type="float" office:value="-1.2278900000000001E-2" table:style-name="ce1">
            <text:p>-0.0122789</text:p>
          </table:table-cell>
          <table:table-cell office:value-type="float" office:value="3.25664" table:style-name="ce1">
            <text:p>3.25664</text:p>
          </table:table-cell>
          <table:table-cell table:number-columns-repeated="1635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4" table:style-name="ce1">
            <text:p>244</text:p>
          </table:table-cell>
          <table:table-cell office:value-type="float" office:value="608" table:style-name="ce1">
            <text:p>608</text:p>
          </table:table-cell>
          <table:table-cell office:value-type="float" office:value="-2.2859500000000001E-2" table:style-name="ce1">
            <text:p>-0.0228595</text:p>
          </table:table-cell>
          <table:table-cell office:value-type="float" office:value="-5.2813799999999996E-3" table:style-name="ce1">
            <text:p>-0.00528138</text:p>
          </table:table-cell>
          <table:table-cell office:value-type="float" office:value="3.4685100000000002" table:style-name="ce1">
            <text:p>3.4685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03" table:style-name="ce1">
            <text:p>703</text:p>
          </table:table-cell>
          <table:table-cell office:value-type="float" office:value="320" table:style-name="ce1">
            <text:p>320</text:p>
          </table:table-cell>
          <table:table-cell office:value-type="float" office:value="-1.4374400000000001" table:style-name="ce1">
            <text:p>-1.43744</text:p>
          </table:table-cell>
          <table:table-cell office:value-type="float" office:value="-1.0149699999999999E-2" table:style-name="ce1">
            <text:p>-0.0101497</text:p>
          </table:table-cell>
          <table:table-cell office:value-type="float" office:value="1.2853399999999999" table:style-name="ce1">
            <text:p>1.2853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99" table:style-name="ce1">
            <text:p>799</text:p>
          </table:table-cell>
          <table:table-cell office:value-type="float" office:value="296" table:style-name="ce1">
            <text:p>296</text:p>
          </table:table-cell>
          <table:table-cell office:value-type="float" office:value="-1.5593699999999999" table:style-name="ce1">
            <text:p>-1.55937</text:p>
          </table:table-cell>
          <table:table-cell office:value-type="float" office:value="-1.01669E-2" table:style-name="ce1">
            <text:p>-0.0101669</text:p>
          </table:table-cell>
          <table:table-cell office:value-type="float" office:value="0.82619799999999999" table:style-name="ce1">
            <text:p>0.82619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199" table:style-name="ce1">
            <text:p>1199</text:p>
          </table:table-cell>
          <table:table-cell office:value-type="float" office:value="319" table:style-name="ce1">
            <text:p>319</text:p>
          </table:table-cell>
          <table:table-cell office:value-type="float" office:value="-1.4769600000000001" table:style-name="ce1">
            <text:p>-1.47696</text:p>
          </table:table-cell>
          <table:table-cell office:value-type="float" office:value="-6.84098E-3" table:style-name="ce1">
            <text:p>-0.00684098</text:p>
          </table:table-cell>
          <table:table-cell office:value-type="float" office:value="-1.09551" table:style-name="ce1">
            <text:p>-1.0955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20" table:style-name="ce1">
            <text:p>1220</text:p>
          </table:table-cell>
          <table:table-cell office:value-type="float" office:value="452" table:style-name="ce1">
            <text:p>452</text:p>
          </table:table-cell>
          <table:table-cell office:value-type="float" office:value="-0.84000799999999998" table:style-name="ce1">
            <text:p>-0.840008</text:p>
          </table:table-cell>
          <table:table-cell office:value-type="float" office:value="-3.02571E-3" table:style-name="ce1">
            <text:p>-0.00302571</text:p>
          </table:table-cell>
          <table:table-cell office:value-type="float" office:value="-1.2056199999999999" table:style-name="ce1">
            <text:p>-1.20562</text:p>
          </table:table-cell>
          <table:table-cell table:number-columns-repeated="1635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47" table:style-name="ce1">
            <text:p>247</text:p>
          </table:table-cell>
          <table:table-cell office:value-type="float" office:value="615" table:style-name="ce1">
            <text:p>615</text:p>
          </table:table-cell>
          <table:table-cell office:value-type="float" office:value="1.05317E-2" table:style-name="ce1">
            <text:p>0.0105317</text:p>
          </table:table-cell>
          <table:table-cell office:value-type="float" office:value="-5.0678399999999997E-3" table:style-name="ce1">
            <text:p>-0.00506784</text:p>
          </table:table-cell>
          <table:table-cell office:value-type="float" office:value="3.4536199999999999" table:style-name="ce1">
            <text:p>3.4536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811" table:style-name="ce1">
            <text:p>811</text:p>
          </table:table-cell>
          <table:table-cell office:value-type="float" office:value="692" table:style-name="ce1">
            <text:p>692</text:p>
          </table:table-cell>
          <table:table-cell office:value-type="float" office:value="0.340665" table:style-name="ce1">
            <text:p>0.340665</text:p>
          </table:table-cell>
          <table:table-cell office:value-type="float" office:value="8.5296000000000005E-4" table:style-name="ce1">
            <text:p>0.00085296</text:p>
          </table:table-cell>
          <table:table-cell office:value-type="float" office:value="0.74089099999999997" table:style-name="ce1">
            <text:p>0.74089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784" table:style-name="ce1">
            <text:p>784</text:p>
          </table:table-cell>
          <table:table-cell office:value-type="float" office:value="687" table:style-name="ce1">
            <text:p>687</text:p>
          </table:table-cell>
          <table:table-cell office:value-type="float" office:value="0.318554" table:style-name="ce1">
            <text:p>0.318554</text:p>
          </table:table-cell>
          <table:table-cell office:value-type="float" office:value="5.33224E-4" table:style-name="ce1">
            <text:p>0.000533224</text:p>
          </table:table-cell>
          <table:table-cell office:value-type="float" office:value="0.87084700000000004" table:style-name="ce1">
            <text:p>0.870847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216" table:style-name="ce1">
            <text:p>1216</text:p>
          </table:table-cell>
          <table:table-cell office:value-type="float" office:value="720" table:style-name="ce1">
            <text:p>720</text:p>
          </table:table-cell>
          <table:table-cell office:value-type="float" office:value="0.44672000000000001" table:style-name="ce1">
            <text:p>0.44672</text:p>
          </table:table-cell>
          <table:table-cell office:value-type="float" office:value="4.3506600000000001E-3" table:style-name="ce1">
            <text:p>0.00435066</text:p>
          </table:table-cell>
          <table:table-cell office:value-type="float" office:value="-1.2051700000000001" table:style-name="ce1">
            <text:p>-1.20517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816" table:style-name="ce1">
            <text:p>816</text:p>
          </table:table-cell>
          <table:table-cell office:value-type="float" office:value="0.98628800000000005" table:style-name="ce1">
            <text:p>0.986288</text:p>
          </table:table-cell>
          <table:table-cell office:value-type="float" office:value="-5.6470999999999995E-4" table:style-name="ce1">
            <text:p>-0.00056471</text:p>
          </table:table-cell>
          <table:table-cell office:value-type="float" office:value="4.1883999999999997" table:style-name="ce1">
            <text:p>4.1884</text:p>
          </table:table-cell>
          <table:table-cell table:number-columns-repeated="1635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3" table:style-name="ce1">
            <text:p>243</text:p>
          </table:table-cell>
          <table:table-cell office:value-type="float" office:value="611" table:style-name="ce1">
            <text:p>611</text:p>
          </table:table-cell>
          <table:table-cell office:value-type="float" office:value="-8.3890000000000006E-3" table:style-name="ce1">
            <text:p>-0.008389</text:p>
          </table:table-cell>
          <table:table-cell office:value-type="float" office:value="-5.2052399999999999E-3" table:style-name="ce1">
            <text:p>-0.00520524</text:p>
          </table:table-cell>
          <table:table-cell office:value-type="float" office:value="3.4731000000000001" table:style-name="ce1">
            <text:p>3.473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211" table:style-name="ce1">
            <text:p>1211</text:p>
          </table:table-cell>
          <table:table-cell office:value-type="float" office:value="459" table:style-name="ce1">
            <text:p>459</text:p>
          </table:table-cell>
          <table:table-cell office:value-type="float" office:value="-0.80577600000000005" table:style-name="ce1">
            <text:p>-0.805776</text:p>
          </table:table-cell>
          <table:table-cell office:value-type="float" office:value="-2.89288E-3" table:style-name="ce1">
            <text:p>-0.00289288</text:p>
          </table:table-cell>
          <table:table-cell office:value-type="float" office:value="-1.1629100000000001" table:style-name="ce1">
            <text:p>-1.1629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195" table:style-name="ce1">
            <text:p>1195</text:p>
          </table:table-cell>
          <table:table-cell office:value-type="float" office:value="460" table:style-name="ce1">
            <text:p>460</text:p>
          </table:table-cell>
          <table:table-cell office:value-type="float" office:value="-0.79985600000000001" table:style-name="ce1">
            <text:p>-0.799856</text:p>
          </table:table-cell>
          <table:table-cell office:value-type="float" office:value="-2.9728799999999998E-3" table:style-name="ce1">
            <text:p>-0.00297288</text:p>
          </table:table-cell>
          <table:table-cell office:value-type="float" office:value="-1.0861799999999999" table:style-name="ce1">
            <text:p>-1.0861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387" table:style-name="ce1">
            <text:p>1387</text:p>
          </table:table-cell>
          <table:table-cell office:value-type="float" office:value="396" table:style-name="ce1">
            <text:p>396</text:p>
          </table:table-cell>
          <table:table-cell office:value-type="float" office:value="-1.1205099999999999" table:style-name="ce1">
            <text:p>-1.12051</text:p>
          </table:table-cell>
          <table:table-cell office:value-type="float" office:value="-3.44934E-3" table:style-name="ce1">
            <text:p>-0.00344934</text:p>
          </table:table-cell>
          <table:table-cell office:value-type="float" office:value="-2.0033500000000002" table:style-name="ce1">
            <text:p>-2.00335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684" table:style-name="ce1">
            <text:p>684</text:p>
          </table:table-cell>
          <table:table-cell office:value-type="float" office:value="331" table:style-name="ce1">
            <text:p>331</text:p>
          </table:table-cell>
          <table:table-cell office:value-type="float" office:value="-1.38331" table:style-name="ce1">
            <text:p>-1.38331</text:p>
          </table:table-cell>
          <table:table-cell office:value-type="float" office:value="-9.9736200000000007E-3" table:style-name="ce1">
            <text:p>-0.00997362</text:p>
          </table:table-cell>
          <table:table-cell office:value-type="float" office:value="1.37578" table:style-name="ce1">
            <text:p>1.37578</text:p>
          </table:table-cell>
          <table:table-cell table:number-columns-repeated="1635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8" table:style-name="ce1">
            <text:p>248</text:p>
          </table:table-cell>
          <table:table-cell office:value-type="float" office:value="611" table:style-name="ce1">
            <text:p>611</text:p>
          </table:table-cell>
          <table:table-cell office:value-type="float" office:value="-8.7390000000000002E-3" table:style-name="ce1">
            <text:p>-0.008739</text:p>
          </table:table-cell>
          <table:table-cell office:value-type="float" office:value="-5.1716100000000001E-3" table:style-name="ce1">
            <text:p>-0.00517161</text:p>
          </table:table-cell>
          <table:table-cell office:value-type="float" office:value="3.4491000000000001" table:style-name="ce1">
            <text:p>3.4491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159" table:style-name="ce1">
            <text:p>1159</text:p>
          </table:table-cell>
          <table:table-cell office:value-type="float" office:value="467" table:style-name="ce1">
            <text:p>467</text:p>
          </table:table-cell>
          <table:table-cell office:value-type="float" office:value="-0.76373500000000005" table:style-name="ce1">
            <text:p>-0.763735</text:p>
          </table:table-cell>
          <table:table-cell office:value-type="float" office:value="-3.0216599999999998E-3" table:style-name="ce1">
            <text:p>-0.00302166</text:p>
          </table:table-cell>
          <table:table-cell office:value-type="float" office:value="-0.913856" table:style-name="ce1">
            <text:p>-0.91385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388" table:style-name="ce1">
            <text:p>1388</text:p>
          </table:table-cell>
          <table:table-cell office:value-type="float" office:value="448" table:style-name="ce1">
            <text:p>448</text:p>
          </table:table-cell>
          <table:table-cell office:value-type="float" office:value="-0.87096799999999996" table:style-name="ce1">
            <text:p>-0.870968</text:p>
          </table:table-cell>
          <table:table-cell office:value-type="float" office:value="-2.0061499999999999E-3" table:style-name="ce1">
            <text:p>-0.00200615</text:p>
          </table:table-cell>
          <table:table-cell office:value-type="float" office:value="-2.01179" table:style-name="ce1">
            <text:p>-2.01179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319" table:style-name="ce1">
            <text:p>1319</text:p>
          </table:table-cell>
          <table:table-cell office:value-type="float" office:value="371" table:style-name="ce1">
            <text:p>371</text:p>
          </table:table-cell>
          <table:table-cell office:value-type="float" office:value="-1.2357499999999999" table:style-name="ce1">
            <text:p>-1.23575</text:p>
          </table:table-cell>
          <table:table-cell office:value-type="float" office:value="-4.5973400000000001E-3" table:style-name="ce1">
            <text:p>-0.00459734</text:p>
          </table:table-cell>
          <table:table-cell office:value-type="float" office:value="-1.6751799999999999" table:style-name="ce1">
            <text:p>-1.67518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11" table:style-name="ce1">
            <text:p>411</text:p>
          </table:table-cell>
          <table:table-cell office:value-type="float" office:value="423" table:style-name="ce1">
            <text:p>423</text:p>
          </table:table-cell>
          <table:table-cell office:value-type="float" office:value="-0.92258300000000004" table:style-name="ce1">
            <text:p>-0.922583</text:p>
          </table:table-cell>
          <table:table-cell office:value-type="float" office:value="-9.2685300000000005E-3" table:style-name="ce1">
            <text:p>-0.00926853</text:p>
          </table:table-cell>
          <table:table-cell office:value-type="float" office:value="2.6798099999999998" table:style-name="ce1">
            <text:p>2.67981</text:p>
          </table:table-cell>
          <table:table-cell table:number-columns-repeated="1635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3" table:style-name="ce1">
            <text:p>243</text:p>
          </table:table-cell>
          <table:table-cell office:value-type="float" office:value="615" table:style-name="ce1">
            <text:p>615</text:p>
          </table:table-cell>
          <table:table-cell office:value-type="float" office:value="1.08117E-2" table:style-name="ce1">
            <text:p>0.0108117</text:p>
          </table:table-cell>
          <table:table-cell office:value-type="float" office:value="-5.0947400000000004E-3" table:style-name="ce1">
            <text:p>-0.00509474</text:p>
          </table:table-cell>
          <table:table-cell office:value-type="float" office:value="3.47282" table:style-name="ce1">
            <text:p>3.4728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136" table:style-name="ce1">
            <text:p>1136</text:p>
          </table:table-cell>
          <table:table-cell office:value-type="float" office:value="460" table:style-name="ce1">
            <text:p>460</text:p>
          </table:table-cell>
          <table:table-cell office:value-type="float" office:value="-0.79572600000000004" table:style-name="ce1">
            <text:p>-0.795726</text:p>
          </table:table-cell>
          <table:table-cell office:value-type="float" office:value="-3.36974E-3" table:style-name="ce1">
            <text:p>-0.00336974</text:p>
          </table:table-cell>
          <table:table-cell office:value-type="float" office:value="-0.80296100000000004" table:style-name="ce1">
            <text:p>-0.802961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872" table:style-name="ce1">
            <text:p>872</text:p>
          </table:table-cell>
          <table:table-cell office:value-type="float" office:value="159" table:style-name="ce1">
            <text:p>159</text:p>
          </table:table-cell>
          <table:table-cell office:value-type="float" office:value="-2.2221000000000002" table:style-name="ce1">
            <text:p>-2.2221</text:p>
          </table:table-cell>
          <table:table-cell office:value-type="float" office:value="-1.3460400000000001E-2" table:style-name="ce1">
            <text:p>-0.0134604</text:p>
          </table:table-cell>
          <table:table-cell office:value-type="float" office:value="0.48536400000000002" table:style-name="ce1">
            <text:p>0.485364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339" table:style-name="ce1">
            <text:p>1339</text:p>
          </table:table-cell>
          <table:table-cell office:value-type="float" office:value="412" table:style-name="ce1">
            <text:p>412</text:p>
          </table:table-cell>
          <table:table-cell office:value-type="float" office:value="-1.04034" table:style-name="ce1">
            <text:p>-1.04034</text:p>
          </table:table-cell>
          <table:table-cell office:value-type="float" office:value="-3.3302200000000001E-3" table:style-name="ce1">
            <text:p>-0.00333022</text:p>
          </table:table-cell>
          <table:table-cell office:value-type="float" office:value="-1.7740499999999999" table:style-name="ce1">
            <text:p>-1.7740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288" table:style-name="ce1">
            <text:p>1288</text:p>
          </table:table-cell>
          <table:table-cell office:value-type="float" office:value="360" table:style-name="ce1">
            <text:p>360</text:p>
          </table:table-cell>
          <table:table-cell office:value-type="float" office:value="-1.2863800000000001" table:style-name="ce1">
            <text:p>-1.28638</text:p>
          </table:table-cell>
          <table:table-cell office:value-type="float" office:value="-5.1097299999999998E-3" table:style-name="ce1">
            <text:p>-0.00510973</text:p>
          </table:table-cell>
          <table:table-cell office:value-type="float" office:value="-1.5256000000000001" table:style-name="ce1">
            <text:p>-1.5256</text:p>
          </table:table-cell>
          <table:table-cell table:number-columns-repeated="1635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43" table:style-name="ce1">
            <text:p>243</text:p>
          </table:table-cell>
          <table:table-cell office:value-type="float" office:value="620" table:style-name="ce1">
            <text:p>620</text:p>
          </table:table-cell>
          <table:table-cell office:value-type="float" office:value="3.4812599999999999E-2" table:style-name="ce1">
            <text:p>0.0348126</text:p>
          </table:table-cell>
          <table:table-cell office:value-type="float" office:value="-4.9566200000000001E-3" table:style-name="ce1">
            <text:p>-0.00495662</text:p>
          </table:table-cell>
          <table:table-cell office:value-type="float" office:value="3.4724699999999999" table:style-name="ce1">
            <text:p>3.4724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160" table:style-name="ce1">
            <text:p>1160</text:p>
          </table:table-cell>
          <table:table-cell office:value-type="float" office:value="467" table:style-name="ce1">
            <text:p>467</text:p>
          </table:table-cell>
          <table:table-cell office:value-type="float" office:value="-0.76380499999999996" table:style-name="ce1">
            <text:p>-0.763805</text:p>
          </table:table-cell>
          <table:table-cell office:value-type="float" office:value="-3.0149299999999999E-3" table:style-name="ce1">
            <text:p>-0.00301493</text:p>
          </table:table-cell>
          <table:table-cell office:value-type="float" office:value="-0.91865699999999995" table:style-name="ce1">
            <text:p>-0.91865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775" table:style-name="ce1">
            <text:p>775</text:p>
          </table:table-cell>
          <table:table-cell office:value-type="float" office:value="679" table:style-name="ce1">
            <text:p>679</text:p>
          </table:table-cell>
          <table:table-cell office:value-type="float" office:value="0.280783" table:style-name="ce1">
            <text:p>0.280783</text:p>
          </table:table-cell>
          <table:table-cell office:value-type="float" office:value="2.5169299999999999E-4" table:style-name="ce1">
            <text:p>0.000251693</text:p>
          </table:table-cell>
          <table:table-cell office:value-type="float" office:value="0.91460900000000001" table:style-name="ce1">
            <text:p>0.91460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223" table:style-name="ce1">
            <text:p>1223</text:p>
          </table:table-cell>
          <table:table-cell office:value-type="float" office:value="644" table:style-name="ce1">
            <text:p>644</text:p>
          </table:table-cell>
          <table:table-cell office:value-type="float" office:value="8.1416600000000006E-2" table:style-name="ce1">
            <text:p>0.0814166</text:p>
          </table:table-cell>
          <table:table-cell office:value-type="float" office:value="2.29831E-3" table:style-name="ce1">
            <text:p>0.00229831</text:p>
          </table:table-cell>
          <table:table-cell office:value-type="float" office:value="-1.23346" table:style-name="ce1">
            <text:p>-1.2334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99" table:style-name="ce1">
            <text:p>299</text:p>
          </table:table-cell>
          <table:table-cell office:value-type="float" office:value="328" table:style-name="ce1">
            <text:p>328</text:p>
          </table:table-cell>
          <table:table-cell office:value-type="float" office:value="-1.37076" table:style-name="ce1">
            <text:p>-1.37076</text:p>
          </table:table-cell>
          <table:table-cell office:value-type="float" office:value="-1.26462E-2" table:style-name="ce1">
            <text:p>-0.0126462</text:p>
          </table:table-cell>
          <table:table-cell office:value-type="float" office:value="3.2240899999999999" table:style-name="ce1">
            <text:p>3.22409</text:p>
          </table:table-cell>
          <table:table-cell table:number-columns-repeated="1635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44" table:style-name="ce1">
            <text:p>244</text:p>
          </table:table-cell>
          <table:table-cell office:value-type="float" office:value="619" table:style-name="ce1">
            <text:p>619</text:p>
          </table:table-cell>
          <table:table-cell office:value-type="float" office:value="2.9942400000000001E-2" table:style-name="ce1">
            <text:p>0.0299424</text:p>
          </table:table-cell>
          <table:table-cell office:value-type="float" office:value="-4.97752E-3" table:style-name="ce1">
            <text:p>-0.00497752</text:p>
          </table:table-cell>
          <table:table-cell office:value-type="float" office:value="3.46774" table:style-name="ce1">
            <text:p>3.46774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143" table:style-name="ce1">
            <text:p>1143</text:p>
          </table:table-cell>
          <table:table-cell office:value-type="float" office:value="463" table:style-name="ce1">
            <text:p>463</text:p>
          </table:table-cell>
          <table:table-cell office:value-type="float" office:value="-0.78181599999999996" table:style-name="ce1">
            <text:p>-0.781816</text:p>
          </table:table-cell>
          <table:table-cell office:value-type="float" office:value="-3.2397799999999998E-3" table:style-name="ce1">
            <text:p>-0.00323978</text:p>
          </table:table-cell>
          <table:table-cell office:value-type="float" office:value="-0.83677299999999999" table:style-name="ce1">
            <text:p>-0.83677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99" table:style-name="ce1">
            <text:p>299</text:p>
          </table:table-cell>
          <table:table-cell office:value-type="float" office:value="336" table:style-name="ce1">
            <text:p>336</text:p>
          </table:table-cell>
          <table:table-cell office:value-type="float" office:value="-1.33236" table:style-name="ce1">
            <text:p>-1.33236</text:p>
          </table:table-cell>
          <table:table-cell office:value-type="float" office:value="-1.2425200000000001E-2" table:style-name="ce1">
            <text:p>-0.0124252</text:p>
          </table:table-cell>
          <table:table-cell office:value-type="float" office:value="3.2235299999999998" table:style-name="ce1">
            <text:p>3.2235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364" table:style-name="ce1">
            <text:p>1364</text:p>
          </table:table-cell>
          <table:table-cell office:value-type="float" office:value="524" table:style-name="ce1">
            <text:p>524</text:p>
          </table:table-cell>
          <table:table-cell office:value-type="float" office:value="-0.50447500000000001" table:style-name="ce1">
            <text:p>-0.504475</text:p>
          </table:table-cell>
          <table:table-cell office:value-type="float" office:value="-6.8154700000000007E-5" table:style-name="ce2">
            <text:p>-6.82E-05</text:p>
          </table:table-cell>
          <table:table-cell office:value-type="float" office:value="-1.9018999999999999" table:style-name="ce1">
            <text:p>-1.9019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719" table:style-name="ce1">
            <text:p>719</text:p>
          </table:table-cell>
          <table:table-cell office:value-type="float" office:value="304" table:style-name="ce1">
            <text:p>304</text:p>
          </table:table-cell>
          <table:table-cell office:value-type="float" office:value="-1.51536" table:style-name="ce1">
            <text:p>-1.51536</text:p>
          </table:table-cell>
          <table:table-cell office:value-type="float" office:value="-1.04841E-2" table:style-name="ce1">
            <text:p>-0.0104841</text:p>
          </table:table-cell>
          <table:table-cell office:value-type="float" office:value="1.20966" table:style-name="ce1">
            <text:p>1.20966</text:p>
          </table:table-cell>
          <table:table-cell table:number-columns-repeated="1635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4" table:style-name="ce1">
            <text:p>244</text:p>
          </table:table-cell>
          <table:table-cell office:value-type="float" office:value="619" table:style-name="ce1">
            <text:p>619</text:p>
          </table:table-cell>
          <table:table-cell office:value-type="float" office:value="2.9942400000000001E-2" table:style-name="ce1">
            <text:p>0.0299424</text:p>
          </table:table-cell>
          <table:table-cell office:value-type="float" office:value="-4.97752E-3" table:style-name="ce1">
            <text:p>-0.00497752</text:p>
          </table:table-cell>
          <table:table-cell office:value-type="float" office:value="3.46774" table:style-name="ce1">
            <text:p>3.46774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187" table:style-name="ce1">
            <text:p>1187</text:p>
          </table:table-cell>
          <table:table-cell office:value-type="float" office:value="464" table:style-name="ce1">
            <text:p>464</text:p>
          </table:table-cell>
          <table:table-cell office:value-type="float" office:value="-0.78009499999999998" table:style-name="ce1">
            <text:p>-0.780095</text:p>
          </table:table-cell>
          <table:table-cell office:value-type="float" office:value="-2.9161899999999999E-3" table:style-name="ce1">
            <text:p>-0.00291619</text:p>
          </table:table-cell>
          <table:table-cell office:value-type="float" office:value="-1.0480499999999999" table:style-name="ce1">
            <text:p>-1.04805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200" table:style-name="ce1">
            <text:p>1200</text:p>
          </table:table-cell>
          <table:table-cell office:value-type="float" office:value="463" table:style-name="ce1">
            <text:p>463</text:p>
          </table:table-cell>
          <table:table-cell office:value-type="float" office:value="-0.785806" table:style-name="ce1">
            <text:p>-0.785806</text:p>
          </table:table-cell>
          <table:table-cell office:value-type="float" office:value="-2.85637E-3" table:style-name="ce1">
            <text:p>-0.00285637</text:p>
          </table:table-cell>
          <table:table-cell office:value-type="float" office:value="-1.11039" table:style-name="ce1">
            <text:p>-1.11039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356" table:style-name="ce1">
            <text:p>1356</text:p>
          </table:table-cell>
          <table:table-cell office:value-type="float" office:value="348" table:style-name="ce1">
            <text:p>348</text:p>
          </table:table-cell>
          <table:table-cell office:value-type="float" office:value="-1.3487499999999999" table:style-name="ce1">
            <text:p>-1.34875</text:p>
          </table:table-cell>
          <table:table-cell office:value-type="float" office:value="-4.9838199999999999E-3" table:style-name="ce1">
            <text:p>-0.00498382</text:p>
          </table:table-cell>
          <table:table-cell office:value-type="float" office:value="-1.85118" table:style-name="ce1">
            <text:p>-1.8511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007" table:style-name="ce1">
            <text:p>1007</text:p>
          </table:table-cell>
          <table:table-cell office:value-type="float" office:value="364" table:style-name="ce1">
            <text:p>364</text:p>
          </table:table-cell>
          <table:table-cell office:value-type="float" office:value="-1.2475099999999999" table:style-name="ce1">
            <text:p>-1.24751</text:p>
          </table:table-cell>
          <table:table-cell office:value-type="float" office:value="-6.8893699999999997E-3" table:style-name="ce1">
            <text:p>-0.00688937</text:p>
          </table:table-cell>
          <table:table-cell office:value-type="float" office:value="-0.177012" table:style-name="ce1">
            <text:p>-0.177012</text:p>
          </table:table-cell>
          <table:table-cell table:number-columns-repeated="1635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4" table:style-name="ce1">
            <text:p>244</text:p>
          </table:table-cell>
          <table:table-cell office:value-type="float" office:value="619" table:style-name="ce1">
            <text:p>619</text:p>
          </table:table-cell>
          <table:table-cell office:value-type="float" office:value="2.9942400000000001E-2" table:style-name="ce1">
            <text:p>0.0299424</text:p>
          </table:table-cell>
          <table:table-cell office:value-type="float" office:value="-4.97752E-3" table:style-name="ce1">
            <text:p>-0.00497752</text:p>
          </table:table-cell>
          <table:table-cell office:value-type="float" office:value="3.46774" table:style-name="ce1">
            <text:p>3.46774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124" table:style-name="ce1">
            <text:p>1124</text:p>
          </table:table-cell>
          <table:table-cell office:value-type="float" office:value="480" table:style-name="ce1">
            <text:p>480</text:p>
          </table:table-cell>
          <table:table-cell office:value-type="float" office:value="-0.69888300000000003" table:style-name="ce1">
            <text:p>-0.698883</text:p>
          </table:table-cell>
          <table:table-cell office:value-type="float" office:value="-2.8979700000000001E-3" table:style-name="ce1">
            <text:p>-0.00289797</text:p>
          </table:table-cell>
          <table:table-cell office:value-type="float" office:value="-0.746757" table:style-name="ce1">
            <text:p>-0.746757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460" table:style-name="ce1">
            <text:p>460</text:p>
          </table:table-cell>
          <table:table-cell office:value-type="float" office:value="755" table:style-name="ce1">
            <text:p>755</text:p>
          </table:table-cell>
          <table:table-cell office:value-type="float" office:value="0.66764699999999999" table:style-name="ce1">
            <text:p>0.667647</text:p>
          </table:table-cell>
          <table:table-cell office:value-type="float" office:value="2.3228699999999999E-4" table:style-name="ce1">
            <text:p>0.000232287</text:p>
          </table:table-cell>
          <table:table-cell office:value-type="float" office:value="2.42137" table:style-name="ce1">
            <text:p>2.42137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868" table:style-name="ce1">
            <text:p>868</text:p>
          </table:table-cell>
          <table:table-cell office:value-type="float" office:value="800" table:style-name="ce1">
            <text:p>800</text:p>
          </table:table-cell>
          <table:table-cell office:value-type="float" office:value="0.85509400000000002" table:style-name="ce1">
            <text:p>0.855094</text:p>
          </table:table-cell>
          <table:table-cell office:value-type="float" office:value="4.2197800000000002E-3" table:style-name="ce1">
            <text:p>0.00421978</text:p>
          </table:table-cell>
          <table:table-cell office:value-type="float" office:value="0.45972099999999999" table:style-name="ce1">
            <text:p>0.459721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336" table:style-name="ce1">
            <text:p>336</text:p>
          </table:table-cell>
          <table:table-cell office:value-type="float" office:value="915" table:style-name="ce1">
            <text:p>915</text:p>
          </table:table-cell>
          <table:table-cell office:value-type="float" office:value="1.4443600000000001" table:style-name="ce1">
            <text:p>1.44436</text:p>
          </table:table-cell>
          <table:table-cell office:value-type="float" office:value="3.8180699999999998E-3" table:style-name="ce1">
            <text:p>0.00381807</text:p>
          </table:table-cell>
          <table:table-cell office:value-type="float" office:value="3.0054099999999999" table:style-name="ce1">
            <text:p>3.00541</text:p>
          </table:table-cell>
          <table:table-cell table:number-columns-repeated="1635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44" table:style-name="ce1">
            <text:p>244</text:p>
          </table:table-cell>
          <table:table-cell office:value-type="float" office:value="624" table:style-name="ce1">
            <text:p>624</text:p>
          </table:table-cell>
          <table:table-cell office:value-type="float" office:value="5.39433E-2" table:style-name="ce1">
            <text:p>0.0539433</text:p>
          </table:table-cell>
          <table:table-cell office:value-type="float" office:value="-4.8393999999999998E-3" table:style-name="ce1">
            <text:p>-0.0048394</text:p>
          </table:table-cell>
          <table:table-cell office:value-type="float" office:value="3.46739" table:style-name="ce1">
            <text:p>3.46739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167" table:style-name="ce1">
            <text:p>1167</text:p>
          </table:table-cell>
          <table:table-cell office:value-type="float" office:value="471" table:style-name="ce1">
            <text:p>471</text:p>
          </table:table-cell>
          <table:table-cell office:value-type="float" office:value="-0.74509400000000003" table:style-name="ce1">
            <text:p>-0.745094</text:p>
          </table:table-cell>
          <table:table-cell office:value-type="float" office:value="-2.8573499999999998E-3" table:style-name="ce1">
            <text:p>-0.00285735</text:p>
          </table:table-cell>
          <table:table-cell office:value-type="float" office:value="-0.952538" table:style-name="ce1">
            <text:p>-0.952538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95" table:style-name="ce1">
            <text:p>195</text:p>
          </table:table-cell>
          <table:table-cell office:value-type="float" office:value="391" table:style-name="ce1">
            <text:p>391</text:p>
          </table:table-cell>
          <table:table-cell office:value-type="float" office:value="-1.06107" table:style-name="ce1">
            <text:p>-1.06107</text:p>
          </table:table-cell>
          <table:table-cell office:value-type="float" office:value="-1.16054E-2" table:style-name="ce1">
            <text:p>-0.0116054</text:p>
          </table:table-cell>
          <table:table-cell office:value-type="float" office:value="3.7189000000000001" table:style-name="ce1">
            <text:p>3.7189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343" table:style-name="ce1">
            <text:p>1343</text:p>
          </table:table-cell>
          <table:table-cell office:value-type="float" office:value="396" table:style-name="ce1">
            <text:p>396</text:p>
          </table:table-cell>
          <table:table-cell office:value-type="float" office:value="-1.1174299999999999" table:style-name="ce1">
            <text:p>-1.11743</text:p>
          </table:table-cell>
          <table:table-cell office:value-type="float" office:value="-3.7453E-3" table:style-name="ce1">
            <text:p>-0.0037453</text:p>
          </table:table-cell>
          <table:table-cell office:value-type="float" office:value="-1.7921400000000001" table:style-name="ce1">
            <text:p>-1.7921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364" table:style-name="ce1">
            <text:p>1364</text:p>
          </table:table-cell>
          <table:table-cell office:value-type="float" office:value="404" table:style-name="ce1">
            <text:p>404</text:p>
          </table:table-cell>
          <table:table-cell office:value-type="float" office:value="-1.0805" table:style-name="ce1">
            <text:p>-1.0805</text:p>
          </table:table-cell>
          <table:table-cell office:value-type="float" office:value="-3.3830499999999999E-3" table:style-name="ce1">
            <text:p>-0.00338305</text:p>
          </table:table-cell>
          <table:table-cell office:value-type="float" office:value="-1.8935" table:style-name="ce1">
            <text:p>-1.8935</text:p>
          </table:table-cell>
          <table:table-cell table:number-columns-repeated="1635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4" table:style-name="ce1">
            <text:p>244</text:p>
          </table:table-cell>
          <table:table-cell office:value-type="float" office:value="623" table:style-name="ce1">
            <text:p>623</text:p>
          </table:table-cell>
          <table:table-cell office:value-type="float" office:value="4.9143100000000002E-2" table:style-name="ce1">
            <text:p>0.0491431</text:p>
          </table:table-cell>
          <table:table-cell office:value-type="float" office:value="-4.8670199999999997E-3" table:style-name="ce1">
            <text:p>-0.00486702</text:p>
          </table:table-cell>
          <table:table-cell office:value-type="float" office:value="3.46746" table:style-name="ce1">
            <text:p>3.4674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136" table:style-name="ce1">
            <text:p>1136</text:p>
          </table:table-cell>
          <table:table-cell office:value-type="float" office:value="471" table:style-name="ce1">
            <text:p>471</text:p>
          </table:table-cell>
          <table:table-cell office:value-type="float" office:value="-0.74292400000000003" table:style-name="ce1">
            <text:p>-0.742924</text:p>
          </table:table-cell>
          <table:table-cell office:value-type="float" office:value="-3.0658700000000001E-3" table:style-name="ce1">
            <text:p>-0.00306587</text:p>
          </table:table-cell>
          <table:table-cell office:value-type="float" office:value="-0.80373000000000006" table:style-name="ce1">
            <text:p>-0.8037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331" table:style-name="ce1">
            <text:p>1331</text:p>
          </table:table-cell>
          <table:table-cell office:value-type="float" office:value="419" table:style-name="ce1">
            <text:p>419</text:p>
          </table:table-cell>
          <table:table-cell office:value-type="float" office:value="-1.0061800000000001" table:style-name="ce1">
            <text:p>-1.00618</text:p>
          </table:table-cell>
          <table:table-cell office:value-type="float" office:value="-3.1906700000000001E-3" table:style-name="ce1">
            <text:p>-0.00319067</text:p>
          </table:table-cell>
          <table:table-cell office:value-type="float" office:value="-1.73614" table:style-name="ce1">
            <text:p>-1.7361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8" table:style-name="ce1">
            <text:p>268</text:p>
          </table:table-cell>
          <table:table-cell office:value-type="float" office:value="379" table:style-name="ce1">
            <text:p>379</text:p>
          </table:table-cell>
          <table:table-cell office:value-type="float" office:value="-1.12378" table:style-name="ce1">
            <text:p>-1.12378</text:p>
          </table:table-cell>
          <table:table-cell office:value-type="float" office:value="-1.14459E-2" table:style-name="ce1">
            <text:p>-0.0114459</text:p>
          </table:table-cell>
          <table:table-cell office:value-type="float" office:value="3.3693300000000002" table:style-name="ce1">
            <text:p>3.3693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87" table:style-name="ce1">
            <text:p>787</text:p>
          </table:table-cell>
          <table:table-cell office:value-type="float" office:value="523" table:style-name="ce1">
            <text:p>523</text:p>
          </table:table-cell>
          <table:table-cell office:value-type="float" office:value="-0.468885" table:style-name="ce1">
            <text:p>-0.468885</text:p>
          </table:table-cell>
          <table:table-cell office:value-type="float" office:value="-3.9769599999999999E-3" table:style-name="ce1">
            <text:p>-0.00397696</text:p>
          </table:table-cell>
          <table:table-cell office:value-type="float" office:value="0.86792000000000002" table:style-name="ce1">
            <text:p>0.86792</text:p>
          </table:table-cell>
          <table:table-cell table:number-columns-repeated="1635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47" table:style-name="ce1">
            <text:p>247</text:p>
          </table:table-cell>
          <table:table-cell office:value-type="float" office:value="624" table:style-name="ce1">
            <text:p>624</text:p>
          </table:table-cell>
          <table:table-cell office:value-type="float" office:value="5.3733299999999998E-2" table:style-name="ce1">
            <text:p>0.0537333</text:p>
          </table:table-cell>
          <table:table-cell office:value-type="float" office:value="-4.8192199999999999E-3" table:style-name="ce1">
            <text:p>-0.00481922</text:p>
          </table:table-cell>
          <table:table-cell office:value-type="float" office:value="3.4529899999999998" table:style-name="ce1">
            <text:p>3.45299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219" table:style-name="ce1">
            <text:p>219</text:p>
          </table:table-cell>
          <table:table-cell office:value-type="float" office:value="815" table:style-name="ce1">
            <text:p>815</text:p>
          </table:table-cell>
          <table:table-cell office:value-type="float" office:value="0.97252700000000003" table:style-name="ce1">
            <text:p>0.972527</text:p>
          </table:table-cell>
          <table:table-cell office:value-type="float" office:value="2.6865500000000002E-4" table:style-name="ce1">
            <text:p>0.000268655</text:p>
          </table:table-cell>
          <table:table-cell office:value-type="float" office:value="3.5740400000000001" table:style-name="ce1">
            <text:p>3.5740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400" table:style-name="ce1">
            <text:p>400</text:p>
          </table:table-cell>
          <table:table-cell office:value-type="float" office:value="879" table:style-name="ce1">
            <text:p>879</text:p>
          </table:table-cell>
          <table:table-cell office:value-type="float" office:value="1.2670699999999999" table:style-name="ce1">
            <text:p>1.26707</text:p>
          </table:table-cell>
          <table:table-cell office:value-type="float" office:value="3.2540899999999998E-3" table:style-name="ce1">
            <text:p>0.00325409</text:p>
          </table:table-cell>
          <table:table-cell office:value-type="float" office:value="2.7007099999999999" table:style-name="ce1">
            <text:p>2.7007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99" table:style-name="ce1">
            <text:p>399</text:p>
          </table:table-cell>
          <table:table-cell office:value-type="float" office:value="475" table:style-name="ce1">
            <text:p>475</text:p>
          </table:table-cell>
          <table:table-cell office:value-type="float" office:value="-0.67213299999999998" table:style-name="ce1">
            <text:p>-0.672133</text:p>
          </table:table-cell>
          <table:table-cell office:value-type="float" office:value="-7.9127899999999994E-3" table:style-name="ce1">
            <text:p>-0.00791279</text:p>
          </table:table-cell>
          <table:table-cell office:value-type="float" office:value="2.7337799999999999" table:style-name="ce1">
            <text:p>2.73378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20" table:style-name="ce1">
            <text:p>320</text:p>
          </table:table-cell>
          <table:table-cell office:value-type="float" office:value="271" table:style-name="ce1">
            <text:p>271</text:p>
          </table:table-cell>
          <table:table-cell office:value-type="float" office:value="-1.64584" table:style-name="ce1">
            <text:p>-1.64584</text:p>
          </table:table-cell>
          <table:table-cell office:value-type="float" office:value="-1.40795E-2" table:style-name="ce1">
            <text:p>-0.0140795</text:p>
          </table:table-cell>
          <table:table-cell office:value-type="float" office:value="3.1272700000000002" table:style-name="ce1">
            <text:p>3.12727</text:p>
          </table:table-cell>
          <table:table-cell table:number-columns-repeated="1635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44" table:style-name="ce1">
            <text:p>244</text:p>
          </table:table-cell>
          <table:table-cell office:value-type="float" office:value="623" table:style-name="ce1">
            <text:p>623</text:p>
          </table:table-cell>
          <table:table-cell office:value-type="float" office:value="4.9143100000000002E-2" table:style-name="ce1">
            <text:p>0.0491431</text:p>
          </table:table-cell>
          <table:table-cell office:value-type="float" office:value="-4.8670199999999997E-3" table:style-name="ce1">
            <text:p>-0.00486702</text:p>
          </table:table-cell>
          <table:table-cell office:value-type="float" office:value="3.46746" table:style-name="ce1">
            <text:p>3.46746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943" table:style-name="ce1">
            <text:p>943</text:p>
          </table:table-cell>
          <table:table-cell office:value-type="float" office:value="583" table:style-name="ce1">
            <text:p>583</text:p>
          </table:table-cell>
          <table:table-cell office:value-type="float" office:value="-0.19179399999999999" table:style-name="ce1">
            <text:p>-0.191794</text:p>
          </table:table-cell>
          <table:table-cell office:value-type="float" office:value="-1.2701800000000001E-3" table:style-name="ce1">
            <text:p>-0.00127018</text:p>
          </table:table-cell>
          <table:table-cell office:value-type="float" office:value="0.114883" table:style-name="ce1">
            <text:p>0.114883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199" table:style-name="ce1">
            <text:p>1199</text:p>
          </table:table-cell>
          <table:table-cell office:value-type="float" office:value="624" table:style-name="ce1">
            <text:p>624</text:p>
          </table:table-cell>
          <table:table-cell office:value-type="float" office:value="-1.2907E-2" table:style-name="ce1">
            <text:p>-0.012907</text:p>
          </table:table-cell>
          <table:table-cell office:value-type="float" office:value="1.58439E-3" table:style-name="ce1">
            <text:p>0.00158439</text:p>
          </table:table-cell>
          <table:table-cell office:value-type="float" office:value="-1.1168499999999999" table:style-name="ce1">
            <text:p>-1.1168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19" table:style-name="ce1">
            <text:p>719</text:p>
          </table:table-cell>
          <table:table-cell office:value-type="float" office:value="591" table:style-name="ce1">
            <text:p>591</text:p>
          </table:table-cell>
          <table:table-cell office:value-type="float" office:value="-0.137713" table:style-name="ce1">
            <text:p>-0.137713</text:p>
          </table:table-cell>
          <table:table-cell office:value-type="float" office:value="-2.5559200000000002E-3" table:style-name="ce1">
            <text:p>-0.00255592</text:p>
          </table:table-cell>
          <table:table-cell office:value-type="float" office:value="1.1895800000000001" table:style-name="ce1">
            <text:p>1.18958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63" table:style-name="ce1">
            <text:p>663</text:p>
          </table:table-cell>
          <table:table-cell office:value-type="float" office:value="323" table:style-name="ce1">
            <text:p>323</text:p>
          </table:table-cell>
          <table:table-cell office:value-type="float" office:value="-1.4202399999999999" table:style-name="ce1">
            <text:p>-1.42024</text:p>
          </table:table-cell>
          <table:table-cell office:value-type="float" office:value="-1.03359E-2" table:style-name="ce1">
            <text:p>-0.0103359</text:p>
          </table:table-cell>
          <table:table-cell office:value-type="float" office:value="1.4771399999999999" table:style-name="ce1">
            <text:p>1.47714</text:p>
          </table:table-cell>
          <table:table-cell table:number-columns-repeated="1635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43" table:style-name="ce1">
            <text:p>243</text:p>
          </table:table-cell>
          <table:table-cell office:value-type="float" office:value="627" table:style-name="ce1">
            <text:p>627</text:p>
          </table:table-cell>
          <table:table-cell office:value-type="float" office:value="6.8413799999999997E-2" table:style-name="ce1">
            <text:p>0.0684138</text:p>
          </table:table-cell>
          <table:table-cell office:value-type="float" office:value="-4.7632500000000001E-3" table:style-name="ce1">
            <text:p>-0.00476325</text:p>
          </table:table-cell>
          <table:table-cell office:value-type="float" office:value="3.4719799999999998" table:style-name="ce1">
            <text:p>3.4719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115" table:style-name="ce1">
            <text:p>1115</text:p>
          </table:table-cell>
          <table:table-cell office:value-type="float" office:value="463" table:style-name="ce1">
            <text:p>463</text:p>
          </table:table-cell>
          <table:table-cell office:value-type="float" office:value="-0.77985599999999999" table:style-name="ce1">
            <text:p>-0.779856</text:p>
          </table:table-cell>
          <table:table-cell office:value-type="float" office:value="-3.4281200000000002E-3" table:style-name="ce1">
            <text:p>-0.00342812</text:p>
          </table:table-cell>
          <table:table-cell office:value-type="float" office:value="-0.70236500000000002" table:style-name="ce1">
            <text:p>-0.702365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739" table:style-name="ce1">
            <text:p>739</text:p>
          </table:table-cell>
          <table:table-cell office:value-type="float" office:value="607" table:style-name="ce1">
            <text:p>607</text:p>
          </table:table-cell>
          <table:table-cell office:value-type="float" office:value="-6.2309900000000001E-2" table:style-name="ce1">
            <text:p>-0.0623099</text:p>
          </table:table-cell>
          <table:table-cell office:value-type="float" office:value="-1.9794000000000001E-3" table:style-name="ce1">
            <text:p>-0.0019794</text:p>
          </table:table-cell>
          <table:table-cell office:value-type="float" office:value="1.09246" table:style-name="ce1">
            <text:p>1.09246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252" table:style-name="ce1">
            <text:p>1252</text:p>
          </table:table-cell>
          <table:table-cell office:value-type="float" office:value="456" table:style-name="ce1">
            <text:p>456</text:p>
          </table:table-cell>
          <table:table-cell office:value-type="float" office:value="-0.82304699999999997" table:style-name="ce1">
            <text:p>-0.823047</text:p>
          </table:table-cell>
          <table:table-cell office:value-type="float" office:value="-2.6999599999999999E-3" table:style-name="ce1">
            <text:p>-0.00269996</text:p>
          </table:table-cell>
          <table:table-cell office:value-type="float" office:value="-1.35951" table:style-name="ce1">
            <text:p>-1.3595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76" table:style-name="ce1">
            <text:p>276</text:p>
          </table:table-cell>
          <table:table-cell office:value-type="float" office:value="375" table:style-name="ce1">
            <text:p>375</text:p>
          </table:table-cell>
          <table:table-cell office:value-type="float" office:value="-1.14354" table:style-name="ce1">
            <text:p>-1.14354</text:p>
          </table:table-cell>
          <table:table-cell office:value-type="float" office:value="-1.15026E-2" table:style-name="ce1">
            <text:p>-0.0115026</text:p>
          </table:table-cell>
          <table:table-cell office:value-type="float" office:value="3.3311999999999999" table:style-name="ce1">
            <text:p>3.3312</text:p>
          </table:table-cell>
          <table:table-cell table:number-columns-repeated="1635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4" table:style-name="ce1">
            <text:p>244</text:p>
          </table:table-cell>
          <table:table-cell office:value-type="float" office:value="628" table:style-name="ce1">
            <text:p>628</text:p>
          </table:table-cell>
          <table:table-cell office:value-type="float" office:value="7.3144000000000001E-2" table:style-name="ce1">
            <text:p>0.073144</text:p>
          </table:table-cell>
          <table:table-cell office:value-type="float" office:value="-4.7289000000000003E-3" table:style-name="ce1">
            <text:p>-0.0047289</text:p>
          </table:table-cell>
          <table:table-cell office:value-type="float" office:value="3.4671099999999999" table:style-name="ce1">
            <text:p>3.4671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56" table:style-name="ce1">
            <text:p>156</text:p>
          </table:table-cell>
          <table:table-cell office:value-type="float" office:value="348" table:style-name="ce1">
            <text:p>348</text:p>
          </table:table-cell>
          <table:table-cell office:value-type="float" office:value="-1.26475" table:style-name="ce1">
            <text:p>-1.26475</text:p>
          </table:table-cell>
          <table:table-cell office:value-type="float" office:value="-1.3055600000000001E-2" table:style-name="ce1">
            <text:p>-0.0130556</text:p>
          </table:table-cell>
          <table:table-cell office:value-type="float" office:value="3.9091200000000002" table:style-name="ce1">
            <text:p>3.90912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083" table:style-name="ce1">
            <text:p>1083</text:p>
          </table:table-cell>
          <table:table-cell office:value-type="float" office:value="460" table:style-name="ce1">
            <text:p>460</text:p>
          </table:table-cell>
          <table:table-cell office:value-type="float" office:value="-0.79201600000000005" table:style-name="ce1">
            <text:p>-0.792016</text:p>
          </table:table-cell>
          <table:table-cell office:value-type="float" office:value="-3.72624E-3" table:style-name="ce1">
            <text:p>-0.00372624</text:p>
          </table:table-cell>
          <table:table-cell office:value-type="float" office:value="-0.54854800000000004" table:style-name="ce1">
            <text:p>-0.54854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451" table:style-name="ce1">
            <text:p>451</text:p>
          </table:table-cell>
          <table:table-cell office:value-type="float" office:value="491" table:style-name="ce1">
            <text:p>491</text:p>
          </table:table-cell>
          <table:table-cell office:value-type="float" office:value="-0.59897" table:style-name="ce1">
            <text:p>-0.59897</text:p>
          </table:table-cell>
          <table:table-cell office:value-type="float" office:value="-7.1210300000000004E-3" table:style-name="ce1">
            <text:p>-0.00712103</text:p>
          </table:table-cell>
          <table:table-cell office:value-type="float" office:value="2.4830399999999999" table:style-name="ce1">
            <text:p>2.4830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199" table:style-name="ce1">
            <text:p>1199</text:p>
          </table:table-cell>
          <table:table-cell office:value-type="float" office:value="451" table:style-name="ce1">
            <text:p>451</text:p>
          </table:table-cell>
          <table:table-cell office:value-type="float" office:value="-0.84333800000000003" table:style-name="ce1">
            <text:p>-0.843338</text:p>
          </table:table-cell>
          <table:table-cell office:value-type="float" office:value="-3.1945900000000002E-3" table:style-name="ce1">
            <text:p>-0.00319459</text:p>
          </table:table-cell>
          <table:table-cell office:value-type="float" office:value="-1.1047499999999999" table:style-name="ce1">
            <text:p>-1.10475</text:p>
          </table:table-cell>
          <table:table-cell table:number-columns-repeated="1635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3" table:style-name="ce1">
            <text:p>243</text:p>
          </table:table-cell>
          <table:table-cell office:value-type="float" office:value="632" table:style-name="ce1">
            <text:p>632</text:p>
          </table:table-cell>
          <table:table-cell office:value-type="float" office:value="9.2414700000000002E-2" table:style-name="ce1">
            <text:p>0.0924147</text:p>
          </table:table-cell>
          <table:table-cell office:value-type="float" office:value="-4.6251299999999999E-3" table:style-name="ce1">
            <text:p>-0.00462513</text:p>
          </table:table-cell>
          <table:table-cell office:value-type="float" office:value="3.4716300000000002" table:style-name="ce1">
            <text:p>3.4716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23" table:style-name="ce1">
            <text:p>323</text:p>
          </table:table-cell>
          <table:table-cell office:value-type="float" office:value="823" table:style-name="ce1">
            <text:p>823</text:p>
          </table:table-cell>
          <table:table-cell office:value-type="float" office:value="1.0036499999999999" table:style-name="ce1">
            <text:p>1.00365</text:p>
          </table:table-cell>
          <table:table-cell office:value-type="float" office:value="1.1892000000000001E-3" table:style-name="ce1">
            <text:p>0.0011892</text:p>
          </table:table-cell>
          <table:table-cell office:value-type="float" office:value="3.0742500000000001" table:style-name="ce1">
            <text:p>3.0742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75" table:style-name="ce1">
            <text:p>1075</text:p>
          </table:table-cell>
          <table:table-cell office:value-type="float" office:value="487" table:style-name="ce1">
            <text:p>487</text:p>
          </table:table-cell>
          <table:table-cell office:value-type="float" office:value="-0.66185099999999997" table:style-name="ce1">
            <text:p>-0.661851</text:p>
          </table:table-cell>
          <table:table-cell office:value-type="float" office:value="-3.0341999999999999E-3" table:style-name="ce1">
            <text:p>-0.0030342</text:p>
          </table:table-cell>
          <table:table-cell office:value-type="float" office:value="-0.51203399999999999" table:style-name="ce1">
            <text:p>-0.51203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15" table:style-name="ce1">
            <text:p>415</text:p>
          </table:table-cell>
          <table:table-cell office:value-type="float" office:value="756" table:style-name="ce1">
            <text:p>756</text:p>
          </table:table-cell>
          <table:table-cell office:value-type="float" office:value="0.675597" table:style-name="ce1">
            <text:p>0.675597</text:p>
          </table:table-cell>
          <table:table-cell office:value-type="float" office:value="-4.2780100000000001E-5" table:style-name="ce2">
            <text:p>-4.28E-05</text:p>
          </table:table-cell>
          <table:table-cell office:value-type="float" office:value="2.6373099999999998" table:style-name="ce1">
            <text:p>2.6373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444" table:style-name="ce1">
            <text:p>444</text:p>
          </table:table-cell>
          <table:table-cell office:value-type="float" office:value="-0.87700900000000004" table:style-name="ce1">
            <text:p>-0.877009</text:p>
          </table:table-cell>
          <table:table-cell office:value-type="float" office:value="-3.3812299999999998E-3" table:style-name="ce1">
            <text:p>-0.00338123</text:p>
          </table:table-cell>
          <table:table-cell office:value-type="float" office:value="-1.1090599999999999" table:style-name="ce1">
            <text:p>-1.10906</text:p>
          </table:table-cell>
          <table:table-cell table:number-columns-repeated="1635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7" table:style-name="ce1">
            <text:p>247</text:p>
          </table:table-cell>
          <table:table-cell office:value-type="float" office:value="632" table:style-name="ce1">
            <text:p>632</text:p>
          </table:table-cell>
          <table:table-cell office:value-type="float" office:value="9.21347E-2" table:style-name="ce1">
            <text:p>0.0921347</text:p>
          </table:table-cell>
          <table:table-cell office:value-type="float" office:value="-4.5982200000000001E-3" table:style-name="ce1">
            <text:p>-0.00459822</text:p>
          </table:table-cell>
          <table:table-cell office:value-type="float" office:value="3.4524300000000001" table:style-name="ce1">
            <text:p>3.4524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192" table:style-name="ce1">
            <text:p>1192</text:p>
          </table:table-cell>
          <table:table-cell office:value-type="float" office:value="456" table:style-name="ce1">
            <text:p>456</text:p>
          </table:table-cell>
          <table:table-cell office:value-type="float" office:value="-0.81884699999999999" table:style-name="ce1">
            <text:p>-0.818847</text:p>
          </table:table-cell>
          <table:table-cell office:value-type="float" office:value="-3.1035500000000001E-3" table:style-name="ce1">
            <text:p>-0.00310355</text:p>
          </table:table-cell>
          <table:table-cell office:value-type="float" office:value="-1.0714999999999999" table:style-name="ce1">
            <text:p>-1.071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200" table:style-name="ce1">
            <text:p>1200</text:p>
          </table:table-cell>
          <table:table-cell office:value-type="float" office:value="456" table:style-name="ce1">
            <text:p>456</text:p>
          </table:table-cell>
          <table:table-cell office:value-type="float" office:value="-0.819407" table:style-name="ce1">
            <text:p>-0.819407</text:p>
          </table:table-cell>
          <table:table-cell office:value-type="float" office:value="-3.04974E-3" table:style-name="ce1">
            <text:p>-0.00304974</text:p>
          </table:table-cell>
          <table:table-cell office:value-type="float" office:value="-1.1099000000000001" table:style-name="ce1">
            <text:p>-1.1099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07" table:style-name="ce1">
            <text:p>607</text:p>
          </table:table-cell>
          <table:table-cell office:value-type="float" office:value="332" table:style-name="ce1">
            <text:p>332</text:p>
          </table:table-cell>
          <table:table-cell office:value-type="float" office:value="-1.3731199999999999" table:style-name="ce1">
            <text:p>-1.37312</text:p>
          </table:table-cell>
          <table:table-cell office:value-type="float" office:value="-1.04639E-2" table:style-name="ce1">
            <text:p>-0.0104639</text:p>
          </table:table-cell>
          <table:table-cell office:value-type="float" office:value="1.74533" table:style-name="ce1">
            <text:p>1.7453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363" table:style-name="ce1">
            <text:p>363</text:p>
          </table:table-cell>
          <table:table-cell office:value-type="float" office:value="311" table:style-name="ce1">
            <text:p>311</text:p>
          </table:table-cell>
          <table:table-cell office:value-type="float" office:value="-1.4568399999999999" table:style-name="ce1">
            <text:p>-1.45684</text:p>
          </table:table-cell>
          <table:table-cell office:value-type="float" office:value="-1.26853E-2" table:style-name="ce1">
            <text:p>-0.0126853</text:p>
          </table:table-cell>
          <table:table-cell office:value-type="float" office:value="2.9180600000000001" table:style-name="ce1">
            <text:p>2.91806</text:p>
          </table:table-cell>
          <table:table-cell table:number-columns-repeated="1635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44" table:style-name="ce1">
            <text:p>244</text:p>
          </table:table-cell>
          <table:table-cell office:value-type="float" office:value="636" table:style-name="ce1">
            <text:p>636</text:p>
          </table:table-cell>
          <table:table-cell office:value-type="float" office:value="0.11154500000000001" table:style-name="ce1">
            <text:p>0.111545</text:p>
          </table:table-cell>
          <table:table-cell office:value-type="float" office:value="-4.5079100000000004E-3" table:style-name="ce1">
            <text:p>-0.00450791</text:p>
          </table:table-cell>
          <table:table-cell office:value-type="float" office:value="3.4665499999999998" table:style-name="ce1">
            <text:p>3.46655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128" table:style-name="ce1">
            <text:p>1128</text:p>
          </table:table-cell>
          <table:table-cell office:value-type="float" office:value="471" table:style-name="ce1">
            <text:p>471</text:p>
          </table:table-cell>
          <table:table-cell office:value-type="float" office:value="-0.74236400000000002" table:style-name="ce1">
            <text:p>-0.742364</text:p>
          </table:table-cell>
          <table:table-cell office:value-type="float" office:value="-3.1196800000000001E-3" table:style-name="ce1">
            <text:p>-0.00311968</text:p>
          </table:table-cell>
          <table:table-cell office:value-type="float" office:value="-0.76532800000000001" table:style-name="ce1">
            <text:p>-0.765328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03" table:style-name="ce1">
            <text:p>403</text:p>
          </table:table-cell>
          <table:table-cell office:value-type="float" office:value="496" table:style-name="ce1">
            <text:p>496</text:p>
          </table:table-cell>
          <table:table-cell office:value-type="float" office:value="-0.57160999999999995" table:style-name="ce1">
            <text:p>-0.57161</text:p>
          </table:table-cell>
          <table:table-cell office:value-type="float" office:value="-7.3057800000000004E-3" table:style-name="ce1">
            <text:p>-0.00730578</text:p>
          </table:table-cell>
          <table:table-cell office:value-type="float" office:value="2.7131099999999999" table:style-name="ce1">
            <text:p>2.7131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343" table:style-name="ce1">
            <text:p>1343</text:p>
          </table:table-cell>
          <table:table-cell office:value-type="float" office:value="531" table:style-name="ce1">
            <text:p>531</text:p>
          </table:table-cell>
          <table:table-cell office:value-type="float" office:value="-0.46940399999999999" table:style-name="ce1">
            <text:p>-0.469404</text:p>
          </table:table-cell>
          <table:table-cell office:value-type="float" office:value="-1.6041799999999999E-5" table:style-name="ce2">
            <text:p>-1.60E-05</text:p>
          </table:table-cell>
          <table:table-cell office:value-type="float" office:value="-1.80158" table:style-name="ce1">
            <text:p>-1.80158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96" table:style-name="ce1">
            <text:p>296</text:p>
          </table:table-cell>
          <table:table-cell office:value-type="float" office:value="316" table:style-name="ce1">
            <text:p>316</text:p>
          </table:table-cell>
          <table:table-cell office:value-type="float" office:value="-1.42815" table:style-name="ce1">
            <text:p>-1.42815</text:p>
          </table:table-cell>
          <table:table-cell office:value-type="float" office:value="-1.29979E-2" table:style-name="ce1">
            <text:p>-0.0129979</text:p>
          </table:table-cell>
          <table:table-cell office:value-type="float" office:value="3.2393299999999998" table:style-name="ce1">
            <text:p>3.23933</text:p>
          </table:table-cell>
          <table:table-cell table:number-columns-repeated="1635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3" table:style-name="ce1">
            <text:p>243</text:p>
          </table:table-cell>
          <table:table-cell office:value-type="float" office:value="632" table:style-name="ce1">
            <text:p>632</text:p>
          </table:table-cell>
          <table:table-cell office:value-type="float" office:value="9.2414700000000002E-2" table:style-name="ce1">
            <text:p>0.0924147</text:p>
          </table:table-cell>
          <table:table-cell office:value-type="float" office:value="-4.6251299999999999E-3" table:style-name="ce1">
            <text:p>-0.00462513</text:p>
          </table:table-cell>
          <table:table-cell office:value-type="float" office:value="3.4716300000000002" table:style-name="ce1">
            <text:p>3.47163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180" table:style-name="ce1">
            <text:p>1180</text:p>
          </table:table-cell>
          <table:table-cell office:value-type="float" office:value="467" table:style-name="ce1">
            <text:p>467</text:p>
          </table:table-cell>
          <table:table-cell office:value-type="float" office:value="-0.76520500000000002" table:style-name="ce1">
            <text:p>-0.765205</text:p>
          </table:table-cell>
          <table:table-cell office:value-type="float" office:value="-2.8804E-3" table:style-name="ce1">
            <text:p>-0.0028804</text:p>
          </table:table-cell>
          <table:table-cell office:value-type="float" office:value="-1.0146599999999999" table:style-name="ce1">
            <text:p>-1.0146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200" table:style-name="ce1">
            <text:p>1200</text:p>
          </table:table-cell>
          <table:table-cell office:value-type="float" office:value="467" table:style-name="ce1">
            <text:p>467</text:p>
          </table:table-cell>
          <table:table-cell office:value-type="float" office:value="-0.76660499999999998" table:style-name="ce1">
            <text:p>-0.766605</text:p>
          </table:table-cell>
          <table:table-cell office:value-type="float" office:value="-2.7458700000000001E-3" table:style-name="ce1">
            <text:p>-0.00274587</text:p>
          </table:table-cell>
          <table:table-cell office:value-type="float" office:value="-1.11067" table:style-name="ce1">
            <text:p>-1.1106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375" table:style-name="ce1">
            <text:p>375</text:p>
          </table:table-cell>
          <table:table-cell office:value-type="float" office:value="860" table:style-name="ce1">
            <text:p>860</text:p>
          </table:table-cell>
          <table:table-cell office:value-type="float" office:value="1.1776199999999999" table:style-name="ce1">
            <text:p>1.17762</text:p>
          </table:table-cell>
          <table:table-cell office:value-type="float" office:value="2.5610699999999999E-3" table:style-name="ce1">
            <text:p>0.00256107</text:p>
          </table:table-cell>
          <table:table-cell office:value-type="float" office:value="2.8220499999999999" table:style-name="ce1">
            <text:p>2.8220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752" table:style-name="ce1">
            <text:p>752</text:p>
          </table:table-cell>
          <table:table-cell office:value-type="float" office:value="732" table:style-name="ce1">
            <text:p>732</text:p>
          </table:table-cell>
          <table:table-cell office:value-type="float" office:value="0.536802" table:style-name="ce1">
            <text:p>0.536802</text:p>
          </table:table-cell>
          <table:table-cell office:value-type="float" office:value="1.56106E-3" table:style-name="ce1">
            <text:p>0.00156106</text:p>
          </table:table-cell>
          <table:table-cell office:value-type="float" office:value="1.0213099999999999" table:style-name="ce1">
            <text:p>1.02131</text:p>
          </table:table-cell>
          <table:table-cell table:number-columns-repeated="1635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4" table:style-name="ce1">
            <text:p>244</text:p>
          </table:table-cell>
          <table:table-cell office:value-type="float" office:value="635" table:style-name="ce1">
            <text:p>635</text:p>
          </table:table-cell>
          <table:table-cell office:value-type="float" office:value="0.10674500000000001" table:style-name="ce1">
            <text:p>0.106745</text:p>
          </table:table-cell>
          <table:table-cell office:value-type="float" office:value="-4.5355300000000003E-3" table:style-name="ce1">
            <text:p>-0.00453553</text:p>
          </table:table-cell>
          <table:table-cell office:value-type="float" office:value="3.4666199999999998" table:style-name="ce1">
            <text:p>3.46662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148" table:style-name="ce1">
            <text:p>1148</text:p>
          </table:table-cell>
          <table:table-cell office:value-type="float" office:value="468" table:style-name="ce1">
            <text:p>468</text:p>
          </table:table-cell>
          <table:table-cell office:value-type="float" office:value="-0.75816499999999998" table:style-name="ce1">
            <text:p>-0.758165</text:p>
          </table:table-cell>
          <table:table-cell office:value-type="float" office:value="-3.0680299999999998E-3" table:style-name="ce1">
            <text:p>-0.00306803</text:p>
          </table:table-cell>
          <table:table-cell office:value-type="float" office:value="-0.861124" table:style-name="ce1">
            <text:p>-0.86112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384" table:style-name="ce1">
            <text:p>384</text:p>
          </table:table-cell>
          <table:table-cell office:value-type="float" office:value="900" table:style-name="ce1">
            <text:p>900</text:p>
          </table:table-cell>
          <table:table-cell office:value-type="float" office:value="1.3689899999999999" table:style-name="ce1">
            <text:p>1.36899</text:p>
          </table:table-cell>
          <table:table-cell office:value-type="float" office:value="3.7265800000000002E-3" table:style-name="ce1">
            <text:p>0.00372658</text:p>
          </table:table-cell>
          <table:table-cell office:value-type="float" office:value="2.7760500000000001" table:style-name="ce1">
            <text:p>2.7760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04" table:style-name="ce1">
            <text:p>404</text:p>
          </table:table-cell>
          <table:table-cell office:value-type="float" office:value="923" table:style-name="ce1">
            <text:p>923</text:p>
          </table:table-cell>
          <table:table-cell office:value-type="float" office:value="1.478" table:style-name="ce1">
            <text:p>1.478</text:p>
          </table:table-cell>
          <table:table-cell office:value-type="float" office:value="4.4964599999999999E-3" table:style-name="ce1">
            <text:p>0.00449646</text:p>
          </table:table-cell>
          <table:table-cell office:value-type="float" office:value="2.6784300000000001" table:style-name="ce1">
            <text:p>2.6784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448" table:style-name="ce1">
            <text:p>448</text:p>
          </table:table-cell>
          <table:table-cell office:value-type="float" office:value="763" table:style-name="ce1">
            <text:p>763</text:p>
          </table:table-cell>
          <table:table-cell office:value-type="float" office:value="0.70688799999999996" table:style-name="ce1">
            <text:p>0.706888</text:p>
          </table:table-cell>
          <table:table-cell office:value-type="float" office:value="3.7256300000000002E-4" table:style-name="ce1">
            <text:p>0.000372563</text:p>
          </table:table-cell>
          <table:table-cell office:value-type="float" office:value="2.4784199999999998" table:style-name="ce1">
            <text:p>2.47842</text:p>
          </table:table-cell>
          <table:table-cell table:number-columns-repeated="1635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8" table:style-name="ce1">
            <text:p>248</text:p>
          </table:table-cell>
          <table:table-cell office:value-type="float" office:value="635" table:style-name="ce1">
            <text:p>635</text:p>
          </table:table-cell>
          <table:table-cell office:value-type="float" office:value="0.106465" table:style-name="ce1">
            <text:p>0.106465</text:p>
          </table:table-cell>
          <table:table-cell office:value-type="float" office:value="-4.5086299999999996E-3" table:style-name="ce1">
            <text:p>-0.00450863</text:p>
          </table:table-cell>
          <table:table-cell office:value-type="float" office:value="3.4474200000000002" table:style-name="ce1">
            <text:p>3.4474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72" table:style-name="ce1">
            <text:p>372</text:p>
          </table:table-cell>
          <table:table-cell office:value-type="float" office:value="827" table:style-name="ce1">
            <text:p>827</text:p>
          </table:table-cell>
          <table:table-cell office:value-type="float" office:value="1.01942" table:style-name="ce1">
            <text:p>1.01942</text:p>
          </table:table-cell>
          <table:table-cell office:value-type="float" office:value="1.6293E-3" table:style-name="ce1">
            <text:p>0.0016293</text:p>
          </table:table-cell>
          <table:table-cell office:value-type="float" office:value="2.8387600000000002" table:style-name="ce1">
            <text:p>2.8387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140" table:style-name="ce1">
            <text:p>1140</text:p>
          </table:table-cell>
          <table:table-cell office:value-type="float" office:value="463" table:style-name="ce1">
            <text:p>463</text:p>
          </table:table-cell>
          <table:table-cell office:value-type="float" office:value="-0.78160600000000002" table:style-name="ce1">
            <text:p>-0.781606</text:p>
          </table:table-cell>
          <table:table-cell office:value-type="float" office:value="-3.2599600000000001E-3" table:style-name="ce1">
            <text:p>-0.00325996</text:p>
          </table:table-cell>
          <table:table-cell office:value-type="float" office:value="-0.82237199999999999" table:style-name="ce1">
            <text:p>-0.82237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400" table:style-name="ce1">
            <text:p>400</text:p>
          </table:table-cell>
          <table:table-cell office:value-type="float" office:value="855" table:style-name="ce1">
            <text:p>855</text:p>
          </table:table-cell>
          <table:table-cell office:value-type="float" office:value="1.1518600000000001" table:style-name="ce1">
            <text:p>1.15186</text:p>
          </table:table-cell>
          <table:table-cell office:value-type="float" office:value="2.5911100000000002E-3" table:style-name="ce1">
            <text:p>0.00259111</text:p>
          </table:table-cell>
          <table:table-cell office:value-type="float" office:value="2.7023899999999998" table:style-name="ce1">
            <text:p>2.7023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92" table:style-name="ce1">
            <text:p>292</text:p>
          </table:table-cell>
          <table:table-cell office:value-type="float" office:value="392" table:style-name="ce1">
            <text:p>392</text:p>
          </table:table-cell>
          <table:table-cell office:value-type="float" office:value="-1.0630599999999999" table:style-name="ce1">
            <text:p>-1.06306</text:p>
          </table:table-cell>
          <table:table-cell office:value-type="float" office:value="-1.0925300000000001E-2" table:style-name="ce1">
            <text:p>-0.0109253</text:p>
          </table:table-cell>
          <table:table-cell office:value-type="float" office:value="3.2532100000000002" table:style-name="ce1">
            <text:p>3.25321</text:p>
          </table:table-cell>
          <table:table-cell table:number-columns-repeated="1635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43" table:style-name="ce1">
            <text:p>243</text:p>
          </table:table-cell>
          <table:table-cell office:value-type="float" office:value="640" table:style-name="ce1">
            <text:p>640</text:p>
          </table:table-cell>
          <table:table-cell office:value-type="float" office:value="0.13081599999999999" table:style-name="ce1">
            <text:p>0.130816</text:p>
          </table:table-cell>
          <table:table-cell office:value-type="float" office:value="-4.40414E-3" table:style-name="ce1">
            <text:p>-0.00440414</text:p>
          </table:table-cell>
          <table:table-cell office:value-type="float" office:value="3.4710700000000001" table:style-name="ce1">
            <text:p>3.4710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139" table:style-name="ce1">
            <text:p>1139</text:p>
          </table:table-cell>
          <table:table-cell office:value-type="float" office:value="467" table:style-name="ce1">
            <text:p>467</text:p>
          </table:table-cell>
          <table:table-cell office:value-type="float" office:value="-0.76233499999999998" table:style-name="ce1">
            <text:p>-0.762335</text:p>
          </table:table-cell>
          <table:table-cell office:value-type="float" office:value="-3.1561900000000001E-3" table:style-name="ce1">
            <text:p>-0.00315619</text:p>
          </table:table-cell>
          <table:table-cell office:value-type="float" office:value="-0.81785099999999999" table:style-name="ce1">
            <text:p>-0.81785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304" table:style-name="ce1">
            <text:p>304</text:p>
          </table:table-cell>
          <table:table-cell office:value-type="float" office:value="384" table:style-name="ce1">
            <text:p>384</text:p>
          </table:table-cell>
          <table:table-cell office:value-type="float" office:value="-1.1023000000000001" table:style-name="ce1">
            <text:p>-1.1023</text:p>
          </table:table-cell>
          <table:table-cell office:value-type="float" office:value="-1.10656E-2" table:style-name="ce1">
            <text:p>-0.0110656</text:p>
          </table:table-cell>
          <table:table-cell office:value-type="float" office:value="3.19617" table:style-name="ce1">
            <text:p>3.1961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371" table:style-name="ce1">
            <text:p>371</text:p>
          </table:table-cell>
          <table:table-cell office:value-type="float" office:value="800" table:style-name="ce1">
            <text:p>800</text:p>
          </table:table-cell>
          <table:table-cell office:value-type="float" office:value="0.88988500000000004" table:style-name="ce1">
            <text:p>0.889885</text:p>
          </table:table-cell>
          <table:table-cell office:value-type="float" office:value="8.7671799999999996E-4" table:style-name="ce1">
            <text:p>0.000876718</text:p>
          </table:table-cell>
          <table:table-cell office:value-type="float" office:value="2.84545" table:style-name="ce1">
            <text:p>2.8454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84" table:style-name="ce1">
            <text:p>484</text:p>
          </table:table-cell>
          <table:table-cell office:value-type="float" office:value="452" table:style-name="ce1">
            <text:p>452</text:p>
          </table:table-cell>
          <table:table-cell office:value-type="float" office:value="-0.78848700000000005" table:style-name="ce1">
            <text:p>-0.788487</text:p>
          </table:table-cell>
          <table:table-cell office:value-type="float" office:value="-7.9763999999999998E-3" table:style-name="ce1">
            <text:p>-0.0079764</text:p>
          </table:table-cell>
          <table:table-cell office:value-type="float" office:value="2.3273600000000001" table:style-name="ce1">
            <text:p>2.32736</text:p>
          </table:table-cell>
          <table:table-cell table:number-columns-repeated="1635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8" table:style-name="ce1">
            <text:p>248</text:p>
          </table:table-cell>
          <table:table-cell office:value-type="float" office:value="640" table:style-name="ce1">
            <text:p>640</text:p>
          </table:table-cell>
          <table:table-cell office:value-type="float" office:value="0.130466" table:style-name="ce1">
            <text:p>0.130466</text:p>
          </table:table-cell>
          <table:table-cell office:value-type="float" office:value="-4.3705000000000003E-3" table:style-name="ce1">
            <text:p>-0.0043705</text:p>
          </table:table-cell>
          <table:table-cell office:value-type="float" office:value="3.4470700000000001" table:style-name="ce1">
            <text:p>3.44707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124" table:style-name="ce1">
            <text:p>1124</text:p>
          </table:table-cell>
          <table:table-cell office:value-type="float" office:value="468" table:style-name="ce1">
            <text:p>468</text:p>
          </table:table-cell>
          <table:table-cell office:value-type="float" office:value="-0.75648499999999996" table:style-name="ce1">
            <text:p>-0.756485</text:p>
          </table:table-cell>
          <table:table-cell office:value-type="float" office:value="-3.22946E-3" table:style-name="ce1">
            <text:p>-0.00322946</text:p>
          </table:table-cell>
          <table:table-cell office:value-type="float" office:value="-0.74591799999999997" table:style-name="ce1">
            <text:p>-0.745918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463" table:style-name="ce1">
            <text:p>1463</text:p>
          </table:table-cell>
          <table:table-cell office:value-type="float" office:value="459" table:style-name="ce1">
            <text:p>459</text:p>
          </table:table-cell>
          <table:table-cell office:value-type="float" office:value="-0.82341600000000004" table:style-name="ce1">
            <text:p>-0.823416</text:p>
          </table:table-cell>
          <table:table-cell office:value-type="float" office:value="-1.1977999999999999E-3" table:style-name="ce1">
            <text:p>-0.0011978</text:p>
          </table:table-cell>
          <table:table-cell office:value-type="float" office:value="-2.3725700000000001" table:style-name="ce1">
            <text:p>-2.37257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327" table:style-name="ce1">
            <text:p>327</text:p>
          </table:table-cell>
          <table:table-cell office:value-type="float" office:value="344" table:style-name="ce1">
            <text:p>344</text:p>
          </table:table-cell>
          <table:table-cell office:value-type="float" office:value="-1.29592" table:style-name="ce1">
            <text:p>-1.29592</text:p>
          </table:table-cell>
          <table:table-cell office:value-type="float" office:value="-1.2015899999999999E-2" table:style-name="ce1">
            <text:p>-0.0120159</text:p>
          </table:table-cell>
          <table:table-cell office:value-type="float" office:value="3.0885600000000002" table:style-name="ce1">
            <text:p>3.08856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435" table:style-name="ce1">
            <text:p>435</text:p>
          </table:table-cell>
          <table:table-cell office:value-type="float" office:value="391" table:style-name="ce1">
            <text:p>391</text:p>
          </table:table-cell>
          <table:table-cell office:value-type="float" office:value="-1.0778700000000001" table:style-name="ce1">
            <text:p>-1.07787</text:p>
          </table:table-cell>
          <table:table-cell office:value-type="float" office:value="-9.9910699999999995E-3" table:style-name="ce1">
            <text:p>-0.00999107</text:p>
          </table:table-cell>
          <table:table-cell office:value-type="float" office:value="2.56684" table:style-name="ce1">
            <text:p>2.56684</text:p>
          </table:table-cell>
          <table:table-cell table:number-columns-repeated="1635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44" table:style-name="ce1">
            <text:p>244</text:p>
          </table:table-cell>
          <table:table-cell office:value-type="float" office:value="639" table:style-name="ce1">
            <text:p>639</text:p>
          </table:table-cell>
          <table:table-cell office:value-type="float" office:value="0.125946" table:style-name="ce1">
            <text:p>0.125946</text:p>
          </table:table-cell>
          <table:table-cell office:value-type="float" office:value="-4.4250299999999999E-3" table:style-name="ce1">
            <text:p>-0.00442503</text:p>
          </table:table-cell>
          <table:table-cell office:value-type="float" office:value="3.4663400000000002" table:style-name="ce1">
            <text:p>3.46634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192" table:style-name="ce1">
            <text:p>1192</text:p>
          </table:table-cell>
          <table:table-cell office:value-type="float" office:value="455" table:style-name="ce1">
            <text:p>455</text:p>
          </table:table-cell>
          <table:table-cell office:value-type="float" office:value="-0.82364700000000002" table:style-name="ce1">
            <text:p>-0.823647</text:p>
          </table:table-cell>
          <table:table-cell office:value-type="float" office:value="-3.1311799999999999E-3" table:style-name="ce1">
            <text:p>-0.00313118</text:p>
          </table:table-cell>
          <table:table-cell office:value-type="float" office:value="-1.0714300000000001" table:style-name="ce1">
            <text:p>-1.0714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200" table:style-name="ce1">
            <text:p>1200</text:p>
          </table:table-cell>
          <table:table-cell office:value-type="float" office:value="456" table:style-name="ce1">
            <text:p>456</text:p>
          </table:table-cell>
          <table:table-cell office:value-type="float" office:value="-0.819407" table:style-name="ce1">
            <text:p>-0.819407</text:p>
          </table:table-cell>
          <table:table-cell office:value-type="float" office:value="-3.04974E-3" table:style-name="ce1">
            <text:p>-0.00304974</text:p>
          </table:table-cell>
          <table:table-cell office:value-type="float" office:value="-1.1099000000000001" table:style-name="ce1">
            <text:p>-1.1099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23" table:style-name="ce1">
            <text:p>223</text:p>
          </table:table-cell>
          <table:table-cell office:value-type="float" office:value="363" table:style-name="ce1">
            <text:p>363</text:p>
          </table:table-cell>
          <table:table-cell office:value-type="float" office:value="-1.19743" table:style-name="ce1">
            <text:p>-1.19743</text:p>
          </table:table-cell>
          <table:table-cell office:value-type="float" office:value="-1.2190599999999999E-2" table:style-name="ce1">
            <text:p>-0.0121906</text:p>
          </table:table-cell>
          <table:table-cell office:value-type="float" office:value="3.5864600000000002" table:style-name="ce1">
            <text:p>3.58646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00" table:style-name="ce1">
            <text:p>400</text:p>
          </table:table-cell>
          <table:table-cell office:value-type="float" office:value="359" table:style-name="ce1">
            <text:p>359</text:p>
          </table:table-cell>
          <table:table-cell office:value-type="float" office:value="-1.22902" table:style-name="ce1">
            <text:p>-1.22902</text:p>
          </table:table-cell>
          <table:table-cell office:value-type="float" office:value="-1.1110500000000001E-2" table:style-name="ce1">
            <text:p>-0.0111105</text:p>
          </table:table-cell>
          <table:table-cell office:value-type="float" office:value="2.7370899999999998" table:style-name="ce1">
            <text:p>2.73709</text:p>
          </table:table-cell>
          <table:table-cell table:number-columns-repeated="1635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3" table:style-name="ce1">
            <text:p>243</text:p>
          </table:table-cell>
          <table:table-cell office:value-type="float" office:value="643" table:style-name="ce1">
            <text:p>643</text:p>
          </table:table-cell>
          <table:table-cell office:value-type="float" office:value="0.14521700000000001" table:style-name="ce1">
            <text:p>0.145217</text:p>
          </table:table-cell>
          <table:table-cell office:value-type="float" office:value="-4.3212700000000003E-3" table:style-name="ce1">
            <text:p>-0.00432127</text:p>
          </table:table-cell>
          <table:table-cell office:value-type="float" office:value="3.4708600000000001" table:style-name="ce1">
            <text:p>3.4708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24" table:style-name="ce1">
            <text:p>224</text:p>
          </table:table-cell>
          <table:table-cell office:value-type="float" office:value="380" table:style-name="ce1">
            <text:p>380</text:p>
          </table:table-cell>
          <table:table-cell office:value-type="float" office:value="-1.1158999999999999" table:style-name="ce1">
            <text:p>-1.1159</text:p>
          </table:table-cell>
          <table:table-cell office:value-type="float" office:value="-1.1714199999999999E-2" table:style-name="ce1">
            <text:p>-0.0117142</text:p>
          </table:table-cell>
          <table:table-cell office:value-type="float" office:value="3.58047" table:style-name="ce1">
            <text:p>3.5804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448" table:style-name="ce1">
            <text:p>448</text:p>
          </table:table-cell>
          <table:table-cell office:value-type="float" office:value="375" table:style-name="ce1">
            <text:p>375</text:p>
          </table:table-cell>
          <table:table-cell office:value-type="float" office:value="-1.1555800000000001" table:style-name="ce1">
            <text:p>-1.15558</text:p>
          </table:table-cell>
          <table:table-cell office:value-type="float" office:value="-1.03456E-2" table:style-name="ce1">
            <text:p>-0.0103456</text:p>
          </table:table-cell>
          <table:table-cell office:value-type="float" office:value="2.50556" table:style-name="ce1">
            <text:p>2.5055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428" table:style-name="ce1">
            <text:p>428</text:p>
          </table:table-cell>
          <table:table-cell office:value-type="float" office:value="400" table:style-name="ce1">
            <text:p>400</text:p>
          </table:table-cell>
          <table:table-cell office:value-type="float" office:value="-1.0341800000000001" table:style-name="ce1">
            <text:p>-1.03418</text:p>
          </table:table-cell>
          <table:table-cell office:value-type="float" office:value="-9.7895399999999994E-3" table:style-name="ce1">
            <text:p>-0.00978954</text:p>
          </table:table-cell>
          <table:table-cell office:value-type="float" office:value="2.5998199999999998" table:style-name="ce1">
            <text:p>2.59982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28" table:style-name="ce1">
            <text:p>128</text:p>
          </table:table-cell>
          <table:table-cell office:value-type="float" office:value="843" table:style-name="ce1">
            <text:p>843</text:p>
          </table:table-cell>
          <table:table-cell office:value-type="float" office:value="1.1133" table:style-name="ce1">
            <text:p>1.1133</text:p>
          </table:table-cell>
          <table:table-cell office:value-type="float" office:value="4.3002099999999999E-4" table:style-name="ce1">
            <text:p>0.000430021</text:p>
          </table:table-cell>
          <table:table-cell office:value-type="float" office:value="4.0088999999999997" table:style-name="ce1">
            <text:p>4.0089</text:p>
          </table:table-cell>
          <table:table-cell table:number-columns-repeated="1635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48" table:style-name="ce1">
            <text:p>248</text:p>
          </table:table-cell>
          <table:table-cell office:value-type="float" office:value="648" table:style-name="ce1">
            <text:p>648</text:p>
          </table:table-cell>
          <table:table-cell office:value-type="float" office:value="0.16886799999999999" table:style-name="ce1">
            <text:p>0.168868</text:p>
          </table:table-cell>
          <table:table-cell office:value-type="float" office:value="-4.1495100000000004E-3" table:style-name="ce1">
            <text:p>-0.00414951</text:p>
          </table:table-cell>
          <table:table-cell office:value-type="float" office:value="3.44651" table:style-name="ce1">
            <text:p>3.4465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56" table:style-name="ce1">
            <text:p>256</text:p>
          </table:table-cell>
          <table:table-cell office:value-type="float" office:value="847" table:style-name="ce1">
            <text:p>847</text:p>
          </table:table-cell>
          <table:table-cell office:value-type="float" office:value="1.12354" table:style-name="ce1">
            <text:p>1.12354</text:p>
          </table:table-cell>
          <table:table-cell office:value-type="float" office:value="1.4015099999999999E-3" table:style-name="ce1">
            <text:p>0.00140151</text:p>
          </table:table-cell>
          <table:table-cell office:value-type="float" office:value="3.39419" table:style-name="ce1">
            <text:p>3.39419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008" table:style-name="ce1">
            <text:p>1008</text:p>
          </table:table-cell>
          <table:table-cell office:value-type="float" office:value="584" table:style-name="ce1">
            <text:p>584</text:p>
          </table:table-cell>
          <table:table-cell office:value-type="float" office:value="-0.19154399999999999" table:style-name="ce1">
            <text:p>-0.191544</text:p>
          </table:table-cell>
          <table:table-cell office:value-type="float" office:value="-8.0533199999999997E-4" table:style-name="ce1">
            <text:p>-0.000805332</text:p>
          </table:table-cell>
          <table:table-cell office:value-type="float" office:value="-0.19720299999999999" table:style-name="ce1">
            <text:p>-0.19720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24" table:style-name="ce1">
            <text:p>424</text:p>
          </table:table-cell>
          <table:table-cell office:value-type="float" office:value="779" table:style-name="ce1">
            <text:p>779</text:p>
          </table:table-cell>
          <table:table-cell office:value-type="float" office:value="0.78537100000000004" table:style-name="ce1">
            <text:p>0.785371</text:p>
          </table:table-cell>
          <table:table-cell office:value-type="float" office:value="6.5311399999999999E-4" table:style-name="ce1">
            <text:p>0.000653114</text:p>
          </table:table-cell>
          <table:table-cell office:value-type="float" office:value="2.5924999999999998" table:style-name="ce1">
            <text:p>2.592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43" table:style-name="ce1">
            <text:p>443</text:p>
          </table:table-cell>
          <table:table-cell office:value-type="float" office:value="376" table:style-name="ce1">
            <text:p>376</text:p>
          </table:table-cell>
          <table:table-cell office:value-type="float" office:value="-1.1504300000000001" table:style-name="ce1">
            <text:p>-1.15043</text:p>
          </table:table-cell>
          <table:table-cell office:value-type="float" office:value="-1.0351600000000001E-2" table:style-name="ce1">
            <text:p>-0.0103516</text:p>
          </table:table-cell>
          <table:table-cell office:value-type="float" office:value="2.52949" table:style-name="ce1">
            <text:p>2.52949</text:p>
          </table:table-cell>
          <table:table-cell table:number-columns-repeated="1635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4" table:style-name="ce1">
            <text:p>244</text:p>
          </table:table-cell>
          <table:table-cell office:value-type="float" office:value="648" table:style-name="ce1">
            <text:p>648</text:p>
          </table:table-cell>
          <table:table-cell office:value-type="float" office:value="0.16914799999999999" table:style-name="ce1">
            <text:p>0.169148</text:p>
          </table:table-cell>
          <table:table-cell office:value-type="float" office:value="-4.1764200000000001E-3" table:style-name="ce1">
            <text:p>-0.00417642</text:p>
          </table:table-cell>
          <table:table-cell office:value-type="float" office:value="3.4657100000000001" table:style-name="ce1">
            <text:p>3.4657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67" table:style-name="ce1">
            <text:p>167</text:p>
          </table:table-cell>
          <table:table-cell office:value-type="float" office:value="396" table:style-name="ce1">
            <text:p>396</text:p>
          </table:table-cell>
          <table:table-cell office:value-type="float" office:value="-1.03511" table:style-name="ce1">
            <text:p>-1.03511</text:p>
          </table:table-cell>
          <table:table-cell office:value-type="float" office:value="-1.16556E-2" table:style-name="ce1">
            <text:p>-0.0116556</text:p>
          </table:table-cell>
          <table:table-cell office:value-type="float" office:value="3.8529599999999999" table:style-name="ce1">
            <text:p>3.85296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304" table:style-name="ce1">
            <text:p>304</text:p>
          </table:table-cell>
          <table:table-cell office:value-type="float" office:value="848" table:style-name="ce1">
            <text:p>848</text:p>
          </table:table-cell>
          <table:table-cell office:value-type="float" office:value="1.1249800000000001" table:style-name="ce1">
            <text:p>1.12498</text:p>
          </table:table-cell>
          <table:table-cell office:value-type="float" office:value="1.7520000000000001E-3" table:style-name="ce1">
            <text:p>0.001752</text:p>
          </table:table-cell>
          <table:table-cell office:value-type="float" office:value="3.16371" table:style-name="ce1">
            <text:p>3.1637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428" table:style-name="ce1">
            <text:p>428</text:p>
          </table:table-cell>
          <table:table-cell office:value-type="float" office:value="439" table:style-name="ce1">
            <text:p>439</text:p>
          </table:table-cell>
          <table:table-cell office:value-type="float" office:value="-0.84697" table:style-name="ce1">
            <text:p>-0.84697</text:p>
          </table:table-cell>
          <table:table-cell office:value-type="float" office:value="-8.7121899999999999E-3" table:style-name="ce1">
            <text:p>-0.00871219</text:p>
          </table:table-cell>
          <table:table-cell office:value-type="float" office:value="2.5970900000000001" table:style-name="ce1">
            <text:p>2.59709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556" table:style-name="ce1">
            <text:p>556</text:p>
          </table:table-cell>
          <table:table-cell office:value-type="float" office:value="332" table:style-name="ce1">
            <text:p>332</text:p>
          </table:table-cell>
          <table:table-cell office:value-type="float" office:value="-1.36955" table:style-name="ce1">
            <text:p>-1.36955</text:p>
          </table:table-cell>
          <table:table-cell office:value-type="float" office:value="-1.0807000000000001E-2" table:style-name="ce1">
            <text:p>-0.010807</text:p>
          </table:table-cell>
          <table:table-cell office:value-type="float" office:value="1.99014" table:style-name="ce1">
            <text:p>1.99014</text:p>
          </table:table-cell>
          <table:table-cell table:number-columns-repeated="1635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8" table:style-name="ce1">
            <text:p>248</text:p>
          </table:table-cell>
          <table:table-cell office:value-type="float" office:value="648" table:style-name="ce1">
            <text:p>648</text:p>
          </table:table-cell>
          <table:table-cell office:value-type="float" office:value="0.16886799999999999" table:style-name="ce1">
            <text:p>0.168868</text:p>
          </table:table-cell>
          <table:table-cell office:value-type="float" office:value="-4.1495100000000004E-3" table:style-name="ce1">
            <text:p>-0.00414951</text:p>
          </table:table-cell>
          <table:table-cell office:value-type="float" office:value="3.44651" table:style-name="ce1">
            <text:p>3.44651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071" table:style-name="ce1">
            <text:p>1071</text:p>
          </table:table-cell>
          <table:table-cell office:value-type="float" office:value="519" table:style-name="ce1">
            <text:p>519</text:p>
          </table:table-cell>
          <table:table-cell office:value-type="float" office:value="-0.50796600000000003" table:style-name="ce1">
            <text:p>-0.507966</text:p>
          </table:table-cell>
          <table:table-cell office:value-type="float" office:value="-2.1771300000000002E-3" table:style-name="ce1">
            <text:p>-0.00217713</text:p>
          </table:table-cell>
          <table:table-cell office:value-type="float" office:value="-0.49507200000000001" table:style-name="ce1">
            <text:p>-0.495072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199" table:style-name="ce1">
            <text:p>1199</text:p>
          </table:table-cell>
          <table:table-cell office:value-type="float" office:value="532" table:style-name="ce1">
            <text:p>532</text:p>
          </table:table-cell>
          <table:table-cell office:value-type="float" office:value="-0.45452300000000001" table:style-name="ce1">
            <text:p>-0.454523</text:p>
          </table:table-cell>
          <table:table-cell office:value-type="float" office:value="-9.5703100000000001E-4" table:style-name="ce1">
            <text:p>-0.000957031</text:p>
          </table:table-cell>
          <table:table-cell office:value-type="float" office:value="-1.1104099999999999" table:style-name="ce1">
            <text:p>-1.11041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428" table:style-name="ce1">
            <text:p>428</text:p>
          </table:table-cell>
          <table:table-cell office:value-type="float" office:value="548" table:style-name="ce1">
            <text:p>548</text:p>
          </table:table-cell>
          <table:table-cell office:value-type="float" office:value="-0.32374999999999998" table:style-name="ce1">
            <text:p>-0.32375</text:p>
          </table:table-cell>
          <table:table-cell office:value-type="float" office:value="-5.7011600000000003E-3" table:style-name="ce1">
            <text:p>-0.00570116</text:p>
          </table:table-cell>
          <table:table-cell office:value-type="float" office:value="2.5894599999999999" table:style-name="ce1">
            <text:p>2.58946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715" table:style-name="ce1">
            <text:p>715</text:p>
          </table:table-cell>
          <table:table-cell office:value-type="float" office:value="348" table:style-name="ce1">
            <text:p>348</text:p>
          </table:table-cell>
          <table:table-cell office:value-type="float" office:value="-1.3038799999999999" table:style-name="ce1">
            <text:p>-1.30388</text:p>
          </table:table-cell>
          <table:table-cell office:value-type="float" office:value="-9.29549E-3" table:style-name="ce1">
            <text:p>-0.00929549</text:p>
          </table:table-cell>
          <table:table-cell office:value-type="float" office:value="1.2257800000000001" table:style-name="ce1">
            <text:p>1.22578</text:p>
          </table:table-cell>
          <table:table-cell table:number-columns-repeated="1635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7" table:style-name="ce1">
            <text:p>247</text:p>
          </table:table-cell>
          <table:table-cell office:value-type="float" office:value="647" table:style-name="ce1">
            <text:p>647</text:p>
          </table:table-cell>
          <table:table-cell office:value-type="float" office:value="0.16413700000000001" table:style-name="ce1">
            <text:p>0.164137</text:p>
          </table:table-cell>
          <table:table-cell office:value-type="float" office:value="-4.1838600000000002E-3" table:style-name="ce1">
            <text:p>-0.00418386</text:p>
          </table:table-cell>
          <table:table-cell office:value-type="float" office:value="3.4513799999999999" table:style-name="ce1">
            <text:p>3.4513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224" table:style-name="ce1">
            <text:p>224</text:p>
          </table:table-cell>
          <table:table-cell office:value-type="float" office:value="299" table:style-name="ce1">
            <text:p>299</text:p>
          </table:table-cell>
          <table:table-cell office:value-type="float" office:value="-1.50471" table:style-name="ce1">
            <text:p>-1.50471</text:p>
          </table:table-cell>
          <table:table-cell office:value-type="float" office:value="-1.39518E-2" table:style-name="ce1">
            <text:p>-0.0139518</text:p>
          </table:table-cell>
          <table:table-cell office:value-type="float" office:value="3.5861299999999998" table:style-name="ce1">
            <text:p>3.58613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16" table:style-name="ce1">
            <text:p>416</text:p>
          </table:table-cell>
          <table:table-cell office:value-type="float" office:value="388" table:style-name="ce1">
            <text:p>388</text:p>
          </table:table-cell>
          <table:table-cell office:value-type="float" office:value="-1.09094" table:style-name="ce1">
            <text:p>-1.09094</text:p>
          </table:table-cell>
          <table:table-cell office:value-type="float" office:value="-1.0201699999999999E-2" table:style-name="ce1">
            <text:p>-0.0102017</text:p>
          </table:table-cell>
          <table:table-cell office:value-type="float" office:value="2.6582599999999998" table:style-name="ce1">
            <text:p>2.65826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-1.0322199999999999" table:style-name="ce1">
            <text:p>-1.03222</text:p>
          </table:table-cell>
          <table:table-cell office:value-type="float" office:value="-9.9778799999999997E-3" table:style-name="ce1">
            <text:p>-0.00997788</text:p>
          </table:table-cell>
          <table:table-cell office:value-type="float" office:value="2.7342200000000001" table:style-name="ce1">
            <text:p>2.7342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255" table:style-name="ce1">
            <text:p>1255</text:p>
          </table:table-cell>
          <table:table-cell office:value-type="float" office:value="163" table:style-name="ce1">
            <text:p>163</text:p>
          </table:table-cell>
          <table:table-cell office:value-type="float" office:value="-2.2297099999999999" table:style-name="ce1">
            <text:p>-2.22971</text:p>
          </table:table-cell>
          <table:table-cell office:value-type="float" office:value="-1.0773700000000001E-2" table:style-name="ce1">
            <text:p>-0.0107737</text:p>
          </table:table-cell>
          <table:table-cell office:value-type="float" office:value="-1.35341" table:style-name="ce1">
            <text:p>-1.35341</text:p>
          </table:table-cell>
          <table:table-cell table:number-columns-repeated="1635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47" table:style-name="ce1">
            <text:p>247</text:p>
          </table:table-cell>
          <table:table-cell office:value-type="float" office:value="647" table:style-name="ce1">
            <text:p>647</text:p>
          </table:table-cell>
          <table:table-cell office:value-type="float" office:value="0.16413700000000001" table:style-name="ce1">
            <text:p>0.164137</text:p>
          </table:table-cell>
          <table:table-cell office:value-type="float" office:value="-4.1838600000000002E-3" table:style-name="ce1">
            <text:p>-0.00418386</text:p>
          </table:table-cell>
          <table:table-cell office:value-type="float" office:value="3.4513799999999999" table:style-name="ce1">
            <text:p>3.4513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400" table:style-name="ce1">
            <text:p>400</text:p>
          </table:table-cell>
          <table:table-cell office:value-type="float" office:value="447" table:style-name="ce1">
            <text:p>447</text:p>
          </table:table-cell>
          <table:table-cell office:value-type="float" office:value="-0.80660799999999999" table:style-name="ce1">
            <text:p>-0.806608</text:p>
          </table:table-cell>
          <table:table-cell office:value-type="float" office:value="-8.6795399999999995E-3" table:style-name="ce1">
            <text:p>-0.00867954</text:p>
          </table:table-cell>
          <table:table-cell office:value-type="float" office:value="2.7309399999999999" table:style-name="ce1">
            <text:p>2.7309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708" table:style-name="ce1">
            <text:p>708</text:p>
          </table:table-cell>
          <table:table-cell office:value-type="float" office:value="328" table:style-name="ce1">
            <text:p>328</text:p>
          </table:table-cell>
          <table:table-cell office:value-type="float" office:value="-1.3993899999999999" table:style-name="ce1">
            <text:p>-1.39939</text:p>
          </table:table-cell>
          <table:table-cell office:value-type="float" office:value="-9.8950600000000007E-3" table:style-name="ce1">
            <text:p>-0.00989506</text:p>
          </table:table-cell>
          <table:table-cell office:value-type="float" office:value="1.26078" table:style-name="ce1">
            <text:p>1.2607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76" table:style-name="ce1">
            <text:p>176</text:p>
          </table:table-cell>
          <table:table-cell office:value-type="float" office:value="360" table:style-name="ce1">
            <text:p>360</text:p>
          </table:table-cell>
          <table:table-cell office:value-type="float" office:value="-1.2085399999999999" table:style-name="ce1">
            <text:p>-1.20854</text:p>
          </table:table-cell>
          <table:table-cell office:value-type="float" office:value="-1.2589599999999999E-2" table:style-name="ce1">
            <text:p>-0.0125896</text:p>
          </table:table-cell>
          <table:table-cell office:value-type="float" office:value="3.8122799999999999" table:style-name="ce1">
            <text:p>3.8122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031" table:style-name="ce1">
            <text:p>1031</text:p>
          </table:table-cell>
          <table:table-cell office:value-type="float" office:value="492" table:style-name="ce1">
            <text:p>492</text:p>
          </table:table-cell>
          <table:table-cell office:value-type="float" office:value="-0.63476999999999995" table:style-name="ce1">
            <text:p>-0.63477</text:p>
          </table:table-cell>
          <table:table-cell office:value-type="float" office:value="-3.1920500000000001E-3" table:style-name="ce1">
            <text:p>-0.00319205</text:p>
          </table:table-cell>
          <table:table-cell office:value-type="float" office:value="-0.30117300000000002" table:style-name="ce1">
            <text:p>-0.301173</text:p>
          </table:table-cell>
          <table:table-cell table:number-columns-repeated="1635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44" table:style-name="ce1">
            <text:p>244</text:p>
          </table:table-cell>
          <table:table-cell office:value-type="float" office:value="652" table:style-name="ce1">
            <text:p>652</text:p>
          </table:table-cell>
          <table:table-cell office:value-type="float" office:value="0.18834799999999999" table:style-name="ce1">
            <text:p>0.188348</text:p>
          </table:table-cell>
          <table:table-cell office:value-type="float" office:value="-4.0659199999999998E-3" table:style-name="ce1">
            <text:p>-0.00406592</text:p>
          </table:table-cell>
          <table:table-cell office:value-type="float" office:value="3.46543" table:style-name="ce1">
            <text:p>3.4654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71" table:style-name="ce1">
            <text:p>271</text:p>
          </table:table-cell>
          <table:table-cell office:value-type="float" office:value="876" table:style-name="ce1">
            <text:p>876</text:p>
          </table:table-cell>
          <table:table-cell office:value-type="float" office:value="1.2617" table:style-name="ce1">
            <text:p>1.2617</text:p>
          </table:table-cell>
          <table:table-cell office:value-type="float" office:value="2.3035099999999999E-3" table:style-name="ce1">
            <text:p>0.00230351</text:p>
          </table:table-cell>
          <table:table-cell office:value-type="float" office:value="3.3201499999999999" table:style-name="ce1">
            <text:p>3.3201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411" table:style-name="ce1">
            <text:p>411</text:p>
          </table:table-cell>
          <table:table-cell office:value-type="float" office:value="856" table:style-name="ce1">
            <text:p>856</text:p>
          </table:table-cell>
          <table:table-cell office:value-type="float" office:value="1.1558900000000001" table:style-name="ce1">
            <text:p>1.15589</text:p>
          </table:table-cell>
          <table:table-cell office:value-type="float" office:value="2.6927299999999999E-3" table:style-name="ce1">
            <text:p>0.00269273</text:p>
          </table:table-cell>
          <table:table-cell office:value-type="float" office:value="2.6495199999999999" table:style-name="ce1">
            <text:p>2.6495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464" table:style-name="ce1">
            <text:p>464</text:p>
          </table:table-cell>
          <table:table-cell office:value-type="float" office:value="791" table:style-name="ce1">
            <text:p>791</text:p>
          </table:table-cell>
          <table:table-cell office:value-type="float" office:value="0.84017299999999995" table:style-name="ce1">
            <text:p>0.840173</text:p>
          </table:table-cell>
          <table:table-cell office:value-type="float" office:value="1.25366E-3" table:style-name="ce1">
            <text:p>0.00125366</text:p>
          </table:table-cell>
          <table:table-cell office:value-type="float" office:value="2.3996499999999998" table:style-name="ce1">
            <text:p>2.3996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811" table:style-name="ce1">
            <text:p>811</text:p>
          </table:table-cell>
          <table:table-cell office:value-type="float" office:value="776" table:style-name="ce1">
            <text:p>776</text:p>
          </table:table-cell>
          <table:table-cell office:value-type="float" office:value="0.74387999999999999" table:style-name="ce1">
            <text:p>0.74388</text:p>
          </table:table-cell>
          <table:table-cell office:value-type="float" office:value="3.1733899999999999E-3" table:style-name="ce1">
            <text:p>0.00317339</text:p>
          </table:table-cell>
          <table:table-cell office:value-type="float" office:value="0.73501399999999995" table:style-name="ce1">
            <text:p>0.735014</text:p>
          </table:table-cell>
          <table:table-cell table:number-columns-repeated="1635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3" table:style-name="ce1">
            <text:p>243</text:p>
          </table:table-cell>
          <table:table-cell office:value-type="float" office:value="651" table:style-name="ce1">
            <text:p>651</text:p>
          </table:table-cell>
          <table:table-cell office:value-type="float" office:value="0.183618" table:style-name="ce1">
            <text:p>0.183618</text:p>
          </table:table-cell>
          <table:table-cell office:value-type="float" office:value="-4.1002699999999996E-3" table:style-name="ce1">
            <text:p>-0.00410027</text:p>
          </table:table-cell>
          <table:table-cell office:value-type="float" office:value="3.4702999999999999" table:style-name="ce1">
            <text:p>3.470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280" table:style-name="ce1">
            <text:p>280</text:p>
          </table:table-cell>
          <table:table-cell office:value-type="float" office:value="852" table:style-name="ce1">
            <text:p>852</text:p>
          </table:table-cell>
          <table:table-cell office:value-type="float" office:value="1.1458600000000001" table:style-name="ce1">
            <text:p>1.14586</text:p>
          </table:table-cell>
          <table:table-cell office:value-type="float" office:value="1.7010599999999999E-3" table:style-name="ce1">
            <text:p>0.00170106</text:p>
          </table:table-cell>
          <table:table-cell office:value-type="float" office:value="3.2786300000000002" table:style-name="ce1">
            <text:p>3.2786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08" table:style-name="ce1">
            <text:p>408</text:p>
          </table:table-cell>
          <table:table-cell office:value-type="float" office:value="792" table:style-name="ce1">
            <text:p>792</text:p>
          </table:table-cell>
          <table:table-cell office:value-type="float" office:value="0.84889300000000001" table:style-name="ce1">
            <text:p>0.848893</text:p>
          </table:table-cell>
          <table:table-cell office:value-type="float" office:value="9.0460400000000004E-4" table:style-name="ce1">
            <text:p>0.000904604</text:p>
          </table:table-cell>
          <table:table-cell office:value-type="float" office:value="2.6684000000000001" table:style-name="ce1">
            <text:p>2.6684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19" table:style-name="ce1">
            <text:p>419</text:p>
          </table:table-cell>
          <table:table-cell office:value-type="float" office:value="799" table:style-name="ce1">
            <text:p>799</text:p>
          </table:table-cell>
          <table:table-cell office:value-type="float" office:value="0.88172399999999995" table:style-name="ce1">
            <text:p>0.881724</text:p>
          </table:table-cell>
          <table:table-cell office:value-type="float" office:value="1.1719600000000001E-3" table:style-name="ce1">
            <text:p>0.00117196</text:p>
          </table:table-cell>
          <table:table-cell office:value-type="float" office:value="2.6151" table:style-name="ce1">
            <text:p>2.6151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848" table:style-name="ce1">
            <text:p>848</text:p>
          </table:table-cell>
          <table:table-cell office:value-type="float" office:value="1060" table:style-name="ce1">
            <text:p>1060</text:p>
          </table:table-cell>
          <table:table-cell office:value-type="float" office:value="2.1045400000000001" table:style-name="ce1">
            <text:p>2.10454</text:p>
          </table:table-cell>
          <table:table-cell office:value-type="float" office:value="1.12675E-2" table:style-name="ce1">
            <text:p>0.0112675</text:p>
          </table:table-cell>
          <table:table-cell office:value-type="float" office:value="0.53753600000000001" table:style-name="ce1">
            <text:p>0.537536</text:p>
          </table:table-cell>
          <table:table-cell table:number-columns-repeated="1635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44" table:style-name="ce1">
            <text:p>244</text:p>
          </table:table-cell>
          <table:table-cell office:value-type="float" office:value="651" table:style-name="ce1">
            <text:p>651</text:p>
          </table:table-cell>
          <table:table-cell office:value-type="float" office:value="0.18354799999999999" table:style-name="ce1">
            <text:p>0.183548</text:p>
          </table:table-cell>
          <table:table-cell office:value-type="float" office:value="-4.0935499999999996E-3" table:style-name="ce1">
            <text:p>-0.00409355</text:p>
          </table:table-cell>
          <table:table-cell office:value-type="float" office:value="3.4655" table:style-name="ce1">
            <text:p>3.4655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76" table:style-name="ce1">
            <text:p>276</text:p>
          </table:table-cell>
          <table:table-cell office:value-type="float" office:value="883" table:style-name="ce1">
            <text:p>883</text:p>
          </table:table-cell>
          <table:table-cell office:value-type="float" office:value="1.29495" table:style-name="ce1">
            <text:p>1.29495</text:p>
          </table:table-cell>
          <table:table-cell office:value-type="float" office:value="2.5305100000000001E-3" table:style-name="ce1">
            <text:p>0.00253051</text:p>
          </table:table-cell>
          <table:table-cell office:value-type="float" office:value="3.2956599999999998" table:style-name="ce1">
            <text:p>3.29566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399" table:style-name="ce1">
            <text:p>399</text:p>
          </table:table-cell>
          <table:table-cell office:value-type="float" office:value="879" table:style-name="ce1">
            <text:p>879</text:p>
          </table:table-cell>
          <table:table-cell office:value-type="float" office:value="1.2671399999999999" table:style-name="ce1">
            <text:p>1.26714</text:p>
          </table:table-cell>
          <table:table-cell office:value-type="float" office:value="3.2473699999999999E-3" table:style-name="ce1">
            <text:p>0.00324737</text:p>
          </table:table-cell>
          <table:table-cell office:value-type="float" office:value="2.7055099999999999" table:style-name="ce1">
            <text:p>2.70551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819" table:style-name="ce1">
            <text:p>819</text:p>
          </table:table-cell>
          <table:table-cell office:value-type="float" office:value="1071" table:style-name="ce1">
            <text:p>1071</text:p>
          </table:table-cell>
          <table:table-cell office:value-type="float" office:value="2.15937" table:style-name="ce1">
            <text:p>2.15937</text:p>
          </table:table-cell>
          <table:table-cell office:value-type="float" office:value="1.1376300000000001E-2" table:style-name="ce1">
            <text:p>0.0113763</text:p>
          </table:table-cell>
          <table:table-cell office:value-type="float" office:value="0.67597399999999996" table:style-name="ce1">
            <text:p>0.675974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00" table:style-name="ce1">
            <text:p>200</text:p>
          </table:table-cell>
          <table:table-cell office:value-type="float" office:value="387" table:style-name="ce1">
            <text:p>387</text:p>
          </table:table-cell>
          <table:table-cell office:value-type="float" office:value="-1.0806199999999999" table:style-name="ce1">
            <text:p>-1.08062</text:p>
          </table:table-cell>
          <table:table-cell office:value-type="float" office:value="-1.16823E-2" table:style-name="ce1">
            <text:p>-0.0116823</text:p>
          </table:table-cell>
          <table:table-cell office:value-type="float" office:value="3.6951800000000001" table:style-name="ce1">
            <text:p>3.69518</text:p>
          </table:table-cell>
          <table:table-cell table:number-columns-repeated="1635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44" table:style-name="ce1">
            <text:p>244</text:p>
          </table:table-cell>
          <table:table-cell office:value-type="float" office:value="655" table:style-name="ce1">
            <text:p>655</text:p>
          </table:table-cell>
          <table:table-cell office:value-type="float" office:value="0.20274900000000001" table:style-name="ce1">
            <text:p>0.202749</text:p>
          </table:table-cell>
          <table:table-cell office:value-type="float" office:value="-3.9830500000000001E-3" table:style-name="ce1">
            <text:p>-0.00398305</text:p>
          </table:table-cell>
          <table:table-cell office:value-type="float" office:value="3.46522" table:style-name="ce1">
            <text:p>3.46522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55" table:style-name="ce1">
            <text:p>455</text:p>
          </table:table-cell>
          <table:table-cell office:value-type="float" office:value="548" table:style-name="ce1">
            <text:p>548</text:p>
          </table:table-cell>
          <table:table-cell office:value-type="float" office:value="-0.32563999999999999" table:style-name="ce1">
            <text:p>-0.32564</text:p>
          </table:table-cell>
          <table:table-cell office:value-type="float" office:value="-5.5195499999999998E-3" table:style-name="ce1">
            <text:p>-0.00551955</text:p>
          </table:table-cell>
          <table:table-cell office:value-type="float" office:value="2.4598599999999999" table:style-name="ce1">
            <text:p>2.45986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799" table:style-name="ce1">
            <text:p>799</text:p>
          </table:table-cell>
          <table:table-cell office:value-type="float" office:value="592" table:style-name="ce1">
            <text:p>592</text:p>
          </table:table-cell>
          <table:table-cell office:value-type="float" office:value="-0.138513" table:style-name="ce1">
            <text:p>-0.138513</text:p>
          </table:table-cell>
          <table:table-cell office:value-type="float" office:value="-1.9901699999999999E-3" table:style-name="ce1">
            <text:p>-0.00199017</text:p>
          </table:table-cell>
          <table:table-cell office:value-type="float" office:value="0.80549000000000004" table:style-name="ce1">
            <text:p>0.80549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816" table:style-name="ce1">
            <text:p>816</text:p>
          </table:table-cell>
          <table:table-cell office:value-type="float" office:value="0.98733800000000005" table:style-name="ce1">
            <text:p>0.987338</text:p>
          </table:table-cell>
          <table:table-cell office:value-type="float" office:value="-6.6560700000000003E-4" table:style-name="ce1">
            <text:p>-0.000665607</text:p>
          </table:table-cell>
          <table:table-cell office:value-type="float" office:value="4.2603999999999997" table:style-name="ce1">
            <text:p>4.2604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63" table:style-name="ce1">
            <text:p>463</text:p>
          </table:table-cell>
          <table:table-cell office:value-type="float" office:value="799" table:style-name="ce1">
            <text:p>799</text:p>
          </table:table-cell>
          <table:table-cell office:value-type="float" office:value="0.87864399999999998" table:style-name="ce1">
            <text:p>0.878644</text:p>
          </table:table-cell>
          <table:table-cell office:value-type="float" office:value="1.4679300000000001E-3" table:style-name="ce1">
            <text:p>0.00146793</text:p>
          </table:table-cell>
          <table:table-cell office:value-type="float" office:value="2.4038900000000001" table:style-name="ce1">
            <text:p>2.40389</text:p>
          </table:table-cell>
          <table:table-cell table:number-columns-repeated="1635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47" table:style-name="ce1">
            <text:p>247</text:p>
          </table:table-cell>
          <table:table-cell office:value-type="float" office:value="651" table:style-name="ce1">
            <text:p>651</text:p>
          </table:table-cell>
          <table:table-cell office:value-type="float" office:value="0.183338" table:style-name="ce1">
            <text:p>0.183338</text:p>
          </table:table-cell>
          <table:table-cell office:value-type="float" office:value="-4.0733699999999998E-3" table:style-name="ce1">
            <text:p>-0.00407337</text:p>
          </table:table-cell>
          <table:table-cell office:value-type="float" office:value="3.4510999999999998" table:style-name="ce1">
            <text:p>3.4511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944" table:style-name="ce1">
            <text:p>944</text:p>
          </table:table-cell>
          <table:table-cell office:value-type="float" office:value="580" table:style-name="ce1">
            <text:p>580</text:p>
          </table:table-cell>
          <table:table-cell office:value-type="float" office:value="-0.206265" table:style-name="ce1">
            <text:p>-0.206265</text:p>
          </table:table-cell>
          <table:table-cell office:value-type="float" office:value="-1.34632E-3" table:style-name="ce1">
            <text:p>-0.00134632</text:p>
          </table:table-cell>
          <table:table-cell office:value-type="float" office:value="0.110293" table:style-name="ce1">
            <text:p>0.110293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795" table:style-name="ce1">
            <text:p>795</text:p>
          </table:table-cell>
          <table:table-cell office:value-type="float" office:value="611" table:style-name="ce1">
            <text:p>611</text:p>
          </table:table-cell>
          <table:table-cell office:value-type="float" office:value="-4.70292E-2" table:style-name="ce1">
            <text:p>-0.0470292</text:p>
          </table:table-cell>
          <table:table-cell office:value-type="float" office:value="-1.49222E-3" table:style-name="ce1">
            <text:p>-0.00149222</text:p>
          </table:table-cell>
          <table:table-cell office:value-type="float" office:value="0.82336200000000004" table:style-name="ce1">
            <text:p>0.823362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200" table:style-name="ce1">
            <text:p>1200</text:p>
          </table:table-cell>
          <table:table-cell office:value-type="float" office:value="544" table:style-name="ce1">
            <text:p>544</text:p>
          </table:table-cell>
          <table:table-cell office:value-type="float" office:value="-0.39699099999999998" table:style-name="ce1">
            <text:p>-0.396991</text:p>
          </table:table-cell>
          <table:table-cell office:value-type="float" office:value="-6.1881399999999997E-4" table:style-name="ce1">
            <text:p>-0.000618814</text:p>
          </table:table-cell>
          <table:table-cell office:value-type="float" office:value="-1.11605" table:style-name="ce1">
            <text:p>-1.1160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463" table:style-name="ce1">
            <text:p>463</text:p>
          </table:table-cell>
          <table:table-cell office:value-type="float" office:value="799" table:style-name="ce1">
            <text:p>799</text:p>
          </table:table-cell>
          <table:table-cell office:value-type="float" office:value="0.87864399999999998" table:style-name="ce1">
            <text:p>0.878644</text:p>
          </table:table-cell>
          <table:table-cell office:value-type="float" office:value="1.4679300000000001E-3" table:style-name="ce1">
            <text:p>0.00146793</text:p>
          </table:table-cell>
          <table:table-cell office:value-type="float" office:value="2.4038900000000001" table:style-name="ce1">
            <text:p>2.40389</text:p>
          </table:table-cell>
          <table:table-cell table:number-columns-repeated="1635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47" table:style-name="ce1">
            <text:p>247</text:p>
          </table:table-cell>
          <table:table-cell office:value-type="float" office:value="656" table:style-name="ce1">
            <text:p>656</text:p>
          </table:table-cell>
          <table:table-cell office:value-type="float" office:value="0.207339" table:style-name="ce1">
            <text:p>0.207339</text:p>
          </table:table-cell>
          <table:table-cell office:value-type="float" office:value="-3.9352399999999996E-3" table:style-name="ce1">
            <text:p>-0.00393524</text:p>
          </table:table-cell>
          <table:table-cell office:value-type="float" office:value="3.4507500000000002" table:style-name="ce1">
            <text:p>3.45075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952" table:style-name="ce1">
            <text:p>952</text:p>
          </table:table-cell>
          <table:table-cell office:value-type="float" office:value="219" table:style-name="ce1">
            <text:p>219</text:p>
          </table:table-cell>
          <table:table-cell office:value-type="float" office:value="-1.9396899999999999" table:style-name="ce1">
            <text:p>-1.93969</text:p>
          </table:table-cell>
          <table:table-cell office:value-type="float" office:value="-1.12648E-2" table:style-name="ce1">
            <text:p>-0.0112648</text:p>
          </table:table-cell>
          <table:table-cell office:value-type="float" office:value="9.7146099999999999E-2" table:style-name="ce1">
            <text:p>0.097146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200" table:style-name="ce1">
            <text:p>1200</text:p>
          </table:table-cell>
          <table:table-cell office:value-type="float" office:value="276" table:style-name="ce1">
            <text:p>276</text:p>
          </table:table-cell>
          <table:table-cell office:value-type="float" office:value="-1.68344" table:style-name="ce1">
            <text:p>-1.68344</text:p>
          </table:table-cell>
          <table:table-cell office:value-type="float" office:value="-8.0220900000000008E-3" table:style-name="ce1">
            <text:p>-0.00802209</text:p>
          </table:table-cell>
          <table:table-cell office:value-type="float" office:value="-1.0972999999999999" table:style-name="ce1">
            <text:p>-1.097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80" table:style-name="ce1">
            <text:p>680</text:p>
          </table:table-cell>
          <table:table-cell office:value-type="float" office:value="284" table:style-name="ce1">
            <text:p>284</text:p>
          </table:table-cell>
          <table:table-cell office:value-type="float" office:value="-1.6086400000000001" table:style-name="ce1">
            <text:p>-1.60864</text:p>
          </table:table-cell>
          <table:table-cell office:value-type="float" office:value="-1.1298900000000001E-2" table:style-name="ce1">
            <text:p>-0.0112989</text:p>
          </table:table-cell>
          <table:table-cell office:value-type="float" office:value="1.3982699999999999" table:style-name="ce1">
            <text:p>1.3982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04" table:style-name="ce1">
            <text:p>304</text:p>
          </table:table-cell>
          <table:table-cell office:value-type="float" office:value="240" table:style-name="ce1">
            <text:p>240</text:p>
          </table:table-cell>
          <table:table-cell office:value-type="float" office:value="-1.7935300000000001" table:style-name="ce1">
            <text:p>-1.79353</text:p>
          </table:table-cell>
          <table:table-cell office:value-type="float" office:value="-1.50435E-2" table:style-name="ce1">
            <text:p>-0.0150435</text:p>
          </table:table-cell>
          <table:table-cell office:value-type="float" office:value="3.2062400000000002" table:style-name="ce1">
            <text:p>3.20624</text:p>
          </table:table-cell>
          <table:table-cell table:number-columns-repeated="1635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7" table:style-name="ce1">
            <text:p>247</text:p>
          </table:table-cell>
          <table:table-cell office:value-type="float" office:value="655" table:style-name="ce1">
            <text:p>655</text:p>
          </table:table-cell>
          <table:table-cell office:value-type="float" office:value="0.202539" table:style-name="ce1">
            <text:p>0.202539</text:p>
          </table:table-cell>
          <table:table-cell office:value-type="float" office:value="-3.9628700000000003E-3" table:style-name="ce1">
            <text:p>-0.00396287</text:p>
          </table:table-cell>
          <table:table-cell office:value-type="float" office:value="3.4508200000000002" table:style-name="ce1">
            <text:p>3.45082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64" table:style-name="ce1">
            <text:p>1164</text:p>
          </table:table-cell>
          <table:table-cell office:value-type="float" office:value="244" table:style-name="ce1">
            <text:p>244</text:p>
          </table:table-cell>
          <table:table-cell office:value-type="float" office:value="-1.8345199999999999" table:style-name="ce1">
            <text:p>-1.83452</text:p>
          </table:table-cell>
          <table:table-cell office:value-type="float" office:value="-9.1482200000000003E-3" table:style-name="ce1">
            <text:p>-0.00914822</text:p>
          </table:table-cell>
          <table:table-cell office:value-type="float" office:value="-0.92225699999999999" table:style-name="ce1">
            <text:p>-0.922257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232" table:style-name="ce1">
            <text:p>1232</text:p>
          </table:table-cell>
          <table:table-cell office:value-type="float" office:value="199" table:style-name="ce1">
            <text:p>199</text:p>
          </table:table-cell>
          <table:table-cell office:value-type="float" office:value="-2.0552899999999998" table:style-name="ce1">
            <text:p>-2.05529</text:p>
          </table:table-cell>
          <table:table-cell office:value-type="float" office:value="-9.9339000000000007E-3" table:style-name="ce1">
            <text:p>-0.0099339</text:p>
          </table:table-cell>
          <table:table-cell office:value-type="float" office:value="-1.24553" table:style-name="ce1">
            <text:p>-1.24553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787" table:style-name="ce1">
            <text:p>787</text:p>
          </table:table-cell>
          <table:table-cell office:value-type="float" office:value="128" table:style-name="ce1">
            <text:p>128</text:p>
          </table:table-cell>
          <table:table-cell office:value-type="float" office:value="-2.36496" table:style-name="ce1">
            <text:p>-2.36496</text:p>
          </table:table-cell>
          <table:table-cell office:value-type="float" office:value="-1.4888500000000001E-2" table:style-name="ce1">
            <text:p>-0.0148885</text:p>
          </table:table-cell>
          <table:table-cell office:value-type="float" office:value="0.89555399999999996" table:style-name="ce1">
            <text:p>0.895554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287" table:style-name="ce1">
            <text:p>287</text:p>
          </table:table-cell>
          <table:table-cell office:value-type="float" office:value="332" table:style-name="ce1">
            <text:p>332</text:p>
          </table:table-cell>
          <table:table-cell office:value-type="float" office:value="-1.3507199999999999" table:style-name="ce1">
            <text:p>-1.35072</text:p>
          </table:table-cell>
          <table:table-cell office:value-type="float" office:value="-1.26164E-2" table:style-name="ce1">
            <text:p>-0.0126164</text:p>
          </table:table-cell>
          <table:table-cell office:value-type="float" office:value="3.2814100000000002" table:style-name="ce1">
            <text:p>3.28141</text:p>
          </table:table-cell>
          <table:table-cell table:number-columns-repeated="1635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48" table:style-name="ce1">
            <text:p>248</text:p>
          </table:table-cell>
          <table:table-cell office:value-type="float" office:value="660" table:style-name="ce1">
            <text:p>660</text:p>
          </table:table-cell>
          <table:table-cell office:value-type="float" office:value="0.22647" table:style-name="ce1">
            <text:p>0.22647</text:p>
          </table:table-cell>
          <table:table-cell office:value-type="float" office:value="-3.8180200000000001E-3" table:style-name="ce1">
            <text:p>-0.00381802</text:p>
          </table:table-cell>
          <table:table-cell office:value-type="float" office:value="3.4456699999999998" table:style-name="ce1">
            <text:p>3.44567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04" table:style-name="ce1">
            <text:p>404</text:p>
          </table:table-cell>
          <table:table-cell office:value-type="float" office:value="467" table:style-name="ce1">
            <text:p>467</text:p>
          </table:table-cell>
          <table:table-cell office:value-type="float" office:value="-0.71088499999999999" table:style-name="ce1">
            <text:p>-0.710885</text:p>
          </table:table-cell>
          <table:table-cell office:value-type="float" office:value="-8.1001500000000004E-3" table:style-name="ce1">
            <text:p>-0.00810015</text:p>
          </table:table-cell>
          <table:table-cell office:value-type="float" office:value="2.71034" table:style-name="ce1">
            <text:p>2.71034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180" table:style-name="ce1">
            <text:p>1180</text:p>
          </table:table-cell>
          <table:table-cell office:value-type="float" office:value="188" table:style-name="ce1">
            <text:p>188</text:p>
          </table:table-cell>
          <table:table-cell office:value-type="float" office:value="-2.1044499999999999" table:style-name="ce1">
            <text:p>-2.10445</text:p>
          </table:table-cell>
          <table:table-cell office:value-type="float" office:value="-1.05875E-2" table:style-name="ce1">
            <text:p>-0.0105875</text:p>
          </table:table-cell>
          <table:table-cell office:value-type="float" office:value="-0.995143" table:style-name="ce1">
            <text:p>-0.99514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187" table:style-name="ce1">
            <text:p>187</text:p>
          </table:table-cell>
          <table:table-cell office:value-type="float" office:value="-2.1106500000000001" table:style-name="ce1">
            <text:p>-2.11065</text:p>
          </table:table-cell>
          <table:table-cell office:value-type="float" office:value="-1.04806E-2" table:style-name="ce1">
            <text:p>-0.0104806</text:p>
          </table:table-cell>
          <table:table-cell office:value-type="float" office:value="-1.09108" table:style-name="ce1">
            <text:p>-1.09108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728" table:style-name="ce1">
            <text:p>728</text:p>
          </table:table-cell>
          <table:table-cell office:value-type="float" office:value="236" table:style-name="ce1">
            <text:p>236</text:p>
          </table:table-cell>
          <table:table-cell office:value-type="float" office:value="-1.8424100000000001" table:style-name="ce1">
            <text:p>-1.84241</text:p>
          </table:table-cell>
          <table:table-cell office:value-type="float" office:value="-1.2302E-2" table:style-name="ce1">
            <text:p>-0.012302</text:p>
          </table:table-cell>
          <table:table-cell office:value-type="float" office:value="1.1712100000000001" table:style-name="ce1">
            <text:p>1.17121</text:p>
          </table:table-cell>
          <table:table-cell table:number-columns-repeated="1635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8" table:style-name="ce1">
            <text:p>248</text:p>
          </table:table-cell>
          <table:table-cell office:value-type="float" office:value="660" table:style-name="ce1">
            <text:p>660</text:p>
          </table:table-cell>
          <table:table-cell office:value-type="float" office:value="0.22647" table:style-name="ce1">
            <text:p>0.22647</text:p>
          </table:table-cell>
          <table:table-cell office:value-type="float" office:value="-3.8180200000000001E-3" table:style-name="ce1">
            <text:p>-0.00381802</text:p>
          </table:table-cell>
          <table:table-cell office:value-type="float" office:value="3.4456699999999998" table:style-name="ce1">
            <text:p>3.4456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132" table:style-name="ce1">
            <text:p>1132</text:p>
          </table:table-cell>
          <table:table-cell office:value-type="float" office:value="479" table:style-name="ce1">
            <text:p>479</text:p>
          </table:table-cell>
          <table:table-cell office:value-type="float" office:value="-0.70424299999999995" table:style-name="ce1">
            <text:p>-0.704243</text:p>
          </table:table-cell>
          <table:table-cell office:value-type="float" office:value="-2.8717899999999999E-3" table:style-name="ce1">
            <text:p>-0.00287179</text:p>
          </table:table-cell>
          <table:table-cell office:value-type="float" office:value="-0.78508900000000004" table:style-name="ce1">
            <text:p>-0.78508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756" table:style-name="ce1">
            <text:p>756</text:p>
          </table:table-cell>
          <table:table-cell office:value-type="float" office:value="600" table:style-name="ce1">
            <text:p>600</text:p>
          </table:table-cell>
          <table:table-cell office:value-type="float" office:value="-9.7101099999999996E-2" table:style-name="ce1">
            <text:p>-0.0971011</text:p>
          </table:table-cell>
          <table:table-cell office:value-type="float" office:value="-2.05842E-3" table:style-name="ce1">
            <text:p>-0.00205842</text:p>
          </table:table-cell>
          <table:table-cell office:value-type="float" office:value="1.0113399999999999" table:style-name="ce1">
            <text:p>1.0113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32" table:style-name="ce1">
            <text:p>1332</text:p>
          </table:table-cell>
          <table:table-cell office:value-type="float" office:value="555" table:style-name="ce1">
            <text:p>555</text:p>
          </table:table-cell>
          <table:table-cell office:value-type="float" office:value="-0.35342899999999999" table:style-name="ce1">
            <text:p>-0.353429</text:p>
          </table:table-cell>
          <table:table-cell office:value-type="float" office:value="5.7294699999999997E-4" table:style-name="ce1">
            <text:p>0.000572947</text:p>
          </table:table-cell>
          <table:table-cell office:value-type="float" office:value="-1.7504599999999999" table:style-name="ce1">
            <text:p>-1.75046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03" table:style-name="ce1">
            <text:p>103</text:p>
          </table:table-cell>
          <table:table-cell office:value-type="float" office:value="808" table:style-name="ce1">
            <text:p>808</text:p>
          </table:table-cell>
          <table:table-cell office:value-type="float" office:value="0.94704600000000005" table:style-name="ce1">
            <text:p>0.947046</text:p>
          </table:table-cell>
          <table:table-cell office:value-type="float" office:value="-7.04986E-4" table:style-name="ce1">
            <text:p>-0.000704986</text:p>
          </table:table-cell>
          <table:table-cell office:value-type="float" office:value="4.1313500000000003" table:style-name="ce1">
            <text:p>4.13135</text:p>
          </table:table-cell>
          <table:table-cell table:number-columns-repeated="1635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48" table:style-name="ce1">
            <text:p>248</text:p>
          </table:table-cell>
          <table:table-cell office:value-type="float" office:value="660" table:style-name="ce1">
            <text:p>660</text:p>
          </table:table-cell>
          <table:table-cell office:value-type="float" office:value="0.22647" table:style-name="ce1">
            <text:p>0.22647</text:p>
          </table:table-cell>
          <table:table-cell office:value-type="float" office:value="-3.8180200000000001E-3" table:style-name="ce1">
            <text:p>-0.00381802</text:p>
          </table:table-cell>
          <table:table-cell office:value-type="float" office:value="3.4456699999999998" table:style-name="ce1">
            <text:p>3.4456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204" table:style-name="ce1">
            <text:p>1204</text:p>
          </table:table-cell>
          <table:table-cell office:value-type="float" office:value="464" table:style-name="ce1">
            <text:p>464</text:p>
          </table:table-cell>
          <table:table-cell office:value-type="float" office:value="-0.78128500000000001" table:style-name="ce1">
            <text:p>-0.781285</text:p>
          </table:table-cell>
          <table:table-cell office:value-type="float" office:value="-2.8018399999999999E-3" table:style-name="ce1">
            <text:p>-0.00280184</text:p>
          </table:table-cell>
          <table:table-cell office:value-type="float" office:value="-1.1296600000000001" table:style-name="ce1">
            <text:p>-1.1296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291" table:style-name="ce1">
            <text:p>291</text:p>
          </table:table-cell>
          <table:table-cell office:value-type="float" office:value="944" table:style-name="ce1">
            <text:p>944</text:p>
          </table:table-cell>
          <table:table-cell office:value-type="float" office:value="1.5867100000000001" table:style-name="ce1">
            <text:p>1.58671</text:p>
          </table:table-cell>
          <table:table-cell office:value-type="float" office:value="4.3164800000000001E-3" table:style-name="ce1">
            <text:p>0.00431648</text:p>
          </table:table-cell>
          <table:table-cell office:value-type="float" office:value="3.2193900000000002" table:style-name="ce1">
            <text:p>3.21939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239" table:style-name="ce1">
            <text:p>239</text:p>
          </table:table-cell>
          <table:table-cell office:value-type="float" office:value="364" table:style-name="ce1">
            <text:p>364</text:p>
          </table:table-cell>
          <table:table-cell office:value-type="float" office:value="-1.1937500000000001" table:style-name="ce1">
            <text:p>-1.19375</text:p>
          </table:table-cell>
          <table:table-cell office:value-type="float" office:value="-1.20553E-2" table:style-name="ce1">
            <text:p>-0.0120553</text:p>
          </table:table-cell>
          <table:table-cell office:value-type="float" office:value="3.5095800000000001" table:style-name="ce1">
            <text:p>3.50958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488" table:style-name="ce1">
            <text:p>488</text:p>
          </table:table-cell>
          <table:table-cell office:value-type="float" office:value="796" table:style-name="ce1">
            <text:p>796</text:p>
          </table:table-cell>
          <table:table-cell office:value-type="float" office:value="0.86249399999999998" table:style-name="ce1">
            <text:p>0.862494</text:p>
          </table:table-cell>
          <table:table-cell office:value-type="float" office:value="1.5532199999999999E-3" table:style-name="ce1">
            <text:p>0.00155322</text:p>
          </table:table-cell>
          <table:table-cell office:value-type="float" office:value="2.2841" table:style-name="ce1">
            <text:p>2.2841</text:p>
          </table:table-cell>
          <table:table-cell table:number-columns-repeated="1635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43" table:style-name="ce1">
            <text:p>243</text:p>
          </table:table-cell>
          <table:table-cell office:value-type="float" office:value="663" table:style-name="ce1">
            <text:p>663</text:p>
          </table:table-cell>
          <table:table-cell office:value-type="float" office:value="0.24121999999999999" table:style-name="ce1">
            <text:p>0.24122</text:p>
          </table:table-cell>
          <table:table-cell office:value-type="float" office:value="-3.7687799999999998E-3" table:style-name="ce1">
            <text:p>-0.00376878</text:p>
          </table:table-cell>
          <table:table-cell office:value-type="float" office:value="3.4694600000000002" table:style-name="ce1">
            <text:p>3.4694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151" table:style-name="ce1">
            <text:p>1151</text:p>
          </table:table-cell>
          <table:table-cell office:value-type="float" office:value="463" table:style-name="ce1">
            <text:p>463</text:p>
          </table:table-cell>
          <table:table-cell office:value-type="float" office:value="-0.78237599999999996" table:style-name="ce1">
            <text:p>-0.782376</text:p>
          </table:table-cell>
          <table:table-cell office:value-type="float" office:value="-3.1859700000000002E-3" table:style-name="ce1">
            <text:p>-0.00318597</text:p>
          </table:table-cell>
          <table:table-cell office:value-type="float" office:value="-0.87517500000000004" table:style-name="ce1">
            <text:p>-0.87517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88" table:style-name="ce1">
            <text:p>988</text:p>
          </table:table-cell>
          <table:table-cell office:value-type="float" office:value="200" table:style-name="ce1">
            <text:p>200</text:p>
          </table:table-cell>
          <table:table-cell office:value-type="float" office:value="-2.0334099999999999" table:style-name="ce1">
            <text:p>-2.03341</text:p>
          </table:table-cell>
          <table:table-cell office:value-type="float" office:value="-1.15475E-2" table:style-name="ce1">
            <text:p>-0.0115475</text:p>
          </table:table-cell>
          <table:table-cell office:value-type="float" office:value="-7.4333800000000005E-2" table:style-name="ce1">
            <text:p>-0.074333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763" table:style-name="ce1">
            <text:p>763</text:p>
          </table:table-cell>
          <table:table-cell office:value-type="float" office:value="204" table:style-name="ce1">
            <text:p>204</text:p>
          </table:table-cell>
          <table:table-cell office:value-type="float" office:value="-1.9984599999999999" table:style-name="ce1">
            <text:p>-1.99846</text:p>
          </table:table-cell>
          <table:table-cell office:value-type="float" office:value="-1.29505E-2" table:style-name="ce1">
            <text:p>-0.0129505</text:p>
          </table:table-cell>
          <table:table-cell office:value-type="float" office:value="1.0054399999999999" table:style-name="ce1">
            <text:p>1.0054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308" table:style-name="ce1">
            <text:p>308</text:p>
          </table:table-cell>
          <table:table-cell office:value-type="float" office:value="-1.52983" table:style-name="ce1">
            <text:p>-1.52983</text:p>
          </table:table-cell>
          <table:table-cell office:value-type="float" office:value="-7.1381200000000004E-3" table:style-name="ce1">
            <text:p>-0.00713812</text:p>
          </table:table-cell>
          <table:table-cell office:value-type="float" office:value="-1.09954" table:style-name="ce1">
            <text:p>-1.09954</text:p>
          </table:table-cell>
          <table:table-cell table:number-columns-repeated="1635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48" table:style-name="ce1">
            <text:p>248</text:p>
          </table:table-cell>
          <table:table-cell office:value-type="float" office:value="664" table:style-name="ce1">
            <text:p>664</text:p>
          </table:table-cell>
          <table:table-cell office:value-type="float" office:value="0.24567" table:style-name="ce1">
            <text:p>0.24567</text:p>
          </table:table-cell>
          <table:table-cell office:value-type="float" office:value="-3.7075300000000001E-3" table:style-name="ce1">
            <text:p>-0.00370753</text:p>
          </table:table-cell>
          <table:table-cell office:value-type="float" office:value="3.4453900000000002" table:style-name="ce1">
            <text:p>3.44539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175" table:style-name="ce1">
            <text:p>1175</text:p>
          </table:table-cell>
          <table:table-cell office:value-type="float" office:value="471" table:style-name="ce1">
            <text:p>471</text:p>
          </table:table-cell>
          <table:table-cell office:value-type="float" office:value="-0.74565400000000004" table:style-name="ce1">
            <text:p>-0.745654</text:p>
          </table:table-cell>
          <table:table-cell office:value-type="float" office:value="-2.8035400000000002E-3" table:style-name="ce1">
            <text:p>-0.00280354</text:p>
          </table:table-cell>
          <table:table-cell office:value-type="float" office:value="-0.99094000000000004" table:style-name="ce1">
            <text:p>-0.99094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199" table:style-name="ce1">
            <text:p>1199</text:p>
          </table:table-cell>
          <table:table-cell office:value-type="float" office:value="468" table:style-name="ce1">
            <text:p>468</text:p>
          </table:table-cell>
          <table:table-cell office:value-type="float" office:value="-0.76173500000000005" table:style-name="ce1">
            <text:p>-0.761735</text:p>
          </table:table-cell>
          <table:table-cell office:value-type="float" office:value="-2.7249800000000001E-3" table:style-name="ce1">
            <text:p>-0.00272498</text:p>
          </table:table-cell>
          <table:table-cell office:value-type="float" office:value="-1.1059399999999999" table:style-name="ce1">
            <text:p>-1.10594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307" table:style-name="ce1">
            <text:p>307</text:p>
          </table:table-cell>
          <table:table-cell office:value-type="float" office:value="868" table:style-name="ce1">
            <text:p>868</text:p>
          </table:table-cell>
          <table:table-cell office:value-type="float" office:value="1.22078" table:style-name="ce1">
            <text:p>1.22078</text:p>
          </table:table-cell>
          <table:table-cell office:value-type="float" office:value="2.32467E-3" table:style-name="ce1">
            <text:p>0.00232467</text:p>
          </table:table-cell>
          <table:table-cell office:value-type="float" office:value="3.14791" table:style-name="ce1">
            <text:p>3.1479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728" table:style-name="ce1">
            <text:p>728</text:p>
          </table:table-cell>
          <table:table-cell office:value-type="float" office:value="604" table:style-name="ce1">
            <text:p>604</text:p>
          </table:table-cell>
          <table:table-cell office:value-type="float" office:value="-7.5940400000000005E-2" table:style-name="ce1">
            <text:p>-0.0759404</text:p>
          </table:table-cell>
          <table:table-cell office:value-type="float" office:value="-2.1362600000000001E-3" table:style-name="ce1">
            <text:p>-0.00213626</text:p>
          </table:table-cell>
          <table:table-cell office:value-type="float" office:value="1.14547" table:style-name="ce1">
            <text:p>1.14547</text:p>
          </table:table-cell>
          <table:table-cell table:number-columns-repeated="1635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4" table:style-name="ce1">
            <text:p>244</text:p>
          </table:table-cell>
          <table:table-cell office:value-type="float" office:value="667" table:style-name="ce1">
            <text:p>667</text:p>
          </table:table-cell>
          <table:table-cell office:value-type="float" office:value="0.260351" table:style-name="ce1">
            <text:p>0.260351</text:p>
          </table:table-cell>
          <table:table-cell office:value-type="float" office:value="-3.6515599999999999E-3" table:style-name="ce1">
            <text:p>-0.00365156</text:p>
          </table:table-cell>
          <table:table-cell office:value-type="float" office:value="3.4643799999999998" table:style-name="ce1">
            <text:p>3.4643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156" table:style-name="ce1">
            <text:p>1156</text:p>
          </table:table-cell>
          <table:table-cell office:value-type="float" office:value="467" table:style-name="ce1">
            <text:p>467</text:p>
          </table:table-cell>
          <table:table-cell office:value-type="float" office:value="-0.76352500000000001" table:style-name="ce1">
            <text:p>-0.763525</text:p>
          </table:table-cell>
          <table:table-cell office:value-type="float" office:value="-3.0418400000000001E-3" table:style-name="ce1">
            <text:p>-0.00304184</text:p>
          </table:table-cell>
          <table:table-cell office:value-type="float" office:value="-0.89945600000000003" table:style-name="ce1">
            <text:p>-0.899456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300" table:style-name="ce1">
            <text:p>300</text:p>
          </table:table-cell>
          <table:table-cell office:value-type="float" office:value="899" table:style-name="ce1">
            <text:p>899</text:p>
          </table:table-cell>
          <table:table-cell office:value-type="float" office:value="1.3700699999999999" table:style-name="ce1">
            <text:p>1.37007</text:p>
          </table:table-cell>
          <table:table-cell office:value-type="float" office:value="3.13393E-3" table:style-name="ce1">
            <text:p>0.00313393</text:p>
          </table:table-cell>
          <table:table-cell office:value-type="float" office:value="3.1793399999999998" table:style-name="ce1">
            <text:p>3.17934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88" table:style-name="ce1">
            <text:p>888</text:p>
          </table:table-cell>
          <table:table-cell office:value-type="float" office:value="199" table:style-name="ce1">
            <text:p>199</text:p>
          </table:table-cell>
          <table:table-cell office:value-type="float" office:value="-2.0312100000000002" table:style-name="ce1">
            <text:p>-2.03121</text:p>
          </table:table-cell>
          <table:table-cell office:value-type="float" office:value="-1.22478E-2" table:style-name="ce1">
            <text:p>-0.0122478</text:p>
          </table:table-cell>
          <table:table-cell office:value-type="float" office:value="0.40576200000000001" table:style-name="ce1">
            <text:p>0.405762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400" table:style-name="ce1">
            <text:p>400</text:p>
          </table:table-cell>
          <table:table-cell office:value-type="float" office:value="983" table:style-name="ce1">
            <text:p>983</text:p>
          </table:table-cell>
          <table:table-cell office:value-type="float" office:value="1.7662899999999999" table:style-name="ce1">
            <text:p>1.76629</text:p>
          </table:table-cell>
          <table:table-cell office:value-type="float" office:value="6.1270099999999996E-3" table:style-name="ce1">
            <text:p>0.00612701</text:p>
          </table:table-cell>
          <table:table-cell office:value-type="float" office:value="2.6934399999999998" table:style-name="ce1">
            <text:p>2.69344</text:p>
          </table:table-cell>
          <table:table-cell table:number-columns-repeated="1635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3" table:style-name="ce1">
            <text:p>243</text:p>
          </table:table-cell>
          <table:table-cell office:value-type="float" office:value="675" table:style-name="ce1">
            <text:p>675</text:p>
          </table:table-cell>
          <table:table-cell office:value-type="float" office:value="0.29882199999999998" table:style-name="ce1">
            <text:p>0.298822</text:p>
          </table:table-cell>
          <table:table-cell office:value-type="float" office:value="-3.43729E-3" table:style-name="ce1">
            <text:p>-0.00343729</text:p>
          </table:table-cell>
          <table:table-cell office:value-type="float" office:value="3.46862" table:style-name="ce1">
            <text:p>3.46862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420" table:style-name="ce1">
            <text:p>420</text:p>
          </table:table-cell>
          <table:table-cell office:value-type="float" office:value="571" table:style-name="ce1">
            <text:p>571</text:p>
          </table:table-cell>
          <table:table-cell office:value-type="float" office:value="-0.212786" table:style-name="ce1">
            <text:p>-0.212786</text:p>
          </table:table-cell>
          <table:table-cell office:value-type="float" office:value="-5.1196200000000001E-3" table:style-name="ce1">
            <text:p>-0.00511962</text:p>
          </table:table-cell>
          <table:table-cell office:value-type="float" office:value="2.6262599999999998" table:style-name="ce1">
            <text:p>2.62626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180" table:style-name="ce1">
            <text:p>1180</text:p>
          </table:table-cell>
          <table:table-cell office:value-type="float" office:value="472" table:style-name="ce1">
            <text:p>472</text:p>
          </table:table-cell>
          <table:table-cell office:value-type="float" office:value="-0.74120399999999997" table:style-name="ce1">
            <text:p>-0.741204</text:p>
          </table:table-cell>
          <table:table-cell office:value-type="float" office:value="-2.7422800000000002E-3" table:style-name="ce1">
            <text:p>-0.00274228</text:p>
          </table:table-cell>
          <table:table-cell office:value-type="float" office:value="-1.01501" table:style-name="ce1">
            <text:p>-1.01501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351" table:style-name="ce1">
            <text:p>351</text:p>
          </table:table-cell>
          <table:table-cell office:value-type="float" office:value="904" table:style-name="ce1">
            <text:p>904</text:p>
          </table:table-cell>
          <table:table-cell office:value-type="float" office:value="1.3905000000000001" table:style-name="ce1">
            <text:p>1.3905</text:p>
          </table:table-cell>
          <table:table-cell office:value-type="float" office:value="3.6151E-3" table:style-name="ce1">
            <text:p>0.0036151</text:p>
          </table:table-cell>
          <table:table-cell office:value-type="float" office:value="2.93418" table:style-name="ce1">
            <text:p>2.93418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200" table:style-name="ce1">
            <text:p>1200</text:p>
          </table:table-cell>
          <table:table-cell office:value-type="float" office:value="464" table:style-name="ce1">
            <text:p>464</text:p>
          </table:table-cell>
          <table:table-cell office:value-type="float" office:value="-0.78100499999999995" table:style-name="ce1">
            <text:p>-0.781005</text:p>
          </table:table-cell>
          <table:table-cell office:value-type="float" office:value="-2.8287500000000001E-3" table:style-name="ce1">
            <text:p>-0.00282875</text:p>
          </table:table-cell>
          <table:table-cell office:value-type="float" office:value="-1.11046" table:style-name="ce1">
            <text:p>-1.11046</text:p>
          </table:table-cell>
          <table:table-cell table:number-columns-repeated="1635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8" table:style-name="ce1">
            <text:p>248</text:p>
          </table:table-cell>
          <table:table-cell office:value-type="float" office:value="679" table:style-name="ce1">
            <text:p>679</text:p>
          </table:table-cell>
          <table:table-cell office:value-type="float" office:value="0.31767299999999998" table:style-name="ce1">
            <text:p>0.317673</text:p>
          </table:table-cell>
          <table:table-cell office:value-type="float" office:value="-3.2931599999999998E-3" table:style-name="ce1">
            <text:p>-0.00329316</text:p>
          </table:table-cell>
          <table:table-cell office:value-type="float" office:value="3.44434" table:style-name="ce1">
            <text:p>3.44434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172" table:style-name="ce1">
            <text:p>1172</text:p>
          </table:table-cell>
          <table:table-cell office:value-type="float" office:value="448" table:style-name="ce1">
            <text:p>448</text:p>
          </table:table-cell>
          <table:table-cell office:value-type="float" office:value="-0.85584800000000005" table:style-name="ce1">
            <text:p>-0.855848</text:p>
          </table:table-cell>
          <table:table-cell office:value-type="float" office:value="-3.4590799999999998E-3" table:style-name="ce1">
            <text:p>-0.00345908</text:p>
          </table:table-cell>
          <table:table-cell office:value-type="float" office:value="-0.97493099999999999" table:style-name="ce1">
            <text:p>-0.97493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407" table:style-name="ce1">
            <text:p>407</text:p>
          </table:table-cell>
          <table:table-cell office:value-type="float" office:value="436" table:style-name="ce1">
            <text:p>436</text:p>
          </table:table-cell>
          <table:table-cell office:value-type="float" office:value="-0.8599" table:style-name="ce1">
            <text:p>-0.8599</text:p>
          </table:table-cell>
          <table:table-cell office:value-type="float" office:value="-8.9363199999999993E-3" table:style-name="ce1">
            <text:p>-0.00893632</text:p>
          </table:table-cell>
          <table:table-cell office:value-type="float" office:value="2.6981000000000002" table:style-name="ce1">
            <text:p>2.698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91" table:style-name="ce1">
            <text:p>191</text:p>
          </table:table-cell>
          <table:table-cell office:value-type="float" office:value="359" table:style-name="ce1">
            <text:p>359</text:p>
          </table:table-cell>
          <table:table-cell office:value-type="float" office:value="-1.2143900000000001" table:style-name="ce1">
            <text:p>-1.21439</text:p>
          </table:table-cell>
          <table:table-cell office:value-type="float" office:value="-1.2516299999999999E-2" table:style-name="ce1">
            <text:p>-0.0125163</text:p>
          </table:table-cell>
          <table:table-cell office:value-type="float" office:value="3.7403400000000002" table:style-name="ce1">
            <text:p>3.74034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476" table:style-name="ce1">
            <text:p>476</text:p>
          </table:table-cell>
          <table:table-cell office:value-type="float" office:value="339" table:style-name="ce1">
            <text:p>339</text:p>
          </table:table-cell>
          <table:table-cell office:value-type="float" office:value="-1.3303499999999999" table:style-name="ce1">
            <text:p>-1.33035</text:p>
          </table:table-cell>
          <table:table-cell office:value-type="float" office:value="-1.1151700000000001E-2" table:style-name="ce1">
            <text:p>-0.0111517</text:p>
          </table:table-cell>
          <table:table-cell office:value-type="float" office:value="2.3736700000000002" table:style-name="ce1">
            <text:p>2.37367</text:p>
          </table:table-cell>
          <table:table-cell table:number-columns-repeated="1635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8" table:style-name="ce1">
            <text:p>248</text:p>
          </table:table-cell>
          <table:table-cell office:value-type="float" office:value="667" table:style-name="ce1">
            <text:p>667</text:p>
          </table:table-cell>
          <table:table-cell office:value-type="float" office:value="0.260071" table:style-name="ce1">
            <text:p>0.260071</text:p>
          </table:table-cell>
          <table:table-cell office:value-type="float" office:value="-3.6246500000000001E-3" table:style-name="ce1">
            <text:p>-0.00362465</text:p>
          </table:table-cell>
          <table:table-cell office:value-type="float" office:value="3.4451800000000001" table:style-name="ce1">
            <text:p>3.44518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71" table:style-name="ce1">
            <text:p>171</text:p>
          </table:table-cell>
          <table:table-cell office:value-type="float" office:value="828" table:style-name="ce1">
            <text:p>828</text:p>
          </table:table-cell>
          <table:table-cell office:value-type="float" office:value="1.0382899999999999" table:style-name="ce1">
            <text:p>1.03829</text:p>
          </table:table-cell>
          <table:table-cell office:value-type="float" office:value="3.0489800000000001E-4" table:style-name="ce1">
            <text:p>0.000304898</text:p>
          </table:table-cell>
          <table:table-cell office:value-type="float" office:value="3.8035399999999999" table:style-name="ce1">
            <text:p>3.80354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472" table:style-name="ce1">
            <text:p>472</text:p>
          </table:table-cell>
          <table:table-cell office:value-type="float" office:value="828" table:style-name="ce1">
            <text:p>828</text:p>
          </table:table-cell>
          <table:table-cell office:value-type="float" office:value="1.01722" table:style-name="ce1">
            <text:p>1.01722</text:p>
          </table:table-cell>
          <table:table-cell office:value-type="float" office:value="2.32957E-3" table:style-name="ce1">
            <text:p>0.00232957</text:p>
          </table:table-cell>
          <table:table-cell office:value-type="float" office:value="2.35866" table:style-name="ce1">
            <text:p>2.3586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864" table:style-name="ce1">
            <text:p>864</text:p>
          </table:table-cell>
          <table:table-cell office:value-type="float" office:value="915" table:style-name="ce1">
            <text:p>915</text:p>
          </table:table-cell>
          <table:table-cell office:value-type="float" office:value="1.4074" table:style-name="ce1">
            <text:p>1.4074</text:p>
          </table:table-cell>
          <table:table-cell office:value-type="float" office:value="7.3696500000000002E-3" table:style-name="ce1">
            <text:p>0.00736965</text:p>
          </table:table-cell>
          <table:table-cell office:value-type="float" office:value="0.47087600000000002" table:style-name="ce1">
            <text:p>0.47087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667" table:style-name="ce1">
            <text:p>667</text:p>
          </table:table-cell>
          <table:table-cell office:value-type="float" office:value="795" table:style-name="ce1">
            <text:p>795</text:p>
          </table:table-cell>
          <table:table-cell office:value-type="float" office:value="0.84516400000000003" table:style-name="ce1">
            <text:p>0.845164</text:p>
          </table:table-cell>
          <table:table-cell office:value-type="float" office:value="2.7296400000000002E-3" table:style-name="ce1">
            <text:p>0.00272964</text:p>
          </table:table-cell>
          <table:table-cell office:value-type="float" office:value="1.42492" table:style-name="ce1">
            <text:p>1.42492</text:p>
          </table:table-cell>
          <table:table-cell table:number-columns-repeated="1635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3" table:style-name="ce1">
            <text:p>243</text:p>
          </table:table-cell>
          <table:table-cell office:value-type="float" office:value="671" table:style-name="ce1">
            <text:p>671</text:p>
          </table:table-cell>
          <table:table-cell office:value-type="float" office:value="0.27962199999999998" table:style-name="ce1">
            <text:p>0.279622</text:p>
          </table:table-cell>
          <table:table-cell office:value-type="float" office:value="-3.5477899999999999E-3" table:style-name="ce1">
            <text:p>-0.00354779</text:p>
          </table:table-cell>
          <table:table-cell office:value-type="float" office:value="3.4689000000000001" table:style-name="ce1">
            <text:p>3.4689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48" table:style-name="ce1">
            <text:p>148</text:p>
          </table:table-cell>
          <table:table-cell office:value-type="float" office:value="883" table:style-name="ce1">
            <text:p>883</text:p>
          </table:table-cell>
          <table:table-cell office:value-type="float" office:value="1.3039099999999999" table:style-name="ce1">
            <text:p>1.30391</text:p>
          </table:table-cell>
          <table:table-cell office:value-type="float" office:value="1.6695200000000001E-3" table:style-name="ce1">
            <text:p>0.00166952</text:p>
          </table:table-cell>
          <table:table-cell office:value-type="float" office:value="3.9100999999999999" table:style-name="ce1">
            <text:p>3.910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572" table:style-name="ce1">
            <text:p>572</text:p>
          </table:table-cell>
          <table:table-cell office:value-type="float" office:value="807" table:style-name="ce1">
            <text:p>807</text:p>
          </table:table-cell>
          <table:table-cell office:value-type="float" office:value="0.909416" table:style-name="ce1">
            <text:p>0.909416</text:p>
          </table:table-cell>
          <table:table-cell office:value-type="float" office:value="2.4221099999999999E-3" table:style-name="ce1">
            <text:p>0.00242211</text:p>
          </table:table-cell>
          <table:table-cell office:value-type="float" office:value="1.8801099999999999" table:style-name="ce1">
            <text:p>1.88011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463" table:style-name="ce1">
            <text:p>463</text:p>
          </table:table-cell>
          <table:table-cell office:value-type="float" office:value="776" table:style-name="ce1">
            <text:p>776</text:p>
          </table:table-cell>
          <table:table-cell office:value-type="float" office:value="0.76824000000000003" table:style-name="ce1">
            <text:p>0.76824</text:p>
          </table:table-cell>
          <table:table-cell office:value-type="float" office:value="8.3257399999999999E-4" table:style-name="ce1">
            <text:p>0.000832574</text:p>
          </table:table-cell>
          <table:table-cell office:value-type="float" office:value="2.4055" table:style-name="ce1">
            <text:p>2.4055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16" table:style-name="ce1">
            <text:p>816</text:p>
          </table:table-cell>
          <table:table-cell office:value-type="float" office:value="779" table:style-name="ce1">
            <text:p>779</text:p>
          </table:table-cell>
          <table:table-cell office:value-type="float" office:value="0.75793100000000002" table:style-name="ce1">
            <text:p>0.757931</text:p>
          </table:table-cell>
          <table:table-cell office:value-type="float" office:value="3.2898900000000002E-3" table:style-name="ce1">
            <text:p>0.00328989</text:p>
          </table:table-cell>
          <table:table-cell office:value-type="float" office:value="0.71080299999999996" table:style-name="ce1">
            <text:p>0.710803</text:p>
          </table:table-cell>
          <table:table-cell table:number-columns-repeated="1635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4" table:style-name="ce1">
            <text:p>244</text:p>
          </table:table-cell>
          <table:table-cell office:value-type="float" office:value="672" table:style-name="ce1">
            <text:p>672</text:p>
          </table:table-cell>
          <table:table-cell office:value-type="float" office:value="0.28435199999999999" table:style-name="ce1">
            <text:p>0.284352</text:p>
          </table:table-cell>
          <table:table-cell office:value-type="float" office:value="-3.5134400000000001E-3" table:style-name="ce1">
            <text:p>-0.00351344</text:p>
          </table:table-cell>
          <table:table-cell office:value-type="float" office:value="3.4640300000000002" table:style-name="ce1">
            <text:p>3.46403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304" table:style-name="ce1">
            <text:p>304</text:p>
          </table:table-cell>
          <table:table-cell office:value-type="float" office:value="972" table:style-name="ce1">
            <text:p>972</text:p>
          </table:table-cell>
          <table:table-cell office:value-type="float" office:value="1.72021" table:style-name="ce1">
            <text:p>1.72021</text:p>
          </table:table-cell>
          <table:table-cell office:value-type="float" office:value="5.1774000000000004E-3" table:style-name="ce1">
            <text:p>0.0051774</text:p>
          </table:table-cell>
          <table:table-cell office:value-type="float" office:value="3.15503" table:style-name="ce1">
            <text:p>3.15503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704" table:style-name="ce1">
            <text:p>704</text:p>
          </table:table-cell>
          <table:table-cell office:value-type="float" office:value="1076" table:style-name="ce1">
            <text:p>1076</text:p>
          </table:table-cell>
          <table:table-cell office:value-type="float" office:value="2.1914199999999999" table:style-name="ce1">
            <text:p>2.19142</text:p>
          </table:table-cell>
          <table:table-cell office:value-type="float" office:value="1.0740899999999999E-2" table:style-name="ce1">
            <text:p>0.0107409</text:p>
          </table:table-cell>
          <table:table-cell office:value-type="float" office:value="1.2276499999999999" table:style-name="ce1">
            <text:p>1.2276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00" table:style-name="ce1">
            <text:p>800</text:p>
          </table:table-cell>
          <table:table-cell office:value-type="float" office:value="1088" table:style-name="ce1">
            <text:p>1088</text:p>
          </table:table-cell>
          <table:table-cell office:value-type="float" office:value="2.2423099999999998" table:style-name="ce1">
            <text:p>2.24231</text:p>
          </table:table-cell>
          <table:table-cell office:value-type="float" office:value="1.17181E-2" table:style-name="ce1">
            <text:p>0.0117181</text:p>
          </table:table-cell>
          <table:table-cell office:value-type="float" office:value="0.76598900000000003" table:style-name="ce1">
            <text:p>0.765989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83" table:style-name="ce1">
            <text:p>183</text:p>
          </table:table-cell>
          <table:table-cell office:value-type="float" office:value="367" table:style-name="ce1">
            <text:p>367</text:p>
          </table:table-cell>
          <table:table-cell office:value-type="float" office:value="-1.17543" table:style-name="ce1">
            <text:p>-1.17543</text:p>
          </table:table-cell>
          <table:table-cell office:value-type="float" office:value="-1.23491E-2" table:style-name="ce1">
            <text:p>-0.0123491</text:p>
          </table:table-cell>
          <table:table-cell office:value-type="float" office:value="3.7781899999999999" table:style-name="ce1">
            <text:p>3.77819</text:p>
          </table:table-cell>
          <table:table-cell table:number-columns-repeated="1635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44" table:style-name="ce1">
            <text:p>244</text:p>
          </table:table-cell>
          <table:table-cell office:value-type="float" office:value="671" table:style-name="ce1">
            <text:p>671</text:p>
          </table:table-cell>
          <table:table-cell office:value-type="float" office:value="0.27955200000000002" table:style-name="ce1">
            <text:p>0.279552</text:p>
          </table:table-cell>
          <table:table-cell office:value-type="float" office:value="-3.54106E-3" table:style-name="ce1">
            <text:p>-0.00354106</text:p>
          </table:table-cell>
          <table:table-cell office:value-type="float" office:value="3.4641000000000002" table:style-name="ce1">
            <text:p>3.464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911" table:style-name="ce1">
            <text:p>911</text:p>
          </table:table-cell>
          <table:table-cell office:value-type="float" office:value="547" table:style-name="ce1">
            <text:p>547</text:p>
          </table:table-cell>
          <table:table-cell office:value-type="float" office:value="-0.36236099999999999" table:style-name="ce1">
            <text:p>-0.362361</text:p>
          </table:table-cell>
          <table:table-cell office:value-type="float" office:value="-2.4798899999999998E-3" table:style-name="ce1">
            <text:p>-0.00247989</text:p>
          </table:table-cell>
          <table:table-cell office:value-type="float" office:value="0.27100999999999997" table:style-name="ce1">
            <text:p>0.2710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199" table:style-name="ce1">
            <text:p>1199</text:p>
          </table:table-cell>
          <table:table-cell office:value-type="float" office:value="496" table:style-name="ce1">
            <text:p>496</text:p>
          </table:table-cell>
          <table:table-cell office:value-type="float" office:value="-0.62733000000000005" table:style-name="ce1">
            <text:p>-0.62733</text:p>
          </table:table-cell>
          <table:table-cell office:value-type="float" office:value="-1.9514999999999999E-3" table:style-name="ce1">
            <text:p>-0.0019515</text:p>
          </table:table-cell>
          <table:table-cell office:value-type="float" office:value="-1.1079000000000001" table:style-name="ce1">
            <text:p>-1.1079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795" table:style-name="ce1">
            <text:p>795</text:p>
          </table:table-cell>
          <table:table-cell office:value-type="float" office:value="555" table:style-name="ce1">
            <text:p>555</text:p>
          </table:table-cell>
          <table:table-cell office:value-type="float" office:value="-0.31583899999999998" table:style-name="ce1">
            <text:p>-0.315839</text:p>
          </table:table-cell>
          <table:table-cell office:value-type="float" office:value="-3.0391699999999999E-3" table:style-name="ce1">
            <text:p>-0.00303917</text:p>
          </table:table-cell>
          <table:table-cell office:value-type="float" office:value="0.82727899999999999" table:style-name="ce1">
            <text:p>0.827279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680" table:style-name="ce1">
            <text:p>680</text:p>
          </table:table-cell>
          <table:table-cell office:value-type="float" office:value="340" table:style-name="ce1">
            <text:p>340</text:p>
          </table:table-cell>
          <table:table-cell office:value-type="float" office:value="-1.3398300000000001" table:style-name="ce1">
            <text:p>-1.33983</text:p>
          </table:table-cell>
          <table:table-cell office:value-type="float" office:value="-9.7519100000000008E-3" table:style-name="ce1">
            <text:p>-0.00975191</text:p>
          </table:table-cell>
          <table:table-cell office:value-type="float" office:value="1.39435" table:style-name="ce1">
            <text:p>1.39435</text:p>
          </table:table-cell>
          <table:table-cell table:number-columns-repeated="1635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8" table:style-name="ce1">
            <text:p>248</text:p>
          </table:table-cell>
          <table:table-cell office:value-type="float" office:value="671" table:style-name="ce1">
            <text:p>671</text:p>
          </table:table-cell>
          <table:table-cell office:value-type="float" office:value="0.27927200000000002" table:style-name="ce1">
            <text:p>0.279272</text:p>
          </table:table-cell>
          <table:table-cell office:value-type="float" office:value="-3.5141600000000001E-3" table:style-name="ce1">
            <text:p>-0.00351416</text:p>
          </table:table-cell>
          <table:table-cell office:value-type="float" office:value="3.4449000000000001" table:style-name="ce1">
            <text:p>3.4449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020" table:style-name="ce1">
            <text:p>1020</text:p>
          </table:table-cell>
          <table:table-cell office:value-type="float" office:value="200" table:style-name="ce1">
            <text:p>200</text:p>
          </table:table-cell>
          <table:table-cell office:value-type="float" office:value="-2.03565" table:style-name="ce1">
            <text:p>-2.03565</text:p>
          </table:table-cell>
          <table:table-cell office:value-type="float" office:value="-1.13323E-2" table:style-name="ce1">
            <text:p>-0.0113323</text:p>
          </table:table-cell>
          <table:table-cell office:value-type="float" office:value="-0.22794200000000001" table:style-name="ce1">
            <text:p>-0.22794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200" table:style-name="ce1">
            <text:p>1200</text:p>
          </table:table-cell>
          <table:table-cell office:value-type="float" office:value="172" table:style-name="ce1">
            <text:p>172</text:p>
          </table:table-cell>
          <table:table-cell office:value-type="float" office:value="-2.1826599999999998" table:style-name="ce1">
            <text:p>-2.18266</text:p>
          </table:table-cell>
          <table:table-cell office:value-type="float" office:value="-1.0895E-2" table:style-name="ce1">
            <text:p>-0.010895</text:p>
          </table:table-cell>
          <table:table-cell office:value-type="float" office:value="-1.0900300000000001" table:style-name="ce1">
            <text:p>-1.09003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791" table:style-name="ce1">
            <text:p>791</text:p>
          </table:table-cell>
          <table:table-cell office:value-type="float" office:value="219" table:style-name="ce1">
            <text:p>219</text:p>
          </table:table-cell>
          <table:table-cell office:value-type="float" office:value="-1.92842" table:style-name="ce1">
            <text:p>-1.92842</text:p>
          </table:table-cell>
          <table:table-cell office:value-type="float" office:value="-1.2347800000000001E-2" table:style-name="ce1">
            <text:p>-0.0123478</text:p>
          </table:table-cell>
          <table:table-cell office:value-type="float" office:value="0.86998699999999995" table:style-name="ce1">
            <text:p>0.86998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95" table:style-name="ce1">
            <text:p>295</text:p>
          </table:table-cell>
          <table:table-cell office:value-type="float" office:value="244" table:style-name="ce1">
            <text:p>244</text:p>
          </table:table-cell>
          <table:table-cell office:value-type="float" office:value="-1.77369" table:style-name="ce1">
            <text:p>-1.77369</text:p>
          </table:table-cell>
          <table:table-cell office:value-type="float" office:value="-1.49935E-2" table:style-name="ce1">
            <text:p>-0.0149935</text:p>
          </table:table-cell>
          <table:table-cell office:value-type="float" office:value="3.2491599999999998" table:style-name="ce1">
            <text:p>3.24916</text:p>
          </table:table-cell>
          <table:table-cell table:number-columns-repeated="1635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4" table:style-name="ce1">
            <text:p>244</text:p>
          </table:table-cell>
          <table:table-cell office:value-type="float" office:value="672" table:style-name="ce1">
            <text:p>672</text:p>
          </table:table-cell>
          <table:table-cell office:value-type="float" office:value="0.28435199999999999" table:style-name="ce1">
            <text:p>0.284352</text:p>
          </table:table-cell>
          <table:table-cell office:value-type="float" office:value="-3.5134400000000001E-3" table:style-name="ce1">
            <text:p>-0.00351344</text:p>
          </table:table-cell>
          <table:table-cell office:value-type="float" office:value="3.4640300000000002" table:style-name="ce1">
            <text:p>3.4640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923" table:style-name="ce1">
            <text:p>923</text:p>
          </table:table-cell>
          <table:table-cell office:value-type="float" office:value="599" table:style-name="ce1">
            <text:p>599</text:p>
          </table:table-cell>
          <table:table-cell office:value-type="float" office:value="-0.113591" table:style-name="ce1">
            <text:p>-0.113591</text:p>
          </table:table-cell>
          <table:table-cell office:value-type="float" office:value="-9.6272100000000004E-4" table:style-name="ce1">
            <text:p>-0.000962721</text:p>
          </table:table-cell>
          <table:table-cell office:value-type="float" office:value="0.20976900000000001" table:style-name="ce1">
            <text:p>0.20976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83" table:style-name="ce1">
            <text:p>783</text:p>
          </table:table-cell>
          <table:table-cell office:value-type="float" office:value="620" table:style-name="ce1">
            <text:p>620</text:p>
          </table:table-cell>
          <table:table-cell office:value-type="float" office:value="-2.9875499999999998E-3" table:style-name="ce1">
            <text:p>-0.00298755</text:p>
          </table:table-cell>
          <table:table-cell office:value-type="float" office:value="-1.3243199999999999E-3" table:style-name="ce1">
            <text:p>-0.00132432</text:p>
          </table:table-cell>
          <table:table-cell office:value-type="float" office:value="0.88033499999999998" table:style-name="ce1">
            <text:p>0.88033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99" table:style-name="ce1">
            <text:p>1199</text:p>
          </table:table-cell>
          <table:table-cell office:value-type="float" office:value="603" table:style-name="ce1">
            <text:p>603</text:p>
          </table:table-cell>
          <table:table-cell office:value-type="float" office:value="-0.11371100000000001" table:style-name="ce1">
            <text:p>-0.113711</text:p>
          </table:table-cell>
          <table:table-cell office:value-type="float" office:value="1.00428E-3" table:style-name="ce1">
            <text:p>0.00100428</text:p>
          </table:table-cell>
          <table:table-cell office:value-type="float" office:value="-1.11538" table:style-name="ce1">
            <text:p>-1.115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27" table:style-name="ce1">
            <text:p>327</text:p>
          </table:table-cell>
          <table:table-cell office:value-type="float" office:value="903" table:style-name="ce1">
            <text:p>903</text:p>
          </table:table-cell>
          <table:table-cell office:value-type="float" office:value="1.3873800000000001" table:style-name="ce1">
            <text:p>1.38738</text:p>
          </table:table-cell>
          <table:table-cell office:value-type="float" office:value="3.42604E-3" table:style-name="ce1">
            <text:p>0.00342604</text:p>
          </table:table-cell>
          <table:table-cell office:value-type="float" office:value="3.0494500000000002" table:style-name="ce1">
            <text:p>3.04945</text:p>
          </table:table-cell>
          <table:table-cell table:number-columns-repeated="1635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47" table:style-name="ce1">
            <text:p>247</text:p>
          </table:table-cell>
          <table:table-cell office:value-type="float" office:value="676" table:style-name="ce1">
            <text:p>676</text:p>
          </table:table-cell>
          <table:table-cell office:value-type="float" office:value="0.30334299999999997" table:style-name="ce1">
            <text:p>0.303343</text:p>
          </table:table-cell>
          <table:table-cell office:value-type="float" office:value="-3.3827599999999998E-3" table:style-name="ce1">
            <text:p>-0.00338276</text:p>
          </table:table-cell>
          <table:table-cell office:value-type="float" office:value="3.4493499999999999" table:style-name="ce1">
            <text:p>3.44935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380" table:style-name="ce1">
            <text:p>380</text:p>
          </table:table-cell>
          <table:table-cell office:value-type="float" office:value="799" table:style-name="ce1">
            <text:p>799</text:p>
          </table:table-cell>
          <table:table-cell office:value-type="float" office:value="0.88445399999999996" table:style-name="ce1">
            <text:p>0.884454</text:p>
          </table:table-cell>
          <table:table-cell office:value-type="float" office:value="9.0963199999999995E-4" table:style-name="ce1">
            <text:p>0.000909632</text:p>
          </table:table-cell>
          <table:table-cell office:value-type="float" office:value="2.8023099999999999" table:style-name="ce1">
            <text:p>2.80231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412" table:style-name="ce1">
            <text:p>412</text:p>
          </table:table-cell>
          <table:table-cell office:value-type="float" office:value="795" table:style-name="ce1">
            <text:p>795</text:p>
          </table:table-cell>
          <table:table-cell office:value-type="float" office:value="0.86301399999999995" table:style-name="ce1">
            <text:p>0.863014</text:p>
          </table:table-cell>
          <table:table-cell office:value-type="float" office:value="1.0143800000000001E-3" table:style-name="ce1">
            <text:p>0.00101438</text:p>
          </table:table-cell>
          <table:table-cell office:value-type="float" office:value="2.64899" table:style-name="ce1">
            <text:p>2.64899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412" table:style-name="ce1">
            <text:p>412</text:p>
          </table:table-cell>
          <table:table-cell office:value-type="float" office:value="799" table:style-name="ce1">
            <text:p>799</text:p>
          </table:table-cell>
          <table:table-cell office:value-type="float" office:value="0.88221400000000005" table:style-name="ce1">
            <text:p>0.882214</text:p>
          </table:table-cell>
          <table:table-cell office:value-type="float" office:value="1.12488E-3" table:style-name="ce1">
            <text:p>0.00112488</text:p>
          </table:table-cell>
          <table:table-cell office:value-type="float" office:value="2.6487099999999999" table:style-name="ce1">
            <text:p>2.64871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800" table:style-name="ce1">
            <text:p>800</text:p>
          </table:table-cell>
          <table:table-cell office:value-type="float" office:value="867" table:style-name="ce1">
            <text:p>867</text:p>
          </table:table-cell>
          <table:table-cell office:value-type="float" office:value="1.18147" table:style-name="ce1">
            <text:p>1.18147</text:p>
          </table:table-cell>
          <table:table-cell office:value-type="float" office:value="5.6131999999999996E-3" table:style-name="ce1">
            <text:p>0.0056132</text:p>
          </table:table-cell>
          <table:table-cell office:value-type="float" office:value="0.78145100000000001" table:style-name="ce1">
            <text:p>0.781451</text:p>
          </table:table-cell>
          <table:table-cell table:number-columns-repeated="1635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43" table:style-name="ce1">
            <text:p>243</text:p>
          </table:table-cell>
          <table:table-cell office:value-type="float" office:value="680" table:style-name="ce1">
            <text:p>680</text:p>
          </table:table-cell>
          <table:table-cell office:value-type="float" office:value="0.32282300000000003" table:style-name="ce1">
            <text:p>0.322823</text:p>
          </table:table-cell>
          <table:table-cell office:value-type="float" office:value="-3.2991700000000001E-3" table:style-name="ce1">
            <text:p>-0.00329917</text:p>
          </table:table-cell>
          <table:table-cell office:value-type="float" office:value="3.46827" table:style-name="ce1">
            <text:p>3.46827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131" table:style-name="ce1">
            <text:p>1131</text:p>
          </table:table-cell>
          <table:table-cell office:value-type="float" office:value="472" table:style-name="ce1">
            <text:p>472</text:p>
          </table:table-cell>
          <table:table-cell office:value-type="float" office:value="-0.73777400000000004" table:style-name="ce1">
            <text:p>-0.737774</text:p>
          </table:table-cell>
          <table:table-cell office:value-type="float" office:value="-3.0718799999999999E-3" table:style-name="ce1">
            <text:p>-0.00307188</text:p>
          </table:table-cell>
          <table:table-cell office:value-type="float" office:value="-0.77979900000000002" table:style-name="ce1">
            <text:p>-0.779799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540" table:style-name="ce1">
            <text:p>540</text:p>
          </table:table-cell>
          <table:table-cell office:value-type="float" office:value="507" table:style-name="ce1">
            <text:p>507</text:p>
          </table:table-cell>
          <table:table-cell office:value-type="float" office:value="-0.52839800000000003" table:style-name="ce1">
            <text:p>-0.528398</text:p>
          </table:table-cell>
          <table:table-cell office:value-type="float" office:value="-6.0803899999999998E-3" table:style-name="ce1">
            <text:p>-0.00608039</text:p>
          </table:table-cell>
          <table:table-cell office:value-type="float" office:value="2.0547" table:style-name="ce1">
            <text:p>2.0547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379" table:style-name="ce1">
            <text:p>1379</text:p>
          </table:table-cell>
          <table:table-cell office:value-type="float" office:value="524" table:style-name="ce1">
            <text:p>524</text:p>
          </table:table-cell>
          <table:table-cell office:value-type="float" office:value="-0.505525" table:style-name="ce1">
            <text:p>-0.505525</text:p>
          </table:table-cell>
          <table:table-cell office:value-type="float" office:value="3.27425E-5" table:style-name="ce2">
            <text:p>3.27E-05</text:p>
          </table:table-cell>
          <table:table-cell office:value-type="float" office:value="-1.9739" table:style-name="ce1">
            <text:p>-1.9739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79" table:style-name="ce1">
            <text:p>879</text:p>
          </table:table-cell>
          <table:table-cell office:value-type="float" office:value="387" table:style-name="ce1">
            <text:p>387</text:p>
          </table:table-cell>
          <table:table-cell office:value-type="float" office:value="-1.12815" table:style-name="ce1">
            <text:p>-1.12815</text:p>
          </table:table-cell>
          <table:table-cell office:value-type="float" office:value="-7.1150099999999997E-3" table:style-name="ce1">
            <text:p>-0.00711501</text:p>
          </table:table-cell>
          <table:table-cell office:value-type="float" office:value="0.435811" table:style-name="ce1">
            <text:p>0.435811</text:p>
          </table:table-cell>
          <table:table-cell table:number-columns-repeated="1635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44" table:style-name="ce1">
            <text:p>244</text:p>
          </table:table-cell>
          <table:table-cell office:value-type="float" office:value="684" table:style-name="ce1">
            <text:p>684</text:p>
          </table:table-cell>
          <table:table-cell office:value-type="float" office:value="0.34195399999999998" table:style-name="ce1">
            <text:p>0.341954</text:p>
          </table:table-cell>
          <table:table-cell office:value-type="float" office:value="-3.1819499999999998E-3" table:style-name="ce1">
            <text:p>-0.00318195</text:p>
          </table:table-cell>
          <table:table-cell office:value-type="float" office:value="3.46319" table:style-name="ce1">
            <text:p>3.4631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152" table:style-name="ce1">
            <text:p>1152</text:p>
          </table:table-cell>
          <table:table-cell office:value-type="float" office:value="467" table:style-name="ce1">
            <text:p>467</text:p>
          </table:table-cell>
          <table:table-cell office:value-type="float" office:value="-0.76324499999999995" table:style-name="ce1">
            <text:p>-0.763245</text:p>
          </table:table-cell>
          <table:table-cell office:value-type="float" office:value="-3.0687499999999999E-3" table:style-name="ce1">
            <text:p>-0.00306875</text:p>
          </table:table-cell>
          <table:table-cell office:value-type="float" office:value="-0.88025500000000001" table:style-name="ce1">
            <text:p>-0.880255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204" table:style-name="ce1">
            <text:p>1204</text:p>
          </table:table-cell>
          <table:table-cell office:value-type="float" office:value="460" table:style-name="ce1">
            <text:p>460</text:p>
          </table:table-cell>
          <table:table-cell office:value-type="float" office:value="-0.80048600000000003" table:style-name="ce1">
            <text:p>-0.800486</text:p>
          </table:table-cell>
          <table:table-cell office:value-type="float" office:value="-2.9123399999999998E-3" table:style-name="ce1">
            <text:p>-0.00291234</text:p>
          </table:table-cell>
          <table:table-cell office:value-type="float" office:value="-1.1293800000000001" table:style-name="ce1">
            <text:p>-1.12938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707" table:style-name="ce1">
            <text:p>707</text:p>
          </table:table-cell>
          <table:table-cell office:value-type="float" office:value="320" table:style-name="ce1">
            <text:p>320</text:p>
          </table:table-cell>
          <table:table-cell office:value-type="float" office:value="-1.4377200000000001" table:style-name="ce1">
            <text:p>-1.43772</text:p>
          </table:table-cell>
          <table:table-cell office:value-type="float" office:value="-1.01228E-2" table:style-name="ce1">
            <text:p>-0.0101228</text:p>
          </table:table-cell>
          <table:table-cell office:value-type="float" office:value="1.26614" table:style-name="ce1">
            <text:p>1.26614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287" table:style-name="ce1">
            <text:p>287</text:p>
          </table:table-cell>
          <table:table-cell office:value-type="float" office:value="959" table:style-name="ce1">
            <text:p>959</text:p>
          </table:table-cell>
          <table:table-cell office:value-type="float" office:value="1.65899" table:style-name="ce1">
            <text:p>1.65899</text:p>
          </table:table-cell>
          <table:table-cell office:value-type="float" office:value="4.7039300000000003E-3" table:style-name="ce1">
            <text:p>0.00470393</text:p>
          </table:table-cell>
          <table:table-cell office:value-type="float" office:value="3.2375400000000001" table:style-name="ce1">
            <text:p>3.23754</text:p>
          </table:table-cell>
          <table:table-cell table:number-columns-repeated="1635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43" table:style-name="ce1">
            <text:p>243</text:p>
          </table:table-cell>
          <table:table-cell office:value-type="float" office:value="688" table:style-name="ce1">
            <text:p>688</text:p>
          </table:table-cell>
          <table:table-cell office:value-type="float" office:value="0.36122500000000002" table:style-name="ce1">
            <text:p>0.361225</text:p>
          </table:table-cell>
          <table:table-cell office:value-type="float" office:value="-3.0781799999999998E-3" table:style-name="ce1">
            <text:p>-0.00307818</text:p>
          </table:table-cell>
          <table:table-cell office:value-type="float" office:value="3.4677099999999998" table:style-name="ce1">
            <text:p>3.46771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1139" table:style-name="ce1">
            <text:p>1139</text:p>
          </table:table-cell>
          <table:table-cell office:value-type="float" office:value="459" table:style-name="ce1">
            <text:p>459</text:p>
          </table:table-cell>
          <table:table-cell office:value-type="float" office:value="-0.800736" table:style-name="ce1">
            <text:p>-0.800736</text:p>
          </table:table-cell>
          <table:table-cell office:value-type="float" office:value="-3.37718E-3" table:style-name="ce1">
            <text:p>-0.00337718</text:p>
          </table:table-cell>
          <table:table-cell office:value-type="float" office:value="-0.81729200000000002" table:style-name="ce1">
            <text:p>-0.817292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988" table:style-name="ce1">
            <text:p>988</text:p>
          </table:table-cell>
          <table:table-cell office:value-type="float" office:value="231" table:style-name="ce1">
            <text:p>231</text:p>
          </table:table-cell>
          <table:table-cell office:value-type="float" office:value="-1.8846099999999999" table:style-name="ce1">
            <text:p>-1.88461</text:p>
          </table:table-cell>
          <table:table-cell office:value-type="float" office:value="-1.06912E-2" table:style-name="ce1">
            <text:p>-0.0106912</text:p>
          </table:table-cell>
          <table:table-cell office:value-type="float" office:value="-7.6502500000000001E-2" table:style-name="ce1">
            <text:p>-0.0765025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1231" table:style-name="ce1">
            <text:p>1231</text:p>
          </table:table-cell>
          <table:table-cell office:value-type="float" office:value="348" table:style-name="ce1">
            <text:p>348</text:p>
          </table:table-cell>
          <table:table-cell office:value-type="float" office:value="-1.34" table:style-name="ce1">
            <text:p>-1.34</text:p>
          </table:table-cell>
          <table:table-cell office:value-type="float" office:value="-5.8246299999999999E-3" table:style-name="ce1">
            <text:p>-0.00582463</text:p>
          </table:table-cell>
          <table:table-cell office:value-type="float" office:value="-1.25115" table:style-name="ce1">
            <text:p>-1.25115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796" table:style-name="ce1">
            <text:p>796</text:p>
          </table:table-cell>
          <table:table-cell office:value-type="float" office:value="300" table:style-name="ce1">
            <text:p>300</text:p>
          </table:table-cell>
          <table:table-cell office:value-type="float" office:value="-1.5399499999999999" table:style-name="ce1">
            <text:p>-1.53995</text:p>
          </table:table-cell>
          <table:table-cell office:value-type="float" office:value="-1.00766E-2" table:style-name="ce1">
            <text:p>-0.0100766</text:p>
          </table:table-cell>
          <table:table-cell office:value-type="float" office:value="0.84031900000000004" table:style-name="ce1">
            <text:p>0.840319</text:p>
          </table:table-cell>
          <table:table-cell table:number-columns-repeated="1635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43" table:style-name="ce1">
            <text:p>243</text:p>
          </table:table-cell>
          <table:table-cell office:value-type="float" office:value="683" table:style-name="ce1">
            <text:p>683</text:p>
          </table:table-cell>
          <table:table-cell office:value-type="float" office:value="0.33722400000000002" table:style-name="ce1">
            <text:p>0.337224</text:p>
          </table:table-cell>
          <table:table-cell office:value-type="float" office:value="-3.2163000000000001E-3" table:style-name="ce1">
            <text:p>-0.0032163</text:p>
          </table:table-cell>
          <table:table-cell office:value-type="float" office:value="3.4680599999999999" table:style-name="ce1">
            <text:p>3.4680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184" table:style-name="ce1">
            <text:p>1184</text:p>
          </table:table-cell>
          <table:table-cell office:value-type="float" office:value="464" table:style-name="ce1">
            <text:p>464</text:p>
          </table:table-cell>
          <table:table-cell office:value-type="float" office:value="-0.77988500000000005" table:style-name="ce1">
            <text:p>-0.779885</text:p>
          </table:table-cell>
          <table:table-cell office:value-type="float" office:value="-2.9363700000000002E-3" table:style-name="ce1">
            <text:p>-0.00293637</text:p>
          </table:table-cell>
          <table:table-cell office:value-type="float" office:value="-1.03365" table:style-name="ce1">
            <text:p>-1.03365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200" table:style-name="ce1">
            <text:p>1200</text:p>
          </table:table-cell>
          <table:table-cell office:value-type="float" office:value="464" table:style-name="ce1">
            <text:p>464</text:p>
          </table:table-cell>
          <table:table-cell office:value-type="float" office:value="-0.78100499999999995" table:style-name="ce1">
            <text:p>-0.781005</text:p>
          </table:table-cell>
          <table:table-cell office:value-type="float" office:value="-2.8287500000000001E-3" table:style-name="ce1">
            <text:p>-0.00282875</text:p>
          </table:table-cell>
          <table:table-cell office:value-type="float" office:value="-1.11046" table:style-name="ce1">
            <text:p>-1.1104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016" table:style-name="ce1">
            <text:p>1016</text:p>
          </table:table-cell>
          <table:table-cell office:value-type="float" office:value="267" table:style-name="ce1">
            <text:p>267</text:p>
          </table:table-cell>
          <table:table-cell office:value-type="float" office:value="-1.71376" table:style-name="ce1">
            <text:p>-1.71376</text:p>
          </table:table-cell>
          <table:table-cell office:value-type="float" office:value="-9.5083800000000003E-3" table:style-name="ce1">
            <text:p>-0.00950838</text:p>
          </table:table-cell>
          <table:table-cell office:value-type="float" office:value="-0.21342800000000001" table:style-name="ce1">
            <text:p>-0.213428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396" table:style-name="ce1">
            <text:p>1396</text:p>
          </table:table-cell>
          <table:table-cell office:value-type="float" office:value="348" table:style-name="ce1">
            <text:p>348</text:p>
          </table:table-cell>
          <table:table-cell office:value-type="float" office:value="-1.35155" table:style-name="ce1">
            <text:p>-1.35155</text:p>
          </table:table-cell>
          <table:table-cell office:value-type="float" office:value="-4.7147600000000001E-3" table:style-name="ce1">
            <text:p>-0.00471476</text:p>
          </table:table-cell>
          <table:table-cell office:value-type="float" office:value="-2.0431900000000001" table:style-name="ce1">
            <text:p>-2.04319</text:p>
          </table:table-cell>
          <table:table-cell table:number-columns-repeated="1635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44" table:style-name="ce1">
            <text:p>244</text:p>
          </table:table-cell>
          <table:table-cell office:value-type="float" office:value="691" table:style-name="ce1">
            <text:p>691</text:p>
          </table:table-cell>
          <table:table-cell office:value-type="float" office:value="0.37555500000000003" table:style-name="ce1">
            <text:p>0.375555</text:p>
          </table:table-cell>
          <table:table-cell office:value-type="float" office:value="-2.9885799999999998E-3" table:style-name="ce1">
            <text:p>-0.00298858</text:p>
          </table:table-cell>
          <table:table-cell office:value-type="float" office:value="3.4626999999999999" table:style-name="ce1">
            <text:p>3.4627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1140" table:style-name="ce1">
            <text:p>1140</text:p>
          </table:table-cell>
          <table:table-cell office:value-type="float" office:value="463" table:style-name="ce1">
            <text:p>463</text:p>
          </table:table-cell>
          <table:table-cell office:value-type="float" office:value="-0.78160600000000002" table:style-name="ce1">
            <text:p>-0.781606</text:p>
          </table:table-cell>
          <table:table-cell office:value-type="float" office:value="-3.2599600000000001E-3" table:style-name="ce1">
            <text:p>-0.00325996</text:p>
          </table:table-cell>
          <table:table-cell office:value-type="float" office:value="-0.82237199999999999" table:style-name="ce1">
            <text:p>-0.822372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92" table:style-name="ce1">
            <text:p>292</text:p>
          </table:table-cell>
          <table:table-cell office:value-type="float" office:value="912" table:style-name="ce1">
            <text:p>912</text:p>
          </table:table-cell>
          <table:table-cell office:value-type="float" office:value="1.43303" table:style-name="ce1">
            <text:p>1.43303</text:p>
          </table:table-cell>
          <table:table-cell office:value-type="float" office:value="3.4392300000000002E-3" table:style-name="ce1">
            <text:p>0.00343923</text:p>
          </table:table-cell>
          <table:table-cell office:value-type="float" office:value="3.2168299999999999" table:style-name="ce1">
            <text:p>3.2168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1327" table:style-name="ce1">
            <text:p>1327</text:p>
          </table:table-cell>
          <table:table-cell office:value-type="float" office:value="512" table:style-name="ce1">
            <text:p>512</text:p>
          </table:table-cell>
          <table:table-cell office:value-type="float" office:value="-0.55948699999999996" table:style-name="ce1">
            <text:p>-0.559487</text:p>
          </table:table-cell>
          <table:table-cell office:value-type="float" office:value="-6.4852400000000004E-4" table:style-name="ce1">
            <text:p>-0.000648524</text:p>
          </table:table-cell>
          <table:table-cell office:value-type="float" office:value="-1.7234499999999999" table:style-name="ce1">
            <text:p>-1.72345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416" table:style-name="ce1">
            <text:p>416</text:p>
          </table:table-cell>
          <table:table-cell office:value-type="float" office:value="483" table:style-name="ce1">
            <text:p>483</text:p>
          </table:table-cell>
          <table:table-cell office:value-type="float" office:value="-0.63492199999999999" table:style-name="ce1">
            <text:p>-0.634922</text:p>
          </table:table-cell>
          <table:table-cell office:value-type="float" office:value="-7.5774500000000003E-3" table:style-name="ce1">
            <text:p>-0.00757745</text:p>
          </table:table-cell>
          <table:table-cell office:value-type="float" office:value="2.6516099999999998" table:style-name="ce1">
            <text:p>2.65161</text:p>
          </table:table-cell>
          <table:table-cell table:number-columns-repeated="1635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44" table:style-name="ce1">
            <text:p>244</text:p>
          </table:table-cell>
          <table:table-cell office:value-type="float" office:value="687" table:style-name="ce1">
            <text:p>687</text:p>
          </table:table-cell>
          <table:table-cell office:value-type="float" office:value="0.35635499999999998" table:style-name="ce1">
            <text:p>0.356355</text:p>
          </table:table-cell>
          <table:table-cell office:value-type="float" office:value="-3.0990800000000002E-3" table:style-name="ce1">
            <text:p>-0.00309908</text:p>
          </table:table-cell>
          <table:table-cell office:value-type="float" office:value="3.4629799999999999" table:style-name="ce1">
            <text:p>3.46298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040" table:style-name="ce1">
            <text:p>1040</text:p>
          </table:table-cell>
          <table:table-cell office:value-type="float" office:value="299" table:style-name="ce1">
            <text:p>299</text:p>
          </table:table-cell>
          <table:table-cell office:value-type="float" office:value="-1.5618300000000001" table:style-name="ce1">
            <text:p>-1.56183</text:p>
          </table:table-cell>
          <table:table-cell office:value-type="float" office:value="-8.4629700000000002E-3" table:style-name="ce1">
            <text:p>-0.00846297</text:p>
          </table:table-cell>
          <table:table-cell office:value-type="float" office:value="-0.33087299999999997" table:style-name="ce1">
            <text:p>-0.330873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335" table:style-name="ce1">
            <text:p>1335</text:p>
          </table:table-cell>
          <table:table-cell office:value-type="float" office:value="340" table:style-name="ce1">
            <text:p>340</text:p>
          </table:table-cell>
          <table:table-cell office:value-type="float" office:value="-1.38568" table:style-name="ce1">
            <text:p>-1.38568</text:p>
          </table:table-cell>
          <table:table-cell office:value-type="float" office:value="-5.3460699999999996E-3" table:style-name="ce1">
            <text:p>-0.00534607</text:p>
          </table:table-cell>
          <table:table-cell office:value-type="float" office:value="-1.7498199999999999" table:style-name="ce1">
            <text:p>-1.74982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192" table:style-name="ce1">
            <text:p>1192</text:p>
          </table:table-cell>
          <table:table-cell office:value-type="float" office:value="455" table:style-name="ce1">
            <text:p>455</text:p>
          </table:table-cell>
          <table:table-cell office:value-type="float" office:value="-0.82364700000000002" table:style-name="ce1">
            <text:p>-0.823647</text:p>
          </table:table-cell>
          <table:table-cell office:value-type="float" office:value="-3.1311799999999999E-3" table:style-name="ce1">
            <text:p>-0.00313118</text:p>
          </table:table-cell>
          <table:table-cell office:value-type="float" office:value="-1.0714300000000001" table:style-name="ce1">
            <text:p>-1.07143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1199" table:style-name="ce1">
            <text:p>1199</text:p>
          </table:table-cell>
          <table:table-cell office:value-type="float" office:value="455" table:style-name="ce1">
            <text:p>455</text:p>
          </table:table-cell>
          <table:table-cell office:value-type="float" office:value="-0.82413700000000001" table:style-name="ce1">
            <text:p>-0.824137</text:p>
          </table:table-cell>
          <table:table-cell office:value-type="float" office:value="-3.0840899999999998E-3" table:style-name="ce1">
            <text:p>-0.00308409</text:p>
          </table:table-cell>
          <table:table-cell office:value-type="float" office:value="-1.10503" table:style-name="ce1">
            <text:p>-1.10503</text:p>
          </table:table-cell>
          <table:table-cell table:number-columns-repeated="1635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43" table:style-name="ce1">
            <text:p>243</text:p>
          </table:table-cell>
          <table:table-cell office:value-type="float" office:value="691" table:style-name="ce1">
            <text:p>691</text:p>
          </table:table-cell>
          <table:table-cell office:value-type="float" office:value="0.37562499999999999" table:style-name="ce1">
            <text:p>0.375625</text:p>
          </table:table-cell>
          <table:table-cell office:value-type="float" office:value="-2.9953100000000002E-3" table:style-name="ce1">
            <text:p>-0.00299531</text:p>
          </table:table-cell>
          <table:table-cell office:value-type="float" office:value="3.4674999999999998" table:style-name="ce1">
            <text:p>3.4675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1087" table:style-name="ce1">
            <text:p>1087</text:p>
          </table:table-cell>
          <table:table-cell office:value-type="float" office:value="468" table:style-name="ce1">
            <text:p>468</text:p>
          </table:table-cell>
          <table:table-cell office:value-type="float" office:value="-0.75389499999999998" table:style-name="ce1">
            <text:p>-0.753895</text:p>
          </table:table-cell>
          <table:table-cell office:value-type="float" office:value="-3.4783399999999999E-3" table:style-name="ce1">
            <text:p>-0.00347834</text:p>
          </table:table-cell>
          <table:table-cell office:value-type="float" office:value="-0.56830800000000004" table:style-name="ce1">
            <text:p>-0.568308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24" table:style-name="ce1">
            <text:p>324</text:p>
          </table:table-cell>
          <table:table-cell office:value-type="float" office:value="959" table:style-name="ce1">
            <text:p>959</text:p>
          </table:table-cell>
          <table:table-cell office:value-type="float" office:value="1.6564000000000001" table:style-name="ce1">
            <text:p>1.6564</text:p>
          </table:table-cell>
          <table:table-cell office:value-type="float" office:value="4.9528100000000002E-3" table:style-name="ce1">
            <text:p>0.00495281</text:p>
          </table:table-cell>
          <table:table-cell office:value-type="float" office:value="3.05993" table:style-name="ce1">
            <text:p>3.05993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167" table:style-name="ce1">
            <text:p>167</text:p>
          </table:table-cell>
          <table:table-cell office:value-type="float" office:value="391" table:style-name="ce1">
            <text:p>391</text:p>
          </table:table-cell>
          <table:table-cell office:value-type="float" office:value="-1.05911" table:style-name="ce1">
            <text:p>-1.05911</text:p>
          </table:table-cell>
          <table:table-cell office:value-type="float" office:value="-1.17938E-2" table:style-name="ce1">
            <text:p>-0.0117938</text:p>
          </table:table-cell>
          <table:table-cell office:value-type="float" office:value="3.85331" table:style-name="ce1">
            <text:p>3.85331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447" table:style-name="ce1">
            <text:p>447</text:p>
          </table:table-cell>
          <table:table-cell office:value-type="float" office:value="535" table:style-name="ce1">
            <text:p>535</text:p>
          </table:table-cell>
          <table:table-cell office:value-type="float" office:value="-0.38748300000000002" table:style-name="ce1">
            <text:p>-0.387483</text:p>
          </table:table-cell>
          <table:table-cell office:value-type="float" office:value="-5.9324699999999996E-3" table:style-name="ce1">
            <text:p>-0.00593247</text:p>
          </table:table-cell>
          <table:table-cell office:value-type="float" office:value="2.4991699999999999" table:style-name="ce1">
            <text:p>2.49917</text:p>
          </table:table-cell>
          <table:table-cell table:number-columns-repeated="1635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44" table:style-name="ce1">
            <text:p>244</text:p>
          </table:table-cell>
          <table:table-cell office:value-type="float" office:value="692" table:style-name="ce1">
            <text:p>692</text:p>
          </table:table-cell>
          <table:table-cell office:value-type="float" office:value="0.380355" table:style-name="ce1">
            <text:p>0.380355</text:p>
          </table:table-cell>
          <table:table-cell office:value-type="float" office:value="-2.96095E-3" table:style-name="ce1">
            <text:p>-0.00296095</text:p>
          </table:table-cell>
          <table:table-cell office:value-type="float" office:value="3.4626299999999999" table:style-name="ce1">
            <text:p>3.46263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416" table:style-name="ce1">
            <text:p>416</text:p>
          </table:table-cell>
          <table:table-cell office:value-type="float" office:value="567" table:style-name="ce1">
            <text:p>567</text:p>
          </table:table-cell>
          <table:table-cell office:value-type="float" office:value="-0.231707" table:style-name="ce1">
            <text:p>-0.231707</text:p>
          </table:table-cell>
          <table:table-cell office:value-type="float" office:value="-5.2570200000000003E-3" table:style-name="ce1">
            <text:p>-0.00525702</text:p>
          </table:table-cell>
          <table:table-cell office:value-type="float" office:value="2.64574" table:style-name="ce1">
            <text:p>2.64574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416" table:style-name="ce1">
            <text:p>416</text:p>
          </table:table-cell>
          <table:table-cell office:value-type="float" office:value="828" table:style-name="ce1">
            <text:p>828</text:p>
          </table:table-cell>
          <table:table-cell office:value-type="float" office:value="1.0211399999999999" table:style-name="ce1">
            <text:p>1.02114</text:p>
          </table:table-cell>
          <table:table-cell office:value-type="float" office:value="1.9528900000000001E-3" table:style-name="ce1">
            <text:p>0.00195289</text:p>
          </table:table-cell>
          <table:table-cell office:value-type="float" office:value="2.6274799999999998" table:style-name="ce1">
            <text:p>2.62748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80" table:style-name="ce1">
            <text:p>380</text:p>
          </table:table-cell>
          <table:table-cell office:value-type="float" office:value="855" table:style-name="ce1">
            <text:p>855</text:p>
          </table:table-cell>
          <table:table-cell office:value-type="float" office:value="1.15326" table:style-name="ce1">
            <text:p>1.15326</text:p>
          </table:table-cell>
          <table:table-cell office:value-type="float" office:value="2.4565799999999999E-3" table:style-name="ce1">
            <text:p>0.00245658</text:p>
          </table:table-cell>
          <table:table-cell office:value-type="float" office:value="2.7984" table:style-name="ce1">
            <text:p>2.7984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187" table:style-name="ce1">
            <text:p>1187</text:p>
          </table:table-cell>
          <table:table-cell office:value-type="float" office:value="552" table:style-name="ce1">
            <text:p>552</text:p>
          </table:table-cell>
          <table:table-cell office:value-type="float" office:value="-0.35768" table:style-name="ce1">
            <text:p>-0.35768</text:p>
          </table:table-cell>
          <table:table-cell office:value-type="float" office:value="-4.8526500000000002E-4" table:style-name="ce1">
            <text:p>-0.000485265</text:p>
          </table:table-cell>
          <table:table-cell office:value-type="float" office:value="-1.0542100000000001" table:style-name="ce1">
            <text:p>-1.05421</text:p>
          </table:table-cell>
          <table:table-cell table:number-columns-repeated="1635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43" table:style-name="ce1">
            <text:p>243</text:p>
          </table:table-cell>
          <table:table-cell office:value-type="float" office:value="692" table:style-name="ce1">
            <text:p>692</text:p>
          </table:table-cell>
          <table:table-cell office:value-type="float" office:value="0.38042500000000001" table:style-name="ce1">
            <text:p>0.380425</text:p>
          </table:table-cell>
          <table:table-cell office:value-type="float" office:value="-2.9676799999999999E-3" table:style-name="ce1">
            <text:p>-0.00296768</text:p>
          </table:table-cell>
          <table:table-cell office:value-type="float" office:value="3.4674299999999998" table:style-name="ce1">
            <text:p>3.46743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212" table:style-name="ce1">
            <text:p>212</text:p>
          </table:table-cell>
          <table:table-cell office:value-type="float" office:value="396" table:style-name="ce1">
            <text:p>396</text:p>
          </table:table-cell>
          <table:table-cell office:value-type="float" office:value="-1.03826" table:style-name="ce1">
            <text:p>-1.03826</text:p>
          </table:table-cell>
          <table:table-cell office:value-type="float" office:value="-1.1353E-2" table:style-name="ce1">
            <text:p>-0.011353</text:p>
          </table:table-cell>
          <table:table-cell office:value-type="float" office:value="3.6369500000000001" table:style-name="ce1">
            <text:p>3.6369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16" table:style-name="ce1">
            <text:p>416</text:p>
          </table:table-cell>
          <table:table-cell office:value-type="float" office:value="840" table:style-name="ce1">
            <text:p>840</text:p>
          </table:table-cell>
          <table:table-cell office:value-type="float" office:value="1.07874" table:style-name="ce1">
            <text:p>1.07874</text:p>
          </table:table-cell>
          <table:table-cell office:value-type="float" office:value="2.2843799999999999E-3" table:style-name="ce1">
            <text:p>0.00228438</text:p>
          </table:table-cell>
          <table:table-cell office:value-type="float" office:value="2.6266400000000001" table:style-name="ce1">
            <text:p>2.6266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91" table:style-name="ce1">
            <text:p>391</text:p>
          </table:table-cell>
          <table:table-cell office:value-type="float" office:value="868" table:style-name="ce1">
            <text:p>868</text:p>
          </table:table-cell>
          <table:table-cell office:value-type="float" office:value="1.2149000000000001" table:style-name="ce1">
            <text:p>1.2149</text:p>
          </table:table-cell>
          <table:table-cell office:value-type="float" office:value="2.8896899999999999E-3" table:style-name="ce1">
            <text:p>0.00288969</text:p>
          </table:table-cell>
          <table:table-cell office:value-type="float" office:value="2.7446799999999998" table:style-name="ce1">
            <text:p>2.7446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119" table:style-name="ce1">
            <text:p>1119</text:p>
          </table:table-cell>
          <table:table-cell office:value-type="float" office:value="292" table:style-name="ce1">
            <text:p>292</text:p>
          </table:table-cell>
          <table:table-cell office:value-type="float" office:value="-1.60097" table:style-name="ce1">
            <text:p>-1.60097</text:p>
          </table:table-cell>
          <table:table-cell office:value-type="float" office:value="-8.1249500000000006E-3" table:style-name="ce1">
            <text:p>-0.00812495</text:p>
          </table:table-cell>
          <table:table-cell office:value-type="float" office:value="-0.70960299999999998" table:style-name="ce1">
            <text:p>-0.709603</text:p>
          </table:table-cell>
          <table:table-cell table:number-columns-repeated="1635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44" table:style-name="ce1">
            <text:p>244</text:p>
          </table:table-cell>
          <table:table-cell office:value-type="float" office:value="696" table:style-name="ce1">
            <text:p>696</text:p>
          </table:table-cell>
          <table:table-cell office:value-type="float" office:value="0.39955600000000002" table:style-name="ce1">
            <text:p>0.399556</text:p>
          </table:table-cell>
          <table:table-cell office:value-type="float" office:value="-2.85046E-3" table:style-name="ce1">
            <text:p>-0.00285046</text:p>
          </table:table-cell>
          <table:table-cell office:value-type="float" office:value="3.4623499999999998" table:style-name="ce1">
            <text:p>3.46235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012" table:style-name="ce1">
            <text:p>1012</text:p>
          </table:table-cell>
          <table:table-cell office:value-type="float" office:value="480" table:style-name="ce1">
            <text:p>480</text:p>
          </table:table-cell>
          <table:table-cell office:value-type="float" office:value="-0.69104299999999996" table:style-name="ce1">
            <text:p>-0.691043</text:p>
          </table:table-cell>
          <table:table-cell office:value-type="float" office:value="-3.6513399999999999E-3" table:style-name="ce1">
            <text:p>-0.00365134</text:p>
          </table:table-cell>
          <table:table-cell office:value-type="float" office:value="-0.20912900000000001" table:style-name="ce1">
            <text:p>-0.20912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399" table:style-name="ce1">
            <text:p>399</text:p>
          </table:table-cell>
          <table:table-cell office:value-type="float" office:value="447" table:style-name="ce1">
            <text:p>447</text:p>
          </table:table-cell>
          <table:table-cell office:value-type="float" office:value="-0.80653799999999998" table:style-name="ce1">
            <text:p>-0.806538</text:p>
          </table:table-cell>
          <table:table-cell office:value-type="float" office:value="-8.6862699999999994E-3" table:style-name="ce1">
            <text:p>-0.00868627</text:p>
          </table:table-cell>
          <table:table-cell office:value-type="float" office:value="2.7357399999999998" table:style-name="ce1">
            <text:p>2.73574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1211" table:style-name="ce1">
            <text:p>1211</text:p>
          </table:table-cell>
          <table:table-cell office:value-type="float" office:value="431" table:style-name="ce1">
            <text:p>431</text:p>
          </table:table-cell>
          <table:table-cell office:value-type="float" office:value="-0.94018100000000004" table:style-name="ce1">
            <text:p>-0.940181</text:p>
          </table:table-cell>
          <table:table-cell office:value-type="float" office:value="-3.6663500000000001E-3" table:style-name="ce1">
            <text:p>-0.00366635</text:p>
          </table:table-cell>
          <table:table-cell office:value-type="float" office:value="-1.1609499999999999" table:style-name="ce1">
            <text:p>-1.16095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332" table:style-name="ce1">
            <text:p>332</text:p>
          </table:table-cell>
          <table:table-cell office:value-type="float" office:value="395" table:style-name="ce1">
            <text:p>395</text:p>
          </table:table-cell>
          <table:table-cell office:value-type="float" office:value="-1.0514600000000001" table:style-name="ce1">
            <text:p>-1.05146</text:p>
          </table:table-cell>
          <table:table-cell office:value-type="float" office:value="-1.05734E-2" table:style-name="ce1">
            <text:p>-0.0105734</text:p>
          </table:table-cell>
          <table:table-cell office:value-type="float" office:value="3.0609899999999999" table:style-name="ce1">
            <text:p>3.06099</text:p>
          </table:table-cell>
          <table:table-cell table:number-columns-repeated="1635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47" table:style-name="ce1">
            <text:p>247</text:p>
          </table:table-cell>
          <table:table-cell office:value-type="float" office:value="696" table:style-name="ce1">
            <text:p>696</text:p>
          </table:table-cell>
          <table:table-cell office:value-type="float" office:value="0.39934599999999998" table:style-name="ce1">
            <text:p>0.399346</text:p>
          </table:table-cell>
          <table:table-cell office:value-type="float" office:value="-2.8302800000000001E-3" table:style-name="ce1">
            <text:p>-0.00283028</text:p>
          </table:table-cell>
          <table:table-cell office:value-type="float" office:value="3.4479500000000001" table:style-name="ce1">
            <text:p>3.44795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88" table:style-name="ce1">
            <text:p>288</text:p>
          </table:table-cell>
          <table:table-cell office:value-type="float" office:value="924" table:style-name="ce1">
            <text:p>924</text:p>
          </table:table-cell>
          <table:table-cell office:value-type="float" office:value="1.49092" table:style-name="ce1">
            <text:p>1.49092</text:p>
          </table:table-cell>
          <table:table-cell office:value-type="float" office:value="3.7438200000000001E-3" table:style-name="ce1">
            <text:p>0.00374382</text:p>
          </table:table-cell>
          <table:table-cell office:value-type="float" office:value="3.2351899999999998" table:style-name="ce1">
            <text:p>3.2351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00" table:style-name="ce1">
            <text:p>400</text:p>
          </table:table-cell>
          <table:table-cell office:value-type="float" office:value="796" table:style-name="ce1">
            <text:p>796</text:p>
          </table:table-cell>
          <table:table-cell office:value-type="float" office:value="0.86865400000000004" table:style-name="ce1">
            <text:p>0.868654</text:p>
          </table:table-cell>
          <table:table-cell office:value-type="float" office:value="9.6128900000000005E-4" table:style-name="ce1">
            <text:p>0.000961289</text:p>
          </table:table-cell>
          <table:table-cell office:value-type="float" office:value="2.7065199999999998" table:style-name="ce1">
            <text:p>2.70652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15" table:style-name="ce1">
            <text:p>415</text:p>
          </table:table-cell>
          <table:table-cell office:value-type="float" office:value="800" table:style-name="ce1">
            <text:p>800</text:p>
          </table:table-cell>
          <table:table-cell office:value-type="float" office:value="0.88680499999999995" table:style-name="ce1">
            <text:p>0.886805</text:p>
          </table:table-cell>
          <table:table-cell office:value-type="float" office:value="1.1726799999999999E-3" table:style-name="ce1">
            <text:p>0.00117268</text:p>
          </table:table-cell>
          <table:table-cell office:value-type="float" office:value="2.6342400000000001" table:style-name="ce1">
            <text:p>2.63424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195" table:style-name="ce1">
            <text:p>195</text:p>
          </table:table-cell>
          <table:table-cell office:value-type="float" office:value="359" table:style-name="ce1">
            <text:p>359</text:p>
          </table:table-cell>
          <table:table-cell office:value-type="float" office:value="-1.2146699999999999" table:style-name="ce1">
            <text:p>-1.21467</text:p>
          </table:table-cell>
          <table:table-cell office:value-type="float" office:value="-1.2489399999999999E-2" table:style-name="ce1">
            <text:p>-0.0124894</text:p>
          </table:table-cell>
          <table:table-cell office:value-type="float" office:value="3.7211400000000001" table:style-name="ce1">
            <text:p>3.72114</text:p>
          </table:table-cell>
          <table:table-cell table:number-columns-repeated="1635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44" table:style-name="ce1">
            <text:p>244</text:p>
          </table:table-cell>
          <table:table-cell office:value-type="float" office:value="699" table:style-name="ce1">
            <text:p>699</text:p>
          </table:table-cell>
          <table:table-cell office:value-type="float" office:value="0.41395700000000002" table:style-name="ce1">
            <text:p>0.413957</text:p>
          </table:table-cell>
          <table:table-cell office:value-type="float" office:value="-2.7675899999999999E-3" table:style-name="ce1">
            <text:p>-0.00276759</text:p>
          </table:table-cell>
          <table:table-cell office:value-type="float" office:value="3.4621400000000002" table:style-name="ce1">
            <text:p>3.46214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832" table:style-name="ce1">
            <text:p>832</text:p>
          </table:table-cell>
          <table:table-cell office:value-type="float" office:value="316" table:style-name="ce1">
            <text:p>316</text:p>
          </table:table-cell>
          <table:table-cell office:value-type="float" office:value="-1.46567" table:style-name="ce1">
            <text:p>-1.46567</text:p>
          </table:table-cell>
          <table:table-cell office:value-type="float" office:value="-9.39247E-3" table:style-name="ce1">
            <text:p>-0.00939247</text:p>
          </table:table-cell>
          <table:table-cell office:value-type="float" office:value="0.66639000000000004" table:style-name="ce1">
            <text:p>0.66639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792" table:style-name="ce1">
            <text:p>792</text:p>
          </table:table-cell>
          <table:table-cell office:value-type="float" office:value="312" table:style-name="ce1">
            <text:p>312</text:p>
          </table:table-cell>
          <table:table-cell office:value-type="float" office:value="-1.48207" table:style-name="ce1">
            <text:p>-1.48207</text:p>
          </table:table-cell>
          <table:table-cell office:value-type="float" office:value="-9.7720199999999993E-3" table:style-name="ce1">
            <text:p>-0.00977202</text:p>
          </table:table-cell>
          <table:table-cell office:value-type="float" office:value="0.85868" table:style-name="ce1">
            <text:p>0.85868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323" table:style-name="ce1">
            <text:p>1323</text:p>
          </table:table-cell>
          <table:table-cell office:value-type="float" office:value="355" table:style-name="ce1">
            <text:p>355</text:p>
          </table:table-cell>
          <table:table-cell office:value-type="float" office:value="-1.3128299999999999" table:style-name="ce1">
            <text:p>-1.31283</text:p>
          </table:table-cell>
          <table:table-cell office:value-type="float" office:value="-5.0124200000000001E-3" table:style-name="ce1">
            <text:p>-0.00501242</text:p>
          </table:table-cell>
          <table:table-cell office:value-type="float" office:value="-1.69326" table:style-name="ce1">
            <text:p>-1.69326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1147" table:style-name="ce1">
            <text:p>1147</text:p>
          </table:table-cell>
          <table:table-cell office:value-type="float" office:value="448" table:style-name="ce1">
            <text:p>448</text:p>
          </table:table-cell>
          <table:table-cell office:value-type="float" office:value="-0.85409800000000002" table:style-name="ce1">
            <text:p>-0.854098</text:p>
          </table:table-cell>
          <table:table-cell office:value-type="float" office:value="-3.6272399999999999E-3" table:style-name="ce1">
            <text:p>-0.00362724</text:p>
          </table:table-cell>
          <table:table-cell office:value-type="float" office:value="-0.85492400000000002" table:style-name="ce1">
            <text:p>-0.854924</text:p>
          </table:table-cell>
          <table:table-cell table:number-columns-repeated="1635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44" table:style-name="ce1">
            <text:p>244</text:p>
          </table:table-cell>
          <table:table-cell office:value-type="float" office:value="699" table:style-name="ce1">
            <text:p>699</text:p>
          </table:table-cell>
          <table:table-cell office:value-type="float" office:value="0.41395700000000002" table:style-name="ce1">
            <text:p>0.413957</text:p>
          </table:table-cell>
          <table:table-cell office:value-type="float" office:value="-2.7675899999999999E-3" table:style-name="ce1">
            <text:p>-0.00276759</text:p>
          </table:table-cell>
          <table:table-cell office:value-type="float" office:value="3.4621400000000002" table:style-name="ce1">
            <text:p>3.46214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744" table:style-name="ce1">
            <text:p>744</text:p>
          </table:table-cell>
          <table:table-cell office:value-type="float" office:value="320" table:style-name="ce1">
            <text:p>320</text:p>
          </table:table-cell>
          <table:table-cell office:value-type="float" office:value="-1.44031" table:style-name="ce1">
            <text:p>-1.44031</text:p>
          </table:table-cell>
          <table:table-cell office:value-type="float" office:value="-9.8738999999999997E-3" table:style-name="ce1">
            <text:p>-0.0098739</text:p>
          </table:table-cell>
          <table:table-cell office:value-type="float" office:value="1.08853" table:style-name="ce1">
            <text:p>1.08853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1092" table:style-name="ce1">
            <text:p>1092</text:p>
          </table:table-cell>
          <table:table-cell office:value-type="float" office:value="464" table:style-name="ce1">
            <text:p>464</text:p>
          </table:table-cell>
          <table:table-cell office:value-type="float" office:value="-0.77344500000000005" table:style-name="ce1">
            <text:p>-0.773445</text:p>
          </table:table-cell>
          <table:table-cell office:value-type="float" office:value="-3.5552100000000001E-3" table:style-name="ce1">
            <text:p>-0.00355521</text:p>
          </table:table-cell>
          <table:table-cell office:value-type="float" office:value="-0.59202999999999995" table:style-name="ce1">
            <text:p>-0.59203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315" table:style-name="ce1">
            <text:p>315</text:p>
          </table:table-cell>
          <table:table-cell office:value-type="float" office:value="948" table:style-name="ce1">
            <text:p>948</text:p>
          </table:table-cell>
          <table:table-cell office:value-type="float" office:value="1.60423" table:style-name="ce1">
            <text:p>1.60423</text:p>
          </table:table-cell>
          <table:table-cell office:value-type="float" office:value="4.5884100000000002E-3" table:style-name="ce1">
            <text:p>0.00458841</text:p>
          </table:table-cell>
          <table:table-cell office:value-type="float" office:value="3.1039099999999999" table:style-name="ce1">
            <text:p>3.10391</text:p>
          </table:table-cell>
          <table:table-cell table:number-columns-repeated="16357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44" table:style-name="ce1">
            <text:p>244</text:p>
          </table:table-cell>
          <table:table-cell office:value-type="float" office:value="700" table:style-name="ce1">
            <text:p>700</text:p>
          </table:table-cell>
          <table:table-cell office:value-type="float" office:value="0.41875699999999999" table:style-name="ce1">
            <text:p>0.418757</text:p>
          </table:table-cell>
          <table:table-cell office:value-type="float" office:value="-2.7399600000000001E-3" table:style-name="ce1">
            <text:p>-0.00273996</text:p>
          </table:table-cell>
          <table:table-cell office:value-type="float" office:value="3.4620700000000002" table:style-name="ce1">
            <text:p>3.46207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1143" table:style-name="ce1">
            <text:p>1143</text:p>
          </table:table-cell>
          <table:table-cell office:value-type="float" office:value="468" table:style-name="ce1">
            <text:p>468</text:p>
          </table:table-cell>
          <table:table-cell office:value-type="float" office:value="-0.75781500000000002" table:style-name="ce1">
            <text:p>-0.757815</text:p>
          </table:table-cell>
          <table:table-cell office:value-type="float" office:value="-3.10166E-3" table:style-name="ce1">
            <text:p>-0.00310166</text:p>
          </table:table-cell>
          <table:table-cell office:value-type="float" office:value="-0.83712200000000003" table:style-name="ce1">
            <text:p>-0.837122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795" table:style-name="ce1">
            <text:p>795</text:p>
          </table:table-cell>
          <table:table-cell office:value-type="float" office:value="456" table:style-name="ce1">
            <text:p>456</text:p>
          </table:table-cell>
          <table:table-cell office:value-type="float" office:value="-0.79105700000000001" table:style-name="ce1">
            <text:p>-0.791057</text:p>
          </table:table-cell>
          <table:table-cell office:value-type="float" office:value="-5.7739699999999998E-3" table:style-name="ce1">
            <text:p>-0.00577397</text:p>
          </table:table-cell>
          <table:table-cell office:value-type="float" office:value="0.83420499999999997" table:style-name="ce1">
            <text:p>0.83420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319" table:style-name="ce1">
            <text:p>319</text:p>
          </table:table-cell>
          <table:table-cell office:value-type="float" office:value="939" table:style-name="ce1">
            <text:p>939</text:p>
          </table:table-cell>
          <table:table-cell office:value-type="float" office:value="1.5607500000000001" table:style-name="ce1">
            <text:p>1.56075</text:p>
          </table:table-cell>
          <table:table-cell office:value-type="float" office:value="4.3667000000000003E-3" table:style-name="ce1">
            <text:p>0.0043667</text:p>
          </table:table-cell>
          <table:table-cell office:value-type="float" office:value="3.08534" table:style-name="ce1">
            <text:p>3.08534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899" table:style-name="ce1">
            <text:p>899</text:p>
          </table:table-cell>
          <table:table-cell office:value-type="float" office:value="383" table:style-name="ce1">
            <text:p>383</text:p>
          </table:table-cell>
          <table:table-cell office:value-type="float" office:value="-1.1487499999999999" table:style-name="ce1">
            <text:p>-1.14875</text:p>
          </table:table-cell>
          <table:table-cell office:value-type="float" office:value="-7.0909700000000003E-3" table:style-name="ce1">
            <text:p>-0.00709097</text:p>
          </table:table-cell>
          <table:table-cell office:value-type="float" office:value="0.340086" table:style-name="ce1">
            <text:p>0.340086</text:p>
          </table:table-cell>
          <table:table-cell table:number-columns-repeated="1635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44" table:style-name="ce1">
            <text:p>244</text:p>
          </table:table-cell>
          <table:table-cell office:value-type="float" office:value="704" table:style-name="ce1">
            <text:p>704</text:p>
          </table:table-cell>
          <table:table-cell office:value-type="float" office:value="0.43795800000000001" table:style-name="ce1">
            <text:p>0.437958</text:p>
          </table:table-cell>
          <table:table-cell office:value-type="float" office:value="-2.6294600000000001E-3" table:style-name="ce1">
            <text:p>-0.00262946</text:p>
          </table:table-cell>
          <table:table-cell office:value-type="float" office:value="3.4618000000000002" table:style-name="ce1">
            <text:p>3.4618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892" table:style-name="ce1">
            <text:p>892</text:p>
          </table:table-cell>
          <table:table-cell office:value-type="float" office:value="228" table:style-name="ce1">
            <text:p>228</text:p>
          </table:table-cell>
          <table:table-cell office:value-type="float" office:value="-1.89229" table:style-name="ce1">
            <text:p>-1.89229</text:p>
          </table:table-cell>
          <table:table-cell office:value-type="float" office:value="-1.1419800000000001E-2" table:style-name="ce1">
            <text:p>-0.0114198</text:p>
          </table:table-cell>
          <table:table-cell office:value-type="float" office:value="0.38453199999999998" table:style-name="ce1">
            <text:p>0.384532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1200" table:style-name="ce1">
            <text:p>1200</text:p>
          </table:table-cell>
          <table:table-cell office:value-type="float" office:value="256" table:style-name="ce1">
            <text:p>256</text:p>
          </table:table-cell>
          <table:table-cell office:value-type="float" office:value="-1.7794399999999999" table:style-name="ce1">
            <text:p>-1.77944</text:p>
          </table:table-cell>
          <table:table-cell office:value-type="float" office:value="-8.5745700000000001E-3" table:style-name="ce1">
            <text:p>-0.00857457</text:p>
          </table:table-cell>
          <table:table-cell office:value-type="float" office:value="-1.0959099999999999" table:style-name="ce1">
            <text:p>-1.09591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764" table:style-name="ce1">
            <text:p>764</text:p>
          </table:table-cell>
          <table:table-cell office:value-type="float" office:value="239" table:style-name="ce1">
            <text:p>239</text:p>
          </table:table-cell>
          <table:table-cell office:value-type="float" office:value="-1.83053" table:style-name="ce1">
            <text:p>-1.83053</text:p>
          </table:table-cell>
          <table:table-cell office:value-type="float" office:value="-1.19769E-2" table:style-name="ce1">
            <text:p>-0.0119769</text:p>
          </table:table-cell>
          <table:table-cell office:value-type="float" office:value="0.99819500000000005" table:style-name="ce1">
            <text:p>0.998195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720" table:style-name="ce1">
            <text:p>720</text:p>
          </table:table-cell>
          <table:table-cell office:value-type="float" office:value="683" table:style-name="ce1">
            <text:p>683</text:p>
          </table:table-cell>
          <table:table-cell office:value-type="float" office:value="0.30383399999999999" table:style-name="ce1">
            <text:p>0.303834</text:p>
          </table:table-cell>
          <table:table-cell office:value-type="float" office:value="-7.7671099999999996E-6" table:style-name="ce2">
            <text:p>-7.77E-06</text:p>
          </table:table-cell>
          <table:table-cell office:value-type="float" office:value="1.1783399999999999" table:style-name="ce1">
            <text:p>1.17834</text:p>
          </table:table-cell>
          <table:table-cell table:number-columns-repeated="1635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44" table:style-name="ce1">
            <text:p>244</text:p>
          </table:table-cell>
          <table:table-cell office:value-type="float" office:value="703" table:style-name="ce1">
            <text:p>703</text:p>
          </table:table-cell>
          <table:table-cell office:value-type="float" office:value="0.43315700000000001" table:style-name="ce1">
            <text:p>0.433157</text:p>
          </table:table-cell>
          <table:table-cell office:value-type="float" office:value="-2.65709E-3" table:style-name="ce1">
            <text:p>-0.00265709</text:p>
          </table:table-cell>
          <table:table-cell office:value-type="float" office:value="3.4618600000000002" table:style-name="ce1">
            <text:p>3.4618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156" table:style-name="ce1">
            <text:p>1156</text:p>
          </table:table-cell>
          <table:table-cell office:value-type="float" office:value="472" table:style-name="ce1">
            <text:p>472</text:p>
          </table:table-cell>
          <table:table-cell office:value-type="float" office:value="-0.73952399999999996" table:style-name="ce1">
            <text:p>-0.739524</text:p>
          </table:table-cell>
          <table:table-cell office:value-type="float" office:value="-2.9037199999999998E-3" table:style-name="ce1">
            <text:p>-0.00290372</text:p>
          </table:table-cell>
          <table:table-cell office:value-type="float" office:value="-0.89980599999999999" table:style-name="ce1">
            <text:p>-0.89980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323" table:style-name="ce1">
            <text:p>323</text:p>
          </table:table-cell>
          <table:table-cell office:value-type="float" office:value="979" table:style-name="ce1">
            <text:p>979</text:p>
          </table:table-cell>
          <table:table-cell office:value-type="float" office:value="1.75248" table:style-name="ce1">
            <text:p>1.75248</text:p>
          </table:table-cell>
          <table:table-cell office:value-type="float" office:value="5.4985700000000004E-3" table:style-name="ce1">
            <text:p>0.00549857</text:p>
          </table:table-cell>
          <table:table-cell office:value-type="float" office:value="3.0633400000000002" table:style-name="ce1">
            <text:p>3.06334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399" table:style-name="ce1">
            <text:p>399</text:p>
          </table:table-cell>
          <table:table-cell office:value-type="float" office:value="912" table:style-name="ce1">
            <text:p>912</text:p>
          </table:table-cell>
          <table:table-cell office:value-type="float" office:value="1.42554" table:style-name="ce1">
            <text:p>1.42554</text:p>
          </table:table-cell>
          <table:table-cell office:value-type="float" office:value="4.1589699999999997E-3" table:style-name="ce1">
            <text:p>0.00415897</text:p>
          </table:table-cell>
          <table:table-cell office:value-type="float" office:value="2.7031999999999998" table:style-name="ce1">
            <text:p>2.7032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167" table:style-name="ce1">
            <text:p>167</text:p>
          </table:table-cell>
          <table:table-cell office:value-type="float" office:value="395" table:style-name="ce1">
            <text:p>395</text:p>
          </table:table-cell>
          <table:table-cell office:value-type="float" office:value="-1.0399099999999999" table:style-name="ce1">
            <text:p>-1.03991</text:p>
          </table:table-cell>
          <table:table-cell office:value-type="float" office:value="-1.1683300000000001E-2" table:style-name="ce1">
            <text:p>-0.0116833</text:p>
          </table:table-cell>
          <table:table-cell office:value-type="float" office:value="3.85303" table:style-name="ce1">
            <text:p>3.85303</text:p>
          </table:table-cell>
          <table:table-cell table:number-columns-repeated="1635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43" table:style-name="ce1">
            <text:p>243</text:p>
          </table:table-cell>
          <table:table-cell office:value-type="float" office:value="703" table:style-name="ce1">
            <text:p>703</text:p>
          </table:table-cell>
          <table:table-cell office:value-type="float" office:value="0.43322699999999997" table:style-name="ce1">
            <text:p>0.433227</text:p>
          </table:table-cell>
          <table:table-cell office:value-type="float" office:value="-2.6638199999999999E-3" table:style-name="ce1">
            <text:p>-0.00266382</text:p>
          </table:table-cell>
          <table:table-cell office:value-type="float" office:value="3.4666700000000001" table:style-name="ce1">
            <text:p>3.4666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1139" table:style-name="ce1">
            <text:p>1139</text:p>
          </table:table-cell>
          <table:table-cell office:value-type="float" office:value="472" table:style-name="ce1">
            <text:p>472</text:p>
          </table:table-cell>
          <table:table-cell office:value-type="float" office:value="-0.73833400000000005" table:style-name="ce1">
            <text:p>-0.738334</text:p>
          </table:table-cell>
          <table:table-cell office:value-type="float" office:value="-3.0180699999999999E-3" table:style-name="ce1">
            <text:p>-0.00301807</text:p>
          </table:table-cell>
          <table:table-cell office:value-type="float" office:value="-0.81820099999999996" table:style-name="ce1">
            <text:p>-0.818201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416" table:style-name="ce1">
            <text:p>416</text:p>
          </table:table-cell>
          <table:table-cell office:value-type="float" office:value="780" table:style-name="ce1">
            <text:p>780</text:p>
          </table:table-cell>
          <table:table-cell office:value-type="float" office:value="0.79073099999999996" table:style-name="ce1">
            <text:p>0.790731</text:p>
          </table:table-cell>
          <table:table-cell office:value-type="float" office:value="6.2692599999999998E-4" table:style-name="ce1">
            <text:p>0.000626926</text:p>
          </table:table-cell>
          <table:table-cell office:value-type="float" office:value="2.63083" table:style-name="ce1">
            <text:p>2.63083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1200" table:style-name="ce1">
            <text:p>1200</text:p>
          </table:table-cell>
          <table:table-cell office:value-type="float" office:value="659" table:style-name="ce1">
            <text:p>659</text:p>
          </table:table-cell>
          <table:table-cell office:value-type="float" office:value="0.155029" table:style-name="ce1">
            <text:p>0.155029</text:p>
          </table:table-cell>
          <table:table-cell office:value-type="float" office:value="2.5579600000000002E-3" table:style-name="ce1">
            <text:p>0.00255796</text:p>
          </table:table-cell>
          <table:table-cell office:value-type="float" office:value="-1.1241000000000001" table:style-name="ce1">
            <text:p>-1.1241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1187" table:style-name="ce1">
            <text:p>1187</text:p>
          </table:table-cell>
          <table:table-cell office:value-type="float" office:value="75" table:style-name="ce1">
            <text:p>75</text:p>
          </table:table-cell>
          <table:table-cell office:value-type="float" office:value="-2.6473599999999999" table:style-name="ce1">
            <text:p>-2.64736</text:p>
          </table:table-cell>
          <table:table-cell office:value-type="float" office:value="-1.3662000000000001E-2" table:style-name="ce1">
            <text:p>-0.013662</text:p>
          </table:table-cell>
          <table:table-cell office:value-type="float" office:value="-1.02084" table:style-name="ce1">
            <text:p>-1.02084</text:p>
          </table:table-cell>
          <table:table-cell table:number-columns-repeated="1635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44" table:style-name="ce1">
            <text:p>244</text:p>
          </table:table-cell>
          <table:table-cell office:value-type="float" office:value="708" table:style-name="ce1">
            <text:p>708</text:p>
          </table:table-cell>
          <table:table-cell office:value-type="float" office:value="0.45715800000000001" table:style-name="ce1">
            <text:p>0.457158</text:p>
          </table:table-cell>
          <table:table-cell office:value-type="float" office:value="-2.5189700000000001E-3" table:style-name="ce1">
            <text:p>-0.00251897</text:p>
          </table:table-cell>
          <table:table-cell office:value-type="float" office:value="3.4615200000000002" table:style-name="ce1">
            <text:p>3.46152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160" table:style-name="ce1">
            <text:p>1160</text:p>
          </table:table-cell>
          <table:table-cell office:value-type="float" office:value="460" table:style-name="ce1">
            <text:p>460</text:p>
          </table:table-cell>
          <table:table-cell office:value-type="float" office:value="-0.79740599999999995" table:style-name="ce1">
            <text:p>-0.797406</text:p>
          </table:table-cell>
          <table:table-cell office:value-type="float" office:value="-3.2082999999999999E-3" table:style-name="ce1">
            <text:p>-0.0032083</text:p>
          </table:table-cell>
          <table:table-cell office:value-type="float" office:value="-0.91816699999999996" table:style-name="ce1">
            <text:p>-0.918167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371" table:style-name="ce1">
            <text:p>1371</text:p>
          </table:table-cell>
          <table:table-cell office:value-type="float" office:value="351" table:style-name="ce1">
            <text:p>351</text:p>
          </table:table-cell>
          <table:table-cell office:value-type="float" office:value="-1.3353999999999999" table:style-name="ce1">
            <text:p>-1.3354</text:p>
          </table:table-cell>
          <table:table-cell office:value-type="float" office:value="-4.8000500000000001E-3" table:style-name="ce1">
            <text:p>-0.00480005</text:p>
          </table:table-cell>
          <table:table-cell office:value-type="float" office:value="-1.9233899999999999" table:style-name="ce1">
            <text:p>-1.9233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371" table:style-name="ce1">
            <text:p>1371</text:p>
          </table:table-cell>
          <table:table-cell office:value-type="float" office:value="399" table:style-name="ce1">
            <text:p>399</text:p>
          </table:table-cell>
          <table:table-cell office:value-type="float" office:value="-1.1049899999999999" table:style-name="ce1">
            <text:p>-1.10499</text:p>
          </table:table-cell>
          <table:table-cell office:value-type="float" office:value="-3.47409E-3" table:style-name="ce1">
            <text:p>-0.00347409</text:p>
          </table:table-cell>
          <table:table-cell office:value-type="float" office:value="-1.92675" table:style-name="ce1">
            <text:p>-1.92675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184" table:style-name="ce1">
            <text:p>1184</text:p>
          </table:table-cell>
          <table:table-cell office:value-type="float" office:value="311" table:style-name="ce1">
            <text:p>311</text:p>
          </table:table-cell>
          <table:table-cell office:value-type="float" office:value="-1.51431" table:style-name="ce1">
            <text:p>-1.51431</text:p>
          </table:table-cell>
          <table:table-cell office:value-type="float" office:value="-7.16287E-3" table:style-name="ce1">
            <text:p>-0.00716287</text:p>
          </table:table-cell>
          <table:table-cell office:value-type="float" office:value="-1.02295" table:style-name="ce1">
            <text:p>-1.02295</text:p>
          </table:table-cell>
          <table:table-cell table:number-columns-repeated="1635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44" table:style-name="ce1">
            <text:p>244</text:p>
          </table:table-cell>
          <table:table-cell office:value-type="float" office:value="707" table:style-name="ce1">
            <text:p>707</text:p>
          </table:table-cell>
          <table:table-cell office:value-type="float" office:value="0.45235799999999998" table:style-name="ce1">
            <text:p>0.452358</text:p>
          </table:table-cell>
          <table:table-cell office:value-type="float" office:value="-2.5465900000000001E-3" table:style-name="ce1">
            <text:p>-0.00254659</text:p>
          </table:table-cell>
          <table:table-cell office:value-type="float" office:value="3.4615900000000002" table:style-name="ce1">
            <text:p>3.46159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103" table:style-name="ce1">
            <text:p>1103</text:p>
          </table:table-cell>
          <table:table-cell office:value-type="float" office:value="463" table:style-name="ce1">
            <text:p>463</text:p>
          </table:table-cell>
          <table:table-cell office:value-type="float" office:value="-0.77901600000000004" table:style-name="ce1">
            <text:p>-0.779016</text:p>
          </table:table-cell>
          <table:table-cell office:value-type="float" office:value="-3.50884E-3" table:style-name="ce1">
            <text:p>-0.00350884</text:p>
          </table:table-cell>
          <table:table-cell office:value-type="float" office:value="-0.64476199999999995" table:style-name="ce1">
            <text:p>-0.64476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852" table:style-name="ce1">
            <text:p>852</text:p>
          </table:table-cell>
          <table:table-cell office:value-type="float" office:value="271" table:style-name="ce1">
            <text:p>271</text:p>
          </table:table-cell>
          <table:table-cell office:value-type="float" office:value="-1.6830799999999999" table:style-name="ce1">
            <text:p>-1.68308</text:p>
          </table:table-cell>
          <table:table-cell office:value-type="float" office:value="-1.0501E-2" table:style-name="ce1">
            <text:p>-0.010501</text:p>
          </table:table-cell>
          <table:table-cell office:value-type="float" office:value="0.57353399999999999" table:style-name="ce1">
            <text:p>0.573534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312" table:style-name="ce1">
            <text:p>1312</text:p>
          </table:table-cell>
          <table:table-cell office:value-type="float" office:value="367" table:style-name="ce1">
            <text:p>367</text:p>
          </table:table-cell>
          <table:table-cell office:value-type="float" office:value="-1.2544599999999999" table:style-name="ce1">
            <text:p>-1.25446</text:p>
          </table:table-cell>
          <table:table-cell office:value-type="float" office:value="-4.7549200000000002E-3" table:style-name="ce1">
            <text:p>-0.00475492</text:p>
          </table:table-cell>
          <table:table-cell office:value-type="float" office:value="-1.6413" table:style-name="ce1">
            <text:p>-1.6413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47" table:style-name="ce1">
            <text:p>747</text:p>
          </table:table-cell>
          <table:table-cell office:value-type="float" office:value="267" table:style-name="ce1">
            <text:p>267</text:p>
          </table:table-cell>
          <table:table-cell office:value-type="float" office:value="-1.69493" table:style-name="ce1">
            <text:p>-1.69493</text:p>
          </table:table-cell>
          <table:table-cell office:value-type="float" office:value="-1.1317799999999999E-2" table:style-name="ce1">
            <text:p>-0.0113178</text:p>
          </table:table-cell>
          <table:table-cell office:value-type="float" office:value="1.0778399999999999" table:style-name="ce1">
            <text:p>1.07784</text:p>
          </table:table-cell>
          <table:table-cell table:number-columns-repeated="1635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44" table:style-name="ce1">
            <text:p>244</text:p>
          </table:table-cell>
          <table:table-cell office:value-type="float" office:value="712" table:style-name="ce1">
            <text:p>712</text:p>
          </table:table-cell>
          <table:table-cell office:value-type="float" office:value="0.47635899999999998" table:style-name="ce1">
            <text:p>0.476359</text:p>
          </table:table-cell>
          <table:table-cell office:value-type="float" office:value="-2.4084699999999998E-3" table:style-name="ce1">
            <text:p>-0.00240847</text:p>
          </table:table-cell>
          <table:table-cell office:value-type="float" office:value="3.4612400000000001" table:style-name="ce1">
            <text:p>3.46124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767" table:style-name="ce1">
            <text:p>767</text:p>
          </table:table-cell>
          <table:table-cell office:value-type="float" office:value="679" table:style-name="ce1">
            <text:p>679</text:p>
          </table:table-cell>
          <table:table-cell office:value-type="float" office:value="0.28134300000000001" table:style-name="ce1">
            <text:p>0.281343</text:p>
          </table:table-cell>
          <table:table-cell office:value-type="float" office:value="1.9788100000000001E-4" table:style-name="ce1">
            <text:p>0.000197881</text:p>
          </table:table-cell>
          <table:table-cell office:value-type="float" office:value="0.95301100000000005" table:style-name="ce1">
            <text:p>0.953011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804" table:style-name="ce1">
            <text:p>804</text:p>
          </table:table-cell>
          <table:table-cell office:value-type="float" office:value="680" table:style-name="ce1">
            <text:p>680</text:p>
          </table:table-cell>
          <table:table-cell office:value-type="float" office:value="0.283553" table:style-name="ce1">
            <text:p>0.283553</text:p>
          </table:table-cell>
          <table:table-cell office:value-type="float" office:value="4.7438500000000002E-4" table:style-name="ce1">
            <text:p>0.000474385</text:p>
          </table:table-cell>
          <table:table-cell office:value-type="float" office:value="0.77533200000000002" table:style-name="ce1">
            <text:p>0.77533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200" table:style-name="ce1">
            <text:p>1200</text:p>
          </table:table-cell>
          <table:table-cell office:value-type="float" office:value="607" table:style-name="ce1">
            <text:p>607</text:p>
          </table:table-cell>
          <table:table-cell office:value-type="float" office:value="-9.4579999999999997E-2" table:style-name="ce1">
            <text:p>-0.09458</text:p>
          </table:table-cell>
          <table:table-cell office:value-type="float" office:value="1.12151E-3" table:style-name="ce1">
            <text:p>0.00112151</text:p>
          </table:table-cell>
          <table:table-cell office:value-type="float" office:value="-1.12046" table:style-name="ce1">
            <text:p>-1.12046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68" table:style-name="ce1">
            <text:p>968</text:p>
          </table:table-cell>
          <table:table-cell office:value-type="float" office:value="204" table:style-name="ce1">
            <text:p>204</text:p>
          </table:table-cell>
          <table:table-cell office:value-type="float" office:value="-2.01281" table:style-name="ce1">
            <text:p>-2.01281</text:p>
          </table:table-cell>
          <table:table-cell office:value-type="float" office:value="-1.15716E-2" table:style-name="ce1">
            <text:p>-0.0115716</text:p>
          </table:table-cell>
          <table:table-cell office:value-type="float" office:value="2.1391500000000001E-2" table:style-name="ce1">
            <text:p>0.0213915</text:p>
          </table:table-cell>
          <table:table-cell table:number-columns-repeated="1635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43" table:style-name="ce1">
            <text:p>243</text:p>
          </table:table-cell>
          <table:table-cell office:value-type="float" office:value="712" table:style-name="ce1">
            <text:p>712</text:p>
          </table:table-cell>
          <table:table-cell office:value-type="float" office:value="0.47642899999999999" table:style-name="ce1">
            <text:p>0.476429</text:p>
          </table:table-cell>
          <table:table-cell office:value-type="float" office:value="-2.4152000000000002E-3" table:style-name="ce1">
            <text:p>-0.0024152</text:p>
          </table:table-cell>
          <table:table-cell office:value-type="float" office:value="3.46604" table:style-name="ce1">
            <text:p>3.46604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131" table:style-name="ce1">
            <text:p>1131</text:p>
          </table:table-cell>
          <table:table-cell office:value-type="float" office:value="467" table:style-name="ce1">
            <text:p>467</text:p>
          </table:table-cell>
          <table:table-cell office:value-type="float" office:value="-0.76177499999999998" table:style-name="ce1">
            <text:p>-0.761775</text:p>
          </table:table-cell>
          <table:table-cell office:value-type="float" office:value="-3.2100000000000002E-3" table:style-name="ce1">
            <text:p>-0.00321</text:p>
          </table:table-cell>
          <table:table-cell office:value-type="float" office:value="-0.77944899999999995" table:style-name="ce1">
            <text:p>-0.779449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307" table:style-name="ce1">
            <text:p>307</text:p>
          </table:table-cell>
          <table:table-cell office:value-type="float" office:value="960" table:style-name="ce1">
            <text:p>960</text:p>
          </table:table-cell>
          <table:table-cell office:value-type="float" office:value="1.66239" table:style-name="ce1">
            <text:p>1.66239</text:p>
          </table:table-cell>
          <table:table-cell office:value-type="float" office:value="4.86609E-3" table:style-name="ce1">
            <text:p>0.00486609</text:p>
          </table:table-cell>
          <table:table-cell office:value-type="float" office:value="3.14147" table:style-name="ce1">
            <text:p>3.14147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411" table:style-name="ce1">
            <text:p>1411</text:p>
          </table:table-cell>
          <table:table-cell office:value-type="float" office:value="439" table:style-name="ce1">
            <text:p>439</text:p>
          </table:table-cell>
          <table:table-cell office:value-type="float" office:value="-0.91578000000000004" table:style-name="ce1">
            <text:p>-0.91578</text:p>
          </table:table-cell>
          <table:table-cell office:value-type="float" office:value="-2.1000599999999999E-3" table:style-name="ce1">
            <text:p>-0.00210006</text:p>
          </table:table-cell>
          <table:table-cell office:value-type="float" office:value="-2.1215600000000001" table:style-name="ce1">
            <text:p>-2.1215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447" table:style-name="ce1">
            <text:p>447</text:p>
          </table:table-cell>
          <table:table-cell office:value-type="float" office:value="500" table:style-name="ce1">
            <text:p>500</text:p>
          </table:table-cell>
          <table:table-cell office:value-type="float" office:value="-0.55548900000000001" table:style-name="ce1">
            <text:p>-0.555489</text:p>
          </table:table-cell>
          <table:table-cell office:value-type="float" office:value="-6.8993199999999996E-3" table:style-name="ce1">
            <text:p>-0.00689932</text:p>
          </table:table-cell>
          <table:table-cell office:value-type="float" office:value="2.50162" table:style-name="ce1">
            <text:p>2.50162</text:p>
          </table:table-cell>
          <table:table-cell table:number-columns-repeated="1635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44" table:style-name="ce1">
            <text:p>244</text:p>
          </table:table-cell>
          <table:table-cell office:value-type="float" office:value="712" table:style-name="ce1">
            <text:p>712</text:p>
          </table:table-cell>
          <table:table-cell office:value-type="float" office:value="0.47635899999999998" table:style-name="ce1">
            <text:p>0.476359</text:p>
          </table:table-cell>
          <table:table-cell office:value-type="float" office:value="-2.4084699999999998E-3" table:style-name="ce1">
            <text:p>-0.00240847</text:p>
          </table:table-cell>
          <table:table-cell office:value-type="float" office:value="3.4612400000000001" table:style-name="ce1">
            <text:p>3.46124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792" table:style-name="ce1">
            <text:p>792</text:p>
          </table:table-cell>
          <table:table-cell office:value-type="float" office:value="255" table:style-name="ce1">
            <text:p>255</text:p>
          </table:table-cell>
          <table:table-cell office:value-type="float" office:value="-1.7556799999999999" table:style-name="ce1">
            <text:p>-1.75568</text:p>
          </table:table-cell>
          <table:table-cell office:value-type="float" office:value="-1.13466E-2" table:style-name="ce1">
            <text:p>-0.0113466</text:p>
          </table:table-cell>
          <table:table-cell office:value-type="float" office:value="0.86266799999999999" table:style-name="ce1">
            <text:p>0.862668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800" table:style-name="ce1">
            <text:p>800</text:p>
          </table:table-cell>
          <table:table-cell office:value-type="float" office:value="256" table:style-name="ce1">
            <text:p>256</text:p>
          </table:table-cell>
          <table:table-cell office:value-type="float" office:value="-1.7514400000000001" table:style-name="ce1">
            <text:p>-1.75144</text:p>
          </table:table-cell>
          <table:table-cell office:value-type="float" office:value="-1.12652E-2" table:style-name="ce1">
            <text:p>-0.0112652</text:p>
          </table:table-cell>
          <table:table-cell office:value-type="float" office:value="0.82419600000000004" table:style-name="ce1">
            <text:p>0.824196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308" table:style-name="ce1">
            <text:p>1308</text:p>
          </table:table-cell>
          <table:table-cell office:value-type="float" office:value="292" table:style-name="ce1">
            <text:p>292</text:p>
          </table:table-cell>
          <table:table-cell office:value-type="float" office:value="-1.6142000000000001" table:style-name="ce1">
            <text:p>-1.6142</text:p>
          </table:table-cell>
          <table:table-cell office:value-type="float" office:value="-6.8536400000000003E-3" table:style-name="ce1">
            <text:p>-0.00685364</text:p>
          </table:table-cell>
          <table:table-cell office:value-type="float" office:value="-1.6168499999999999" table:style-name="ce1">
            <text:p>-1.61685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80" table:style-name="ce1">
            <text:p>180</text:p>
          </table:table-cell>
          <table:table-cell office:value-type="float" office:value="367" table:style-name="ce1">
            <text:p>367</text:p>
          </table:table-cell>
          <table:table-cell office:value-type="float" office:value="-1.1752199999999999" table:style-name="ce1">
            <text:p>-1.17522</text:p>
          </table:table-cell>
          <table:table-cell office:value-type="float" office:value="-1.23693E-2" table:style-name="ce1">
            <text:p>-0.0123693</text:p>
          </table:table-cell>
          <table:table-cell office:value-type="float" office:value="3.7925900000000001" table:style-name="ce1">
            <text:p>3.79259</text:p>
          </table:table-cell>
          <table:table-cell table:number-columns-repeated="1635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4" table:style-name="ce1">
            <text:p>244</text:p>
          </table:table-cell>
          <table:table-cell office:value-type="float" office:value="715" table:style-name="ce1">
            <text:p>715</text:p>
          </table:table-cell>
          <table:table-cell office:value-type="float" office:value="0.49075999999999997" table:style-name="ce1">
            <text:p>0.49076</text:p>
          </table:table-cell>
          <table:table-cell office:value-type="float" office:value="-2.3256000000000001E-3" table:style-name="ce1">
            <text:p>-0.0023256</text:p>
          </table:table-cell>
          <table:table-cell office:value-type="float" office:value="3.4610300000000001" table:style-name="ce1">
            <text:p>3.46103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359" table:style-name="ce1">
            <text:p>359</text:p>
          </table:table-cell>
          <table:table-cell office:value-type="float" office:value="895" table:style-name="ce1">
            <text:p>895</text:p>
          </table:table-cell>
          <table:table-cell office:value-type="float" office:value="1.34674" table:style-name="ce1">
            <text:p>1.34674</text:p>
          </table:table-cell>
          <table:table-cell office:value-type="float" office:value="3.4202999999999998E-3" table:style-name="ce1">
            <text:p>0.0034203</text:p>
          </table:table-cell>
          <table:table-cell office:value-type="float" office:value="2.8963999999999999" table:style-name="ce1">
            <text:p>2.8964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80" table:style-name="ce1">
            <text:p>480</text:p>
          </table:table-cell>
          <table:table-cell office:value-type="float" office:value="1067" table:style-name="ce1">
            <text:p>1067</text:p>
          </table:table-cell>
          <table:table-cell office:value-type="float" office:value="2.1638999999999999" table:style-name="ce1">
            <text:p>2.1639</text:p>
          </table:table-cell>
          <table:table-cell office:value-type="float" office:value="8.9855500000000001E-3" table:style-name="ce1">
            <text:p>0.00898555</text:p>
          </table:table-cell>
          <table:table-cell office:value-type="float" office:value="2.3035399999999999" table:style-name="ce1">
            <text:p>2.30354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128" table:style-name="ce1">
            <text:p>128</text:p>
          </table:table-cell>
          <table:table-cell office:value-type="float" office:value="387" table:style-name="ce1">
            <text:p>387</text:p>
          </table:table-cell>
          <table:table-cell office:value-type="float" office:value="-1.07558" table:style-name="ce1">
            <text:p>-1.07558</text:p>
          </table:table-cell>
          <table:table-cell office:value-type="float" office:value="-1.21666E-2" table:style-name="ce1">
            <text:p>-0.0121666</text:p>
          </table:table-cell>
          <table:table-cell office:value-type="float" office:value="4.0407999999999999" table:style-name="ce1">
            <text:p>4.0408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399" table:style-name="ce1">
            <text:p>399</text:p>
          </table:table-cell>
          <table:table-cell office:value-type="float" office:value="475" table:style-name="ce1">
            <text:p>475</text:p>
          </table:table-cell>
          <table:table-cell office:value-type="float" office:value="-0.67213299999999998" table:style-name="ce1">
            <text:p>-0.672133</text:p>
          </table:table-cell>
          <table:table-cell office:value-type="float" office:value="-7.9127899999999994E-3" table:style-name="ce1">
            <text:p>-0.00791279</text:p>
          </table:table-cell>
          <table:table-cell office:value-type="float" office:value="2.7337799999999999" table:style-name="ce1">
            <text:p>2.73378</text:p>
          </table:table-cell>
          <table:table-cell table:number-columns-repeated="1635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44" table:style-name="ce1">
            <text:p>244</text:p>
          </table:table-cell>
          <table:table-cell office:value-type="float" office:value="716" table:style-name="ce1">
            <text:p>716</text:p>
          </table:table-cell>
          <table:table-cell office:value-type="float" office:value="0.49556" table:style-name="ce1">
            <text:p>0.49556</text:p>
          </table:table-cell>
          <table:table-cell office:value-type="float" office:value="-2.2979699999999999E-3" table:style-name="ce1">
            <text:p>-0.00229797</text:p>
          </table:table-cell>
          <table:table-cell office:value-type="float" office:value="3.46096" table:style-name="ce1">
            <text:p>3.46096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019" table:style-name="ce1">
            <text:p>1019</text:p>
          </table:table-cell>
          <table:table-cell office:value-type="float" office:value="488" table:style-name="ce1">
            <text:p>488</text:p>
          </table:table-cell>
          <table:table-cell office:value-type="float" office:value="-0.65313100000000002" table:style-name="ce1">
            <text:p>-0.653131</text:p>
          </table:table-cell>
          <table:table-cell office:value-type="float" office:value="-3.3832599999999999E-3" table:style-name="ce1">
            <text:p>-0.00338326</text:p>
          </table:table-cell>
          <table:table-cell office:value-type="float" office:value="-0.24329000000000001" table:style-name="ce1">
            <text:p>-0.24329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204" table:style-name="ce1">
            <text:p>1204</text:p>
          </table:table-cell>
          <table:table-cell office:value-type="float" office:value="448" table:style-name="ce1">
            <text:p>448</text:p>
          </table:table-cell>
          <table:table-cell office:value-type="float" office:value="-0.85808799999999996" table:style-name="ce1">
            <text:p>-0.858088</text:p>
          </table:table-cell>
          <table:table-cell office:value-type="float" office:value="-3.2438300000000001E-3" table:style-name="ce1">
            <text:p>-0.00324383</text:p>
          </table:table-cell>
          <table:table-cell office:value-type="float" office:value="-1.1285400000000001" table:style-name="ce1">
            <text:p>-1.12854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308" table:style-name="ce1">
            <text:p>308</text:p>
          </table:table-cell>
          <table:table-cell office:value-type="float" office:value="392" table:style-name="ce1">
            <text:p>392</text:p>
          </table:table-cell>
          <table:table-cell office:value-type="float" office:value="-1.0641799999999999" table:style-name="ce1">
            <text:p>-1.06418</text:p>
          </table:table-cell>
          <table:table-cell office:value-type="float" office:value="-1.08177E-2" table:style-name="ce1">
            <text:p>-0.0108177</text:p>
          </table:table-cell>
          <table:table-cell office:value-type="float" office:value="3.1764100000000002" table:style-name="ce1">
            <text:p>3.17641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03" table:style-name="ce1">
            <text:p>403</text:p>
          </table:table-cell>
          <table:table-cell office:value-type="float" office:value="463" table:style-name="ce1">
            <text:p>463</text:p>
          </table:table-cell>
          <table:table-cell office:value-type="float" office:value="-0.73001499999999997" table:style-name="ce1">
            <text:p>-0.730015</text:p>
          </table:table-cell>
          <table:table-cell office:value-type="float" office:value="-8.2173799999999998E-3" table:style-name="ce1">
            <text:p>-0.00821738</text:p>
          </table:table-cell>
          <table:table-cell office:value-type="float" office:value="2.7154199999999999" table:style-name="ce1">
            <text:p>2.71542</text:p>
          </table:table-cell>
          <table:table-cell table:number-columns-repeated="1635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43" table:style-name="ce1">
            <text:p>243</text:p>
          </table:table-cell>
          <table:table-cell office:value-type="float" office:value="719" table:style-name="ce1">
            <text:p>719</text:p>
          </table:table-cell>
          <table:table-cell office:value-type="float" office:value="0.51002999999999998" table:style-name="ce1">
            <text:p>0.51003</text:p>
          </table:table-cell>
          <table:table-cell office:value-type="float" office:value="-2.2218300000000002E-3" table:style-name="ce1">
            <text:p>-0.00222183</text:p>
          </table:table-cell>
          <table:table-cell office:value-type="float" office:value="3.4655499999999999" table:style-name="ce1">
            <text:p>3.46555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924" table:style-name="ce1">
            <text:p>924</text:p>
          </table:table-cell>
          <table:table-cell office:value-type="float" office:value="219" table:style-name="ce1">
            <text:p>219</text:p>
          </table:table-cell>
          <table:table-cell office:value-type="float" office:value="-1.93773" table:style-name="ce1">
            <text:p>-1.93773</text:p>
          </table:table-cell>
          <table:table-cell office:value-type="float" office:value="-1.14532E-2" table:style-name="ce1">
            <text:p>-0.0114532</text:p>
          </table:table-cell>
          <table:table-cell office:value-type="float" office:value="0.23155300000000001" table:style-name="ce1">
            <text:p>0.231553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203" table:style-name="ce1">
            <text:p>1203</text:p>
          </table:table-cell>
          <table:table-cell office:value-type="float" office:value="271" table:style-name="ce1">
            <text:p>271</text:p>
          </table:table-cell>
          <table:table-cell office:value-type="float" office:value="-1.7076499999999999" table:style-name="ce1">
            <text:p>-1.70765</text:p>
          </table:table-cell>
          <table:table-cell office:value-type="float" office:value="-8.1400299999999995E-3" table:style-name="ce1">
            <text:p>-0.00814003</text:p>
          </table:table-cell>
          <table:table-cell office:value-type="float" office:value="-1.1113599999999999" table:style-name="ce1">
            <text:p>-1.11136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776" table:style-name="ce1">
            <text:p>776</text:p>
          </table:table-cell>
          <table:table-cell office:value-type="float" office:value="280" table:style-name="ce1">
            <text:p>280</text:p>
          </table:table-cell>
          <table:table-cell office:value-type="float" office:value="-1.63456" table:style-name="ce1">
            <text:p>-1.63456</text:p>
          </table:table-cell>
          <table:table-cell office:value-type="float" office:value="-1.07636E-2" table:style-name="ce1">
            <text:p>-0.0107636</text:p>
          </table:table-cell>
          <table:table-cell office:value-type="float" office:value="0.93772299999999997" table:style-name="ce1">
            <text:p>0.937723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256" table:style-name="ce1">
            <text:p>256</text:p>
          </table:table-cell>
          <table:table-cell office:value-type="float" office:value="343" table:style-name="ce1">
            <text:p>343</text:p>
          </table:table-cell>
          <table:table-cell office:value-type="float" office:value="-1.29575" table:style-name="ce1">
            <text:p>-1.29575</text:p>
          </table:table-cell>
          <table:table-cell office:value-type="float" office:value="-1.25211E-2" table:style-name="ce1">
            <text:p>-0.0125211</text:p>
          </table:table-cell>
          <table:table-cell office:value-type="float" office:value="3.4294500000000001" table:style-name="ce1">
            <text:p>3.42945</text:p>
          </table:table-cell>
          <table:table-cell table:number-columns-repeated="1635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43" table:style-name="ce1">
            <text:p>243</text:p>
          </table:table-cell>
          <table:table-cell office:value-type="float" office:value="719" table:style-name="ce1">
            <text:p>719</text:p>
          </table:table-cell>
          <table:table-cell office:value-type="float" office:value="0.51002999999999998" table:style-name="ce1">
            <text:p>0.51003</text:p>
          </table:table-cell>
          <table:table-cell office:value-type="float" office:value="-2.2218300000000002E-3" table:style-name="ce1">
            <text:p>-0.00222183</text:p>
          </table:table-cell>
          <table:table-cell office:value-type="float" office:value="3.4655499999999999" table:style-name="ce1">
            <text:p>3.46555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131" table:style-name="ce1">
            <text:p>1131</text:p>
          </table:table-cell>
          <table:table-cell office:value-type="float" office:value="460" table:style-name="ce1">
            <text:p>460</text:p>
          </table:table-cell>
          <table:table-cell office:value-type="float" office:value="-0.79537599999999997" table:style-name="ce1">
            <text:p>-0.795376</text:p>
          </table:table-cell>
          <table:table-cell office:value-type="float" office:value="-3.4033700000000002E-3" table:style-name="ce1">
            <text:p>-0.00340337</text:p>
          </table:table-cell>
          <table:table-cell office:value-type="float" office:value="-0.77895999999999999" table:style-name="ce1">
            <text:p>-0.7789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291" table:style-name="ce1">
            <text:p>1291</text:p>
          </table:table-cell>
          <table:table-cell office:value-type="float" office:value="411" table:style-name="ce1">
            <text:p>411</text:p>
          </table:table-cell>
          <table:table-cell office:value-type="float" office:value="-1.04179" table:style-name="ce1">
            <text:p>-1.04179</text:p>
          </table:table-cell>
          <table:table-cell office:value-type="float" office:value="-3.6807200000000002E-3" table:style-name="ce1">
            <text:p>-0.00368072</text:p>
          </table:table-cell>
          <table:table-cell office:value-type="float" office:value="-1.5435700000000001" table:style-name="ce1">
            <text:p>-1.54357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796" table:style-name="ce1">
            <text:p>796</text:p>
          </table:table-cell>
          <table:table-cell office:value-type="float" office:value="336" table:style-name="ce1">
            <text:p>336</text:p>
          </table:table-cell>
          <table:table-cell office:value-type="float" office:value="-1.3671500000000001" table:style-name="ce1">
            <text:p>-1.36715</text:p>
          </table:table-cell>
          <table:table-cell office:value-type="float" office:value="-9.0821400000000007E-3" table:style-name="ce1">
            <text:p>-0.00908214</text:p>
          </table:table-cell>
          <table:table-cell office:value-type="float" office:value="0.83779999999999999" table:style-name="ce1">
            <text:p>0.8378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812" table:style-name="ce1">
            <text:p>812</text:p>
          </table:table-cell>
          <table:table-cell office:value-type="float" office:value="332" table:style-name="ce1">
            <text:p>332</text:p>
          </table:table-cell>
          <table:table-cell office:value-type="float" office:value="-1.38747" table:style-name="ce1">
            <text:p>-1.38747</text:p>
          </table:table-cell>
          <table:table-cell office:value-type="float" office:value="-9.0850099999999993E-3" table:style-name="ce1">
            <text:p>-0.00908501</text:p>
          </table:table-cell>
          <table:table-cell office:value-type="float" office:value="0.76127599999999995" table:style-name="ce1">
            <text:p>0.761276</text:p>
          </table:table-cell>
          <table:table-cell table:number-columns-repeated="1635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43" table:style-name="ce1">
            <text:p>243</text:p>
          </table:table-cell>
          <table:table-cell office:value-type="float" office:value="719" table:style-name="ce1">
            <text:p>719</text:p>
          </table:table-cell>
          <table:table-cell office:value-type="float" office:value="0.51002999999999998" table:style-name="ce1">
            <text:p>0.51003</text:p>
          </table:table-cell>
          <table:table-cell office:value-type="float" office:value="-2.2218300000000002E-3" table:style-name="ce1">
            <text:p>-0.00222183</text:p>
          </table:table-cell>
          <table:table-cell office:value-type="float" office:value="3.4655499999999999" table:style-name="ce1">
            <text:p>3.4655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268" table:style-name="ce1">
            <text:p>268</text:p>
          </table:table-cell>
          <table:table-cell office:value-type="float" office:value="983" table:style-name="ce1">
            <text:p>983</text:p>
          </table:table-cell>
          <table:table-cell office:value-type="float" office:value="1.7755300000000001" table:style-name="ce1">
            <text:p>1.77553</text:p>
          </table:table-cell>
          <table:table-cell office:value-type="float" office:value="5.2391099999999999E-3" table:style-name="ce1">
            <text:p>0.00523911</text:p>
          </table:table-cell>
          <table:table-cell office:value-type="float" office:value="3.32707" table:style-name="ce1">
            <text:p>3.32707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399" table:style-name="ce1">
            <text:p>399</text:p>
          </table:table-cell>
          <table:table-cell office:value-type="float" office:value="860" table:style-name="ce1">
            <text:p>860</text:p>
          </table:table-cell>
          <table:table-cell office:value-type="float" office:value="1.17594" table:style-name="ce1">
            <text:p>1.17594</text:p>
          </table:table-cell>
          <table:table-cell office:value-type="float" office:value="2.72251E-3" table:style-name="ce1">
            <text:p>0.00272251</text:p>
          </table:table-cell>
          <table:table-cell office:value-type="float" office:value="2.7068400000000001" table:style-name="ce1">
            <text:p>2.70684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800" table:style-name="ce1">
            <text:p>800</text:p>
          </table:table-cell>
          <table:table-cell office:value-type="float" office:value="908" table:style-name="ce1">
            <text:p>908</text:p>
          </table:table-cell>
          <table:table-cell office:value-type="float" office:value="1.3782700000000001" table:style-name="ce1">
            <text:p>1.37827</text:p>
          </table:table-cell>
          <table:table-cell office:value-type="float" office:value="6.7457899999999998E-3" table:style-name="ce1">
            <text:p>0.00674579</text:p>
          </table:table-cell>
          <table:table-cell office:value-type="float" office:value="0.778582" table:style-name="ce1">
            <text:p>0.778582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415" table:style-name="ce1">
            <text:p>415</text:p>
          </table:table-cell>
          <table:table-cell office:value-type="float" office:value="796" table:style-name="ce1">
            <text:p>796</text:p>
          </table:table-cell>
          <table:table-cell office:value-type="float" office:value="0.86760400000000004" table:style-name="ce1">
            <text:p>0.867604</text:p>
          </table:table-cell>
          <table:table-cell office:value-type="float" office:value="1.06219E-3" table:style-name="ce1">
            <text:p>0.00106219</text:p>
          </table:table-cell>
          <table:table-cell office:value-type="float" office:value="2.6345200000000002" table:style-name="ce1">
            <text:p>2.63452</text:p>
          </table:table-cell>
          <table:table-cell table:number-columns-repeated="1635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44" table:style-name="ce1">
            <text:p>244</text:p>
          </table:table-cell>
          <table:table-cell office:value-type="float" office:value="723" table:style-name="ce1">
            <text:p>723</text:p>
          </table:table-cell>
          <table:table-cell office:value-type="float" office:value="0.52916099999999999" table:style-name="ce1">
            <text:p>0.529161</text:p>
          </table:table-cell>
          <table:table-cell office:value-type="float" office:value="-2.1046099999999998E-3" table:style-name="ce1">
            <text:p>-0.00210461</text:p>
          </table:table-cell>
          <table:table-cell office:value-type="float" office:value="3.4604699999999999" table:style-name="ce1">
            <text:p>3.46047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860" table:style-name="ce1">
            <text:p>860</text:p>
          </table:table-cell>
          <table:table-cell office:value-type="float" office:value="299" table:style-name="ce1">
            <text:p>299</text:p>
          </table:table-cell>
          <table:table-cell office:value-type="float" office:value="-1.5492300000000001" table:style-name="ce1">
            <text:p>-1.54923</text:p>
          </table:table-cell>
          <table:table-cell office:value-type="float" office:value="-9.6737400000000001E-3" table:style-name="ce1">
            <text:p>-0.00967374</text:p>
          </table:table-cell>
          <table:table-cell office:value-type="float" office:value="0.53317300000000001" table:style-name="ce1">
            <text:p>0.533173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784" table:style-name="ce1">
            <text:p>784</text:p>
          </table:table-cell>
          <table:table-cell office:value-type="float" office:value="296" table:style-name="ce1">
            <text:p>296</text:p>
          </table:table-cell>
          <table:table-cell office:value-type="float" office:value="-1.5583199999999999" table:style-name="ce1">
            <text:p>-1.55832</text:p>
          </table:table-cell>
          <table:table-cell office:value-type="float" office:value="-1.0267800000000001E-2" table:style-name="ce1">
            <text:p>-0.0102678</text:p>
          </table:table-cell>
          <table:table-cell office:value-type="float" office:value="0.89820199999999994" table:style-name="ce1">
            <text:p>0.89820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216" table:style-name="ce1">
            <text:p>1216</text:p>
          </table:table-cell>
          <table:table-cell office:value-type="float" office:value="332" table:style-name="ce1">
            <text:p>332</text:p>
          </table:table-cell>
          <table:table-cell office:value-type="float" office:value="-1.4157500000000001" table:style-name="ce1">
            <text:p>-1.41575</text:p>
          </table:table-cell>
          <table:table-cell office:value-type="float" office:value="-6.3675099999999998E-3" table:style-name="ce1">
            <text:p>-0.00636751</text:p>
          </table:table-cell>
          <table:table-cell office:value-type="float" office:value="-1.1780299999999999" table:style-name="ce1">
            <text:p>-1.17803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423" table:style-name="ce1">
            <text:p>423</text:p>
          </table:table-cell>
          <table:table-cell office:value-type="float" office:value="424" table:style-name="ce1">
            <text:p>424</text:p>
          </table:table-cell>
          <table:table-cell office:value-type="float" office:value="-0.91862200000000005" table:style-name="ce1">
            <text:p>-0.918622</text:p>
          </table:table-cell>
          <table:table-cell office:value-type="float" office:value="-9.1601900000000003E-3" table:style-name="ce1">
            <text:p>-0.00916019</text:p>
          </table:table-cell>
          <table:table-cell office:value-type="float" office:value="2.6221399999999999" table:style-name="ce1">
            <text:p>2.62214</text:p>
          </table:table-cell>
          <table:table-cell table:number-columns-repeated="1635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44" table:style-name="ce1">
            <text:p>244</text:p>
          </table:table-cell>
          <table:table-cell office:value-type="float" office:value="728" table:style-name="ce1">
            <text:p>728</text:p>
          </table:table-cell>
          <table:table-cell office:value-type="float" office:value="0.55316200000000004" table:style-name="ce1">
            <text:p>0.553162</text:p>
          </table:table-cell>
          <table:table-cell office:value-type="float" office:value="-1.9664800000000001E-3" table:style-name="ce1">
            <text:p>-0.00196648</text:p>
          </table:table-cell>
          <table:table-cell office:value-type="float" office:value="3.4601199999999999" table:style-name="ce1">
            <text:p>3.46012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799" table:style-name="ce1">
            <text:p>799</text:p>
          </table:table-cell>
          <table:table-cell office:value-type="float" office:value="735" table:style-name="ce1">
            <text:p>735</text:p>
          </table:table-cell>
          <table:table-cell office:value-type="float" office:value="0.54791299999999998" table:style-name="ce1">
            <text:p>0.547913</text:p>
          </table:table-cell>
          <table:table-cell office:value-type="float" office:value="1.9600799999999999E-3" table:style-name="ce1">
            <text:p>0.00196008</text:p>
          </table:table-cell>
          <table:table-cell office:value-type="float" office:value="0.795485" table:style-name="ce1">
            <text:p>0.795485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744" table:style-name="ce1">
            <text:p>744</text:p>
          </table:table-cell>
          <table:table-cell office:value-type="float" office:value="707" table:style-name="ce1">
            <text:p>707</text:p>
          </table:table-cell>
          <table:table-cell office:value-type="float" office:value="0.41735800000000001" table:style-name="ce1">
            <text:p>0.417358</text:p>
          </table:table-cell>
          <table:table-cell office:value-type="float" office:value="8.16648E-4" table:style-name="ce1">
            <text:p>0.000816648</text:p>
          </table:table-cell>
          <table:table-cell office:value-type="float" office:value="1.0614600000000001" table:style-name="ce1">
            <text:p>1.06146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463" table:style-name="ce1">
            <text:p>463</text:p>
          </table:table-cell>
          <table:table-cell office:value-type="float" office:value="800" table:style-name="ce1">
            <text:p>800</text:p>
          </table:table-cell>
          <table:table-cell office:value-type="float" office:value="0.88344500000000004" table:style-name="ce1">
            <text:p>0.883445</text:p>
          </table:table-cell>
          <table:table-cell office:value-type="float" office:value="1.49555E-3" table:style-name="ce1">
            <text:p>0.00149555</text:p>
          </table:table-cell>
          <table:table-cell office:value-type="float" office:value="2.4038200000000001" table:style-name="ce1">
            <text:p>2.40382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379" table:style-name="ce1">
            <text:p>379</text:p>
          </table:table-cell>
          <table:table-cell office:value-type="float" office:value="380" table:style-name="ce1">
            <text:p>380</text:p>
          </table:table-cell>
          <table:table-cell office:value-type="float" office:value="-1.1267499999999999" table:style-name="ce1">
            <text:p>-1.12675</text:p>
          </table:table-cell>
          <table:table-cell office:value-type="float" office:value="-1.06716E-2" table:style-name="ce1">
            <text:p>-0.0106716</text:p>
          </table:table-cell>
          <table:table-cell office:value-type="float" office:value="2.83643" table:style-name="ce1">
            <text:p>2.83643</text:p>
          </table:table-cell>
          <table:table-cell table:number-columns-repeated="1635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44" table:style-name="ce1">
            <text:p>244</text:p>
          </table:table-cell>
          <table:table-cell office:value-type="float" office:value="723" table:style-name="ce1">
            <text:p>723</text:p>
          </table:table-cell>
          <table:table-cell office:value-type="float" office:value="0.52916099999999999" table:style-name="ce1">
            <text:p>0.529161</text:p>
          </table:table-cell>
          <table:table-cell office:value-type="float" office:value="-2.1046099999999998E-3" table:style-name="ce1">
            <text:p>-0.00210461</text:p>
          </table:table-cell>
          <table:table-cell office:value-type="float" office:value="3.4604699999999999" table:style-name="ce1">
            <text:p>3.46047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688" table:style-name="ce1">
            <text:p>688</text:p>
          </table:table-cell>
          <table:table-cell office:value-type="float" office:value="316" table:style-name="ce1">
            <text:p>316</text:p>
          </table:table-cell>
          <table:table-cell office:value-type="float" office:value="-1.4555899999999999" table:style-name="ce1">
            <text:p>-1.45559</text:p>
          </table:table-cell>
          <table:table-cell office:value-type="float" office:value="-1.03611E-2" table:style-name="ce1">
            <text:p>-0.0103611</text:p>
          </table:table-cell>
          <table:table-cell office:value-type="float" office:value="1.3576299999999999" table:style-name="ce1">
            <text:p>1.35763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211" table:style-name="ce1">
            <text:p>211</text:p>
          </table:table-cell>
          <table:table-cell office:value-type="float" office:value="935" table:style-name="ce1">
            <text:p>935</text:p>
          </table:table-cell>
          <table:table-cell office:value-type="float" office:value="1.54911" table:style-name="ce1">
            <text:p>1.54911</text:p>
          </table:table-cell>
          <table:table-cell office:value-type="float" office:value="3.52974E-3" table:style-name="ce1">
            <text:p>0.00352974</text:p>
          </table:table-cell>
          <table:table-cell office:value-type="float" office:value="3.6040399999999999" table:style-name="ce1">
            <text:p>3.60404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952" table:style-name="ce1">
            <text:p>952</text:p>
          </table:table-cell>
          <table:table-cell office:value-type="float" office:value="499" table:style-name="ce1">
            <text:p>499</text:p>
          </table:table-cell>
          <table:table-cell office:value-type="float" office:value="-0.59563900000000003" table:style-name="ce1">
            <text:p>-0.595639</text:p>
          </table:table-cell>
          <table:table-cell office:value-type="float" office:value="-3.5300700000000002E-3" table:style-name="ce1">
            <text:p>-0.00353007</text:p>
          </table:table-cell>
          <table:table-cell office:value-type="float" office:value="7.7557299999999996E-2" table:style-name="ce1">
            <text:p>0.0775573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403" table:style-name="ce1">
            <text:p>403</text:p>
          </table:table-cell>
          <table:table-cell office:value-type="float" office:value="452" table:style-name="ce1">
            <text:p>452</text:p>
          </table:table-cell>
          <table:table-cell office:value-type="float" office:value="-0.78281699999999999" table:style-name="ce1">
            <text:p>-0.782817</text:p>
          </table:table-cell>
          <table:table-cell office:value-type="float" office:value="-8.5212399999999994E-3" table:style-name="ce1">
            <text:p>-0.00852124</text:p>
          </table:table-cell>
          <table:table-cell office:value-type="float" office:value="2.71618" table:style-name="ce1">
            <text:p>2.71618</text:p>
          </table:table-cell>
          <table:table-cell table:number-columns-repeated="1635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44" table:style-name="ce1">
            <text:p>244</text:p>
          </table:table-cell>
          <table:table-cell office:value-type="float" office:value="728" table:style-name="ce1">
            <text:p>728</text:p>
          </table:table-cell>
          <table:table-cell office:value-type="float" office:value="0.55316200000000004" table:style-name="ce1">
            <text:p>0.553162</text:p>
          </table:table-cell>
          <table:table-cell office:value-type="float" office:value="-1.9664800000000001E-3" table:style-name="ce1">
            <text:p>-0.00196648</text:p>
          </table:table-cell>
          <table:table-cell office:value-type="float" office:value="3.4601199999999999" table:style-name="ce1">
            <text:p>3.46012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448" table:style-name="ce1">
            <text:p>448</text:p>
          </table:table-cell>
          <table:table-cell office:value-type="float" office:value="1027" table:style-name="ce1">
            <text:p>1027</text:p>
          </table:table-cell>
          <table:table-cell office:value-type="float" office:value="1.97414" table:style-name="ce1">
            <text:p>1.97414</text:p>
          </table:table-cell>
          <table:table-cell office:value-type="float" office:value="7.6653399999999997E-3" table:style-name="ce1">
            <text:p>0.00766534</text:p>
          </table:table-cell>
          <table:table-cell office:value-type="float" office:value="2.4599500000000001" table:style-name="ce1">
            <text:p>2.45995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799" table:style-name="ce1">
            <text:p>799</text:p>
          </table:table-cell>
          <table:table-cell office:value-type="float" office:value="1071" table:style-name="ce1">
            <text:p>1071</text:p>
          </table:table-cell>
          <table:table-cell office:value-type="float" office:value="2.1607699999999999" table:style-name="ce1">
            <text:p>2.16077</text:p>
          </table:table-cell>
          <table:table-cell office:value-type="float" office:value="1.12418E-2" table:style-name="ce1">
            <text:p>0.0112418</text:p>
          </table:table-cell>
          <table:table-cell office:value-type="float" office:value="0.77197899999999997" table:style-name="ce1">
            <text:p>0.771979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87" table:style-name="ce1">
            <text:p>187</text:p>
          </table:table-cell>
          <table:table-cell office:value-type="float" office:value="948" table:style-name="ce1">
            <text:p>948</text:p>
          </table:table-cell>
          <table:table-cell office:value-type="float" office:value="1.6131899999999999" table:style-name="ce1">
            <text:p>1.61319</text:p>
          </table:table-cell>
          <table:table-cell office:value-type="float" office:value="3.72742E-3" table:style-name="ce1">
            <text:p>0.00372742</text:p>
          </table:table-cell>
          <table:table-cell office:value-type="float" office:value="3.71834" table:style-name="ce1">
            <text:p>3.7183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212" table:style-name="ce1">
            <text:p>1212</text:p>
          </table:table-cell>
          <table:table-cell office:value-type="float" office:value="1104" table:style-name="ce1">
            <text:p>1104</text:p>
          </table:table-cell>
          <table:table-cell office:value-type="float" office:value="2.29027" table:style-name="ce1">
            <text:p>2.29027</text:p>
          </table:table-cell>
          <table:table-cell office:value-type="float" office:value="1.4931399999999999E-2" table:style-name="ce1">
            <text:p>0.0149314</text:p>
          </table:table-cell>
          <table:table-cell office:value-type="float" office:value="-1.2128300000000001" table:style-name="ce1">
            <text:p>-1.21283</text:p>
          </table:table-cell>
          <table:table-cell table:number-columns-repeated="1635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47" table:style-name="ce1">
            <text:p>247</text:p>
          </table:table-cell>
          <table:table-cell office:value-type="float" office:value="727" table:style-name="ce1">
            <text:p>727</text:p>
          </table:table-cell>
          <table:table-cell office:value-type="float" office:value="0.54815199999999997" table:style-name="ce1">
            <text:p>0.548152</text:p>
          </table:table-cell>
          <table:table-cell office:value-type="float" office:value="-1.97393E-3" table:style-name="ce1">
            <text:p>-0.00197393</text:p>
          </table:table-cell>
          <table:table-cell office:value-type="float" office:value="3.4457900000000001" table:style-name="ce1">
            <text:p>3.44579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063" table:style-name="ce1">
            <text:p>1063</text:p>
          </table:table-cell>
          <table:table-cell office:value-type="float" office:value="476" table:style-name="ce1">
            <text:p>476</text:p>
          </table:table-cell>
          <table:table-cell office:value-type="float" office:value="-0.71381300000000003" table:style-name="ce1">
            <text:p>-0.713813</text:p>
          </table:table-cell>
          <table:table-cell office:value-type="float" office:value="-3.4187800000000002E-3" table:style-name="ce1">
            <text:p>-0.00341878</text:p>
          </table:table-cell>
          <table:table-cell office:value-type="float" office:value="-0.45366200000000001" table:style-name="ce1">
            <text:p>-0.453662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419" table:style-name="ce1">
            <text:p>419</text:p>
          </table:table-cell>
          <table:table-cell office:value-type="float" office:value="643" table:style-name="ce1">
            <text:p>643</text:p>
          </table:table-cell>
          <table:table-cell office:value-type="float" office:value="0.13289699999999999" table:style-name="ce1">
            <text:p>0.132897</text:p>
          </table:table-cell>
          <table:table-cell office:value-type="float" office:value="-3.1373999999999998E-3" table:style-name="ce1">
            <text:p>-0.0031374</text:p>
          </table:table-cell>
          <table:table-cell office:value-type="float" office:value="2.62602" table:style-name="ce1">
            <text:p>2.62602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52" table:style-name="ce1">
            <text:p>252</text:p>
          </table:table-cell>
          <table:table-cell office:value-type="float" office:value="395" table:style-name="ce1">
            <text:p>395</text:p>
          </table:table-cell>
          <table:table-cell office:value-type="float" office:value="-1.04586" table:style-name="ce1">
            <text:p>-1.04586</text:p>
          </table:table-cell>
          <table:table-cell office:value-type="float" office:value="-1.11115E-2" table:style-name="ce1">
            <text:p>-0.0111115</text:p>
          </table:table-cell>
          <table:table-cell office:value-type="float" office:value="3.4450099999999999" table:style-name="ce1">
            <text:p>3.4450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280" table:style-name="ce1">
            <text:p>1280</text:p>
          </table:table-cell>
          <table:table-cell office:value-type="float" office:value="444" table:style-name="ce1">
            <text:p>444</text:p>
          </table:table-cell>
          <table:table-cell office:value-type="float" office:value="-0.88260899999999998" table:style-name="ce1">
            <text:p>-0.882609</text:p>
          </table:table-cell>
          <table:table-cell office:value-type="float" office:value="-2.8431099999999998E-3" table:style-name="ce1">
            <text:p>-0.00284311</text:p>
          </table:table-cell>
          <table:table-cell office:value-type="float" office:value="-1.49308" table:style-name="ce1">
            <text:p>-1.49308</text:p>
          </table:table-cell>
          <table:table-cell table:number-columns-repeated="1635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44" table:style-name="ce1">
            <text:p>244</text:p>
          </table:table-cell>
          <table:table-cell office:value-type="float" office:value="732" table:style-name="ce1">
            <text:p>732</text:p>
          </table:table-cell>
          <table:table-cell office:value-type="float" office:value="0.57236299999999996" table:style-name="ce1">
            <text:p>0.572363</text:p>
          </table:table-cell>
          <table:table-cell office:value-type="float" office:value="-1.8559900000000001E-3" table:style-name="ce1">
            <text:p>-0.00185599</text:p>
          </table:table-cell>
          <table:table-cell office:value-type="float" office:value="3.4598399999999998" table:style-name="ce1">
            <text:p>3.45984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179" table:style-name="ce1">
            <text:p>1179</text:p>
          </table:table-cell>
          <table:table-cell office:value-type="float" office:value="456" table:style-name="ce1">
            <text:p>456</text:p>
          </table:table-cell>
          <table:table-cell office:value-type="float" office:value="-0.81793700000000003" table:style-name="ce1">
            <text:p>-0.817937</text:p>
          </table:table-cell>
          <table:table-cell office:value-type="float" office:value="-3.1909999999999998E-3" table:style-name="ce1">
            <text:p>-0.003191</text:p>
          </table:table-cell>
          <table:table-cell office:value-type="float" office:value="-1.00909" table:style-name="ce1">
            <text:p>-1.00909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199" table:style-name="ce1">
            <text:p>1199</text:p>
          </table:table-cell>
          <table:table-cell office:value-type="float" office:value="451" table:style-name="ce1">
            <text:p>451</text:p>
          </table:table-cell>
          <table:table-cell office:value-type="float" office:value="-0.84333800000000003" table:style-name="ce1">
            <text:p>-0.843338</text:p>
          </table:table-cell>
          <table:table-cell office:value-type="float" office:value="-3.1945900000000002E-3" table:style-name="ce1">
            <text:p>-0.00319459</text:p>
          </table:table-cell>
          <table:table-cell office:value-type="float" office:value="-1.1047499999999999" table:style-name="ce1">
            <text:p>-1.10475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435" table:style-name="ce1">
            <text:p>435</text:p>
          </table:table-cell>
          <table:table-cell office:value-type="float" office:value="811" table:style-name="ce1">
            <text:p>811</text:p>
          </table:table-cell>
          <table:table-cell office:value-type="float" office:value="0.93820700000000001" table:style-name="ce1">
            <text:p>0.938207</text:p>
          </table:table-cell>
          <table:table-cell office:value-type="float" office:value="1.61108E-3" table:style-name="ce1">
            <text:p>0.00161108</text:p>
          </table:table-cell>
          <table:table-cell office:value-type="float" office:value="2.5374599999999998" table:style-name="ce1">
            <text:p>2.53746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419" table:style-name="ce1">
            <text:p>419</text:p>
          </table:table-cell>
          <table:table-cell office:value-type="float" office:value="540" table:style-name="ce1">
            <text:p>540</text:p>
          </table:table-cell>
          <table:table-cell office:value-type="float" office:value="-0.36152200000000001" table:style-name="ce1">
            <text:p>-0.361522</text:p>
          </table:table-cell>
          <table:table-cell office:value-type="float" office:value="-5.9826899999999997E-3" table:style-name="ce1">
            <text:p>-0.00598269</text:p>
          </table:table-cell>
          <table:table-cell office:value-type="float" office:value="2.6332200000000001" table:style-name="ce1">
            <text:p>2.63322</text:p>
          </table:table-cell>
          <table:table-cell table:number-columns-repeated="1635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43" table:style-name="ce1">
            <text:p>243</text:p>
          </table:table-cell>
          <table:table-cell office:value-type="float" office:value="731" table:style-name="ce1">
            <text:p>731</text:p>
          </table:table-cell>
          <table:table-cell office:value-type="float" office:value="0.56763200000000003" table:style-name="ce1">
            <text:p>0.567632</text:p>
          </table:table-cell>
          <table:table-cell office:value-type="float" office:value="-1.8903399999999999E-3" table:style-name="ce1">
            <text:p>-0.00189034</text:p>
          </table:table-cell>
          <table:table-cell office:value-type="float" office:value="3.4647100000000002" table:style-name="ce1">
            <text:p>3.4647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104" table:style-name="ce1">
            <text:p>1104</text:p>
          </table:table-cell>
          <table:table-cell office:value-type="float" office:value="224" table:style-name="ce1">
            <text:p>224</text:p>
          </table:table-cell>
          <table:table-cell office:value-type="float" office:value="-1.9263300000000001" table:style-name="ce1">
            <text:p>-1.92633</text:p>
          </table:table-cell>
          <table:table-cell office:value-type="float" office:value="-1.01043E-2" table:style-name="ce1">
            <text:p>-0.0101043</text:p>
          </table:table-cell>
          <table:table-cell office:value-type="float" office:value="-0.63284200000000002" table:style-name="ce1">
            <text:p>-0.632842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399" table:style-name="ce1">
            <text:p>1399</text:p>
          </table:table-cell>
          <table:table-cell office:value-type="float" office:value="231" table:style-name="ce1">
            <text:p>231</text:p>
          </table:table-cell>
          <table:table-cell office:value-type="float" office:value="-1.9133800000000001" table:style-name="ce1">
            <text:p>-1.91338</text:p>
          </table:table-cell>
          <table:table-cell office:value-type="float" office:value="-7.9266100000000006E-3" table:style-name="ce1">
            <text:p>-0.00792661</text:p>
          </table:table-cell>
          <table:table-cell office:value-type="float" office:value="-2.04941" table:style-name="ce1">
            <text:p>-2.0494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780" table:style-name="ce1">
            <text:p>780</text:p>
          </table:table-cell>
          <table:table-cell office:value-type="float" office:value="155" table:style-name="ce1">
            <text:p>155</text:p>
          </table:table-cell>
          <table:table-cell office:value-type="float" office:value="-2.2348599999999998" table:style-name="ce1">
            <text:p>-2.23486</text:p>
          </table:table-cell>
          <table:table-cell office:value-type="float" office:value="-1.41897E-2" table:style-name="ce1">
            <text:p>-0.0141897</text:p>
          </table:table-cell>
          <table:table-cell office:value-type="float" office:value="0.92726699999999995" table:style-name="ce1">
            <text:p>0.927267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195" table:style-name="ce1">
            <text:p>1195</text:p>
          </table:table-cell>
          <table:table-cell office:value-type="float" office:value="444" table:style-name="ce1">
            <text:p>444</text:p>
          </table:table-cell>
          <table:table-cell office:value-type="float" office:value="-0.87665899999999997" table:style-name="ce1">
            <text:p>-0.876659</text:p>
          </table:table-cell>
          <table:table-cell office:value-type="float" office:value="-3.41486E-3" table:style-name="ce1">
            <text:p>-0.00341486</text:p>
          </table:table-cell>
          <table:table-cell office:value-type="float" office:value="-1.0850599999999999" table:style-name="ce1">
            <text:p>-1.08506</text:p>
          </table:table-cell>
          <table:table-cell table:number-columns-repeated="1635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44" table:style-name="ce1">
            <text:p>244</text:p>
          </table:table-cell>
          <table:table-cell office:value-type="float" office:value="728" table:style-name="ce1">
            <text:p>728</text:p>
          </table:table-cell>
          <table:table-cell office:value-type="float" office:value="0.55316200000000004" table:style-name="ce1">
            <text:p>0.553162</text:p>
          </table:table-cell>
          <table:table-cell office:value-type="float" office:value="-1.9664800000000001E-3" table:style-name="ce1">
            <text:p>-0.00196648</text:p>
          </table:table-cell>
          <table:table-cell office:value-type="float" office:value="3.4601199999999999" table:style-name="ce1">
            <text:p>3.46012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871" table:style-name="ce1">
            <text:p>871</text:p>
          </table:table-cell>
          <table:table-cell office:value-type="float" office:value="267" table:style-name="ce1">
            <text:p>267</text:p>
          </table:table-cell>
          <table:table-cell office:value-type="float" office:value="-1.7036100000000001" table:style-name="ce1">
            <text:p>-1.70361</text:p>
          </table:table-cell>
          <table:table-cell office:value-type="float" office:value="-1.04837E-2" table:style-name="ce1">
            <text:p>-0.0104837</text:p>
          </table:table-cell>
          <table:table-cell office:value-type="float" office:value="0.48260900000000001" table:style-name="ce1">
            <text:p>0.482609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307" table:style-name="ce1">
            <text:p>1307</text:p>
          </table:table-cell>
          <table:table-cell office:value-type="float" office:value="331" table:style-name="ce1">
            <text:p>331</text:p>
          </table:table-cell>
          <table:table-cell office:value-type="float" office:value="-1.42692" table:style-name="ce1">
            <text:p>-1.42692</text:p>
          </table:table-cell>
          <table:table-cell office:value-type="float" office:value="-5.7830299999999998E-3" table:style-name="ce1">
            <text:p>-0.00578303</text:p>
          </table:table-cell>
          <table:table-cell office:value-type="float" office:value="-1.6147800000000001" table:style-name="ce1">
            <text:p>-1.61478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140" table:style-name="ce1">
            <text:p>1140</text:p>
          </table:table-cell>
          <table:table-cell office:value-type="float" office:value="451" table:style-name="ce1">
            <text:p>451</text:p>
          </table:table-cell>
          <table:table-cell office:value-type="float" office:value="-0.83920799999999995" table:style-name="ce1">
            <text:p>-0.839208</text:p>
          </table:table-cell>
          <table:table-cell office:value-type="float" office:value="-3.5914499999999999E-3" table:style-name="ce1">
            <text:p>-0.00359145</text:p>
          </table:table-cell>
          <table:table-cell office:value-type="float" office:value="-0.82153200000000004" table:style-name="ce1">
            <text:p>-0.821532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200" table:style-name="ce1">
            <text:p>1200</text:p>
          </table:table-cell>
          <table:table-cell office:value-type="float" office:value="452" table:style-name="ce1">
            <text:p>452</text:p>
          </table:table-cell>
          <table:table-cell office:value-type="float" office:value="-0.83860800000000002" table:style-name="ce1">
            <text:p>-0.838608</text:p>
          </table:table-cell>
          <table:table-cell office:value-type="float" office:value="-3.1602399999999999E-3" table:style-name="ce1">
            <text:p>-0.00316024</text:p>
          </table:table-cell>
          <table:table-cell office:value-type="float" office:value="-1.1096200000000001" table:style-name="ce1">
            <text:p>-1.10962</text:p>
          </table:table-cell>
          <table:table-cell table:number-columns-repeated="1635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43" table:style-name="ce1">
            <text:p>243</text:p>
          </table:table-cell>
          <table:table-cell office:value-type="float" office:value="735" table:style-name="ce1">
            <text:p>735</text:p>
          </table:table-cell>
          <table:table-cell office:value-type="float" office:value="0.58683300000000005" table:style-name="ce1">
            <text:p>0.586833</text:p>
          </table:table-cell>
          <table:table-cell office:value-type="float" office:value="-1.77984E-3" table:style-name="ce1">
            <text:p>-0.00177984</text:p>
          </table:table-cell>
          <table:table-cell office:value-type="float" office:value="3.4644300000000001" table:style-name="ce1">
            <text:p>3.46443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507" table:style-name="ce1">
            <text:p>507</text:p>
          </table:table-cell>
          <table:table-cell office:value-type="float" office:value="1024" table:style-name="ce1">
            <text:p>1024</text:p>
          </table:table-cell>
          <table:table-cell office:value-type="float" office:value="1.9556" table:style-name="ce1">
            <text:p>1.9556</text:p>
          </table:table-cell>
          <table:table-cell office:value-type="float" office:value="7.9793299999999998E-3" table:style-name="ce1">
            <text:p>0.00797933</text:p>
          </table:table-cell>
          <table:table-cell office:value-type="float" office:value="2.1769400000000001" table:style-name="ce1">
            <text:p>2.1769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395" table:style-name="ce1">
            <text:p>395</text:p>
          </table:table-cell>
          <table:table-cell office:value-type="float" office:value="1023" table:style-name="ce1">
            <text:p>1023</text:p>
          </table:table-cell>
          <table:table-cell office:value-type="float" office:value="1.9586399999999999" table:style-name="ce1">
            <text:p>1.95864</text:p>
          </table:table-cell>
          <table:table-cell office:value-type="float" office:value="7.1983400000000001E-3" table:style-name="ce1">
            <text:p>0.00719834</text:p>
          </table:table-cell>
          <table:table-cell office:value-type="float" office:value="2.7146400000000002" table:style-name="ce1">
            <text:p>2.7146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844" table:style-name="ce1">
            <text:p>844</text:p>
          </table:table-cell>
          <table:table-cell office:value-type="float" office:value="1047" table:style-name="ce1">
            <text:p>1047</text:p>
          </table:table-cell>
          <table:table-cell office:value-type="float" office:value="2.0424199999999999" table:style-name="ce1">
            <text:p>2.04242</text:p>
          </table:table-cell>
          <table:table-cell office:value-type="float" office:value="1.0881500000000001E-2" table:style-name="ce1">
            <text:p>0.0108815</text:p>
          </table:table-cell>
          <table:table-cell office:value-type="float" office:value="0.557647" table:style-name="ce1">
            <text:p>0.557647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1211" table:style-name="ce1">
            <text:p>1211</text:p>
          </table:table-cell>
          <table:table-cell office:value-type="float" office:value="1111" table:style-name="ce1">
            <text:p>1111</text:p>
          </table:table-cell>
          <table:table-cell office:value-type="float" office:value="2.3239399999999999" table:style-name="ce1">
            <text:p>2.32394</text:p>
          </table:table-cell>
          <table:table-cell office:value-type="float" office:value="1.5118100000000001E-2" table:style-name="ce1">
            <text:p>0.0151181</text:p>
          </table:table-cell>
          <table:table-cell office:value-type="float" office:value="-1.20852" table:style-name="ce1">
            <text:p>-1.20852</text:p>
          </table:table-cell>
          <table:table-cell table:number-columns-repeated="1635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43" table:style-name="ce1">
            <text:p>243</text:p>
          </table:table-cell>
          <table:table-cell office:value-type="float" office:value="735" table:style-name="ce1">
            <text:p>735</text:p>
          </table:table-cell>
          <table:table-cell office:value-type="float" office:value="0.58683300000000005" table:style-name="ce1">
            <text:p>0.586833</text:p>
          </table:table-cell>
          <table:table-cell office:value-type="float" office:value="-1.77984E-3" table:style-name="ce1">
            <text:p>-0.00177984</text:p>
          </table:table-cell>
          <table:table-cell office:value-type="float" office:value="3.4644300000000001" table:style-name="ce1">
            <text:p>3.46443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384" table:style-name="ce1">
            <text:p>384</text:p>
          </table:table-cell>
          <table:table-cell office:value-type="float" office:value="956" table:style-name="ce1">
            <text:p>956</text:p>
          </table:table-cell>
          <table:table-cell office:value-type="float" office:value="1.6377999999999999" table:style-name="ce1">
            <text:p>1.6378</text:p>
          </table:table-cell>
          <table:table-cell office:value-type="float" office:value="5.2735300000000002E-3" table:style-name="ce1">
            <text:p>0.00527353</text:p>
          </table:table-cell>
          <table:table-cell office:value-type="float" office:value="2.7721300000000002" table:style-name="ce1">
            <text:p>2.77213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424" table:style-name="ce1">
            <text:p>424</text:p>
          </table:table-cell>
          <table:table-cell office:value-type="float" office:value="952" table:style-name="ce1">
            <text:p>952</text:p>
          </table:table-cell>
          <table:table-cell office:value-type="float" office:value="1.6157999999999999" table:style-name="ce1">
            <text:p>1.6158</text:p>
          </table:table-cell>
          <table:table-cell office:value-type="float" office:value="5.4320899999999997E-3" table:style-name="ce1">
            <text:p>0.00543209</text:p>
          </table:table-cell>
          <table:table-cell office:value-type="float" office:value="2.5804" table:style-name="ce1">
            <text:p>2.5804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811" table:style-name="ce1">
            <text:p>811</text:p>
          </table:table-cell>
          <table:table-cell office:value-type="float" office:value="1047" table:style-name="ce1">
            <text:p>1047</text:p>
          </table:table-cell>
          <table:table-cell office:value-type="float" office:value="2.0447299999999999" table:style-name="ce1">
            <text:p>2.04473</text:p>
          </table:table-cell>
          <table:table-cell office:value-type="float" office:value="1.0659500000000001E-2" table:style-name="ce1">
            <text:p>0.0106595</text:p>
          </table:table-cell>
          <table:table-cell office:value-type="float" office:value="0.716055" table:style-name="ce1">
            <text:p>0.716055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440" table:style-name="ce1">
            <text:p>440</text:p>
          </table:table-cell>
          <table:table-cell office:value-type="float" office:value="755" table:style-name="ce1">
            <text:p>755</text:p>
          </table:table-cell>
          <table:table-cell office:value-type="float" office:value="0.66904699999999995" table:style-name="ce1">
            <text:p>0.669047</text:p>
          </table:table-cell>
          <table:table-cell office:value-type="float" office:value="9.7757700000000001E-5" table:style-name="ce2">
            <text:p>9.78E-05</text:p>
          </table:table-cell>
          <table:table-cell office:value-type="float" office:value="2.5173800000000002" table:style-name="ce1">
            <text:p>2.51738</text:p>
          </table:table-cell>
          <table:table-cell table:number-columns-repeated="1635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43" table:style-name="ce1">
            <text:p>243</text:p>
          </table:table-cell>
          <table:table-cell office:value-type="float" office:value="735" table:style-name="ce1">
            <text:p>735</text:p>
          </table:table-cell>
          <table:table-cell office:value-type="float" office:value="0.58683300000000005" table:style-name="ce1">
            <text:p>0.586833</text:p>
          </table:table-cell>
          <table:table-cell office:value-type="float" office:value="-1.77984E-3" table:style-name="ce1">
            <text:p>-0.00177984</text:p>
          </table:table-cell>
          <table:table-cell office:value-type="float" office:value="3.4644300000000001" table:style-name="ce1">
            <text:p>3.46443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291" table:style-name="ce1">
            <text:p>291</text:p>
          </table:table-cell>
          <table:table-cell office:value-type="float" office:value="363" table:style-name="ce1">
            <text:p>363</text:p>
          </table:table-cell>
          <table:table-cell office:value-type="float" office:value="-1.2021900000000001" table:style-name="ce1">
            <text:p>-1.20219</text:p>
          </table:table-cell>
          <table:table-cell office:value-type="float" office:value="-1.1733199999999999E-2" table:style-name="ce1">
            <text:p>-0.0117332</text:p>
          </table:table-cell>
          <table:table-cell office:value-type="float" office:value="3.26004" table:style-name="ce1">
            <text:p>3.26004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415" table:style-name="ce1">
            <text:p>415</text:p>
          </table:table-cell>
          <table:table-cell office:value-type="float" office:value="463" table:style-name="ce1">
            <text:p>463</text:p>
          </table:table-cell>
          <table:table-cell office:value-type="float" office:value="-0.73085500000000003" table:style-name="ce1">
            <text:p>-0.730855</text:p>
          </table:table-cell>
          <table:table-cell office:value-type="float" office:value="-8.1366600000000004E-3" table:style-name="ce1">
            <text:p>-0.00813666</text:p>
          </table:table-cell>
          <table:table-cell office:value-type="float" office:value="2.65781" table:style-name="ce1">
            <text:p>2.6578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459" table:style-name="ce1">
            <text:p>459</text:p>
          </table:table-cell>
          <table:table-cell office:value-type="float" office:value="359" table:style-name="ce1">
            <text:p>359</text:p>
          </table:table-cell>
          <table:table-cell office:value-type="float" office:value="-1.23315" table:style-name="ce1">
            <text:p>-1.23315</text:p>
          </table:table-cell>
          <table:table-cell office:value-type="float" office:value="-1.07136E-2" table:style-name="ce1">
            <text:p>-0.0107136</text:p>
          </table:table-cell>
          <table:table-cell office:value-type="float" office:value="2.4538799999999998" table:style-name="ce1">
            <text:p>2.45388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800" table:style-name="ce1">
            <text:p>800</text:p>
          </table:table-cell>
          <table:table-cell office:value-type="float" office:value="272" table:style-name="ce1">
            <text:p>272</text:p>
          </table:table-cell>
          <table:table-cell office:value-type="float" office:value="-1.6746399999999999" table:style-name="ce1">
            <text:p>-1.67464</text:p>
          </table:table-cell>
          <table:table-cell office:value-type="float" office:value="-1.08232E-2" table:style-name="ce1">
            <text:p>-0.0108232</text:p>
          </table:table-cell>
          <table:table-cell office:value-type="float" office:value="0.82307699999999995" table:style-name="ce1">
            <text:p>0.823077</text:p>
          </table:table-cell>
          <table:table-cell table:number-columns-repeated="1635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44" table:style-name="ce1">
            <text:p>244</text:p>
          </table:table-cell>
          <table:table-cell office:value-type="float" office:value="736" table:style-name="ce1">
            <text:p>736</text:p>
          </table:table-cell>
          <table:table-cell office:value-type="float" office:value="0.59156299999999995" table:style-name="ce1">
            <text:p>0.591563</text:p>
          </table:table-cell>
          <table:table-cell office:value-type="float" office:value="-1.7454899999999999E-3" table:style-name="ce1">
            <text:p>-0.00174549</text:p>
          </table:table-cell>
          <table:table-cell office:value-type="float" office:value="3.4595600000000002" table:style-name="ce1">
            <text:p>3.45956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244" table:style-name="ce1">
            <text:p>1244</text:p>
          </table:table-cell>
          <table:table-cell office:value-type="float" office:value="448" table:style-name="ce1">
            <text:p>448</text:p>
          </table:table-cell>
          <table:table-cell office:value-type="float" office:value="-0.86088799999999999" table:style-name="ce1">
            <text:p>-0.860888</text:p>
          </table:table-cell>
          <table:table-cell office:value-type="float" office:value="-2.9747699999999998E-3" table:style-name="ce1">
            <text:p>-0.00297477</text:p>
          </table:table-cell>
          <table:table-cell office:value-type="float" office:value="-1.3205499999999999" table:style-name="ce1">
            <text:p>-1.32055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196" table:style-name="ce1">
            <text:p>1196</text:p>
          </table:table-cell>
          <table:table-cell office:value-type="float" office:value="452" table:style-name="ce1">
            <text:p>452</text:p>
          </table:table-cell>
          <table:table-cell office:value-type="float" office:value="-0.83832799999999996" table:style-name="ce1">
            <text:p>-0.838328</text:p>
          </table:table-cell>
          <table:table-cell office:value-type="float" office:value="-3.1871400000000002E-3" table:style-name="ce1">
            <text:p>-0.00318714</text:p>
          </table:table-cell>
          <table:table-cell office:value-type="float" office:value="-1.0904199999999999" table:style-name="ce1">
            <text:p>-1.09042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427" table:style-name="ce1">
            <text:p>427</text:p>
          </table:table-cell>
          <table:table-cell office:value-type="float" office:value="436" table:style-name="ce1">
            <text:p>436</text:p>
          </table:table-cell>
          <table:table-cell office:value-type="float" office:value="-0.86129999999999995" table:style-name="ce1">
            <text:p>-0.8613</text:p>
          </table:table-cell>
          <table:table-cell office:value-type="float" office:value="-8.8017900000000003E-3" table:style-name="ce1">
            <text:p>-0.00880179</text:p>
          </table:table-cell>
          <table:table-cell office:value-type="float" office:value="2.6021000000000001" table:style-name="ce1">
            <text:p>2.6021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551" table:style-name="ce1">
            <text:p>551</text:p>
          </table:table-cell>
          <table:table-cell office:value-type="float" office:value="340" table:style-name="ce1">
            <text:p>340</text:p>
          </table:table-cell>
          <table:table-cell office:value-type="float" office:value="-1.3308" table:style-name="ce1">
            <text:p>-1.3308</text:p>
          </table:table-cell>
          <table:table-cell office:value-type="float" office:value="-1.06196E-2" table:style-name="ce1">
            <text:p>-0.0106196</text:p>
          </table:table-cell>
          <table:table-cell office:value-type="float" office:value="2.0135800000000001" table:style-name="ce1">
            <text:p>2.01358</text:p>
          </table:table-cell>
          <table:table-cell table:number-columns-repeated="1635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44" table:style-name="ce1">
            <text:p>244</text:p>
          </table:table-cell>
          <table:table-cell office:value-type="float" office:value="739" table:style-name="ce1">
            <text:p>739</text:p>
          </table:table-cell>
          <table:table-cell office:value-type="float" office:value="0.60596399999999995" table:style-name="ce1">
            <text:p>0.605964</text:p>
          </table:table-cell>
          <table:table-cell office:value-type="float" office:value="-1.6626200000000001E-3" table:style-name="ce1">
            <text:p>-0.00166262</text:p>
          </table:table-cell>
          <table:table-cell office:value-type="float" office:value="3.4593500000000001" table:style-name="ce1">
            <text:p>3.45935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27" table:style-name="ce1">
            <text:p>127</text:p>
          </table:table-cell>
          <table:table-cell office:value-type="float" office:value="939" table:style-name="ce1">
            <text:p>939</text:p>
          </table:table-cell>
          <table:table-cell office:value-type="float" office:value="1.57419" table:style-name="ce1">
            <text:p>1.57419</text:p>
          </table:table-cell>
          <table:table-cell office:value-type="float" office:value="3.0752100000000001E-3" table:style-name="ce1">
            <text:p>0.00307521</text:p>
          </table:table-cell>
          <table:table-cell office:value-type="float" office:value="4.0069800000000004" table:style-name="ce1">
            <text:p>4.00698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16" table:style-name="ce1">
            <text:p>416</text:p>
          </table:table-cell>
          <table:table-cell office:value-type="float" office:value="920" table:style-name="ce1">
            <text:p>920</text:p>
          </table:table-cell>
          <table:table-cell office:value-type="float" office:value="1.4627600000000001" table:style-name="ce1">
            <text:p>1.46276</text:p>
          </table:table-cell>
          <table:table-cell office:value-type="float" office:value="4.4943099999999996E-3" table:style-name="ce1">
            <text:p>0.00449431</text:p>
          </table:table-cell>
          <table:table-cell office:value-type="float" office:value="2.6210399999999998" table:style-name="ce1">
            <text:p>2.62104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60" table:style-name="ce1">
            <text:p>460</text:p>
          </table:table-cell>
          <table:table-cell office:value-type="float" office:value="792" table:style-name="ce1">
            <text:p>792</text:p>
          </table:table-cell>
          <table:table-cell office:value-type="float" office:value="0.84525300000000003" table:style-name="ce1">
            <text:p>0.845253</text:p>
          </table:table-cell>
          <table:table-cell office:value-type="float" office:value="1.25438E-3" table:style-name="ce1">
            <text:p>0.00125438</text:p>
          </table:table-cell>
          <table:table-cell office:value-type="float" office:value="2.4187799999999999" table:style-name="ce1">
            <text:p>2.41878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803" table:style-name="ce1">
            <text:p>803</text:p>
          </table:table-cell>
          <table:table-cell office:value-type="float" office:value="947" table:style-name="ce1">
            <text:p>947</text:p>
          </table:table-cell>
          <table:table-cell office:value-type="float" office:value="1.5652699999999999" table:style-name="ce1">
            <text:p>1.56527</text:p>
          </table:table-cell>
          <table:table-cell office:value-type="float" office:value="7.8433099999999992E-3" table:style-name="ce1">
            <text:p>0.00784331</text:p>
          </table:table-cell>
          <table:table-cell office:value-type="float" office:value="0.76145300000000005" table:style-name="ce1">
            <text:p>0.761453</text:p>
          </table:table-cell>
          <table:table-cell table:number-columns-repeated="1635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44" table:style-name="ce1">
            <text:p>244</text:p>
          </table:table-cell>
          <table:table-cell office:value-type="float" office:value="740" table:style-name="ce1">
            <text:p>740</text:p>
          </table:table-cell>
          <table:table-cell office:value-type="float" office:value="0.61076399999999997" table:style-name="ce1">
            <text:p>0.610764</text:p>
          </table:table-cell>
          <table:table-cell office:value-type="float" office:value="-1.63499E-3" table:style-name="ce1">
            <text:p>-0.00163499</text:p>
          </table:table-cell>
          <table:table-cell office:value-type="float" office:value="3.4592800000000001" table:style-name="ce1">
            <text:p>3.45928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1080" table:style-name="ce1">
            <text:p>1080</text:p>
          </table:table-cell>
          <table:table-cell office:value-type="float" office:value="480" table:style-name="ce1">
            <text:p>480</text:p>
          </table:table-cell>
          <table:table-cell office:value-type="float" office:value="-0.69580299999999995" table:style-name="ce1">
            <text:p>-0.695803</text:p>
          </table:table-cell>
          <table:table-cell office:value-type="float" office:value="-3.1939400000000001E-3" table:style-name="ce1">
            <text:p>-0.00319394</text:p>
          </table:table-cell>
          <table:table-cell office:value-type="float" office:value="-0.53554599999999997" table:style-name="ce1">
            <text:p>-0.535546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1203" table:style-name="ce1">
            <text:p>1203</text:p>
          </table:table-cell>
          <table:table-cell office:value-type="float" office:value="464" table:style-name="ce1">
            <text:p>464</text:p>
          </table:table-cell>
          <table:table-cell office:value-type="float" office:value="-0.78121499999999999" table:style-name="ce1">
            <text:p>-0.781215</text:p>
          </table:table-cell>
          <table:table-cell office:value-type="float" office:value="-2.8085699999999998E-3" table:style-name="ce1">
            <text:p>-0.00280857</text:p>
          </table:table-cell>
          <table:table-cell office:value-type="float" office:value="-1.12486" table:style-name="ce1">
            <text:p>-1.12486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471" table:style-name="ce1">
            <text:p>471</text:p>
          </table:table-cell>
          <table:table-cell office:value-type="float" office:value="571" table:style-name="ce1">
            <text:p>571</text:p>
          </table:table-cell>
          <table:table-cell office:value-type="float" office:value="-0.21635599999999999" table:style-name="ce1">
            <text:p>-0.216356</text:p>
          </table:table-cell>
          <table:table-cell office:value-type="float" office:value="-4.7765699999999999E-3" table:style-name="ce1">
            <text:p>-0.00477657</text:p>
          </table:table-cell>
          <table:table-cell office:value-type="float" office:value="2.38144" table:style-name="ce1">
            <text:p>2.38144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776" table:style-name="ce1">
            <text:p>776</text:p>
          </table:table-cell>
          <table:table-cell office:value-type="float" office:value="372" table:style-name="ce1">
            <text:p>372</text:p>
          </table:table-cell>
          <table:table-cell office:value-type="float" office:value="-1.1929399999999999" table:style-name="ce1">
            <text:p>-1.19294</text:p>
          </table:table-cell>
          <table:table-cell office:value-type="float" office:value="-8.2222000000000007E-3" table:style-name="ce1">
            <text:p>-0.0082222</text:p>
          </table:table-cell>
          <table:table-cell office:value-type="float" office:value="0.93128699999999998" table:style-name="ce1">
            <text:p>0.931287</text:p>
          </table:table-cell>
          <table:table-cell table:number-columns-repeated="1635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43" table:style-name="ce1">
            <text:p>243</text:p>
          </table:table-cell>
          <table:table-cell office:value-type="float" office:value="743" table:style-name="ce1">
            <text:p>743</text:p>
          </table:table-cell>
          <table:table-cell office:value-type="float" office:value="0.62523399999999996" table:style-name="ce1">
            <text:p>0.625234</text:p>
          </table:table-cell>
          <table:table-cell office:value-type="float" office:value="-1.5588500000000001E-3" table:style-name="ce1">
            <text:p>-0.00155885</text:p>
          </table:table-cell>
          <table:table-cell office:value-type="float" office:value="3.46387" table:style-name="ce1">
            <text:p>3.4638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023" table:style-name="ce1">
            <text:p>1023</text:p>
          </table:table-cell>
          <table:table-cell office:value-type="float" office:value="275" table:style-name="ce1">
            <text:p>275</text:p>
          </table:table-cell>
          <table:table-cell office:value-type="float" office:value="-1.6758500000000001" table:style-name="ce1">
            <text:p>-1.67585</text:p>
          </table:table-cell>
          <table:table-cell office:value-type="float" office:value="-9.2402999999999999E-3" table:style-name="ce1">
            <text:p>-0.0092403</text:p>
          </table:table-cell>
          <table:table-cell office:value-type="float" office:value="-0.24759" table:style-name="ce1">
            <text:p>-0.24759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199" table:style-name="ce1">
            <text:p>1199</text:p>
          </table:table-cell>
          <table:table-cell office:value-type="float" office:value="275" table:style-name="ce1">
            <text:p>275</text:p>
          </table:table-cell>
          <table:table-cell office:value-type="float" office:value="-1.6881699999999999" table:style-name="ce1">
            <text:p>-1.68817</text:p>
          </table:table-cell>
          <table:table-cell office:value-type="float" office:value="-8.0564399999999998E-3" table:style-name="ce1">
            <text:p>-0.00805644</text:p>
          </table:table-cell>
          <table:table-cell office:value-type="float" office:value="-1.09243" table:style-name="ce1">
            <text:p>-1.09243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439" table:style-name="ce1">
            <text:p>439</text:p>
          </table:table-cell>
          <table:table-cell office:value-type="float" office:value="471" table:style-name="ce1">
            <text:p>471</text:p>
          </table:table-cell>
          <table:table-cell office:value-type="float" office:value="-0.69413400000000003" table:style-name="ce1">
            <text:p>-0.694134</text:p>
          </table:table-cell>
          <table:table-cell office:value-type="float" office:value="-7.75423E-3" table:style-name="ce1">
            <text:p>-0.00775423</text:p>
          </table:table-cell>
          <table:table-cell office:value-type="float" office:value="2.5420500000000001" table:style-name="ce1">
            <text:p>2.54205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791" table:style-name="ce1">
            <text:p>791</text:p>
          </table:table-cell>
          <table:table-cell office:value-type="float" office:value="307" table:style-name="ce1">
            <text:p>307</text:p>
          </table:table-cell>
          <table:table-cell office:value-type="float" office:value="-1.506" table:style-name="ce1">
            <text:p>-1.506</text:p>
          </table:table-cell>
          <table:table-cell office:value-type="float" office:value="-9.9168699999999995E-3" table:style-name="ce1">
            <text:p>-0.00991687</text:p>
          </table:table-cell>
          <table:table-cell office:value-type="float" office:value="0.86382999999999999" table:style-name="ce1">
            <text:p>0.86383</text:p>
          </table:table-cell>
          <table:table-cell table:number-columns-repeated="1635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44" table:style-name="ce1">
            <text:p>244</text:p>
          </table:table-cell>
          <table:table-cell office:value-type="float" office:value="744" table:style-name="ce1">
            <text:p>744</text:p>
          </table:table-cell>
          <table:table-cell office:value-type="float" office:value="0.629965" table:style-name="ce1">
            <text:p>0.629965</text:p>
          </table:table-cell>
          <table:table-cell office:value-type="float" office:value="-1.5245E-3" table:style-name="ce1">
            <text:p>-0.0015245</text:p>
          </table:table-cell>
          <table:table-cell office:value-type="float" office:value="3.4590000000000001" table:style-name="ce1">
            <text:p>3.45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503" table:style-name="ce1">
            <text:p>503</text:p>
          </table:table-cell>
          <table:table-cell office:value-type="float" office:value="607" table:style-name="ce1">
            <text:p>607</text:p>
          </table:table-cell>
          <table:table-cell office:value-type="float" office:value="-4.5789799999999999E-2" table:style-name="ce1">
            <text:p>-0.0457898</text:p>
          </table:table-cell>
          <table:table-cell office:value-type="float" office:value="-3.5668499999999999E-3" table:style-name="ce1">
            <text:p>-0.00356685</text:p>
          </table:table-cell>
          <table:table-cell office:value-type="float" office:value="2.22532" table:style-name="ce1">
            <text:p>2.22532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1295" table:style-name="ce1">
            <text:p>1295</text:p>
          </table:table-cell>
          <table:table-cell office:value-type="float" office:value="339" table:style-name="ce1">
            <text:p>339</text:p>
          </table:table-cell>
          <table:table-cell office:value-type="float" office:value="-1.38768" table:style-name="ce1">
            <text:p>-1.38768</text:p>
          </table:table-cell>
          <table:table-cell office:value-type="float" office:value="-5.6427500000000002E-3" table:style-name="ce1">
            <text:p>-0.00564275</text:p>
          </table:table-cell>
          <table:table-cell office:value-type="float" office:value="-1.5577399999999999" table:style-name="ce1">
            <text:p>-1.55774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164" table:style-name="ce1">
            <text:p>164</text:p>
          </table:table-cell>
          <table:table-cell office:value-type="float" office:value="379" table:style-name="ce1">
            <text:p>379</text:p>
          </table:table-cell>
          <table:table-cell office:value-type="float" office:value="-1.1165" table:style-name="ce1">
            <text:p>-1.1165</text:p>
          </table:table-cell>
          <table:table-cell office:value-type="float" office:value="-1.2145400000000001E-2" table:style-name="ce1">
            <text:p>-0.0121454</text:p>
          </table:table-cell>
          <table:table-cell office:value-type="float" office:value="3.8685499999999999" table:style-name="ce1">
            <text:p>3.86855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772" table:style-name="ce1">
            <text:p>772</text:p>
          </table:table-cell>
          <table:table-cell office:value-type="float" office:value="276" table:style-name="ce1">
            <text:p>276</text:p>
          </table:table-cell>
          <table:table-cell office:value-type="float" office:value="-1.6534800000000001" table:style-name="ce1">
            <text:p>-1.65348</text:p>
          </table:table-cell>
          <table:table-cell office:value-type="float" office:value="-1.0900999999999999E-2" table:style-name="ce1">
            <text:p>-0.010901</text:p>
          </table:table-cell>
          <table:table-cell office:value-type="float" office:value="0.95720400000000005" table:style-name="ce1">
            <text:p>0.957204</text:p>
          </table:table-cell>
          <table:table-cell table:number-columns-repeated="1635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43" table:style-name="ce1">
            <text:p>243</text:p>
          </table:table-cell>
          <table:table-cell office:value-type="float" office:value="747" table:style-name="ce1">
            <text:p>747</text:p>
          </table:table-cell>
          <table:table-cell office:value-type="float" office:value="0.64443499999999998" table:style-name="ce1">
            <text:p>0.644435</text:p>
          </table:table-cell>
          <table:table-cell office:value-type="float" office:value="-1.4483499999999999E-3" table:style-name="ce1">
            <text:p>-0.00144835</text:p>
          </table:table-cell>
          <table:table-cell office:value-type="float" office:value="3.4635899999999999" table:style-name="ce1">
            <text:p>3.46359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311" table:style-name="ce1">
            <text:p>311</text:p>
          </table:table-cell>
          <table:table-cell office:value-type="float" office:value="976" table:style-name="ce1">
            <text:p>976</text:p>
          </table:table-cell>
          <table:table-cell office:value-type="float" office:value="1.73892" table:style-name="ce1">
            <text:p>1.73892</text:p>
          </table:table-cell>
          <table:table-cell office:value-type="float" office:value="5.3349799999999996E-3" table:style-name="ce1">
            <text:p>0.00533498</text:p>
          </table:table-cell>
          <table:table-cell office:value-type="float" office:value="3.1211500000000001" table:style-name="ce1">
            <text:p>3.12115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67" table:style-name="ce1">
            <text:p>467</text:p>
          </table:table-cell>
          <table:table-cell office:value-type="float" office:value="924" table:style-name="ce1">
            <text:p>924</text:p>
          </table:table-cell>
          <table:table-cell office:value-type="float" office:value="1.4783900000000001" table:style-name="ce1">
            <text:p>1.47839</text:p>
          </table:table-cell>
          <table:table-cell office:value-type="float" office:value="4.9478600000000001E-3" table:style-name="ce1">
            <text:p>0.00494786</text:p>
          </table:table-cell>
          <table:table-cell office:value-type="float" office:value="2.37595" table:style-name="ce1">
            <text:p>2.37595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036" table:style-name="ce1">
            <text:p>1036</text:p>
          </table:table-cell>
          <table:table-cell office:value-type="float" office:value="236" table:style-name="ce1">
            <text:p>236</text:p>
          </table:table-cell>
          <table:table-cell office:value-type="float" office:value="-1.8639699999999999" table:style-name="ce1">
            <text:p>-1.86397</text:p>
          </table:table-cell>
          <table:table-cell office:value-type="float" office:value="-1.02302E-2" table:style-name="ce1">
            <text:p>-0.0102302</text:p>
          </table:table-cell>
          <table:table-cell office:value-type="float" office:value="-0.30726500000000001" table:style-name="ce1">
            <text:p>-0.307265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799" table:style-name="ce1">
            <text:p>799</text:p>
          </table:table-cell>
          <table:table-cell office:value-type="float" office:value="924" table:style-name="ce1">
            <text:p>924</text:p>
          </table:table-cell>
          <table:table-cell office:value-type="float" office:value="1.4551499999999999" table:style-name="ce1">
            <text:p>1.45515</text:p>
          </table:table-cell>
          <table:table-cell office:value-type="float" office:value="7.1810499999999996E-3" table:style-name="ce1">
            <text:p>0.00718105</text:p>
          </table:table-cell>
          <table:table-cell office:value-type="float" office:value="0.78226300000000004" table:style-name="ce1">
            <text:p>0.782263</text:p>
          </table:table-cell>
          <table:table-cell table:number-columns-repeated="1635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44" table:style-name="ce1">
            <text:p>244</text:p>
          </table:table-cell>
          <table:table-cell office:value-type="float" office:value="744" table:style-name="ce1">
            <text:p>744</text:p>
          </table:table-cell>
          <table:table-cell office:value-type="float" office:value="0.629965" table:style-name="ce1">
            <text:p>0.629965</text:p>
          </table:table-cell>
          <table:table-cell office:value-type="float" office:value="-1.5245E-3" table:style-name="ce1">
            <text:p>-0.0015245</text:p>
          </table:table-cell>
          <table:table-cell office:value-type="float" office:value="3.4590000000000001" table:style-name="ce1">
            <text:p>3.459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516" table:style-name="ce1">
            <text:p>516</text:p>
          </table:table-cell>
          <table:table-cell office:value-type="float" office:value="956" table:style-name="ce1">
            <text:p>956</text:p>
          </table:table-cell>
          <table:table-cell office:value-type="float" office:value="1.62856" table:style-name="ce1">
            <text:p>1.62856</text:p>
          </table:table-cell>
          <table:table-cell office:value-type="float" office:value="6.1614299999999999E-3" table:style-name="ce1">
            <text:p>0.00616143</text:p>
          </table:table-cell>
          <table:table-cell office:value-type="float" office:value="2.1385000000000001" table:style-name="ce1">
            <text:p>2.1385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991" table:style-name="ce1">
            <text:p>991</text:p>
          </table:table-cell>
          <table:table-cell office:value-type="float" office:value="1115" table:style-name="ce1">
            <text:p>1115</text:p>
          </table:table-cell>
          <table:table-cell office:value-type="float" office:value="2.3585400000000001" table:style-name="ce1">
            <text:p>2.35854</text:p>
          </table:table-cell>
          <table:table-cell office:value-type="float" office:value="1.3748700000000001E-2" table:style-name="ce1">
            <text:p>0.0137487</text:p>
          </table:table-cell>
          <table:table-cell office:value-type="float" office:value="-0.15274799999999999" table:style-name="ce1">
            <text:p>-0.152748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367" table:style-name="ce1">
            <text:p>367</text:p>
          </table:table-cell>
          <table:table-cell office:value-type="float" office:value="888" table:style-name="ce1">
            <text:p>888</text:p>
          </table:table-cell>
          <table:table-cell office:value-type="float" office:value="1.3125800000000001" table:style-name="ce1">
            <text:p>1.31258</text:p>
          </table:table-cell>
          <table:table-cell office:value-type="float" office:value="3.2807399999999999E-3" table:style-name="ce1">
            <text:p>0.00328074</text:p>
          </table:table-cell>
          <table:table-cell office:value-type="float" office:value="2.8584900000000002" table:style-name="ce1">
            <text:p>2.85849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687" table:style-name="ce1">
            <text:p>687</text:p>
          </table:table-cell>
          <table:table-cell office:value-type="float" office:value="320" table:style-name="ce1">
            <text:p>320</text:p>
          </table:table-cell>
          <table:table-cell office:value-type="float" office:value="-1.43632" table:style-name="ce1">
            <text:p>-1.43632</text:p>
          </table:table-cell>
          <table:table-cell office:value-type="float" office:value="-1.02573E-2" table:style-name="ce1">
            <text:p>-0.0102573</text:p>
          </table:table-cell>
          <table:table-cell office:value-type="float" office:value="1.36215" table:style-name="ce1">
            <text:p>1.36215</text:p>
          </table:table-cell>
          <table:table-cell table:number-columns-repeated="1635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44" table:style-name="ce1">
            <text:p>244</text:p>
          </table:table-cell>
          <table:table-cell office:value-type="float" office:value="748" table:style-name="ce1">
            <text:p>748</text:p>
          </table:table-cell>
          <table:table-cell office:value-type="float" office:value="0.64916499999999999" table:style-name="ce1">
            <text:p>0.649165</text:p>
          </table:table-cell>
          <table:table-cell office:value-type="float" office:value="-1.4139999999999999E-3" table:style-name="ce1">
            <text:p>-0.001414</text:p>
          </table:table-cell>
          <table:table-cell office:value-type="float" office:value="3.45872" table:style-name="ce1">
            <text:p>3.4587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1127" table:style-name="ce1">
            <text:p>1127</text:p>
          </table:table-cell>
          <table:table-cell office:value-type="float" office:value="468" table:style-name="ce1">
            <text:p>468</text:p>
          </table:table-cell>
          <table:table-cell office:value-type="float" office:value="-0.75669500000000001" table:style-name="ce1">
            <text:p>-0.756695</text:p>
          </table:table-cell>
          <table:table-cell office:value-type="float" office:value="-3.2092800000000001E-3" table:style-name="ce1">
            <text:p>-0.00320928</text:p>
          </table:table-cell>
          <table:table-cell office:value-type="float" office:value="-0.76031800000000005" table:style-name="ce1">
            <text:p>-0.76031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407" table:style-name="ce1">
            <text:p>407</text:p>
          </table:table-cell>
          <table:table-cell office:value-type="float" office:value="544" table:style-name="ce1">
            <text:p>544</text:p>
          </table:table-cell>
          <table:table-cell office:value-type="float" office:value="-0.34148099999999998" table:style-name="ce1">
            <text:p>-0.341481</text:p>
          </table:table-cell>
          <table:table-cell office:value-type="float" office:value="-5.9529099999999996E-3" table:style-name="ce1">
            <text:p>-0.00595291</text:p>
          </table:table-cell>
          <table:table-cell office:value-type="float" office:value="2.69055" table:style-name="ce1">
            <text:p>2.69055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900" table:style-name="ce1">
            <text:p>900</text:p>
          </table:table-cell>
          <table:table-cell office:value-type="float" office:value="348" table:style-name="ce1">
            <text:p>348</text:p>
          </table:table-cell>
          <table:table-cell office:value-type="float" office:value="-1.3168299999999999" table:style-name="ce1">
            <text:p>-1.31683</text:p>
          </table:table-cell>
          <table:table-cell office:value-type="float" office:value="-8.0510900000000003E-3" table:style-name="ce1">
            <text:p>-0.00805109</text:p>
          </table:table-cell>
          <table:table-cell office:value-type="float" office:value="0.33773399999999998" table:style-name="ce1">
            <text:p>0.33773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740" table:style-name="ce1">
            <text:p>740</text:p>
          </table:table-cell>
          <table:table-cell office:value-type="float" office:value="304" table:style-name="ce1">
            <text:p>304</text:p>
          </table:table-cell>
          <table:table-cell office:value-type="float" office:value="-1.5168299999999999" table:style-name="ce1">
            <text:p>-1.51683</text:p>
          </table:table-cell>
          <table:table-cell office:value-type="float" office:value="-1.0342799999999999E-2" table:style-name="ce1">
            <text:p>-0.0103428</text:p>
          </table:table-cell>
          <table:table-cell office:value-type="float" office:value="1.1088499999999999" table:style-name="ce1">
            <text:p>1.10885</text:p>
          </table:table-cell>
          <table:table-cell table:number-columns-repeated="1635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44" table:style-name="ce1">
            <text:p>244</text:p>
          </table:table-cell>
          <table:table-cell office:value-type="float" office:value="747" table:style-name="ce1">
            <text:p>747</text:p>
          </table:table-cell>
          <table:table-cell office:value-type="float" office:value="0.64436499999999997" table:style-name="ce1">
            <text:p>0.644365</text:p>
          </table:table-cell>
          <table:table-cell office:value-type="float" office:value="-1.44163E-3" table:style-name="ce1">
            <text:p>-0.00144163</text:p>
          </table:table-cell>
          <table:table-cell office:value-type="float" office:value="3.45879" table:style-name="ce1">
            <text:p>3.45879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303" table:style-name="ce1">
            <text:p>303</text:p>
          </table:table-cell>
          <table:table-cell office:value-type="float" office:value="987" table:style-name="ce1">
            <text:p>987</text:p>
          </table:table-cell>
          <table:table-cell office:value-type="float" office:value="1.7922800000000001" table:style-name="ce1">
            <text:p>1.79228</text:p>
          </table:table-cell>
          <table:table-cell office:value-type="float" office:value="5.5850300000000004E-3" table:style-name="ce1">
            <text:p>0.00558503</text:p>
          </table:table-cell>
          <table:table-cell office:value-type="float" office:value="3.1587800000000001" table:style-name="ce1">
            <text:p>3.15878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452" table:style-name="ce1">
            <text:p>452</text:p>
          </table:table-cell>
          <table:table-cell office:value-type="float" office:value="644" table:style-name="ce1">
            <text:p>644</text:p>
          </table:table-cell>
          <table:table-cell office:value-type="float" office:value="0.13538700000000001" table:style-name="ce1">
            <text:p>0.135387</text:p>
          </table:table-cell>
          <table:table-cell office:value-type="float" office:value="-2.8878100000000002E-3" table:style-name="ce1">
            <text:p>-0.00288781</text:p>
          </table:table-cell>
          <table:table-cell office:value-type="float" office:value="2.4675400000000001" table:style-name="ce1">
            <text:p>2.46754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404" table:style-name="ce1">
            <text:p>404</text:p>
          </table:table-cell>
          <table:table-cell office:value-type="float" office:value="899" table:style-name="ce1">
            <text:p>899</text:p>
          </table:table-cell>
          <table:table-cell office:value-type="float" office:value="1.3627899999999999" table:style-name="ce1">
            <text:p>1.36279</text:p>
          </table:table-cell>
          <table:table-cell office:value-type="float" office:value="3.8334799999999998E-3" table:style-name="ce1">
            <text:p>0.00383348</text:p>
          </table:table-cell>
          <table:table-cell office:value-type="float" office:value="2.68011" table:style-name="ce1">
            <text:p>2.68011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19" table:style-name="ce1">
            <text:p>119</text:p>
          </table:table-cell>
          <table:table-cell office:value-type="float" office:value="348" table:style-name="ce1">
            <text:p>348</text:p>
          </table:table-cell>
          <table:table-cell office:value-type="float" office:value="-1.2621599999999999" table:style-name="ce1">
            <text:p>-1.26216</text:p>
          </table:table-cell>
          <table:table-cell office:value-type="float" office:value="-1.33045E-2" table:style-name="ce1">
            <text:p>-0.0133045</text:p>
          </table:table-cell>
          <table:table-cell office:value-type="float" office:value="4.0867300000000002" table:style-name="ce1">
            <text:p>4.08673</text:p>
          </table:table-cell>
          <table:table-cell table:number-columns-repeated="1635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44" table:style-name="ce1">
            <text:p>244</text:p>
          </table:table-cell>
          <table:table-cell office:value-type="float" office:value="748" table:style-name="ce1">
            <text:p>748</text:p>
          </table:table-cell>
          <table:table-cell office:value-type="float" office:value="0.64916499999999999" table:style-name="ce1">
            <text:p>0.649165</text:p>
          </table:table-cell>
          <table:table-cell office:value-type="float" office:value="-1.4139999999999999E-3" table:style-name="ce1">
            <text:p>-0.001414</text:p>
          </table:table-cell>
          <table:table-cell office:value-type="float" office:value="3.45872" table:style-name="ce1">
            <text:p>3.45872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115" table:style-name="ce1">
            <text:p>1115</text:p>
          </table:table-cell>
          <table:table-cell office:value-type="float" office:value="471" table:style-name="ce1">
            <text:p>471</text:p>
          </table:table-cell>
          <table:table-cell office:value-type="float" office:value="-0.74145399999999995" table:style-name="ce1">
            <text:p>-0.741454</text:p>
          </table:table-cell>
          <table:table-cell office:value-type="float" office:value="-3.2071299999999999E-3" table:style-name="ce1">
            <text:p>-0.00320713</text:p>
          </table:table-cell>
          <table:table-cell office:value-type="float" office:value="-0.70292500000000002" table:style-name="ce1">
            <text:p>-0.702925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80" table:style-name="ce1">
            <text:p>280</text:p>
          </table:table-cell>
          <table:table-cell office:value-type="float" office:value="928" table:style-name="ce1">
            <text:p>928</text:p>
          </table:table-cell>
          <table:table-cell office:value-type="float" office:value="1.51068" table:style-name="ce1">
            <text:p>1.51068</text:p>
          </table:table-cell>
          <table:table-cell office:value-type="float" office:value="3.8005000000000001E-3" table:style-name="ce1">
            <text:p>0.0038005</text:p>
          </table:table-cell>
          <table:table-cell office:value-type="float" office:value="3.2733099999999999" table:style-name="ce1">
            <text:p>3.27331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403" table:style-name="ce1">
            <text:p>403</text:p>
          </table:table-cell>
          <table:table-cell office:value-type="float" office:value="879" table:style-name="ce1">
            <text:p>879</text:p>
          </table:table-cell>
          <table:table-cell office:value-type="float" office:value="1.2668600000000001" table:style-name="ce1">
            <text:p>1.26686</text:p>
          </table:table-cell>
          <table:table-cell office:value-type="float" office:value="3.2742700000000001E-3" table:style-name="ce1">
            <text:p>0.00327427</text:p>
          </table:table-cell>
          <table:table-cell office:value-type="float" office:value="2.6863100000000002" table:style-name="ce1">
            <text:p>2.68631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856" table:style-name="ce1">
            <text:p>856</text:p>
          </table:table-cell>
          <table:table-cell office:value-type="float" office:value="1044" table:style-name="ce1">
            <text:p>1044</text:p>
          </table:table-cell>
          <table:table-cell office:value-type="float" office:value="2.02718" table:style-name="ce1">
            <text:p>2.02718</text:p>
          </table:table-cell>
          <table:table-cell office:value-type="float" office:value="1.0879399999999999E-2" table:style-name="ce1">
            <text:p>0.0108794</text:p>
          </table:table-cell>
          <table:table-cell office:value-type="float" office:value="0.50025299999999995" table:style-name="ce1">
            <text:p>0.500253</text:p>
          </table:table-cell>
          <table:table-cell table:number-columns-repeated="1635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43" table:style-name="ce1">
            <text:p>243</text:p>
          </table:table-cell>
          <table:table-cell office:value-type="float" office:value="752" table:style-name="ce1">
            <text:p>752</text:p>
          </table:table-cell>
          <table:table-cell office:value-type="float" office:value="0.66843600000000003" table:style-name="ce1">
            <text:p>0.668436</text:p>
          </table:table-cell>
          <table:table-cell office:value-type="float" office:value="-1.3102299999999999E-3" table:style-name="ce1">
            <text:p>-0.00131023</text:p>
          </table:table-cell>
          <table:table-cell office:value-type="float" office:value="3.4632399999999999" table:style-name="ce1">
            <text:p>3.4632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292" table:style-name="ce1">
            <text:p>292</text:p>
          </table:table-cell>
          <table:table-cell office:value-type="float" office:value="980" table:style-name="ce1">
            <text:p>980</text:p>
          </table:table-cell>
          <table:table-cell office:value-type="float" office:value="1.75945" table:style-name="ce1">
            <text:p>1.75945</text:p>
          </table:table-cell>
          <table:table-cell office:value-type="float" office:value="5.31767E-3" table:style-name="ce1">
            <text:p>0.00531767</text:p>
          </table:table-cell>
          <table:table-cell office:value-type="float" office:value="3.2120700000000002" table:style-name="ce1">
            <text:p>3.21207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443" table:style-name="ce1">
            <text:p>443</text:p>
          </table:table-cell>
          <table:table-cell office:value-type="float" office:value="912" table:style-name="ce1">
            <text:p>912</text:p>
          </table:table-cell>
          <table:table-cell office:value-type="float" office:value="1.4224600000000001" table:style-name="ce1">
            <text:p>1.42246</text:p>
          </table:table-cell>
          <table:table-cell office:value-type="float" office:value="4.4549300000000002E-3" table:style-name="ce1">
            <text:p>0.00445493</text:p>
          </table:table-cell>
          <table:table-cell office:value-type="float" office:value="2.4919899999999999" table:style-name="ce1">
            <text:p>2.49199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488" table:style-name="ce1">
            <text:p>488</text:p>
          </table:table-cell>
          <table:table-cell office:value-type="float" office:value="692" table:style-name="ce1">
            <text:p>692</text:p>
          </table:table-cell>
          <table:table-cell office:value-type="float" office:value="0.36327500000000001" table:style-name="ce1">
            <text:p>0.363275</text:p>
          </table:table-cell>
          <table:table-cell office:value-type="float" office:value="-1.3196900000000001E-3" table:style-name="ce1">
            <text:p>-0.00131969</text:p>
          </table:table-cell>
          <table:table-cell office:value-type="float" office:value="2.2913700000000001" table:style-name="ce1">
            <text:p>2.29137</text:p>
          </table:table-cell>
          <table:table-cell table:number-columns-repeated="16357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43" table:style-name="ce1">
            <text:p>243</text:p>
          </table:table-cell>
          <table:table-cell office:value-type="float" office:value="755" table:style-name="ce1">
            <text:p>755</text:p>
          </table:table-cell>
          <table:table-cell office:value-type="float" office:value="0.68283700000000003" table:style-name="ce1">
            <text:p>0.682837</text:p>
          </table:table-cell>
          <table:table-cell office:value-type="float" office:value="-1.22736E-3" table:style-name="ce1">
            <text:p>-0.00122736</text:p>
          </table:table-cell>
          <table:table-cell office:value-type="float" office:value="3.4630299999999998" table:style-name="ce1">
            <text:p>3.4630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395" table:style-name="ce1">
            <text:p>395</text:p>
          </table:table-cell>
          <table:table-cell office:value-type="float" office:value="887" table:style-name="ce1">
            <text:p>887</text:p>
          </table:table-cell>
          <table:table-cell office:value-type="float" office:value="1.30582" table:style-name="ce1">
            <text:p>1.30582</text:p>
          </table:table-cell>
          <table:table-cell office:value-type="float" office:value="3.4414599999999999E-3" table:style-name="ce1">
            <text:p>0.00344146</text:p>
          </table:table-cell>
          <table:table-cell office:value-type="float" office:value="2.7241499999999998" table:style-name="ce1">
            <text:p>2.7241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399" table:style-name="ce1">
            <text:p>399</text:p>
          </table:table-cell>
          <table:table-cell office:value-type="float" office:value="879" table:style-name="ce1">
            <text:p>879</text:p>
          </table:table-cell>
          <table:table-cell office:value-type="float" office:value="1.2671399999999999" table:style-name="ce1">
            <text:p>1.26714</text:p>
          </table:table-cell>
          <table:table-cell office:value-type="float" office:value="3.2473699999999999E-3" table:style-name="ce1">
            <text:p>0.00324737</text:p>
          </table:table-cell>
          <table:table-cell office:value-type="float" office:value="2.7055099999999999" table:style-name="ce1">
            <text:p>2.70551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899" table:style-name="ce1">
            <text:p>899</text:p>
          </table:table-cell>
          <table:table-cell office:value-type="float" office:value="928" table:style-name="ce1">
            <text:p>928</text:p>
          </table:table-cell>
          <table:table-cell office:value-type="float" office:value="1.4673499999999999" table:style-name="ce1">
            <text:p>1.46735</text:p>
          </table:table-cell>
          <table:table-cell office:value-type="float" office:value="7.9641899999999995E-3" table:style-name="ce1">
            <text:p>0.00796419</text:p>
          </table:table-cell>
          <table:table-cell office:value-type="float" office:value="0.301958" table:style-name="ce1">
            <text:p>0.301958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200" table:style-name="ce1">
            <text:p>1200</text:p>
          </table:table-cell>
          <table:table-cell office:value-type="float" office:value="947" table:style-name="ce1">
            <text:p>947</text:p>
          </table:table-cell>
          <table:table-cell office:value-type="float" office:value="1.53748" table:style-name="ce1">
            <text:p>1.53748</text:p>
          </table:table-cell>
          <table:table-cell office:value-type="float" office:value="1.0513700000000001E-2" table:style-name="ce1">
            <text:p>0.0105137</text:p>
          </table:table-cell>
          <table:table-cell office:value-type="float" office:value="-1.14425" table:style-name="ce1">
            <text:p>-1.14425</text:p>
          </table:table-cell>
          <table:table-cell table:number-columns-repeated="1635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43" table:style-name="ce1">
            <text:p>243</text:p>
          </table:table-cell>
          <table:table-cell office:value-type="float" office:value="756" table:style-name="ce1">
            <text:p>756</text:p>
          </table:table-cell>
          <table:table-cell office:value-type="float" office:value="0.68763700000000005" table:style-name="ce1">
            <text:p>0.687637</text:p>
          </table:table-cell>
          <table:table-cell office:value-type="float" office:value="-1.19973E-3" table:style-name="ce1">
            <text:p>-0.00119973</text:p>
          </table:table-cell>
          <table:table-cell office:value-type="float" office:value="3.4629599999999998" table:style-name="ce1">
            <text:p>3.46296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15" table:style-name="ce1">
            <text:p>1115</text:p>
          </table:table-cell>
          <table:table-cell office:value-type="float" office:value="467" table:style-name="ce1">
            <text:p>467</text:p>
          </table:table-cell>
          <table:table-cell office:value-type="float" office:value="-0.76065499999999997" table:style-name="ce1">
            <text:p>-0.760655</text:p>
          </table:table-cell>
          <table:table-cell office:value-type="float" office:value="-3.3176299999999998E-3" table:style-name="ce1">
            <text:p>-0.00331763</text:p>
          </table:table-cell>
          <table:table-cell office:value-type="float" office:value="-0.70264499999999996" table:style-name="ce1">
            <text:p>-0.702645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99" table:style-name="ce1">
            <text:p>1199</text:p>
          </table:table-cell>
          <table:table-cell office:value-type="float" office:value="475" table:style-name="ce1">
            <text:p>475</text:p>
          </table:table-cell>
          <table:table-cell office:value-type="float" office:value="-0.72813300000000003" table:style-name="ce1">
            <text:p>-0.728133</text:p>
          </table:table-cell>
          <table:table-cell office:value-type="float" office:value="-2.5316100000000001E-3" table:style-name="ce1">
            <text:p>-0.00253161</text:p>
          </table:table-cell>
          <table:table-cell office:value-type="float" office:value="-1.10643" table:style-name="ce1">
            <text:p>-1.10643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811" table:style-name="ce1">
            <text:p>811</text:p>
          </table:table-cell>
          <table:table-cell office:value-type="float" office:value="320" table:style-name="ce1">
            <text:p>320</text:p>
          </table:table-cell>
          <table:table-cell office:value-type="float" office:value="-1.4450000000000001" table:style-name="ce1">
            <text:p>-1.445</text:p>
          </table:table-cell>
          <table:table-cell office:value-type="float" office:value="-9.4232299999999995E-3" table:style-name="ce1">
            <text:p>-0.00942323</text:p>
          </table:table-cell>
          <table:table-cell office:value-type="float" office:value="0.76691600000000004" table:style-name="ce1">
            <text:p>0.766916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795" table:style-name="ce1">
            <text:p>795</text:p>
          </table:table-cell>
          <table:table-cell office:value-type="float" office:value="315" table:style-name="ce1">
            <text:p>315</text:p>
          </table:table-cell>
          <table:table-cell office:value-type="float" office:value="-1.4678800000000001" table:style-name="ce1">
            <text:p>-1.46788</text:p>
          </table:table-cell>
          <table:table-cell office:value-type="float" office:value="-9.6689700000000007E-3" table:style-name="ce1">
            <text:p>-0.00966897</text:p>
          </table:table-cell>
          <table:table-cell office:value-type="float" office:value="0.84406999999999999" table:style-name="ce1">
            <text:p>0.84407</text:p>
          </table:table-cell>
          <table:table-cell table:number-columns-repeated="1635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44" table:style-name="ce1">
            <text:p>244</text:p>
          </table:table-cell>
          <table:table-cell office:value-type="float" office:value="756" table:style-name="ce1">
            <text:p>756</text:p>
          </table:table-cell>
          <table:table-cell office:value-type="float" office:value="0.68756700000000004" table:style-name="ce1">
            <text:p>0.687567</text:p>
          </table:table-cell>
          <table:table-cell office:value-type="float" office:value="-1.19301E-3" table:style-name="ce1">
            <text:p>-0.00119301</text:p>
          </table:table-cell>
          <table:table-cell office:value-type="float" office:value="3.4581599999999999" table:style-name="ce1">
            <text:p>3.45816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735" table:style-name="ce1">
            <text:p>735</text:p>
          </table:table-cell>
          <table:table-cell office:value-type="float" office:value="1023" table:style-name="ce1">
            <text:p>1023</text:p>
          </table:table-cell>
          <table:table-cell office:value-type="float" office:value="1.9348399999999999" table:style-name="ce1">
            <text:p>1.93484</text:p>
          </table:table-cell>
          <table:table-cell office:value-type="float" office:value="9.4853400000000001E-3" table:style-name="ce1">
            <text:p>0.00948534</text:p>
          </table:table-cell>
          <table:table-cell office:value-type="float" office:value="1.0825499999999999" table:style-name="ce1">
            <text:p>1.08255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224" table:style-name="ce1">
            <text:p>224</text:p>
          </table:table-cell>
          <table:table-cell office:value-type="float" office:value="960" table:style-name="ce1">
            <text:p>960</text:p>
          </table:table-cell>
          <table:table-cell office:value-type="float" office:value="1.6681999999999999" table:style-name="ce1">
            <text:p>1.6682</text:p>
          </table:table-cell>
          <table:table-cell office:value-type="float" office:value="4.3077899999999997E-3" table:style-name="ce1">
            <text:p>0.00430779</text:p>
          </table:table-cell>
          <table:table-cell office:value-type="float" office:value="3.5398900000000002" table:style-name="ce1">
            <text:p>3.53989</text:p>
          </table:table-cell>
          <table:table-cell table:number-columns-repeated="16364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43" table:style-name="ce1">
            <text:p>243</text:p>
          </table:table-cell>
          <table:table-cell office:value-type="float" office:value="760" table:style-name="ce1">
            <text:p>760</text:p>
          </table:table-cell>
          <table:table-cell office:value-type="float" office:value="0.70683799999999997" table:style-name="ce1">
            <text:p>0.706838</text:p>
          </table:table-cell>
          <table:table-cell office:value-type="float" office:value="-1.08924E-3" table:style-name="ce1">
            <text:p>-0.00108924</text:p>
          </table:table-cell>
          <table:table-cell office:value-type="float" office:value="3.4626800000000002" table:style-name="ce1">
            <text:p>3.4626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127" table:style-name="ce1">
            <text:p>1127</text:p>
          </table:table-cell>
          <table:table-cell office:value-type="float" office:value="144" table:style-name="ce1">
            <text:p>144</text:p>
          </table:table-cell>
          <table:table-cell office:value-type="float" office:value="-2.3119499999999999" table:style-name="ce1">
            <text:p>-2.31195</text:p>
          </table:table-cell>
          <table:table-cell office:value-type="float" office:value="-1.21595E-2" table:style-name="ce1">
            <text:p>-0.0121595</text:p>
          </table:table-cell>
          <table:table-cell office:value-type="float" office:value="-0.73765099999999995" table:style-name="ce1">
            <text:p>-0.737651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211" table:style-name="ce1">
            <text:p>1211</text:p>
          </table:table-cell>
          <table:table-cell office:value-type="float" office:value="163" table:style-name="ce1">
            <text:p>163</text:p>
          </table:table-cell>
          <table:table-cell office:value-type="float" office:value="-2.2266300000000001" table:style-name="ce1">
            <text:p>-2.22663</text:p>
          </table:table-cell>
          <table:table-cell office:value-type="float" office:value="-1.1069600000000001E-2" table:style-name="ce1">
            <text:p>-0.0110696</text:p>
          </table:table-cell>
          <table:table-cell office:value-type="float" office:value="-1.1422000000000001" table:style-name="ce1">
            <text:p>-1.1422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795" table:style-name="ce1">
            <text:p>795</text:p>
          </table:table-cell>
          <table:table-cell office:value-type="float" office:value="260" table:style-name="ce1">
            <text:p>260</text:p>
          </table:table-cell>
          <table:table-cell office:value-type="float" office:value="-1.7318899999999999" table:style-name="ce1">
            <text:p>-1.73189</text:p>
          </table:table-cell>
          <table:table-cell office:value-type="float" office:value="-1.11883E-2" table:style-name="ce1">
            <text:p>-0.0111883</text:p>
          </table:table-cell>
          <table:table-cell office:value-type="float" office:value="0.84791799999999995" table:style-name="ce1">
            <text:p>0.84791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303" table:style-name="ce1">
            <text:p>1303</text:p>
          </table:table-cell>
          <table:table-cell office:value-type="float" office:value="399" table:style-name="ce1">
            <text:p>399</text:p>
          </table:table-cell>
          <table:table-cell office:value-type="float" office:value="-1.10023" table:style-name="ce1">
            <text:p>-1.10023</text:p>
          </table:table-cell>
          <table:table-cell office:value-type="float" office:value="-3.9314900000000002E-3" table:style-name="ce1">
            <text:p>-0.00393149</text:p>
          </table:table-cell>
          <table:table-cell office:value-type="float" office:value="-1.6003400000000001" table:style-name="ce1">
            <text:p>-1.60034</text:p>
          </table:table-cell>
          <table:table-cell table:number-columns-repeated="1635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44" table:style-name="ce1">
            <text:p>244</text:p>
          </table:table-cell>
          <table:table-cell office:value-type="float" office:value="763" table:style-name="ce1">
            <text:p>763</text:p>
          </table:table-cell>
          <table:table-cell office:value-type="float" office:value="0.72116800000000003" table:style-name="ce1">
            <text:p>0.721168</text:p>
          </table:table-cell>
          <table:table-cell office:value-type="float" office:value="-9.9963900000000008E-4" table:style-name="ce1">
            <text:p>-0.000999639</text:p>
          </table:table-cell>
          <table:table-cell office:value-type="float" office:value="3.4576699999999998" table:style-name="ce1">
            <text:p>3.45767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444" table:style-name="ce1">
            <text:p>444</text:p>
          </table:table-cell>
          <table:table-cell office:value-type="float" office:value="923" table:style-name="ce1">
            <text:p>923</text:p>
          </table:table-cell>
          <table:table-cell office:value-type="float" office:value="1.4752000000000001" table:style-name="ce1">
            <text:p>1.4752</text:p>
          </table:table-cell>
          <table:table-cell office:value-type="float" office:value="4.7655199999999997E-3" table:style-name="ce1">
            <text:p>0.00476552</text:p>
          </table:table-cell>
          <table:table-cell office:value-type="float" office:value="2.4864199999999999" table:style-name="ce1">
            <text:p>2.48642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395" table:style-name="ce1">
            <text:p>395</text:p>
          </table:table-cell>
          <table:table-cell office:value-type="float" office:value="955" table:style-name="ce1">
            <text:p>955</text:p>
          </table:table-cell>
          <table:table-cell office:value-type="float" office:value="1.6322300000000001" table:style-name="ce1">
            <text:p>1.63223</text:p>
          </table:table-cell>
          <table:table-cell office:value-type="float" office:value="5.3198999999999998E-3" table:style-name="ce1">
            <text:p>0.0053199</text:p>
          </table:table-cell>
          <table:table-cell office:value-type="float" office:value="2.7193999999999998" table:style-name="ce1">
            <text:p>2.7194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424" table:style-name="ce1">
            <text:p>424</text:p>
          </table:table-cell>
          <table:table-cell office:value-type="float" office:value="532" table:style-name="ce1">
            <text:p>532</text:p>
          </table:table-cell>
          <table:table-cell office:value-type="float" office:value="-0.40027299999999999" table:style-name="ce1">
            <text:p>-0.400273</text:p>
          </table:table-cell>
          <table:table-cell office:value-type="float" office:value="-6.1700499999999998E-3" table:style-name="ce1">
            <text:p>-0.00617005</text:p>
          </table:table-cell>
          <table:table-cell office:value-type="float" office:value="2.6097800000000002" table:style-name="ce1">
            <text:p>2.60978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263" table:style-name="ce1">
            <text:p>263</text:p>
          </table:table-cell>
          <table:table-cell office:value-type="float" office:value="343" table:style-name="ce1">
            <text:p>343</text:p>
          </table:table-cell>
          <table:table-cell office:value-type="float" office:value="-1.2962400000000001" table:style-name="ce1">
            <text:p>-1.29624</text:p>
          </table:table-cell>
          <table:table-cell office:value-type="float" office:value="-1.2474000000000001E-2" table:style-name="ce1">
            <text:p>-0.012474</text:p>
          </table:table-cell>
          <table:table-cell office:value-type="float" office:value="3.3958499999999998" table:style-name="ce1">
            <text:p>3.39585</text:p>
          </table:table-cell>
          <table:table-cell table:number-columns-repeated="1635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44" table:style-name="ce1">
            <text:p>244</text:p>
          </table:table-cell>
          <table:table-cell office:value-type="float" office:value="764" table:style-name="ce1">
            <text:p>764</text:p>
          </table:table-cell>
          <table:table-cell office:value-type="float" office:value="0.72596799999999995" table:style-name="ce1">
            <text:p>0.725968</text:p>
          </table:table-cell>
          <table:table-cell office:value-type="float" office:value="-9.7201500000000001E-4" table:style-name="ce1">
            <text:p>-0.000972015</text:p>
          </table:table-cell>
          <table:table-cell office:value-type="float" office:value="3.4575999999999998" table:style-name="ce1">
            <text:p>3.4576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763" table:style-name="ce1">
            <text:p>763</text:p>
          </table:table-cell>
          <table:table-cell office:value-type="float" office:value="287" table:style-name="ce1">
            <text:p>287</text:p>
          </table:table-cell>
          <table:table-cell office:value-type="float" office:value="-1.60005" table:style-name="ce1">
            <text:p>-1.60005</text:p>
          </table:table-cell>
          <table:table-cell office:value-type="float" office:value="-1.0657700000000001E-2" table:style-name="ce1">
            <text:p>-0.0106577</text:p>
          </table:table-cell>
          <table:table-cell office:value-type="float" office:value="0.999637" table:style-name="ce1">
            <text:p>0.999637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179" table:style-name="ce1">
            <text:p>1179</text:p>
          </table:table-cell>
          <table:table-cell office:value-type="float" office:value="471" table:style-name="ce1">
            <text:p>471</text:p>
          </table:table-cell>
          <table:table-cell office:value-type="float" office:value="-0.74593399999999999" table:style-name="ce1">
            <text:p>-0.745934</text:p>
          </table:table-cell>
          <table:table-cell office:value-type="float" office:value="-2.77663E-3" table:style-name="ce1">
            <text:p>-0.00277663</text:p>
          </table:table-cell>
          <table:table-cell office:value-type="float" office:value="-1.01014" table:style-name="ce1">
            <text:p>-1.01014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200" table:style-name="ce1">
            <text:p>1200</text:p>
          </table:table-cell>
          <table:table-cell office:value-type="float" office:value="468" table:style-name="ce1">
            <text:p>468</text:p>
          </table:table-cell>
          <table:table-cell office:value-type="float" office:value="-0.76180499999999995" table:style-name="ce1">
            <text:p>-0.761805</text:p>
          </table:table-cell>
          <table:table-cell office:value-type="float" office:value="-2.7182500000000002E-3" table:style-name="ce1">
            <text:p>-0.00271825</text:p>
          </table:table-cell>
          <table:table-cell office:value-type="float" office:value="-1.1107400000000001" table:style-name="ce1">
            <text:p>-1.11074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879" table:style-name="ce1">
            <text:p>879</text:p>
          </table:table-cell>
          <table:table-cell office:value-type="float" office:value="275" table:style-name="ce1">
            <text:p>275</text:p>
          </table:table-cell>
          <table:table-cell office:value-type="float" office:value="-1.66577" table:style-name="ce1">
            <text:p>-1.66577</text:p>
          </table:table-cell>
          <table:table-cell office:value-type="float" office:value="-1.02089E-2" table:style-name="ce1">
            <text:p>-0.0102089</text:p>
          </table:table-cell>
          <table:table-cell office:value-type="float" office:value="0.44364700000000001" table:style-name="ce1">
            <text:p>0.443647</text:p>
          </table:table-cell>
          <table:table-cell table:number-columns-repeated="1635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43" table:style-name="ce1">
            <text:p>243</text:p>
          </table:table-cell>
          <table:table-cell office:value-type="float" office:value="764" table:style-name="ce1">
            <text:p>764</text:p>
          </table:table-cell>
          <table:table-cell office:value-type="float" office:value="0.72603799999999996" table:style-name="ce1">
            <text:p>0.726038</text:p>
          </table:table-cell>
          <table:table-cell office:value-type="float" office:value="-9.7874199999999989E-4" table:style-name="ce1">
            <text:p>-0.000978742</text:p>
          </table:table-cell>
          <table:table-cell office:value-type="float" office:value="3.4624000000000001" table:style-name="ce1">
            <text:p>3.4624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792" table:style-name="ce1">
            <text:p>792</text:p>
          </table:table-cell>
          <table:table-cell office:value-type="float" office:value="1011" table:style-name="ce1">
            <text:p>1011</text:p>
          </table:table-cell>
          <table:table-cell office:value-type="float" office:value="1.8732500000000001" table:style-name="ce1">
            <text:p>1.87325</text:p>
          </table:table-cell>
          <table:table-cell office:value-type="float" office:value="9.5372600000000005E-3" table:style-name="ce1">
            <text:p>0.00953726</text:p>
          </table:table-cell>
          <table:table-cell office:value-type="float" office:value="0.809778" table:style-name="ce1">
            <text:p>0.809778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800" table:style-name="ce1">
            <text:p>800</text:p>
          </table:table-cell>
          <table:table-cell office:value-type="float" office:value="1007" table:style-name="ce1">
            <text:p>1007</text:p>
          </table:table-cell>
          <table:table-cell office:value-type="float" office:value="1.8534900000000001" table:style-name="ce1">
            <text:p>1.85349</text:p>
          </table:table-cell>
          <table:table-cell office:value-type="float" office:value="9.4805800000000006E-3" table:style-name="ce1">
            <text:p>0.00948058</text:p>
          </table:table-cell>
          <table:table-cell office:value-type="float" office:value="0.77165600000000001" table:style-name="ce1">
            <text:p>0.771656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435" table:style-name="ce1">
            <text:p>435</text:p>
          </table:table-cell>
          <table:table-cell office:value-type="float" office:value="671" table:style-name="ce1">
            <text:p>671</text:p>
          </table:table-cell>
          <table:table-cell office:value-type="float" office:value="0.26618199999999997" table:style-name="ce1">
            <text:p>0.266182</text:p>
          </table:table-cell>
          <table:table-cell office:value-type="float" office:value="-2.2563000000000001E-3" table:style-name="ce1">
            <text:p>-0.0022563</text:p>
          </table:table-cell>
          <table:table-cell office:value-type="float" office:value="2.5472600000000001" table:style-name="ce1">
            <text:p>2.54726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240" table:style-name="ce1">
            <text:p>240</text:p>
          </table:table-cell>
          <table:table-cell office:value-type="float" office:value="988" table:style-name="ce1">
            <text:p>988</text:p>
          </table:table-cell>
          <table:table-cell office:value-type="float" office:value="1.80149" table:style-name="ce1">
            <text:p>1.80149</text:p>
          </table:table-cell>
          <table:table-cell office:value-type="float" office:value="5.1888899999999998E-3" table:style-name="ce1">
            <text:p>0.00518889</text:p>
          </table:table-cell>
          <table:table-cell office:value-type="float" office:value="3.4611299999999998" table:style-name="ce1">
            <text:p>3.46113</text:p>
          </table:table-cell>
          <table:table-cell table:number-columns-repeated="1635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44" table:style-name="ce1">
            <text:p>244</text:p>
          </table:table-cell>
          <table:table-cell office:value-type="float" office:value="767" table:style-name="ce1">
            <text:p>767</text:p>
          </table:table-cell>
          <table:table-cell office:value-type="float" office:value="0.74036900000000005" table:style-name="ce1">
            <text:p>0.740369</text:p>
          </table:table-cell>
          <table:table-cell office:value-type="float" office:value="-8.8914300000000001E-4" table:style-name="ce1">
            <text:p>-0.000889143</text:p>
          </table:table-cell>
          <table:table-cell office:value-type="float" office:value="3.4573900000000002" table:style-name="ce1">
            <text:p>3.45739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984" table:style-name="ce1">
            <text:p>984</text:p>
          </table:table-cell>
          <table:table-cell office:value-type="float" office:value="84" table:style-name="ce1">
            <text:p>84</text:p>
          </table:table-cell>
          <table:table-cell office:value-type="float" office:value="-2.58995" table:style-name="ce1">
            <text:p>-2.58995</text:p>
          </table:table-cell>
          <table:table-cell office:value-type="float" office:value="-1.47788E-2" table:style-name="ce1">
            <text:p>-0.0147788</text:p>
          </table:table-cell>
          <table:table-cell office:value-type="float" office:value="-4.7017400000000001E-2" table:style-name="ce1">
            <text:p>-0.0470174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775" table:style-name="ce1">
            <text:p>775</text:p>
          </table:table-cell>
          <table:table-cell office:value-type="float" office:value="96" table:style-name="ce1">
            <text:p>96</text:p>
          </table:table-cell>
          <table:table-cell office:value-type="float" office:value="-2.5177200000000002" table:style-name="ce1">
            <text:p>-2.51772</text:p>
          </table:table-cell>
          <table:table-cell office:value-type="float" office:value="-1.5853200000000001E-2" table:style-name="ce1">
            <text:p>-0.0158532</text:p>
          </table:table-cell>
          <table:table-cell office:value-type="float" office:value="0.95539600000000002" table:style-name="ce1">
            <text:p>0.955396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204" table:style-name="ce1">
            <text:p>1204</text:p>
          </table:table-cell>
          <table:table-cell office:value-type="float" office:value="123" table:style-name="ce1">
            <text:p>123</text:p>
          </table:table-cell>
          <table:table-cell office:value-type="float" office:value="-2.4181499999999998" table:style-name="ce1">
            <text:p>-2.41815</text:p>
          </table:table-cell>
          <table:table-cell office:value-type="float" office:value="-1.22217E-2" table:style-name="ce1">
            <text:p>-0.0122217</text:p>
          </table:table-cell>
          <table:table-cell office:value-type="float" office:value="-1.1057999999999999" table:style-name="ce1">
            <text:p>-1.1058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688" table:style-name="ce1">
            <text:p>688</text:p>
          </table:table-cell>
          <table:table-cell office:value-type="float" office:value="1056" table:style-name="ce1">
            <text:p>1056</text:p>
          </table:table-cell>
          <table:table-cell office:value-type="float" office:value="2.0965400000000001" table:style-name="ce1">
            <text:p>2.09654</text:p>
          </table:table-cell>
          <table:table-cell office:value-type="float" office:value="1.0080799999999999E-2" table:style-name="ce1">
            <text:p>0.0100808</text:p>
          </table:table-cell>
          <table:table-cell office:value-type="float" office:value="1.30586" table:style-name="ce1">
            <text:p>1.30586</text:p>
          </table:table-cell>
          <table:table-cell table:number-columns-repeated="1635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44" table:style-name="ce1">
            <text:p>244</text:p>
          </table:table-cell>
          <table:table-cell office:value-type="float" office:value="767" table:style-name="ce1">
            <text:p>767</text:p>
          </table:table-cell>
          <table:table-cell office:value-type="float" office:value="0.74036900000000005" table:style-name="ce1">
            <text:p>0.740369</text:p>
          </table:table-cell>
          <table:table-cell office:value-type="float" office:value="-8.8914300000000001E-4" table:style-name="ce1">
            <text:p>-0.000889143</text:p>
          </table:table-cell>
          <table:table-cell office:value-type="float" office:value="3.4573900000000002" table:style-name="ce1">
            <text:p>3.45739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236" table:style-name="ce1">
            <text:p>1236</text:p>
          </table:table-cell>
          <table:table-cell office:value-type="float" office:value="184" table:style-name="ce1">
            <text:p>184</text:p>
          </table:table-cell>
          <table:table-cell office:value-type="float" office:value="-2.12758" table:style-name="ce1">
            <text:p>-2.12758</text:p>
          </table:table-cell>
          <table:table-cell office:value-type="float" office:value="-1.03214E-2" table:style-name="ce1">
            <text:p>-0.0103214</text:p>
          </table:table-cell>
          <table:table-cell office:value-type="float" office:value="-1.2636799999999999" table:style-name="ce1">
            <text:p>-1.2636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191" table:style-name="ce1">
            <text:p>1191</text:p>
          </table:table-cell>
          <table:table-cell office:value-type="float" office:value="199" table:style-name="ce1">
            <text:p>199</text:p>
          </table:table-cell>
          <table:table-cell office:value-type="float" office:value="-2.0524200000000001" table:style-name="ce1">
            <text:p>-2.05242</text:p>
          </table:table-cell>
          <table:table-cell office:value-type="float" office:value="-1.02097E-2" table:style-name="ce1">
            <text:p>-0.0102097</text:p>
          </table:table-cell>
          <table:table-cell office:value-type="float" office:value="-1.0487200000000001" table:style-name="ce1">
            <text:p>-1.04872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439" table:style-name="ce1">
            <text:p>439</text:p>
          </table:table-cell>
          <table:table-cell office:value-type="float" office:value="904" table:style-name="ce1">
            <text:p>904</text:p>
          </table:table-cell>
          <table:table-cell office:value-type="float" office:value="1.3843399999999999" table:style-name="ce1">
            <text:p>1.38434</text:p>
          </table:table-cell>
          <table:table-cell office:value-type="float" office:value="4.2070299999999996E-3" table:style-name="ce1">
            <text:p>0.00420703</text:p>
          </table:table-cell>
          <table:table-cell office:value-type="float" office:value="2.5117500000000001" table:style-name="ce1">
            <text:p>2.51175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284" table:style-name="ce1">
            <text:p>284</text:p>
          </table:table-cell>
          <table:table-cell office:value-type="float" office:value="1008" table:style-name="ce1">
            <text:p>1008</text:p>
          </table:table-cell>
          <table:table-cell office:value-type="float" office:value="1.8944099999999999" table:style-name="ce1">
            <text:p>1.89441</text:p>
          </table:table-cell>
          <table:table-cell office:value-type="float" office:value="6.0373400000000004E-3" table:style-name="ce1">
            <text:p>0.00603734</text:p>
          </table:table-cell>
          <table:table-cell office:value-type="float" office:value="3.2485200000000001" table:style-name="ce1">
            <text:p>3.24852</text:p>
          </table:table-cell>
          <table:table-cell table:number-columns-repeated="1635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44" table:style-name="ce1">
            <text:p>244</text:p>
          </table:table-cell>
          <table:table-cell office:value-type="float" office:value="771" table:style-name="ce1">
            <text:p>771</text:p>
          </table:table-cell>
          <table:table-cell office:value-type="float" office:value="0.75956999999999997" table:style-name="ce1">
            <text:p>0.75957</text:p>
          </table:table-cell>
          <table:table-cell office:value-type="float" office:value="-7.7864600000000003E-4" table:style-name="ce1">
            <text:p>-0.000778646</text:p>
          </table:table-cell>
          <table:table-cell office:value-type="float" office:value="3.4571100000000001" table:style-name="ce1">
            <text:p>3.45711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027" table:style-name="ce1">
            <text:p>1027</text:p>
          </table:table-cell>
          <table:table-cell office:value-type="float" office:value="267" table:style-name="ce1">
            <text:p>267</text:p>
          </table:table-cell>
          <table:table-cell office:value-type="float" office:value="-1.7145300000000001" table:style-name="ce1">
            <text:p>-1.71453</text:p>
          </table:table-cell>
          <table:table-cell office:value-type="float" office:value="-9.4343900000000008E-3" table:style-name="ce1">
            <text:p>-0.00943439</text:p>
          </table:table-cell>
          <table:table-cell office:value-type="float" office:value="-0.266231" table:style-name="ce1">
            <text:p>-0.266231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295" table:style-name="ce1">
            <text:p>1295</text:p>
          </table:table-cell>
          <table:table-cell office:value-type="float" office:value="196" table:style-name="ce1">
            <text:p>196</text:p>
          </table:table-cell>
          <table:table-cell office:value-type="float" office:value="-2.0741000000000001" table:style-name="ce1">
            <text:p>-2.0741</text:p>
          </table:table-cell>
          <table:table-cell office:value-type="float" office:value="-9.5930100000000008E-3" table:style-name="ce1">
            <text:p>-0.00959301</text:p>
          </table:table-cell>
          <table:table-cell office:value-type="float" office:value="-1.5477300000000001" table:style-name="ce1">
            <text:p>-1.5477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787" table:style-name="ce1">
            <text:p>787</text:p>
          </table:table-cell>
          <table:table-cell office:value-type="float" office:value="247" table:style-name="ce1">
            <text:p>247</text:p>
          </table:table-cell>
          <table:table-cell office:value-type="float" office:value="-1.79373" table:style-name="ce1">
            <text:p>-1.79373</text:p>
          </table:table-cell>
          <table:table-cell office:value-type="float" office:value="-1.1601200000000001E-2" table:style-name="ce1">
            <text:p>-0.0116012</text:p>
          </table:table-cell>
          <table:table-cell office:value-type="float" office:value="0.88722900000000005" table:style-name="ce1">
            <text:p>0.887229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391" table:style-name="ce1">
            <text:p>391</text:p>
          </table:table-cell>
          <table:table-cell office:value-type="float" office:value="200" table:style-name="ce1">
            <text:p>200</text:p>
          </table:table-cell>
          <table:table-cell office:value-type="float" office:value="-1.9916199999999999" table:style-name="ce1">
            <text:p>-1.99162</text:p>
          </table:table-cell>
          <table:table-cell office:value-type="float" office:value="-1.5563199999999999E-2" table:style-name="ce1">
            <text:p>-0.0155632</text:p>
          </table:table-cell>
          <table:table-cell office:value-type="float" office:value="2.79142" table:style-name="ce1">
            <text:p>2.79142</text:p>
          </table:table-cell>
          <table:table-cell table:number-columns-repeated="1635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43" table:style-name="ce1">
            <text:p>243</text:p>
          </table:table-cell>
          <table:table-cell office:value-type="float" office:value="771" table:style-name="ce1">
            <text:p>771</text:p>
          </table:table-cell>
          <table:table-cell office:value-type="float" office:value="0.75963999999999998" table:style-name="ce1">
            <text:p>0.75964</text:p>
          </table:table-cell>
          <table:table-cell office:value-type="float" office:value="-7.8537300000000002E-4" table:style-name="ce1">
            <text:p>-0.000785373</text:p>
          </table:table-cell>
          <table:table-cell office:value-type="float" office:value="3.46191" table:style-name="ce1">
            <text:p>3.46191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399" table:style-name="ce1">
            <text:p>399</text:p>
          </table:table-cell>
          <table:table-cell office:value-type="float" office:value="595" table:style-name="ce1">
            <text:p>595</text:p>
          </table:table-cell>
          <table:table-cell office:value-type="float" office:value="-9.61119E-2" table:style-name="ce1">
            <text:p>-0.0961119</text:p>
          </table:table-cell>
          <table:table-cell office:value-type="float" office:value="-4.5978900000000003E-3" table:style-name="ce1">
            <text:p>-0.00459789</text:p>
          </table:table-cell>
          <table:table-cell office:value-type="float" office:value="2.7253799999999999" table:style-name="ce1">
            <text:p>2.7253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955" table:style-name="ce1">
            <text:p>955</text:p>
          </table:table-cell>
          <table:table-cell office:value-type="float" office:value="639" table:style-name="ce1">
            <text:p>639</text:p>
          </table:table-cell>
          <table:table-cell office:value-type="float" office:value="7.6175800000000002E-2" table:style-name="ce1">
            <text:p>0.0761758</text:p>
          </table:table-cell>
          <table:table-cell office:value-type="float" office:value="3.5749300000000001E-4" table:style-name="ce1">
            <text:p>0.000357493</text:p>
          </table:table-cell>
          <table:table-cell office:value-type="float" office:value="5.3362100000000003E-2" table:style-name="ce1">
            <text:p>0.0533621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208" table:style-name="ce1">
            <text:p>1208</text:p>
          </table:table-cell>
          <table:table-cell office:value-type="float" office:value="483" table:style-name="ce1">
            <text:p>483</text:p>
          </table:table-cell>
          <table:table-cell office:value-type="float" office:value="-0.69036200000000003" table:style-name="ce1">
            <text:p>-0.690362</text:p>
          </table:table-cell>
          <table:table-cell office:value-type="float" office:value="-2.2500799999999998E-3" table:style-name="ce1">
            <text:p>-0.00225008</text:p>
          </table:table-cell>
          <table:table-cell office:value-type="float" office:value="-1.15019" table:style-name="ce1">
            <text:p>-1.15019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735" table:style-name="ce1">
            <text:p>735</text:p>
          </table:table-cell>
          <table:table-cell office:value-type="float" office:value="331" table:style-name="ce1">
            <text:p>331</text:p>
          </table:table-cell>
          <table:table-cell office:value-type="float" office:value="-1.3868799999999999" table:style-name="ce1">
            <text:p>-1.38688</text:p>
          </table:table-cell>
          <table:table-cell office:value-type="float" office:value="-9.6305699999999998E-3" table:style-name="ce1">
            <text:p>-0.00963057</text:p>
          </table:table-cell>
          <table:table-cell office:value-type="float" office:value="1.13097" table:style-name="ce1">
            <text:p>1.13097</text:p>
          </table:table-cell>
          <table:table-cell table:number-columns-repeated="1635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44" table:style-name="ce1">
            <text:p>244</text:p>
          </table:table-cell>
          <table:table-cell office:value-type="float" office:value="776" table:style-name="ce1">
            <text:p>776</text:p>
          </table:table-cell>
          <table:table-cell office:value-type="float" office:value="0.78356999999999999" table:style-name="ce1">
            <text:p>0.78357</text:p>
          </table:table-cell>
          <table:table-cell office:value-type="float" office:value="-6.4052499999999997E-4" table:style-name="ce1">
            <text:p>-0.000640525</text:p>
          </table:table-cell>
          <table:table-cell office:value-type="float" office:value="3.4567600000000001" table:style-name="ce1">
            <text:p>3.45676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167" table:style-name="ce1">
            <text:p>1167</text:p>
          </table:table-cell>
          <table:table-cell office:value-type="float" office:value="463" table:style-name="ce1">
            <text:p>463</text:p>
          </table:table-cell>
          <table:table-cell office:value-type="float" office:value="-0.78349599999999997" table:style-name="ce1">
            <text:p>-0.783496</text:p>
          </table:table-cell>
          <table:table-cell office:value-type="float" office:value="-3.0783500000000001E-3" table:style-name="ce1">
            <text:p>-0.00307835</text:p>
          </table:table-cell>
          <table:table-cell office:value-type="float" office:value="-0.95197900000000002" table:style-name="ce1">
            <text:p>-0.951979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211" table:style-name="ce1">
            <text:p>1211</text:p>
          </table:table-cell>
          <table:table-cell office:value-type="float" office:value="467" table:style-name="ce1">
            <text:p>467</text:p>
          </table:table-cell>
          <table:table-cell office:value-type="float" office:value="-0.76737500000000003" table:style-name="ce1">
            <text:p>-0.767375</text:p>
          </table:table-cell>
          <table:table-cell office:value-type="float" office:value="-2.6718800000000002E-3" table:style-name="ce1">
            <text:p>-0.00267188</text:p>
          </table:table-cell>
          <table:table-cell office:value-type="float" office:value="-1.16347" table:style-name="ce1">
            <text:p>-1.16347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860" table:style-name="ce1">
            <text:p>860</text:p>
          </table:table-cell>
          <table:table-cell office:value-type="float" office:value="320" table:style-name="ce1">
            <text:p>320</text:p>
          </table:table-cell>
          <table:table-cell office:value-type="float" office:value="-1.4484300000000001" table:style-name="ce1">
            <text:p>-1.44843</text:p>
          </table:table-cell>
          <table:table-cell office:value-type="float" office:value="-9.0936300000000001E-3" table:style-name="ce1">
            <text:p>-0.00909363</text:p>
          </table:table-cell>
          <table:table-cell office:value-type="float" office:value="0.53170300000000004" table:style-name="ce1">
            <text:p>0.531703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416" table:style-name="ce1">
            <text:p>416</text:p>
          </table:table-cell>
          <table:table-cell office:value-type="float" office:value="600" table:style-name="ce1">
            <text:p>600</text:p>
          </table:table-cell>
          <table:table-cell office:value-type="float" office:value="-7.3301000000000005E-2" table:style-name="ce1">
            <text:p>-0.073301</text:p>
          </table:table-cell>
          <table:table-cell office:value-type="float" office:value="-4.34542E-3" table:style-name="ce1">
            <text:p>-0.00434542</text:p>
          </table:table-cell>
          <table:table-cell office:value-type="float" office:value="2.6434299999999999" table:style-name="ce1">
            <text:p>2.64343</text:p>
          </table:table-cell>
          <table:table-cell table:number-columns-repeated="1635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44" table:style-name="ce1">
            <text:p>244</text:p>
          </table:table-cell>
          <table:table-cell office:value-type="float" office:value="775" table:style-name="ce1">
            <text:p>775</text:p>
          </table:table-cell>
          <table:table-cell office:value-type="float" office:value="0.77876999999999996" table:style-name="ce1">
            <text:p>0.77877</text:p>
          </table:table-cell>
          <table:table-cell office:value-type="float" office:value="-6.6814900000000004E-4" table:style-name="ce1">
            <text:p>-0.000668149</text:p>
          </table:table-cell>
          <table:table-cell office:value-type="float" office:value="3.4568300000000001" table:style-name="ce1">
            <text:p>3.45683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379" table:style-name="ce1">
            <text:p>379</text:p>
          </table:table-cell>
          <table:table-cell office:value-type="float" office:value="951" table:style-name="ce1">
            <text:p>951</text:p>
          </table:table-cell>
          <table:table-cell office:value-type="float" office:value="1.61415" table:style-name="ce1">
            <text:p>1.61415</text:p>
          </table:table-cell>
          <table:table-cell office:value-type="float" office:value="5.1017800000000002E-3" table:style-name="ce1">
            <text:p>0.00510178</text:p>
          </table:table-cell>
          <table:table-cell office:value-type="float" office:value="2.7964799999999999" table:style-name="ce1">
            <text:p>2.7964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408" table:style-name="ce1">
            <text:p>408</text:p>
          </table:table-cell>
          <table:table-cell office:value-type="float" office:value="972" table:style-name="ce1">
            <text:p>972</text:p>
          </table:table-cell>
          <table:table-cell office:value-type="float" office:value="1.7129300000000001" table:style-name="ce1">
            <text:p>1.71293</text:p>
          </table:table-cell>
          <table:table-cell office:value-type="float" office:value="5.8769499999999997E-3" table:style-name="ce1">
            <text:p>0.00587695</text:p>
          </table:table-cell>
          <table:table-cell office:value-type="float" office:value="2.6558000000000002" table:style-name="ce1">
            <text:p>2.655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127" table:style-name="ce1">
            <text:p>1127</text:p>
          </table:table-cell>
          <table:table-cell office:value-type="float" office:value="459" table:style-name="ce1">
            <text:p>459</text:p>
          </table:table-cell>
          <table:table-cell office:value-type="float" office:value="-0.79989600000000005" table:style-name="ce1">
            <text:p>-0.799896</text:p>
          </table:table-cell>
          <table:table-cell office:value-type="float" office:value="-3.4578999999999999E-3" table:style-name="ce1">
            <text:p>-0.0034579</text:p>
          </table:table-cell>
          <table:table-cell office:value-type="float" office:value="-0.75968899999999995" table:style-name="ce1">
            <text:p>-0.759689</text:p>
          </table:table-cell>
          <table:table-cell table:number-columns-repeated="16357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44" table:style-name="ce1">
            <text:p>244</text:p>
          </table:table-cell>
          <table:table-cell office:value-type="float" office:value="779" table:style-name="ce1">
            <text:p>779</text:p>
          </table:table-cell>
          <table:table-cell office:value-type="float" office:value="0.79797099999999999" table:style-name="ce1">
            <text:p>0.797971</text:p>
          </table:table-cell>
          <table:table-cell office:value-type="float" office:value="-5.5765299999999997E-4" table:style-name="ce1">
            <text:p>-0.000557653</text:p>
          </table:table-cell>
          <table:table-cell office:value-type="float" office:value="3.45655" table:style-name="ce1">
            <text:p>3.45655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179" table:style-name="ce1">
            <text:p>1179</text:p>
          </table:table-cell>
          <table:table-cell office:value-type="float" office:value="451" table:style-name="ce1">
            <text:p>451</text:p>
          </table:table-cell>
          <table:table-cell office:value-type="float" office:value="-0.84193799999999996" table:style-name="ce1">
            <text:p>-0.841938</text:p>
          </table:table-cell>
          <table:table-cell office:value-type="float" office:value="-3.3291200000000001E-3" table:style-name="ce1">
            <text:p>-0.00332912</text:p>
          </table:table-cell>
          <table:table-cell office:value-type="float" office:value="-1.00874" table:style-name="ce1">
            <text:p>-1.0087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204" table:style-name="ce1">
            <text:p>1204</text:p>
          </table:table-cell>
          <table:table-cell office:value-type="float" office:value="448" table:style-name="ce1">
            <text:p>448</text:p>
          </table:table-cell>
          <table:table-cell office:value-type="float" office:value="-0.85808799999999996" table:style-name="ce1">
            <text:p>-0.858088</text:p>
          </table:table-cell>
          <table:table-cell office:value-type="float" office:value="-3.2438300000000001E-3" table:style-name="ce1">
            <text:p>-0.00324383</text:p>
          </table:table-cell>
          <table:table-cell office:value-type="float" office:value="-1.1285400000000001" table:style-name="ce1">
            <text:p>-1.1285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324" table:style-name="ce1">
            <text:p>324</text:p>
          </table:table-cell>
          <table:table-cell office:value-type="float" office:value="927" table:style-name="ce1">
            <text:p>927</text:p>
          </table:table-cell>
          <table:table-cell office:value-type="float" office:value="1.5027999999999999" table:style-name="ce1">
            <text:p>1.5028</text:p>
          </table:table-cell>
          <table:table-cell office:value-type="float" office:value="4.0688399999999998E-3" table:style-name="ce1">
            <text:p>0.00406884</text:p>
          </table:table-cell>
          <table:table-cell office:value-type="float" office:value="3.0621700000000001" table:style-name="ce1">
            <text:p>3.06217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399" table:style-name="ce1">
            <text:p>399</text:p>
          </table:table-cell>
          <table:table-cell office:value-type="float" office:value="563" table:style-name="ce1">
            <text:p>563</text:p>
          </table:table-cell>
          <table:table-cell office:value-type="float" office:value="-0.249718" table:style-name="ce1">
            <text:p>-0.249718</text:p>
          </table:table-cell>
          <table:table-cell office:value-type="float" office:value="-5.4818699999999998E-3" table:style-name="ce1">
            <text:p>-0.00548187</text:p>
          </table:table-cell>
          <table:table-cell office:value-type="float" office:value="2.7276199999999999" table:style-name="ce1">
            <text:p>2.72762</text:p>
          </table:table-cell>
          <table:table-cell table:number-columns-repeated="1635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44" table:style-name="ce1">
            <text:p>244</text:p>
          </table:table-cell>
          <table:table-cell office:value-type="float" office:value="784" table:style-name="ce1">
            <text:p>784</text:p>
          </table:table-cell>
          <table:table-cell office:value-type="float" office:value="0.82197200000000004" table:style-name="ce1">
            <text:p>0.821972</text:p>
          </table:table-cell>
          <table:table-cell office:value-type="float" office:value="-4.1953200000000002E-4" table:style-name="ce1">
            <text:p>-0.000419532</text:p>
          </table:table-cell>
          <table:table-cell office:value-type="float" office:value="3.4561999999999999" table:style-name="ce1">
            <text:p>3.4562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100" table:style-name="ce1">
            <text:p>1100</text:p>
          </table:table-cell>
          <table:table-cell office:value-type="float" office:value="464" table:style-name="ce1">
            <text:p>464</text:p>
          </table:table-cell>
          <table:table-cell office:value-type="float" office:value="-0.77400500000000005" table:style-name="ce1">
            <text:p>-0.774005</text:p>
          </table:table-cell>
          <table:table-cell office:value-type="float" office:value="-3.5014E-3" table:style-name="ce1">
            <text:p>-0.0035014</text:p>
          </table:table-cell>
          <table:table-cell office:value-type="float" office:value="-0.63043199999999999" table:style-name="ce1">
            <text:p>-0.630432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399" table:style-name="ce1">
            <text:p>399</text:p>
          </table:table-cell>
          <table:table-cell office:value-type="float" office:value="600" table:style-name="ce1">
            <text:p>600</text:p>
          </table:table-cell>
          <table:table-cell office:value-type="float" office:value="-7.2110999999999995E-2" table:style-name="ce1">
            <text:p>-0.072111</text:p>
          </table:table-cell>
          <table:table-cell office:value-type="float" office:value="-4.4597700000000001E-3" table:style-name="ce1">
            <text:p>-0.00445977</text:p>
          </table:table-cell>
          <table:table-cell office:value-type="float" office:value="2.7250299999999998" table:style-name="ce1">
            <text:p>2.72503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472" table:style-name="ce1">
            <text:p>472</text:p>
          </table:table-cell>
          <table:table-cell office:value-type="float" office:value="836" table:style-name="ce1">
            <text:p>836</text:p>
          </table:table-cell>
          <table:table-cell office:value-type="float" office:value="1.05562" table:style-name="ce1">
            <text:p>1.05562</text:p>
          </table:table-cell>
          <table:table-cell office:value-type="float" office:value="2.5505599999999999E-3" table:style-name="ce1">
            <text:p>0.00255056</text:p>
          </table:table-cell>
          <table:table-cell office:value-type="float" office:value="2.3580999999999999" table:style-name="ce1">
            <text:p>2.358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11" table:style-name="ce1">
            <text:p>211</text:p>
          </table:table-cell>
          <table:table-cell office:value-type="float" office:value="1031" table:style-name="ce1">
            <text:p>1031</text:p>
          </table:table-cell>
          <table:table-cell office:value-type="float" office:value="2.0099300000000002" table:style-name="ce1">
            <text:p>2.00993</text:p>
          </table:table-cell>
          <table:table-cell office:value-type="float" office:value="6.1816600000000003E-3" table:style-name="ce1">
            <text:p>0.00618166</text:p>
          </table:table-cell>
          <table:table-cell office:value-type="float" office:value="3.5973299999999999" table:style-name="ce1">
            <text:p>3.59733</text:p>
          </table:table-cell>
          <table:table-cell table:number-columns-repeated="1635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43" table:style-name="ce1">
            <text:p>243</text:p>
          </table:table-cell>
          <table:table-cell office:value-type="float" office:value="783" table:style-name="ce1">
            <text:p>783</text:p>
          </table:table-cell>
          <table:table-cell office:value-type="float" office:value="0.81724200000000002" table:style-name="ce1">
            <text:p>0.817242</text:p>
          </table:table-cell>
          <table:table-cell office:value-type="float" office:value="-4.5388299999999998E-4" table:style-name="ce1">
            <text:p>-0.000453883</text:p>
          </table:table-cell>
          <table:table-cell office:value-type="float" office:value="3.4610699999999999" table:style-name="ce1">
            <text:p>3.46107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724" table:style-name="ce1">
            <text:p>724</text:p>
          </table:table-cell>
          <table:table-cell office:value-type="float" office:value="288" table:style-name="ce1">
            <text:p>288</text:p>
          </table:table-cell>
          <table:table-cell office:value-type="float" office:value="-1.5925199999999999" table:style-name="ce1">
            <text:p>-1.59252</text:p>
          </table:table-cell>
          <table:table-cell office:value-type="float" office:value="-1.08924E-2" table:style-name="ce1">
            <text:p>-0.0108924</text:p>
          </table:table-cell>
          <table:table-cell office:value-type="float" office:value="1.1867799999999999" table:style-name="ce1">
            <text:p>1.18678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151" table:style-name="ce1">
            <text:p>1151</text:p>
          </table:table-cell>
          <table:table-cell office:value-type="float" office:value="307" table:style-name="ce1">
            <text:p>307</text:p>
          </table:table-cell>
          <table:table-cell office:value-type="float" office:value="-1.5311999999999999" table:style-name="ce1">
            <text:p>-1.5312</text:p>
          </table:table-cell>
          <table:table-cell office:value-type="float" office:value="-7.4953399999999996E-3" table:style-name="ce1">
            <text:p>-0.00749534</text:p>
          </table:table-cell>
          <table:table-cell office:value-type="float" office:value="-0.86426099999999995" table:style-name="ce1">
            <text:p>-0.864261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463" table:style-name="ce1">
            <text:p>1463</text:p>
          </table:table-cell>
          <table:table-cell office:value-type="float" office:value="272" table:style-name="ce1">
            <text:p>272</text:p>
          </table:table-cell>
          <table:table-cell office:value-type="float" office:value="-1.72105" table:style-name="ce1">
            <text:p>-1.72105</text:p>
          </table:table-cell>
          <table:table-cell office:value-type="float" office:value="-6.3635200000000001E-3" table:style-name="ce1">
            <text:p>-0.00636352</text:p>
          </table:table-cell>
          <table:table-cell office:value-type="float" office:value="-2.3594900000000001" table:style-name="ce1">
            <text:p>-2.35949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375" table:style-name="ce1">
            <text:p>375</text:p>
          </table:table-cell>
          <table:table-cell office:value-type="float" office:value="332" table:style-name="ce1">
            <text:p>332</text:p>
          </table:table-cell>
          <table:table-cell office:value-type="float" office:value="-1.3568800000000001" table:style-name="ce1">
            <text:p>-1.35688</text:p>
          </table:table-cell>
          <table:table-cell office:value-type="float" office:value="-1.20245E-2" table:style-name="ce1">
            <text:p>-0.0120245</text:p>
          </table:table-cell>
          <table:table-cell office:value-type="float" office:value="2.8589899999999999" table:style-name="ce1">
            <text:p>2.85899</text:p>
          </table:table-cell>
          <table:table-cell table:number-columns-repeated="1635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44" table:style-name="ce1">
            <text:p>244</text:p>
          </table:table-cell>
          <table:table-cell office:value-type="float" office:value="783" table:style-name="ce1">
            <text:p>783</text:p>
          </table:table-cell>
          <table:table-cell office:value-type="float" office:value="0.81717200000000001" table:style-name="ce1">
            <text:p>0.817172</text:p>
          </table:table-cell>
          <table:table-cell office:value-type="float" office:value="-4.4715599999999999E-4" table:style-name="ce1">
            <text:p>-0.000447156</text:p>
          </table:table-cell>
          <table:table-cell office:value-type="float" office:value="3.45627" table:style-name="ce1">
            <text:p>3.45627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695" table:style-name="ce1">
            <text:p>695</text:p>
          </table:table-cell>
          <table:table-cell office:value-type="float" office:value="332" table:style-name="ce1">
            <text:p>332</text:p>
          </table:table-cell>
          <table:table-cell office:value-type="float" office:value="-1.3792800000000001" table:style-name="ce1">
            <text:p>-1.37928</text:p>
          </table:table-cell>
          <table:table-cell office:value-type="float" office:value="-9.8720100000000005E-3" table:style-name="ce1">
            <text:p>-0.00987201</text:p>
          </table:table-cell>
          <table:table-cell office:value-type="float" office:value="1.32291" table:style-name="ce1">
            <text:p>1.3229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804" table:style-name="ce1">
            <text:p>804</text:p>
          </table:table-cell>
          <table:table-cell office:value-type="float" office:value="292" table:style-name="ce1">
            <text:p>292</text:p>
          </table:table-cell>
          <table:table-cell office:value-type="float" office:value="-1.5789200000000001" table:style-name="ce1">
            <text:p>-1.57892</text:p>
          </table:table-cell>
          <table:table-cell office:value-type="float" office:value="-1.0243800000000001E-2" table:style-name="ce1">
            <text:p>-0.0102438</text:p>
          </table:table-cell>
          <table:table-cell office:value-type="float" office:value="0.802477" table:style-name="ce1">
            <text:p>0.802477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228" table:style-name="ce1">
            <text:p>1228</text:p>
          </table:table-cell>
          <table:table-cell office:value-type="float" office:value="308" table:style-name="ce1">
            <text:p>308</text:p>
          </table:table-cell>
          <table:table-cell office:value-type="float" office:value="-1.53179" table:style-name="ce1">
            <text:p>-1.53179</text:p>
          </table:table-cell>
          <table:table-cell office:value-type="float" office:value="-6.9497700000000001E-3" table:style-name="ce1">
            <text:p>-0.00694977</text:p>
          </table:table-cell>
          <table:table-cell office:value-type="float" office:value="-1.2339500000000001" table:style-name="ce1">
            <text:p>-1.23395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396" table:style-name="ce1">
            <text:p>396</text:p>
          </table:table-cell>
          <table:table-cell office:value-type="float" office:value="332" table:style-name="ce1">
            <text:p>332</text:p>
          </table:table-cell>
          <table:table-cell office:value-type="float" office:value="-1.3583499999999999" table:style-name="ce1">
            <text:p>-1.35835</text:p>
          </table:table-cell>
          <table:table-cell office:value-type="float" office:value="-1.18832E-2" table:style-name="ce1">
            <text:p>-0.0118832</text:p>
          </table:table-cell>
          <table:table-cell office:value-type="float" office:value="2.7581799999999999" table:style-name="ce1">
            <text:p>2.75818</text:p>
          </table:table-cell>
          <table:table-cell table:number-columns-repeated="1635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44" table:style-name="ce1">
            <text:p>244</text:p>
          </table:table-cell>
          <table:table-cell office:value-type="float" office:value="787" table:style-name="ce1">
            <text:p>787</text:p>
          </table:table-cell>
          <table:table-cell office:value-type="float" office:value="0.836372" table:style-name="ce1">
            <text:p>0.836372</text:p>
          </table:table-cell>
          <table:table-cell office:value-type="float" office:value="-3.3666000000000002E-4" table:style-name="ce1">
            <text:p>-0.00033666</text:p>
          </table:table-cell>
          <table:table-cell office:value-type="float" office:value="3.4559899999999999" table:style-name="ce1">
            <text:p>3.45599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643" table:style-name="ce1">
            <text:p>643</text:p>
          </table:table-cell>
          <table:table-cell office:value-type="float" office:value="807" table:style-name="ce1">
            <text:p>807</text:p>
          </table:table-cell>
          <table:table-cell office:value-type="float" office:value="0.90444599999999997" table:style-name="ce1">
            <text:p>0.904446</text:p>
          </table:table-cell>
          <table:table-cell office:value-type="float" office:value="2.8996899999999999E-3" table:style-name="ce1">
            <text:p>0.00289969</text:p>
          </table:table-cell>
          <table:table-cell office:value-type="float" office:value="1.53929" table:style-name="ce1">
            <text:p>1.53929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464" table:style-name="ce1">
            <text:p>464</text:p>
          </table:table-cell>
          <table:table-cell office:value-type="float" office:value="708" table:style-name="ce1">
            <text:p>708</text:p>
          </table:table-cell>
          <table:table-cell office:value-type="float" office:value="0.44175799999999998" table:style-name="ce1">
            <text:p>0.441758</text:p>
          </table:table-cell>
          <table:table-cell office:value-type="float" office:value="-1.03914E-3" table:style-name="ce1">
            <text:p>-0.00103914</text:p>
          </table:table-cell>
          <table:table-cell office:value-type="float" office:value="2.4054600000000002" table:style-name="ce1">
            <text:p>2.4054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027" table:style-name="ce1">
            <text:p>1027</text:p>
          </table:table-cell>
          <table:table-cell office:value-type="float" office:value="891" table:style-name="ce1">
            <text:p>891</text:p>
          </table:table-cell>
          <table:table-cell office:value-type="float" office:value="1.28078" table:style-name="ce1">
            <text:p>1.28078</text:p>
          </table:table-cell>
          <table:table-cell office:value-type="float" office:value="7.8030900000000004E-3" table:style-name="ce1">
            <text:p>0.00780309</text:p>
          </table:table-cell>
          <table:table-cell office:value-type="float" office:value="-0.30988599999999999" table:style-name="ce1">
            <text:p>-0.309886</text:p>
          </table:table-cell>
          <table:table-cell table:number-columns-repeated="16357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44" table:style-name="ce1">
            <text:p>244</text:p>
          </table:table-cell>
          <table:table-cell office:value-type="float" office:value="787" table:style-name="ce1">
            <text:p>787</text:p>
          </table:table-cell>
          <table:table-cell office:value-type="float" office:value="0.836372" table:style-name="ce1">
            <text:p>0.836372</text:p>
          </table:table-cell>
          <table:table-cell office:value-type="float" office:value="-3.3666000000000002E-4" table:style-name="ce1">
            <text:p>-0.00033666</text:p>
          </table:table-cell>
          <table:table-cell office:value-type="float" office:value="3.4559899999999999" table:style-name="ce1">
            <text:p>3.45599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399" table:style-name="ce1">
            <text:p>399</text:p>
          </table:table-cell>
          <table:table-cell office:value-type="float" office:value="572" table:style-name="ce1">
            <text:p>572</text:p>
          </table:table-cell>
          <table:table-cell office:value-type="float" office:value="-0.20651600000000001" table:style-name="ce1">
            <text:p>-0.206516</text:p>
          </table:table-cell>
          <table:table-cell office:value-type="float" office:value="-5.2332500000000001E-3" table:style-name="ce1">
            <text:p>-0.00523325</text:p>
          </table:table-cell>
          <table:table-cell office:value-type="float" office:value="2.7269899999999998" table:style-name="ce1">
            <text:p>2.72699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652" table:style-name="ce1">
            <text:p>652</text:p>
          </table:table-cell>
          <table:table-cell office:value-type="float" office:value="320" table:style-name="ce1">
            <text:p>320</text:p>
          </table:table-cell>
          <table:table-cell office:value-type="float" office:value="-1.43387" table:style-name="ce1">
            <text:p>-1.43387</text:p>
          </table:table-cell>
          <table:table-cell office:value-type="float" office:value="-1.0492700000000001E-2" table:style-name="ce1">
            <text:p>-0.0104927</text:p>
          </table:table-cell>
          <table:table-cell office:value-type="float" office:value="1.53016" table:style-name="ce1">
            <text:p>1.53016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936" table:style-name="ce1">
            <text:p>936</text:p>
          </table:table-cell>
          <table:table-cell office:value-type="float" office:value="464" table:style-name="ce1">
            <text:p>464</text:p>
          </table:table-cell>
          <table:table-cell office:value-type="float" office:value="-0.76252500000000001" table:style-name="ce1">
            <text:p>-0.762525</text:p>
          </table:table-cell>
          <table:table-cell office:value-type="float" office:value="-4.6045399999999998E-3" table:style-name="ce1">
            <text:p>-0.00460454</text:p>
          </table:table-cell>
          <table:table-cell office:value-type="float" office:value="0.15681" table:style-name="ce1">
            <text:p>0.15681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1199" table:style-name="ce1">
            <text:p>1199</text:p>
          </table:table-cell>
          <table:table-cell office:value-type="float" office:value="476" table:style-name="ce1">
            <text:p>476</text:p>
          </table:table-cell>
          <table:table-cell office:value-type="float" office:value="-0.723333" table:style-name="ce1">
            <text:p>-0.723333</text:p>
          </table:table-cell>
          <table:table-cell office:value-type="float" office:value="-2.5039799999999998E-3" table:style-name="ce1">
            <text:p>-0.00250398</text:p>
          </table:table-cell>
          <table:table-cell office:value-type="float" office:value="-1.1065" table:style-name="ce1">
            <text:p>-1.1065</text:p>
          </table:table-cell>
          <table:table-cell table:number-columns-repeated="1635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43" table:style-name="ce1">
            <text:p>243</text:p>
          </table:table-cell>
          <table:table-cell office:value-type="float" office:value="788" table:style-name="ce1">
            <text:p>788</text:p>
          </table:table-cell>
          <table:table-cell office:value-type="float" office:value="0.84124299999999996" table:style-name="ce1">
            <text:p>0.841243</text:p>
          </table:table-cell>
          <table:table-cell office:value-type="float" office:value="-3.1576199999999998E-4" table:style-name="ce1">
            <text:p>-0.000315762</text:p>
          </table:table-cell>
          <table:table-cell office:value-type="float" office:value="3.4607199999999998" table:style-name="ce1">
            <text:p>3.46072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815" table:style-name="ce1">
            <text:p>815</text:p>
          </table:table-cell>
          <table:table-cell office:value-type="float" office:value="251" table:style-name="ce1">
            <text:p>251</text:p>
          </table:table-cell>
          <table:table-cell office:value-type="float" office:value="-1.7764899999999999" table:style-name="ce1">
            <text:p>-1.77649</text:p>
          </table:table-cell>
          <table:table-cell office:value-type="float" office:value="-1.1302400000000001E-2" table:style-name="ce1">
            <text:p>-0.0113024</text:p>
          </table:table-cell>
          <table:table-cell office:value-type="float" office:value="0.75254200000000004" table:style-name="ce1">
            <text:p>0.752542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743" table:style-name="ce1">
            <text:p>743</text:p>
          </table:table-cell>
          <table:table-cell office:value-type="float" office:value="279" table:style-name="ce1">
            <text:p>279</text:p>
          </table:table-cell>
          <table:table-cell office:value-type="float" office:value="-1.6370499999999999" table:style-name="ce1">
            <text:p>-1.63705</text:p>
          </table:table-cell>
          <table:table-cell office:value-type="float" office:value="-1.1013200000000001E-2" table:style-name="ce1">
            <text:p>-0.0110132</text:p>
          </table:table-cell>
          <table:table-cell office:value-type="float" office:value="1.0962000000000001" table:style-name="ce1">
            <text:p>1.0962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199" table:style-name="ce1">
            <text:p>1199</text:p>
          </table:table-cell>
          <table:table-cell office:value-type="float" office:value="267" table:style-name="ce1">
            <text:p>267</text:p>
          </table:table-cell>
          <table:table-cell office:value-type="float" office:value="-1.7265699999999999" table:style-name="ce1">
            <text:p>-1.72657</text:p>
          </table:table-cell>
          <table:table-cell office:value-type="float" office:value="-8.2774300000000006E-3" table:style-name="ce1">
            <text:p>-0.00827743</text:p>
          </table:table-cell>
          <table:table-cell office:value-type="float" office:value="-1.0918699999999999" table:style-name="ce1">
            <text:p>-1.09187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08" table:style-name="ce1">
            <text:p>408</text:p>
          </table:table-cell>
          <table:table-cell office:value-type="float" office:value="623" table:style-name="ce1">
            <text:p>623</text:p>
          </table:table-cell>
          <table:table-cell office:value-type="float" office:value="3.7663099999999998E-2" table:style-name="ce1">
            <text:p>0.0376631</text:p>
          </table:table-cell>
          <table:table-cell office:value-type="float" office:value="-3.7638799999999998E-3" table:style-name="ce1">
            <text:p>-0.00376388</text:p>
          </table:table-cell>
          <table:table-cell office:value-type="float" office:value="2.6802199999999998" table:style-name="ce1">
            <text:p>2.68022</text:p>
          </table:table-cell>
          <table:table-cell table:number-columns-repeated="1635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44" table:style-name="ce1">
            <text:p>244</text:p>
          </table:table-cell>
          <table:table-cell office:value-type="float" office:value="791" table:style-name="ce1">
            <text:p>791</text:p>
          </table:table-cell>
          <table:table-cell office:value-type="float" office:value="0.85557300000000003" table:style-name="ce1">
            <text:p>0.855573</text:p>
          </table:table-cell>
          <table:table-cell office:value-type="float" office:value="-2.2616300000000001E-4" table:style-name="ce1">
            <text:p>-0.000226163</text:p>
          </table:table-cell>
          <table:table-cell office:value-type="float" office:value="3.4557099999999998" table:style-name="ce1">
            <text:p>3.45571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980" table:style-name="ce1">
            <text:p>980</text:p>
          </table:table-cell>
          <table:table-cell office:value-type="float" office:value="236" table:style-name="ce1">
            <text:p>236</text:p>
          </table:table-cell>
          <table:table-cell office:value-type="float" office:value="-1.86005" table:style-name="ce1">
            <text:p>-1.86005</text:p>
          </table:table-cell>
          <table:table-cell office:value-type="float" office:value="-1.0606900000000001E-2" table:style-name="ce1">
            <text:p>-0.0106069</text:p>
          </table:table-cell>
          <table:table-cell office:value-type="float" office:value="-3.84503E-2" table:style-name="ce1">
            <text:p>-0.038450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707" table:style-name="ce1">
            <text:p>707</text:p>
          </table:table-cell>
          <table:table-cell office:value-type="float" office:value="299" table:style-name="ce1">
            <text:p>299</text:p>
          </table:table-cell>
          <table:table-cell office:value-type="float" office:value="-1.5385200000000001" table:style-name="ce1">
            <text:p>-1.53852</text:p>
          </table:table-cell>
          <table:table-cell office:value-type="float" office:value="-1.07029E-2" table:style-name="ce1">
            <text:p>-0.0107029</text:p>
          </table:table-cell>
          <table:table-cell office:value-type="float" office:value="1.2676099999999999" table:style-name="ce1">
            <text:p>1.26761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200" table:style-name="ce1">
            <text:p>1200</text:p>
          </table:table-cell>
          <table:table-cell office:value-type="float" office:value="243" table:style-name="ce1">
            <text:p>243</text:p>
          </table:table-cell>
          <table:table-cell office:value-type="float" office:value="-1.8418399999999999" table:style-name="ce1">
            <text:p>-1.84184</text:p>
          </table:table-cell>
          <table:table-cell office:value-type="float" office:value="-8.9336899999999993E-3" table:style-name="ce1">
            <text:p>-0.00893369</text:p>
          </table:table-cell>
          <table:table-cell office:value-type="float" office:value="-1.095" table:style-name="ce1">
            <text:p>-1.095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375" table:style-name="ce1">
            <text:p>375</text:p>
          </table:table-cell>
          <table:table-cell office:value-type="float" office:value="327" table:style-name="ce1">
            <text:p>327</text:p>
          </table:table-cell>
          <table:table-cell office:value-type="float" office:value="-1.3808800000000001" table:style-name="ce1">
            <text:p>-1.38088</text:p>
          </table:table-cell>
          <table:table-cell office:value-type="float" office:value="-1.2162600000000001E-2" table:style-name="ce1">
            <text:p>-0.0121626</text:p>
          </table:table-cell>
          <table:table-cell office:value-type="float" office:value="2.85934" table:style-name="ce1">
            <text:p>2.85934</text:p>
          </table:table-cell>
          <table:table-cell table:number-columns-repeated="1635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44" table:style-name="ce1">
            <text:p>244</text:p>
          </table:table-cell>
          <table:table-cell office:value-type="float" office:value="792" table:style-name="ce1">
            <text:p>792</text:p>
          </table:table-cell>
          <table:table-cell office:value-type="float" office:value="0.86037300000000005" table:style-name="ce1">
            <text:p>0.860373</text:p>
          </table:table-cell>
          <table:table-cell office:value-type="float" office:value="-1.9853899999999999E-4" table:style-name="ce1">
            <text:p>-0.000198539</text:p>
          </table:table-cell>
          <table:table-cell office:value-type="float" office:value="3.4556399999999998" table:style-name="ce1">
            <text:p>3.4556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476" table:style-name="ce1">
            <text:p>476</text:p>
          </table:table-cell>
          <table:table-cell office:value-type="float" office:value="659" table:style-name="ce1">
            <text:p>659</text:p>
          </table:table-cell>
          <table:table-cell office:value-type="float" office:value="0.205709" table:style-name="ce1">
            <text:p>0.205709</text:p>
          </table:table-cell>
          <table:table-cell office:value-type="float" office:value="-2.3120100000000002E-3" table:style-name="ce1">
            <text:p>-0.00231201</text:p>
          </table:table-cell>
          <table:table-cell office:value-type="float" office:value="2.35128" table:style-name="ce1">
            <text:p>2.35128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803" table:style-name="ce1">
            <text:p>803</text:p>
          </table:table-cell>
          <table:table-cell office:value-type="float" office:value="691" table:style-name="ce1">
            <text:p>691</text:p>
          </table:table-cell>
          <table:table-cell office:value-type="float" office:value="0.33642499999999997" table:style-name="ce1">
            <text:p>0.336425</text:p>
          </table:table-cell>
          <table:table-cell office:value-type="float" office:value="7.7152399999999999E-4" table:style-name="ce1">
            <text:p>0.000771524</text:p>
          </table:table-cell>
          <table:table-cell office:value-type="float" office:value="0.77936300000000003" table:style-name="ce1">
            <text:p>0.77936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228" table:style-name="ce1">
            <text:p>228</text:p>
          </table:table-cell>
          <table:table-cell office:value-type="float" office:value="372" table:style-name="ce1">
            <text:p>372</text:p>
          </table:table-cell>
          <table:table-cell office:value-type="float" office:value="-1.1545799999999999" table:style-name="ce1">
            <text:p>-1.15458</text:p>
          </table:table-cell>
          <table:table-cell office:value-type="float" office:value="-1.19083E-2" table:style-name="ce1">
            <text:p>-0.0119083</text:p>
          </table:table-cell>
          <table:table-cell office:value-type="float" office:value="3.5618300000000001" table:style-name="ce1">
            <text:p>3.5618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736" table:style-name="ce1">
            <text:p>736</text:p>
          </table:table-cell>
          <table:table-cell office:value-type="float" office:value="347" table:style-name="ce1">
            <text:p>347</text:p>
          </table:table-cell>
          <table:table-cell office:value-type="float" office:value="-1.3101499999999999" table:style-name="ce1">
            <text:p>-1.31015</text:p>
          </table:table-cell>
          <table:table-cell office:value-type="float" office:value="-9.18186E-3" table:style-name="ce1">
            <text:p>-0.00918186</text:p>
          </table:table-cell>
          <table:table-cell office:value-type="float" office:value="1.1250500000000001" table:style-name="ce1">
            <text:p>1.12505</text:p>
          </table:table-cell>
          <table:table-cell table:number-columns-repeated="1635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44" table:style-name="ce1">
            <text:p>244</text:p>
          </table:table-cell>
          <table:table-cell office:value-type="float" office:value="795" table:style-name="ce1">
            <text:p>795</text:p>
          </table:table-cell>
          <table:table-cell office:value-type="float" office:value="0.87477400000000005" table:style-name="ce1">
            <text:p>0.874774</text:p>
          </table:table-cell>
          <table:table-cell office:value-type="float" office:value="-1.15666E-4" table:style-name="ce1">
            <text:p>-0.000115666</text:p>
          </table:table-cell>
          <table:table-cell office:value-type="float" office:value="3.4554299999999998" table:style-name="ce1">
            <text:p>3.45543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244" table:style-name="ce1">
            <text:p>244</text:p>
          </table:table-cell>
          <table:table-cell office:value-type="float" office:value="800" table:style-name="ce1">
            <text:p>800</text:p>
          </table:table-cell>
          <table:table-cell office:value-type="float" office:value="0.89877499999999999" table:style-name="ce1">
            <text:p>0.898775</text:p>
          </table:table-cell>
          <table:table-cell office:value-type="float" office:value="2.24547E-5" table:style-name="ce2">
            <text:p>2.25E-05</text:p>
          </table:table-cell>
          <table:table-cell office:value-type="float" office:value="3.4550800000000002" table:style-name="ce1">
            <text:p>3.45508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36" table:style-name="ce1">
            <text:p>336</text:p>
          </table:table-cell>
          <table:table-cell office:value-type="float" office:value="387" table:style-name="ce1">
            <text:p>387</text:p>
          </table:table-cell>
          <table:table-cell office:value-type="float" office:value="-1.0901400000000001" table:style-name="ce1">
            <text:p>-1.09014</text:p>
          </table:table-cell>
          <table:table-cell office:value-type="float" office:value="-1.0767499999999999E-2" table:style-name="ce1">
            <text:p>-0.0107675</text:p>
          </table:table-cell>
          <table:table-cell office:value-type="float" office:value="3.0423499999999999" table:style-name="ce1">
            <text:p>3.04235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99" table:style-name="ce1">
            <text:p>399</text:p>
          </table:table-cell>
          <table:table-cell office:value-type="float" office:value="583" table:style-name="ce1">
            <text:p>583</text:p>
          </table:table-cell>
          <table:table-cell office:value-type="float" office:value="-0.15371399999999999" table:style-name="ce1">
            <text:p>-0.153714</text:p>
          </table:table-cell>
          <table:table-cell office:value-type="float" office:value="-4.9293799999999997E-3" table:style-name="ce1">
            <text:p>-0.00492938</text:p>
          </table:table-cell>
          <table:table-cell office:value-type="float" office:value="2.7262200000000001" table:style-name="ce1">
            <text:p>2.72622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660" table:style-name="ce1">
            <text:p>660</text:p>
          </table:table-cell>
          <table:table-cell office:value-type="float" office:value="292" table:style-name="ce1">
            <text:p>292</text:p>
          </table:table-cell>
          <table:table-cell office:value-type="float" office:value="-1.56884" table:style-name="ce1">
            <text:p>-1.56884</text:p>
          </table:table-cell>
          <table:table-cell office:value-type="float" office:value="-1.1212400000000001E-2" table:style-name="ce1">
            <text:p>-0.0112124</text:p>
          </table:table-cell>
          <table:table-cell office:value-type="float" office:value="1.4937100000000001" table:style-name="ce1">
            <text:p>1.49371</text:p>
          </table:table-cell>
          <table:table-cell table:number-columns-repeated="1635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43" table:style-name="ce1">
            <text:p>243</text:p>
          </table:table-cell>
          <table:table-cell office:value-type="float" office:value="796" table:style-name="ce1">
            <text:p>796</text:p>
          </table:table-cell>
          <table:table-cell office:value-type="float" office:value="0.87964399999999998" table:style-name="ce1">
            <text:p>0.879644</text:p>
          </table:table-cell>
          <table:table-cell office:value-type="float" office:value="-9.4768599999999999E-5" table:style-name="ce2">
            <text:p>-9.48E-05</text:p>
          </table:table-cell>
          <table:table-cell office:value-type="float" office:value="3.4601600000000001" table:style-name="ce1">
            <text:p>3.46016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244" table:style-name="ce1">
            <text:p>244</text:p>
          </table:table-cell>
          <table:table-cell office:value-type="float" office:value="799" table:style-name="ce1">
            <text:p>799</text:p>
          </table:table-cell>
          <table:table-cell office:value-type="float" office:value="0.89397400000000005" table:style-name="ce1">
            <text:p>0.893974</text:p>
          </table:table-cell>
          <table:table-cell office:value-type="float" office:value="-5.1697699999999996E-6" table:style-name="ce2">
            <text:p>-5.17E-06</text:p>
          </table:table-cell>
          <table:table-cell office:value-type="float" office:value="3.4551500000000002" table:style-name="ce1">
            <text:p>3.45515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400" table:style-name="ce1">
            <text:p>400</text:p>
          </table:table-cell>
          <table:table-cell office:value-type="float" office:value="635" table:style-name="ce1">
            <text:p>635</text:p>
          </table:table-cell>
          <table:table-cell office:value-type="float" office:value="9.5825199999999999E-2" table:style-name="ce1">
            <text:p>0.0958252</text:p>
          </table:table-cell>
          <table:table-cell office:value-type="float" office:value="-3.4862000000000001E-3" table:style-name="ce1">
            <text:p>-0.0034862</text:p>
          </table:table-cell>
          <table:table-cell office:value-type="float" office:value="2.7177799999999999" table:style-name="ce1">
            <text:p>2.71778</text:p>
          </table:table-cell>
          <table:table-cell table:number-columns-repeated="16364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43" table:style-name="ce1">
            <text:p>243</text:p>
          </table:table-cell>
          <table:table-cell office:value-type="float" office:value="799" table:style-name="ce1">
            <text:p>799</text:p>
          </table:table-cell>
          <table:table-cell office:value-type="float" office:value="0.89404399999999995" table:style-name="ce1">
            <text:p>0.894044</text:p>
          </table:table-cell>
          <table:table-cell office:value-type="float" office:value="-1.18962E-5" table:style-name="ce2">
            <text:p>-1.19E-05</text:p>
          </table:table-cell>
          <table:table-cell office:value-type="float" office:value="3.4599500000000001" table:style-name="ce1">
            <text:p>3.45995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308" table:style-name="ce1">
            <text:p>308</text:p>
          </table:table-cell>
          <table:table-cell office:value-type="float" office:value="535" table:style-name="ce1">
            <text:p>535</text:p>
          </table:table-cell>
          <table:table-cell office:value-type="float" office:value="-0.37775300000000001" table:style-name="ce1">
            <text:p>-0.377753</text:p>
          </table:table-cell>
          <table:table-cell office:value-type="float" office:value="-6.8674499999999998E-3" table:style-name="ce1">
            <text:p>-0.00686745</text:p>
          </table:table-cell>
          <table:table-cell office:value-type="float" office:value="3.1663999999999999" table:style-name="ce1">
            <text:p>3.1664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748" table:style-name="ce1">
            <text:p>748</text:p>
          </table:table-cell>
          <table:table-cell office:value-type="float" office:value="1052" table:style-name="ce1">
            <text:p>1052</text:p>
          </table:table-cell>
          <table:table-cell office:value-type="float" office:value="2.07314" table:style-name="ce1">
            <text:p>2.07314</text:p>
          </table:table-cell>
          <table:table-cell office:value-type="float" office:value="1.03739E-2" table:style-name="ce1">
            <text:p>0.0103739</text:p>
          </table:table-cell>
          <table:table-cell office:value-type="float" office:value="1.0181199999999999" table:style-name="ce1">
            <text:p>1.01812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428" table:style-name="ce1">
            <text:p>428</text:p>
          </table:table-cell>
          <table:table-cell office:value-type="float" office:value="671" table:style-name="ce1">
            <text:p>671</text:p>
          </table:table-cell>
          <table:table-cell office:value-type="float" office:value="0.26667200000000002" table:style-name="ce1">
            <text:p>0.266672</text:p>
          </table:table-cell>
          <table:table-cell office:value-type="float" office:value="-2.3033900000000002E-3" table:style-name="ce1">
            <text:p>-0.00230339</text:p>
          </table:table-cell>
          <table:table-cell office:value-type="float" office:value="2.5808599999999999" table:style-name="ce1">
            <text:p>2.58086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147" table:style-name="ce1">
            <text:p>1147</text:p>
          </table:table-cell>
          <table:table-cell office:value-type="float" office:value="467" table:style-name="ce1">
            <text:p>467</text:p>
          </table:table-cell>
          <table:table-cell office:value-type="float" office:value="-0.76289499999999999" table:style-name="ce1">
            <text:p>-0.762895</text:p>
          </table:table-cell>
          <table:table-cell office:value-type="float" office:value="-3.1023800000000001E-3" table:style-name="ce1">
            <text:p>-0.00310238</text:p>
          </table:table-cell>
          <table:table-cell office:value-type="float" office:value="-0.85625300000000004" table:style-name="ce1">
            <text:p>-0.856253</text:p>
          </table:table-cell>
          <table:table-cell table:number-columns-repeated="1635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44" table:style-name="ce1">
            <text:p>244</text:p>
          </table:table-cell>
          <table:table-cell office:value-type="float" office:value="800" table:style-name="ce1">
            <text:p>800</text:p>
          </table:table-cell>
          <table:table-cell office:value-type="float" office:value="0.89877499999999999" table:style-name="ce1">
            <text:p>0.898775</text:p>
          </table:table-cell>
          <table:table-cell office:value-type="float" office:value="2.24547E-5" table:style-name="ce2">
            <text:p>2.25E-05</text:p>
          </table:table-cell>
          <table:table-cell office:value-type="float" office:value="3.4550800000000002" table:style-name="ce1">
            <text:p>3.45508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827" table:style-name="ce1">
            <text:p>827</text:p>
          </table:table-cell>
          <table:table-cell office:value-type="float" office:value="947" table:style-name="ce1">
            <text:p>947</text:p>
          </table:table-cell>
          <table:table-cell office:value-type="float" office:value="1.56359" table:style-name="ce1">
            <text:p>1.56359</text:p>
          </table:table-cell>
          <table:table-cell office:value-type="float" office:value="8.0047399999999998E-3" table:style-name="ce1">
            <text:p>0.00800474</text:p>
          </table:table-cell>
          <table:table-cell office:value-type="float" office:value="0.64624700000000002" table:style-name="ce1">
            <text:p>0.646247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784" table:style-name="ce1">
            <text:p>784</text:p>
          </table:table-cell>
          <table:table-cell office:value-type="float" office:value="948" table:style-name="ce1">
            <text:p>948</text:p>
          </table:table-cell>
          <table:table-cell office:value-type="float" office:value="1.5713999999999999" table:style-name="ce1">
            <text:p>1.5714</text:p>
          </table:table-cell>
          <table:table-cell office:value-type="float" office:value="7.74313E-3" table:style-name="ce1">
            <text:p>0.00774313</text:p>
          </table:table-cell>
          <table:table-cell office:value-type="float" office:value="0.85258800000000001" table:style-name="ce1">
            <text:p>0.852588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207" table:style-name="ce1">
            <text:p>1207</text:p>
          </table:table-cell>
          <table:table-cell office:value-type="float" office:value="972" table:style-name="ce1">
            <text:p>972</text:p>
          </table:table-cell>
          <table:table-cell office:value-type="float" office:value="1.65699" table:style-name="ce1">
            <text:p>1.65699</text:p>
          </table:table-cell>
          <table:table-cell office:value-type="float" office:value="1.12514E-2" table:style-name="ce1">
            <text:p>0.0112514</text:p>
          </table:table-cell>
          <table:table-cell office:value-type="float" office:value="-1.1796" table:style-name="ce1">
            <text:p>-1.1796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899" table:style-name="ce1">
            <text:p>899</text:p>
          </table:table-cell>
          <table:table-cell office:value-type="float" office:value="288" table:style-name="ce1">
            <text:p>288</text:p>
          </table:table-cell>
          <table:table-cell office:value-type="float" office:value="-1.60477" table:style-name="ce1">
            <text:p>-1.60477</text:p>
          </table:table-cell>
          <table:table-cell office:value-type="float" office:value="-9.7152699999999998E-3" table:style-name="ce1">
            <text:p>-0.00971527</text:p>
          </table:table-cell>
          <table:table-cell office:value-type="float" office:value="0.34673199999999998" table:style-name="ce1">
            <text:p>0.346732</text:p>
          </table:table-cell>
          <table:table-cell table:number-columns-repeated="1635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44" table:style-name="ce1">
            <text:p>244</text:p>
          </table:table-cell>
          <table:table-cell office:value-type="float" office:value="804" table:style-name="ce1">
            <text:p>804</text:p>
          </table:table-cell>
          <table:table-cell office:value-type="float" office:value="0.91797499999999999" table:style-name="ce1">
            <text:p>0.917975</text:p>
          </table:table-cell>
          <table:table-cell office:value-type="float" office:value="1.3295099999999999E-4" table:style-name="ce1">
            <text:p>0.000132951</text:p>
          </table:table-cell>
          <table:table-cell office:value-type="float" office:value="3.4548000000000001" table:style-name="ce1">
            <text:p>3.4548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27" table:style-name="ce1">
            <text:p>127</text:p>
          </table:table-cell>
          <table:table-cell office:value-type="float" office:value="612" table:style-name="ce1">
            <text:p>612</text:p>
          </table:table-cell>
          <table:table-cell office:value-type="float" office:value="4.5312099999999999E-3" table:style-name="ce1">
            <text:p>0.00453121</text:p>
          </table:table-cell>
          <table:table-cell office:value-type="float" office:value="-5.9578900000000004E-3" table:style-name="ce1">
            <text:p>-0.00595789</text:p>
          </table:table-cell>
          <table:table-cell office:value-type="float" office:value="4.0298600000000002" table:style-name="ce1">
            <text:p>4.02986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119" table:style-name="ce1">
            <text:p>1119</text:p>
          </table:table-cell>
          <table:table-cell office:value-type="float" office:value="475" table:style-name="ce1">
            <text:p>475</text:p>
          </table:table-cell>
          <table:table-cell office:value-type="float" office:value="-0.72253299999999998" table:style-name="ce1">
            <text:p>-0.722533</text:p>
          </table:table-cell>
          <table:table-cell office:value-type="float" office:value="-3.0697300000000001E-3" table:style-name="ce1">
            <text:p>-0.00306973</text:p>
          </table:table-cell>
          <table:table-cell office:value-type="float" office:value="-0.72240599999999999" table:style-name="ce1">
            <text:p>-0.722406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491" table:style-name="ce1">
            <text:p>491</text:p>
          </table:table-cell>
          <table:table-cell office:value-type="float" office:value="667" table:style-name="ce1">
            <text:p>667</text:p>
          </table:table-cell>
          <table:table-cell office:value-type="float" office:value="0.243061" table:style-name="ce1">
            <text:p>0.243061</text:p>
          </table:table-cell>
          <table:table-cell office:value-type="float" office:value="-1.9901200000000002E-3" table:style-name="ce1">
            <text:p>-0.00199012</text:p>
          </table:table-cell>
          <table:table-cell office:value-type="float" office:value="2.2787199999999999" table:style-name="ce1">
            <text:p>2.27872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407" table:style-name="ce1">
            <text:p>407</text:p>
          </table:table-cell>
          <table:table-cell office:value-type="float" office:value="959" table:style-name="ce1">
            <text:p>959</text:p>
          </table:table-cell>
          <table:table-cell office:value-type="float" office:value="1.65059" table:style-name="ce1">
            <text:p>1.65059</text:p>
          </table:table-cell>
          <table:table-cell office:value-type="float" office:value="5.5111099999999996E-3" table:style-name="ce1">
            <text:p>0.00551111</text:p>
          </table:table-cell>
          <table:table-cell office:value-type="float" office:value="2.6615099999999998" table:style-name="ce1">
            <text:p>2.66151</text:p>
          </table:table-cell>
          <table:table-cell table:number-columns-repeated="1635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43" table:style-name="ce1">
            <text:p>243</text:p>
          </table:table-cell>
          <table:table-cell office:value-type="float" office:value="803" table:style-name="ce1">
            <text:p>803</text:p>
          </table:table-cell>
          <table:table-cell office:value-type="float" office:value="0.91324499999999997" table:style-name="ce1">
            <text:p>0.913245</text:p>
          </table:table-cell>
          <table:table-cell office:value-type="float" office:value="9.8600500000000006E-5" table:style-name="ce2">
            <text:p>9.86E-05</text:p>
          </table:table-cell>
          <table:table-cell office:value-type="float" office:value="3.45967" table:style-name="ce1">
            <text:p>3.4596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123" table:style-name="ce1">
            <text:p>1123</text:p>
          </table:table-cell>
          <table:table-cell office:value-type="float" office:value="459" table:style-name="ce1">
            <text:p>459</text:p>
          </table:table-cell>
          <table:table-cell office:value-type="float" office:value="-0.79961599999999999" table:style-name="ce1">
            <text:p>-0.799616</text:p>
          </table:table-cell>
          <table:table-cell office:value-type="float" office:value="-3.4848100000000001E-3" table:style-name="ce1">
            <text:p>-0.00348481</text:p>
          </table:table-cell>
          <table:table-cell office:value-type="float" office:value="-0.74048800000000004" table:style-name="ce1">
            <text:p>-0.740488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083" table:style-name="ce1">
            <text:p>1083</text:p>
          </table:table-cell>
          <table:table-cell office:value-type="float" office:value="331" table:style-name="ce1">
            <text:p>331</text:p>
          </table:table-cell>
          <table:table-cell office:value-type="float" office:value="-1.41124" table:style-name="ce1">
            <text:p>-1.41124</text:p>
          </table:table-cell>
          <table:table-cell office:value-type="float" office:value="-7.2897600000000002E-3" table:style-name="ce1">
            <text:p>-0.00728976</text:p>
          </table:table-cell>
          <table:table-cell office:value-type="float" office:value="-0.53952299999999997" table:style-name="ce1">
            <text:p>-0.539523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267" table:style-name="ce1">
            <text:p>1267</text:p>
          </table:table-cell>
          <table:table-cell office:value-type="float" office:value="343" table:style-name="ce1">
            <text:p>343</text:p>
          </table:table-cell>
          <table:table-cell office:value-type="float" office:value="-1.36652" table:style-name="ce1">
            <text:p>-1.36652</text:p>
          </table:table-cell>
          <table:table-cell office:value-type="float" office:value="-5.7206000000000002E-3" table:style-name="ce1">
            <text:p>-0.0057206</text:p>
          </table:table-cell>
          <table:table-cell office:value-type="float" office:value="-1.42361" table:style-name="ce1">
            <text:p>-1.42361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747" table:style-name="ce1">
            <text:p>747</text:p>
          </table:table-cell>
          <table:table-cell office:value-type="float" office:value="340" table:style-name="ce1">
            <text:p>340</text:p>
          </table:table-cell>
          <table:table-cell office:value-type="float" office:value="-1.3445199999999999" table:style-name="ce1">
            <text:p>-1.34452</text:p>
          </table:table-cell>
          <table:table-cell office:value-type="float" office:value="-9.3012400000000005E-3" table:style-name="ce1">
            <text:p>-0.00930124</text:p>
          </table:table-cell>
          <table:table-cell office:value-type="float" office:value="1.07273" table:style-name="ce1">
            <text:p>1.07273</text:p>
          </table:table-cell>
          <table:table-cell table:number-columns-repeated="1635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43" table:style-name="ce1">
            <text:p>243</text:p>
          </table:table-cell>
          <table:table-cell office:value-type="float" office:value="804" table:style-name="ce1">
            <text:p>804</text:p>
          </table:table-cell>
          <table:table-cell office:value-type="float" office:value="0.918045" table:style-name="ce1">
            <text:p>0.918045</text:p>
          </table:table-cell>
          <table:table-cell office:value-type="float" office:value="1.26224E-4" table:style-name="ce1">
            <text:p>0.000126224</text:p>
          </table:table-cell>
          <table:table-cell office:value-type="float" office:value="3.4596" table:style-name="ce1">
            <text:p>3.4596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904" table:style-name="ce1">
            <text:p>904</text:p>
          </table:table-cell>
          <table:table-cell office:value-type="float" office:value="1048" table:style-name="ce1">
            <text:p>1048</text:p>
          </table:table-cell>
          <table:table-cell office:value-type="float" office:value="2.0430199999999998" table:style-name="ce1">
            <text:p>2.04302</text:p>
          </table:table-cell>
          <table:table-cell office:value-type="float" office:value="1.13127E-2" table:style-name="ce1">
            <text:p>0.0113127</text:p>
          </table:table-cell>
          <table:table-cell office:value-type="float" office:value="0.269561" table:style-name="ce1">
            <text:p>0.269561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492" table:style-name="ce1">
            <text:p>492</text:p>
          </table:table-cell>
          <table:table-cell office:value-type="float" office:value="932" table:style-name="ce1">
            <text:p>932</text:p>
          </table:table-cell>
          <table:table-cell office:value-type="float" office:value="1.5150399999999999" table:style-name="ce1">
            <text:p>1.51504</text:p>
          </table:table-cell>
          <table:table-cell office:value-type="float" office:value="5.3370099999999997E-3" table:style-name="ce1">
            <text:p>0.00533701</text:p>
          </table:table-cell>
          <table:table-cell office:value-type="float" office:value="2.2553800000000002" table:style-name="ce1">
            <text:p>2.25538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200" table:style-name="ce1">
            <text:p>1200</text:p>
          </table:table-cell>
          <table:table-cell office:value-type="float" office:value="1027" table:style-name="ce1">
            <text:p>1027</text:p>
          </table:table-cell>
          <table:table-cell office:value-type="float" office:value="1.9214899999999999" table:style-name="ce1">
            <text:p>1.92149</text:p>
          </table:table-cell>
          <table:table-cell office:value-type="float" office:value="1.2723699999999999E-2" table:style-name="ce1">
            <text:p>0.0127237</text:p>
          </table:table-cell>
          <table:table-cell office:value-type="float" office:value="-1.14984" table:style-name="ce1">
            <text:p>-1.14984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492" table:style-name="ce1">
            <text:p>492</text:p>
          </table:table-cell>
          <table:table-cell office:value-type="float" office:value="772" table:style-name="ce1">
            <text:p>772</text:p>
          </table:table-cell>
          <table:table-cell office:value-type="float" office:value="0.74700999999999995" table:style-name="ce1">
            <text:p>0.74701</text:p>
          </table:table-cell>
          <table:table-cell office:value-type="float" office:value="9.1714599999999998E-4" table:style-name="ce1">
            <text:p>0.000917146</text:p>
          </table:table-cell>
          <table:table-cell office:value-type="float" office:value="2.2665700000000002" table:style-name="ce1">
            <text:p>2.26657</text:p>
          </table:table-cell>
          <table:table-cell table:number-columns-repeated="1635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3" table:style-name="ce1">
            <text:p>243</text:p>
          </table:table-cell>
          <table:table-cell office:value-type="float" office:value="808" table:style-name="ce1">
            <text:p>808</text:p>
          </table:table-cell>
          <table:table-cell office:value-type="float" office:value="0.93724600000000002" table:style-name="ce1">
            <text:p>0.937246</text:p>
          </table:table-cell>
          <table:table-cell office:value-type="float" office:value="2.3672100000000001E-4" table:style-name="ce1">
            <text:p>0.000236721</text:p>
          </table:table-cell>
          <table:table-cell office:value-type="float" office:value="3.45932" table:style-name="ce1">
            <text:p>3.45932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124" table:style-name="ce1">
            <text:p>1124</text:p>
          </table:table-cell>
          <table:table-cell office:value-type="float" office:value="460" table:style-name="ce1">
            <text:p>460</text:p>
          </table:table-cell>
          <table:table-cell office:value-type="float" office:value="-0.79488599999999998" table:style-name="ce1">
            <text:p>-0.794886</text:p>
          </table:table-cell>
          <table:table-cell office:value-type="float" office:value="-3.4504599999999998E-3" table:style-name="ce1">
            <text:p>-0.00345046</text:p>
          </table:table-cell>
          <table:table-cell office:value-type="float" office:value="-0.74535799999999997" table:style-name="ce1">
            <text:p>-0.74535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28" table:style-name="ce1">
            <text:p>1028</text:p>
          </table:table-cell>
          <table:table-cell office:value-type="float" office:value="272" table:style-name="ce1">
            <text:p>272</text:p>
          </table:table-cell>
          <table:table-cell office:value-type="float" office:value="-1.6906000000000001" table:style-name="ce1">
            <text:p>-1.6906</text:p>
          </table:table-cell>
          <table:table-cell office:value-type="float" office:value="-9.2895400000000006E-3" table:style-name="ce1">
            <text:p>-0.00928954</text:p>
          </table:table-cell>
          <table:table-cell office:value-type="float" office:value="-0.27138099999999998" table:style-name="ce1">
            <text:p>-0.271381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287" table:style-name="ce1">
            <text:p>1287</text:p>
          </table:table-cell>
          <table:table-cell office:value-type="float" office:value="444" table:style-name="ce1">
            <text:p>444</text:p>
          </table:table-cell>
          <table:table-cell office:value-type="float" office:value="-0.88309899999999997" table:style-name="ce1">
            <text:p>-0.883099</text:p>
          </table:table-cell>
          <table:table-cell office:value-type="float" office:value="-2.7960300000000001E-3" table:style-name="ce1">
            <text:p>-0.00279603</text:p>
          </table:table-cell>
          <table:table-cell office:value-type="float" office:value="-1.52668" table:style-name="ce1">
            <text:p>-1.5266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207" table:style-name="ce1">
            <text:p>1207</text:p>
          </table:table-cell>
          <table:table-cell office:value-type="float" office:value="296" table:style-name="ce1">
            <text:p>296</text:p>
          </table:table-cell>
          <table:table-cell office:value-type="float" office:value="-1.5879300000000001" table:style-name="ce1">
            <text:p>-1.58793</text:p>
          </table:table-cell>
          <table:table-cell office:value-type="float" office:value="-7.4225200000000002E-3" table:style-name="ce1">
            <text:p>-0.00742252</text:p>
          </table:table-cell>
          <table:table-cell office:value-type="float" office:value="-1.1323099999999999" table:style-name="ce1">
            <text:p>-1.13231</text:p>
          </table:table-cell>
          <table:table-cell table:number-columns-repeated="1635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43" table:style-name="ce1">
            <text:p>243</text:p>
          </table:table-cell>
          <table:table-cell office:value-type="float" office:value="807" table:style-name="ce1">
            <text:p>807</text:p>
          </table:table-cell>
          <table:table-cell office:value-type="float" office:value="0.932446" table:style-name="ce1">
            <text:p>0.932446</text:p>
          </table:table-cell>
          <table:table-cell office:value-type="float" office:value="2.0909699999999999E-4" table:style-name="ce1">
            <text:p>0.000209097</text:p>
          </table:table-cell>
          <table:table-cell office:value-type="float" office:value="3.45939" table:style-name="ce1">
            <text:p>3.45939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435" table:style-name="ce1">
            <text:p>435</text:p>
          </table:table-cell>
          <table:table-cell office:value-type="float" office:value="888" table:style-name="ce1">
            <text:p>888</text:p>
          </table:table-cell>
          <table:table-cell office:value-type="float" office:value="1.30782" table:style-name="ce1">
            <text:p>1.30782</text:p>
          </table:table-cell>
          <table:table-cell office:value-type="float" office:value="3.73814E-3" table:style-name="ce1">
            <text:p>0.00373814</text:p>
          </table:table-cell>
          <table:table-cell office:value-type="float" office:value="2.53207" table:style-name="ce1">
            <text:p>2.53207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172" table:style-name="ce1">
            <text:p>1172</text:p>
          </table:table-cell>
          <table:table-cell office:value-type="float" office:value="896" table:style-name="ce1">
            <text:p>896</text:p>
          </table:table-cell>
          <table:table-cell office:value-type="float" office:value="1.2946299999999999" table:style-name="ce1">
            <text:p>1.29463</text:p>
          </table:table-cell>
          <table:table-cell office:value-type="float" office:value="8.9165500000000005E-3" table:style-name="ce1">
            <text:p>0.00891655</text:p>
          </table:table-cell>
          <table:table-cell office:value-type="float" office:value="-1.00627" table:style-name="ce1">
            <text:p>-1.00627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199" table:style-name="ce1">
            <text:p>1199</text:p>
          </table:table-cell>
          <table:table-cell office:value-type="float" office:value="899" table:style-name="ce1">
            <text:p>899</text:p>
          </table:table-cell>
          <table:table-cell office:value-type="float" office:value="1.30714" table:style-name="ce1">
            <text:p>1.30714</text:p>
          </table:table-cell>
          <table:table-cell office:value-type="float" office:value="9.1810399999999997E-3" table:style-name="ce1">
            <text:p>0.00918104</text:p>
          </table:table-cell>
          <table:table-cell office:value-type="float" office:value="-1.13609" table:style-name="ce1">
            <text:p>-1.13609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487" table:style-name="ce1">
            <text:p>487</text:p>
          </table:table-cell>
          <table:table-cell office:value-type="float" office:value="716" table:style-name="ce1">
            <text:p>716</text:p>
          </table:table-cell>
          <table:table-cell office:value-type="float" office:value="0.47854999999999998" table:style-name="ce1">
            <text:p>0.47855</text:p>
          </table:table-cell>
          <table:table-cell office:value-type="float" office:value="-6.6343999999999995E-4" table:style-name="ce1">
            <text:p>-0.00066344</text:p>
          </table:table-cell>
          <table:table-cell office:value-type="float" office:value="2.2944900000000001" table:style-name="ce1">
            <text:p>2.29449</text:p>
          </table:table-cell>
          <table:table-cell table:number-columns-repeated="1635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43" table:style-name="ce1">
            <text:p>243</text:p>
          </table:table-cell>
          <table:table-cell office:value-type="float" office:value="811" table:style-name="ce1">
            <text:p>811</text:p>
          </table:table-cell>
          <table:table-cell office:value-type="float" office:value="0.95164700000000002" table:style-name="ce1">
            <text:p>0.951647</text:p>
          </table:table-cell>
          <table:table-cell office:value-type="float" office:value="3.1959399999999998E-4" table:style-name="ce1">
            <text:p>0.000319594</text:p>
          </table:table-cell>
          <table:table-cell office:value-type="float" office:value="3.4591099999999999" table:style-name="ce1">
            <text:p>3.4591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263" table:style-name="ce1">
            <text:p>263</text:p>
          </table:table-cell>
          <table:table-cell office:value-type="float" office:value="568" table:style-name="ce1">
            <text:p>568</text:p>
          </table:table-cell>
          <table:table-cell office:value-type="float" office:value="-0.216197" table:style-name="ce1">
            <text:p>-0.216197</text:p>
          </table:table-cell>
          <table:table-cell office:value-type="float" office:value="-6.2585499999999999E-3" table:style-name="ce1">
            <text:p>-0.00625855</text:p>
          </table:table-cell>
          <table:table-cell office:value-type="float" office:value="3.3801000000000001" table:style-name="ce1">
            <text:p>3.380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707" table:style-name="ce1">
            <text:p>707</text:p>
          </table:table-cell>
          <table:table-cell office:value-type="float" office:value="335" table:style-name="ce1">
            <text:p>335</text:p>
          </table:table-cell>
          <table:table-cell office:value-type="float" office:value="-1.36572" table:style-name="ce1">
            <text:p>-1.36572</text:p>
          </table:table-cell>
          <table:table-cell office:value-type="float" office:value="-9.7084200000000006E-3" table:style-name="ce1">
            <text:p>-0.00970842</text:p>
          </table:table-cell>
          <table:table-cell office:value-type="float" office:value="1.26509" table:style-name="ce1">
            <text:p>1.26509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915" table:style-name="ce1">
            <text:p>915</text:p>
          </table:table-cell>
          <table:table-cell office:value-type="float" office:value="263" table:style-name="ce1">
            <text:p>263</text:p>
          </table:table-cell>
          <table:table-cell office:value-type="float" office:value="-1.7258899999999999" table:style-name="ce1">
            <text:p>-1.72589</text:p>
          </table:table-cell>
          <table:table-cell office:value-type="float" office:value="-1.02982E-2" table:style-name="ce1">
            <text:p>-0.0102982</text:p>
          </table:table-cell>
          <table:table-cell office:value-type="float" office:value="0.271677" table:style-name="ce1">
            <text:p>0.271677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99" table:style-name="ce1">
            <text:p>1199</text:p>
          </table:table-cell>
          <table:table-cell office:value-type="float" office:value="327" table:style-name="ce1">
            <text:p>327</text:p>
          </table:table-cell>
          <table:table-cell office:value-type="float" office:value="-1.4385600000000001" table:style-name="ce1">
            <text:p>-1.43856</text:p>
          </table:table-cell>
          <table:table-cell office:value-type="float" office:value="-6.6199800000000001E-3" table:style-name="ce1">
            <text:p>-0.00661998</text:p>
          </table:table-cell>
          <table:table-cell office:value-type="float" office:value="-1.0960700000000001" table:style-name="ce1">
            <text:p>-1.09607</text:p>
          </table:table-cell>
          <table:table-cell table:number-columns-repeated="1635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44" table:style-name="ce1">
            <text:p>244</text:p>
          </table:table-cell>
          <table:table-cell office:value-type="float" office:value="811" table:style-name="ce1">
            <text:p>811</text:p>
          </table:table-cell>
          <table:table-cell office:value-type="float" office:value="0.95157700000000001" table:style-name="ce1">
            <text:p>0.951577</text:p>
          </table:table-cell>
          <table:table-cell office:value-type="float" office:value="3.2632100000000002E-4" table:style-name="ce1">
            <text:p>0.000326321</text:p>
          </table:table-cell>
          <table:table-cell office:value-type="float" office:value="3.45431" table:style-name="ce1">
            <text:p>3.4543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467" table:style-name="ce1">
            <text:p>467</text:p>
          </table:table-cell>
          <table:table-cell office:value-type="float" office:value="731" table:style-name="ce1">
            <text:p>731</text:p>
          </table:table-cell>
          <table:table-cell office:value-type="float" office:value="0.551952" table:style-name="ce1">
            <text:p>0.551952</text:p>
          </table:table-cell>
          <table:table-cell office:value-type="float" office:value="-3.83607E-4" table:style-name="ce1">
            <text:p>-0.000383607</text:p>
          </table:table-cell>
          <table:table-cell office:value-type="float" office:value="2.3894500000000001" table:style-name="ce1">
            <text:p>2.38945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380" table:style-name="ce1">
            <text:p>380</text:p>
          </table:table-cell>
          <table:table-cell office:value-type="float" office:value="531" table:style-name="ce1">
            <text:p>531</text:p>
          </table:table-cell>
          <table:table-cell office:value-type="float" office:value="-0.40199299999999999" table:style-name="ce1">
            <text:p>-0.401993</text:p>
          </table:table-cell>
          <table:table-cell office:value-type="float" office:value="-6.4936400000000002E-3" table:style-name="ce1">
            <text:p>-0.00649364</text:p>
          </table:table-cell>
          <table:table-cell office:value-type="float" office:value="2.8210600000000001" table:style-name="ce1">
            <text:p>2.82106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800" table:style-name="ce1">
            <text:p>800</text:p>
          </table:table-cell>
          <table:table-cell office:value-type="float" office:value="699" table:style-name="ce1">
            <text:p>699</text:p>
          </table:table-cell>
          <table:table-cell office:value-type="float" office:value="0.37503700000000001" table:style-name="ce1">
            <text:p>0.375037</text:p>
          </table:table-cell>
          <table:table-cell office:value-type="float" office:value="9.72338E-4" table:style-name="ce1">
            <text:p>0.000972338</text:p>
          </table:table-cell>
          <table:table-cell office:value-type="float" office:value="0.79320400000000002" table:style-name="ce1">
            <text:p>0.793204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775" table:style-name="ce1">
            <text:p>775</text:p>
          </table:table-cell>
          <table:table-cell office:value-type="float" office:value="799" table:style-name="ce1">
            <text:p>799</text:p>
          </table:table-cell>
          <table:table-cell office:value-type="float" office:value="0.85680400000000001" table:style-name="ce1">
            <text:p>0.856804</text:p>
          </table:table-cell>
          <table:table-cell office:value-type="float" office:value="3.5665900000000001E-3" table:style-name="ce1">
            <text:p>0.00356659</text:p>
          </table:table-cell>
          <table:table-cell office:value-type="float" office:value="0.90621399999999996" table:style-name="ce1">
            <text:p>0.906214</text:p>
          </table:table-cell>
          <table:table-cell table:number-columns-repeated="1635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44" table:style-name="ce1">
            <text:p>244</text:p>
          </table:table-cell>
          <table:table-cell office:value-type="float" office:value="816" table:style-name="ce1">
            <text:p>816</text:p>
          </table:table-cell>
          <table:table-cell office:value-type="float" office:value="0.97557700000000003" table:style-name="ce1">
            <text:p>0.975577</text:p>
          </table:table-cell>
          <table:table-cell office:value-type="float" office:value="4.6444100000000001E-4" table:style-name="ce1">
            <text:p>0.000464441</text:p>
          </table:table-cell>
          <table:table-cell office:value-type="float" office:value="3.4539599999999999" table:style-name="ce1">
            <text:p>3.45396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275" table:style-name="ce1">
            <text:p>275</text:p>
          </table:table-cell>
          <table:table-cell office:value-type="float" office:value="552" table:style-name="ce1">
            <text:p>552</text:p>
          </table:table-cell>
          <table:table-cell office:value-type="float" office:value="-0.29383999999999999" table:style-name="ce1">
            <text:p>-0.29384</text:p>
          </table:table-cell>
          <table:table-cell office:value-type="float" office:value="-6.6198200000000002E-3" table:style-name="ce1">
            <text:p>-0.00661982</text:p>
          </table:table-cell>
          <table:table-cell office:value-type="float" office:value="3.32362" table:style-name="ce1">
            <text:p>3.32362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199" table:style-name="ce1">
            <text:p>1199</text:p>
          </table:table-cell>
          <table:table-cell office:value-type="float" office:value="400" table:style-name="ce1">
            <text:p>400</text:p>
          </table:table-cell>
          <table:table-cell office:value-type="float" office:value="-1.08815" table:style-name="ce1">
            <text:p>-1.08815</text:p>
          </table:table-cell>
          <table:table-cell office:value-type="float" office:value="-4.6034200000000004E-3" table:style-name="ce1">
            <text:p>-0.00460342</text:p>
          </table:table-cell>
          <table:table-cell office:value-type="float" office:value="-1.10118" table:style-name="ce1">
            <text:p>-1.10118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040" table:style-name="ce1">
            <text:p>1040</text:p>
          </table:table-cell>
          <table:table-cell office:value-type="float" office:value="376" table:style-name="ce1">
            <text:p>376</text:p>
          </table:table-cell>
          <table:table-cell office:value-type="float" office:value="-1.1922200000000001" table:style-name="ce1">
            <text:p>-1.19222</text:p>
          </table:table-cell>
          <table:table-cell office:value-type="float" office:value="-6.3359100000000002E-3" table:style-name="ce1">
            <text:p>-0.00633591</text:p>
          </table:table-cell>
          <table:table-cell office:value-type="float" office:value="-0.33626" table:style-name="ce1">
            <text:p>-0.33626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164" table:style-name="ce1">
            <text:p>1164</text:p>
          </table:table-cell>
          <table:table-cell office:value-type="float" office:value="400" table:style-name="ce1">
            <text:p>400</text:p>
          </table:table-cell>
          <table:table-cell office:value-type="float" office:value="-1.0857000000000001" table:style-name="ce1">
            <text:p>-1.0857</text:p>
          </table:table-cell>
          <table:table-cell office:value-type="float" office:value="-4.8388499999999996E-3" table:style-name="ce1">
            <text:p>-0.00483885</text:p>
          </table:table-cell>
          <table:table-cell office:value-type="float" office:value="-0.93317000000000005" table:style-name="ce1">
            <text:p>-0.93317</text:p>
          </table:table-cell>
          <table:table-cell table:number-columns-repeated="1635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44" table:style-name="ce1">
            <text:p>244</text:p>
          </table:table-cell>
          <table:table-cell office:value-type="float" office:value="816" table:style-name="ce1">
            <text:p>816</text:p>
          </table:table-cell>
          <table:table-cell office:value-type="float" office:value="0.97557700000000003" table:style-name="ce1">
            <text:p>0.975577</text:p>
          </table:table-cell>
          <table:table-cell office:value-type="float" office:value="4.6444100000000001E-4" table:style-name="ce1">
            <text:p>0.000464441</text:p>
          </table:table-cell>
          <table:table-cell office:value-type="float" office:value="3.4539599999999999" table:style-name="ce1">
            <text:p>3.45396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175" table:style-name="ce1">
            <text:p>1175</text:p>
          </table:table-cell>
          <table:table-cell office:value-type="float" office:value="451" table:style-name="ce1">
            <text:p>451</text:p>
          </table:table-cell>
          <table:table-cell office:value-type="float" office:value="-0.84165800000000002" table:style-name="ce1">
            <text:p>-0.841658</text:p>
          </table:table-cell>
          <table:table-cell office:value-type="float" office:value="-3.3560199999999999E-3" table:style-name="ce1">
            <text:p>-0.00335602</text:p>
          </table:table-cell>
          <table:table-cell office:value-type="float" office:value="-0.989541" table:style-name="ce1">
            <text:p>-0.989541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200" table:style-name="ce1">
            <text:p>1200</text:p>
          </table:table-cell>
          <table:table-cell office:value-type="float" office:value="456" table:style-name="ce1">
            <text:p>456</text:p>
          </table:table-cell>
          <table:table-cell office:value-type="float" office:value="-0.819407" table:style-name="ce1">
            <text:p>-0.819407</text:p>
          </table:table-cell>
          <table:table-cell office:value-type="float" office:value="-3.04974E-3" table:style-name="ce1">
            <text:p>-0.00304974</text:p>
          </table:table-cell>
          <table:table-cell office:value-type="float" office:value="-1.1099000000000001" table:style-name="ce1">
            <text:p>-1.1099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308" table:style-name="ce1">
            <text:p>308</text:p>
          </table:table-cell>
          <table:table-cell office:value-type="float" office:value="588" table:style-name="ce1">
            <text:p>588</text:p>
          </table:table-cell>
          <table:table-cell office:value-type="float" office:value="-0.12334299999999999" table:style-name="ce1">
            <text:p>-0.123343</text:p>
          </table:table-cell>
          <table:table-cell office:value-type="float" office:value="-5.4033700000000002E-3" table:style-name="ce1">
            <text:p>-0.00540337</text:p>
          </table:table-cell>
          <table:table-cell office:value-type="float" office:value="3.16269" table:style-name="ce1">
            <text:p>3.16269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260" table:style-name="ce1">
            <text:p>1260</text:p>
          </table:table-cell>
          <table:table-cell office:value-type="float" office:value="359" table:style-name="ce1">
            <text:p>359</text:p>
          </table:table-cell>
          <table:table-cell office:value-type="float" office:value="-1.28922" table:style-name="ce1">
            <text:p>-1.28922</text:p>
          </table:table-cell>
          <table:table-cell office:value-type="float" office:value="-5.3257000000000001E-3" table:style-name="ce1">
            <text:p>-0.0053257</text:p>
          </table:table-cell>
          <table:table-cell office:value-type="float" office:value="-1.39113" table:style-name="ce1">
            <text:p>-1.39113</text:p>
          </table:table-cell>
          <table:table-cell table:number-columns-repeated="1635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4" table:style-name="ce1">
            <text:p>244</text:p>
          </table:table-cell>
          <table:table-cell office:value-type="float" office:value="816" table:style-name="ce1">
            <text:p>816</text:p>
          </table:table-cell>
          <table:table-cell office:value-type="float" office:value="0.97557700000000003" table:style-name="ce1">
            <text:p>0.975577</text:p>
          </table:table-cell>
          <table:table-cell office:value-type="float" office:value="4.6444100000000001E-4" table:style-name="ce1">
            <text:p>0.000464441</text:p>
          </table:table-cell>
          <table:table-cell office:value-type="float" office:value="3.4539599999999999" table:style-name="ce1">
            <text:p>3.45396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12" table:style-name="ce1">
            <text:p>112</text:p>
          </table:table-cell>
          <table:table-cell office:value-type="float" office:value="552" table:style-name="ce1">
            <text:p>552</text:p>
          </table:table-cell>
          <table:table-cell office:value-type="float" office:value="-0.28242899999999999" table:style-name="ce1">
            <text:p>-0.282429</text:p>
          </table:table-cell>
          <table:table-cell office:value-type="float" office:value="-7.7162300000000001E-3" table:style-name="ce1">
            <text:p>-0.00771623</text:p>
          </table:table-cell>
          <table:table-cell office:value-type="float" office:value="4.1060600000000003" table:style-name="ce1">
            <text:p>4.10606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399" table:style-name="ce1">
            <text:p>399</text:p>
          </table:table-cell>
          <table:table-cell office:value-type="float" office:value="1000" table:style-name="ce1">
            <text:p>1000</text:p>
          </table:table-cell>
          <table:table-cell office:value-type="float" office:value="1.84796" table:style-name="ce1">
            <text:p>1.84796</text:p>
          </table:table-cell>
          <table:table-cell office:value-type="float" office:value="6.5898900000000002E-3" table:style-name="ce1">
            <text:p>0.00658989</text:p>
          </table:table-cell>
          <table:table-cell office:value-type="float" office:value="2.6970499999999999" table:style-name="ce1">
            <text:p>2.69705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424" table:style-name="ce1">
            <text:p>424</text:p>
          </table:table-cell>
          <table:table-cell office:value-type="float" office:value="588" table:style-name="ce1">
            <text:p>588</text:p>
          </table:table-cell>
          <table:table-cell office:value-type="float" office:value="-0.131463" table:style-name="ce1">
            <text:p>-0.131463</text:p>
          </table:table-cell>
          <table:table-cell office:value-type="float" office:value="-4.6230999999999998E-3" table:style-name="ce1">
            <text:p>-0.0046231</text:p>
          </table:table-cell>
          <table:table-cell office:value-type="float" office:value="2.6058599999999998" table:style-name="ce1">
            <text:p>2.60586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324" table:style-name="ce1">
            <text:p>324</text:p>
          </table:table-cell>
          <table:table-cell office:value-type="float" office:value="360" table:style-name="ce1">
            <text:p>360</text:p>
          </table:table-cell>
          <table:table-cell office:value-type="float" office:value="-1.2189000000000001" table:style-name="ce1">
            <text:p>-1.2189</text:p>
          </table:table-cell>
          <table:table-cell office:value-type="float" office:value="-1.15941E-2" table:style-name="ce1">
            <text:p>-0.0115941</text:p>
          </table:table-cell>
          <table:table-cell office:value-type="float" office:value="3.1018400000000002" table:style-name="ce1">
            <text:p>3.10184</text:p>
          </table:table-cell>
          <table:table-cell table:number-columns-repeated="1635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44" table:style-name="ce1">
            <text:p>244</text:p>
          </table:table-cell>
          <table:table-cell office:value-type="float" office:value="815" table:style-name="ce1">
            <text:p>815</text:p>
          </table:table-cell>
          <table:table-cell office:value-type="float" office:value="0.970777" table:style-name="ce1">
            <text:p>0.970777</text:p>
          </table:table-cell>
          <table:table-cell office:value-type="float" office:value="4.3681699999999999E-4" table:style-name="ce1">
            <text:p>0.000436817</text:p>
          </table:table-cell>
          <table:table-cell office:value-type="float" office:value="3.4540299999999999" table:style-name="ce1">
            <text:p>3.45403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708" table:style-name="ce1">
            <text:p>708</text:p>
          </table:table-cell>
          <table:table-cell office:value-type="float" office:value="984" table:style-name="ce1">
            <text:p>984</text:p>
          </table:table-cell>
          <table:table-cell office:value-type="float" office:value="1.74953" table:style-name="ce1">
            <text:p>1.74953</text:p>
          </table:table-cell>
          <table:table-cell office:value-type="float" office:value="8.2263900000000001E-3" table:style-name="ce1">
            <text:p>0.00822639</text:p>
          </table:table-cell>
          <table:table-cell office:value-type="float" office:value="1.21489" table:style-name="ce1">
            <text:p>1.21489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800" table:style-name="ce1">
            <text:p>800</text:p>
          </table:table-cell>
          <table:table-cell office:value-type="float" office:value="984" table:style-name="ce1">
            <text:p>984</text:p>
          </table:table-cell>
          <table:table-cell office:value-type="float" office:value="1.74309" table:style-name="ce1">
            <text:p>1.74309</text:p>
          </table:table-cell>
          <table:table-cell office:value-type="float" office:value="8.8452200000000009E-3" table:style-name="ce1">
            <text:p>0.00884522</text:p>
          </table:table-cell>
          <table:table-cell office:value-type="float" office:value="0.77326499999999998" table:style-name="ce1">
            <text:p>0.773265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199" table:style-name="ce1">
            <text:p>1199</text:p>
          </table:table-cell>
          <table:table-cell office:value-type="float" office:value="1007" table:style-name="ce1">
            <text:p>1007</text:p>
          </table:table-cell>
          <table:table-cell office:value-type="float" office:value="1.8255600000000001" table:style-name="ce1">
            <text:p>1.82556</text:p>
          </table:table-cell>
          <table:table-cell office:value-type="float" office:value="1.2164400000000001E-2" table:style-name="ce1">
            <text:p>0.0121644</text:p>
          </table:table-cell>
          <table:table-cell office:value-type="float" office:value="-1.14364" table:style-name="ce1">
            <text:p>-1.14364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423" table:style-name="ce1">
            <text:p>423</text:p>
          </table:table-cell>
          <table:table-cell office:value-type="float" office:value="780" table:style-name="ce1">
            <text:p>780</text:p>
          </table:table-cell>
          <table:table-cell office:value-type="float" office:value="0.79024099999999997" table:style-name="ce1">
            <text:p>0.790241</text:p>
          </table:table-cell>
          <table:table-cell office:value-type="float" office:value="6.7401099999999997E-4" table:style-name="ce1">
            <text:p>0.000674011</text:p>
          </table:table-cell>
          <table:table-cell office:value-type="float" office:value="2.5972300000000001" table:style-name="ce1">
            <text:p>2.59723</text:p>
          </table:table-cell>
          <table:table-cell table:number-columns-repeated="1635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44" table:style-name="ce1">
            <text:p>244</text:p>
          </table:table-cell>
          <table:table-cell office:value-type="float" office:value="820" table:style-name="ce1">
            <text:p>820</text:p>
          </table:table-cell>
          <table:table-cell office:value-type="float" office:value="0.99477800000000005" table:style-name="ce1">
            <text:p>0.994778</text:p>
          </table:table-cell>
          <table:table-cell office:value-type="float" office:value="5.7493799999999999E-4" table:style-name="ce1">
            <text:p>0.000574938</text:p>
          </table:table-cell>
          <table:table-cell office:value-type="float" office:value="3.4536799999999999" table:style-name="ce1">
            <text:p>3.45368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79" table:style-name="ce1">
            <text:p>279</text:p>
          </table:table-cell>
          <table:table-cell office:value-type="float" office:value="552" table:style-name="ce1">
            <text:p>552</text:p>
          </table:table-cell>
          <table:table-cell office:value-type="float" office:value="-0.29411999999999999" table:style-name="ce1">
            <text:p>-0.29412</text:p>
          </table:table-cell>
          <table:table-cell office:value-type="float" office:value="-6.5929099999999996E-3" table:style-name="ce1">
            <text:p>-0.00659291</text:p>
          </table:table-cell>
          <table:table-cell office:value-type="float" office:value="3.3044199999999999" table:style-name="ce1">
            <text:p>3.30442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403" table:style-name="ce1">
            <text:p>403</text:p>
          </table:table-cell>
          <table:table-cell office:value-type="float" office:value="656" table:style-name="ce1">
            <text:p>656</text:p>
          </table:table-cell>
          <table:table-cell office:value-type="float" office:value="0.19641900000000001" table:style-name="ce1">
            <text:p>0.196419</text:p>
          </table:table-cell>
          <table:table-cell office:value-type="float" office:value="-2.8859100000000002E-3" table:style-name="ce1">
            <text:p>-0.00288591</text:p>
          </table:table-cell>
          <table:table-cell office:value-type="float" office:value="2.7019099999999998" table:style-name="ce1">
            <text:p>2.70191</text:p>
          </table:table-cell>
          <table:table-cell table:number-columns-repeated="16364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44" table:style-name="ce1">
            <text:p>244</text:p>
          </table:table-cell>
          <table:table-cell office:value-type="float" office:value="820" table:style-name="ce1">
            <text:p>820</text:p>
          </table:table-cell>
          <table:table-cell office:value-type="float" office:value="0.99477800000000005" table:style-name="ce1">
            <text:p>0.994778</text:p>
          </table:table-cell>
          <table:table-cell office:value-type="float" office:value="5.7493799999999999E-4" table:style-name="ce1">
            <text:p>0.000574938</text:p>
          </table:table-cell>
          <table:table-cell office:value-type="float" office:value="3.4536799999999999" table:style-name="ce1">
            <text:p>3.45368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64" table:style-name="ce1">
            <text:p>164</text:p>
          </table:table-cell>
          <table:table-cell office:value-type="float" office:value="648" table:style-name="ce1">
            <text:p>648</text:p>
          </table:table-cell>
          <table:table-cell office:value-type="float" office:value="0.17474799999999999" table:style-name="ce1">
            <text:p>0.174748</text:p>
          </table:table-cell>
          <table:table-cell office:value-type="float" office:value="-4.7145399999999997E-3" table:style-name="ce1">
            <text:p>-0.00471454</text:p>
          </table:table-cell>
          <table:table-cell office:value-type="float" office:value="3.8497300000000001" table:style-name="ce1">
            <text:p>3.84973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428" table:style-name="ce1">
            <text:p>428</text:p>
          </table:table-cell>
          <table:table-cell office:value-type="float" office:value="699" table:style-name="ce1">
            <text:p>699</text:p>
          </table:table-cell>
          <table:table-cell office:value-type="float" office:value="0.40107700000000002" table:style-name="ce1">
            <text:p>0.401077</text:p>
          </table:table-cell>
          <table:table-cell office:value-type="float" office:value="-1.52991E-3" table:style-name="ce1">
            <text:p>-0.00152991</text:p>
          </table:table-cell>
          <table:table-cell office:value-type="float" office:value="2.5789" table:style-name="ce1">
            <text:p>2.5789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419" table:style-name="ce1">
            <text:p>419</text:p>
          </table:table-cell>
          <table:table-cell office:value-type="float" office:value="819" table:style-name="ce1">
            <text:p>819</text:p>
          </table:table-cell>
          <table:table-cell office:value-type="float" office:value="0.97772800000000004" table:style-name="ce1">
            <text:p>0.977728</text:p>
          </table:table-cell>
          <table:table-cell office:value-type="float" office:value="1.72445E-3" table:style-name="ce1">
            <text:p>0.00172445</text:p>
          </table:table-cell>
          <table:table-cell office:value-type="float" office:value="2.6137100000000002" table:style-name="ce1">
            <text:p>2.61371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851" table:style-name="ce1">
            <text:p>851</text:p>
          </table:table-cell>
          <table:table-cell office:value-type="float" office:value="255" table:style-name="ce1">
            <text:p>255</text:p>
          </table:table-cell>
          <table:table-cell office:value-type="float" office:value="-1.7598100000000001" table:style-name="ce1">
            <text:p>-1.75981</text:p>
          </table:table-cell>
          <table:table-cell office:value-type="float" office:value="-1.09497E-2" table:style-name="ce1">
            <text:p>-0.0109497</text:p>
          </table:table-cell>
          <table:table-cell office:value-type="float" office:value="0.579453" table:style-name="ce1">
            <text:p>0.579453</text:p>
          </table:table-cell>
          <table:table-cell table:number-columns-repeated="1635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43" table:style-name="ce1">
            <text:p>243</text:p>
          </table:table-cell>
          <table:table-cell office:value-type="float" office:value="823" table:style-name="ce1">
            <text:p>823</text:p>
          </table:table-cell>
          <table:table-cell office:value-type="float" office:value="1.00925" table:style-name="ce1">
            <text:p>1.00925</text:p>
          </table:table-cell>
          <table:table-cell office:value-type="float" office:value="6.5108400000000002E-4" table:style-name="ce1">
            <text:p>0.000651084</text:p>
          </table:table-cell>
          <table:table-cell office:value-type="float" office:value="3.4582700000000002" table:style-name="ce1">
            <text:p>3.45827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76" table:style-name="ce1">
            <text:p>276</text:p>
          </table:table-cell>
          <table:table-cell office:value-type="float" office:value="631" table:style-name="ce1">
            <text:p>631</text:p>
          </table:table-cell>
          <table:table-cell office:value-type="float" office:value="8.5304599999999994E-2" table:style-name="ce1">
            <text:p>0.0853046</text:p>
          </table:table-cell>
          <table:table-cell office:value-type="float" office:value="-4.4307799999999996E-3" table:style-name="ce1">
            <text:p>-0.00443078</text:p>
          </table:table-cell>
          <table:table-cell office:value-type="float" office:value="3.3132899999999998" table:style-name="ce1">
            <text:p>3.3132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719" table:style-name="ce1">
            <text:p>719</text:p>
          </table:table-cell>
          <table:table-cell office:value-type="float" office:value="255" table:style-name="ce1">
            <text:p>255</text:p>
          </table:table-cell>
          <table:table-cell office:value-type="float" office:value="-1.75057" table:style-name="ce1">
            <text:p>-1.75057</text:p>
          </table:table-cell>
          <table:table-cell office:value-type="float" office:value="-1.18376E-2" table:style-name="ce1">
            <text:p>-0.0118376</text:p>
          </table:table-cell>
          <table:table-cell office:value-type="float" office:value="1.21309" table:style-name="ce1">
            <text:p>1.2130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900" table:style-name="ce1">
            <text:p>900</text:p>
          </table:table-cell>
          <table:table-cell office:value-type="float" office:value="196" table:style-name="ce1">
            <text:p>196</text:p>
          </table:table-cell>
          <table:table-cell office:value-type="float" office:value="-2.0464500000000001" table:style-name="ce1">
            <text:p>-2.04645</text:p>
          </table:table-cell>
          <table:table-cell office:value-type="float" office:value="-1.225E-2" table:style-name="ce1">
            <text:p>-0.01225</text:p>
          </table:table-cell>
          <table:table-cell office:value-type="float" office:value="0.34836800000000001" table:style-name="ce1">
            <text:p>0.34836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199" table:style-name="ce1">
            <text:p>1199</text:p>
          </table:table-cell>
          <table:table-cell office:value-type="float" office:value="315" table:style-name="ce1">
            <text:p>315</text:p>
          </table:table-cell>
          <table:table-cell office:value-type="float" office:value="-1.4961599999999999" table:style-name="ce1">
            <text:p>-1.49616</text:p>
          </table:table-cell>
          <table:table-cell office:value-type="float" office:value="-6.9514700000000004E-3" table:style-name="ce1">
            <text:p>-0.00695147</text:p>
          </table:table-cell>
          <table:table-cell office:value-type="float" office:value="-1.0952299999999999" table:style-name="ce1">
            <text:p>-1.09523</text:p>
          </table:table-cell>
          <table:table-cell table:number-columns-repeated="1635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43" table:style-name="ce1">
            <text:p>243</text:p>
          </table:table-cell>
          <table:table-cell office:value-type="float" office:value="823" table:style-name="ce1">
            <text:p>823</text:p>
          </table:table-cell>
          <table:table-cell office:value-type="float" office:value="1.00925" table:style-name="ce1">
            <text:p>1.00925</text:p>
          </table:table-cell>
          <table:table-cell office:value-type="float" office:value="6.5108400000000002E-4" table:style-name="ce1">
            <text:p>0.000651084</text:p>
          </table:table-cell>
          <table:table-cell office:value-type="float" office:value="3.4582700000000002" table:style-name="ce1">
            <text:p>3.4582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795" table:style-name="ce1">
            <text:p>795</text:p>
          </table:table-cell>
          <table:table-cell office:value-type="float" office:value="1035" table:style-name="ce1">
            <text:p>1035</text:p>
          </table:table-cell>
          <table:table-cell office:value-type="float" office:value="1.9882500000000001" table:style-name="ce1">
            <text:p>1.98825</text:p>
          </table:table-cell>
          <table:table-cell office:value-type="float" office:value="1.0220399999999999E-2" table:style-name="ce1">
            <text:p>0.0102204</text:p>
          </table:table-cell>
          <table:table-cell office:value-type="float" office:value="0.79369900000000004" table:style-name="ce1">
            <text:p>0.79369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800" table:style-name="ce1">
            <text:p>800</text:p>
          </table:table-cell>
          <table:table-cell office:value-type="float" office:value="1036" table:style-name="ce1">
            <text:p>1036</text:p>
          </table:table-cell>
          <table:table-cell office:value-type="float" office:value="1.9926999999999999" table:style-name="ce1">
            <text:p>1.9927</text:p>
          </table:table-cell>
          <table:table-cell office:value-type="float" office:value="1.02817E-2" table:style-name="ce1">
            <text:p>0.0102817</text:p>
          </table:table-cell>
          <table:table-cell office:value-type="float" office:value="0.76962699999999995" table:style-name="ce1">
            <text:p>0.76962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200" table:style-name="ce1">
            <text:p>1200</text:p>
          </table:table-cell>
          <table:table-cell office:value-type="float" office:value="1036" table:style-name="ce1">
            <text:p>1036</text:p>
          </table:table-cell>
          <table:table-cell office:value-type="float" office:value="1.9646999999999999" table:style-name="ce1">
            <text:p>1.9647</text:p>
          </table:table-cell>
          <table:table-cell office:value-type="float" office:value="1.2972300000000001E-2" table:style-name="ce1">
            <text:p>0.0129723</text:p>
          </table:table-cell>
          <table:table-cell office:value-type="float" office:value="-1.1504700000000001" table:style-name="ce1">
            <text:p>-1.1504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43" table:style-name="ce1">
            <text:p>443</text:p>
          </table:table-cell>
          <table:table-cell office:value-type="float" office:value="696" table:style-name="ce1">
            <text:p>696</text:p>
          </table:table-cell>
          <table:table-cell office:value-type="float" office:value="0.38562600000000002" table:style-name="ce1">
            <text:p>0.385626</text:p>
          </table:table-cell>
          <table:table-cell office:value-type="float" office:value="-1.5118899999999999E-3" table:style-name="ce1">
            <text:p>-0.00151189</text:p>
          </table:table-cell>
          <table:table-cell office:value-type="float" office:value="2.5070999999999999" table:style-name="ce1">
            <text:p>2.5071</text:p>
          </table:table-cell>
          <table:table-cell table:number-columns-repeated="1635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43" table:style-name="ce1">
            <text:p>243</text:p>
          </table:table-cell>
          <table:table-cell office:value-type="float" office:value="823" table:style-name="ce1">
            <text:p>823</text:p>
          </table:table-cell>
          <table:table-cell office:value-type="float" office:value="1.00925" table:style-name="ce1">
            <text:p>1.00925</text:p>
          </table:table-cell>
          <table:table-cell office:value-type="float" office:value="6.5108400000000002E-4" table:style-name="ce1">
            <text:p>0.000651084</text:p>
          </table:table-cell>
          <table:table-cell office:value-type="float" office:value="3.4582700000000002" table:style-name="ce1">
            <text:p>3.45827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272" table:style-name="ce1">
            <text:p>272</text:p>
          </table:table-cell>
          <table:table-cell office:value-type="float" office:value="576" table:style-name="ce1">
            <text:p>576</text:p>
          </table:table-cell>
          <table:table-cell office:value-type="float" office:value="-0.178425" table:style-name="ce1">
            <text:p>-0.178425</text:p>
          </table:table-cell>
          <table:table-cell office:value-type="float" office:value="-5.9770200000000004E-3" table:style-name="ce1">
            <text:p>-0.00597702</text:p>
          </table:table-cell>
          <table:table-cell office:value-type="float" office:value="3.3363399999999999" table:style-name="ce1">
            <text:p>3.3363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747" table:style-name="ce1">
            <text:p>747</text:p>
          </table:table-cell>
          <table:table-cell office:value-type="float" office:value="299" table:style-name="ce1">
            <text:p>299</text:p>
          </table:table-cell>
          <table:table-cell office:value-type="float" office:value="-1.54132" table:style-name="ce1">
            <text:p>-1.54132</text:p>
          </table:table-cell>
          <table:table-cell office:value-type="float" office:value="-1.04338E-2" table:style-name="ce1">
            <text:p>-0.0104338</text:p>
          </table:table-cell>
          <table:table-cell office:value-type="float" office:value="1.0755999999999999" table:style-name="ce1">
            <text:p>1.0756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800" table:style-name="ce1">
            <text:p>800</text:p>
          </table:table-cell>
          <table:table-cell office:value-type="float" office:value="308" table:style-name="ce1">
            <text:p>308</text:p>
          </table:table-cell>
          <table:table-cell office:value-type="float" office:value="-1.50183" table:style-name="ce1">
            <text:p>-1.50183</text:p>
          </table:table-cell>
          <table:table-cell office:value-type="float" office:value="-9.8287099999999992E-3" table:style-name="ce1">
            <text:p>-0.00982871</text:p>
          </table:table-cell>
          <table:table-cell office:value-type="float" office:value="0.82055800000000001" table:style-name="ce1">
            <text:p>0.820558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199" table:style-name="ce1">
            <text:p>1199</text:p>
          </table:table-cell>
          <table:table-cell office:value-type="float" office:value="304" table:style-name="ce1">
            <text:p>304</text:p>
          </table:table-cell>
          <table:table-cell office:value-type="float" office:value="-1.5489599999999999" table:style-name="ce1">
            <text:p>-1.54896</text:p>
          </table:table-cell>
          <table:table-cell office:value-type="float" office:value="-7.2553399999999999E-3" table:style-name="ce1">
            <text:p>-0.00725534</text:p>
          </table:table-cell>
          <table:table-cell office:value-type="float" office:value="-1.09446" table:style-name="ce1">
            <text:p>-1.09446</text:p>
          </table:table-cell>
          <table:table-cell table:number-columns-repeated="1635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44" table:style-name="ce1">
            <text:p>244</text:p>
          </table:table-cell>
          <table:table-cell office:value-type="float" office:value="828" table:style-name="ce1">
            <text:p>828</text:p>
          </table:table-cell>
          <table:table-cell office:value-type="float" office:value="1.03318" table:style-name="ce1">
            <text:p>1.03318</text:p>
          </table:table-cell>
          <table:table-cell office:value-type="float" office:value="7.9593100000000005E-4" table:style-name="ce1">
            <text:p>0.000795931</text:p>
          </table:table-cell>
          <table:table-cell office:value-type="float" office:value="3.4531200000000002" table:style-name="ce1">
            <text:p>3.45312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303" table:style-name="ce1">
            <text:p>303</text:p>
          </table:table-cell>
          <table:table-cell office:value-type="float" office:value="547" table:style-name="ce1">
            <text:p>547</text:p>
          </table:table-cell>
          <table:table-cell office:value-type="float" office:value="-0.31979999999999997" table:style-name="ce1">
            <text:p>-0.3198</text:p>
          </table:table-cell>
          <table:table-cell office:value-type="float" office:value="-6.5696000000000001E-3" table:style-name="ce1">
            <text:p>-0.0065696</text:p>
          </table:table-cell>
          <table:table-cell office:value-type="float" office:value="3.1895600000000002" table:style-name="ce1">
            <text:p>3.18956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715" table:style-name="ce1">
            <text:p>715</text:p>
          </table:table-cell>
          <table:table-cell office:value-type="float" office:value="315" table:style-name="ce1">
            <text:p>315</text:p>
          </table:table-cell>
          <table:table-cell office:value-type="float" office:value="-1.46228" table:style-name="ce1">
            <text:p>-1.46228</text:p>
          </table:table-cell>
          <table:table-cell office:value-type="float" office:value="-1.02071E-2" table:style-name="ce1">
            <text:p>-0.0102071</text:p>
          </table:table-cell>
          <table:table-cell office:value-type="float" office:value="1.2280899999999999" table:style-name="ce1">
            <text:p>1.22809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800" table:style-name="ce1">
            <text:p>800</text:p>
          </table:table-cell>
          <table:table-cell office:value-type="float" office:value="308" table:style-name="ce1">
            <text:p>308</text:p>
          </table:table-cell>
          <table:table-cell office:value-type="float" office:value="-1.50183" table:style-name="ce1">
            <text:p>-1.50183</text:p>
          </table:table-cell>
          <table:table-cell office:value-type="float" office:value="-9.8287099999999992E-3" table:style-name="ce1">
            <text:p>-0.00982871</text:p>
          </table:table-cell>
          <table:table-cell office:value-type="float" office:value="0.82055800000000001" table:style-name="ce1">
            <text:p>0.820558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360" table:style-name="ce1">
            <text:p>360</text:p>
          </table:table-cell>
          <table:table-cell office:value-type="float" office:value="367" table:style-name="ce1">
            <text:p>367</text:p>
          </table:table-cell>
          <table:table-cell office:value-type="float" office:value="-1.1878200000000001" table:style-name="ce1">
            <text:p>-1.18782</text:p>
          </table:table-cell>
          <table:table-cell office:value-type="float" office:value="-1.11585E-2" table:style-name="ce1">
            <text:p>-0.0111585</text:p>
          </table:table-cell>
          <table:table-cell office:value-type="float" office:value="2.9285399999999999" table:style-name="ce1">
            <text:p>2.92854</text:p>
          </table:table-cell>
          <table:table-cell table:number-columns-repeated="1635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44" table:style-name="ce1">
            <text:p>244</text:p>
          </table:table-cell>
          <table:table-cell office:value-type="float" office:value="832" table:style-name="ce1">
            <text:p>832</text:p>
          </table:table-cell>
          <table:table-cell office:value-type="float" office:value="1.0523800000000001" table:style-name="ce1">
            <text:p>1.05238</text:p>
          </table:table-cell>
          <table:table-cell office:value-type="float" office:value="9.0642800000000003E-4" table:style-name="ce1">
            <text:p>0.000906428</text:p>
          </table:table-cell>
          <table:table-cell office:value-type="float" office:value="3.4528400000000001" table:style-name="ce1">
            <text:p>3.45284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115" table:style-name="ce1">
            <text:p>1115</text:p>
          </table:table-cell>
          <table:table-cell office:value-type="float" office:value="1076" table:style-name="ce1">
            <text:p>1076</text:p>
          </table:table-cell>
          <table:table-cell office:value-type="float" office:value="2.1626500000000002" table:style-name="ce1">
            <text:p>2.16265</text:p>
          </table:table-cell>
          <table:table-cell office:value-type="float" office:value="1.35055E-2" table:style-name="ce1">
            <text:p>0.0135055</text:p>
          </table:table-cell>
          <table:table-cell office:value-type="float" office:value="-0.745251" table:style-name="ce1">
            <text:p>-0.745251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200" table:style-name="ce1">
            <text:p>1200</text:p>
          </table:table-cell>
          <table:table-cell office:value-type="float" office:value="1088" table:style-name="ce1">
            <text:p>1088</text:p>
          </table:table-cell>
          <table:table-cell office:value-type="float" office:value="2.2143099999999998" table:style-name="ce1">
            <text:p>2.21431</text:p>
          </table:table-cell>
          <table:table-cell office:value-type="float" office:value="1.44087E-2" table:style-name="ce1">
            <text:p>0.0144087</text:p>
          </table:table-cell>
          <table:table-cell office:value-type="float" office:value="-1.15411" table:style-name="ce1">
            <text:p>-1.15411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791" table:style-name="ce1">
            <text:p>791</text:p>
          </table:table-cell>
          <table:table-cell office:value-type="float" office:value="975" table:style-name="ce1">
            <text:p>975</text:p>
          </table:table-cell>
          <table:table-cell office:value-type="float" office:value="1.70052" table:style-name="ce1">
            <text:p>1.70052</text:p>
          </table:table-cell>
          <table:table-cell office:value-type="float" office:value="8.5360699999999998E-3" table:style-name="ce1">
            <text:p>0.00853607</text:p>
          </table:table-cell>
          <table:table-cell office:value-type="float" office:value="0.81709699999999996" table:style-name="ce1">
            <text:p>0.817097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307" table:style-name="ce1">
            <text:p>307</text:p>
          </table:table-cell>
          <table:table-cell office:value-type="float" office:value="575" table:style-name="ce1">
            <text:p>575</text:p>
          </table:table-cell>
          <table:table-cell office:value-type="float" office:value="-0.18567500000000001" table:style-name="ce1">
            <text:p>-0.185675</text:p>
          </table:table-cell>
          <table:table-cell office:value-type="float" office:value="-5.7692100000000003E-3" table:style-name="ce1">
            <text:p>-0.00576921</text:p>
          </table:table-cell>
          <table:table-cell office:value-type="float" office:value="3.1684000000000001" table:style-name="ce1">
            <text:p>3.1684</text:p>
          </table:table-cell>
          <table:table-cell table:number-columns-repeated="1635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44" table:style-name="ce1">
            <text:p>244</text:p>
          </table:table-cell>
          <table:table-cell office:value-type="float" office:value="832" table:style-name="ce1">
            <text:p>832</text:p>
          </table:table-cell>
          <table:table-cell office:value-type="float" office:value="1.0523800000000001" table:style-name="ce1">
            <text:p>1.05238</text:p>
          </table:table-cell>
          <table:table-cell office:value-type="float" office:value="9.0642800000000003E-4" table:style-name="ce1">
            <text:p>0.000906428</text:p>
          </table:table-cell>
          <table:table-cell office:value-type="float" office:value="3.4528400000000001" table:style-name="ce1">
            <text:p>3.45284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472" table:style-name="ce1">
            <text:p>472</text:p>
          </table:table-cell>
          <table:table-cell office:value-type="float" office:value="744" table:style-name="ce1">
            <text:p>744</text:p>
          </table:table-cell>
          <table:table-cell office:value-type="float" office:value="0.61400500000000002" table:style-name="ce1">
            <text:p>0.614005</text:p>
          </table:table-cell>
          <table:table-cell office:value-type="float" office:value="9.1393000000000007E-6" table:style-name="ce2">
            <text:p>9.14E-06</text:p>
          </table:table-cell>
          <table:table-cell office:value-type="float" office:value="2.3645399999999999" table:style-name="ce1">
            <text:p>2.36454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444" table:style-name="ce1">
            <text:p>444</text:p>
          </table:table-cell>
          <table:table-cell office:value-type="float" office:value="1043" table:style-name="ce1">
            <text:p>1043</text:p>
          </table:table-cell>
          <table:table-cell office:value-type="float" office:value="2.0512199999999998" table:style-name="ce1">
            <text:p>2.05122</text:p>
          </table:table-cell>
          <table:table-cell office:value-type="float" office:value="8.0804199999999996E-3" table:style-name="ce1">
            <text:p>0.00808042</text:p>
          </table:table-cell>
          <table:table-cell office:value-type="float" office:value="2.47803" table:style-name="ce1">
            <text:p>2.47803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864" table:style-name="ce1">
            <text:p>864</text:p>
          </table:table-cell>
          <table:table-cell office:value-type="float" office:value="1016" table:style-name="ce1">
            <text:p>1016</text:p>
          </table:table-cell>
          <table:table-cell office:value-type="float" office:value="1.8922099999999999" table:style-name="ce1">
            <text:p>1.89221</text:p>
          </table:table-cell>
          <table:table-cell office:value-type="float" office:value="1.0159700000000001E-2" table:style-name="ce1">
            <text:p>0.0101597</text:p>
          </table:table-cell>
          <table:table-cell office:value-type="float" office:value="0.46381" table:style-name="ce1">
            <text:p>0.46381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336" table:style-name="ce1">
            <text:p>336</text:p>
          </table:table-cell>
          <table:table-cell office:value-type="float" office:value="536" table:style-name="ce1">
            <text:p>536</text:p>
          </table:table-cell>
          <table:table-cell office:value-type="float" office:value="-0.37491200000000002" table:style-name="ce1">
            <text:p>-0.374912</text:p>
          </table:table-cell>
          <table:table-cell office:value-type="float" office:value="-6.6514900000000004E-3" table:style-name="ce1">
            <text:p>-0.00665149</text:p>
          </table:table-cell>
          <table:table-cell office:value-type="float" office:value="3.0319199999999999" table:style-name="ce1">
            <text:p>3.03192</text:p>
          </table:table-cell>
          <table:table-cell table:number-columns-repeated="1635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43" table:style-name="ce1">
            <text:p>243</text:p>
          </table:table-cell>
          <table:table-cell office:value-type="float" office:value="832" table:style-name="ce1">
            <text:p>832</text:p>
          </table:table-cell>
          <table:table-cell office:value-type="float" office:value="1.0524500000000001" table:style-name="ce1">
            <text:p>1.05245</text:p>
          </table:table-cell>
          <table:table-cell office:value-type="float" office:value="8.9970100000000004E-4" table:style-name="ce1">
            <text:p>0.000899701</text:p>
          </table:table-cell>
          <table:table-cell office:value-type="float" office:value="3.45764" table:style-name="ce1">
            <text:p>3.45764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300" table:style-name="ce1">
            <text:p>300</text:p>
          </table:table-cell>
          <table:table-cell office:value-type="float" office:value="491" table:style-name="ce1">
            <text:p>491</text:p>
          </table:table-cell>
          <table:table-cell office:value-type="float" office:value="-0.58840000000000003" table:style-name="ce1">
            <text:p>-0.5884</text:p>
          </table:table-cell>
          <table:table-cell office:value-type="float" office:value="-8.13673E-3" table:style-name="ce1">
            <text:p>-0.00813673</text:p>
          </table:table-cell>
          <table:table-cell office:value-type="float" office:value="3.2078799999999998" table:style-name="ce1">
            <text:p>3.2078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696" table:style-name="ce1">
            <text:p>696</text:p>
          </table:table-cell>
          <table:table-cell office:value-type="float" office:value="324" table:style-name="ce1">
            <text:p>324</text:p>
          </table:table-cell>
          <table:table-cell office:value-type="float" office:value="-1.4177500000000001" table:style-name="ce1">
            <text:p>-1.41775</text:p>
          </table:table-cell>
          <table:table-cell office:value-type="float" office:value="-1.0086299999999999E-2" table:style-name="ce1">
            <text:p>-0.0100863</text:p>
          </table:table-cell>
          <table:table-cell office:value-type="float" office:value="1.31867" table:style-name="ce1">
            <text:p>1.31867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408" table:style-name="ce1">
            <text:p>408</text:p>
          </table:table-cell>
          <table:table-cell office:value-type="float" office:value="536" table:style-name="ce1">
            <text:p>536</text:p>
          </table:table-cell>
          <table:table-cell office:value-type="float" office:value="-0.37995200000000001" table:style-name="ce1">
            <text:p>-0.379952</text:p>
          </table:table-cell>
          <table:table-cell office:value-type="float" office:value="-6.1671800000000004E-3" table:style-name="ce1">
            <text:p>-0.00616718</text:p>
          </table:table-cell>
          <table:table-cell office:value-type="float" office:value="2.6863100000000002" table:style-name="ce1">
            <text:p>2.68631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424" table:style-name="ce1">
            <text:p>424</text:p>
          </table:table-cell>
          <table:table-cell office:value-type="float" office:value="980" table:style-name="ce1">
            <text:p>980</text:p>
          </table:table-cell>
          <table:table-cell office:value-type="float" office:value="1.75021" table:style-name="ce1">
            <text:p>1.75021</text:p>
          </table:table-cell>
          <table:table-cell office:value-type="float" office:value="6.2055699999999997E-3" table:style-name="ce1">
            <text:p>0.00620557</text:p>
          </table:table-cell>
          <table:table-cell office:value-type="float" office:value="2.5784400000000001" table:style-name="ce1">
            <text:p>2.57844</text:p>
          </table:table-cell>
          <table:table-cell table:number-columns-repeated="1635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44" table:style-name="ce1">
            <text:p>244</text:p>
          </table:table-cell>
          <table:table-cell office:value-type="float" office:value="836" table:style-name="ce1">
            <text:p>836</text:p>
          </table:table-cell>
          <table:table-cell office:value-type="float" office:value="1.07158" table:style-name="ce1">
            <text:p>1.07158</text:p>
          </table:table-cell>
          <table:table-cell office:value-type="float" office:value="1.0169199999999999E-3" table:style-name="ce1">
            <text:p>0.00101692</text:p>
          </table:table-cell>
          <table:table-cell office:value-type="float" office:value="3.4525600000000001" table:style-name="ce1">
            <text:p>3.45256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412" table:style-name="ce1">
            <text:p>412</text:p>
          </table:table-cell>
          <table:table-cell office:value-type="float" office:value="979" table:style-name="ce1">
            <text:p>979</text:p>
          </table:table-cell>
          <table:table-cell office:value-type="float" office:value="1.7462500000000001" table:style-name="ce1">
            <text:p>1.74625</text:p>
          </table:table-cell>
          <table:table-cell office:value-type="float" office:value="6.0972300000000004E-3" table:style-name="ce1">
            <text:p>0.00609723</text:p>
          </table:table-cell>
          <table:table-cell office:value-type="float" office:value="2.63611" table:style-name="ce1">
            <text:p>2.63611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799" table:style-name="ce1">
            <text:p>799</text:p>
          </table:table-cell>
          <table:table-cell office:value-type="float" office:value="1003" table:style-name="ce1">
            <text:p>1003</text:p>
          </table:table-cell>
          <table:table-cell office:value-type="float" office:value="1.83436" table:style-name="ce1">
            <text:p>1.83436</text:p>
          </table:table-cell>
          <table:table-cell office:value-type="float" office:value="9.3633599999999994E-3" table:style-name="ce1">
            <text:p>0.00936336</text:p>
          </table:table-cell>
          <table:table-cell office:value-type="float" office:value="0.77673599999999998" table:style-name="ce1">
            <text:p>0.776736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200" table:style-name="ce1">
            <text:p>1200</text:p>
          </table:table-cell>
          <table:table-cell office:value-type="float" office:value="1031" table:style-name="ce1">
            <text:p>1031</text:p>
          </table:table-cell>
          <table:table-cell office:value-type="float" office:value="1.9407000000000001" table:style-name="ce1">
            <text:p>1.9407</text:p>
          </table:table-cell>
          <table:table-cell office:value-type="float" office:value="1.28342E-2" table:style-name="ce1">
            <text:p>0.0128342</text:p>
          </table:table-cell>
          <table:table-cell office:value-type="float" office:value="-1.15012" table:style-name="ce1">
            <text:p>-1.15012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376" table:style-name="ce1">
            <text:p>1376</text:p>
          </table:table-cell>
          <table:table-cell office:value-type="float" office:value="295" table:style-name="ce1">
            <text:p>295</text:p>
          </table:table-cell>
          <table:table-cell office:value-type="float" office:value="-1.60456" table:style-name="ce1">
            <text:p>-1.60456</text:p>
          </table:table-cell>
          <table:table-cell office:value-type="float" office:value="-6.3133699999999996E-3" table:style-name="ce1">
            <text:p>-0.00631337</text:p>
          </table:table-cell>
          <table:table-cell office:value-type="float" office:value="-1.9434800000000001" table:style-name="ce1">
            <text:p>-1.94348</text:p>
          </table:table-cell>
          <table:table-cell table:number-columns-repeated="1635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44" table:style-name="ce1">
            <text:p>244</text:p>
          </table:table-cell>
          <table:table-cell office:value-type="float" office:value="835" table:style-name="ce1">
            <text:p>835</text:p>
          </table:table-cell>
          <table:table-cell office:value-type="float" office:value="1.0667800000000001" table:style-name="ce1">
            <text:p>1.06678</text:p>
          </table:table-cell>
          <table:table-cell office:value-type="float" office:value="9.8930000000000003E-4" table:style-name="ce1">
            <text:p>0.0009893</text:p>
          </table:table-cell>
          <table:table-cell office:value-type="float" office:value="3.4526300000000001" table:style-name="ce1">
            <text:p>3.45263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407" table:style-name="ce1">
            <text:p>407</text:p>
          </table:table-cell>
          <table:table-cell office:value-type="float" office:value="996" table:style-name="ce1">
            <text:p>996</text:p>
          </table:table-cell>
          <table:table-cell office:value-type="float" office:value="1.8282" table:style-name="ce1">
            <text:p>1.8282</text:p>
          </table:table-cell>
          <table:table-cell office:value-type="float" office:value="6.5332100000000002E-3" table:style-name="ce1">
            <text:p>0.00653321</text:p>
          </table:table-cell>
          <table:table-cell office:value-type="float" office:value="2.6589299999999998" table:style-name="ce1">
            <text:p>2.65893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800" table:style-name="ce1">
            <text:p>800</text:p>
          </table:table-cell>
          <table:table-cell office:value-type="float" office:value="1016" table:style-name="ce1">
            <text:p>1016</text:p>
          </table:table-cell>
          <table:table-cell office:value-type="float" office:value="1.89669" table:style-name="ce1">
            <text:p>1.89669</text:p>
          </table:table-cell>
          <table:table-cell office:value-type="float" office:value="9.7292000000000003E-3" table:style-name="ce1">
            <text:p>0.0097292</text:p>
          </table:table-cell>
          <table:table-cell office:value-type="float" office:value="0.77102599999999999" table:style-name="ce1">
            <text:p>0.771026</text:p>
          </table:table-cell>
          <table:table-cell table:number-columns-repeated="16364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44" table:style-name="ce1">
            <text:p>244</text:p>
          </table:table-cell>
          <table:table-cell office:value-type="float" office:value="836" table:style-name="ce1">
            <text:p>836</text:p>
          </table:table-cell>
          <table:table-cell office:value-type="float" office:value="1.07158" table:style-name="ce1">
            <text:p>1.07158</text:p>
          </table:table-cell>
          <table:table-cell office:value-type="float" office:value="1.0169199999999999E-3" table:style-name="ce1">
            <text:p>0.00101692</text:p>
          </table:table-cell>
          <table:table-cell office:value-type="float" office:value="3.4525600000000001" table:style-name="ce1">
            <text:p>3.45256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432" table:style-name="ce1">
            <text:p>432</text:p>
          </table:table-cell>
          <table:table-cell office:value-type="float" office:value="1052" table:style-name="ce1">
            <text:p>1052</text:p>
          </table:table-cell>
          <table:table-cell office:value-type="float" office:value="2.0952600000000001" table:style-name="ce1">
            <text:p>2.09526</text:p>
          </table:table-cell>
          <table:table-cell office:value-type="float" office:value="8.24832E-3" table:style-name="ce1">
            <text:p>0.00824832</text:p>
          </table:table-cell>
          <table:table-cell office:value-type="float" office:value="2.5350000000000001" table:style-name="ce1">
            <text:p>2.535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311" table:style-name="ce1">
            <text:p>311</text:p>
          </table:table-cell>
          <table:table-cell office:value-type="float" office:value="527" table:style-name="ce1">
            <text:p>527</text:p>
          </table:table-cell>
          <table:table-cell office:value-type="float" office:value="-0.41636400000000001" table:style-name="ce1">
            <text:p>-0.416364</text:p>
          </table:table-cell>
          <table:table-cell office:value-type="float" office:value="-7.0682699999999998E-3" table:style-name="ce1">
            <text:p>-0.00706827</text:p>
          </table:table-cell>
          <table:table-cell office:value-type="float" office:value="3.1525599999999998" table:style-name="ce1">
            <text:p>3.15256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808" table:style-name="ce1">
            <text:p>808</text:p>
          </table:table-cell>
          <table:table-cell office:value-type="float" office:value="1031" table:style-name="ce1">
            <text:p>1031</text:p>
          </table:table-cell>
          <table:table-cell office:value-type="float" office:value="1.96814" table:style-name="ce1">
            <text:p>1.96814</text:p>
          </table:table-cell>
          <table:table-cell office:value-type="float" office:value="1.0197400000000001E-2" table:style-name="ce1">
            <text:p>0.0101974</text:p>
          </table:table-cell>
          <table:table-cell office:value-type="float" office:value="0.73157499999999998" table:style-name="ce1">
            <text:p>0.731575</text:p>
          </table:table-cell>
          <table:table-cell table:number-columns-repeated="16357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44" table:style-name="ce1">
            <text:p>244</text:p>
          </table:table-cell>
          <table:table-cell office:value-type="float" office:value="836" table:style-name="ce1">
            <text:p>836</text:p>
          </table:table-cell>
          <table:table-cell office:value-type="float" office:value="1.07158" table:style-name="ce1">
            <text:p>1.07158</text:p>
          </table:table-cell>
          <table:table-cell office:value-type="float" office:value="1.0169199999999999E-3" table:style-name="ce1">
            <text:p>0.00101692</text:p>
          </table:table-cell>
          <table:table-cell office:value-type="float" office:value="3.4525600000000001" table:style-name="ce1">
            <text:p>3.4525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167" table:style-name="ce1">
            <text:p>1167</text:p>
          </table:table-cell>
          <table:table-cell office:value-type="float" office:value="467" table:style-name="ce1">
            <text:p>467</text:p>
          </table:table-cell>
          <table:table-cell office:value-type="float" office:value="-0.76429499999999995" table:style-name="ce1">
            <text:p>-0.764295</text:p>
          </table:table-cell>
          <table:table-cell office:value-type="float" office:value="-2.9678500000000002E-3" table:style-name="ce1">
            <text:p>-0.00296785</text:p>
          </table:table-cell>
          <table:table-cell office:value-type="float" office:value="-0.95225800000000005" table:style-name="ce1">
            <text:p>-0.95225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199" table:style-name="ce1">
            <text:p>1199</text:p>
          </table:table-cell>
          <table:table-cell office:value-type="float" office:value="460" table:style-name="ce1">
            <text:p>460</text:p>
          </table:table-cell>
          <table:table-cell office:value-type="float" office:value="-0.80013599999999996" table:style-name="ce1">
            <text:p>-0.800136</text:p>
          </table:table-cell>
          <table:table-cell office:value-type="float" office:value="-2.94597E-3" table:style-name="ce1">
            <text:p>-0.00294597</text:p>
          </table:table-cell>
          <table:table-cell office:value-type="float" office:value="-1.10538" table:style-name="ce1">
            <text:p>-1.1053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743" table:style-name="ce1">
            <text:p>743</text:p>
          </table:table-cell>
          <table:table-cell office:value-type="float" office:value="299" table:style-name="ce1">
            <text:p>299</text:p>
          </table:table-cell>
          <table:table-cell office:value-type="float" office:value="-1.54104" table:style-name="ce1">
            <text:p>-1.54104</text:p>
          </table:table-cell>
          <table:table-cell office:value-type="float" office:value="-1.04607E-2" table:style-name="ce1">
            <text:p>-0.0104607</text:p>
          </table:table-cell>
          <table:table-cell office:value-type="float" office:value="1.0948" table:style-name="ce1">
            <text:p>1.094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951" table:style-name="ce1">
            <text:p>951</text:p>
          </table:table-cell>
          <table:table-cell office:value-type="float" office:value="228" table:style-name="ce1">
            <text:p>228</text:p>
          </table:table-cell>
          <table:table-cell office:value-type="float" office:value="-1.89642" table:style-name="ce1">
            <text:p>-1.89642</text:p>
          </table:table-cell>
          <table:table-cell office:value-type="float" office:value="-1.10229E-2" table:style-name="ce1">
            <text:p>-0.0110229</text:p>
          </table:table-cell>
          <table:table-cell office:value-type="float" office:value="0.101317" table:style-name="ce1">
            <text:p>0.101317</text:p>
          </table:table-cell>
          <table:table-cell table:number-columns-repeated="1635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43" table:style-name="ce1">
            <text:p>243</text:p>
          </table:table-cell>
          <table:table-cell office:value-type="float" office:value="839" table:style-name="ce1">
            <text:p>839</text:p>
          </table:table-cell>
          <table:table-cell office:value-type="float" office:value="1.08605" table:style-name="ce1">
            <text:p>1.08605</text:p>
          </table:table-cell>
          <table:table-cell office:value-type="float" office:value="1.09307E-3" table:style-name="ce1">
            <text:p>0.00109307</text:p>
          </table:table-cell>
          <table:table-cell office:value-type="float" office:value="3.4571499999999999" table:style-name="ce1">
            <text:p>3.45715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772" table:style-name="ce1">
            <text:p>772</text:p>
          </table:table-cell>
          <table:table-cell office:value-type="float" office:value="1068" table:style-name="ce1">
            <text:p>1068</text:p>
          </table:table-cell>
          <table:table-cell office:value-type="float" office:value="2.1482600000000001" table:style-name="ce1">
            <text:p>2.14826</text:p>
          </table:table-cell>
          <table:table-cell office:value-type="float" office:value="1.0977300000000001E-2" table:style-name="ce1">
            <text:p>0.0109773</text:p>
          </table:table-cell>
          <table:table-cell office:value-type="float" office:value="0.90179600000000004" table:style-name="ce1">
            <text:p>0.901796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800" table:style-name="ce1">
            <text:p>800</text:p>
          </table:table-cell>
          <table:table-cell office:value-type="float" office:value="1052" table:style-name="ce1">
            <text:p>1052</text:p>
          </table:table-cell>
          <table:table-cell office:value-type="float" office:value="2.0695000000000001" table:style-name="ce1">
            <text:p>2.0695</text:p>
          </table:table-cell>
          <table:table-cell office:value-type="float" office:value="1.0723699999999999E-2" table:style-name="ce1">
            <text:p>0.0107237</text:p>
          </table:table-cell>
          <table:table-cell office:value-type="float" office:value="0.76850799999999997" table:style-name="ce1">
            <text:p>0.768508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335" table:style-name="ce1">
            <text:p>335</text:p>
          </table:table-cell>
          <table:table-cell office:value-type="float" office:value="467" table:style-name="ce1">
            <text:p>467</text:p>
          </table:table-cell>
          <table:table-cell office:value-type="float" office:value="-0.70605499999999999" table:style-name="ce1">
            <text:p>-0.706055</text:p>
          </table:table-cell>
          <table:table-cell office:value-type="float" office:value="-8.5642800000000005E-3" table:style-name="ce1">
            <text:p>-0.00856428</text:p>
          </table:table-cell>
          <table:table-cell office:value-type="float" office:value="3.04155" table:style-name="ce1">
            <text:p>3.04155</text:p>
          </table:table-cell>
          <table:table-cell table:number-columns-repeated="16357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44" table:style-name="ce1">
            <text:p>244</text:p>
          </table:table-cell>
          <table:table-cell office:value-type="float" office:value="840" table:style-name="ce1">
            <text:p>840</text:p>
          </table:table-cell>
          <table:table-cell office:value-type="float" office:value="1.0907800000000001" table:style-name="ce1">
            <text:p>1.09078</text:p>
          </table:table-cell>
          <table:table-cell office:value-type="float" office:value="1.1274200000000001E-3" table:style-name="ce1">
            <text:p>0.00112742</text:p>
          </table:table-cell>
          <table:table-cell office:value-type="float" office:value="3.45228" table:style-name="ce1">
            <text:p>3.45228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263" table:style-name="ce1">
            <text:p>263</text:p>
          </table:table-cell>
          <table:table-cell office:value-type="float" office:value="640" table:style-name="ce1">
            <text:p>640</text:p>
          </table:table-cell>
          <table:table-cell office:value-type="float" office:value="0.129416" table:style-name="ce1">
            <text:p>0.129416</text:p>
          </table:table-cell>
          <table:table-cell office:value-type="float" office:value="-4.2696100000000001E-3" table:style-name="ce1">
            <text:p>-0.00426961</text:p>
          </table:table-cell>
          <table:table-cell office:value-type="float" office:value="3.37507" table:style-name="ce1">
            <text:p>3.37507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144" table:style-name="ce1">
            <text:p>1144</text:p>
          </table:table-cell>
          <table:table-cell office:value-type="float" office:value="464" table:style-name="ce1">
            <text:p>464</text:p>
          </table:table-cell>
          <table:table-cell office:value-type="float" office:value="-0.77708500000000003" table:style-name="ce1">
            <text:p>-0.777085</text:p>
          </table:table-cell>
          <table:table-cell office:value-type="float" office:value="-3.20543E-3" table:style-name="ce1">
            <text:p>-0.00320543</text:p>
          </table:table-cell>
          <table:table-cell office:value-type="float" office:value="-0.84164300000000003" table:style-name="ce1">
            <text:p>-0.841643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163" table:style-name="ce1">
            <text:p>1163</text:p>
          </table:table-cell>
          <table:table-cell office:value-type="float" office:value="319" table:style-name="ce1">
            <text:p>319</text:p>
          </table:table-cell>
          <table:table-cell office:value-type="float" office:value="-1.47444" table:style-name="ce1">
            <text:p>-1.47444</text:p>
          </table:table-cell>
          <table:table-cell office:value-type="float" office:value="-7.08313E-3" table:style-name="ce1">
            <text:p>-0.00708313</text:p>
          </table:table-cell>
          <table:table-cell office:value-type="float" office:value="-0.92270300000000005" table:style-name="ce1">
            <text:p>-0.922703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199" table:style-name="ce1">
            <text:p>1199</text:p>
          </table:table-cell>
          <table:table-cell office:value-type="float" office:value="319" table:style-name="ce1">
            <text:p>319</text:p>
          </table:table-cell>
          <table:table-cell office:value-type="float" office:value="-1.4769600000000001" table:style-name="ce1">
            <text:p>-1.47696</text:p>
          </table:table-cell>
          <table:table-cell office:value-type="float" office:value="-6.84098E-3" table:style-name="ce1">
            <text:p>-0.00684098</text:p>
          </table:table-cell>
          <table:table-cell office:value-type="float" office:value="-1.09551" table:style-name="ce1">
            <text:p>-1.09551</text:p>
          </table:table-cell>
          <table:table-cell table:number-columns-repeated="1635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40" table:style-name="ce1">
            <text:p>240</text:p>
          </table:table-cell>
          <table:table-cell office:value-type="float" office:value="840" table:style-name="ce1">
            <text:p>840</text:p>
          </table:table-cell>
          <table:table-cell office:value-type="float" office:value="1.0910599999999999" table:style-name="ce1">
            <text:p>1.09106</text:p>
          </table:table-cell>
          <table:table-cell office:value-type="float" office:value="1.10052E-3" table:style-name="ce1">
            <text:p>0.00110052</text:p>
          </table:table-cell>
          <table:table-cell office:value-type="float" office:value="3.4714800000000001" table:style-name="ce1">
            <text:p>3.47148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291" table:style-name="ce1">
            <text:p>291</text:p>
          </table:table-cell>
          <table:table-cell office:value-type="float" office:value="543" table:style-name="ce1">
            <text:p>543</text:p>
          </table:table-cell>
          <table:table-cell office:value-type="float" office:value="-0.33816099999999999" table:style-name="ce1">
            <text:p>-0.338161</text:p>
          </table:table-cell>
          <table:table-cell office:value-type="float" office:value="-6.7608099999999999E-3" table:style-name="ce1">
            <text:p>-0.00676081</text:p>
          </table:table-cell>
          <table:table-cell office:value-type="float" office:value="3.2474500000000002" table:style-name="ce1">
            <text:p>3.24745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867" table:style-name="ce1">
            <text:p>867</text:p>
          </table:table-cell>
          <table:table-cell office:value-type="float" office:value="299" table:style-name="ce1">
            <text:p>299</text:p>
          </table:table-cell>
          <table:table-cell office:value-type="float" office:value="-1.54972" table:style-name="ce1">
            <text:p>-1.54972</text:p>
          </table:table-cell>
          <table:table-cell office:value-type="float" office:value="-9.6266500000000005E-3" table:style-name="ce1">
            <text:p>-0.00962665</text:p>
          </table:table-cell>
          <table:table-cell office:value-type="float" office:value="0.49957099999999999" table:style-name="ce1">
            <text:p>0.499571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787" table:style-name="ce1">
            <text:p>787</text:p>
          </table:table-cell>
          <table:table-cell office:value-type="float" office:value="255" table:style-name="ce1">
            <text:p>255</text:p>
          </table:table-cell>
          <table:table-cell office:value-type="float" office:value="-1.7553300000000001" table:style-name="ce1">
            <text:p>-1.75533</text:p>
          </table:table-cell>
          <table:table-cell office:value-type="float" office:value="-1.13802E-2" table:style-name="ce1">
            <text:p>-0.0113802</text:p>
          </table:table-cell>
          <table:table-cell office:value-type="float" office:value="0.88666900000000004" table:style-name="ce1">
            <text:p>0.886669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399" table:style-name="ce1">
            <text:p>399</text:p>
          </table:table-cell>
          <table:table-cell office:value-type="float" office:value="636" table:style-name="ce1">
            <text:p>636</text:p>
          </table:table-cell>
          <table:table-cell office:value-type="float" office:value="0.10069500000000001" table:style-name="ce1">
            <text:p>0.100695</text:p>
          </table:table-cell>
          <table:table-cell office:value-type="float" office:value="-3.4653000000000002E-3" table:style-name="ce1">
            <text:p>-0.0034653</text:p>
          </table:table-cell>
          <table:table-cell office:value-type="float" office:value="2.7225100000000002" table:style-name="ce1">
            <text:p>2.72251</text:p>
          </table:table-cell>
          <table:table-cell table:number-columns-repeated="1635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44" table:style-name="ce1">
            <text:p>244</text:p>
          </table:table-cell>
          <table:table-cell office:value-type="float" office:value="843" table:style-name="ce1">
            <text:p>843</text:p>
          </table:table-cell>
          <table:table-cell office:value-type="float" office:value="1.1051800000000001" table:style-name="ce1">
            <text:p>1.10518</text:p>
          </table:table-cell>
          <table:table-cell office:value-type="float" office:value="1.2102899999999999E-3" table:style-name="ce1">
            <text:p>0.00121029</text:p>
          </table:table-cell>
          <table:table-cell office:value-type="float" office:value="3.45207" table:style-name="ce1">
            <text:p>3.45207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404" table:style-name="ce1">
            <text:p>404</text:p>
          </table:table-cell>
          <table:table-cell office:value-type="float" office:value="971" table:style-name="ce1">
            <text:p>971</text:p>
          </table:table-cell>
          <table:table-cell office:value-type="float" office:value="1.70841" table:style-name="ce1">
            <text:p>1.70841</text:p>
          </table:table-cell>
          <table:table-cell office:value-type="float" office:value="5.82242E-3" table:style-name="ce1">
            <text:p>0.00582242</text:p>
          </table:table-cell>
          <table:table-cell office:value-type="float" office:value="2.6750799999999999" table:style-name="ce1">
            <text:p>2.67508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860" table:style-name="ce1">
            <text:p>860</text:p>
          </table:table-cell>
          <table:table-cell office:value-type="float" office:value="975" table:style-name="ce1">
            <text:p>975</text:p>
          </table:table-cell>
          <table:table-cell office:value-type="float" office:value="1.6956899999999999" table:style-name="ce1">
            <text:p>1.69569</text:p>
          </table:table-cell>
          <table:table-cell office:value-type="float" office:value="9.0001899999999999E-3" table:style-name="ce1">
            <text:p>0.00900019</text:p>
          </table:table-cell>
          <table:table-cell office:value-type="float" office:value="0.48587999999999998" table:style-name="ce1">
            <text:p>0.48588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1020" table:style-name="ce1">
            <text:p>1020</text:p>
          </table:table-cell>
          <table:table-cell office:value-type="float" office:value="219" table:style-name="ce1">
            <text:p>219</text:p>
          </table:table-cell>
          <table:table-cell office:value-type="float" office:value="-1.94445" table:style-name="ce1">
            <text:p>-1.94445</text:p>
          </table:table-cell>
          <table:table-cell office:value-type="float" office:value="-1.08074E-2" table:style-name="ce1">
            <text:p>-0.0108074</text:p>
          </table:table-cell>
          <table:table-cell office:value-type="float" office:value="-0.229271" table:style-name="ce1">
            <text:p>-0.229271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352" table:style-name="ce1">
            <text:p>352</text:p>
          </table:table-cell>
          <table:table-cell office:value-type="float" office:value="439" table:style-name="ce1">
            <text:p>439</text:p>
          </table:table-cell>
          <table:table-cell office:value-type="float" office:value="-0.84165000000000001" table:style-name="ce1">
            <text:p>-0.84165</text:p>
          </table:table-cell>
          <table:table-cell office:value-type="float" office:value="-9.2234099999999996E-3" table:style-name="ce1">
            <text:p>-0.00922341</text:p>
          </table:table-cell>
          <table:table-cell office:value-type="float" office:value="2.96191" table:style-name="ce1">
            <text:p>2.96191</text:p>
          </table:table-cell>
          <table:table-cell table:number-columns-repeated="1635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43" table:style-name="ce1">
            <text:p>243</text:p>
          </table:table-cell>
          <table:table-cell office:value-type="float" office:value="844" table:style-name="ce1">
            <text:p>844</text:p>
          </table:table-cell>
          <table:table-cell office:value-type="float" office:value="1.11005" table:style-name="ce1">
            <text:p>1.11005</text:p>
          </table:table-cell>
          <table:table-cell office:value-type="float" office:value="1.2311900000000001E-3" table:style-name="ce1">
            <text:p>0.00123119</text:p>
          </table:table-cell>
          <table:table-cell office:value-type="float" office:value="3.4567999999999999" table:style-name="ce1">
            <text:p>3.4568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687" table:style-name="ce1">
            <text:p>687</text:p>
          </table:table-cell>
          <table:table-cell office:value-type="float" office:value="1024" table:style-name="ce1">
            <text:p>1024</text:p>
          </table:table-cell>
          <table:table-cell office:value-type="float" office:value="1.9430000000000001" table:style-name="ce1">
            <text:p>1.943</text:p>
          </table:table-cell>
          <table:table-cell office:value-type="float" office:value="9.1900999999999997E-3" table:style-name="ce1">
            <text:p>0.0091901</text:p>
          </table:table-cell>
          <table:table-cell office:value-type="float" office:value="1.3129" table:style-name="ce1">
            <text:p>1.312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800" table:style-name="ce1">
            <text:p>800</text:p>
          </table:table-cell>
          <table:table-cell office:value-type="float" office:value="1055" table:style-name="ce1">
            <text:p>1055</text:p>
          </table:table-cell>
          <table:table-cell office:value-type="float" office:value="2.0838999999999999" table:style-name="ce1">
            <text:p>2.0839</text:p>
          </table:table-cell>
          <table:table-cell office:value-type="float" office:value="1.08065E-2" table:style-name="ce1">
            <text:p>0.0108065</text:p>
          </table:table-cell>
          <table:table-cell office:value-type="float" office:value="0.76829800000000004" table:style-name="ce1">
            <text:p>0.768298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207" table:style-name="ce1">
            <text:p>1207</text:p>
          </table:table-cell>
          <table:table-cell office:value-type="float" office:value="1087" table:style-name="ce1">
            <text:p>1087</text:p>
          </table:table-cell>
          <table:table-cell office:value-type="float" office:value="2.2090200000000002" table:style-name="ce1">
            <text:p>2.20902</text:p>
          </table:table-cell>
          <table:table-cell office:value-type="float" office:value="1.44282E-2" table:style-name="ce1">
            <text:p>0.0144282</text:p>
          </table:table-cell>
          <table:table-cell office:value-type="float" office:value="-1.18764" table:style-name="ce1">
            <text:p>-1.18764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483" table:style-name="ce1">
            <text:p>483</text:p>
          </table:table-cell>
          <table:table-cell office:value-type="float" office:value="795" table:style-name="ce1">
            <text:p>795</text:p>
          </table:table-cell>
          <table:table-cell office:value-type="float" office:value="0.85804400000000003" table:style-name="ce1">
            <text:p>0.858044</text:p>
          </table:table-cell>
          <table:table-cell office:value-type="float" office:value="1.4919600000000001E-3" table:style-name="ce1">
            <text:p>0.00149196</text:p>
          </table:table-cell>
          <table:table-cell office:value-type="float" office:value="2.3081700000000001" table:style-name="ce1">
            <text:p>2.30817</text:p>
          </table:table-cell>
          <table:table-cell table:number-columns-repeated="1635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43" table:style-name="ce1">
            <text:p>243</text:p>
          </table:table-cell>
          <table:table-cell office:value-type="float" office:value="847" table:style-name="ce1">
            <text:p>847</text:p>
          </table:table-cell>
          <table:table-cell office:value-type="float" office:value="1.1244499999999999" table:style-name="ce1">
            <text:p>1.12445</text:p>
          </table:table-cell>
          <table:table-cell office:value-type="float" office:value="1.3140599999999999E-3" table:style-name="ce1">
            <text:p>0.00131406</text:p>
          </table:table-cell>
          <table:table-cell office:value-type="float" office:value="3.4565899999999998" table:style-name="ce1">
            <text:p>3.45659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692" table:style-name="ce1">
            <text:p>692</text:p>
          </table:table-cell>
          <table:table-cell office:value-type="float" office:value="331" table:style-name="ce1">
            <text:p>331</text:p>
          </table:table-cell>
          <table:table-cell office:value-type="float" office:value="-1.3838699999999999" table:style-name="ce1">
            <text:p>-1.38387</text:p>
          </table:table-cell>
          <table:table-cell office:value-type="float" office:value="-9.9198099999999994E-3" table:style-name="ce1">
            <text:p>-0.00991981</text:p>
          </table:table-cell>
          <table:table-cell office:value-type="float" office:value="1.33738" table:style-name="ce1">
            <text:p>1.33738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304" table:style-name="ce1">
            <text:p>304</text:p>
          </table:table-cell>
          <table:table-cell office:value-type="float" office:value="616" table:style-name="ce1">
            <text:p>616</text:p>
          </table:table-cell>
          <table:table-cell office:value-type="float" office:value="1.13419E-2" table:style-name="ce1">
            <text:p>0.0113419</text:p>
          </table:table-cell>
          <table:table-cell office:value-type="float" office:value="-4.6568E-3" table:style-name="ce1">
            <text:p>-0.0046568</text:p>
          </table:table-cell>
          <table:table-cell office:value-type="float" office:value="3.1799400000000002" table:style-name="ce1">
            <text:p>3.17994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400" table:style-name="ce1">
            <text:p>400</text:p>
          </table:table-cell>
          <table:table-cell office:value-type="float" office:value="547" table:style-name="ce1">
            <text:p>547</text:p>
          </table:table-cell>
          <table:table-cell office:value-type="float" office:value="-0.32658999999999999" table:style-name="ce1">
            <text:p>-0.32659</text:p>
          </table:table-cell>
          <table:table-cell office:value-type="float" office:value="-5.9171299999999996E-3" table:style-name="ce1">
            <text:p>-0.00591713</text:p>
          </table:table-cell>
          <table:table-cell office:value-type="float" office:value="2.7239399999999998" table:style-name="ce1">
            <text:p>2.72394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824" table:style-name="ce1">
            <text:p>824</text:p>
          </table:table-cell>
          <table:table-cell office:value-type="float" office:value="292" table:style-name="ce1">
            <text:p>292</text:p>
          </table:table-cell>
          <table:table-cell office:value-type="float" office:value="-1.5803199999999999" table:style-name="ce1">
            <text:p>-1.58032</text:p>
          </table:table-cell>
          <table:table-cell office:value-type="float" office:value="-1.01093E-2" table:style-name="ce1">
            <text:p>-0.0101093</text:p>
          </table:table-cell>
          <table:table-cell office:value-type="float" office:value="0.70647199999999999" table:style-name="ce1">
            <text:p>0.706472</text:p>
          </table:table-cell>
          <table:table-cell table:number-columns-repeated="1635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43" table:style-name="ce1">
            <text:p>243</text:p>
          </table:table-cell>
          <table:table-cell office:value-type="float" office:value="852" table:style-name="ce1">
            <text:p>852</text:p>
          </table:table-cell>
          <table:table-cell office:value-type="float" office:value="1.14845" table:style-name="ce1">
            <text:p>1.14845</text:p>
          </table:table-cell>
          <table:table-cell office:value-type="float" office:value="1.45218E-3" table:style-name="ce1">
            <text:p>0.00145218</text:p>
          </table:table-cell>
          <table:table-cell office:value-type="float" office:value="3.4562400000000002" table:style-name="ce1">
            <text:p>3.45624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428" table:style-name="ce1">
            <text:p>428</text:p>
          </table:table-cell>
          <table:table-cell office:value-type="float" office:value="964" table:style-name="ce1">
            <text:p>964</text:p>
          </table:table-cell>
          <table:table-cell office:value-type="float" office:value="1.6731199999999999" table:style-name="ce1">
            <text:p>1.67312</text:p>
          </table:table-cell>
          <table:table-cell office:value-type="float" office:value="5.7904899999999997E-3" table:style-name="ce1">
            <text:p>0.00579049</text:p>
          </table:table-cell>
          <table:table-cell office:value-type="float" office:value="2.5603600000000002" table:style-name="ce1">
            <text:p>2.56036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908" table:style-name="ce1">
            <text:p>908</text:p>
          </table:table-cell>
          <table:table-cell office:value-type="float" office:value="988" table:style-name="ce1">
            <text:p>988</text:p>
          </table:table-cell>
          <table:table-cell office:value-type="float" office:value="1.7547299999999999" table:style-name="ce1">
            <text:p>1.75473</text:p>
          </table:table-cell>
          <table:table-cell office:value-type="float" office:value="9.6821800000000003E-3" table:style-name="ce1">
            <text:p>0.00968218</text:p>
          </table:table-cell>
          <table:table-cell office:value-type="float" office:value="0.25455800000000001" table:style-name="ce1">
            <text:p>0.254558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199" table:style-name="ce1">
            <text:p>1199</text:p>
          </table:table-cell>
          <table:table-cell office:value-type="float" office:value="1015" table:style-name="ce1">
            <text:p>1015</text:p>
          </table:table-cell>
          <table:table-cell office:value-type="float" office:value="1.8639600000000001" table:style-name="ce1">
            <text:p>1.86396</text:p>
          </table:table-cell>
          <table:table-cell office:value-type="float" office:value="1.23854E-2" table:style-name="ce1">
            <text:p>0.0123854</text:p>
          </table:table-cell>
          <table:table-cell office:value-type="float" office:value="-1.1442000000000001" table:style-name="ce1">
            <text:p>-1.144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556" table:style-name="ce1">
            <text:p>556</text:p>
          </table:table-cell>
          <table:table-cell office:value-type="float" office:value="760" table:style-name="ce1">
            <text:p>760</text:p>
          </table:table-cell>
          <table:table-cell office:value-type="float" office:value="0.68492699999999995" table:style-name="ce1">
            <text:p>0.684927</text:p>
          </table:table-cell>
          <table:table-cell office:value-type="float" office:value="1.01615E-3" table:style-name="ce1">
            <text:p>0.00101615</text:p>
          </table:table-cell>
          <table:table-cell office:value-type="float" office:value="1.9601999999999999" table:style-name="ce1">
            <text:p>1.9602</text:p>
          </table:table-cell>
          <table:table-cell table:number-columns-repeated="1635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44" table:style-name="ce1">
            <text:p>244</text:p>
          </table:table-cell>
          <table:table-cell office:value-type="float" office:value="847" table:style-name="ce1">
            <text:p>847</text:p>
          </table:table-cell>
          <table:table-cell office:value-type="float" office:value="1.1243799999999999" table:style-name="ce1">
            <text:p>1.12438</text:p>
          </table:table-cell>
          <table:table-cell office:value-type="float" office:value="1.3207900000000001E-3" table:style-name="ce1">
            <text:p>0.00132079</text:p>
          </table:table-cell>
          <table:table-cell office:value-type="float" office:value="3.4517899999999999" table:style-name="ce1">
            <text:p>3.45179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699" table:style-name="ce1">
            <text:p>699</text:p>
          </table:table-cell>
          <table:table-cell office:value-type="float" office:value="319" table:style-name="ce1">
            <text:p>319</text:p>
          </table:table-cell>
          <table:table-cell office:value-type="float" office:value="-1.4419599999999999" table:style-name="ce1">
            <text:p>-1.44196</text:p>
          </table:table-cell>
          <table:table-cell office:value-type="float" office:value="-1.02042E-2" table:style-name="ce1">
            <text:p>-0.0102042</text:p>
          </table:table-cell>
          <table:table-cell office:value-type="float" office:value="1.30461" table:style-name="ce1">
            <text:p>1.30461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424" table:style-name="ce1">
            <text:p>424</text:p>
          </table:table-cell>
          <table:table-cell office:value-type="float" office:value="752" table:style-name="ce1">
            <text:p>752</text:p>
          </table:table-cell>
          <table:table-cell office:value-type="float" office:value="0.65576599999999996" table:style-name="ce1">
            <text:p>0.655766</text:p>
          </table:table-cell>
          <table:table-cell office:value-type="float" office:value="-9.27385E-5" table:style-name="ce2">
            <text:p>-9.27E-05</text:p>
          </table:table-cell>
          <table:table-cell office:value-type="float" office:value="2.5943900000000002" table:style-name="ce1">
            <text:p>2.59439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395" table:style-name="ce1">
            <text:p>395</text:p>
          </table:table-cell>
          <table:table-cell office:value-type="float" office:value="756" table:style-name="ce1">
            <text:p>756</text:p>
          </table:table-cell>
          <table:table-cell office:value-type="float" office:value="0.67699699999999996" table:style-name="ce1">
            <text:p>0.676997</text:p>
          </table:table-cell>
          <table:table-cell office:value-type="float" office:value="-1.7730999999999999E-4" table:style-name="ce1">
            <text:p>-0.00017731</text:p>
          </table:table-cell>
          <table:table-cell office:value-type="float" office:value="2.73332" table:style-name="ce1">
            <text:p>2.73332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940" table:style-name="ce1">
            <text:p>940</text:p>
          </table:table-cell>
          <table:table-cell office:value-type="float" office:value="1016" table:style-name="ce1">
            <text:p>1016</text:p>
          </table:table-cell>
          <table:table-cell office:value-type="float" office:value="1.88689" table:style-name="ce1">
            <text:p>1.88689</text:p>
          </table:table-cell>
          <table:table-cell office:value-type="float" office:value="1.0670900000000001E-2" table:style-name="ce1">
            <text:p>0.0106709</text:p>
          </table:table-cell>
          <table:table-cell office:value-type="float" office:value="9.8990999999999996E-2" table:style-name="ce1">
            <text:p>0.098991</text:p>
          </table:table-cell>
          <table:table-cell table:number-columns-repeated="1635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44" table:style-name="ce1">
            <text:p>244</text:p>
          </table:table-cell>
          <table:table-cell office:value-type="float" office:value="851" table:style-name="ce1">
            <text:p>851</text:p>
          </table:table-cell>
          <table:table-cell office:value-type="float" office:value="1.14358" table:style-name="ce1">
            <text:p>1.14358</text:p>
          </table:table-cell>
          <table:table-cell office:value-type="float" office:value="1.43129E-3" table:style-name="ce1">
            <text:p>0.00143129</text:p>
          </table:table-cell>
          <table:table-cell office:value-type="float" office:value="3.4515099999999999" table:style-name="ce1">
            <text:p>3.45151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323" table:style-name="ce1">
            <text:p>323</text:p>
          </table:table-cell>
          <table:table-cell office:value-type="float" office:value="559" table:style-name="ce1">
            <text:p>559</text:p>
          </table:table-cell>
          <table:table-cell office:value-type="float" office:value="-0.263598" table:style-name="ce1">
            <text:p>-0.263598</text:p>
          </table:table-cell>
          <table:table-cell office:value-type="float" office:value="-6.1035799999999999E-3" table:style-name="ce1">
            <text:p>-0.00610358</text:p>
          </table:table-cell>
          <table:table-cell office:value-type="float" office:value="3.0927199999999999" table:style-name="ce1">
            <text:p>3.09272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612" table:style-name="ce1">
            <text:p>612</text:p>
          </table:table-cell>
          <table:table-cell office:value-type="float" office:value="691" table:style-name="ce1">
            <text:p>691</text:p>
          </table:table-cell>
          <table:table-cell office:value-type="float" office:value="0.34979500000000002" table:style-name="ce1">
            <text:p>0.349795</text:p>
          </table:table-cell>
          <table:table-cell office:value-type="float" office:value="-5.13234E-4" table:style-name="ce1">
            <text:p>-0.000513234</text:p>
          </table:table-cell>
          <table:table-cell office:value-type="float" office:value="1.69621" table:style-name="ce1">
            <text:p>1.69621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947" table:style-name="ce1">
            <text:p>947</text:p>
          </table:table-cell>
          <table:table-cell office:value-type="float" office:value="583" table:style-name="ce1">
            <text:p>583</text:p>
          </table:table-cell>
          <table:table-cell office:value-type="float" office:value="-0.19207399999999999" table:style-name="ce1">
            <text:p>-0.192074</text:p>
          </table:table-cell>
          <table:table-cell office:value-type="float" office:value="-1.2432700000000001E-3" table:style-name="ce1">
            <text:p>-0.00124327</text:p>
          </table:table-cell>
          <table:table-cell office:value-type="float" office:value="9.56819E-2" table:style-name="ce1">
            <text:p>0.0956819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1199" table:style-name="ce1">
            <text:p>1199</text:p>
          </table:table-cell>
          <table:table-cell office:value-type="float" office:value="683" table:style-name="ce1">
            <text:p>683</text:p>
          </table:table-cell>
          <table:table-cell office:value-type="float" office:value="0.27030399999999999" table:style-name="ce1">
            <text:p>0.270304</text:p>
          </table:table-cell>
          <table:table-cell office:value-type="float" office:value="3.2142199999999998E-3" table:style-name="ce1">
            <text:p>0.00321422</text:p>
          </table:table-cell>
          <table:table-cell office:value-type="float" office:value="-1.1209800000000001" table:style-name="ce1">
            <text:p>-1.12098</text:p>
          </table:table-cell>
          <table:table-cell table:number-columns-repeated="1635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40" table:style-name="ce1">
            <text:p>240</text:p>
          </table:table-cell>
          <table:table-cell office:value-type="float" office:value="856" table:style-name="ce1">
            <text:p>856</text:p>
          </table:table-cell>
          <table:table-cell office:value-type="float" office:value="1.1678599999999999" table:style-name="ce1">
            <text:p>1.16786</text:p>
          </table:table-cell>
          <table:table-cell office:value-type="float" office:value="1.5425E-3" table:style-name="ce1">
            <text:p>0.0015425</text:p>
          </table:table-cell>
          <table:table-cell office:value-type="float" office:value="3.4703599999999999" table:style-name="ce1">
            <text:p>3.47036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711" table:style-name="ce1">
            <text:p>711</text:p>
          </table:table-cell>
          <table:table-cell office:value-type="float" office:value="315" table:style-name="ce1">
            <text:p>315</text:p>
          </table:table-cell>
          <table:table-cell office:value-type="float" office:value="-1.462" table:style-name="ce1">
            <text:p>-1.462</text:p>
          </table:table-cell>
          <table:table-cell office:value-type="float" office:value="-1.0234E-2" table:style-name="ce1">
            <text:p>-0.010234</text:p>
          </table:table-cell>
          <table:table-cell office:value-type="float" office:value="1.24729" table:style-name="ce1">
            <text:p>1.24729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304" table:style-name="ce1">
            <text:p>304</text:p>
          </table:table-cell>
          <table:table-cell office:value-type="float" office:value="555" table:style-name="ce1">
            <text:p>555</text:p>
          </table:table-cell>
          <table:table-cell office:value-type="float" office:value="-0.28146900000000002" table:style-name="ce1">
            <text:p>-0.281469</text:p>
          </table:table-cell>
          <table:table-cell office:value-type="float" office:value="-6.3418800000000003E-3" table:style-name="ce1">
            <text:p>-0.00634188</text:p>
          </table:table-cell>
          <table:table-cell office:value-type="float" office:value="3.1842000000000001" table:style-name="ce1">
            <text:p>3.1842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432" table:style-name="ce1">
            <text:p>432</text:p>
          </table:table-cell>
          <table:table-cell office:value-type="float" office:value="740" table:style-name="ce1">
            <text:p>740</text:p>
          </table:table-cell>
          <table:table-cell office:value-type="float" office:value="0.59760400000000002" table:style-name="ce1">
            <text:p>0.597604</text:p>
          </table:table-cell>
          <table:table-cell office:value-type="float" office:value="-3.70417E-4" table:style-name="ce1">
            <text:p>-0.000370417</text:p>
          </table:table-cell>
          <table:table-cell office:value-type="float" office:value="2.5568300000000002" table:style-name="ce1">
            <text:p>2.55683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832" table:style-name="ce1">
            <text:p>832</text:p>
          </table:table-cell>
          <table:table-cell office:value-type="float" office:value="967" table:style-name="ce1">
            <text:p>967</text:p>
          </table:table-cell>
          <table:table-cell office:value-type="float" office:value="1.65924" table:style-name="ce1">
            <text:p>1.65924</text:p>
          </table:table-cell>
          <table:table-cell office:value-type="float" office:value="8.5908600000000005E-3" table:style-name="ce1">
            <text:p>0.00859086</text:p>
          </table:table-cell>
          <table:table-cell office:value-type="float" office:value="0.62084600000000001" table:style-name="ce1">
            <text:p>0.620846</text:p>
          </table:table-cell>
          <table:table-cell table:number-columns-repeated="1635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44" table:style-name="ce1">
            <text:p>244</text:p>
          </table:table-cell>
          <table:table-cell office:value-type="float" office:value="855" table:style-name="ce1">
            <text:p>855</text:p>
          </table:table-cell>
          <table:table-cell office:value-type="float" office:value="1.1627799999999999" table:style-name="ce1">
            <text:p>1.16278</text:p>
          </table:table-cell>
          <table:table-cell office:value-type="float" office:value="1.54178E-3" table:style-name="ce1">
            <text:p>0.00154178</text:p>
          </table:table-cell>
          <table:table-cell office:value-type="float" office:value="3.4512299999999998" table:style-name="ce1">
            <text:p>3.45123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652" table:style-name="ce1">
            <text:p>652</text:p>
          </table:table-cell>
          <table:table-cell office:value-type="float" office:value="259" table:style-name="ce1">
            <text:p>259</text:p>
          </table:table-cell>
          <table:table-cell office:value-type="float" office:value="-1.72668" table:style-name="ce1">
            <text:p>-1.72668</text:p>
          </table:table-cell>
          <table:table-cell office:value-type="float" office:value="-1.2177800000000001E-2" table:style-name="ce1">
            <text:p>-0.0121778</text:p>
          </table:table-cell>
          <table:table-cell office:value-type="float" office:value="1.5344199999999999" table:style-name="ce1">
            <text:p>1.53442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039" table:style-name="ce1">
            <text:p>1039</text:p>
          </table:table-cell>
          <table:table-cell office:value-type="float" office:value="243" table:style-name="ce1">
            <text:p>243</text:p>
          </table:table-cell>
          <table:table-cell office:value-type="float" office:value="-1.83057" table:style-name="ce1">
            <text:p>-1.83057</text:p>
          </table:table-cell>
          <table:table-cell office:value-type="float" office:value="-1.0016600000000001E-2" table:style-name="ce1">
            <text:p>-0.0100166</text:p>
          </table:table-cell>
          <table:table-cell office:value-type="float" office:value="-0.32215500000000002" table:style-name="ce1">
            <text:p>-0.322155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395" table:style-name="ce1">
            <text:p>395</text:p>
          </table:table-cell>
          <table:table-cell office:value-type="float" office:value="283" table:style-name="ce1">
            <text:p>283</text:p>
          </table:table-cell>
          <table:table-cell office:value-type="float" office:value="-1.5934900000000001" table:style-name="ce1">
            <text:p>-1.59349</text:p>
          </table:table-cell>
          <table:table-cell office:value-type="float" office:value="-1.32435E-2" table:style-name="ce1">
            <text:p>-0.0132435</text:p>
          </table:table-cell>
          <table:table-cell office:value-type="float" office:value="2.76641" table:style-name="ce1">
            <text:p>2.7664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308" table:style-name="ce1">
            <text:p>308</text:p>
          </table:table-cell>
          <table:table-cell office:value-type="float" office:value="628" table:style-name="ce1">
            <text:p>628</text:p>
          </table:table-cell>
          <table:table-cell office:value-type="float" office:value="6.8664000000000003E-2" table:style-name="ce1">
            <text:p>0.068664</text:p>
          </table:table-cell>
          <table:table-cell office:value-type="float" office:value="-4.2984099999999999E-3" table:style-name="ce1">
            <text:p>-0.00429841</text:p>
          </table:table-cell>
          <table:table-cell office:value-type="float" office:value="3.1598999999999999" table:style-name="ce1">
            <text:p>3.1599</text:p>
          </table:table-cell>
          <table:table-cell table:number-columns-repeated="1635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43" table:style-name="ce1">
            <text:p>243</text:p>
          </table:table-cell>
          <table:table-cell office:value-type="float" office:value="856" table:style-name="ce1">
            <text:p>856</text:p>
          </table:table-cell>
          <table:table-cell office:value-type="float" office:value="1.1676500000000001" table:style-name="ce1">
            <text:p>1.16765</text:p>
          </table:table-cell>
          <table:table-cell office:value-type="float" office:value="1.5626800000000001E-3" table:style-name="ce1">
            <text:p>0.00156268</text:p>
          </table:table-cell>
          <table:table-cell office:value-type="float" office:value="3.4559600000000001" table:style-name="ce1">
            <text:p>3.45596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427" table:style-name="ce1">
            <text:p>427</text:p>
          </table:table-cell>
          <table:table-cell office:value-type="float" office:value="728" table:style-name="ce1">
            <text:p>728</text:p>
          </table:table-cell>
          <table:table-cell office:value-type="float" office:value="0.54035200000000005" table:style-name="ce1">
            <text:p>0.540352</text:p>
          </table:table-cell>
          <table:table-cell office:value-type="float" office:value="-7.3553900000000001E-4" table:style-name="ce1">
            <text:p>-0.000735539</text:p>
          </table:table-cell>
          <table:table-cell office:value-type="float" office:value="2.5816699999999999" table:style-name="ce1">
            <text:p>2.58167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336" table:style-name="ce1">
            <text:p>336</text:p>
          </table:table-cell>
          <table:table-cell office:value-type="float" office:value="567" table:style-name="ce1">
            <text:p>567</text:p>
          </table:table-cell>
          <table:table-cell office:value-type="float" office:value="-0.226107" table:style-name="ce1">
            <text:p>-0.226107</text:p>
          </table:table-cell>
          <table:table-cell office:value-type="float" office:value="-5.7951399999999998E-3" table:style-name="ce1">
            <text:p>-0.00579514</text:p>
          </table:table-cell>
          <table:table-cell office:value-type="float" office:value="3.02976" table:style-name="ce1">
            <text:p>3.02976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403" table:style-name="ce1">
            <text:p>403</text:p>
          </table:table-cell>
          <table:table-cell office:value-type="float" office:value="1028" table:style-name="ce1">
            <text:p>1028</text:p>
          </table:table-cell>
          <table:table-cell office:value-type="float" office:value="1.9820899999999999" table:style-name="ce1">
            <text:p>1.98209</text:p>
          </table:table-cell>
          <table:table-cell office:value-type="float" office:value="7.39027E-3" table:style-name="ce1">
            <text:p>0.00739027</text:p>
          </table:table-cell>
          <table:table-cell office:value-type="float" office:value="2.6758899999999999" table:style-name="ce1">
            <text:p>2.67589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804" table:style-name="ce1">
            <text:p>804</text:p>
          </table:table-cell>
          <table:table-cell office:value-type="float" office:value="1059" table:style-name="ce1">
            <text:p>1059</text:p>
          </table:table-cell>
          <table:table-cell office:value-type="float" office:value="2.1028199999999999" table:style-name="ce1">
            <text:p>2.10282</text:p>
          </table:table-cell>
          <table:table-cell office:value-type="float" office:value="1.0943899999999999E-2" table:style-name="ce1">
            <text:p>0.0109439</text:p>
          </table:table-cell>
          <table:table-cell office:value-type="float" office:value="0.74881699999999995" table:style-name="ce1">
            <text:p>0.748817</text:p>
          </table:table-cell>
          <table:table-cell table:number-columns-repeated="1635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44" table:style-name="ce1">
            <text:p>244</text:p>
          </table:table-cell>
          <table:table-cell office:value-type="float" office:value="856" table:style-name="ce1">
            <text:p>856</text:p>
          </table:table-cell>
          <table:table-cell office:value-type="float" office:value="1.1675800000000001" table:style-name="ce1">
            <text:p>1.16758</text:p>
          </table:table-cell>
          <table:table-cell office:value-type="float" office:value="1.56941E-3" table:style-name="ce1">
            <text:p>0.00156941</text:p>
          </table:table-cell>
          <table:table-cell office:value-type="float" office:value="3.4511599999999998" table:style-name="ce1">
            <text:p>3.45116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360" table:style-name="ce1">
            <text:p>360</text:p>
          </table:table-cell>
          <table:table-cell office:value-type="float" office:value="604" table:style-name="ce1">
            <text:p>604</text:p>
          </table:table-cell>
          <table:table-cell office:value-type="float" office:value="-5.0180299999999997E-2" table:style-name="ce1">
            <text:p>-0.0501803</text:p>
          </table:table-cell>
          <table:table-cell office:value-type="float" office:value="-4.6116100000000004E-3" table:style-name="ce1">
            <text:p>-0.00461161</text:p>
          </table:table-cell>
          <table:table-cell office:value-type="float" office:value="2.9119600000000001" table:style-name="ce1">
            <text:p>2.91196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312" table:style-name="ce1">
            <text:p>1312</text:p>
          </table:table-cell>
          <table:table-cell office:value-type="float" office:value="344" table:style-name="ce1">
            <text:p>344</text:p>
          </table:table-cell>
          <table:table-cell office:value-type="float" office:value="-1.36487" table:style-name="ce1">
            <text:p>-1.36487</text:p>
          </table:table-cell>
          <table:table-cell office:value-type="float" office:value="-5.3902799999999999E-3" table:style-name="ce1">
            <text:p>-0.00539028</text:p>
          </table:table-cell>
          <table:table-cell office:value-type="float" office:value="-1.6396900000000001" table:style-name="ce1">
            <text:p>-1.63969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807" table:style-name="ce1">
            <text:p>807</text:p>
          </table:table-cell>
          <table:table-cell office:value-type="float" office:value="304" table:style-name="ce1">
            <text:p>304</text:p>
          </table:table-cell>
          <table:table-cell office:value-type="float" office:value="-1.52152" table:style-name="ce1">
            <text:p>-1.52152</text:p>
          </table:table-cell>
          <table:table-cell office:value-type="float" office:value="-9.8921200000000008E-3" table:style-name="ce1">
            <text:p>-0.00989212</text:p>
          </table:table-cell>
          <table:table-cell office:value-type="float" office:value="0.78723600000000005" table:style-name="ce1">
            <text:p>0.787236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783" table:style-name="ce1">
            <text:p>783</text:p>
          </table:table-cell>
          <table:table-cell office:value-type="float" office:value="308" table:style-name="ce1">
            <text:p>308</text:p>
          </table:table-cell>
          <table:table-cell office:value-type="float" office:value="-1.50064" table:style-name="ce1">
            <text:p>-1.50064</text:p>
          </table:table-cell>
          <table:table-cell office:value-type="float" office:value="-9.9430600000000001E-3" table:style-name="ce1">
            <text:p>-0.00994306</text:p>
          </table:table-cell>
          <table:table-cell office:value-type="float" office:value="0.90216300000000005" table:style-name="ce1">
            <text:p>0.902163</text:p>
          </table:table-cell>
          <table:table-cell table:number-columns-repeated="1635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44" table:style-name="ce1">
            <text:p>244</text:p>
          </table:table-cell>
          <table:table-cell office:value-type="float" office:value="856" table:style-name="ce1">
            <text:p>856</text:p>
          </table:table-cell>
          <table:table-cell office:value-type="float" office:value="1.1675800000000001" table:style-name="ce1">
            <text:p>1.16758</text:p>
          </table:table-cell>
          <table:table-cell office:value-type="float" office:value="1.56941E-3" table:style-name="ce1">
            <text:p>0.00156941</text:p>
          </table:table-cell>
          <table:table-cell office:value-type="float" office:value="3.4511599999999998" table:style-name="ce1">
            <text:p>3.45116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999" table:style-name="ce1">
            <text:p>999</text:p>
          </table:table-cell>
          <table:table-cell office:value-type="float" office:value="256" table:style-name="ce1">
            <text:p>256</text:p>
          </table:table-cell>
          <table:table-cell office:value-type="float" office:value="-1.7653700000000001" table:style-name="ce1">
            <text:p>-1.76537</text:p>
          </table:table-cell>
          <table:table-cell office:value-type="float" office:value="-9.9265900000000008E-3" table:style-name="ce1">
            <text:p>-0.00992659</text:p>
          </table:table-cell>
          <table:table-cell office:value-type="float" office:value="-0.131054" table:style-name="ce1">
            <text:p>-0.131054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792" table:style-name="ce1">
            <text:p>792</text:p>
          </table:table-cell>
          <table:table-cell office:value-type="float" office:value="248" table:style-name="ce1">
            <text:p>248</text:p>
          </table:table-cell>
          <table:table-cell office:value-type="float" office:value="-1.78928" table:style-name="ce1">
            <text:p>-1.78928</text:p>
          </table:table-cell>
          <table:table-cell office:value-type="float" office:value="-1.154E-2" table:style-name="ce1">
            <text:p>-0.01154</text:p>
          </table:table-cell>
          <table:table-cell office:value-type="float" office:value="0.86315799999999998" table:style-name="ce1">
            <text:p>0.863158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208" table:style-name="ce1">
            <text:p>1208</text:p>
          </table:table-cell>
          <table:table-cell office:value-type="float" office:value="268" table:style-name="ce1">
            <text:p>268</text:p>
          </table:table-cell>
          <table:table-cell office:value-type="float" office:value="-1.7223999999999999" table:style-name="ce1">
            <text:p>-1.7224</text:p>
          </table:table-cell>
          <table:table-cell office:value-type="float" office:value="-8.1892700000000002E-3" table:style-name="ce1">
            <text:p>-0.00818927</text:p>
          </table:table-cell>
          <table:table-cell office:value-type="float" office:value="-1.1351500000000001" table:style-name="ce1">
            <text:p>-1.13515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292" table:style-name="ce1">
            <text:p>292</text:p>
          </table:table-cell>
          <table:table-cell office:value-type="float" office:value="287" table:style-name="ce1">
            <text:p>287</text:p>
          </table:table-cell>
          <table:table-cell office:value-type="float" office:value="-1.56708" table:style-name="ce1">
            <text:p>-1.56708</text:p>
          </table:table-cell>
          <table:table-cell office:value-type="float" office:value="-1.38259E-2" table:style-name="ce1">
            <text:p>-0.0138259</text:p>
          </table:table-cell>
          <table:table-cell office:value-type="float" office:value="3.2605599999999999" table:style-name="ce1">
            <text:p>3.26056</text:p>
          </table:table-cell>
          <table:table-cell table:number-columns-repeated="1635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43" table:style-name="ce1">
            <text:p>243</text:p>
          </table:table-cell>
          <table:table-cell office:value-type="float" office:value="864" table:style-name="ce1">
            <text:p>864</text:p>
          </table:table-cell>
          <table:table-cell office:value-type="float" office:value="1.2060599999999999" table:style-name="ce1">
            <text:p>1.20606</text:p>
          </table:table-cell>
          <table:table-cell office:value-type="float" office:value="1.78367E-3" table:style-name="ce1">
            <text:p>0.00178367</text:p>
          </table:table-cell>
          <table:table-cell office:value-type="float" office:value="3.4554" table:style-name="ce1">
            <text:p>3.4554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548" table:style-name="ce1">
            <text:p>548</text:p>
          </table:table-cell>
          <table:table-cell office:value-type="float" office:value="680" table:style-name="ce1">
            <text:p>680</text:p>
          </table:table-cell>
          <table:table-cell office:value-type="float" office:value="0.30147299999999999" table:style-name="ce1">
            <text:p>0.301473</text:p>
          </table:table-cell>
          <table:table-cell office:value-type="float" office:value="-1.24759E-3" table:style-name="ce1">
            <text:p>-0.00124759</text:p>
          </table:table-cell>
          <table:table-cell office:value-type="float" office:value="2.0042" table:style-name="ce1">
            <text:p>2.0042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884" table:style-name="ce1">
            <text:p>884</text:p>
          </table:table-cell>
          <table:table-cell office:value-type="float" office:value="784" table:style-name="ce1">
            <text:p>784</text:p>
          </table:table-cell>
          <table:table-cell office:value-type="float" office:value="0.77717199999999997" table:style-name="ce1">
            <text:p>0.777172</text:p>
          </table:table-cell>
          <table:table-cell office:value-type="float" office:value="3.8854200000000001E-3" table:style-name="ce1">
            <text:p>0.00388542</text:p>
          </table:table-cell>
          <table:table-cell office:value-type="float" office:value="0.38403599999999999" table:style-name="ce1">
            <text:p>0.384036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880" table:style-name="ce1">
            <text:p>880</text:p>
          </table:table-cell>
          <table:table-cell office:value-type="float" office:value="800" table:style-name="ce1">
            <text:p>800</text:p>
          </table:table-cell>
          <table:table-cell office:value-type="float" office:value="0.85425399999999996" table:style-name="ce1">
            <text:p>0.854254</text:p>
          </table:table-cell>
          <table:table-cell office:value-type="float" office:value="4.3004999999999996E-3" table:style-name="ce1">
            <text:p>0.0043005</text:p>
          </table:table-cell>
          <table:table-cell office:value-type="float" office:value="0.40211799999999998" table:style-name="ce1">
            <text:p>0.402118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251" table:style-name="ce1">
            <text:p>251</text:p>
          </table:table-cell>
          <table:table-cell office:value-type="float" office:value="643" table:style-name="ce1">
            <text:p>643</text:p>
          </table:table-cell>
          <table:table-cell office:value-type="float" office:value="0.14465700000000001" table:style-name="ce1">
            <text:p>0.144657</text:p>
          </table:table-cell>
          <table:table-cell office:value-type="float" office:value="-4.2674499999999999E-3" table:style-name="ce1">
            <text:p>-0.00426745</text:p>
          </table:table-cell>
          <table:table-cell office:value-type="float" office:value="3.4324599999999998" table:style-name="ce1">
            <text:p>3.43246</text:p>
          </table:table-cell>
          <table:table-cell table:number-columns-repeated="1635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44" table:style-name="ce1">
            <text:p>244</text:p>
          </table:table-cell>
          <table:table-cell office:value-type="float" office:value="859" table:style-name="ce1">
            <text:p>859</text:p>
          </table:table-cell>
          <table:table-cell office:value-type="float" office:value="1.1819900000000001" table:style-name="ce1">
            <text:p>1.18199</text:p>
          </table:table-cell>
          <table:table-cell office:value-type="float" office:value="1.6522799999999999E-3" table:style-name="ce1">
            <text:p>0.00165228</text:p>
          </table:table-cell>
          <table:table-cell office:value-type="float" office:value="3.4509500000000002" table:style-name="ce1">
            <text:p>3.45095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788" table:style-name="ce1">
            <text:p>788</text:p>
          </table:table-cell>
          <table:table-cell office:value-type="float" office:value="1028" table:style-name="ce1">
            <text:p>1028</text:p>
          </table:table-cell>
          <table:table-cell office:value-type="float" office:value="1.9551400000000001" table:style-name="ce1">
            <text:p>1.95514</text:p>
          </table:table-cell>
          <table:table-cell office:value-type="float" office:value="9.9799699999999995E-3" table:style-name="ce1">
            <text:p>0.00997997</text:p>
          </table:table-cell>
          <table:table-cell office:value-type="float" office:value="0.82779000000000003" table:style-name="ce1">
            <text:p>0.8277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799" table:style-name="ce1">
            <text:p>799</text:p>
          </table:table-cell>
          <table:table-cell office:value-type="float" office:value="1027" table:style-name="ce1">
            <text:p>1027</text:p>
          </table:table-cell>
          <table:table-cell office:value-type="float" office:value="1.94956" table:style-name="ce1">
            <text:p>1.94956</text:p>
          </table:table-cell>
          <table:table-cell office:value-type="float" office:value="1.00263E-2" table:style-name="ce1">
            <text:p>0.0100263</text:p>
          </table:table-cell>
          <table:table-cell office:value-type="float" office:value="0.775057" table:style-name="ce1">
            <text:p>0.775057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332" table:style-name="ce1">
            <text:p>332</text:p>
          </table:table-cell>
          <table:table-cell office:value-type="float" office:value="639" table:style-name="ce1">
            <text:p>639</text:p>
          </table:table-cell>
          <table:table-cell office:value-type="float" office:value="0.119786" table:style-name="ce1">
            <text:p>0.119786</text:p>
          </table:table-cell>
          <table:table-cell office:value-type="float" office:value="-3.8330999999999999E-3" table:style-name="ce1">
            <text:p>-0.0038331</text:p>
          </table:table-cell>
          <table:table-cell office:value-type="float" office:value="3.04392" table:style-name="ce1">
            <text:p>3.04392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199" table:style-name="ce1">
            <text:p>1199</text:p>
          </table:table-cell>
          <table:table-cell office:value-type="float" office:value="979" table:style-name="ce1">
            <text:p>979</text:p>
          </table:table-cell>
          <table:table-cell office:value-type="float" office:value="1.69116" table:style-name="ce1">
            <text:p>1.69116</text:p>
          </table:table-cell>
          <table:table-cell office:value-type="float" office:value="1.1391E-2" table:style-name="ce1">
            <text:p>0.011391</text:p>
          </table:table-cell>
          <table:table-cell office:value-type="float" office:value="-1.1416900000000001" table:style-name="ce1">
            <text:p>-1.14169</text:p>
          </table:table-cell>
          <table:table-cell table:number-columns-repeated="1635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44" table:style-name="ce1">
            <text:p>244</text:p>
          </table:table-cell>
          <table:table-cell office:value-type="float" office:value="864" table:style-name="ce1">
            <text:p>864</text:p>
          </table:table-cell>
          <table:table-cell office:value-type="float" office:value="1.2059899999999999" table:style-name="ce1">
            <text:p>1.20599</text:p>
          </table:table-cell>
          <table:table-cell office:value-type="float" office:value="1.7903999999999999E-3" table:style-name="ce1">
            <text:p>0.0017904</text:p>
          </table:table-cell>
          <table:table-cell office:value-type="float" office:value="3.4506000000000001" table:style-name="ce1">
            <text:p>3.4506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439" table:style-name="ce1">
            <text:p>439</text:p>
          </table:table-cell>
          <table:table-cell office:value-type="float" office:value="992" table:style-name="ce1">
            <text:p>992</text:p>
          </table:table-cell>
          <table:table-cell office:value-type="float" office:value="1.8067599999999999" table:style-name="ce1">
            <text:p>1.80676</text:p>
          </table:table-cell>
          <table:table-cell office:value-type="float" office:value="6.63796E-3" table:style-name="ce1">
            <text:p>0.00663796</text:p>
          </table:table-cell>
          <table:table-cell office:value-type="float" office:value="2.5055999999999998" table:style-name="ce1">
            <text:p>2.5056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799" table:style-name="ce1">
            <text:p>799</text:p>
          </table:table-cell>
          <table:table-cell office:value-type="float" office:value="1036" table:style-name="ce1">
            <text:p>1036</text:p>
          </table:table-cell>
          <table:table-cell office:value-type="float" office:value="1.9927699999999999" table:style-name="ce1">
            <text:p>1.99277</text:p>
          </table:table-cell>
          <table:table-cell office:value-type="float" office:value="1.0274999999999999E-2" table:style-name="ce1">
            <text:p>0.010275</text:p>
          </table:table-cell>
          <table:table-cell office:value-type="float" office:value="0.77442800000000001" table:style-name="ce1">
            <text:p>0.774428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443" table:style-name="ce1">
            <text:p>443</text:p>
          </table:table-cell>
          <table:table-cell office:value-type="float" office:value="784" table:style-name="ce1">
            <text:p>784</text:p>
          </table:table-cell>
          <table:table-cell office:value-type="float" office:value="0.80804200000000004" table:style-name="ce1">
            <text:p>0.808042</text:p>
          </table:table-cell>
          <table:table-cell office:value-type="float" office:value="9.1903799999999995E-4" table:style-name="ce1">
            <text:p>0.000919038</text:p>
          </table:table-cell>
          <table:table-cell office:value-type="float" office:value="2.50095" table:style-name="ce1">
            <text:p>2.50095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200" table:style-name="ce1">
            <text:p>1200</text:p>
          </table:table-cell>
          <table:table-cell office:value-type="float" office:value="972" table:style-name="ce1">
            <text:p>972</text:p>
          </table:table-cell>
          <table:table-cell office:value-type="float" office:value="1.6574899999999999" table:style-name="ce1">
            <text:p>1.65749</text:p>
          </table:table-cell>
          <table:table-cell office:value-type="float" office:value="1.12043E-2" table:style-name="ce1">
            <text:p>0.0112043</text:p>
          </table:table-cell>
          <table:table-cell office:value-type="float" office:value="-1.1459999999999999" table:style-name="ce1">
            <text:p>-1.146</text:p>
          </table:table-cell>
          <table:table-cell table:number-columns-repeated="1635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43" table:style-name="ce1">
            <text:p>243</text:p>
          </table:table-cell>
          <table:table-cell office:value-type="float" office:value="867" table:style-name="ce1">
            <text:p>867</text:p>
          </table:table-cell>
          <table:table-cell office:value-type="float" office:value="1.2204600000000001" table:style-name="ce1">
            <text:p>1.22046</text:p>
          </table:table-cell>
          <table:table-cell office:value-type="float" office:value="1.86655E-3" table:style-name="ce1">
            <text:p>0.00186655</text:p>
          </table:table-cell>
          <table:table-cell office:value-type="float" office:value="3.45519" table:style-name="ce1">
            <text:p>3.45519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319" table:style-name="ce1">
            <text:p>319</text:p>
          </table:table-cell>
          <table:table-cell office:value-type="float" office:value="587" table:style-name="ce1">
            <text:p>587</text:p>
          </table:table-cell>
          <table:table-cell office:value-type="float" office:value="-0.128913" table:style-name="ce1">
            <text:p>-0.128913</text:p>
          </table:table-cell>
          <table:table-cell office:value-type="float" office:value="-5.3570099999999997E-3" table:style-name="ce1">
            <text:p>-0.00535701</text:p>
          </table:table-cell>
          <table:table-cell office:value-type="float" office:value="3.1099600000000001" table:style-name="ce1">
            <text:p>3.10996</text:p>
          </table:table-cell>
          <table:table-cell table:number-columns-repeated="16371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43" table:style-name="ce1">
            <text:p>243</text:p>
          </table:table-cell>
          <table:table-cell office:value-type="float" office:value="872" table:style-name="ce1">
            <text:p>872</text:p>
          </table:table-cell>
          <table:table-cell office:value-type="float" office:value="1.2444599999999999" table:style-name="ce1">
            <text:p>1.24446</text:p>
          </table:table-cell>
          <table:table-cell office:value-type="float" office:value="2.0046700000000001E-3" table:style-name="ce1">
            <text:p>0.00200467</text:p>
          </table:table-cell>
          <table:table-cell office:value-type="float" office:value="3.4548399999999999" table:style-name="ce1">
            <text:p>3.45484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312" table:style-name="ce1">
            <text:p>312</text:p>
          </table:table-cell>
          <table:table-cell office:value-type="float" office:value="547" table:style-name="ce1">
            <text:p>547</text:p>
          </table:table-cell>
          <table:table-cell office:value-type="float" office:value="-0.32042999999999999" table:style-name="ce1">
            <text:p>-0.32043</text:p>
          </table:table-cell>
          <table:table-cell office:value-type="float" office:value="-6.5090599999999997E-3" table:style-name="ce1">
            <text:p>-0.00650906</text:p>
          </table:table-cell>
          <table:table-cell office:value-type="float" office:value="3.14636" table:style-name="ce1">
            <text:p>3.14636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444" table:style-name="ce1">
            <text:p>444</text:p>
          </table:table-cell>
          <table:table-cell office:value-type="float" office:value="336" table:style-name="ce1">
            <text:p>336</text:p>
          </table:table-cell>
          <table:table-cell office:value-type="float" office:value="-1.3425100000000001" table:style-name="ce1">
            <text:p>-1.34251</text:p>
          </table:table-cell>
          <table:table-cell office:value-type="float" office:value="-1.1449900000000001E-2" table:style-name="ce1">
            <text:p>-0.0114499</text:p>
          </table:table-cell>
          <table:table-cell office:value-type="float" office:value="2.5274899999999998" table:style-name="ce1">
            <text:p>2.52749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399" table:style-name="ce1">
            <text:p>399</text:p>
          </table:table-cell>
          <table:table-cell office:value-type="float" office:value="580" table:style-name="ce1">
            <text:p>580</text:p>
          </table:table-cell>
          <table:table-cell office:value-type="float" office:value="-0.16811499999999999" table:style-name="ce1">
            <text:p>-0.168115</text:p>
          </table:table-cell>
          <table:table-cell office:value-type="float" office:value="-5.0122600000000002E-3" table:style-name="ce1">
            <text:p>-0.00501226</text:p>
          </table:table-cell>
          <table:table-cell office:value-type="float" office:value="2.7264300000000001" table:style-name="ce1">
            <text:p>2.72643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456" table:style-name="ce1">
            <text:p>456</text:p>
          </table:table-cell>
          <table:table-cell office:value-type="float" office:value="983" table:style-name="ce1">
            <text:p>983</text:p>
          </table:table-cell>
          <table:table-cell office:value-type="float" office:value="1.76237" table:style-name="ce1">
            <text:p>1.76237</text:p>
          </table:table-cell>
          <table:table-cell office:value-type="float" office:value="6.5036900000000003E-3" table:style-name="ce1">
            <text:p>0.00650369</text:p>
          </table:table-cell>
          <table:table-cell office:value-type="float" office:value="2.42462" table:style-name="ce1">
            <text:p>2.42462</text:p>
          </table:table-cell>
          <table:table-cell table:number-columns-repeated="1635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44" table:style-name="ce1">
            <text:p>244</text:p>
          </table:table-cell>
          <table:table-cell office:value-type="float" office:value="871" table:style-name="ce1">
            <text:p>871</text:p>
          </table:table-cell>
          <table:table-cell office:value-type="float" office:value="1.23959" table:style-name="ce1">
            <text:p>1.23959</text:p>
          </table:table-cell>
          <table:table-cell office:value-type="float" office:value="1.9837700000000002E-3" table:style-name="ce1">
            <text:p>0.00198377</text:p>
          </table:table-cell>
          <table:table-cell office:value-type="float" office:value="3.45011" table:style-name="ce1">
            <text:p>3.45011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24" table:style-name="ce1">
            <text:p>324</text:p>
          </table:table-cell>
          <table:table-cell office:value-type="float" office:value="584" table:style-name="ce1">
            <text:p>584</text:p>
          </table:table-cell>
          <table:table-cell office:value-type="float" office:value="-0.14366399999999999" table:style-name="ce1">
            <text:p>-0.143664</text:p>
          </table:table-cell>
          <table:table-cell office:value-type="float" office:value="-5.4062499999999996E-3" table:style-name="ce1">
            <text:p>-0.00540625</text:p>
          </table:table-cell>
          <table:table-cell office:value-type="float" office:value="3.0861700000000001" table:style-name="ce1">
            <text:p>3.08617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448" table:style-name="ce1">
            <text:p>448</text:p>
          </table:table-cell>
          <table:table-cell office:value-type="float" office:value="660" table:style-name="ce1">
            <text:p>660</text:p>
          </table:table-cell>
          <table:table-cell office:value-type="float" office:value="0.21246999999999999" table:style-name="ce1">
            <text:p>0.21247</text:p>
          </table:table-cell>
          <table:table-cell office:value-type="float" office:value="-2.4727299999999998E-3" table:style-name="ce1">
            <text:p>-0.00247273</text:p>
          </table:table-cell>
          <table:table-cell office:value-type="float" office:value="2.4856199999999999" table:style-name="ce1">
            <text:p>2.4856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411" table:style-name="ce1">
            <text:p>411</text:p>
          </table:table-cell>
          <table:table-cell office:value-type="float" office:value="971" table:style-name="ce1">
            <text:p>971</text:p>
          </table:table-cell>
          <table:table-cell office:value-type="float" office:value="1.7079200000000001" table:style-name="ce1">
            <text:p>1.70792</text:p>
          </table:table-cell>
          <table:table-cell office:value-type="float" office:value="5.8695099999999997E-3" table:style-name="ce1">
            <text:p>0.00586951</text:p>
          </table:table-cell>
          <table:table-cell office:value-type="float" office:value="2.64147" table:style-name="ce1">
            <text:p>2.64147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724" table:style-name="ce1">
            <text:p>724</text:p>
          </table:table-cell>
          <table:table-cell office:value-type="float" office:value="315" table:style-name="ce1">
            <text:p>315</text:p>
          </table:table-cell>
          <table:table-cell office:value-type="float" office:value="-1.4629099999999999" table:style-name="ce1">
            <text:p>-1.46291</text:p>
          </table:table-cell>
          <table:table-cell office:value-type="float" office:value="-1.01466E-2" table:style-name="ce1">
            <text:p>-0.0101466</text:p>
          </table:table-cell>
          <table:table-cell office:value-type="float" office:value="1.18489" table:style-name="ce1">
            <text:p>1.18489</text:p>
          </table:table-cell>
          <table:table-cell table:number-columns-repeated="1635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39" table:style-name="ce1">
            <text:p>239</text:p>
          </table:table-cell>
          <table:table-cell office:value-type="float" office:value="872" table:style-name="ce1">
            <text:p>872</text:p>
          </table:table-cell>
          <table:table-cell office:value-type="float" office:value="1.24474" table:style-name="ce1">
            <text:p>1.24474</text:p>
          </table:table-cell>
          <table:table-cell office:value-type="float" office:value="1.9777599999999998E-3" table:style-name="ce1">
            <text:p>0.00197776</text:p>
          </table:table-cell>
          <table:table-cell office:value-type="float" office:value="3.47404" table:style-name="ce1">
            <text:p>3.47404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164" table:style-name="ce1">
            <text:p>1164</text:p>
          </table:table-cell>
          <table:table-cell office:value-type="float" office:value="136" table:style-name="ce1">
            <text:p>136</text:p>
          </table:table-cell>
          <table:table-cell office:value-type="float" office:value="-2.3529399999999998" table:style-name="ce1">
            <text:p>-2.35294</text:p>
          </table:table-cell>
          <table:table-cell office:value-type="float" office:value="-1.2131599999999999E-2" table:style-name="ce1">
            <text:p>-0.0121316</text:p>
          </table:table-cell>
          <table:table-cell office:value-type="float" office:value="-0.91470099999999999" table:style-name="ce1">
            <text:p>-0.914701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295" table:style-name="ce1">
            <text:p>1295</text:p>
          </table:table-cell>
          <table:table-cell office:value-type="float" office:value="111" table:style-name="ce1">
            <text:p>111</text:p>
          </table:table-cell>
          <table:table-cell office:value-type="float" office:value="-2.4821200000000001" table:style-name="ce1">
            <text:p>-2.48212</text:p>
          </table:table-cell>
          <table:table-cell office:value-type="float" office:value="-1.19411E-2" table:style-name="ce1">
            <text:p>-0.0119411</text:p>
          </table:table-cell>
          <table:table-cell office:value-type="float" office:value="-1.54179" table:style-name="ce1">
            <text:p>-1.54179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796" table:style-name="ce1">
            <text:p>796</text:p>
          </table:table-cell>
          <table:table-cell office:value-type="float" office:value="192" table:style-name="ce1">
            <text:p>192</text:p>
          </table:table-cell>
          <table:table-cell office:value-type="float" office:value="-2.05837" table:style-name="ce1">
            <text:p>-2.05837</text:p>
          </table:table-cell>
          <table:table-cell office:value-type="float" office:value="-1.306E-2" table:style-name="ce1">
            <text:p>-0.01306</text:p>
          </table:table-cell>
          <table:table-cell office:value-type="float" office:value="0.84787500000000005" table:style-name="ce1">
            <text:p>0.847875</text:p>
          </table:table-cell>
          <table:table-cell table:number-columns-repeated="16357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43" table:style-name="ce1">
            <text:p>243</text:p>
          </table:table-cell>
          <table:table-cell office:value-type="float" office:value="872" table:style-name="ce1">
            <text:p>872</text:p>
          </table:table-cell>
          <table:table-cell office:value-type="float" office:value="1.2444599999999999" table:style-name="ce1">
            <text:p>1.24446</text:p>
          </table:table-cell>
          <table:table-cell office:value-type="float" office:value="2.0046700000000001E-3" table:style-name="ce1">
            <text:p>0.00200467</text:p>
          </table:table-cell>
          <table:table-cell office:value-type="float" office:value="3.4548399999999999" table:style-name="ce1">
            <text:p>3.45484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096" table:style-name="ce1">
            <text:p>1096</text:p>
          </table:table-cell>
          <table:table-cell office:value-type="float" office:value="316" table:style-name="ce1">
            <text:p>316</text:p>
          </table:table-cell>
          <table:table-cell office:value-type="float" office:value="-1.4841500000000001" table:style-name="ce1">
            <text:p>-1.48415</text:p>
          </table:table-cell>
          <table:table-cell office:value-type="float" office:value="-7.6166799999999998E-3" table:style-name="ce1">
            <text:p>-0.00761668</text:p>
          </table:table-cell>
          <table:table-cell office:value-type="float" office:value="-0.60087699999999999" table:style-name="ce1">
            <text:p>-0.600877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211" table:style-name="ce1">
            <text:p>1211</text:p>
          </table:table-cell>
          <table:table-cell office:value-type="float" office:value="323" table:style-name="ce1">
            <text:p>323</text:p>
          </table:table-cell>
          <table:table-cell office:value-type="float" office:value="-1.4585999999999999" table:style-name="ce1">
            <text:p>-1.4586</text:p>
          </table:table-cell>
          <table:table-cell office:value-type="float" office:value="-6.6497600000000002E-3" table:style-name="ce1">
            <text:p>-0.00664976</text:p>
          </table:table-cell>
          <table:table-cell office:value-type="float" office:value="-1.1534" table:style-name="ce1">
            <text:p>-1.1534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699" table:style-name="ce1">
            <text:p>699</text:p>
          </table:table-cell>
          <table:table-cell office:value-type="float" office:value="335" table:style-name="ce1">
            <text:p>335</text:p>
          </table:table-cell>
          <table:table-cell office:value-type="float" office:value="-1.3651599999999999" table:style-name="ce1">
            <text:p>-1.36516</text:p>
          </table:table-cell>
          <table:table-cell office:value-type="float" office:value="-9.7622300000000002E-3" table:style-name="ce1">
            <text:p>-0.00976223</text:p>
          </table:table-cell>
          <table:table-cell office:value-type="float" office:value="1.30349" table:style-name="ce1">
            <text:p>1.30349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863" table:style-name="ce1">
            <text:p>863</text:p>
          </table:table-cell>
          <table:table-cell office:value-type="float" office:value="403" table:style-name="ce1">
            <text:p>403</text:p>
          </table:table-cell>
          <table:table-cell office:value-type="float" office:value="-1.05023" table:style-name="ce1">
            <text:p>-1.05023</text:p>
          </table:table-cell>
          <table:table-cell office:value-type="float" office:value="-6.7806400000000001E-3" table:style-name="ce1">
            <text:p>-0.00678064</text:p>
          </table:table-cell>
          <table:table-cell office:value-type="float" office:value="0.51149599999999995" table:style-name="ce1">
            <text:p>0.511496</text:p>
          </table:table-cell>
          <table:table-cell table:number-columns-repeated="1635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40" table:style-name="ce1">
            <text:p>240</text:p>
          </table:table-cell>
          <table:table-cell office:value-type="float" office:value="875" table:style-name="ce1">
            <text:p>875</text:p>
          </table:table-cell>
          <table:table-cell office:value-type="float" office:value="1.2590699999999999" table:style-name="ce1">
            <text:p>1.25907</text:p>
          </table:table-cell>
          <table:table-cell office:value-type="float" office:value="2.0673599999999999E-3" table:style-name="ce1">
            <text:p>0.00206736</text:p>
          </table:table-cell>
          <table:table-cell office:value-type="float" office:value="3.4690300000000001" table:style-name="ce1">
            <text:p>3.46903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668" table:style-name="ce1">
            <text:p>668</text:p>
          </table:table-cell>
          <table:table-cell office:value-type="float" office:value="1047" table:style-name="ce1">
            <text:p>1047</text:p>
          </table:table-cell>
          <table:table-cell office:value-type="float" office:value="2.0547399999999998" table:style-name="ce1">
            <text:p>2.05474</text:p>
          </table:table-cell>
          <table:table-cell office:value-type="float" office:value="9.6976500000000004E-3" table:style-name="ce1">
            <text:p>0.00969765</text:p>
          </table:table-cell>
          <table:table-cell office:value-type="float" office:value="1.40249" table:style-name="ce1">
            <text:p>1.40249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936" table:style-name="ce1">
            <text:p>936</text:p>
          </table:table-cell>
          <table:table-cell office:value-type="float" office:value="1064" table:style-name="ce1">
            <text:p>1064</text:p>
          </table:table-cell>
          <table:table-cell office:value-type="float" office:value="2.1175799999999998" table:style-name="ce1">
            <text:p>2.11758</text:p>
          </table:table-cell>
          <table:table-cell office:value-type="float" office:value="1.197E-2" table:style-name="ce1">
            <text:p>0.01197</text:p>
          </table:table-cell>
          <table:table-cell office:value-type="float" office:value="0.11483400000000001" table:style-name="ce1">
            <text:p>0.114834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200" table:style-name="ce1">
            <text:p>1200</text:p>
          </table:table-cell>
          <table:table-cell office:value-type="float" office:value="1116" table:style-name="ce1">
            <text:p>1116</text:p>
          </table:table-cell>
          <table:table-cell office:value-type="float" office:value="2.3487100000000001" table:style-name="ce1">
            <text:p>2.34871</text:p>
          </table:table-cell>
          <table:table-cell office:value-type="float" office:value="1.51822E-2" table:style-name="ce1">
            <text:p>0.0151822</text:p>
          </table:table-cell>
          <table:table-cell office:value-type="float" office:value="-1.1560699999999999" table:style-name="ce1">
            <text:p>-1.15607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315" table:style-name="ce1">
            <text:p>315</text:p>
          </table:table-cell>
          <table:table-cell office:value-type="float" office:value="632" table:style-name="ce1">
            <text:p>632</text:p>
          </table:table-cell>
          <table:table-cell office:value-type="float" office:value="8.73747E-2" table:style-name="ce1">
            <text:p>0.0873747</text:p>
          </table:table-cell>
          <table:table-cell office:value-type="float" office:value="-4.1408199999999999E-3" table:style-name="ce1">
            <text:p>-0.00414082</text:p>
          </table:table-cell>
          <table:table-cell office:value-type="float" office:value="3.12601" table:style-name="ce1">
            <text:p>3.12601</text:p>
          </table:table-cell>
          <table:table-cell table:number-columns-repeated="1635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43" table:style-name="ce1">
            <text:p>243</text:p>
          </table:table-cell>
          <table:table-cell office:value-type="float" office:value="876" table:style-name="ce1">
            <text:p>876</text:p>
          </table:table-cell>
          <table:table-cell office:value-type="float" office:value="1.26366" table:style-name="ce1">
            <text:p>1.26366</text:p>
          </table:table-cell>
          <table:table-cell office:value-type="float" office:value="2.11516E-3" table:style-name="ce1">
            <text:p>0.00211516</text:p>
          </table:table-cell>
          <table:table-cell office:value-type="float" office:value="3.4545599999999999" table:style-name="ce1">
            <text:p>3.45456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807" table:style-name="ce1">
            <text:p>807</text:p>
          </table:table-cell>
          <table:table-cell office:value-type="float" office:value="979" table:style-name="ce1">
            <text:p>979</text:p>
          </table:table-cell>
          <table:table-cell office:value-type="float" office:value="1.7185999999999999" table:style-name="ce1">
            <text:p>1.7186</text:p>
          </table:table-cell>
          <table:table-cell office:value-type="float" office:value="8.7541900000000002E-3" table:style-name="ce1">
            <text:p>0.00875419</text:p>
          </table:table-cell>
          <table:table-cell office:value-type="float" office:value="0.74001300000000003" table:style-name="ce1">
            <text:p>0.740013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399" table:style-name="ce1">
            <text:p>399</text:p>
          </table:table-cell>
          <table:table-cell office:value-type="float" office:value="795" table:style-name="ce1">
            <text:p>795</text:p>
          </table:table-cell>
          <table:table-cell office:value-type="float" office:value="0.86392400000000003" table:style-name="ce1">
            <text:p>0.863924</text:p>
          </table:table-cell>
          <table:table-cell office:value-type="float" office:value="9.26939E-4" table:style-name="ce1">
            <text:p>0.000926939</text:p>
          </table:table-cell>
          <table:table-cell office:value-type="float" office:value="2.7113900000000002" table:style-name="ce1">
            <text:p>2.71139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783" table:style-name="ce1">
            <text:p>783</text:p>
          </table:table-cell>
          <table:table-cell office:value-type="float" office:value="976" table:style-name="ce1">
            <text:p>976</text:p>
          </table:table-cell>
          <table:table-cell office:value-type="float" office:value="1.7058800000000001" table:style-name="ce1">
            <text:p>1.70588</text:p>
          </table:table-cell>
          <table:table-cell office:value-type="float" office:value="8.5098799999999992E-3" table:style-name="ce1">
            <text:p>0.00850988</text:p>
          </table:table-cell>
          <table:table-cell office:value-type="float" office:value="0.85542899999999999" table:style-name="ce1">
            <text:p>0.855429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207" table:style-name="ce1">
            <text:p>1207</text:p>
          </table:table-cell>
          <table:table-cell office:value-type="float" office:value="1027" table:style-name="ce1">
            <text:p>1027</text:p>
          </table:table-cell>
          <table:table-cell office:value-type="float" office:value="1.921" table:style-name="ce1">
            <text:p>1.921</text:p>
          </table:table-cell>
          <table:table-cell office:value-type="float" office:value="1.2770699999999999E-2" table:style-name="ce1">
            <text:p>0.0127707</text:p>
          </table:table-cell>
          <table:table-cell office:value-type="float" office:value="-1.1834499999999999" table:style-name="ce1">
            <text:p>-1.18345</text:p>
          </table:table-cell>
          <table:table-cell table:number-columns-repeated="1635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44" table:style-name="ce1">
            <text:p>244</text:p>
          </table:table-cell>
          <table:table-cell office:value-type="float" office:value="879" table:style-name="ce1">
            <text:p>879</text:p>
          </table:table-cell>
          <table:table-cell office:value-type="float" office:value="1.27799" table:style-name="ce1">
            <text:p>1.27799</text:p>
          </table:table-cell>
          <table:table-cell office:value-type="float" office:value="2.2047600000000001E-3" table:style-name="ce1">
            <text:p>0.00220476</text:p>
          </table:table-cell>
          <table:table-cell office:value-type="float" office:value="3.4495499999999999" table:style-name="ce1">
            <text:p>3.44955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412" table:style-name="ce1">
            <text:p>412</text:p>
          </table:table-cell>
          <table:table-cell office:value-type="float" office:value="1039" table:style-name="ce1">
            <text:p>1039</text:p>
          </table:table-cell>
          <table:table-cell office:value-type="float" office:value="2.0342600000000002" table:style-name="ce1">
            <text:p>2.03426</text:p>
          </table:table-cell>
          <table:table-cell office:value-type="float" office:value="7.7546799999999999E-3" table:style-name="ce1">
            <text:p>0.00775468</text:p>
          </table:table-cell>
          <table:table-cell office:value-type="float" office:value="2.63192" table:style-name="ce1">
            <text:p>2.63192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367" table:style-name="ce1">
            <text:p>367</text:p>
          </table:table-cell>
          <table:table-cell office:value-type="float" office:value="627" table:style-name="ce1">
            <text:p>627</text:p>
          </table:table-cell>
          <table:table-cell office:value-type="float" office:value="5.9733799999999997E-2" table:style-name="ce1">
            <text:p>0.0597338</text:p>
          </table:table-cell>
          <table:table-cell office:value-type="float" office:value="-3.9291700000000001E-3" table:style-name="ce1">
            <text:p>-0.00392917</text:p>
          </table:table-cell>
          <table:table-cell office:value-type="float" office:value="2.8767499999999999" table:style-name="ce1">
            <text:p>2.87675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484" table:style-name="ce1">
            <text:p>484</text:p>
          </table:table-cell>
          <table:table-cell office:value-type="float" office:value="712" table:style-name="ce1">
            <text:p>712</text:p>
          </table:table-cell>
          <table:table-cell office:value-type="float" office:value="0.459559" table:style-name="ce1">
            <text:p>0.459559</text:p>
          </table:table-cell>
          <table:table-cell office:value-type="float" office:value="-7.9411599999999998E-4" table:style-name="ce1">
            <text:p>-0.000794116</text:p>
          </table:table-cell>
          <table:table-cell office:value-type="float" office:value="2.3091699999999999" table:style-name="ce1">
            <text:p>2.30917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883" table:style-name="ce1">
            <text:p>883</text:p>
          </table:table-cell>
          <table:table-cell office:value-type="float" office:value="1071" table:style-name="ce1">
            <text:p>1071</text:p>
          </table:table-cell>
          <table:table-cell office:value-type="float" office:value="2.15489" table:style-name="ce1">
            <text:p>2.15489</text:p>
          </table:table-cell>
          <table:table-cell office:value-type="float" office:value="1.1806799999999999E-2" table:style-name="ce1">
            <text:p>0.0118068</text:p>
          </table:table-cell>
          <table:table-cell office:value-type="float" office:value="0.36875799999999997" table:style-name="ce1">
            <text:p>0.368758</text:p>
          </table:table-cell>
          <table:table-cell table:number-columns-repeated="1635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43" table:style-name="ce1">
            <text:p>243</text:p>
          </table:table-cell>
          <table:table-cell office:value-type="float" office:value="879" table:style-name="ce1">
            <text:p>879</text:p>
          </table:table-cell>
          <table:table-cell office:value-type="float" office:value="1.27806" table:style-name="ce1">
            <text:p>1.27806</text:p>
          </table:table-cell>
          <table:table-cell office:value-type="float" office:value="2.1980400000000001E-3" table:style-name="ce1">
            <text:p>0.00219804</text:p>
          </table:table-cell>
          <table:table-cell office:value-type="float" office:value="3.4543499999999998" table:style-name="ce1">
            <text:p>3.45435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020" table:style-name="ce1">
            <text:p>1020</text:p>
          </table:table-cell>
          <table:table-cell office:value-type="float" office:value="88" table:style-name="ce1">
            <text:p>88</text:p>
          </table:table-cell>
          <table:table-cell office:value-type="float" office:value="-2.5732699999999999" table:style-name="ce1">
            <text:p>-2.57327</text:p>
          </table:table-cell>
          <table:table-cell office:value-type="float" office:value="-1.44262E-2" table:style-name="ce1">
            <text:p>-0.0144262</text:p>
          </table:table-cell>
          <table:table-cell office:value-type="float" office:value="-0.220106" table:style-name="ce1">
            <text:p>-0.220106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303" table:style-name="ce1">
            <text:p>303</text:p>
          </table:table-cell>
          <table:table-cell office:value-type="float" office:value="560" table:style-name="ce1">
            <text:p>560</text:p>
          </table:table-cell>
          <table:table-cell office:value-type="float" office:value="-0.25739800000000002" table:style-name="ce1">
            <text:p>-0.257398</text:p>
          </table:table-cell>
          <table:table-cell office:value-type="float" office:value="-6.21048E-3" table:style-name="ce1">
            <text:p>-0.00621048</text:p>
          </table:table-cell>
          <table:table-cell office:value-type="float" office:value="3.18865" table:style-name="ce1">
            <text:p>3.18865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736" table:style-name="ce1">
            <text:p>736</text:p>
          </table:table-cell>
          <table:table-cell office:value-type="float" office:value="308" table:style-name="ce1">
            <text:p>308</text:p>
          </table:table-cell>
          <table:table-cell office:value-type="float" office:value="-1.49735" table:style-name="ce1">
            <text:p>-1.49735</text:p>
          </table:table-cell>
          <table:table-cell office:value-type="float" office:value="-1.02592E-2" table:style-name="ce1">
            <text:p>-0.0102592</text:p>
          </table:table-cell>
          <table:table-cell office:value-type="float" office:value="1.1277699999999999" table:style-name="ce1">
            <text:p>1.12777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343" table:style-name="ce1">
            <text:p>1343</text:p>
          </table:table-cell>
          <table:table-cell office:value-type="float" office:value="79" table:style-name="ce1">
            <text:p>79</text:p>
          </table:table-cell>
          <table:table-cell office:value-type="float" office:value="-2.6390799999999999" table:style-name="ce1">
            <text:p>-2.63908</text:p>
          </table:table-cell>
          <table:table-cell office:value-type="float" office:value="-1.25022E-2" table:style-name="ce1">
            <text:p>-0.0125022</text:p>
          </table:table-cell>
          <table:table-cell office:value-type="float" office:value="-1.76996" table:style-name="ce1">
            <text:p>-1.76996</text:p>
          </table:table-cell>
          <table:table-cell table:number-columns-repeated="1635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44" table:style-name="ce1">
            <text:p>244</text:p>
          </table:table-cell>
          <table:table-cell office:value-type="float" office:value="880" table:style-name="ce1">
            <text:p>880</text:p>
          </table:table-cell>
          <table:table-cell office:value-type="float" office:value="1.2827900000000001" table:style-name="ce1">
            <text:p>1.28279</text:p>
          </table:table-cell>
          <table:table-cell office:value-type="float" office:value="2.2323899999999999E-3" table:style-name="ce1">
            <text:p>0.00223239</text:p>
          </table:table-cell>
          <table:table-cell office:value-type="float" office:value="3.4494799999999999" table:style-name="ce1">
            <text:p>3.44948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683" table:style-name="ce1">
            <text:p>683</text:p>
          </table:table-cell>
          <table:table-cell office:value-type="float" office:value="904" table:style-name="ce1">
            <text:p>904</text:p>
          </table:table-cell>
          <table:table-cell office:value-type="float" office:value="1.3672599999999999" table:style-name="ce1">
            <text:p>1.36726</text:p>
          </table:table-cell>
          <table:table-cell office:value-type="float" office:value="5.8482899999999999E-3" table:style-name="ce1">
            <text:p>0.00584829</text:p>
          </table:table-cell>
          <table:table-cell office:value-type="float" office:value="1.34049" table:style-name="ce1">
            <text:p>1.34049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956" table:style-name="ce1">
            <text:p>956</text:p>
          </table:table-cell>
          <table:table-cell office:value-type="float" office:value="912" table:style-name="ce1">
            <text:p>912</text:p>
          </table:table-cell>
          <table:table-cell office:value-type="float" office:value="1.3865499999999999" table:style-name="ce1">
            <text:p>1.38655</text:p>
          </table:table-cell>
          <table:table-cell office:value-type="float" office:value="7.9056100000000004E-3" table:style-name="ce1">
            <text:p>0.00790561</text:p>
          </table:table-cell>
          <table:table-cell office:value-type="float" office:value="2.9462800000000001E-2" table:style-name="ce1">
            <text:p>0.0294628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199" table:style-name="ce1">
            <text:p>1199</text:p>
          </table:table-cell>
          <table:table-cell office:value-type="float" office:value="939" table:style-name="ce1">
            <text:p>939</text:p>
          </table:table-cell>
          <table:table-cell office:value-type="float" office:value="1.49915" table:style-name="ce1">
            <text:p>1.49915</text:p>
          </table:table-cell>
          <table:table-cell office:value-type="float" office:value="1.0286E-2" table:style-name="ce1">
            <text:p>0.010286</text:p>
          </table:table-cell>
          <table:table-cell office:value-type="float" office:value="-1.13889" table:style-name="ce1">
            <text:p>-1.13889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420" table:style-name="ce1">
            <text:p>420</text:p>
          </table:table-cell>
          <table:table-cell office:value-type="float" office:value="720" table:style-name="ce1">
            <text:p>720</text:p>
          </table:table-cell>
          <table:table-cell office:value-type="float" office:value="0.50244" table:style-name="ce1">
            <text:p>0.50244</text:p>
          </table:table-cell>
          <table:table-cell office:value-type="float" office:value="-1.00362E-3" table:style-name="ce1">
            <text:p>-0.00100362</text:p>
          </table:table-cell>
          <table:table-cell office:value-type="float" office:value="2.6158299999999999" table:style-name="ce1">
            <text:p>2.61583</text:p>
          </table:table-cell>
          <table:table-cell table:number-columns-repeated="1635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44" table:style-name="ce1">
            <text:p>244</text:p>
          </table:table-cell>
          <table:table-cell office:value-type="float" office:value="880" table:style-name="ce1">
            <text:p>880</text:p>
          </table:table-cell>
          <table:table-cell office:value-type="float" office:value="1.2827900000000001" table:style-name="ce1">
            <text:p>1.28279</text:p>
          </table:table-cell>
          <table:table-cell office:value-type="float" office:value="2.2323899999999999E-3" table:style-name="ce1">
            <text:p>0.00223239</text:p>
          </table:table-cell>
          <table:table-cell office:value-type="float" office:value="3.4494799999999999" table:style-name="ce1">
            <text:p>3.44948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964" table:style-name="ce1">
            <text:p>964</text:p>
          </table:table-cell>
          <table:table-cell office:value-type="float" office:value="236" table:style-name="ce1">
            <text:p>236</text:p>
          </table:table-cell>
          <table:table-cell office:value-type="float" office:value="-1.85893" table:style-name="ce1">
            <text:p>-1.85893</text:p>
          </table:table-cell>
          <table:table-cell office:value-type="float" office:value="-1.07145E-2" table:style-name="ce1">
            <text:p>-0.0107145</text:p>
          </table:table-cell>
          <table:table-cell office:value-type="float" office:value="3.83538E-2" table:style-name="ce1">
            <text:p>0.0383538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784" table:style-name="ce1">
            <text:p>784</text:p>
          </table:table-cell>
          <table:table-cell office:value-type="float" office:value="291" table:style-name="ce1">
            <text:p>291</text:p>
          </table:table-cell>
          <table:table-cell office:value-type="float" office:value="-1.5823199999999999" table:style-name="ce1">
            <text:p>-1.58232</text:p>
          </table:table-cell>
          <table:table-cell office:value-type="float" office:value="-1.0405899999999999E-2" table:style-name="ce1">
            <text:p>-0.0104059</text:p>
          </table:table-cell>
          <table:table-cell office:value-type="float" office:value="0.89855200000000002" table:style-name="ce1">
            <text:p>0.898552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284" table:style-name="ce1">
            <text:p>1284</text:p>
          </table:table-cell>
          <table:table-cell office:value-type="float" office:value="324" table:style-name="ce1">
            <text:p>324</text:p>
          </table:table-cell>
          <table:table-cell office:value-type="float" office:value="-1.4589099999999999" table:style-name="ce1">
            <text:p>-1.45891</text:p>
          </table:table-cell>
          <table:table-cell office:value-type="float" office:value="-6.1310999999999996E-3" table:style-name="ce1">
            <text:p>-0.0061311</text:p>
          </table:table-cell>
          <table:table-cell office:value-type="float" office:value="-1.5038800000000001" table:style-name="ce1">
            <text:p>-1.50388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387" table:style-name="ce1">
            <text:p>387</text:p>
          </table:table-cell>
          <table:table-cell office:value-type="float" office:value="368" table:style-name="ce1">
            <text:p>368</text:p>
          </table:table-cell>
          <table:table-cell office:value-type="float" office:value="-1.1849099999999999" table:style-name="ce1">
            <text:p>-1.18491</text:p>
          </table:table-cell>
          <table:table-cell office:value-type="float" office:value="-1.09493E-2" table:style-name="ce1">
            <text:p>-0.0109493</text:p>
          </table:table-cell>
          <table:table-cell office:value-type="float" office:value="2.79887" table:style-name="ce1">
            <text:p>2.79887</text:p>
          </table:table-cell>
          <table:table-cell table:number-columns-repeated="1635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44" table:style-name="ce1">
            <text:p>244</text:p>
          </table:table-cell>
          <table:table-cell office:value-type="float" office:value="884" table:style-name="ce1">
            <text:p>884</text:p>
          </table:table-cell>
          <table:table-cell office:value-type="float" office:value="1.30199" table:style-name="ce1">
            <text:p>1.30199</text:p>
          </table:table-cell>
          <table:table-cell office:value-type="float" office:value="2.3428799999999999E-3" table:style-name="ce1">
            <text:p>0.00234288</text:p>
          </table:table-cell>
          <table:table-cell office:value-type="float" office:value="3.4491999999999998" table:style-name="ce1">
            <text:p>3.449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295" table:style-name="ce1">
            <text:p>295</text:p>
          </table:table-cell>
          <table:table-cell office:value-type="float" office:value="736" table:style-name="ce1">
            <text:p>736</text:p>
          </table:table-cell>
          <table:table-cell office:value-type="float" office:value="0.58799299999999999" table:style-name="ce1">
            <text:p>0.587993</text:p>
          </table:table-cell>
          <table:table-cell office:value-type="float" office:value="-1.40244E-3" table:style-name="ce1">
            <text:p>-0.00140244</text:p>
          </table:table-cell>
          <table:table-cell office:value-type="float" office:value="3.2147399999999999" table:style-name="ce1">
            <text:p>3.21474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400" table:style-name="ce1">
            <text:p>400</text:p>
          </table:table-cell>
          <table:table-cell office:value-type="float" office:value="556" table:style-name="ce1">
            <text:p>556</text:p>
          </table:table-cell>
          <table:table-cell office:value-type="float" office:value="-0.283389" table:style-name="ce1">
            <text:p>-0.283389</text:p>
          </table:table-cell>
          <table:table-cell office:value-type="float" office:value="-5.6685099999999999E-3" table:style-name="ce1">
            <text:p>-0.00566851</text:p>
          </table:table-cell>
          <table:table-cell office:value-type="float" office:value="2.7233100000000001" table:style-name="ce1">
            <text:p>2.72331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915" table:style-name="ce1">
            <text:p>915</text:p>
          </table:table-cell>
          <table:table-cell office:value-type="float" office:value="544" table:style-name="ce1">
            <text:p>544</text:p>
          </table:table-cell>
          <table:table-cell office:value-type="float" office:value="-0.37704100000000002" table:style-name="ce1">
            <text:p>-0.377041</text:p>
          </table:table-cell>
          <table:table-cell office:value-type="float" office:value="-2.53586E-3" table:style-name="ce1">
            <text:p>-0.00253586</text:p>
          </table:table-cell>
          <table:table-cell office:value-type="float" office:value="0.25201800000000002" table:style-name="ce1">
            <text:p>0.252018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200" table:style-name="ce1">
            <text:p>1200</text:p>
          </table:table-cell>
          <table:table-cell office:value-type="float" office:value="520" table:style-name="ce1">
            <text:p>520</text:p>
          </table:table-cell>
          <table:table-cell office:value-type="float" office:value="-0.51219499999999996" table:style-name="ce1">
            <text:p>-0.512195</text:p>
          </table:table-cell>
          <table:table-cell office:value-type="float" office:value="-1.2817900000000001E-3" table:style-name="ce1">
            <text:p>-0.00128179</text:p>
          </table:table-cell>
          <table:table-cell office:value-type="float" office:value="-1.1143700000000001" table:style-name="ce1">
            <text:p>-1.11437</text:p>
          </table:table-cell>
          <table:table-cell table:number-columns-repeated="1635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43" table:style-name="ce1">
            <text:p>243</text:p>
          </table:table-cell>
          <table:table-cell office:value-type="float" office:value="884" table:style-name="ce1">
            <text:p>884</text:p>
          </table:table-cell>
          <table:table-cell office:value-type="float" office:value="1.30206" table:style-name="ce1">
            <text:p>1.30206</text:p>
          </table:table-cell>
          <table:table-cell office:value-type="float" office:value="2.3361599999999999E-3" table:style-name="ce1">
            <text:p>0.00233616</text:p>
          </table:table-cell>
          <table:table-cell office:value-type="float" office:value="3.4540000000000002" table:style-name="ce1">
            <text:p>3.454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427" table:style-name="ce1">
            <text:p>427</text:p>
          </table:table-cell>
          <table:table-cell office:value-type="float" office:value="939" table:style-name="ce1">
            <text:p>939</text:p>
          </table:table-cell>
          <table:table-cell office:value-type="float" office:value="1.5531900000000001" table:style-name="ce1">
            <text:p>1.55319</text:p>
          </table:table-cell>
          <table:table-cell office:value-type="float" office:value="5.0931600000000002E-3" table:style-name="ce1">
            <text:p>0.00509316</text:p>
          </table:table-cell>
          <table:table-cell office:value-type="float" office:value="2.56691" table:style-name="ce1">
            <text:p>2.56691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335" table:style-name="ce1">
            <text:p>335</text:p>
          </table:table-cell>
          <table:table-cell office:value-type="float" office:value="663" table:style-name="ce1">
            <text:p>663</text:p>
          </table:table-cell>
          <table:table-cell office:value-type="float" office:value="0.23477999999999999" table:style-name="ce1">
            <text:p>0.23478</text:p>
          </table:table-cell>
          <table:table-cell office:value-type="float" office:value="-3.1499499999999999E-3" table:style-name="ce1">
            <text:p>-0.00314995</text:p>
          </table:table-cell>
          <table:table-cell office:value-type="float" office:value="3.0278399999999999" table:style-name="ce1">
            <text:p>3.02784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144" table:style-name="ce1">
            <text:p>1144</text:p>
          </table:table-cell>
          <table:table-cell office:value-type="float" office:value="992" table:style-name="ce1">
            <text:p>992</text:p>
          </table:table-cell>
          <table:table-cell office:value-type="float" office:value="1.7574099999999999" table:style-name="ce1">
            <text:p>1.75741</text:p>
          </table:table-cell>
          <table:table-cell office:value-type="float" office:value="1.1380100000000001E-2" table:style-name="ce1">
            <text:p>0.0113801</text:p>
          </table:table-cell>
          <table:table-cell office:value-type="float" office:value="-0.87858199999999997" table:style-name="ce1">
            <text:p>-0.878582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199" table:style-name="ce1">
            <text:p>1199</text:p>
          </table:table-cell>
          <table:table-cell office:value-type="float" office:value="991" table:style-name="ce1">
            <text:p>991</text:p>
          </table:table-cell>
          <table:table-cell office:value-type="float" office:value="1.7487600000000001" table:style-name="ce1">
            <text:p>1.74876</text:p>
          </table:table-cell>
          <table:table-cell office:value-type="float" office:value="1.17225E-2" table:style-name="ce1">
            <text:p>0.0117225</text:p>
          </table:table-cell>
          <table:table-cell office:value-type="float" office:value="-1.14253" table:style-name="ce1">
            <text:p>-1.14253</text:p>
          </table:table-cell>
          <table:table-cell table:number-columns-repeated="1635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43" table:style-name="ce1">
            <text:p>243</text:p>
          </table:table-cell>
          <table:table-cell office:value-type="float" office:value="883" table:style-name="ce1">
            <text:p>883</text:p>
          </table:table-cell>
          <table:table-cell office:value-type="float" office:value="1.2972600000000001" table:style-name="ce1">
            <text:p>1.29726</text:p>
          </table:table-cell>
          <table:table-cell office:value-type="float" office:value="2.30853E-3" table:style-name="ce1">
            <text:p>0.00230853</text:p>
          </table:table-cell>
          <table:table-cell office:value-type="float" office:value="3.4540700000000002" table:style-name="ce1">
            <text:p>3.45407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412" table:style-name="ce1">
            <text:p>412</text:p>
          </table:table-cell>
          <table:table-cell office:value-type="float" office:value="979" table:style-name="ce1">
            <text:p>979</text:p>
          </table:table-cell>
          <table:table-cell office:value-type="float" office:value="1.7462500000000001" table:style-name="ce1">
            <text:p>1.74625</text:p>
          </table:table-cell>
          <table:table-cell office:value-type="float" office:value="6.0972300000000004E-3" table:style-name="ce1">
            <text:p>0.00609723</text:p>
          </table:table-cell>
          <table:table-cell office:value-type="float" office:value="2.63611" table:style-name="ce1">
            <text:p>2.63611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847" table:style-name="ce1">
            <text:p>847</text:p>
          </table:table-cell>
          <table:table-cell office:value-type="float" office:value="1004" table:style-name="ce1">
            <text:p>1004</text:p>
          </table:table-cell>
          <table:table-cell office:value-type="float" office:value="1.8358000000000001" table:style-name="ce1">
            <text:p>1.8358</text:p>
          </table:table-cell>
          <table:table-cell office:value-type="float" office:value="9.7138499999999996E-3" table:style-name="ce1">
            <text:p>0.00971385</text:p>
          </table:table-cell>
          <table:table-cell office:value-type="float" office:value="0.54625400000000002" table:style-name="ce1">
            <text:p>0.546254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199" table:style-name="ce1">
            <text:p>1199</text:p>
          </table:table-cell>
          <table:table-cell office:value-type="float" office:value="1023" table:style-name="ce1">
            <text:p>1023</text:p>
          </table:table-cell>
          <table:table-cell office:value-type="float" office:value="1.9023600000000001" table:style-name="ce1">
            <text:p>1.90236</text:p>
          </table:table-cell>
          <table:table-cell office:value-type="float" office:value="1.26064E-2" table:style-name="ce1">
            <text:p>0.0126064</text:p>
          </table:table-cell>
          <table:table-cell office:value-type="float" office:value="-1.14476" table:style-name="ce1">
            <text:p>-1.14476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472" table:style-name="ce1">
            <text:p>472</text:p>
          </table:table-cell>
          <table:table-cell office:value-type="float" office:value="679" table:style-name="ce1">
            <text:p>679</text:p>
          </table:table-cell>
          <table:table-cell office:value-type="float" office:value="0.30199300000000001" table:style-name="ce1">
            <text:p>0.301993</text:p>
          </table:table-cell>
          <table:table-cell office:value-type="float" office:value="-1.7864300000000001E-3" table:style-name="ce1">
            <text:p>-0.00178643</text:p>
          </table:table-cell>
          <table:table-cell office:value-type="float" office:value="2.3690899999999999" table:style-name="ce1">
            <text:p>2.36909</text:p>
          </table:table-cell>
          <table:table-cell table:number-columns-repeated="1635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40" table:style-name="ce1">
            <text:p>240</text:p>
          </table:table-cell>
          <table:table-cell office:value-type="float" office:value="888" table:style-name="ce1">
            <text:p>888</text:p>
          </table:table-cell>
          <table:table-cell office:value-type="float" office:value="1.3214699999999999" table:style-name="ce1">
            <text:p>1.32147</text:p>
          </table:table-cell>
          <table:table-cell office:value-type="float" office:value="2.42647E-3" table:style-name="ce1">
            <text:p>0.00242647</text:p>
          </table:table-cell>
          <table:table-cell office:value-type="float" office:value="3.4681199999999999" table:style-name="ce1">
            <text:p>3.46812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440" table:style-name="ce1">
            <text:p>440</text:p>
          </table:table-cell>
          <table:table-cell office:value-type="float" office:value="943" table:style-name="ce1">
            <text:p>943</text:p>
          </table:table-cell>
          <table:table-cell office:value-type="float" office:value="1.57148" table:style-name="ce1">
            <text:p>1.57148</text:p>
          </table:table-cell>
          <table:table-cell office:value-type="float" office:value="5.2911E-3" table:style-name="ce1">
            <text:p>0.0052911</text:p>
          </table:table-cell>
          <table:table-cell office:value-type="float" office:value="2.5042200000000001" table:style-name="ce1">
            <text:p>2.50422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807" table:style-name="ce1">
            <text:p>807</text:p>
          </table:table-cell>
          <table:table-cell office:value-type="float" office:value="967" table:style-name="ce1">
            <text:p>967</text:p>
          </table:table-cell>
          <table:table-cell office:value-type="float" office:value="1.66099" table:style-name="ce1">
            <text:p>1.66099</text:p>
          </table:table-cell>
          <table:table-cell office:value-type="float" office:value="8.4227E-3" table:style-name="ce1">
            <text:p>0.0084227</text:p>
          </table:table-cell>
          <table:table-cell office:value-type="float" office:value="0.74085299999999998" table:style-name="ce1">
            <text:p>0.740853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296" table:style-name="ce1">
            <text:p>296</text:p>
          </table:table-cell>
          <table:table-cell office:value-type="float" office:value="652" table:style-name="ce1">
            <text:p>652</text:p>
          </table:table-cell>
          <table:table-cell office:value-type="float" office:value="0.18470800000000001" table:style-name="ce1">
            <text:p>0.184708</text:p>
          </table:table-cell>
          <table:table-cell office:value-type="float" office:value="-3.7161400000000002E-3" table:style-name="ce1">
            <text:p>-0.00371614</text:p>
          </table:table-cell>
          <table:table-cell office:value-type="float" office:value="3.2158199999999999" table:style-name="ce1">
            <text:p>3.21582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143" table:style-name="ce1">
            <text:p>1143</text:p>
          </table:table-cell>
          <table:table-cell office:value-type="float" office:value="472" table:style-name="ce1">
            <text:p>472</text:p>
          </table:table-cell>
          <table:table-cell office:value-type="float" office:value="-0.73861399999999999" table:style-name="ce1">
            <text:p>-0.738614</text:p>
          </table:table-cell>
          <table:table-cell office:value-type="float" office:value="-2.9911600000000001E-3" table:style-name="ce1">
            <text:p>-0.00299116</text:p>
          </table:table-cell>
          <table:table-cell office:value-type="float" office:value="-0.83740199999999998" table:style-name="ce1">
            <text:p>-0.837402</text:p>
          </table:table-cell>
          <table:table-cell table:number-columns-repeated="1635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44" table:style-name="ce1">
            <text:p>244</text:p>
          </table:table-cell>
          <table:table-cell office:value-type="float" office:value="888" table:style-name="ce1">
            <text:p>888</text:p>
          </table:table-cell>
          <table:table-cell office:value-type="float" office:value="1.3211900000000001" table:style-name="ce1">
            <text:p>1.32119</text:p>
          </table:table-cell>
          <table:table-cell office:value-type="float" office:value="2.4533799999999998E-3" table:style-name="ce1">
            <text:p>0.00245338</text:p>
          </table:table-cell>
          <table:table-cell office:value-type="float" office:value="3.4489200000000002" table:style-name="ce1">
            <text:p>3.44892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699" table:style-name="ce1">
            <text:p>699</text:p>
          </table:table-cell>
          <table:table-cell office:value-type="float" office:value="944" table:style-name="ce1">
            <text:p>944</text:p>
          </table:table-cell>
          <table:table-cell office:value-type="float" office:value="1.5581499999999999" table:style-name="ce1">
            <text:p>1.55815</text:p>
          </table:table-cell>
          <table:table-cell office:value-type="float" office:value="7.0608800000000003E-3" table:style-name="ce1">
            <text:p>0.00706088</text:p>
          </table:table-cell>
          <table:table-cell office:value-type="float" office:value="1.2608900000000001" table:style-name="ce1">
            <text:p>1.26089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952" table:style-name="ce1">
            <text:p>952</text:p>
          </table:table-cell>
          <table:table-cell office:value-type="float" office:value="1032" table:style-name="ce1">
            <text:p>1032</text:p>
          </table:table-cell>
          <table:table-cell office:value-type="float" office:value="1.96286" table:style-name="ce1">
            <text:p>1.96286</text:p>
          </table:table-cell>
          <table:table-cell office:value-type="float" office:value="1.11936E-2" table:style-name="ce1">
            <text:p>0.0111936</text:p>
          </table:table-cell>
          <table:table-cell office:value-type="float" office:value="4.0268600000000002E-2" table:style-name="ce1">
            <text:p>0.0402686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199" table:style-name="ce1">
            <text:p>1199</text:p>
          </table:table-cell>
          <table:table-cell office:value-type="float" office:value="976" table:style-name="ce1">
            <text:p>976</text:p>
          </table:table-cell>
          <table:table-cell office:value-type="float" office:value="1.67676" table:style-name="ce1">
            <text:p>1.67676</text:p>
          </table:table-cell>
          <table:table-cell office:value-type="float" office:value="1.13081E-2" table:style-name="ce1">
            <text:p>0.0113081</text:p>
          </table:table-cell>
          <table:table-cell office:value-type="float" office:value="-1.1414800000000001" table:style-name="ce1">
            <text:p>-1.14148</text:p>
          </table:table-cell>
          <table:table-cell table:number-columns-repeated="16357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39" table:style-name="ce1">
            <text:p>239</text:p>
          </table:table-cell>
          <table:table-cell office:value-type="float" office:value="891" table:style-name="ce1">
            <text:p>891</text:p>
          </table:table-cell>
          <table:table-cell office:value-type="float" office:value="1.3359399999999999" table:style-name="ce1">
            <text:p>1.33594</text:p>
          </table:table-cell>
          <table:table-cell office:value-type="float" office:value="2.5026200000000001E-3" table:style-name="ce1">
            <text:p>0.00250262</text:p>
          </table:table-cell>
          <table:table-cell office:value-type="float" office:value="3.4727100000000002" table:style-name="ce1">
            <text:p>3.47271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320" table:style-name="ce1">
            <text:p>320</text:p>
          </table:table-cell>
          <table:table-cell office:value-type="float" office:value="608" table:style-name="ce1">
            <text:p>608</text:p>
          </table:table-cell>
          <table:table-cell office:value-type="float" office:value="-2.8179599999999999E-2" table:style-name="ce1">
            <text:p>-0.0281796</text:p>
          </table:table-cell>
          <table:table-cell office:value-type="float" office:value="-4.7701699999999998E-3" table:style-name="ce1">
            <text:p>-0.00477017</text:p>
          </table:table-cell>
          <table:table-cell office:value-type="float" office:value="3.1036899999999998" table:style-name="ce1">
            <text:p>3.10369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399" table:style-name="ce1">
            <text:p>399</text:p>
          </table:table-cell>
          <table:table-cell office:value-type="float" office:value="671" table:style-name="ce1">
            <text:p>671</text:p>
          </table:table-cell>
          <table:table-cell office:value-type="float" office:value="0.268702" table:style-name="ce1">
            <text:p>0.268702</text:p>
          </table:table-cell>
          <table:table-cell office:value-type="float" office:value="-2.4984600000000001E-3" table:style-name="ce1">
            <text:p>-0.00249846</text:p>
          </table:table-cell>
          <table:table-cell office:value-type="float" office:value="2.7200600000000001" table:style-name="ce1">
            <text:p>2.72006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051" table:style-name="ce1">
            <text:p>1051</text:p>
          </table:table-cell>
          <table:table-cell office:value-type="float" office:value="455" table:style-name="ce1">
            <text:p>455</text:p>
          </table:table-cell>
          <table:table-cell office:value-type="float" office:value="-0.81377699999999997" table:style-name="ce1">
            <text:p>-0.813777</text:p>
          </table:table-cell>
          <table:table-cell office:value-type="float" office:value="-4.07961E-3" table:style-name="ce1">
            <text:p>-0.00407961</text:p>
          </table:table-cell>
          <table:table-cell office:value-type="float" office:value="-0.39459" table:style-name="ce1">
            <text:p>-0.39459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471" table:style-name="ce1">
            <text:p>471</text:p>
          </table:table-cell>
          <table:table-cell office:value-type="float" office:value="831" table:style-name="ce1">
            <text:p>831</text:p>
          </table:table-cell>
          <table:table-cell office:value-type="float" office:value="1.03169" table:style-name="ce1">
            <text:p>1.03169</text:p>
          </table:table-cell>
          <table:table-cell office:value-type="float" office:value="2.4057100000000001E-3" table:style-name="ce1">
            <text:p>0.00240571</text:p>
          </table:table-cell>
          <table:table-cell office:value-type="float" office:value="2.3632499999999999" table:style-name="ce1">
            <text:p>2.36325</text:p>
          </table:table-cell>
          <table:table-cell table:number-columns-repeated="1635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44" table:style-name="ce1">
            <text:p>244</text:p>
          </table:table-cell>
          <table:table-cell office:value-type="float" office:value="891" table:style-name="ce1">
            <text:p>891</text:p>
          </table:table-cell>
          <table:table-cell office:value-type="float" office:value="1.3355900000000001" table:style-name="ce1">
            <text:p>1.33559</text:p>
          </table:table-cell>
          <table:table-cell office:value-type="float" office:value="2.5362499999999999E-3" table:style-name="ce1">
            <text:p>0.00253625</text:p>
          </table:table-cell>
          <table:table-cell office:value-type="float" office:value="3.4487100000000002" table:style-name="ce1">
            <text:p>3.44871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487" table:style-name="ce1">
            <text:p>487</text:p>
          </table:table-cell>
          <table:table-cell office:value-type="float" office:value="792" table:style-name="ce1">
            <text:p>792</text:p>
          </table:table-cell>
          <table:table-cell office:value-type="float" office:value="0.84336299999999997" table:style-name="ce1">
            <text:p>0.843363</text:p>
          </table:table-cell>
          <table:table-cell office:value-type="float" office:value="1.436E-3" table:style-name="ce1">
            <text:p>0.001436</text:p>
          </table:table-cell>
          <table:table-cell office:value-type="float" office:value="2.28918" table:style-name="ce1">
            <text:p>2.28918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488" table:style-name="ce1">
            <text:p>488</text:p>
          </table:table-cell>
          <table:table-cell office:value-type="float" office:value="800" table:style-name="ce1">
            <text:p>800</text:p>
          </table:table-cell>
          <table:table-cell office:value-type="float" office:value="0.88169500000000001" table:style-name="ce1">
            <text:p>0.881695</text:p>
          </table:table-cell>
          <table:table-cell office:value-type="float" office:value="1.66372E-3" table:style-name="ce1">
            <text:p>0.00166372</text:p>
          </table:table-cell>
          <table:table-cell office:value-type="float" office:value="2.28382" table:style-name="ce1">
            <text:p>2.28382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799" table:style-name="ce1">
            <text:p>799</text:p>
          </table:table-cell>
          <table:table-cell office:value-type="float" office:value="891" table:style-name="ce1">
            <text:p>891</text:p>
          </table:table-cell>
          <table:table-cell office:value-type="float" office:value="1.29674" table:style-name="ce1">
            <text:p>1.29674</text:p>
          </table:table-cell>
          <table:table-cell office:value-type="float" office:value="6.2694500000000002E-3" table:style-name="ce1">
            <text:p>0.00626945</text:p>
          </table:table-cell>
          <table:table-cell office:value-type="float" office:value="0.78457200000000005" table:style-name="ce1">
            <text:p>0.784572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199" table:style-name="ce1">
            <text:p>1199</text:p>
          </table:table-cell>
          <table:table-cell office:value-type="float" office:value="980" table:style-name="ce1">
            <text:p>980</text:p>
          </table:table-cell>
          <table:table-cell office:value-type="float" office:value="1.6959599999999999" table:style-name="ce1">
            <text:p>1.69596</text:p>
          </table:table-cell>
          <table:table-cell office:value-type="float" office:value="1.1418599999999999E-2" table:style-name="ce1">
            <text:p>0.0114186</text:p>
          </table:table-cell>
          <table:table-cell office:value-type="float" office:value="-1.1417600000000001" table:style-name="ce1">
            <text:p>-1.14176</text:p>
          </table:table-cell>
          <table:table-cell table:number-columns-repeated="1635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43" table:style-name="ce1">
            <text:p>243</text:p>
          </table:table-cell>
          <table:table-cell office:value-type="float" office:value="892" table:style-name="ce1">
            <text:p>892</text:p>
          </table:table-cell>
          <table:table-cell office:value-type="float" office:value="1.34046" table:style-name="ce1">
            <text:p>1.34046</text:p>
          </table:table-cell>
          <table:table-cell office:value-type="float" office:value="2.5571499999999998E-3" table:style-name="ce1">
            <text:p>0.00255715</text:p>
          </table:table-cell>
          <table:table-cell office:value-type="float" office:value="3.4534400000000001" table:style-name="ce1">
            <text:p>3.45344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867" table:style-name="ce1">
            <text:p>867</text:p>
          </table:table-cell>
          <table:table-cell office:value-type="float" office:value="995" table:style-name="ce1">
            <text:p>995</text:p>
          </table:table-cell>
          <table:table-cell office:value-type="float" office:value="1.7911999999999999" table:style-name="ce1">
            <text:p>1.7912</text:p>
          </table:table-cell>
          <table:table-cell office:value-type="float" office:value="9.5997600000000006E-3" table:style-name="ce1">
            <text:p>0.00959976</text:p>
          </table:table-cell>
          <table:table-cell office:value-type="float" office:value="0.45087899999999997" table:style-name="ce1">
            <text:p>0.450879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796" table:style-name="ce1">
            <text:p>796</text:p>
          </table:table-cell>
          <table:table-cell office:value-type="float" office:value="1007" table:style-name="ce1">
            <text:p>1007</text:p>
          </table:table-cell>
          <table:table-cell office:value-type="float" office:value="1.8537699999999999" table:style-name="ce1">
            <text:p>1.85377</text:p>
          </table:table-cell>
          <table:table-cell office:value-type="float" office:value="9.4536700000000008E-3" table:style-name="ce1">
            <text:p>0.00945367</text:p>
          </table:table-cell>
          <table:table-cell office:value-type="float" office:value="0.79085700000000003" table:style-name="ce1">
            <text:p>0.790857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203" table:style-name="ce1">
            <text:p>1203</text:p>
          </table:table-cell>
          <table:table-cell office:value-type="float" office:value="991" table:style-name="ce1">
            <text:p>991</text:p>
          </table:table-cell>
          <table:table-cell office:value-type="float" office:value="1.74848" table:style-name="ce1">
            <text:p>1.74848</text:p>
          </table:table-cell>
          <table:table-cell office:value-type="float" office:value="1.17494E-2" table:style-name="ce1">
            <text:p>0.0117494</text:p>
          </table:table-cell>
          <table:table-cell office:value-type="float" office:value="-1.1617299999999999" table:style-name="ce1">
            <text:p>-1.16173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304" table:style-name="ce1">
            <text:p>304</text:p>
          </table:table-cell>
          <table:table-cell office:value-type="float" office:value="643" table:style-name="ce1">
            <text:p>643</text:p>
          </table:table-cell>
          <table:table-cell office:value-type="float" office:value="0.14094699999999999" table:style-name="ce1">
            <text:p>0.140947</text:p>
          </table:table-cell>
          <table:table-cell office:value-type="float" office:value="-3.9109499999999998E-3" table:style-name="ce1">
            <text:p>-0.00391095</text:p>
          </table:table-cell>
          <table:table-cell office:value-type="float" office:value="3.1780499999999998" table:style-name="ce1">
            <text:p>3.17805</text:p>
          </table:table-cell>
          <table:table-cell table:number-columns-repeated="1635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44" table:style-name="ce1">
            <text:p>244</text:p>
          </table:table-cell>
          <table:table-cell office:value-type="float" office:value="891" table:style-name="ce1">
            <text:p>891</text:p>
          </table:table-cell>
          <table:table-cell office:value-type="float" office:value="1.3355900000000001" table:style-name="ce1">
            <text:p>1.33559</text:p>
          </table:table-cell>
          <table:table-cell office:value-type="float" office:value="2.5362499999999999E-3" table:style-name="ce1">
            <text:p>0.00253625</text:p>
          </table:table-cell>
          <table:table-cell office:value-type="float" office:value="3.4487100000000002" table:style-name="ce1">
            <text:p>3.4487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860" table:style-name="ce1">
            <text:p>860</text:p>
          </table:table-cell>
          <table:table-cell office:value-type="float" office:value="987" table:style-name="ce1">
            <text:p>987</text:p>
          </table:table-cell>
          <table:table-cell office:value-type="float" office:value="1.75329" table:style-name="ce1">
            <text:p>1.75329</text:p>
          </table:table-cell>
          <table:table-cell office:value-type="float" office:value="9.3316800000000002E-3" table:style-name="ce1">
            <text:p>0.00933168</text:p>
          </table:table-cell>
          <table:table-cell office:value-type="float" office:value="0.48504000000000003" table:style-name="ce1">
            <text:p>0.48504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759" table:style-name="ce1">
            <text:p>759</text:p>
          </table:table-cell>
          <table:table-cell office:value-type="float" office:value="1027" table:style-name="ce1">
            <text:p>1027</text:p>
          </table:table-cell>
          <table:table-cell office:value-type="float" office:value="1.9523600000000001" table:style-name="ce1">
            <text:p>1.95236</text:p>
          </table:table-cell>
          <table:table-cell office:value-type="float" office:value="9.7572800000000001E-3" table:style-name="ce1">
            <text:p>0.00975728</text:p>
          </table:table-cell>
          <table:table-cell office:value-type="float" office:value="0.96706700000000001" table:style-name="ce1">
            <text:p>0.967067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307" table:style-name="ce1">
            <text:p>307</text:p>
          </table:table-cell>
          <table:table-cell office:value-type="float" office:value="611" table:style-name="ce1">
            <text:p>611</text:p>
          </table:table-cell>
          <table:table-cell office:value-type="float" office:value="-1.2869E-2" table:style-name="ce1">
            <text:p>-0.012869</text:p>
          </table:table-cell>
          <table:table-cell office:value-type="float" office:value="-4.7747400000000004E-3" table:style-name="ce1">
            <text:p>-0.00477474</text:p>
          </table:table-cell>
          <table:table-cell office:value-type="float" office:value="3.1658900000000001" table:style-name="ce1">
            <text:p>3.16589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500" table:style-name="ce1">
            <text:p>500</text:p>
          </table:table-cell>
          <table:table-cell office:value-type="float" office:value="780" table:style-name="ce1">
            <text:p>780</text:p>
          </table:table-cell>
          <table:table-cell office:value-type="float" office:value="0.78485099999999997" table:style-name="ce1">
            <text:p>0.784851</text:p>
          </table:table-cell>
          <table:table-cell office:value-type="float" office:value="1.19195E-3" table:style-name="ce1">
            <text:p>0.00119195</text:p>
          </table:table-cell>
          <table:table-cell office:value-type="float" office:value="2.2276099999999999" table:style-name="ce1">
            <text:p>2.22761</text:p>
          </table:table-cell>
          <table:table-cell table:number-columns-repeated="1635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40" table:style-name="ce1">
            <text:p>240</text:p>
          </table:table-cell>
          <table:table-cell office:value-type="float" office:value="895" table:style-name="ce1">
            <text:p>895</text:p>
          </table:table-cell>
          <table:table-cell office:value-type="float" office:value="1.35507" table:style-name="ce1">
            <text:p>1.35507</text:p>
          </table:table-cell>
          <table:table-cell office:value-type="float" office:value="2.61984E-3" table:style-name="ce1">
            <text:p>0.00261984</text:p>
          </table:table-cell>
          <table:table-cell office:value-type="float" office:value="3.4676300000000002" table:style-name="ce1">
            <text:p>3.4676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292" table:style-name="ce1">
            <text:p>292</text:p>
          </table:table-cell>
          <table:table-cell office:value-type="float" office:value="703" table:style-name="ce1">
            <text:p>703</text:p>
          </table:table-cell>
          <table:table-cell office:value-type="float" office:value="0.42979699999999998" table:style-name="ce1">
            <text:p>0.429797</text:p>
          </table:table-cell>
          <table:table-cell office:value-type="float" office:value="-2.3342200000000001E-3" table:style-name="ce1">
            <text:p>-0.00233422</text:p>
          </table:table-cell>
          <table:table-cell office:value-type="float" office:value="3.2314500000000002" table:style-name="ce1">
            <text:p>3.23145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823" table:style-name="ce1">
            <text:p>823</text:p>
          </table:table-cell>
          <table:table-cell office:value-type="float" office:value="983" table:style-name="ce1">
            <text:p>983</text:p>
          </table:table-cell>
          <table:table-cell office:value-type="float" office:value="1.73668" table:style-name="ce1">
            <text:p>1.73668</text:p>
          </table:table-cell>
          <table:table-cell office:value-type="float" office:value="8.9723100000000007E-3" table:style-name="ce1">
            <text:p>0.00897231</text:p>
          </table:table-cell>
          <table:table-cell office:value-type="float" office:value="0.66292899999999999" table:style-name="ce1">
            <text:p>0.662929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795" table:style-name="ce1">
            <text:p>795</text:p>
          </table:table-cell>
          <table:table-cell office:value-type="float" office:value="979" table:style-name="ce1">
            <text:p>979</text:p>
          </table:table-cell>
          <table:table-cell office:value-type="float" office:value="1.7194400000000001" table:style-name="ce1">
            <text:p>1.71944</text:p>
          </table:table-cell>
          <table:table-cell office:value-type="float" office:value="8.6734700000000008E-3" table:style-name="ce1">
            <text:p>0.00867347</text:p>
          </table:table-cell>
          <table:table-cell office:value-type="float" office:value="0.79761599999999999" table:style-name="ce1">
            <text:p>0.797616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432" table:style-name="ce1">
            <text:p>432</text:p>
          </table:table-cell>
          <table:table-cell office:value-type="float" office:value="755" table:style-name="ce1">
            <text:p>755</text:p>
          </table:table-cell>
          <table:table-cell office:value-type="float" office:value="0.66960699999999995" table:style-name="ce1">
            <text:p>0.669607</text:p>
          </table:table-cell>
          <table:table-cell office:value-type="float" office:value="4.3945900000000002E-5" table:style-name="ce2">
            <text:p>4.39E-05</text:p>
          </table:table-cell>
          <table:table-cell office:value-type="float" office:value="2.5557799999999999" table:style-name="ce1">
            <text:p>2.55578</text:p>
          </table:table-cell>
          <table:table-cell table:number-columns-repeated="1635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43" table:style-name="ce1">
            <text:p>243</text:p>
          </table:table-cell>
          <table:table-cell office:value-type="float" office:value="896" table:style-name="ce1">
            <text:p>896</text:p>
          </table:table-cell>
          <table:table-cell office:value-type="float" office:value="1.3596600000000001" table:style-name="ce1">
            <text:p>1.35966</text:p>
          </table:table-cell>
          <table:table-cell office:value-type="float" office:value="2.6676500000000001E-3" table:style-name="ce1">
            <text:p>0.00266765</text:p>
          </table:table-cell>
          <table:table-cell office:value-type="float" office:value="3.45316" table:style-name="ce1">
            <text:p>3.45316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184" table:style-name="ce1">
            <text:p>1184</text:p>
          </table:table-cell>
          <table:table-cell office:value-type="float" office:value="116" table:style-name="ce1">
            <text:p>116</text:p>
          </table:table-cell>
          <table:table-cell office:value-type="float" office:value="-2.4503499999999998" table:style-name="ce1">
            <text:p>-2.45035</text:p>
          </table:table-cell>
          <table:table-cell office:value-type="float" office:value="-1.2549599999999999E-2" table:style-name="ce1">
            <text:p>-0.0125496</text:p>
          </table:table-cell>
          <table:table-cell office:value-type="float" office:value="-1.0093099999999999" table:style-name="ce1">
            <text:p>-1.00931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260" table:style-name="ce1">
            <text:p>1260</text:p>
          </table:table-cell>
          <table:table-cell office:value-type="float" office:value="88" table:style-name="ce1">
            <text:p>88</text:p>
          </table:table-cell>
          <table:table-cell office:value-type="float" office:value="-2.5900699999999999" table:style-name="ce1">
            <text:p>-2.59007</text:p>
          </table:table-cell>
          <table:table-cell office:value-type="float" office:value="-1.28118E-2" table:style-name="ce1">
            <text:p>-0.0128118</text:p>
          </table:table-cell>
          <table:table-cell office:value-type="float" office:value="-1.3721699999999999" table:style-name="ce1">
            <text:p>-1.37217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796" table:style-name="ce1">
            <text:p>796</text:p>
          </table:table-cell>
          <table:table-cell office:value-type="float" office:value="80" table:style-name="ce1">
            <text:p>80</text:p>
          </table:table-cell>
          <table:table-cell office:value-type="float" office:value="-2.59599" table:style-name="ce1">
            <text:p>-2.59599</text:p>
          </table:table-cell>
          <table:table-cell office:value-type="float" office:value="-1.6153899999999999E-2" table:style-name="ce1">
            <text:p>-0.0161539</text:p>
          </table:table-cell>
          <table:table-cell office:value-type="float" office:value="0.85570999999999997" table:style-name="ce1">
            <text:p>0.85571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300" table:style-name="ce1">
            <text:p>300</text:p>
          </table:table-cell>
          <table:table-cell office:value-type="float" office:value="660" table:style-name="ce1">
            <text:p>660</text:p>
          </table:table-cell>
          <table:table-cell office:value-type="float" office:value="0.22283" table:style-name="ce1">
            <text:p>0.22283</text:p>
          </table:table-cell>
          <table:table-cell office:value-type="float" office:value="-3.46824E-3" table:style-name="ce1">
            <text:p>-0.00346824</text:p>
          </table:table-cell>
          <table:table-cell office:value-type="float" office:value="3.1960600000000001" table:style-name="ce1">
            <text:p>3.19606</text:p>
          </table:table-cell>
          <table:table-cell table:number-columns-repeated="1635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900" table:style-name="ce1">
            <text:p>900</text:p>
          </table:table-cell>
          <table:table-cell office:value-type="float" office:value="1.37907" table:style-name="ce1">
            <text:p>1.37907</text:p>
          </table:table-cell>
          <table:table-cell office:value-type="float" office:value="2.7579599999999998E-3" table:style-name="ce1">
            <text:p>0.00275796</text:p>
          </table:table-cell>
          <table:table-cell office:value-type="float" office:value="3.4672800000000001" table:style-name="ce1">
            <text:p>3.46728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672" table:style-name="ce1">
            <text:p>672</text:p>
          </table:table-cell>
          <table:table-cell office:value-type="float" office:value="1035" table:style-name="ce1">
            <text:p>1035</text:p>
          </table:table-cell>
          <table:table-cell office:value-type="float" office:value="1.9968600000000001" table:style-name="ce1">
            <text:p>1.99686</text:p>
          </table:table-cell>
          <table:table-cell office:value-type="float" office:value="9.3930699999999999E-3" table:style-name="ce1">
            <text:p>0.00939307</text:p>
          </table:table-cell>
          <table:table-cell office:value-type="float" office:value="1.3841300000000001" table:style-name="ce1">
            <text:p>1.38413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800" table:style-name="ce1">
            <text:p>800</text:p>
          </table:table-cell>
          <table:table-cell office:value-type="float" office:value="1043" table:style-name="ce1">
            <text:p>1043</text:p>
          </table:table-cell>
          <table:table-cell office:value-type="float" office:value="2.0263" table:style-name="ce1">
            <text:p>2.0263</text:p>
          </table:table-cell>
          <table:table-cell office:value-type="float" office:value="1.0475E-2" table:style-name="ce1">
            <text:p>0.010475</text:p>
          </table:table-cell>
          <table:table-cell office:value-type="float" office:value="0.76913799999999999" table:style-name="ce1">
            <text:p>0.769138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203" table:style-name="ce1">
            <text:p>1203</text:p>
          </table:table-cell>
          <table:table-cell office:value-type="float" office:value="1056" table:style-name="ce1">
            <text:p>1056</text:p>
          </table:table-cell>
          <table:table-cell office:value-type="float" office:value="2.0604900000000002" table:style-name="ce1">
            <text:p>2.06049</text:p>
          </table:table-cell>
          <table:table-cell office:value-type="float" office:value="1.35449E-2" table:style-name="ce1">
            <text:p>0.0135449</text:p>
          </table:table-cell>
          <table:table-cell office:value-type="float" office:value="-1.1662699999999999" table:style-name="ce1">
            <text:p>-1.16627</text:p>
          </table:table-cell>
          <table:table-cell table:number-columns-repeated="16357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43" table:style-name="ce1">
            <text:p>243</text:p>
          </table:table-cell>
          <table:table-cell office:value-type="float" office:value="895" table:style-name="ce1">
            <text:p>895</text:p>
          </table:table-cell>
          <table:table-cell office:value-type="float" office:value="1.35486" table:style-name="ce1">
            <text:p>1.35486</text:p>
          </table:table-cell>
          <table:table-cell office:value-type="float" office:value="2.6400199999999999E-3" table:style-name="ce1">
            <text:p>0.00264002</text:p>
          </table:table-cell>
          <table:table-cell office:value-type="float" office:value="3.45323" table:style-name="ce1">
            <text:p>3.45323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787" table:style-name="ce1">
            <text:p>787</text:p>
          </table:table-cell>
          <table:table-cell office:value-type="float" office:value="303" table:style-name="ce1">
            <text:p>303</text:p>
          </table:table-cell>
          <table:table-cell office:value-type="float" office:value="-1.5249200000000001" table:style-name="ce1">
            <text:p>-1.52492</text:p>
          </table:table-cell>
          <table:table-cell office:value-type="float" office:value="-1.00543E-2" table:style-name="ce1">
            <text:p>-0.0100543</text:p>
          </table:table-cell>
          <table:table-cell office:value-type="float" office:value="0.88331099999999996" table:style-name="ce1">
            <text:p>0.883311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799" table:style-name="ce1">
            <text:p>799</text:p>
          </table:table-cell>
          <table:table-cell office:value-type="float" office:value="304" table:style-name="ce1">
            <text:p>304</text:p>
          </table:table-cell>
          <table:table-cell office:value-type="float" office:value="-1.5209600000000001" table:style-name="ce1">
            <text:p>-1.52096</text:p>
          </table:table-cell>
          <table:table-cell office:value-type="float" office:value="-9.9459300000000004E-3" table:style-name="ce1">
            <text:p>-0.00994593</text:p>
          </table:table-cell>
          <table:table-cell office:value-type="float" office:value="0.82563799999999998" table:style-name="ce1">
            <text:p>0.825638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199" table:style-name="ce1">
            <text:p>1199</text:p>
          </table:table-cell>
          <table:table-cell office:value-type="float" office:value="331" table:style-name="ce1">
            <text:p>331</text:p>
          </table:table-cell>
          <table:table-cell office:value-type="float" office:value="-1.41936" table:style-name="ce1">
            <text:p>-1.41936</text:p>
          </table:table-cell>
          <table:table-cell office:value-type="float" office:value="-6.5094899999999997E-3" table:style-name="ce1">
            <text:p>-0.00650949</text:p>
          </table:table-cell>
          <table:table-cell office:value-type="float" office:value="-1.0963499999999999" table:style-name="ce1">
            <text:p>-1.09635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468" table:style-name="ce1">
            <text:p>468</text:p>
          </table:table-cell>
          <table:table-cell office:value-type="float" office:value="400" table:style-name="ce1">
            <text:p>400</text:p>
          </table:table-cell>
          <table:table-cell office:value-type="float" office:value="-1.03698" table:style-name="ce1">
            <text:p>-1.03698</text:p>
          </table:table-cell>
          <table:table-cell office:value-type="float" office:value="-9.5204799999999996E-3" table:style-name="ce1">
            <text:p>-0.00952048</text:p>
          </table:table-cell>
          <table:table-cell office:value-type="float" office:value="2.40781" table:style-name="ce1">
            <text:p>2.40781</text:p>
          </table:table-cell>
          <table:table-cell table:number-columns-repeated="1635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40" table:style-name="ce1">
            <text:p>240</text:p>
          </table:table-cell>
          <table:table-cell office:value-type="float" office:value="899" table:style-name="ce1">
            <text:p>899</text:p>
          </table:table-cell>
          <table:table-cell office:value-type="float" office:value="1.3742700000000001" table:style-name="ce1">
            <text:p>1.37427</text:p>
          </table:table-cell>
          <table:table-cell office:value-type="float" office:value="2.7303399999999999E-3" table:style-name="ce1">
            <text:p>0.00273034</text:p>
          </table:table-cell>
          <table:table-cell office:value-type="float" office:value="3.4673500000000002" table:style-name="ce1">
            <text:p>3.46735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260" table:style-name="ce1">
            <text:p>260</text:p>
          </table:table-cell>
          <table:table-cell office:value-type="float" office:value="659" table:style-name="ce1">
            <text:p>659</text:p>
          </table:table-cell>
          <table:table-cell office:value-type="float" office:value="0.22083" table:style-name="ce1">
            <text:p>0.22083</text:p>
          </table:table-cell>
          <table:table-cell office:value-type="float" office:value="-3.7649300000000001E-3" table:style-name="ce1">
            <text:p>-0.00376493</text:p>
          </table:table-cell>
          <table:table-cell office:value-type="float" office:value="3.3881399999999999" table:style-name="ce1">
            <text:p>3.38814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400" table:style-name="ce1">
            <text:p>400</text:p>
          </table:table-cell>
          <table:table-cell office:value-type="float" office:value="648" table:style-name="ce1">
            <text:p>648</text:p>
          </table:table-cell>
          <table:table-cell office:value-type="float" office:value="0.15822800000000001" table:style-name="ce1">
            <text:p>0.158228</text:p>
          </table:table-cell>
          <table:table-cell office:value-type="float" office:value="-3.1270899999999999E-3" table:style-name="ce1">
            <text:p>-0.00312709</text:p>
          </table:table-cell>
          <table:table-cell office:value-type="float" office:value="2.7168700000000001" table:style-name="ce1">
            <text:p>2.71687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800" table:style-name="ce1">
            <text:p>800</text:p>
          </table:table-cell>
          <table:table-cell office:value-type="float" office:value="495" table:style-name="ce1">
            <text:p>495</text:p>
          </table:table-cell>
          <table:table-cell office:value-type="float" office:value="-0.60419999999999996" table:style-name="ce1">
            <text:p>-0.6042</text:p>
          </table:table-cell>
          <table:table-cell office:value-type="float" office:value="-4.6629899999999997E-3" table:style-name="ce1">
            <text:p>-0.00466299</text:p>
          </table:table-cell>
          <table:table-cell office:value-type="float" office:value="0.80747599999999997" table:style-name="ce1">
            <text:p>0.807476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836" table:style-name="ce1">
            <text:p>836</text:p>
          </table:table-cell>
          <table:table-cell office:value-type="float" office:value="379" table:style-name="ce1">
            <text:p>379</text:p>
          </table:table-cell>
          <table:table-cell office:value-type="float" office:value="-1.16354" table:style-name="ce1">
            <text:p>-1.16354</text:p>
          </table:table-cell>
          <table:table-cell office:value-type="float" office:value="-7.6252400000000001E-3" table:style-name="ce1">
            <text:p>-0.00762524</text:p>
          </table:table-cell>
          <table:table-cell office:value-type="float" office:value="0.64278199999999996" table:style-name="ce1">
            <text:p>0.642782</text:p>
          </table:table-cell>
          <table:table-cell table:number-columns-repeated="1635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39" table:style-name="ce1">
            <text:p>239</text:p>
          </table:table-cell>
          <table:table-cell office:value-type="float" office:value="904" table:style-name="ce1">
            <text:p>904</text:p>
          </table:table-cell>
          <table:table-cell office:value-type="float" office:value="1.3983399999999999" table:style-name="ce1">
            <text:p>1.39834</text:p>
          </table:table-cell>
          <table:table-cell office:value-type="float" office:value="2.8617299999999998E-3" table:style-name="ce1">
            <text:p>0.00286173</text:p>
          </table:table-cell>
          <table:table-cell office:value-type="float" office:value="3.4718" table:style-name="ce1">
            <text:p>3.4718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320" table:style-name="ce1">
            <text:p>320</text:p>
          </table:table-cell>
          <table:table-cell office:value-type="float" office:value="708" table:style-name="ce1">
            <text:p>708</text:p>
          </table:table-cell>
          <table:table-cell office:value-type="float" office:value="0.45183800000000002" table:style-name="ce1">
            <text:p>0.451838</text:p>
          </table:table-cell>
          <table:table-cell office:value-type="float" office:value="-2.0077599999999999E-3" table:style-name="ce1">
            <text:p>-0.00200776</text:p>
          </table:table-cell>
          <table:table-cell office:value-type="float" office:value="3.0966999999999998" table:style-name="ce1">
            <text:p>3.0967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400" table:style-name="ce1">
            <text:p>400</text:p>
          </table:table-cell>
          <table:table-cell office:value-type="float" office:value="708" table:style-name="ce1">
            <text:p>708</text:p>
          </table:table-cell>
          <table:table-cell office:value-type="float" office:value="0.44623800000000002" table:style-name="ce1">
            <text:p>0.446238</text:p>
          </table:table-cell>
          <table:table-cell office:value-type="float" office:value="-1.4696399999999999E-3" table:style-name="ce1">
            <text:p>-0.00146964</text:p>
          </table:table-cell>
          <table:table-cell office:value-type="float" office:value="2.7126800000000002" table:style-name="ce1">
            <text:p>2.71268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652" table:style-name="ce1">
            <text:p>652</text:p>
          </table:table-cell>
          <table:table-cell office:value-type="float" office:value="864" table:style-name="ce1">
            <text:p>864</text:p>
          </table:table-cell>
          <table:table-cell office:value-type="float" office:value="1.17743" table:style-name="ce1">
            <text:p>1.17743</text:p>
          </table:table-cell>
          <table:table-cell office:value-type="float" office:value="4.5348100000000002E-3" table:style-name="ce1">
            <text:p>0.00453481</text:p>
          </table:table-cell>
          <table:table-cell office:value-type="float" office:value="1.4921" table:style-name="ce1">
            <text:p>1.4921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808" table:style-name="ce1">
            <text:p>808</text:p>
          </table:table-cell>
          <table:table-cell office:value-type="float" office:value="868" table:style-name="ce1">
            <text:p>868</text:p>
          </table:table-cell>
          <table:table-cell office:value-type="float" office:value="1.18571" table:style-name="ce1">
            <text:p>1.18571</text:p>
          </table:table-cell>
          <table:table-cell office:value-type="float" office:value="5.69463E-3" table:style-name="ce1">
            <text:p>0.00569463</text:p>
          </table:table-cell>
          <table:table-cell office:value-type="float" office:value="0.74297899999999995" table:style-name="ce1">
            <text:p>0.742979</text:p>
          </table:table-cell>
          <table:table-cell table:number-columns-repeated="1635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40" table:style-name="ce1">
            <text:p>240</text:p>
          </table:table-cell>
          <table:table-cell office:value-type="float" office:value="899" table:style-name="ce1">
            <text:p>899</text:p>
          </table:table-cell>
          <table:table-cell office:value-type="float" office:value="1.3742700000000001" table:style-name="ce1">
            <text:p>1.37427</text:p>
          </table:table-cell>
          <table:table-cell office:value-type="float" office:value="2.7303399999999999E-3" table:style-name="ce1">
            <text:p>0.00273034</text:p>
          </table:table-cell>
          <table:table-cell office:value-type="float" office:value="3.4673500000000002" table:style-name="ce1">
            <text:p>3.46735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139" table:style-name="ce1">
            <text:p>1139</text:p>
          </table:table-cell>
          <table:table-cell office:value-type="float" office:value="276" table:style-name="ce1">
            <text:p>276</text:p>
          </table:table-cell>
          <table:table-cell office:value-type="float" office:value="-1.6791700000000001" table:style-name="ce1">
            <text:p>-1.67917</text:p>
          </table:table-cell>
          <table:table-cell office:value-type="float" office:value="-8.4324099999999996E-3" table:style-name="ce1">
            <text:p>-0.00843241</text:p>
          </table:table-cell>
          <table:table-cell office:value-type="float" office:value="-0.80448900000000001" table:style-name="ce1">
            <text:p>-0.804489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148" table:style-name="ce1">
            <text:p>1148</text:p>
          </table:table-cell>
          <table:table-cell office:value-type="float" office:value="456" table:style-name="ce1">
            <text:p>456</text:p>
          </table:table-cell>
          <table:table-cell office:value-type="float" office:value="-0.81576700000000002" table:style-name="ce1">
            <text:p>-0.815767</text:p>
          </table:table-cell>
          <table:table-cell office:value-type="float" office:value="-3.3995200000000001E-3" table:style-name="ce1">
            <text:p>-0.00339952</text:p>
          </table:table-cell>
          <table:table-cell office:value-type="float" office:value="-0.86028400000000005" table:style-name="ce1">
            <text:p>-0.860284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271" table:style-name="ce1">
            <text:p>271</text:p>
          </table:table-cell>
          <table:table-cell office:value-type="float" office:value="603" table:style-name="ce1">
            <text:p>603</text:p>
          </table:table-cell>
          <table:table-cell office:value-type="float" office:value="-4.8750399999999999E-2" table:style-name="ce1">
            <text:p>-0.0487504</text:p>
          </table:table-cell>
          <table:table-cell office:value-type="float" office:value="-5.2378900000000003E-3" table:style-name="ce1">
            <text:p>-0.00523789</text:p>
          </table:table-cell>
          <table:table-cell office:value-type="float" office:value="3.3392499999999998" table:style-name="ce1">
            <text:p>3.33925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204" table:style-name="ce1">
            <text:p>1204</text:p>
          </table:table-cell>
          <table:table-cell office:value-type="float" office:value="447" table:style-name="ce1">
            <text:p>447</text:p>
          </table:table-cell>
          <table:table-cell office:value-type="float" office:value="-0.86288900000000002" table:style-name="ce1">
            <text:p>-0.862889</text:p>
          </table:table-cell>
          <table:table-cell office:value-type="float" office:value="-3.27145E-3" table:style-name="ce1">
            <text:p>-0.00327145</text:p>
          </table:table-cell>
          <table:table-cell office:value-type="float" office:value="-1.1284700000000001" table:style-name="ce1">
            <text:p>-1.12847</text:p>
          </table:table-cell>
          <table:table-cell table:number-columns-repeated="1635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40" table:style-name="ce1">
            <text:p>240</text:p>
          </table:table-cell>
          <table:table-cell office:value-type="float" office:value="903" table:style-name="ce1">
            <text:p>903</text:p>
          </table:table-cell>
          <table:table-cell office:value-type="float" office:value="1.39347" table:style-name="ce1">
            <text:p>1.39347</text:p>
          </table:table-cell>
          <table:table-cell office:value-type="float" office:value="2.8408399999999999E-3" table:style-name="ce1">
            <text:p>0.00284084</text:p>
          </table:table-cell>
          <table:table-cell office:value-type="float" office:value="3.4670700000000001" table:style-name="ce1">
            <text:p>3.46707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392" table:style-name="ce1">
            <text:p>392</text:p>
          </table:table-cell>
          <table:table-cell office:value-type="float" office:value="707" table:style-name="ce1">
            <text:p>707</text:p>
          </table:table-cell>
          <table:table-cell office:value-type="float" office:value="0.441998" table:style-name="ce1">
            <text:p>0.441998</text:p>
          </table:table-cell>
          <table:table-cell office:value-type="float" office:value="-1.5510700000000001E-3" table:style-name="ce1">
            <text:p>-0.00155107</text:p>
          </table:table-cell>
          <table:table-cell office:value-type="float" office:value="2.75115" table:style-name="ce1">
            <text:p>2.75115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400" table:style-name="ce1">
            <text:p>400</text:p>
          </table:table-cell>
          <table:table-cell office:value-type="float" office:value="716" table:style-name="ce1">
            <text:p>716</text:p>
          </table:table-cell>
          <table:table-cell office:value-type="float" office:value="0.48464000000000002" table:style-name="ce1">
            <text:p>0.48464</text:p>
          </table:table-cell>
          <table:table-cell office:value-type="float" office:value="-1.2486400000000001E-3" table:style-name="ce1">
            <text:p>-0.00124864</text:p>
          </table:table-cell>
          <table:table-cell office:value-type="float" office:value="2.7121200000000001" table:style-name="ce1">
            <text:p>2.71212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439" table:style-name="ce1">
            <text:p>439</text:p>
          </table:table-cell>
          <table:table-cell office:value-type="float" office:value="1024" table:style-name="ce1">
            <text:p>1024</text:p>
          </table:table-cell>
          <table:table-cell office:value-type="float" office:value="1.9603600000000001" table:style-name="ce1">
            <text:p>1.96036</text:p>
          </table:table-cell>
          <table:table-cell office:value-type="float" office:value="7.5219299999999996E-3" table:style-name="ce1">
            <text:p>0.00752193</text:p>
          </table:table-cell>
          <table:table-cell office:value-type="float" office:value="2.5033599999999998" table:style-name="ce1">
            <text:p>2.50336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156" table:style-name="ce1">
            <text:p>1156</text:p>
          </table:table-cell>
          <table:table-cell office:value-type="float" office:value="455" table:style-name="ce1">
            <text:p>455</text:p>
          </table:table-cell>
          <table:table-cell office:value-type="float" office:value="-0.82112700000000005" table:style-name="ce1">
            <text:p>-0.821127</text:p>
          </table:table-cell>
          <table:table-cell office:value-type="float" office:value="-3.3733299999999999E-3" table:style-name="ce1">
            <text:p>-0.00337333</text:p>
          </table:table-cell>
          <table:table-cell office:value-type="float" office:value="-0.89861599999999997" table:style-name="ce1">
            <text:p>-0.898616</text:p>
          </table:table-cell>
          <table:table-cell table:number-columns-repeated="1635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39" table:style-name="ce1">
            <text:p>239</text:p>
          </table:table-cell>
          <table:table-cell office:value-type="float" office:value="907" table:style-name="ce1">
            <text:p>907</text:p>
          </table:table-cell>
          <table:table-cell office:value-type="float" office:value="1.4127400000000001" table:style-name="ce1">
            <text:p>1.41274</text:p>
          </table:table-cell>
          <table:table-cell office:value-type="float" office:value="2.9446099999999998E-3" table:style-name="ce1">
            <text:p>0.00294461</text:p>
          </table:table-cell>
          <table:table-cell office:value-type="float" office:value="3.47159" table:style-name="ce1">
            <text:p>3.47159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711" table:style-name="ce1">
            <text:p>711</text:p>
          </table:table-cell>
          <table:table-cell office:value-type="float" office:value="895" table:style-name="ce1">
            <text:p>895</text:p>
          </table:table-cell>
          <table:table-cell office:value-type="float" office:value="1.3221000000000001" table:style-name="ce1">
            <text:p>1.3221</text:p>
          </table:table-cell>
          <table:table-cell office:value-type="float" office:value="5.7880199999999996E-3" table:style-name="ce1">
            <text:p>0.00578802</text:p>
          </table:table-cell>
          <table:table-cell office:value-type="float" office:value="1.2067099999999999" table:style-name="ce1">
            <text:p>1.2067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032" table:style-name="ce1">
            <text:p>1032</text:p>
          </table:table-cell>
          <table:table-cell office:value-type="float" office:value="972" table:style-name="ce1">
            <text:p>972</text:p>
          </table:table-cell>
          <table:table-cell office:value-type="float" office:value="1.6692499999999999" table:style-name="ce1">
            <text:p>1.66925</text:p>
          </table:table-cell>
          <table:table-cell office:value-type="float" office:value="1.00743E-2" table:style-name="ce1">
            <text:p>0.0100743</text:p>
          </table:table-cell>
          <table:table-cell office:value-type="float" office:value="-0.33955400000000002" table:style-name="ce1">
            <text:p>-0.339554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200" table:style-name="ce1">
            <text:p>1200</text:p>
          </table:table-cell>
          <table:table-cell office:value-type="float" office:value="968" table:style-name="ce1">
            <text:p>968</text:p>
          </table:table-cell>
          <table:table-cell office:value-type="float" office:value="1.63828" table:style-name="ce1">
            <text:p>1.63828</text:p>
          </table:table-cell>
          <table:table-cell office:value-type="float" office:value="1.1093799999999999E-2" table:style-name="ce1">
            <text:p>0.0110938</text:p>
          </table:table-cell>
          <table:table-cell office:value-type="float" office:value="-1.1457200000000001" table:style-name="ce1">
            <text:p>-1.14572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364" table:style-name="ce1">
            <text:p>364</text:p>
          </table:table-cell>
          <table:table-cell office:value-type="float" office:value="711" table:style-name="ce1">
            <text:p>711</text:p>
          </table:table-cell>
          <table:table-cell office:value-type="float" office:value="0.46315899999999999" table:style-name="ce1">
            <text:p>0.463159</text:p>
          </table:table-cell>
          <table:table-cell office:value-type="float" office:value="-1.6289200000000001E-3" table:style-name="ce1">
            <text:p>-0.00162892</text:p>
          </table:table-cell>
          <table:table-cell office:value-type="float" office:value="2.8852699999999998" table:style-name="ce1">
            <text:p>2.88527</text:p>
          </table:table-cell>
          <table:table-cell table:number-columns-repeated="1635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39" table:style-name="ce1">
            <text:p>239</text:p>
          </table:table-cell>
          <table:table-cell office:value-type="float" office:value="907" table:style-name="ce1">
            <text:p>907</text:p>
          </table:table-cell>
          <table:table-cell office:value-type="float" office:value="1.4127400000000001" table:style-name="ce1">
            <text:p>1.41274</text:p>
          </table:table-cell>
          <table:table-cell office:value-type="float" office:value="2.9446099999999998E-3" table:style-name="ce1">
            <text:p>0.00294461</text:p>
          </table:table-cell>
          <table:table-cell office:value-type="float" office:value="3.47159" table:style-name="ce1">
            <text:p>3.47159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960" table:style-name="ce1">
            <text:p>960</text:p>
          </table:table-cell>
          <table:table-cell office:value-type="float" office:value="943" table:style-name="ce1">
            <text:p>943</text:p>
          </table:table-cell>
          <table:table-cell office:value-type="float" office:value="1.53508" table:style-name="ce1">
            <text:p>1.53508</text:p>
          </table:table-cell>
          <table:table-cell office:value-type="float" office:value="8.7888700000000007E-3" table:style-name="ce1">
            <text:p>0.00878887</text:p>
          </table:table-cell>
          <table:table-cell office:value-type="float" office:value="8.0930199999999994E-3" table:style-name="ce1">
            <text:p>0.00809302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680" table:style-name="ce1">
            <text:p>680</text:p>
          </table:table-cell>
          <table:table-cell office:value-type="float" office:value="940" table:style-name="ce1">
            <text:p>940</text:p>
          </table:table-cell>
          <table:table-cell office:value-type="float" office:value="1.5402800000000001" table:style-name="ce1">
            <text:p>1.54028</text:p>
          </table:table-cell>
          <table:table-cell office:value-type="float" office:value="6.82258E-3" table:style-name="ce1">
            <text:p>0.00682258</text:p>
          </table:table-cell>
          <table:table-cell office:value-type="float" office:value="1.3523700000000001" table:style-name="ce1">
            <text:p>1.35237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199" table:style-name="ce1">
            <text:p>1199</text:p>
          </table:table-cell>
          <table:table-cell office:value-type="float" office:value="968" table:style-name="ce1">
            <text:p>968</text:p>
          </table:table-cell>
          <table:table-cell office:value-type="float" office:value="1.63835" table:style-name="ce1">
            <text:p>1.63835</text:p>
          </table:table-cell>
          <table:table-cell office:value-type="float" office:value="1.1087100000000001E-2" table:style-name="ce1">
            <text:p>0.0110871</text:p>
          </table:table-cell>
          <table:table-cell office:value-type="float" office:value="-1.1409199999999999" table:style-name="ce1">
            <text:p>-1.14092</text:p>
          </table:table-cell>
          <table:table-cell table:number-columns-repeated="16357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39" table:style-name="ce1">
            <text:p>239</text:p>
          </table:table-cell>
          <table:table-cell office:value-type="float" office:value="911" table:style-name="ce1">
            <text:p>911</text:p>
          </table:table-cell>
          <table:table-cell office:value-type="float" office:value="1.43194" table:style-name="ce1">
            <text:p>1.43194</text:p>
          </table:table-cell>
          <table:table-cell office:value-type="float" office:value="3.0550999999999998E-3" table:style-name="ce1">
            <text:p>0.0030551</text:p>
          </table:table-cell>
          <table:table-cell office:value-type="float" office:value="3.4713099999999999" table:style-name="ce1">
            <text:p>3.47131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956" table:style-name="ce1">
            <text:p>956</text:p>
          </table:table-cell>
          <table:table-cell office:value-type="float" office:value="439" table:style-name="ce1">
            <text:p>439</text:p>
          </table:table-cell>
          <table:table-cell office:value-type="float" office:value="-0.88392999999999999" table:style-name="ce1">
            <text:p>-0.88393</text:p>
          </table:table-cell>
          <table:table-cell office:value-type="float" office:value="-5.1606100000000004E-3" table:style-name="ce1">
            <text:p>-0.00516061</text:p>
          </table:table-cell>
          <table:table-cell office:value-type="float" office:value="6.2553899999999996E-2" table:style-name="ce1">
            <text:p>0.0625539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228" table:style-name="ce1">
            <text:p>1228</text:p>
          </table:table-cell>
          <table:table-cell office:value-type="float" office:value="432" table:style-name="ce1">
            <text:p>432</text:p>
          </table:table-cell>
          <table:table-cell office:value-type="float" office:value="-0.93657100000000004" table:style-name="ce1">
            <text:p>-0.936571</text:p>
          </table:table-cell>
          <table:table-cell office:value-type="float" office:value="-3.5243800000000001E-3" table:style-name="ce1">
            <text:p>-0.00352438</text:p>
          </table:table-cell>
          <table:table-cell office:value-type="float" office:value="-1.2426299999999999" table:style-name="ce1">
            <text:p>-1.24263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664" table:style-name="ce1">
            <text:p>664</text:p>
          </table:table-cell>
          <table:table-cell office:value-type="float" office:value="324" table:style-name="ce1">
            <text:p>324</text:p>
          </table:table-cell>
          <table:table-cell office:value-type="float" office:value="-1.41551" table:style-name="ce1">
            <text:p>-1.41551</text:p>
          </table:table-cell>
          <table:table-cell office:value-type="float" office:value="-1.03015E-2" table:style-name="ce1">
            <text:p>-0.0103015</text:p>
          </table:table-cell>
          <table:table-cell office:value-type="float" office:value="1.47227" table:style-name="ce1">
            <text:p>1.47227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288" table:style-name="ce1">
            <text:p>288</text:p>
          </table:table-cell>
          <table:table-cell office:value-type="float" office:value="744" table:style-name="ce1">
            <text:p>744</text:p>
          </table:table-cell>
          <table:table-cell office:value-type="float" office:value="0.62688500000000003" table:style-name="ce1">
            <text:p>0.626885</text:p>
          </table:table-cell>
          <table:table-cell office:value-type="float" office:value="-1.22853E-3" table:style-name="ce1">
            <text:p>-0.00122853</text:p>
          </table:table-cell>
          <table:table-cell office:value-type="float" office:value="3.2477900000000002" table:style-name="ce1">
            <text:p>3.24779</text:p>
          </table:table-cell>
          <table:table-cell table:number-columns-repeated="1635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40" table:style-name="ce1">
            <text:p>240</text:p>
          </table:table-cell>
          <table:table-cell office:value-type="float" office:value="908" table:style-name="ce1">
            <text:p>908</text:p>
          </table:table-cell>
          <table:table-cell office:value-type="float" office:value="1.41747" table:style-name="ce1">
            <text:p>1.41747</text:p>
          </table:table-cell>
          <table:table-cell office:value-type="float" office:value="2.9789600000000001E-3" table:style-name="ce1">
            <text:p>0.00297896</text:p>
          </table:table-cell>
          <table:table-cell office:value-type="float" office:value="3.46672" table:style-name="ce1">
            <text:p>3.46672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236" table:style-name="ce1">
            <text:p>1236</text:p>
          </table:table-cell>
          <table:table-cell office:value-type="float" office:value="123" table:style-name="ce1">
            <text:p>123</text:p>
          </table:table-cell>
          <table:table-cell office:value-type="float" office:value="-2.4203899999999998" table:style-name="ce1">
            <text:p>-2.42039</text:p>
          </table:table-cell>
          <table:table-cell office:value-type="float" office:value="-1.20064E-2" table:style-name="ce1">
            <text:p>-0.0120064</text:p>
          </table:table-cell>
          <table:table-cell office:value-type="float" office:value="-1.2594099999999999" table:style-name="ce1">
            <text:p>-1.25941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191" table:style-name="ce1">
            <text:p>1191</text:p>
          </table:table-cell>
          <table:table-cell office:value-type="float" office:value="132" table:style-name="ce1">
            <text:p>132</text:p>
          </table:table-cell>
          <table:table-cell office:value-type="float" office:value="-2.3740299999999999" table:style-name="ce1">
            <text:p>-2.37403</text:p>
          </table:table-cell>
          <table:table-cell office:value-type="float" office:value="-1.20605E-2" table:style-name="ce1">
            <text:p>-0.0120605</text:p>
          </table:table-cell>
          <table:table-cell office:value-type="float" office:value="-1.04403" table:style-name="ce1">
            <text:p>-1.04403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355" table:style-name="ce1">
            <text:p>355</text:p>
          </table:table-cell>
          <table:table-cell office:value-type="float" office:value="732" table:style-name="ce1">
            <text:p>732</text:p>
          </table:table-cell>
          <table:table-cell office:value-type="float" office:value="0.56459300000000001" table:style-name="ce1">
            <text:p>0.564593</text:p>
          </table:table-cell>
          <table:table-cell office:value-type="float" office:value="-1.10935E-3" table:style-name="ce1">
            <text:p>-0.00110935</text:p>
          </table:table-cell>
          <table:table-cell office:value-type="float" office:value="2.9270100000000001" table:style-name="ce1">
            <text:p>2.92701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700" table:style-name="ce1">
            <text:p>700</text:p>
          </table:table-cell>
          <table:table-cell office:value-type="float" office:value="216" table:style-name="ce1">
            <text:p>216</text:p>
          </table:table-cell>
          <table:table-cell office:value-type="float" office:value="-1.93645" table:style-name="ce1">
            <text:p>-1.93645</text:p>
          </table:table-cell>
          <table:table-cell office:value-type="float" office:value="-1.30428E-2" table:style-name="ce1">
            <text:p>-0.0130428</text:p>
          </table:table-cell>
          <table:table-cell office:value-type="float" office:value="1.3070200000000001" table:style-name="ce1">
            <text:p>1.30702</text:p>
          </table:table-cell>
          <table:table-cell table:number-columns-repeated="1635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39" table:style-name="ce1">
            <text:p>239</text:p>
          </table:table-cell>
          <table:table-cell office:value-type="float" office:value="916" table:style-name="ce1">
            <text:p>916</text:p>
          </table:table-cell>
          <table:table-cell office:value-type="float" office:value="1.4559500000000001" table:style-name="ce1">
            <text:p>1.45595</text:p>
          </table:table-cell>
          <table:table-cell office:value-type="float" office:value="3.1932200000000001E-3" table:style-name="ce1">
            <text:p>0.00319322</text:p>
          </table:table-cell>
          <table:table-cell office:value-type="float" office:value="3.4709599999999998" table:style-name="ce1">
            <text:p>3.47096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884" table:style-name="ce1">
            <text:p>884</text:p>
          </table:table-cell>
          <table:table-cell office:value-type="float" office:value="988" table:style-name="ce1">
            <text:p>988</text:p>
          </table:table-cell>
          <table:table-cell office:value-type="float" office:value="1.75641" table:style-name="ce1">
            <text:p>1.75641</text:p>
          </table:table-cell>
          <table:table-cell office:value-type="float" office:value="9.5207399999999998E-3" table:style-name="ce1">
            <text:p>0.00952074</text:p>
          </table:table-cell>
          <table:table-cell office:value-type="float" office:value="0.36976399999999998" table:style-name="ce1">
            <text:p>0.369764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436" table:style-name="ce1">
            <text:p>436</text:p>
          </table:table-cell>
          <table:table-cell office:value-type="float" office:value="1007" table:style-name="ce1">
            <text:p>1007</text:p>
          </table:table-cell>
          <table:table-cell office:value-type="float" office:value="1.87897" table:style-name="ce1">
            <text:p>1.87897</text:p>
          </table:table-cell>
          <table:table-cell office:value-type="float" office:value="7.0321400000000001E-3" table:style-name="ce1">
            <text:p>0.00703214</text:p>
          </table:table-cell>
          <table:table-cell office:value-type="float" office:value="2.5189499999999998" table:style-name="ce1">
            <text:p>2.5189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199" table:style-name="ce1">
            <text:p>1199</text:p>
          </table:table-cell>
          <table:table-cell office:value-type="float" office:value="987" table:style-name="ce1">
            <text:p>987</text:p>
          </table:table-cell>
          <table:table-cell office:value-type="float" office:value="1.72956" table:style-name="ce1">
            <text:p>1.72956</text:p>
          </table:table-cell>
          <table:table-cell office:value-type="float" office:value="1.1612000000000001E-2" table:style-name="ce1">
            <text:p>0.011612</text:p>
          </table:table-cell>
          <table:table-cell office:value-type="float" office:value="-1.14225" table:style-name="ce1">
            <text:p>-1.1422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52" table:style-name="ce1">
            <text:p>152</text:p>
          </table:table-cell>
          <table:table-cell office:value-type="float" office:value="756" table:style-name="ce1">
            <text:p>756</text:p>
          </table:table-cell>
          <table:table-cell office:value-type="float" office:value="0.69400700000000004" table:style-name="ce1">
            <text:p>0.694007</text:p>
          </table:table-cell>
          <table:table-cell office:value-type="float" office:value="-1.8118399999999999E-3" table:style-name="ce1">
            <text:p>-0.00181184</text:p>
          </table:table-cell>
          <table:table-cell office:value-type="float" office:value="3.8997799999999998" table:style-name="ce1">
            <text:p>3.89978</text:p>
          </table:table-cell>
          <table:table-cell table:number-columns-repeated="1635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39" table:style-name="ce1">
            <text:p>239</text:p>
          </table:table-cell>
          <table:table-cell office:value-type="float" office:value="915" table:style-name="ce1">
            <text:p>915</text:p>
          </table:table-cell>
          <table:table-cell office:value-type="float" office:value="1.4511499999999999" table:style-name="ce1">
            <text:p>1.45115</text:p>
          </table:table-cell>
          <table:table-cell office:value-type="float" office:value="3.1656000000000002E-3" table:style-name="ce1">
            <text:p>0.0031656</text:p>
          </table:table-cell>
          <table:table-cell office:value-type="float" office:value="3.4710299999999998" table:style-name="ce1">
            <text:p>3.47103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439" table:style-name="ce1">
            <text:p>439</text:p>
          </table:table-cell>
          <table:table-cell office:value-type="float" office:value="807" table:style-name="ce1">
            <text:p>807</text:p>
          </table:table-cell>
          <table:table-cell office:value-type="float" office:value="0.91872600000000004" table:style-name="ce1">
            <text:p>0.918726</text:p>
          </table:table-cell>
          <table:table-cell office:value-type="float" office:value="1.5274900000000001E-3" table:style-name="ce1">
            <text:p>0.00152749</text:p>
          </table:table-cell>
          <table:table-cell office:value-type="float" office:value="2.5185399999999998" table:style-name="ce1">
            <text:p>2.51854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467" table:style-name="ce1">
            <text:p>467</text:p>
          </table:table-cell>
          <table:table-cell office:value-type="float" office:value="788" table:style-name="ce1">
            <text:p>788</text:p>
          </table:table-cell>
          <table:table-cell office:value-type="float" office:value="0.82556200000000002" table:style-name="ce1">
            <text:p>0.825562</text:p>
          </table:table-cell>
          <table:table-cell office:value-type="float" office:value="1.19097E-3" table:style-name="ce1">
            <text:p>0.00119097</text:p>
          </table:table-cell>
          <table:table-cell office:value-type="float" office:value="2.3854600000000001" table:style-name="ce1">
            <text:p>2.38546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68" table:style-name="ce1">
            <text:p>168</text:p>
          </table:table-cell>
          <table:table-cell office:value-type="float" office:value="692" table:style-name="ce1">
            <text:p>692</text:p>
          </table:table-cell>
          <table:table-cell office:value-type="float" office:value="0.38567499999999999" table:style-name="ce1">
            <text:p>0.385675</text:p>
          </table:table-cell>
          <table:table-cell office:value-type="float" office:value="-3.4721700000000001E-3" table:style-name="ce1">
            <text:p>-0.00347217</text:p>
          </table:table-cell>
          <table:table-cell office:value-type="float" office:value="3.8274499999999998" table:style-name="ce1">
            <text:p>3.82745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152" table:style-name="ce1">
            <text:p>1152</text:p>
          </table:table-cell>
          <table:table-cell office:value-type="float" office:value="1064" table:style-name="ce1">
            <text:p>1064</text:p>
          </table:table-cell>
          <table:table-cell office:value-type="float" office:value="2.1024600000000002" table:style-name="ce1">
            <text:p>2.10246</text:p>
          </table:table-cell>
          <table:table-cell office:value-type="float" office:value="1.34229E-2" table:style-name="ce1">
            <text:p>0.0134229</text:p>
          </table:table-cell>
          <table:table-cell office:value-type="float" office:value="-0.92202099999999998" table:style-name="ce1">
            <text:p>-0.922021</text:p>
          </table:table-cell>
          <table:table-cell table:number-columns-repeated="1635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40" table:style-name="ce1">
            <text:p>240</text:p>
          </table:table-cell>
          <table:table-cell office:value-type="float" office:value="916" table:style-name="ce1">
            <text:p>916</text:p>
          </table:table-cell>
          <table:table-cell office:value-type="float" office:value="1.4558800000000001" table:style-name="ce1">
            <text:p>1.45588</text:p>
          </table:table-cell>
          <table:table-cell office:value-type="float" office:value="3.19995E-3" table:style-name="ce1">
            <text:p>0.00319995</text:p>
          </table:table-cell>
          <table:table-cell office:value-type="float" office:value="3.4661599999999999" table:style-name="ce1">
            <text:p>3.46616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491" table:style-name="ce1">
            <text:p>491</text:p>
          </table:table-cell>
          <table:table-cell office:value-type="float" office:value="815" table:style-name="ce1">
            <text:p>815</text:p>
          </table:table-cell>
          <table:table-cell office:value-type="float" office:value="0.95348699999999997" table:style-name="ce1">
            <text:p>0.953487</text:p>
          </table:table-cell>
          <table:table-cell office:value-type="float" office:value="2.0982599999999998E-3" table:style-name="ce1">
            <text:p>0.00209826</text:p>
          </table:table-cell>
          <table:table-cell office:value-type="float" office:value="2.26837" table:style-name="ce1">
            <text:p>2.26837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531" table:style-name="ce1">
            <text:p>531</text:p>
          </table:table-cell>
          <table:table-cell office:value-type="float" office:value="795" table:style-name="ce1">
            <text:p>795</text:p>
          </table:table-cell>
          <table:table-cell office:value-type="float" office:value="0.854684" table:style-name="ce1">
            <text:p>0.854684</text:p>
          </table:table-cell>
          <table:table-cell office:value-type="float" office:value="1.8148299999999999E-3" table:style-name="ce1">
            <text:p>0.00181483</text:p>
          </table:table-cell>
          <table:table-cell office:value-type="float" office:value="2.0777600000000001" table:style-name="ce1">
            <text:p>2.07776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384" table:style-name="ce1">
            <text:p>384</text:p>
          </table:table-cell>
          <table:table-cell office:value-type="float" office:value="627" table:style-name="ce1">
            <text:p>627</text:p>
          </table:table-cell>
          <table:table-cell office:value-type="float" office:value="5.85438E-2" table:style-name="ce1">
            <text:p>0.0585438</text:p>
          </table:table-cell>
          <table:table-cell office:value-type="float" office:value="-3.81482E-3" table:style-name="ce1">
            <text:p>-0.00381482</text:p>
          </table:table-cell>
          <table:table-cell office:value-type="float" office:value="2.79515" table:style-name="ce1">
            <text:p>2.79515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800" table:style-name="ce1">
            <text:p>800</text:p>
          </table:table-cell>
          <table:table-cell office:value-type="float" office:value="784" table:style-name="ce1">
            <text:p>784</text:p>
          </table:table-cell>
          <table:table-cell office:value-type="float" office:value="0.78305199999999997" table:style-name="ce1">
            <text:p>0.783052</text:p>
          </table:table-cell>
          <table:table-cell office:value-type="float" office:value="3.3203899999999999E-3" table:style-name="ce1">
            <text:p>0.00332039</text:p>
          </table:table-cell>
          <table:table-cell office:value-type="float" office:value="0.78725699999999998" table:style-name="ce1">
            <text:p>0.787257</text:p>
          </table:table-cell>
          <table:table-cell table:number-columns-repeated="1635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40" table:style-name="ce1">
            <text:p>240</text:p>
          </table:table-cell>
          <table:table-cell office:value-type="float" office:value="920" table:style-name="ce1">
            <text:p>920</text:p>
          </table:table-cell>
          <table:table-cell office:value-type="float" office:value="1.4750799999999999" table:style-name="ce1">
            <text:p>1.47508</text:p>
          </table:table-cell>
          <table:table-cell office:value-type="float" office:value="3.3104499999999999E-3" table:style-name="ce1">
            <text:p>0.00331045</text:p>
          </table:table-cell>
          <table:table-cell office:value-type="float" office:value="3.4658799999999998" table:style-name="ce1">
            <text:p>3.46588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239" table:style-name="ce1">
            <text:p>1239</text:p>
          </table:table-cell>
          <table:table-cell office:value-type="float" office:value="1063" table:style-name="ce1">
            <text:p>1063</text:p>
          </table:table-cell>
          <table:table-cell office:value-type="float" office:value="2.0915699999999999" table:style-name="ce1">
            <text:p>2.09157</text:p>
          </table:table-cell>
          <table:table-cell office:value-type="float" office:value="1.39805E-2" table:style-name="ce1">
            <text:p>0.0139805</text:p>
          </table:table-cell>
          <table:table-cell office:value-type="float" office:value="-1.3395699999999999" table:style-name="ce1">
            <text:p>-1.33957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768" table:style-name="ce1">
            <text:p>768</text:p>
          </table:table-cell>
          <table:table-cell office:value-type="float" office:value="1012" table:style-name="ce1">
            <text:p>1012</text:p>
          </table:table-cell>
          <table:table-cell office:value-type="float" office:value="1.8797299999999999" table:style-name="ce1">
            <text:p>1.87973</text:p>
          </table:table-cell>
          <table:table-cell office:value-type="float" office:value="9.4034500000000007E-3" table:style-name="ce1">
            <text:p>0.00940345</text:p>
          </table:table-cell>
          <table:table-cell office:value-type="float" office:value="0.92491400000000001" table:style-name="ce1">
            <text:p>0.924914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800" table:style-name="ce1">
            <text:p>800</text:p>
          </table:table-cell>
          <table:table-cell office:value-type="float" office:value="1015" table:style-name="ce1">
            <text:p>1015</text:p>
          </table:table-cell>
          <table:table-cell office:value-type="float" office:value="1.8918900000000001" table:style-name="ce1">
            <text:p>1.89189</text:p>
          </table:table-cell>
          <table:table-cell office:value-type="float" office:value="9.7015699999999996E-3" table:style-name="ce1">
            <text:p>0.00970157</text:p>
          </table:table-cell>
          <table:table-cell office:value-type="float" office:value="0.771096" table:style-name="ce1">
            <text:p>0.771096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472" table:style-name="ce1">
            <text:p>472</text:p>
          </table:table-cell>
          <table:table-cell office:value-type="float" office:value="780" table:style-name="ce1">
            <text:p>780</text:p>
          </table:table-cell>
          <table:table-cell office:value-type="float" office:value="0.78681100000000004" table:style-name="ce1">
            <text:p>0.786811</text:p>
          </table:table-cell>
          <table:table-cell office:value-type="float" office:value="1.00361E-3" table:style-name="ce1">
            <text:p>0.00100361</text:p>
          </table:table-cell>
          <table:table-cell office:value-type="float" office:value="2.3620199999999998" table:style-name="ce1">
            <text:p>2.36202</text:p>
          </table:table-cell>
          <table:table-cell table:number-columns-repeated="1635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39" table:style-name="ce1">
            <text:p>239</text:p>
          </table:table-cell>
          <table:table-cell office:value-type="float" office:value="919" table:style-name="ce1">
            <text:p>919</text:p>
          </table:table-cell>
          <table:table-cell office:value-type="float" office:value="1.47035" table:style-name="ce1">
            <text:p>1.47035</text:p>
          </table:table-cell>
          <table:table-cell office:value-type="float" office:value="3.2761000000000001E-3" table:style-name="ce1">
            <text:p>0.0032761</text:p>
          </table:table-cell>
          <table:table-cell office:value-type="float" office:value="3.4707599999999998" table:style-name="ce1">
            <text:p>3.47076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035" table:style-name="ce1">
            <text:p>1035</text:p>
          </table:table-cell>
          <table:table-cell office:value-type="float" office:value="995" table:style-name="ce1">
            <text:p>995</text:p>
          </table:table-cell>
          <table:table-cell office:value-type="float" office:value="1.7794399999999999" table:style-name="ce1">
            <text:p>1.77944</text:p>
          </table:table-cell>
          <table:table-cell office:value-type="float" office:value="1.0729799999999999E-2" table:style-name="ce1">
            <text:p>0.0107298</text:p>
          </table:table-cell>
          <table:table-cell office:value-type="float" office:value="-0.35556399999999999" table:style-name="ce1">
            <text:p>-0.355564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1.79189" table:style-name="ce1">
            <text:p>1.79189</text:p>
          </table:table-cell>
          <table:table-cell office:value-type="float" office:value="1.19778E-2" table:style-name="ce1">
            <text:p>0.0119778</text:p>
          </table:table-cell>
          <table:table-cell office:value-type="float" office:value="-1.1479600000000001" table:style-name="ce1">
            <text:p>-1.14796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679" table:style-name="ce1">
            <text:p>679</text:p>
          </table:table-cell>
          <table:table-cell office:value-type="float" office:value="999" table:style-name="ce1">
            <text:p>999</text:p>
          </table:table-cell>
          <table:table-cell office:value-type="float" office:value="1.8235600000000001" table:style-name="ce1">
            <text:p>1.82356</text:p>
          </table:table-cell>
          <table:table-cell office:value-type="float" office:value="8.4456800000000005E-3" table:style-name="ce1">
            <text:p>0.00844568</text:p>
          </table:table-cell>
          <table:table-cell office:value-type="float" office:value="1.3530500000000001" table:style-name="ce1">
            <text:p>1.35305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451" table:style-name="ce1">
            <text:p>451</text:p>
          </table:table-cell>
          <table:table-cell office:value-type="float" office:value="783" table:style-name="ce1">
            <text:p>783</text:p>
          </table:table-cell>
          <table:table-cell office:value-type="float" office:value="0.80268200000000001" table:style-name="ce1">
            <text:p>0.802682</text:p>
          </table:table-cell>
          <table:table-cell office:value-type="float" office:value="9.4522499999999995E-4" table:style-name="ce1">
            <text:p>0.000945225</text:p>
          </table:table-cell>
          <table:table-cell office:value-type="float" office:value="2.4626199999999998" table:style-name="ce1">
            <text:p>2.46262</text:p>
          </table:table-cell>
          <table:table-cell table:number-columns-repeated="1635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40" table:style-name="ce1">
            <text:p>240</text:p>
          </table:table-cell>
          <table:table-cell office:value-type="float" office:value="919" table:style-name="ce1">
            <text:p>919</text:p>
          </table:table-cell>
          <table:table-cell office:value-type="float" office:value="1.47028" table:style-name="ce1">
            <text:p>1.47028</text:p>
          </table:table-cell>
          <table:table-cell office:value-type="float" office:value="3.2828200000000001E-3" table:style-name="ce1">
            <text:p>0.00328282</text:p>
          </table:table-cell>
          <table:table-cell office:value-type="float" office:value="3.4659499999999999" table:style-name="ce1">
            <text:p>3.46595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64" table:style-name="ce1">
            <text:p>164</text:p>
          </table:table-cell>
          <table:table-cell office:value-type="float" office:value="728" table:style-name="ce1">
            <text:p>728</text:p>
          </table:table-cell>
          <table:table-cell office:value-type="float" office:value="0.55876199999999998" table:style-name="ce1">
            <text:p>0.558762</text:p>
          </table:table-cell>
          <table:table-cell office:value-type="float" office:value="-2.5046000000000001E-3" table:style-name="ce1">
            <text:p>-0.0025046</text:p>
          </table:table-cell>
          <table:table-cell office:value-type="float" office:value="3.8441399999999999" table:style-name="ce1">
            <text:p>3.84414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20" table:style-name="ce1">
            <text:p>420</text:p>
          </table:table-cell>
          <table:table-cell office:value-type="float" office:value="799" table:style-name="ce1">
            <text:p>799</text:p>
          </table:table-cell>
          <table:table-cell office:value-type="float" office:value="0.88165400000000005" table:style-name="ce1">
            <text:p>0.881654</text:p>
          </table:table-cell>
          <table:table-cell office:value-type="float" office:value="1.17869E-3" table:style-name="ce1">
            <text:p>0.00117869</text:p>
          </table:table-cell>
          <table:table-cell office:value-type="float" office:value="2.6103000000000001" table:style-name="ce1">
            <text:p>2.6103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431" table:style-name="ce1">
            <text:p>431</text:p>
          </table:table-cell>
          <table:table-cell office:value-type="float" office:value="791" table:style-name="ce1">
            <text:p>791</text:p>
          </table:table-cell>
          <table:table-cell office:value-type="float" office:value="0.84248299999999998" table:style-name="ce1">
            <text:p>0.842483</text:p>
          </table:table-cell>
          <table:table-cell office:value-type="float" office:value="1.03169E-3" table:style-name="ce1">
            <text:p>0.00103169</text:p>
          </table:table-cell>
          <table:table-cell office:value-type="float" office:value="2.5580599999999998" table:style-name="ce1">
            <text:p>2.55806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035" table:style-name="ce1">
            <text:p>1035</text:p>
          </table:table-cell>
          <table:table-cell office:value-type="float" office:value="964" table:style-name="ce1">
            <text:p>964</text:p>
          </table:table-cell>
          <table:table-cell office:value-type="float" office:value="1.63063" table:style-name="ce1">
            <text:p>1.63063</text:p>
          </table:table-cell>
          <table:table-cell office:value-type="float" office:value="9.8734600000000006E-3" table:style-name="ce1">
            <text:p>0.00987346</text:p>
          </table:table-cell>
          <table:table-cell office:value-type="float" office:value="-0.35339500000000001" table:style-name="ce1">
            <text:p>-0.353395</text:p>
          </table:table-cell>
          <table:table-cell table:number-columns-repeated="1635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39" table:style-name="ce1">
            <text:p>239</text:p>
          </table:table-cell>
          <table:table-cell office:value-type="float" office:value="920" table:style-name="ce1">
            <text:p>920</text:p>
          </table:table-cell>
          <table:table-cell office:value-type="float" office:value="1.47515" table:style-name="ce1">
            <text:p>1.47515</text:p>
          </table:table-cell>
          <table:table-cell office:value-type="float" office:value="3.30372E-3" table:style-name="ce1">
            <text:p>0.00330372</text:p>
          </table:table-cell>
          <table:table-cell office:value-type="float" office:value="3.4706899999999998" table:style-name="ce1">
            <text:p>3.47069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031" table:style-name="ce1">
            <text:p>1031</text:p>
          </table:table-cell>
          <table:table-cell office:value-type="float" office:value="271" table:style-name="ce1">
            <text:p>271</text:p>
          </table:table-cell>
          <table:table-cell office:value-type="float" office:value="-1.6956100000000001" table:style-name="ce1">
            <text:p>-1.69561</text:p>
          </table:table-cell>
          <table:table-cell office:value-type="float" office:value="-9.2969899999999998E-3" table:style-name="ce1">
            <text:p>-0.00929699</text:p>
          </table:table-cell>
          <table:table-cell office:value-type="float" office:value="-0.28571200000000002" table:style-name="ce1">
            <text:p>-0.285712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200" table:style-name="ce1">
            <text:p>1200</text:p>
          </table:table-cell>
          <table:table-cell office:value-type="float" office:value="275" table:style-name="ce1">
            <text:p>275</text:p>
          </table:table-cell>
          <table:table-cell office:value-type="float" office:value="-1.68824" table:style-name="ce1">
            <text:p>-1.68824</text:p>
          </table:table-cell>
          <table:table-cell office:value-type="float" office:value="-8.0497099999999999E-3" table:style-name="ce1">
            <text:p>-0.00804971</text:p>
          </table:table-cell>
          <table:table-cell office:value-type="float" office:value="-1.0972299999999999" table:style-name="ce1">
            <text:p>-1.09723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756" table:style-name="ce1">
            <text:p>756</text:p>
          </table:table-cell>
          <table:table-cell office:value-type="float" office:value="284" table:style-name="ce1">
            <text:p>284</text:p>
          </table:table-cell>
          <table:table-cell office:value-type="float" office:value="-1.6139600000000001" table:style-name="ce1">
            <text:p>-1.61396</text:p>
          </table:table-cell>
          <table:table-cell office:value-type="float" office:value="-1.0787700000000001E-2" table:style-name="ce1">
            <text:p>-0.0107877</text:p>
          </table:table-cell>
          <table:table-cell office:value-type="float" office:value="1.03345" table:style-name="ce1">
            <text:p>1.03345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536" table:style-name="ce1">
            <text:p>1536</text:p>
          </table:table-cell>
          <table:table-cell office:value-type="float" office:value="400" table:style-name="ce1">
            <text:p>400</text:p>
          </table:table-cell>
          <table:table-cell office:value-type="float" office:value="-1.11174" table:style-name="ce1">
            <text:p>-1.11174</text:p>
          </table:table-cell>
          <table:table-cell office:value-type="float" office:value="-2.3365999999999999E-3" table:style-name="ce1">
            <text:p>-0.0023366</text:p>
          </table:table-cell>
          <table:table-cell office:value-type="float" office:value="-2.7188599999999998" table:style-name="ce1">
            <text:p>-2.71886</text:p>
          </table:table-cell>
          <table:table-cell table:number-columns-repeated="1635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39" table:style-name="ce1">
            <text:p>239</text:p>
          </table:table-cell>
          <table:table-cell office:value-type="float" office:value="920" table:style-name="ce1">
            <text:p>920</text:p>
          </table:table-cell>
          <table:table-cell office:value-type="float" office:value="1.47515" table:style-name="ce1">
            <text:p>1.47515</text:p>
          </table:table-cell>
          <table:table-cell office:value-type="float" office:value="3.30372E-3" table:style-name="ce1">
            <text:p>0.00330372</text:p>
          </table:table-cell>
          <table:table-cell office:value-type="float" office:value="3.4706899999999998" table:style-name="ce1">
            <text:p>3.4706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963" table:style-name="ce1">
            <text:p>963</text:p>
          </table:table-cell>
          <table:table-cell office:value-type="float" office:value="988" table:style-name="ce1">
            <text:p>988</text:p>
          </table:table-cell>
          <table:table-cell office:value-type="float" office:value="1.75088" table:style-name="ce1">
            <text:p>1.75088</text:p>
          </table:table-cell>
          <table:table-cell office:value-type="float" office:value="1.00521E-2" table:style-name="ce1">
            <text:p>0.0100521</text:p>
          </table:table-cell>
          <table:table-cell office:value-type="float" office:value="-9.4559399999999995E-3" table:style-name="ce1">
            <text:p>-0.00945594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675" table:style-name="ce1">
            <text:p>675</text:p>
          </table:table-cell>
          <table:table-cell office:value-type="float" office:value="987" table:style-name="ce1">
            <text:p>987</text:p>
          </table:table-cell>
          <table:table-cell office:value-type="float" office:value="1.76624" table:style-name="ce1">
            <text:p>1.76624</text:p>
          </table:table-cell>
          <table:table-cell office:value-type="float" office:value="8.0872900000000005E-3" table:style-name="ce1">
            <text:p>0.00808729</text:p>
          </table:table-cell>
          <table:table-cell office:value-type="float" office:value="1.3730899999999999" table:style-name="ce1">
            <text:p>1.3730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199" table:style-name="ce1">
            <text:p>1199</text:p>
          </table:table-cell>
          <table:table-cell office:value-type="float" office:value="1003" table:style-name="ce1">
            <text:p>1003</text:p>
          </table:table-cell>
          <table:table-cell office:value-type="float" office:value="1.80636" table:style-name="ce1">
            <text:p>1.80636</text:p>
          </table:table-cell>
          <table:table-cell office:value-type="float" office:value="1.2053899999999999E-2" table:style-name="ce1">
            <text:p>0.0120539</text:p>
          </table:table-cell>
          <table:table-cell office:value-type="float" office:value="-1.14337" table:style-name="ce1">
            <text:p>-1.14337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340" table:style-name="ce1">
            <text:p>340</text:p>
          </table:table-cell>
          <table:table-cell office:value-type="float" office:value="620" table:style-name="ce1">
            <text:p>620</text:p>
          </table:table-cell>
          <table:table-cell office:value-type="float" office:value="2.8022600000000002E-2" table:style-name="ce1">
            <text:p>0.0280226</text:p>
          </table:table-cell>
          <table:table-cell office:value-type="float" office:value="-4.3041499999999996E-3" table:style-name="ce1">
            <text:p>-0.00430415</text:p>
          </table:table-cell>
          <table:table-cell office:value-type="float" office:value="3.00685" table:style-name="ce1">
            <text:p>3.00685</text:p>
          </table:table-cell>
          <table:table-cell table:number-columns-repeated="1635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39" table:style-name="ce1">
            <text:p>239</text:p>
          </table:table-cell>
          <table:table-cell office:value-type="float" office:value="924" table:style-name="ce1">
            <text:p>924</text:p>
          </table:table-cell>
          <table:table-cell office:value-type="float" office:value="1.4943500000000001" table:style-name="ce1">
            <text:p>1.49435</text:p>
          </table:table-cell>
          <table:table-cell office:value-type="float" office:value="3.4142199999999999E-3" table:style-name="ce1">
            <text:p>0.00341422</text:p>
          </table:table-cell>
          <table:table-cell office:value-type="float" office:value="3.4704100000000002" table:style-name="ce1">
            <text:p>3.4704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808" table:style-name="ce1">
            <text:p>808</text:p>
          </table:table-cell>
          <table:table-cell office:value-type="float" office:value="236" table:style-name="ce1">
            <text:p>236</text:p>
          </table:table-cell>
          <table:table-cell office:value-type="float" office:value="-1.8480099999999999" table:style-name="ce1">
            <text:p>-1.84801</text:p>
          </table:table-cell>
          <table:table-cell office:value-type="float" office:value="-1.17638E-2" table:style-name="ce1">
            <text:p>-0.0117638</text:p>
          </table:table-cell>
          <table:table-cell office:value-type="float" office:value="0.78719300000000003" table:style-name="ce1">
            <text:p>0.787193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791" table:style-name="ce1">
            <text:p>791</text:p>
          </table:table-cell>
          <table:table-cell office:value-type="float" office:value="235" table:style-name="ce1">
            <text:p>235</text:p>
          </table:table-cell>
          <table:table-cell office:value-type="float" office:value="-1.85162" table:style-name="ce1">
            <text:p>-1.85162</text:p>
          </table:table-cell>
          <table:table-cell office:value-type="float" office:value="-1.1905799999999999E-2" table:style-name="ce1">
            <text:p>-0.0119058</text:p>
          </table:table-cell>
          <table:table-cell office:value-type="float" office:value="0.86886799999999997" table:style-name="ce1">
            <text:p>0.868868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71" table:style-name="ce1">
            <text:p>171</text:p>
          </table:table-cell>
          <table:table-cell office:value-type="float" office:value="736" table:style-name="ce1">
            <text:p>736</text:p>
          </table:table-cell>
          <table:table-cell office:value-type="float" office:value="0.59667300000000001" table:style-name="ce1">
            <text:p>0.596673</text:p>
          </table:table-cell>
          <table:table-cell office:value-type="float" office:value="-2.2365200000000001E-3" table:style-name="ce1">
            <text:p>-0.00223652</text:p>
          </table:table-cell>
          <table:table-cell office:value-type="float" office:value="3.8099699999999999" table:style-name="ce1">
            <text:p>3.80997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200" table:style-name="ce1">
            <text:p>1200</text:p>
          </table:table-cell>
          <table:table-cell office:value-type="float" office:value="272" table:style-name="ce1">
            <text:p>272</text:p>
          </table:table-cell>
          <table:table-cell office:value-type="float" office:value="-1.7026399999999999" table:style-name="ce1">
            <text:p>-1.70264</text:p>
          </table:table-cell>
          <table:table-cell office:value-type="float" office:value="-8.1325900000000003E-3" table:style-name="ce1">
            <text:p>-0.00813259</text:p>
          </table:table-cell>
          <table:table-cell office:value-type="float" office:value="-1.0970200000000001" table:style-name="ce1">
            <text:p>-1.09702</text:p>
          </table:table-cell>
          <table:table-cell table:number-columns-repeated="1635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40" table:style-name="ce1">
            <text:p>240</text:p>
          </table:table-cell>
          <table:table-cell office:value-type="float" office:value="928" table:style-name="ce1">
            <text:p>928</text:p>
          </table:table-cell>
          <table:table-cell office:value-type="float" office:value="1.5134799999999999" table:style-name="ce1">
            <text:p>1.51348</text:p>
          </table:table-cell>
          <table:table-cell office:value-type="float" office:value="3.5314399999999998E-3" table:style-name="ce1">
            <text:p>0.00353144</text:p>
          </table:table-cell>
          <table:table-cell office:value-type="float" office:value="3.4653299999999998" table:style-name="ce1">
            <text:p>3.46533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255" table:style-name="ce1">
            <text:p>255</text:p>
          </table:table-cell>
          <table:table-cell office:value-type="float" office:value="708" table:style-name="ce1">
            <text:p>708</text:p>
          </table:table-cell>
          <table:table-cell office:value-type="float" office:value="0.45638800000000002" table:style-name="ce1">
            <text:p>0.456388</text:p>
          </table:table-cell>
          <table:table-cell office:value-type="float" office:value="-2.4449799999999998E-3" table:style-name="ce1">
            <text:p>-0.00244498</text:p>
          </table:table-cell>
          <table:table-cell office:value-type="float" office:value="3.4087100000000001" table:style-name="ce1">
            <text:p>3.40871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427" table:style-name="ce1">
            <text:p>427</text:p>
          </table:table-cell>
          <table:table-cell office:value-type="float" office:value="876" table:style-name="ce1">
            <text:p>876</text:p>
          </table:table-cell>
          <table:table-cell office:value-type="float" office:value="1.25078" table:style-name="ce1">
            <text:p>1.25078</text:p>
          </table:table-cell>
          <table:table-cell office:value-type="float" office:value="3.3528400000000002E-3" table:style-name="ce1">
            <text:p>0.00335284</text:p>
          </table:table-cell>
          <table:table-cell office:value-type="float" office:value="2.5713200000000001" table:style-name="ce1">
            <text:p>2.57132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399" table:style-name="ce1">
            <text:p>399</text:p>
          </table:table-cell>
          <table:table-cell office:value-type="float" office:value="683" table:style-name="ce1">
            <text:p>683</text:p>
          </table:table-cell>
          <table:table-cell office:value-type="float" office:value="0.32630399999999998" table:style-name="ce1">
            <text:p>0.326304</text:p>
          </table:table-cell>
          <table:table-cell office:value-type="float" office:value="-2.1669699999999998E-3" table:style-name="ce1">
            <text:p>-0.00216697</text:p>
          </table:table-cell>
          <table:table-cell office:value-type="float" office:value="2.71922" table:style-name="ce1">
            <text:p>2.71922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044" table:style-name="ce1">
            <text:p>1044</text:p>
          </table:table-cell>
          <table:table-cell office:value-type="float" office:value="916" table:style-name="ce1">
            <text:p>916</text:p>
          </table:table-cell>
          <table:table-cell office:value-type="float" office:value="1.3996" table:style-name="ce1">
            <text:p>1.3996</text:p>
          </table:table-cell>
          <table:table-cell office:value-type="float" office:value="8.6080400000000008E-3" table:style-name="ce1">
            <text:p>0.00860804</text:p>
          </table:table-cell>
          <table:table-cell office:value-type="float" office:value="-0.39323900000000001" table:style-name="ce1">
            <text:p>-0.393239</text:p>
          </table:table-cell>
          <table:table-cell table:number-columns-repeated="1635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39" table:style-name="ce1">
            <text:p>239</text:p>
          </table:table-cell>
          <table:table-cell office:value-type="float" office:value="927" table:style-name="ce1">
            <text:p>927</text:p>
          </table:table-cell>
          <table:table-cell office:value-type="float" office:value="1.50875" table:style-name="ce1">
            <text:p>1.50875</text:p>
          </table:table-cell>
          <table:table-cell office:value-type="float" office:value="3.49709E-3" table:style-name="ce1">
            <text:p>0.00349709</text:p>
          </table:table-cell>
          <table:table-cell office:value-type="float" office:value="3.4702000000000002" table:style-name="ce1">
            <text:p>3.4702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220" table:style-name="ce1">
            <text:p>220</text:p>
          </table:table-cell>
          <table:table-cell office:value-type="float" office:value="703" table:style-name="ce1">
            <text:p>703</text:p>
          </table:table-cell>
          <table:table-cell office:value-type="float" office:value="0.43483699999999997" table:style-name="ce1">
            <text:p>0.434837</text:p>
          </table:table-cell>
          <table:table-cell office:value-type="float" office:value="-2.8185200000000001E-3" table:style-name="ce1">
            <text:p>-0.00281852</text:p>
          </table:table-cell>
          <table:table-cell office:value-type="float" office:value="3.57707" table:style-name="ce1">
            <text:p>3.57707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400" table:style-name="ce1">
            <text:p>400</text:p>
          </table:table-cell>
          <table:table-cell office:value-type="float" office:value="688" table:style-name="ce1">
            <text:p>688</text:p>
          </table:table-cell>
          <table:table-cell office:value-type="float" office:value="0.35023500000000002" table:style-name="ce1">
            <text:p>0.350235</text:p>
          </table:table-cell>
          <table:table-cell office:value-type="float" office:value="-2.0221200000000001E-3" table:style-name="ce1">
            <text:p>-0.00202212</text:p>
          </table:table-cell>
          <table:table-cell office:value-type="float" office:value="2.71407" table:style-name="ce1">
            <text:p>2.71407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455" table:style-name="ce1">
            <text:p>455</text:p>
          </table:table-cell>
          <table:table-cell office:value-type="float" office:value="803" table:style-name="ce1">
            <text:p>803</text:p>
          </table:table-cell>
          <table:table-cell office:value-type="float" office:value="0.89840500000000001" table:style-name="ce1">
            <text:p>0.898405</text:p>
          </table:table-cell>
          <table:table-cell office:value-type="float" office:value="1.52461E-3" table:style-name="ce1">
            <text:p>0.00152461</text:p>
          </table:table-cell>
          <table:table-cell office:value-type="float" office:value="2.4420199999999999" table:style-name="ce1">
            <text:p>2.44202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900" table:style-name="ce1">
            <text:p>900</text:p>
          </table:table-cell>
          <table:table-cell office:value-type="float" office:value="879" table:style-name="ce1">
            <text:p>879</text:p>
          </table:table-cell>
          <table:table-cell office:value-type="float" office:value="1.23207" table:style-name="ce1">
            <text:p>1.23207</text:p>
          </table:table-cell>
          <table:table-cell office:value-type="float" office:value="6.6173300000000003E-3" table:style-name="ce1">
            <text:p>0.00661733</text:p>
          </table:table-cell>
          <table:table-cell office:value-type="float" office:value="0.30058600000000002" table:style-name="ce1">
            <text:p>0.300586</text:p>
          </table:table-cell>
          <table:table-cell table:number-columns-repeated="1635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40" table:style-name="ce1">
            <text:p>240</text:p>
          </table:table-cell>
          <table:table-cell office:value-type="float" office:value="927" table:style-name="ce1">
            <text:p>927</text:p>
          </table:table-cell>
          <table:table-cell office:value-type="float" office:value="1.50868" table:style-name="ce1">
            <text:p>1.50868</text:p>
          </table:table-cell>
          <table:table-cell office:value-type="float" office:value="3.5038199999999999E-3" table:style-name="ce1">
            <text:p>0.00350382</text:p>
          </table:table-cell>
          <table:table-cell office:value-type="float" office:value="3.4653900000000002" table:style-name="ce1">
            <text:p>3.46539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164" table:style-name="ce1">
            <text:p>1164</text:p>
          </table:table-cell>
          <table:table-cell office:value-type="float" office:value="92" table:style-name="ce1">
            <text:p>92</text:p>
          </table:table-cell>
          <table:table-cell office:value-type="float" office:value="-2.5641500000000002" table:style-name="ce1">
            <text:p>-2.56415</text:p>
          </table:table-cell>
          <table:table-cell office:value-type="float" office:value="-1.3347100000000001E-2" table:style-name="ce1">
            <text:p>-0.0133471</text:p>
          </table:table-cell>
          <table:table-cell office:value-type="float" office:value="-0.91162299999999996" table:style-name="ce1">
            <text:p>-0.911623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199" table:style-name="ce1">
            <text:p>1199</text:p>
          </table:table-cell>
          <table:table-cell office:value-type="float" office:value="91" table:style-name="ce1">
            <text:p>91</text:p>
          </table:table-cell>
          <table:table-cell office:value-type="float" office:value="-2.5714000000000001" table:style-name="ce1">
            <text:p>-2.5714</text:p>
          </table:table-cell>
          <table:table-cell office:value-type="float" office:value="-1.31393E-2" table:style-name="ce1">
            <text:p>-0.0131393</text:p>
          </table:table-cell>
          <table:table-cell office:value-type="float" office:value="-1.0795600000000001" table:style-name="ce1">
            <text:p>-1.07956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260" table:style-name="ce1">
            <text:p>260</text:p>
          </table:table-cell>
          <table:table-cell office:value-type="float" office:value="647" table:style-name="ce1">
            <text:p>647</text:p>
          </table:table-cell>
          <table:table-cell office:value-type="float" office:value="0.16322700000000001" table:style-name="ce1">
            <text:p>0.163227</text:p>
          </table:table-cell>
          <table:table-cell office:value-type="float" office:value="-4.0964199999999999E-3" table:style-name="ce1">
            <text:p>-0.00409642</text:p>
          </table:table-cell>
          <table:table-cell office:value-type="float" office:value="3.3889800000000001" table:style-name="ce1">
            <text:p>3.3889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424" table:style-name="ce1">
            <text:p>424</text:p>
          </table:table-cell>
          <table:table-cell office:value-type="float" office:value="811" table:style-name="ce1">
            <text:p>811</text:p>
          </table:table-cell>
          <table:table-cell office:value-type="float" office:value="0.93897699999999995" table:style-name="ce1">
            <text:p>0.938977</text:p>
          </table:table-cell>
          <table:table-cell office:value-type="float" office:value="1.5370900000000001E-3" table:style-name="ce1">
            <text:p>0.00153709</text:p>
          </table:table-cell>
          <table:table-cell office:value-type="float" office:value="2.5902599999999998" table:style-name="ce1">
            <text:p>2.59026</text:p>
          </table:table-cell>
          <table:table-cell table:number-columns-repeated="1635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39" table:style-name="ce1">
            <text:p>239</text:p>
          </table:table-cell>
          <table:table-cell office:value-type="float" office:value="931" table:style-name="ce1">
            <text:p>931</text:p>
          </table:table-cell>
          <table:table-cell office:value-type="float" office:value="1.5279499999999999" table:style-name="ce1">
            <text:p>1.52795</text:p>
          </table:table-cell>
          <table:table-cell office:value-type="float" office:value="3.6075899999999999E-3" table:style-name="ce1">
            <text:p>0.00360759</text:p>
          </table:table-cell>
          <table:table-cell office:value-type="float" office:value="3.4699200000000001" table:style-name="ce1">
            <text:p>3.46992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723" table:style-name="ce1">
            <text:p>723</text:p>
          </table:table-cell>
          <table:table-cell office:value-type="float" office:value="931" table:style-name="ce1">
            <text:p>931</text:p>
          </table:table-cell>
          <table:table-cell office:value-type="float" office:value="1.49407" table:style-name="ce1">
            <text:p>1.49407</text:p>
          </table:table-cell>
          <table:table-cell office:value-type="float" office:value="6.8631999999999999E-3" table:style-name="ce1">
            <text:p>0.0068632</text:p>
          </table:table-cell>
          <table:table-cell office:value-type="float" office:value="1.14659" table:style-name="ce1">
            <text:p>1.14659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872" table:style-name="ce1">
            <text:p>872</text:p>
          </table:table-cell>
          <table:table-cell office:value-type="float" office:value="984" table:style-name="ce1">
            <text:p>984</text:p>
          </table:table-cell>
          <table:table-cell office:value-type="float" office:value="1.7380500000000001" table:style-name="ce1">
            <text:p>1.73805</text:p>
          </table:table-cell>
          <table:table-cell office:value-type="float" office:value="9.3295300000000008E-3" table:style-name="ce1">
            <text:p>0.00932953</text:p>
          </table:table-cell>
          <table:table-cell office:value-type="float" office:value="0.427647" table:style-name="ce1">
            <text:p>0.427647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719" table:style-name="ce1">
            <text:p>719</text:p>
          </table:table-cell>
          <table:table-cell office:value-type="float" office:value="324" table:style-name="ce1">
            <text:p>324</text:p>
          </table:table-cell>
          <table:table-cell office:value-type="float" office:value="-1.41936" table:style-name="ce1">
            <text:p>-1.41936</text:p>
          </table:table-cell>
          <table:table-cell office:value-type="float" office:value="-9.9315700000000007E-3" table:style-name="ce1">
            <text:p>-0.00993157</text:p>
          </table:table-cell>
          <table:table-cell office:value-type="float" office:value="1.2082599999999999" table:style-name="ce1">
            <text:p>1.20826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427" table:style-name="ce1">
            <text:p>427</text:p>
          </table:table-cell>
          <table:table-cell office:value-type="float" office:value="704" table:style-name="ce1">
            <text:p>704</text:p>
          </table:table-cell>
          <table:table-cell office:value-type="float" office:value="0.42514800000000003" table:style-name="ce1">
            <text:p>0.425148</text:p>
          </table:table-cell>
          <table:table-cell office:value-type="float" office:value="-1.3985200000000001E-3" table:style-name="ce1">
            <text:p>-0.00139852</text:p>
          </table:table-cell>
          <table:table-cell office:value-type="float" office:value="2.5833499999999998" table:style-name="ce1">
            <text:p>2.58335</text:p>
          </table:table-cell>
          <table:table-cell table:number-columns-repeated="1635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40" table:style-name="ce1">
            <text:p>240</text:p>
          </table:table-cell>
          <table:table-cell office:value-type="float" office:value="932" table:style-name="ce1">
            <text:p>932</text:p>
          </table:table-cell>
          <table:table-cell office:value-type="float" office:value="1.53268" table:style-name="ce1">
            <text:p>1.53268</text:p>
          </table:table-cell>
          <table:table-cell office:value-type="float" office:value="3.6419400000000002E-3" table:style-name="ce1">
            <text:p>0.00364194</text:p>
          </table:table-cell>
          <table:table-cell office:value-type="float" office:value="3.4650500000000002" table:style-name="ce1">
            <text:p>3.46505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212" table:style-name="ce1">
            <text:p>212</text:p>
          </table:table-cell>
          <table:table-cell office:value-type="float" office:value="675" table:style-name="ce1">
            <text:p>675</text:p>
          </table:table-cell>
          <table:table-cell office:value-type="float" office:value="0.30099199999999998" table:style-name="ce1">
            <text:p>0.300992</text:p>
          </table:table-cell>
          <table:table-cell office:value-type="float" office:value="-3.6458100000000002E-3" table:style-name="ce1">
            <text:p>-0.00364581</text:p>
          </table:table-cell>
          <table:table-cell office:value-type="float" office:value="3.6174300000000001" table:style-name="ce1">
            <text:p>3.61743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399" table:style-name="ce1">
            <text:p>399</text:p>
          </table:table-cell>
          <table:table-cell office:value-type="float" office:value="695" table:style-name="ce1">
            <text:p>695</text:p>
          </table:table-cell>
          <table:table-cell office:value-type="float" office:value="0.38390600000000003" table:style-name="ce1">
            <text:p>0.383906</text:p>
          </table:table-cell>
          <table:table-cell office:value-type="float" office:value="-1.83548E-3" table:style-name="ce1">
            <text:p>-0.00183548</text:p>
          </table:table-cell>
          <table:table-cell office:value-type="float" office:value="2.7183899999999999" table:style-name="ce1">
            <text:p>2.71839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796" table:style-name="ce1">
            <text:p>796</text:p>
          </table:table-cell>
          <table:table-cell office:value-type="float" office:value="975" table:style-name="ce1">
            <text:p>975</text:p>
          </table:table-cell>
          <table:table-cell office:value-type="float" office:value="1.70017" table:style-name="ce1">
            <text:p>1.70017</text:p>
          </table:table-cell>
          <table:table-cell office:value-type="float" office:value="8.5696999999999995E-3" table:style-name="ce1">
            <text:p>0.0085697</text:p>
          </table:table-cell>
          <table:table-cell office:value-type="float" office:value="0.79309600000000002" table:style-name="ce1">
            <text:p>0.793096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815" table:style-name="ce1">
            <text:p>815</text:p>
          </table:table-cell>
          <table:table-cell office:value-type="float" office:value="967" table:style-name="ce1">
            <text:p>967</text:p>
          </table:table-cell>
          <table:table-cell office:value-type="float" office:value="1.6604300000000001" table:style-name="ce1">
            <text:p>1.66043</text:p>
          </table:table-cell>
          <table:table-cell office:value-type="float" office:value="8.4765099999999996E-3" table:style-name="ce1">
            <text:p>0.00847651</text:p>
          </table:table-cell>
          <table:table-cell office:value-type="float" office:value="0.70245100000000005" table:style-name="ce1">
            <text:p>0.702451</text:p>
          </table:table-cell>
          <table:table-cell table:number-columns-repeated="1635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39" table:style-name="ce1">
            <text:p>239</text:p>
          </table:table-cell>
          <table:table-cell office:value-type="float" office:value="931" table:style-name="ce1">
            <text:p>931</text:p>
          </table:table-cell>
          <table:table-cell office:value-type="float" office:value="1.5279499999999999" table:style-name="ce1">
            <text:p>1.52795</text:p>
          </table:table-cell>
          <table:table-cell office:value-type="float" office:value="3.6075899999999999E-3" table:style-name="ce1">
            <text:p>0.00360759</text:p>
          </table:table-cell>
          <table:table-cell office:value-type="float" office:value="3.4699200000000001" table:style-name="ce1">
            <text:p>3.46992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724" table:style-name="ce1">
            <text:p>724</text:p>
          </table:table-cell>
          <table:table-cell office:value-type="float" office:value="320" table:style-name="ce1">
            <text:p>320</text:p>
          </table:table-cell>
          <table:table-cell office:value-type="float" office:value="-1.4389099999999999" table:style-name="ce1">
            <text:p>-1.43891</text:p>
          </table:table-cell>
          <table:table-cell office:value-type="float" office:value="-1.0008400000000001E-2" table:style-name="ce1">
            <text:p>-0.0100084</text:p>
          </table:table-cell>
          <table:table-cell office:value-type="float" office:value="1.1845399999999999" table:style-name="ce1">
            <text:p>1.18454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227" table:style-name="ce1">
            <text:p>227</text:p>
          </table:table-cell>
          <table:table-cell office:value-type="float" office:value="676" table:style-name="ce1">
            <text:p>676</text:p>
          </table:table-cell>
          <table:table-cell office:value-type="float" office:value="0.30474299999999999" table:style-name="ce1">
            <text:p>0.304743</text:p>
          </table:table-cell>
          <table:table-cell office:value-type="float" office:value="-3.5172900000000002E-3" table:style-name="ce1">
            <text:p>-0.00351729</text:p>
          </table:table-cell>
          <table:table-cell office:value-type="float" office:value="3.5453600000000001" table:style-name="ce1">
            <text:p>3.54536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271" table:style-name="ce1">
            <text:p>1271</text:p>
          </table:table-cell>
          <table:table-cell office:value-type="float" office:value="444" table:style-name="ce1">
            <text:p>444</text:p>
          </table:table-cell>
          <table:table-cell office:value-type="float" office:value="-0.88197899999999996" table:style-name="ce1">
            <text:p>-0.881979</text:p>
          </table:table-cell>
          <table:table-cell office:value-type="float" office:value="-2.9036499999999998E-3" table:style-name="ce1">
            <text:p>-0.00290365</text:p>
          </table:table-cell>
          <table:table-cell office:value-type="float" office:value="-1.4498800000000001" table:style-name="ce1">
            <text:p>-1.44988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808" table:style-name="ce1">
            <text:p>808</text:p>
          </table:table-cell>
          <table:table-cell office:value-type="float" office:value="255" table:style-name="ce1">
            <text:p>255</text:p>
          </table:table-cell>
          <table:table-cell office:value-type="float" office:value="-1.7567999999999999" table:style-name="ce1">
            <text:p>-1.7568</text:p>
          </table:table-cell>
          <table:table-cell office:value-type="float" office:value="-1.1239000000000001E-2" table:style-name="ce1">
            <text:p>-0.011239</text:p>
          </table:table-cell>
          <table:table-cell office:value-type="float" office:value="0.78586400000000001" table:style-name="ce1">
            <text:p>0.785864</text:p>
          </table:table-cell>
          <table:table-cell table:number-columns-repeated="1635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40" table:style-name="ce1">
            <text:p>240</text:p>
          </table:table-cell>
          <table:table-cell office:value-type="float" office:value="935" table:style-name="ce1">
            <text:p>935</text:p>
          </table:table-cell>
          <table:table-cell office:value-type="float" office:value="1.54708" table:style-name="ce1">
            <text:p>1.54708</text:p>
          </table:table-cell>
          <table:table-cell office:value-type="float" office:value="3.7248099999999998E-3" table:style-name="ce1">
            <text:p>0.00372481</text:p>
          </table:table-cell>
          <table:table-cell office:value-type="float" office:value="3.4648400000000001" table:style-name="ce1">
            <text:p>3.46484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800" table:style-name="ce1">
            <text:p>800</text:p>
          </table:table-cell>
          <table:table-cell office:value-type="float" office:value="1032" table:style-name="ce1">
            <text:p>1032</text:p>
          </table:table-cell>
          <table:table-cell office:value-type="float" office:value="1.9735" table:style-name="ce1">
            <text:p>1.9735</text:p>
          </table:table-cell>
          <table:table-cell office:value-type="float" office:value="1.01712E-2" table:style-name="ce1">
            <text:p>0.0101712</text:p>
          </table:table-cell>
          <table:table-cell office:value-type="float" office:value="0.76990700000000001" table:style-name="ce1">
            <text:p>0.769907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83" table:style-name="ce1">
            <text:p>783</text:p>
          </table:table-cell>
          <table:table-cell office:value-type="float" office:value="1024" table:style-name="ce1">
            <text:p>1024</text:p>
          </table:table-cell>
          <table:table-cell office:value-type="float" office:value="1.93628" table:style-name="ce1">
            <text:p>1.93628</text:p>
          </table:table-cell>
          <table:table-cell office:value-type="float" office:value="9.8358400000000002E-3" table:style-name="ce1">
            <text:p>0.00983584</text:p>
          </table:table-cell>
          <table:table-cell office:value-type="float" office:value="0.85207100000000002" table:style-name="ce1">
            <text:p>0.852071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200" table:style-name="ce1">
            <text:p>1200</text:p>
          </table:table-cell>
          <table:table-cell office:value-type="float" office:value="1055" table:style-name="ce1">
            <text:p>1055</text:p>
          </table:table-cell>
          <table:table-cell office:value-type="float" office:value="2.0558999999999998" table:style-name="ce1">
            <text:p>2.0559</text:p>
          </table:table-cell>
          <table:table-cell office:value-type="float" office:value="1.34971E-2" table:style-name="ce1">
            <text:p>0.0134971</text:p>
          </table:table-cell>
          <table:table-cell office:value-type="float" office:value="-1.1517999999999999" table:style-name="ce1">
            <text:p>-1.1518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447" table:style-name="ce1">
            <text:p>447</text:p>
          </table:table-cell>
          <table:table-cell office:value-type="float" office:value="792" table:style-name="ce1">
            <text:p>792</text:p>
          </table:table-cell>
          <table:table-cell office:value-type="float" office:value="0.846163" table:style-name="ce1">
            <text:p>0.846163</text:p>
          </table:table-cell>
          <table:table-cell office:value-type="float" office:value="1.16694E-3" table:style-name="ce1">
            <text:p>0.00116694</text:p>
          </table:table-cell>
          <table:table-cell office:value-type="float" office:value="2.4811899999999998" table:style-name="ce1">
            <text:p>2.48119</text:p>
          </table:table-cell>
          <table:table-cell table:number-columns-repeated="1635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39" table:style-name="ce1">
            <text:p>239</text:p>
          </table:table-cell>
          <table:table-cell office:value-type="float" office:value="936" table:style-name="ce1">
            <text:p>936</text:p>
          </table:table-cell>
          <table:table-cell office:value-type="float" office:value="1.5519499999999999" table:style-name="ce1">
            <text:p>1.55195</text:p>
          </table:table-cell>
          <table:table-cell office:value-type="float" office:value="3.7457100000000002E-3" table:style-name="ce1">
            <text:p>0.00374571</text:p>
          </table:table-cell>
          <table:table-cell office:value-type="float" office:value="3.46957" table:style-name="ce1">
            <text:p>3.46957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228" table:style-name="ce1">
            <text:p>228</text:p>
          </table:table-cell>
          <table:table-cell office:value-type="float" office:value="723" table:style-name="ce1">
            <text:p>723</text:p>
          </table:table-cell>
          <table:table-cell office:value-type="float" office:value="0.530281" table:style-name="ce1">
            <text:p>0.530281</text:p>
          </table:table-cell>
          <table:table-cell office:value-type="float" office:value="-2.2122299999999999E-3" table:style-name="ce1">
            <text:p>-0.00221223</text:p>
          </table:table-cell>
          <table:table-cell office:value-type="float" office:value="3.5372699999999999" table:style-name="ce1">
            <text:p>3.53727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688" table:style-name="ce1">
            <text:p>688</text:p>
          </table:table-cell>
          <table:table-cell office:value-type="float" office:value="899" table:style-name="ce1">
            <text:p>899</text:p>
          </table:table-cell>
          <table:table-cell office:value-type="float" office:value="1.34291" table:style-name="ce1">
            <text:p>1.34291</text:p>
          </table:table-cell>
          <table:table-cell office:value-type="float" office:value="5.7438000000000003E-3" table:style-name="ce1">
            <text:p>0.0057438</text:p>
          </table:table-cell>
          <table:table-cell office:value-type="float" office:value="1.31684" table:style-name="ce1">
            <text:p>1.31684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867" table:style-name="ce1">
            <text:p>867</text:p>
          </table:table-cell>
          <table:table-cell office:value-type="float" office:value="935" table:style-name="ce1">
            <text:p>935</text:p>
          </table:table-cell>
          <table:table-cell office:value-type="float" office:value="1.50319" table:style-name="ce1">
            <text:p>1.50319</text:p>
          </table:table-cell>
          <table:table-cell office:value-type="float" office:value="7.9423099999999993E-3" table:style-name="ce1">
            <text:p>0.00794231</text:p>
          </table:table-cell>
          <table:table-cell office:value-type="float" office:value="0.45507599999999998" table:style-name="ce1">
            <text:p>0.455076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560" table:style-name="ce1">
            <text:p>560</text:p>
          </table:table-cell>
          <table:table-cell office:value-type="float" office:value="752" table:style-name="ce1">
            <text:p>752</text:p>
          </table:table-cell>
          <table:table-cell office:value-type="float" office:value="0.64624599999999999" table:style-name="ce1">
            <text:p>0.646246</text:p>
          </table:table-cell>
          <table:table-cell office:value-type="float" office:value="8.2206300000000005E-4" table:style-name="ce1">
            <text:p>0.000822063</text:p>
          </table:table-cell>
          <table:table-cell office:value-type="float" office:value="1.94156" table:style-name="ce1">
            <text:p>1.94156</text:p>
          </table:table-cell>
          <table:table-cell table:number-columns-repeated="1635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40" table:style-name="ce1">
            <text:p>240</text:p>
          </table:table-cell>
          <table:table-cell office:value-type="float" office:value="935" table:style-name="ce1">
            <text:p>935</text:p>
          </table:table-cell>
          <table:table-cell office:value-type="float" office:value="1.54708" table:style-name="ce1">
            <text:p>1.54708</text:p>
          </table:table-cell>
          <table:table-cell office:value-type="float" office:value="3.7248099999999998E-3" table:style-name="ce1">
            <text:p>0.00372481</text:p>
          </table:table-cell>
          <table:table-cell office:value-type="float" office:value="3.4648400000000001" table:style-name="ce1">
            <text:p>3.46484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404" table:style-name="ce1">
            <text:p>404</text:p>
          </table:table-cell>
          <table:table-cell office:value-type="float" office:value="820" table:style-name="ce1">
            <text:p>820</text:p>
          </table:table-cell>
          <table:table-cell office:value-type="float" office:value="0.98357799999999995" table:style-name="ce1">
            <text:p>0.983578</text:p>
          </table:table-cell>
          <table:table-cell office:value-type="float" office:value="1.65117E-3" table:style-name="ce1">
            <text:p>0.00165117</text:p>
          </table:table-cell>
          <table:table-cell office:value-type="float" office:value="2.6856399999999998" table:style-name="ce1">
            <text:p>2.68564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027" table:style-name="ce1">
            <text:p>1027</text:p>
          </table:table-cell>
          <table:table-cell office:value-type="float" office:value="963" table:style-name="ce1">
            <text:p>963</text:p>
          </table:table-cell>
          <table:table-cell office:value-type="float" office:value="1.62639" table:style-name="ce1">
            <text:p>1.62639</text:p>
          </table:table-cell>
          <table:table-cell office:value-type="float" office:value="9.7920300000000002E-3" table:style-name="ce1">
            <text:p>0.00979203</text:p>
          </table:table-cell>
          <table:table-cell office:value-type="float" office:value="-0.31492300000000001" table:style-name="ce1">
            <text:p>-0.314923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220" table:style-name="ce1">
            <text:p>220</text:p>
          </table:table-cell>
          <table:table-cell office:value-type="float" office:value="659" table:style-name="ce1">
            <text:p>659</text:p>
          </table:table-cell>
          <table:table-cell office:value-type="float" office:value="0.22363" table:style-name="ce1">
            <text:p>0.22363</text:p>
          </table:table-cell>
          <table:table-cell office:value-type="float" office:value="-4.0339900000000003E-3" table:style-name="ce1">
            <text:p>-0.00403399</text:p>
          </table:table-cell>
          <table:table-cell office:value-type="float" office:value="3.5801500000000002" table:style-name="ce1">
            <text:p>3.58015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200" table:style-name="ce1">
            <text:p>1200</text:p>
          </table:table-cell>
          <table:table-cell office:value-type="float" office:value="959" table:style-name="ce1">
            <text:p>959</text:p>
          </table:table-cell>
          <table:table-cell office:value-type="float" office:value="1.5950800000000001" table:style-name="ce1">
            <text:p>1.59508</text:p>
          </table:table-cell>
          <table:table-cell office:value-type="float" office:value="1.0845199999999999E-2" table:style-name="ce1">
            <text:p>0.0108452</text:p>
          </table:table-cell>
          <table:table-cell office:value-type="float" office:value="-1.1450899999999999" table:style-name="ce1">
            <text:p>-1.14509</text:p>
          </table:table-cell>
          <table:table-cell table:number-columns-repeated="1635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40" table:style-name="ce1">
            <text:p>240</text:p>
          </table:table-cell>
          <table:table-cell office:value-type="float" office:value="939" table:style-name="ce1">
            <text:p>939</text:p>
          </table:table-cell>
          <table:table-cell office:value-type="float" office:value="1.5662799999999999" table:style-name="ce1">
            <text:p>1.56628</text:p>
          </table:table-cell>
          <table:table-cell office:value-type="float" office:value="3.8353100000000002E-3" table:style-name="ce1">
            <text:p>0.00383531</text:p>
          </table:table-cell>
          <table:table-cell office:value-type="float" office:value="3.4645600000000001" table:style-name="ce1">
            <text:p>3.46456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248" table:style-name="ce1">
            <text:p>248</text:p>
          </table:table-cell>
          <table:table-cell office:value-type="float" office:value="652" table:style-name="ce1">
            <text:p>652</text:p>
          </table:table-cell>
          <table:table-cell office:value-type="float" office:value="0.18806800000000001" table:style-name="ce1">
            <text:p>0.188068</text:p>
          </table:table-cell>
          <table:table-cell office:value-type="float" office:value="-4.0390199999999999E-3" table:style-name="ce1">
            <text:p>-0.00403902</text:p>
          </table:table-cell>
          <table:table-cell office:value-type="float" office:value="3.4462299999999999" table:style-name="ce1">
            <text:p>3.44623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400" table:style-name="ce1">
            <text:p>400</text:p>
          </table:table-cell>
          <table:table-cell office:value-type="float" office:value="747" table:style-name="ce1">
            <text:p>747</text:p>
          </table:table-cell>
          <table:table-cell office:value-type="float" office:value="0.63344500000000004" table:style-name="ce1">
            <text:p>0.633445</text:p>
          </table:table-cell>
          <table:table-cell office:value-type="float" office:value="-3.9229500000000002E-4" table:style-name="ce1">
            <text:p>-0.000392295</text:p>
          </table:table-cell>
          <table:table-cell office:value-type="float" office:value="2.7099500000000001" table:style-name="ce1">
            <text:p>2.70995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616" table:style-name="ce1">
            <text:p>616</text:p>
          </table:table-cell>
          <table:table-cell office:value-type="float" office:value="979" table:style-name="ce1">
            <text:p>979</text:p>
          </table:table-cell>
          <table:table-cell office:value-type="float" office:value="1.73197" table:style-name="ce1">
            <text:p>1.73197</text:p>
          </table:table-cell>
          <table:table-cell office:value-type="float" office:value="7.46943E-3" table:style-name="ce1">
            <text:p>0.00746943</text:p>
          </table:table-cell>
          <table:table-cell office:value-type="float" office:value="1.65686" table:style-name="ce1">
            <text:p>1.65686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967" table:style-name="ce1">
            <text:p>967</text:p>
          </table:table-cell>
          <table:table-cell office:value-type="float" office:value="959" table:style-name="ce1">
            <text:p>959</text:p>
          </table:table-cell>
          <table:table-cell office:value-type="float" office:value="1.6113900000000001" table:style-name="ce1">
            <text:p>1.61139</text:p>
          </table:table-cell>
          <table:table-cell office:value-type="float" office:value="9.2779400000000001E-3" table:style-name="ce1">
            <text:p>0.00927794</text:p>
          </table:table-cell>
          <table:table-cell office:value-type="float" office:value="-2.6628099999999998E-2" table:style-name="ce1">
            <text:p>-0.0266281</text:p>
          </table:table-cell>
          <table:table-cell table:number-columns-repeated="1635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40" table:style-name="ce1">
            <text:p>240</text:p>
          </table:table-cell>
          <table:table-cell office:value-type="float" office:value="935" table:style-name="ce1">
            <text:p>935</text:p>
          </table:table-cell>
          <table:table-cell office:value-type="float" office:value="1.54708" table:style-name="ce1">
            <text:p>1.54708</text:p>
          </table:table-cell>
          <table:table-cell office:value-type="float" office:value="3.7248099999999998E-3" table:style-name="ce1">
            <text:p>0.00372481</text:p>
          </table:table-cell>
          <table:table-cell office:value-type="float" office:value="3.4648400000000001" table:style-name="ce1">
            <text:p>3.46484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227" table:style-name="ce1">
            <text:p>227</text:p>
          </table:table-cell>
          <table:table-cell office:value-type="float" office:value="668" table:style-name="ce1">
            <text:p>668</text:p>
          </table:table-cell>
          <table:table-cell office:value-type="float" office:value="0.26634099999999999" table:style-name="ce1">
            <text:p>0.266341</text:p>
          </table:table-cell>
          <table:table-cell office:value-type="float" office:value="-3.7382800000000001E-3" table:style-name="ce1">
            <text:p>-0.00373828</text:p>
          </table:table-cell>
          <table:table-cell office:value-type="float" office:value="3.5459200000000002" table:style-name="ce1">
            <text:p>3.54592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704" table:style-name="ce1">
            <text:p>704</text:p>
          </table:table-cell>
          <table:table-cell office:value-type="float" office:value="331" table:style-name="ce1">
            <text:p>331</text:p>
          </table:table-cell>
          <table:table-cell office:value-type="float" office:value="-1.3847100000000001" table:style-name="ce1">
            <text:p>-1.38471</text:p>
          </table:table-cell>
          <table:table-cell office:value-type="float" office:value="-9.8390999999999999E-3" table:style-name="ce1">
            <text:p>-0.0098391</text:p>
          </table:table-cell>
          <table:table-cell office:value-type="float" office:value="1.2797700000000001" table:style-name="ce1">
            <text:p>1.27977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403" table:style-name="ce1">
            <text:p>403</text:p>
          </table:table-cell>
          <table:table-cell office:value-type="float" office:value="624" table:style-name="ce1">
            <text:p>624</text:p>
          </table:table-cell>
          <table:table-cell office:value-type="float" office:value="4.2813299999999999E-2" table:style-name="ce1">
            <text:p>0.0428133</text:p>
          </table:table-cell>
          <table:table-cell office:value-type="float" office:value="-3.7698900000000001E-3" table:style-name="ce1">
            <text:p>-0.00376989</text:p>
          </table:table-cell>
          <table:table-cell office:value-type="float" office:value="2.7041499999999998" table:style-name="ce1">
            <text:p>2.70415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212" table:style-name="ce1">
            <text:p>212</text:p>
          </table:table-cell>
          <table:table-cell office:value-type="float" office:value="364" table:style-name="ce1">
            <text:p>364</text:p>
          </table:table-cell>
          <table:table-cell office:value-type="float" office:value="-1.1918599999999999" table:style-name="ce1">
            <text:p>-1.19186</text:p>
          </table:table-cell>
          <table:table-cell office:value-type="float" office:value="-1.22369E-2" table:style-name="ce1">
            <text:p>-0.0122369</text:p>
          </table:table-cell>
          <table:table-cell office:value-type="float" office:value="3.6391900000000001" table:style-name="ce1">
            <text:p>3.63919</text:p>
          </table:table-cell>
          <table:table-cell table:number-columns-repeated="1635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39" table:style-name="ce1">
            <text:p>239</text:p>
          </table:table-cell>
          <table:table-cell office:value-type="float" office:value="935" table:style-name="ce1">
            <text:p>935</text:p>
          </table:table-cell>
          <table:table-cell office:value-type="float" office:value="1.54715" table:style-name="ce1">
            <text:p>1.54715</text:p>
          </table:table-cell>
          <table:table-cell office:value-type="float" office:value="3.7180799999999999E-3" table:style-name="ce1">
            <text:p>0.00371808</text:p>
          </table:table-cell>
          <table:table-cell office:value-type="float" office:value="3.4696400000000001" table:style-name="ce1">
            <text:p>3.46964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316" table:style-name="ce1">
            <text:p>316</text:p>
          </table:table-cell>
          <table:table-cell office:value-type="float" office:value="716" table:style-name="ce1">
            <text:p>716</text:p>
          </table:table-cell>
          <table:table-cell office:value-type="float" office:value="0.49052000000000001" table:style-name="ce1">
            <text:p>0.49052</text:p>
          </table:table-cell>
          <table:table-cell office:value-type="float" office:value="-1.8136700000000001E-3" table:style-name="ce1">
            <text:p>-0.00181367</text:p>
          </table:table-cell>
          <table:table-cell office:value-type="float" office:value="3.1153400000000002" table:style-name="ce1">
            <text:p>3.11534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000" table:style-name="ce1">
            <text:p>1000</text:p>
          </table:table-cell>
          <table:table-cell office:value-type="float" office:value="956" table:style-name="ce1">
            <text:p>956</text:p>
          </table:table-cell>
          <table:table-cell office:value-type="float" office:value="1.5946800000000001" table:style-name="ce1">
            <text:p>1.59468</text:p>
          </table:table-cell>
          <table:table-cell office:value-type="float" office:value="9.4170399999999998E-3" table:style-name="ce1">
            <text:p>0.00941704</text:p>
          </table:table-cell>
          <table:table-cell office:value-type="float" office:value="-0.18482699999999999" table:style-name="ce1">
            <text:p>-0.184827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427" table:style-name="ce1">
            <text:p>427</text:p>
          </table:table-cell>
          <table:table-cell office:value-type="float" office:value="856" table:style-name="ce1">
            <text:p>856</text:p>
          </table:table-cell>
          <table:table-cell office:value-type="float" office:value="1.1547700000000001" table:style-name="ce1">
            <text:p>1.15477</text:p>
          </table:table-cell>
          <table:table-cell office:value-type="float" office:value="2.8003500000000001E-3" table:style-name="ce1">
            <text:p>0.00280035</text:p>
          </table:table-cell>
          <table:table-cell office:value-type="float" office:value="2.5727099999999998" table:style-name="ce1">
            <text:p>2.57271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255" table:style-name="ce1">
            <text:p>1255</text:p>
          </table:table-cell>
          <table:table-cell office:value-type="float" office:value="964" table:style-name="ce1">
            <text:p>964</text:p>
          </table:table-cell>
          <table:table-cell office:value-type="float" office:value="1.6152299999999999" table:style-name="ce1">
            <text:p>1.61523</text:p>
          </table:table-cell>
          <table:table-cell office:value-type="float" office:value="1.13533E-2" table:style-name="ce1">
            <text:p>0.0113533</text:p>
          </table:table-cell>
          <table:table-cell office:value-type="float" office:value="-1.4094500000000001" table:style-name="ce1">
            <text:p>-1.40945</text:p>
          </table:table-cell>
          <table:table-cell table:number-columns-repeated="1635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40" table:style-name="ce1">
            <text:p>240</text:p>
          </table:table-cell>
          <table:table-cell office:value-type="float" office:value="939" table:style-name="ce1">
            <text:p>939</text:p>
          </table:table-cell>
          <table:table-cell office:value-type="float" office:value="1.5662799999999999" table:style-name="ce1">
            <text:p>1.56628</text:p>
          </table:table-cell>
          <table:table-cell office:value-type="float" office:value="3.8353100000000002E-3" table:style-name="ce1">
            <text:p>0.00383531</text:p>
          </table:table-cell>
          <table:table-cell office:value-type="float" office:value="3.4645600000000001" table:style-name="ce1">
            <text:p>3.46456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07" table:style-name="ce1">
            <text:p>107</text:p>
          </table:table-cell>
          <table:table-cell office:value-type="float" office:value="711" table:style-name="ce1">
            <text:p>711</text:p>
          </table:table-cell>
          <table:table-cell office:value-type="float" office:value="0.48114899999999999" table:style-name="ce1">
            <text:p>0.481149</text:p>
          </table:table-cell>
          <table:table-cell office:value-type="float" office:value="-3.35762E-3" table:style-name="ce1">
            <text:p>-0.00335762</text:p>
          </table:table-cell>
          <table:table-cell office:value-type="float" office:value="4.1189400000000003" table:style-name="ce1">
            <text:p>4.11894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819" table:style-name="ce1">
            <text:p>819</text:p>
          </table:table-cell>
          <table:table-cell office:value-type="float" office:value="1031" table:style-name="ce1">
            <text:p>1031</text:p>
          </table:table-cell>
          <table:table-cell office:value-type="float" office:value="1.9673700000000001" table:style-name="ce1">
            <text:p>1.96737</text:p>
          </table:table-cell>
          <table:table-cell office:value-type="float" office:value="1.02714E-2" table:style-name="ce1">
            <text:p>0.0102714</text:p>
          </table:table-cell>
          <table:table-cell office:value-type="float" office:value="0.67877200000000004" table:style-name="ce1">
            <text:p>0.678772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440" table:style-name="ce1">
            <text:p>440</text:p>
          </table:table-cell>
          <table:table-cell office:value-type="float" office:value="899" table:style-name="ce1">
            <text:p>899</text:p>
          </table:table-cell>
          <table:table-cell office:value-type="float" office:value="1.3602700000000001" table:style-name="ce1">
            <text:p>1.36027</text:p>
          </table:table-cell>
          <table:table-cell office:value-type="float" office:value="4.0756400000000002E-3" table:style-name="ce1">
            <text:p>0.00407564</text:p>
          </table:table-cell>
          <table:table-cell office:value-type="float" office:value="2.5072999999999999" table:style-name="ce1">
            <text:p>2.5073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480" table:style-name="ce1">
            <text:p>480</text:p>
          </table:table-cell>
          <table:table-cell office:value-type="float" office:value="768" table:style-name="ce1">
            <text:p>768</text:p>
          </table:table-cell>
          <table:table-cell office:value-type="float" office:value="0.72864899999999999" table:style-name="ce1">
            <text:p>0.728649</text:p>
          </table:table-cell>
          <table:table-cell office:value-type="float" office:value="7.2593099999999997E-4" table:style-name="ce1">
            <text:p>0.000725931</text:p>
          </table:table-cell>
          <table:table-cell office:value-type="float" office:value="2.3244600000000002" table:style-name="ce1">
            <text:p>2.32446</text:p>
          </table:table-cell>
          <table:table-cell table:number-columns-repeated="1635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40" table:style-name="ce1">
            <text:p>240</text:p>
          </table:table-cell>
          <table:table-cell office:value-type="float" office:value="940" table:style-name="ce1">
            <text:p>940</text:p>
          </table:table-cell>
          <table:table-cell office:value-type="float" office:value="1.57108" table:style-name="ce1">
            <text:p>1.57108</text:p>
          </table:table-cell>
          <table:table-cell office:value-type="float" office:value="3.8629300000000001E-3" table:style-name="ce1">
            <text:p>0.00386293</text:p>
          </table:table-cell>
          <table:table-cell office:value-type="float" office:value="3.4644900000000001" table:style-name="ce1">
            <text:p>3.46449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115" table:style-name="ce1">
            <text:p>1115</text:p>
          </table:table-cell>
          <table:table-cell office:value-type="float" office:value="271" table:style-name="ce1">
            <text:p>271</text:p>
          </table:table-cell>
          <table:table-cell office:value-type="float" office:value="-1.7014899999999999" table:style-name="ce1">
            <text:p>-1.70149</text:p>
          </table:table-cell>
          <table:table-cell office:value-type="float" office:value="-8.7319600000000004E-3" table:style-name="ce1">
            <text:p>-0.00873196</text:p>
          </table:table-cell>
          <table:table-cell office:value-type="float" office:value="-0.68893300000000002" table:style-name="ce1">
            <text:p>-0.688933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208" table:style-name="ce1">
            <text:p>1208</text:p>
          </table:table-cell>
          <table:table-cell office:value-type="float" office:value="271" table:style-name="ce1">
            <text:p>271</text:p>
          </table:table-cell>
          <table:table-cell office:value-type="float" office:value="-1.708" table:style-name="ce1">
            <text:p>-1.708</text:p>
          </table:table-cell>
          <table:table-cell office:value-type="float" office:value="-8.1063999999999997E-3" table:style-name="ce1">
            <text:p>-0.0081064</text:p>
          </table:table-cell>
          <table:table-cell office:value-type="float" office:value="-1.1353599999999999" table:style-name="ce1">
            <text:p>-1.13536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752" table:style-name="ce1">
            <text:p>752</text:p>
          </table:table-cell>
          <table:table-cell office:value-type="float" office:value="304" table:style-name="ce1">
            <text:p>304</text:p>
          </table:table-cell>
          <table:table-cell office:value-type="float" office:value="-1.5176700000000001" table:style-name="ce1">
            <text:p>-1.51767</text:p>
          </table:table-cell>
          <table:table-cell office:value-type="float" office:value="-1.02621E-2" table:style-name="ce1">
            <text:p>-0.0102621</text:p>
          </table:table-cell>
          <table:table-cell office:value-type="float" office:value="1.05125" table:style-name="ce1">
            <text:p>1.05125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268" table:style-name="ce1">
            <text:p>268</text:p>
          </table:table-cell>
          <table:table-cell office:value-type="float" office:value="672" table:style-name="ce1">
            <text:p>672</text:p>
          </table:table-cell>
          <table:table-cell office:value-type="float" office:value="0.28267199999999998" table:style-name="ce1">
            <text:p>0.282672</text:p>
          </table:table-cell>
          <table:table-cell office:value-type="float" office:value="-3.3519999999999999E-3" table:style-name="ce1">
            <text:p>-0.003352</text:p>
          </table:table-cell>
          <table:table-cell office:value-type="float" office:value="3.34883" table:style-name="ce1">
            <text:p>3.34883</text:p>
          </table:table-cell>
          <table:table-cell table:number-columns-repeated="1635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40" table:style-name="ce1">
            <text:p>240</text:p>
          </table:table-cell>
          <table:table-cell office:value-type="float" office:value="940" table:style-name="ce1">
            <text:p>940</text:p>
          </table:table-cell>
          <table:table-cell office:value-type="float" office:value="1.57108" table:style-name="ce1">
            <text:p>1.57108</text:p>
          </table:table-cell>
          <table:table-cell office:value-type="float" office:value="3.8629300000000001E-3" table:style-name="ce1">
            <text:p>0.00386293</text:p>
          </table:table-cell>
          <table:table-cell office:value-type="float" office:value="3.4644900000000001" table:style-name="ce1">
            <text:p>3.46449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312" table:style-name="ce1">
            <text:p>312</text:p>
          </table:table-cell>
          <table:table-cell office:value-type="float" office:value="756" table:style-name="ce1">
            <text:p>756</text:p>
          </table:table-cell>
          <table:table-cell office:value-type="float" office:value="0.68280700000000005" table:style-name="ce1">
            <text:p>0.682807</text:p>
          </table:table-cell>
          <table:table-cell office:value-type="float" office:value="-7.3560699999999999E-4" table:style-name="ce1">
            <text:p>-0.000735607</text:p>
          </table:table-cell>
          <table:table-cell office:value-type="float" office:value="3.1317400000000002" table:style-name="ce1">
            <text:p>3.13174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968" table:style-name="ce1">
            <text:p>968</text:p>
          </table:table-cell>
          <table:table-cell office:value-type="float" office:value="944" table:style-name="ce1">
            <text:p>944</text:p>
          </table:table-cell>
          <table:table-cell office:value-type="float" office:value="1.53932" table:style-name="ce1">
            <text:p>1.53932</text:p>
          </table:table-cell>
          <table:table-cell office:value-type="float" office:value="8.8703099999999993E-3" table:style-name="ce1">
            <text:p>0.00887031</text:p>
          </table:table-cell>
          <table:table-cell office:value-type="float" office:value="-3.0379E-2" table:style-name="ce1">
            <text:p>-0.030379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200" table:style-name="ce1">
            <text:p>1200</text:p>
          </table:table-cell>
          <table:table-cell office:value-type="float" office:value="956" table:style-name="ce1">
            <text:p>956</text:p>
          </table:table-cell>
          <table:table-cell office:value-type="float" office:value="1.5806800000000001" table:style-name="ce1">
            <text:p>1.58068</text:p>
          </table:table-cell>
          <table:table-cell office:value-type="float" office:value="1.0762300000000001E-2" table:style-name="ce1">
            <text:p>0.0107623</text:p>
          </table:table-cell>
          <table:table-cell office:value-type="float" office:value="-1.1448799999999999" table:style-name="ce1">
            <text:p>-1.14488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407" table:style-name="ce1">
            <text:p>407</text:p>
          </table:table-cell>
          <table:table-cell office:value-type="float" office:value="855" table:style-name="ce1">
            <text:p>855</text:p>
          </table:table-cell>
          <table:table-cell office:value-type="float" office:value="1.15137" table:style-name="ce1">
            <text:p>1.15137</text:p>
          </table:table-cell>
          <table:table-cell office:value-type="float" office:value="2.6381999999999998E-3" table:style-name="ce1">
            <text:p>0.0026382</text:p>
          </table:table-cell>
          <table:table-cell office:value-type="float" office:value="2.66879" table:style-name="ce1">
            <text:p>2.66879</text:p>
          </table:table-cell>
          <table:table-cell table:number-columns-repeated="1635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39" table:style-name="ce1">
            <text:p>239</text:p>
          </table:table-cell>
          <table:table-cell office:value-type="float" office:value="944" table:style-name="ce1">
            <text:p>944</text:p>
          </table:table-cell>
          <table:table-cell office:value-type="float" office:value="1.5903499999999999" table:style-name="ce1">
            <text:p>1.59035</text:p>
          </table:table-cell>
          <table:table-cell office:value-type="float" office:value="3.9667000000000001E-3" table:style-name="ce1">
            <text:p>0.0039667</text:p>
          </table:table-cell>
          <table:table-cell office:value-type="float" office:value="3.4690099999999999" table:style-name="ce1">
            <text:p>3.46901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52" table:style-name="ce1">
            <text:p>152</text:p>
          </table:table-cell>
          <table:table-cell office:value-type="float" office:value="764" table:style-name="ce1">
            <text:p>764</text:p>
          </table:table-cell>
          <table:table-cell office:value-type="float" office:value="0.73240799999999995" table:style-name="ce1">
            <text:p>0.732408</text:p>
          </table:table-cell>
          <table:table-cell office:value-type="float" office:value="-1.59085E-3" table:style-name="ce1">
            <text:p>-0.00159085</text:p>
          </table:table-cell>
          <table:table-cell office:value-type="float" office:value="3.8992200000000001" table:style-name="ce1">
            <text:p>3.89922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428" table:style-name="ce1">
            <text:p>428</text:p>
          </table:table-cell>
          <table:table-cell office:value-type="float" office:value="764" table:style-name="ce1">
            <text:p>764</text:p>
          </table:table-cell>
          <table:table-cell office:value-type="float" office:value="0.71308800000000006" table:style-name="ce1">
            <text:p>0.713088</text:p>
          </table:table-cell>
          <table:table-cell office:value-type="float" office:value="2.6565699999999998E-4" table:style-name="ce1">
            <text:p>0.000265657</text:p>
          </table:table-cell>
          <table:table-cell office:value-type="float" office:value="2.5743499999999999" table:style-name="ce1">
            <text:p>2.57435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067" table:style-name="ce1">
            <text:p>1067</text:p>
          </table:table-cell>
          <table:table-cell office:value-type="float" office:value="824" table:style-name="ce1">
            <text:p>824</text:p>
          </table:table-cell>
          <table:table-cell office:value-type="float" office:value="0.95636900000000002" table:style-name="ce1">
            <text:p>0.956369</text:p>
          </table:table-cell>
          <table:table-cell office:value-type="float" office:value="6.2213299999999997E-3" table:style-name="ce1">
            <text:p>0.00622133</text:p>
          </table:table-cell>
          <table:table-cell office:value-type="float" office:value="-0.49720900000000001" table:style-name="ce1">
            <text:p>-0.497209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948" table:style-name="ce1">
            <text:p>948</text:p>
          </table:table-cell>
          <table:table-cell office:value-type="float" office:value="779" table:style-name="ce1">
            <text:p>779</text:p>
          </table:table-cell>
          <table:table-cell office:value-type="float" office:value="0.748691" table:style-name="ce1">
            <text:p>0.748691</text:p>
          </table:table-cell>
          <table:table-cell office:value-type="float" office:value="4.1777899999999998E-3" table:style-name="ce1">
            <text:p>0.00417779</text:p>
          </table:table-cell>
          <table:table-cell office:value-type="float" office:value="7.7169500000000002E-2" table:style-name="ce1">
            <text:p>0.0771695</text:p>
          </table:table-cell>
          <table:table-cell table:number-columns-repeated="1635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35" table:style-name="ce1">
            <text:p>235</text:p>
          </table:table-cell>
          <table:table-cell office:value-type="float" office:value="943" table:style-name="ce1">
            <text:p>943</text:p>
          </table:table-cell>
          <table:table-cell office:value-type="float" office:value="1.5858300000000001" table:style-name="ce1">
            <text:p>1.58583</text:p>
          </table:table-cell>
          <table:table-cell office:value-type="float" office:value="3.9121700000000004E-3" table:style-name="ce1">
            <text:p>0.00391217</text:p>
          </table:table-cell>
          <table:table-cell office:value-type="float" office:value="3.48828" table:style-name="ce1">
            <text:p>3.48828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083" table:style-name="ce1">
            <text:p>1083</text:p>
          </table:table-cell>
          <table:table-cell office:value-type="float" office:value="884" table:style-name="ce1">
            <text:p>884</text:p>
          </table:table-cell>
          <table:table-cell office:value-type="float" office:value="1.24326" table:style-name="ce1">
            <text:p>1.24326</text:p>
          </table:table-cell>
          <table:table-cell office:value-type="float" office:value="7.9863999999999994E-3" table:style-name="ce1">
            <text:p>0.0079864</text:p>
          </table:table-cell>
          <table:table-cell office:value-type="float" office:value="-0.57821100000000003" table:style-name="ce1">
            <text:p>-0.578211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552" table:style-name="ce1">
            <text:p>552</text:p>
          </table:table-cell>
          <table:table-cell office:value-type="float" office:value="788" table:style-name="ce1">
            <text:p>788</text:p>
          </table:table-cell>
          <table:table-cell office:value-type="float" office:value="0.81961200000000001" table:style-name="ce1">
            <text:p>0.819612</text:p>
          </table:table-cell>
          <table:table-cell office:value-type="float" office:value="1.76272E-3" table:style-name="ce1">
            <text:p>0.00176272</text:p>
          </table:table-cell>
          <table:table-cell office:value-type="float" office:value="1.9774400000000001" table:style-name="ce1">
            <text:p>1.97744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519" table:style-name="ce1">
            <text:p>519</text:p>
          </table:table-cell>
          <table:table-cell office:value-type="float" office:value="799" table:style-name="ce1">
            <text:p>799</text:p>
          </table:table-cell>
          <table:table-cell office:value-type="float" office:value="0.87472399999999995" table:style-name="ce1">
            <text:p>0.874724</text:p>
          </table:table-cell>
          <table:table-cell office:value-type="float" office:value="1.84461E-3" table:style-name="ce1">
            <text:p>0.00184461</text:p>
          </table:table-cell>
          <table:table-cell office:value-type="float" office:value="2.1350799999999999" table:style-name="ce1">
            <text:p>2.13508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207" table:style-name="ce1">
            <text:p>1207</text:p>
          </table:table-cell>
          <table:table-cell office:value-type="float" office:value="895" table:style-name="ce1">
            <text:p>895</text:p>
          </table:table-cell>
          <table:table-cell office:value-type="float" office:value="1.28738" table:style-name="ce1">
            <text:p>1.28738</text:p>
          </table:table-cell>
          <table:table-cell office:value-type="float" office:value="9.1243499999999998E-3" table:style-name="ce1">
            <text:p>0.00912435</text:p>
          </table:table-cell>
          <table:table-cell office:value-type="float" office:value="-1.17421" table:style-name="ce1">
            <text:p>-1.17421</text:p>
          </table:table-cell>
          <table:table-cell table:number-columns-repeated="1635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39" table:style-name="ce1">
            <text:p>239</text:p>
          </table:table-cell>
          <table:table-cell office:value-type="float" office:value="948" table:style-name="ce1">
            <text:p>948</text:p>
          </table:table-cell>
          <table:table-cell office:value-type="float" office:value="1.60955" table:style-name="ce1">
            <text:p>1.60955</text:p>
          </table:table-cell>
          <table:table-cell office:value-type="float" office:value="4.0771999999999996E-3" table:style-name="ce1">
            <text:p>0.0040772</text:p>
          </table:table-cell>
          <table:table-cell office:value-type="float" office:value="3.4687299999999999" table:style-name="ce1">
            <text:p>3.46873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328" table:style-name="ce1">
            <text:p>328</text:p>
          </table:table-cell>
          <table:table-cell office:value-type="float" office:value="779" table:style-name="ce1">
            <text:p>779</text:p>
          </table:table-cell>
          <table:table-cell office:value-type="float" office:value="0.79209099999999999" table:style-name="ce1">
            <text:p>0.792091</text:p>
          </table:table-cell>
          <table:table-cell office:value-type="float" office:value="7.37188E-6" table:style-name="ce2">
            <text:p>7.37E-06</text:p>
          </table:table-cell>
          <table:table-cell office:value-type="float" office:value="3.0533299999999999" table:style-name="ce1">
            <text:p>3.05333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447" table:style-name="ce1">
            <text:p>447</text:p>
          </table:table-cell>
          <table:table-cell office:value-type="float" office:value="783" table:style-name="ce1">
            <text:p>783</text:p>
          </table:table-cell>
          <table:table-cell office:value-type="float" office:value="0.80296199999999995" table:style-name="ce1">
            <text:p>0.802962</text:p>
          </table:table-cell>
          <table:table-cell office:value-type="float" office:value="9.1831900000000001E-4" table:style-name="ce1">
            <text:p>0.000918319</text:p>
          </table:table-cell>
          <table:table-cell office:value-type="float" office:value="2.4818199999999999" table:style-name="ce1">
            <text:p>2.48182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896" table:style-name="ce1">
            <text:p>896</text:p>
          </table:table-cell>
          <table:table-cell office:value-type="float" office:value="960" table:style-name="ce1">
            <text:p>960</text:p>
          </table:table-cell>
          <table:table-cell office:value-type="float" office:value="1.6211599999999999" table:style-name="ce1">
            <text:p>1.62116</text:p>
          </table:table-cell>
          <table:table-cell office:value-type="float" office:value="8.8279900000000008E-3" table:style-name="ce1">
            <text:p>0.00882799</text:p>
          </table:table-cell>
          <table:table-cell office:value-type="float" office:value="0.31412000000000001" table:style-name="ce1">
            <text:p>0.31412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627" table:style-name="ce1">
            <text:p>627</text:p>
          </table:table-cell>
          <table:table-cell office:value-type="float" office:value="843" table:style-name="ce1">
            <text:p>843</text:p>
          </table:table-cell>
          <table:table-cell office:value-type="float" office:value="1.0783700000000001" table:style-name="ce1">
            <text:p>1.07837</text:p>
          </table:table-cell>
          <table:table-cell office:value-type="float" office:value="3.7865400000000001E-3" table:style-name="ce1">
            <text:p>0.00378654</text:p>
          </table:table-cell>
          <table:table-cell office:value-type="float" office:value="1.6135699999999999" table:style-name="ce1">
            <text:p>1.61357</text:p>
          </table:table-cell>
          <table:table-cell table:number-columns-repeated="1635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39" table:style-name="ce1">
            <text:p>239</text:p>
          </table:table-cell>
          <table:table-cell office:value-type="float" office:value="951" table:style-name="ce1">
            <text:p>951</text:p>
          </table:table-cell>
          <table:table-cell office:value-type="float" office:value="1.62395" table:style-name="ce1">
            <text:p>1.62395</text:p>
          </table:table-cell>
          <table:table-cell office:value-type="float" office:value="4.1600700000000001E-3" table:style-name="ce1">
            <text:p>0.00416007</text:p>
          </table:table-cell>
          <table:table-cell office:value-type="float" office:value="3.4685199999999998" table:style-name="ce1">
            <text:p>3.46852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92" table:style-name="ce1">
            <text:p>192</text:p>
          </table:table-cell>
          <table:table-cell office:value-type="float" office:value="724" table:style-name="ce1">
            <text:p>724</text:p>
          </table:table-cell>
          <table:table-cell office:value-type="float" office:value="0.537601" table:style-name="ce1">
            <text:p>0.537601</text:p>
          </table:table-cell>
          <table:table-cell office:value-type="float" office:value="-2.42676E-3" table:style-name="ce1">
            <text:p>-0.00242676</text:p>
          </table:table-cell>
          <table:table-cell office:value-type="float" office:value="3.71001" table:style-name="ce1">
            <text:p>3.71001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171" table:style-name="ce1">
            <text:p>1171</text:p>
          </table:table-cell>
          <table:table-cell office:value-type="float" office:value="295" table:style-name="ce1">
            <text:p>295</text:p>
          </table:table-cell>
          <table:table-cell office:value-type="float" office:value="-1.5902099999999999" table:style-name="ce1">
            <text:p>-1.59021</text:p>
          </table:table-cell>
          <table:table-cell office:value-type="float" office:value="-7.6923E-3" table:style-name="ce1">
            <text:p>-0.0076923</text:p>
          </table:table-cell>
          <table:table-cell office:value-type="float" office:value="-0.959426" table:style-name="ce1">
            <text:p>-0.959426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200" table:style-name="ce1">
            <text:p>1200</text:p>
          </table:table-cell>
          <table:table-cell office:value-type="float" office:value="296" table:style-name="ce1">
            <text:p>296</text:p>
          </table:table-cell>
          <table:table-cell office:value-type="float" office:value="-1.58744" table:style-name="ce1">
            <text:p>-1.58744</text:p>
          </table:table-cell>
          <table:table-cell office:value-type="float" office:value="-7.4696099999999998E-3" table:style-name="ce1">
            <text:p>-0.00746961</text:p>
          </table:table-cell>
          <table:table-cell office:value-type="float" office:value="-1.0987" table:style-name="ce1">
            <text:p>-1.0987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719" table:style-name="ce1">
            <text:p>719</text:p>
          </table:table-cell>
          <table:table-cell office:value-type="float" office:value="331" table:style-name="ce1">
            <text:p>331</text:p>
          </table:table-cell>
          <table:table-cell office:value-type="float" office:value="-1.3857600000000001" table:style-name="ce1">
            <text:p>-1.38576</text:p>
          </table:table-cell>
          <table:table-cell office:value-type="float" office:value="-9.7382000000000007E-3" table:style-name="ce1">
            <text:p>-0.0097382</text:p>
          </table:table-cell>
          <table:table-cell office:value-type="float" office:value="1.20777" table:style-name="ce1">
            <text:p>1.20777</text:p>
          </table:table-cell>
          <table:table-cell table:number-columns-repeated="1635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40" table:style-name="ce1">
            <text:p>240</text:p>
          </table:table-cell>
          <table:table-cell office:value-type="float" office:value="947" table:style-name="ce1">
            <text:p>947</text:p>
          </table:table-cell>
          <table:table-cell office:value-type="float" office:value="1.6046800000000001" table:style-name="ce1">
            <text:p>1.60468</text:p>
          </table:table-cell>
          <table:table-cell office:value-type="float" office:value="4.0562999999999997E-3" table:style-name="ce1">
            <text:p>0.0040563</text:p>
          </table:table-cell>
          <table:table-cell office:value-type="float" office:value="3.464" table:style-name="ce1">
            <text:p>3.464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243" table:style-name="ce1">
            <text:p>1243</text:p>
          </table:table-cell>
          <table:table-cell office:value-type="float" office:value="451" table:style-name="ce1">
            <text:p>451</text:p>
          </table:table-cell>
          <table:table-cell office:value-type="float" office:value="-0.846418" table:style-name="ce1">
            <text:p>-0.846418</text:p>
          </table:table-cell>
          <table:table-cell office:value-type="float" office:value="-2.8986200000000002E-3" table:style-name="ce1">
            <text:p>-0.00289862</text:p>
          </table:table-cell>
          <table:table-cell office:value-type="float" office:value="-1.31596" table:style-name="ce1">
            <text:p>-1.31596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216" table:style-name="ce1">
            <text:p>216</text:p>
          </table:table-cell>
          <table:table-cell office:value-type="float" office:value="691" table:style-name="ce1">
            <text:p>691</text:p>
          </table:table-cell>
          <table:table-cell office:value-type="float" office:value="0.37751499999999999" table:style-name="ce1">
            <text:p>0.377515</text:p>
          </table:table-cell>
          <table:table-cell office:value-type="float" office:value="-3.1769200000000002E-3" table:style-name="ce1">
            <text:p>-0.00317692</text:p>
          </table:table-cell>
          <table:table-cell office:value-type="float" office:value="3.5971099999999998" table:style-name="ce1">
            <text:p>3.59711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100" table:style-name="ce1">
            <text:p>1100</text:p>
          </table:table-cell>
          <table:table-cell office:value-type="float" office:value="499" table:style-name="ce1">
            <text:p>499</text:p>
          </table:table-cell>
          <table:table-cell office:value-type="float" office:value="-0.60599899999999995" table:style-name="ce1">
            <text:p>-0.605999</text:p>
          </table:table-cell>
          <table:table-cell office:value-type="float" office:value="-2.53455E-3" table:style-name="ce1">
            <text:p>-0.00253455</text:p>
          </table:table-cell>
          <table:table-cell office:value-type="float" office:value="-0.63288" table:style-name="ce1">
            <text:p>-0.63288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400" table:style-name="ce1">
            <text:p>400</text:p>
          </table:table-cell>
          <table:table-cell office:value-type="float" office:value="628" table:style-name="ce1">
            <text:p>628</text:p>
          </table:table-cell>
          <table:table-cell office:value-type="float" office:value="6.2224000000000002E-2" table:style-name="ce1">
            <text:p>0.062224</text:p>
          </table:table-cell>
          <table:table-cell office:value-type="float" office:value="-3.6795700000000001E-3" table:style-name="ce1">
            <text:p>-0.00367957</text:p>
          </table:table-cell>
          <table:table-cell office:value-type="float" office:value="2.71827" table:style-name="ce1">
            <text:p>2.71827</text:p>
          </table:table-cell>
          <table:table-cell table:number-columns-repeated="1635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39" table:style-name="ce1">
            <text:p>239</text:p>
          </table:table-cell>
          <table:table-cell office:value-type="float" office:value="947" table:style-name="ce1">
            <text:p>947</text:p>
          </table:table-cell>
          <table:table-cell office:value-type="float" office:value="1.6047499999999999" table:style-name="ce1">
            <text:p>1.60475</text:p>
          </table:table-cell>
          <table:table-cell office:value-type="float" office:value="4.0495699999999997E-3" table:style-name="ce1">
            <text:p>0.00404957</text:p>
          </table:table-cell>
          <table:table-cell office:value-type="float" office:value="3.4687999999999999" table:style-name="ce1">
            <text:p>3.4688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943" table:style-name="ce1">
            <text:p>943</text:p>
          </table:table-cell>
          <table:table-cell office:value-type="float" office:value="996" table:style-name="ce1">
            <text:p>996</text:p>
          </table:table-cell>
          <table:table-cell office:value-type="float" office:value="1.79068" table:style-name="ce1">
            <text:p>1.79068</text:p>
          </table:table-cell>
          <table:table-cell office:value-type="float" office:value="1.0138599999999999E-2" table:style-name="ce1">
            <text:p>0.0101386</text:p>
          </table:table-cell>
          <table:table-cell office:value-type="float" office:value="8.5989499999999996E-2" table:style-name="ce1">
            <text:p>0.0859895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695" table:style-name="ce1">
            <text:p>695</text:p>
          </table:table-cell>
          <table:table-cell office:value-type="float" office:value="964" table:style-name="ce1">
            <text:p>964</text:p>
          </table:table-cell>
          <table:table-cell office:value-type="float" office:value="1.6544300000000001" table:style-name="ce1">
            <text:p>1.65443</text:p>
          </table:table-cell>
          <table:table-cell office:value-type="float" office:value="7.5864599999999997E-3" table:style-name="ce1">
            <text:p>0.00758646</text:p>
          </table:table-cell>
          <table:table-cell office:value-type="float" office:value="1.2786900000000001" table:style-name="ce1">
            <text:p>1.27869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200" table:style-name="ce1">
            <text:p>1200</text:p>
          </table:table-cell>
          <table:table-cell office:value-type="float" office:value="972" table:style-name="ce1">
            <text:p>972</text:p>
          </table:table-cell>
          <table:table-cell office:value-type="float" office:value="1.6574899999999999" table:style-name="ce1">
            <text:p>1.65749</text:p>
          </table:table-cell>
          <table:table-cell office:value-type="float" office:value="1.12043E-2" table:style-name="ce1">
            <text:p>0.0112043</text:p>
          </table:table-cell>
          <table:table-cell office:value-type="float" office:value="-1.1459999999999999" table:style-name="ce1">
            <text:p>-1.146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328" table:style-name="ce1">
            <text:p>328</text:p>
          </table:table-cell>
          <table:table-cell office:value-type="float" office:value="703" table:style-name="ce1">
            <text:p>703</text:p>
          </table:table-cell>
          <table:table-cell office:value-type="float" office:value="0.42727700000000002" table:style-name="ce1">
            <text:p>0.427277</text:p>
          </table:table-cell>
          <table:table-cell office:value-type="float" office:value="-2.0920600000000002E-3" table:style-name="ce1">
            <text:p>-0.00209206</text:p>
          </table:table-cell>
          <table:table-cell office:value-type="float" office:value="3.05864" table:style-name="ce1">
            <text:p>3.05864</text:p>
          </table:table-cell>
          <table:table-cell table:number-columns-repeated="1635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40" table:style-name="ce1">
            <text:p>240</text:p>
          </table:table-cell>
          <table:table-cell office:value-type="float" office:value="952" table:style-name="ce1">
            <text:p>952</text:p>
          </table:table-cell>
          <table:table-cell office:value-type="float" office:value="1.6286799999999999" table:style-name="ce1">
            <text:p>1.62868</text:p>
          </table:table-cell>
          <table:table-cell office:value-type="float" office:value="4.1944199999999999E-3" table:style-name="ce1">
            <text:p>0.00419442</text:p>
          </table:table-cell>
          <table:table-cell office:value-type="float" office:value="3.4636499999999999" table:style-name="ce1">
            <text:p>3.46365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216" table:style-name="ce1">
            <text:p>216</text:p>
          </table:table-cell>
          <table:table-cell office:value-type="float" office:value="687" table:style-name="ce1">
            <text:p>687</text:p>
          </table:table-cell>
          <table:table-cell office:value-type="float" office:value="0.35831499999999999" table:style-name="ce1">
            <text:p>0.358315</text:p>
          </table:table-cell>
          <table:table-cell office:value-type="float" office:value="-3.2874200000000001E-3" table:style-name="ce1">
            <text:p>-0.00328742</text:p>
          </table:table-cell>
          <table:table-cell office:value-type="float" office:value="3.5973899999999999" table:style-name="ce1">
            <text:p>3.59739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584" table:style-name="ce1">
            <text:p>584</text:p>
          </table:table-cell>
          <table:table-cell office:value-type="float" office:value="1048" table:style-name="ce1">
            <text:p>1048</text:p>
          </table:table-cell>
          <table:table-cell office:value-type="float" office:value="2.06542" table:style-name="ce1">
            <text:p>2.06542</text:p>
          </table:table-cell>
          <table:table-cell office:value-type="float" office:value="9.16025E-3" table:style-name="ce1">
            <text:p>0.00916025</text:p>
          </table:table-cell>
          <table:table-cell office:value-type="float" office:value="1.8056399999999999" table:style-name="ce1">
            <text:p>1.80564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836" table:style-name="ce1">
            <text:p>836</text:p>
          </table:table-cell>
          <table:table-cell office:value-type="float" office:value="1000" table:style-name="ce1">
            <text:p>1000</text:p>
          </table:table-cell>
          <table:table-cell office:value-type="float" office:value="1.8173699999999999" table:style-name="ce1">
            <text:p>1.81737</text:p>
          </table:table-cell>
          <table:table-cell office:value-type="float" office:value="9.5293600000000006E-3" table:style-name="ce1">
            <text:p>0.00952936</text:p>
          </table:table-cell>
          <table:table-cell office:value-type="float" office:value="0.59933700000000001" table:style-name="ce1">
            <text:p>0.599337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199" table:style-name="ce1">
            <text:p>1199</text:p>
          </table:table-cell>
          <table:table-cell office:value-type="float" office:value="1091" table:style-name="ce1">
            <text:p>1091</text:p>
          </table:table-cell>
          <table:table-cell office:value-type="float" office:value="2.22878" table:style-name="ce1">
            <text:p>2.22878</text:p>
          </table:table-cell>
          <table:table-cell office:value-type="float" office:value="1.44849E-2" table:style-name="ce1">
            <text:p>0.0144849</text:p>
          </table:table-cell>
          <table:table-cell office:value-type="float" office:value="-1.1495200000000001" table:style-name="ce1">
            <text:p>-1.14952</text:p>
          </table:table-cell>
          <table:table-cell table:number-columns-repeated="1635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39" table:style-name="ce1">
            <text:p>239</text:p>
          </table:table-cell>
          <table:table-cell office:value-type="float" office:value="951" table:style-name="ce1">
            <text:p>951</text:p>
          </table:table-cell>
          <table:table-cell office:value-type="float" office:value="1.62395" table:style-name="ce1">
            <text:p>1.62395</text:p>
          </table:table-cell>
          <table:table-cell office:value-type="float" office:value="4.1600700000000001E-3" table:style-name="ce1">
            <text:p>0.00416007</text:p>
          </table:table-cell>
          <table:table-cell office:value-type="float" office:value="3.4685199999999998" table:style-name="ce1">
            <text:p>3.46852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911" table:style-name="ce1">
            <text:p>911</text:p>
          </table:table-cell>
          <table:table-cell office:value-type="float" office:value="1083" table:style-name="ce1">
            <text:p>1083</text:p>
          </table:table-cell>
          <table:table-cell office:value-type="float" office:value="2.2105399999999999" table:style-name="ce1">
            <text:p>2.21054</text:p>
          </table:table-cell>
          <table:table-cell office:value-type="float" office:value="1.2326699999999999E-2" table:style-name="ce1">
            <text:p>0.0123267</text:p>
          </table:table-cell>
          <table:table-cell office:value-type="float" office:value="0.233511" table:style-name="ce1">
            <text:p>0.233511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771" table:style-name="ce1">
            <text:p>771</text:p>
          </table:table-cell>
          <table:table-cell office:value-type="float" office:value="1040" table:style-name="ce1">
            <text:p>1040</text:p>
          </table:table-cell>
          <table:table-cell office:value-type="float" office:value="2.0139300000000002" table:style-name="ce1">
            <text:p>2.01393</text:p>
          </table:table-cell>
          <table:table-cell office:value-type="float" office:value="1.0197100000000001E-2" table:style-name="ce1">
            <text:p>0.0101971</text:p>
          </table:table-cell>
          <table:table-cell office:value-type="float" office:value="0.908555" table:style-name="ce1">
            <text:p>0.90855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235" table:style-name="ce1">
            <text:p>1235</text:p>
          </table:table-cell>
          <table:table-cell office:value-type="float" office:value="1104" table:style-name="ce1">
            <text:p>1104</text:p>
          </table:table-cell>
          <table:table-cell office:value-type="float" office:value="2.2886600000000001" table:style-name="ce1">
            <text:p>2.28866</text:p>
          </table:table-cell>
          <table:table-cell office:value-type="float" office:value="1.50861E-2" table:style-name="ce1">
            <text:p>0.0150861</text:p>
          </table:table-cell>
          <table:table-cell office:value-type="float" office:value="-1.32324" table:style-name="ce1">
            <text:p>-1.32324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235" table:style-name="ce1">
            <text:p>235</text:p>
          </table:table-cell>
          <table:table-cell office:value-type="float" office:value="631" table:style-name="ce1">
            <text:p>631</text:p>
          </table:table-cell>
          <table:table-cell office:value-type="float" office:value="8.8174600000000006E-2" table:style-name="ce1">
            <text:p>0.0881746</text:p>
          </table:table-cell>
          <table:table-cell office:value-type="float" office:value="-4.7065700000000002E-3" table:style-name="ce1">
            <text:p>-0.00470657</text:p>
          </table:table-cell>
          <table:table-cell office:value-type="float" office:value="3.5101" table:style-name="ce1">
            <text:p>3.5101</text:p>
          </table:table-cell>
          <table:table-cell table:number-columns-repeated="1635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40" table:style-name="ce1">
            <text:p>240</text:p>
          </table:table-cell>
          <table:table-cell office:value-type="float" office:value="956" table:style-name="ce1">
            <text:p>956</text:p>
          </table:table-cell>
          <table:table-cell office:value-type="float" office:value="1.64788" table:style-name="ce1">
            <text:p>1.64788</text:p>
          </table:table-cell>
          <table:table-cell office:value-type="float" office:value="4.3049200000000003E-3" table:style-name="ce1">
            <text:p>0.00430492</text:p>
          </table:table-cell>
          <table:table-cell office:value-type="float" office:value="3.4633699999999998" table:style-name="ce1">
            <text:p>3.46337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732" table:style-name="ce1">
            <text:p>732</text:p>
          </table:table-cell>
          <table:table-cell office:value-type="float" office:value="964" table:style-name="ce1">
            <text:p>964</text:p>
          </table:table-cell>
          <table:table-cell office:value-type="float" office:value="1.65184" table:style-name="ce1">
            <text:p>1.65184</text:p>
          </table:table-cell>
          <table:table-cell office:value-type="float" office:value="7.8353399999999997E-3" table:style-name="ce1">
            <text:p>0.00783534</text:p>
          </table:table-cell>
          <table:table-cell office:value-type="float" office:value="1.1010800000000001" table:style-name="ce1">
            <text:p>1.10108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899" table:style-name="ce1">
            <text:p>899</text:p>
          </table:table-cell>
          <table:table-cell office:value-type="float" office:value="1004" table:style-name="ce1">
            <text:p>1004</text:p>
          </table:table-cell>
          <table:table-cell office:value-type="float" office:value="1.83216" table:style-name="ce1">
            <text:p>1.83216</text:p>
          </table:table-cell>
          <table:table-cell office:value-type="float" office:value="1.0063600000000001E-2" table:style-name="ce1">
            <text:p>0.0100636</text:p>
          </table:table-cell>
          <table:table-cell office:value-type="float" office:value="0.29664099999999999" table:style-name="ce1">
            <text:p>0.29664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327" table:style-name="ce1">
            <text:p>327</text:p>
          </table:table-cell>
          <table:table-cell office:value-type="float" office:value="775" table:style-name="ce1">
            <text:p>775</text:p>
          </table:table-cell>
          <table:table-cell office:value-type="float" office:value="0.77295999999999998" table:style-name="ce1">
            <text:p>0.77296</text:p>
          </table:table-cell>
          <table:table-cell office:value-type="float" office:value="-1.09851E-4" table:style-name="ce1">
            <text:p>-0.000109851</text:p>
          </table:table-cell>
          <table:table-cell office:value-type="float" office:value="3.0584099999999999" table:style-name="ce1">
            <text:p>3.05841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200" table:style-name="ce1">
            <text:p>1200</text:p>
          </table:table-cell>
          <table:table-cell office:value-type="float" office:value="1020" table:style-name="ce1">
            <text:p>1020</text:p>
          </table:table-cell>
          <table:table-cell office:value-type="float" office:value="1.8878900000000001" table:style-name="ce1">
            <text:p>1.88789</text:p>
          </table:table-cell>
          <table:table-cell office:value-type="float" office:value="1.2530299999999999E-2" table:style-name="ce1">
            <text:p>0.0125303</text:p>
          </table:table-cell>
          <table:table-cell office:value-type="float" office:value="-1.1493500000000001" table:style-name="ce1">
            <text:p>-1.14935</text:p>
          </table:table-cell>
          <table:table-cell table:number-columns-repeated="1635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40" table:style-name="ce1">
            <text:p>240</text:p>
          </table:table-cell>
          <table:table-cell office:value-type="float" office:value="956" table:style-name="ce1">
            <text:p>956</text:p>
          </table:table-cell>
          <table:table-cell office:value-type="float" office:value="1.64788" table:style-name="ce1">
            <text:p>1.64788</text:p>
          </table:table-cell>
          <table:table-cell office:value-type="float" office:value="4.3049200000000003E-3" table:style-name="ce1">
            <text:p>0.00430492</text:p>
          </table:table-cell>
          <table:table-cell office:value-type="float" office:value="3.4633699999999998" table:style-name="ce1">
            <text:p>3.46337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823" table:style-name="ce1">
            <text:p>823</text:p>
          </table:table-cell>
          <table:table-cell office:value-type="float" office:value="947" table:style-name="ce1">
            <text:p>947</text:p>
          </table:table-cell>
          <table:table-cell office:value-type="float" office:value="1.5638700000000001" table:style-name="ce1">
            <text:p>1.56387</text:p>
          </table:table-cell>
          <table:table-cell office:value-type="float" office:value="7.9778399999999999E-3" table:style-name="ce1">
            <text:p>0.00797784</text:p>
          </table:table-cell>
          <table:table-cell office:value-type="float" office:value="0.66544800000000004" table:style-name="ce1">
            <text:p>0.665448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751" table:style-name="ce1">
            <text:p>751</text:p>
          </table:table-cell>
          <table:table-cell office:value-type="float" office:value="943" table:style-name="ce1">
            <text:p>943</text:p>
          </table:table-cell>
          <table:table-cell office:value-type="float" office:value="1.5497099999999999" table:style-name="ce1">
            <text:p>1.54971</text:p>
          </table:table-cell>
          <table:table-cell office:value-type="float" office:value="7.3830399999999996E-3" table:style-name="ce1">
            <text:p>0.00738304</text:p>
          </table:table-cell>
          <table:table-cell office:value-type="float" office:value="1.01135" table:style-name="ce1">
            <text:p>1.01135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99" table:style-name="ce1">
            <text:p>199</text:p>
          </table:table-cell>
          <table:table-cell office:value-type="float" office:value="684" table:style-name="ce1">
            <text:p>684</text:p>
          </table:table-cell>
          <table:table-cell office:value-type="float" office:value="0.34510400000000002" table:style-name="ce1">
            <text:p>0.345104</text:p>
          </table:table-cell>
          <table:table-cell office:value-type="float" office:value="-3.4846399999999998E-3" table:style-name="ce1">
            <text:p>-0.00348464</text:p>
          </table:table-cell>
          <table:table-cell office:value-type="float" office:value="3.6792099999999999" table:style-name="ce1">
            <text:p>3.67921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208" table:style-name="ce1">
            <text:p>1208</text:p>
          </table:table-cell>
          <table:table-cell office:value-type="float" office:value="1040" table:style-name="ce1">
            <text:p>1040</text:p>
          </table:table-cell>
          <table:table-cell office:value-type="float" office:value="1.9833400000000001" table:style-name="ce1">
            <text:p>1.98334</text:p>
          </table:table-cell>
          <table:table-cell office:value-type="float" office:value="1.31366E-2" table:style-name="ce1">
            <text:p>0.0131366</text:p>
          </table:table-cell>
          <table:table-cell office:value-type="float" office:value="-1.18916" table:style-name="ce1">
            <text:p>-1.18916</text:p>
          </table:table-cell>
          <table:table-cell table:number-columns-repeated="1635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39" table:style-name="ce1">
            <text:p>239</text:p>
          </table:table-cell>
          <table:table-cell office:value-type="float" office:value="956" table:style-name="ce1">
            <text:p>956</text:p>
          </table:table-cell>
          <table:table-cell office:value-type="float" office:value="1.64795" table:style-name="ce1">
            <text:p>1.64795</text:p>
          </table:table-cell>
          <table:table-cell office:value-type="float" office:value="4.2981900000000003E-3" table:style-name="ce1">
            <text:p>0.00429819</text:p>
          </table:table-cell>
          <table:table-cell office:value-type="float" office:value="3.4681700000000002" table:style-name="ce1">
            <text:p>3.46817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736" table:style-name="ce1">
            <text:p>736</text:p>
          </table:table-cell>
          <table:table-cell office:value-type="float" office:value="951" table:style-name="ce1">
            <text:p>951</text:p>
          </table:table-cell>
          <table:table-cell office:value-type="float" office:value="1.5891599999999999" table:style-name="ce1">
            <text:p>1.58916</text:p>
          </table:table-cell>
          <table:table-cell office:value-type="float" office:value="7.5031300000000002E-3" table:style-name="ce1">
            <text:p>0.00750313</text:p>
          </table:table-cell>
          <table:table-cell office:value-type="float" office:value="1.0827899999999999" table:style-name="ce1">
            <text:p>1.08279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816" table:style-name="ce1">
            <text:p>816</text:p>
          </table:table-cell>
          <table:table-cell office:value-type="float" office:value="940" table:style-name="ce1">
            <text:p>940</text:p>
          </table:table-cell>
          <table:table-cell office:value-type="float" office:value="1.5307599999999999" table:style-name="ce1">
            <text:p>1.53076</text:p>
          </table:table-cell>
          <table:table-cell office:value-type="float" office:value="7.7373800000000003E-3" table:style-name="ce1">
            <text:p>0.00773738</text:p>
          </table:table-cell>
          <table:table-cell office:value-type="float" office:value="0.69953900000000002" table:style-name="ce1">
            <text:p>0.699539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307" table:style-name="ce1">
            <text:p>307</text:p>
          </table:table-cell>
          <table:table-cell office:value-type="float" office:value="739" table:style-name="ce1">
            <text:p>739</text:p>
          </table:table-cell>
          <table:table-cell office:value-type="float" office:value="0.60155400000000003" table:style-name="ce1">
            <text:p>0.601554</text:p>
          </table:table-cell>
          <table:table-cell office:value-type="float" office:value="-1.2388500000000001E-3" table:style-name="ce1">
            <text:p>-0.00123885</text:p>
          </table:table-cell>
          <table:table-cell office:value-type="float" office:value="3.15693" table:style-name="ce1">
            <text:p>3.15693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203" table:style-name="ce1">
            <text:p>1203</text:p>
          </table:table-cell>
          <table:table-cell office:value-type="float" office:value="939" table:style-name="ce1">
            <text:p>939</text:p>
          </table:table-cell>
          <table:table-cell office:value-type="float" office:value="1.4988699999999999" table:style-name="ce1">
            <text:p>1.49887</text:p>
          </table:table-cell>
          <table:table-cell office:value-type="float" office:value="1.03129E-2" table:style-name="ce1">
            <text:p>0.0103129</text:p>
          </table:table-cell>
          <table:table-cell office:value-type="float" office:value="-1.1580900000000001" table:style-name="ce1">
            <text:p>-1.15809</text:p>
          </table:table-cell>
          <table:table-cell table:number-columns-repeated="1635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40" table:style-name="ce1">
            <text:p>240</text:p>
          </table:table-cell>
          <table:table-cell office:value-type="float" office:value="960" table:style-name="ce1">
            <text:p>960</text:p>
          </table:table-cell>
          <table:table-cell office:value-type="float" office:value="1.6670799999999999" table:style-name="ce1">
            <text:p>1.66708</text:p>
          </table:table-cell>
          <table:table-cell office:value-type="float" office:value="4.4154099999999998E-3" table:style-name="ce1">
            <text:p>0.00441541</text:p>
          </table:table-cell>
          <table:table-cell office:value-type="float" office:value="3.4630899999999998" table:style-name="ce1">
            <text:p>3.46309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427" table:style-name="ce1">
            <text:p>427</text:p>
          </table:table-cell>
          <table:table-cell office:value-type="float" office:value="875" table:style-name="ce1">
            <text:p>875</text:p>
          </table:table-cell>
          <table:table-cell office:value-type="float" office:value="1.2459800000000001" table:style-name="ce1">
            <text:p>1.24598</text:p>
          </table:table-cell>
          <table:table-cell office:value-type="float" office:value="3.3252099999999999E-3" table:style-name="ce1">
            <text:p>0.00332521</text:p>
          </table:table-cell>
          <table:table-cell office:value-type="float" office:value="2.5713900000000001" table:style-name="ce1">
            <text:p>2.57139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856" table:style-name="ce1">
            <text:p>856</text:p>
          </table:table-cell>
          <table:table-cell office:value-type="float" office:value="952" table:style-name="ce1">
            <text:p>952</text:p>
          </table:table-cell>
          <table:table-cell office:value-type="float" office:value="1.5855600000000001" table:style-name="ce1">
            <text:p>1.58556</text:p>
          </table:table-cell>
          <table:table-cell office:value-type="float" office:value="8.3379300000000003E-3" table:style-name="ce1">
            <text:p>0.00833793</text:p>
          </table:table-cell>
          <table:table-cell office:value-type="float" office:value="0.50668999999999997" table:style-name="ce1">
            <text:p>0.50669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200" table:style-name="ce1">
            <text:p>1200</text:p>
          </table:table-cell>
          <table:table-cell office:value-type="float" office:value="956" table:style-name="ce1">
            <text:p>956</text:p>
          </table:table-cell>
          <table:table-cell office:value-type="float" office:value="1.5806800000000001" table:style-name="ce1">
            <text:p>1.58068</text:p>
          </table:table-cell>
          <table:table-cell office:value-type="float" office:value="1.0762300000000001E-2" table:style-name="ce1">
            <text:p>0.0107623</text:p>
          </table:table-cell>
          <table:table-cell office:value-type="float" office:value="-1.1448799999999999" table:style-name="ce1">
            <text:p>-1.14488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415" table:style-name="ce1">
            <text:p>415</text:p>
          </table:table-cell>
          <table:table-cell office:value-type="float" office:value="796" table:style-name="ce1">
            <text:p>796</text:p>
          </table:table-cell>
          <table:table-cell office:value-type="float" office:value="0.86760400000000004" table:style-name="ce1">
            <text:p>0.867604</text:p>
          </table:table-cell>
          <table:table-cell office:value-type="float" office:value="1.06219E-3" table:style-name="ce1">
            <text:p>0.00106219</text:p>
          </table:table-cell>
          <table:table-cell office:value-type="float" office:value="2.6345200000000002" table:style-name="ce1">
            <text:p>2.63452</text:p>
          </table:table-cell>
          <table:table-cell table:number-columns-repeated="1635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39" table:style-name="ce1">
            <text:p>239</text:p>
          </table:table-cell>
          <table:table-cell office:value-type="float" office:value="959" table:style-name="ce1">
            <text:p>959</text:p>
          </table:table-cell>
          <table:table-cell office:value-type="float" office:value="1.66235" table:style-name="ce1">
            <text:p>1.66235</text:p>
          </table:table-cell>
          <table:table-cell office:value-type="float" office:value="4.38106E-3" table:style-name="ce1">
            <text:p>0.00438106</text:p>
          </table:table-cell>
          <table:table-cell office:value-type="float" office:value="3.4679600000000002" table:style-name="ce1">
            <text:p>3.46796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723" table:style-name="ce1">
            <text:p>723</text:p>
          </table:table-cell>
          <table:table-cell office:value-type="float" office:value="287" table:style-name="ce1">
            <text:p>287</text:p>
          </table:table-cell>
          <table:table-cell office:value-type="float" office:value="-1.5972500000000001" table:style-name="ce1">
            <text:p>-1.59725</text:p>
          </table:table-cell>
          <table:table-cell office:value-type="float" office:value="-1.09268E-2" table:style-name="ce1">
            <text:p>-0.0109268</text:p>
          </table:table-cell>
          <table:table-cell office:value-type="float" office:value="1.1916500000000001" table:style-name="ce1">
            <text:p>1.19165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59" table:style-name="ce1">
            <text:p>159</text:p>
          </table:table-cell>
          <table:table-cell office:value-type="float" office:value="723" table:style-name="ce1">
            <text:p>723</text:p>
          </table:table-cell>
          <table:table-cell office:value-type="float" office:value="0.535111" table:style-name="ce1">
            <text:p>0.535111</text:p>
          </table:table-cell>
          <table:table-cell office:value-type="float" office:value="-2.67636E-3" table:style-name="ce1">
            <text:p>-0.00267636</text:p>
          </table:table-cell>
          <table:table-cell office:value-type="float" office:value="3.86849" table:style-name="ce1">
            <text:p>3.86849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979" table:style-name="ce1">
            <text:p>979</text:p>
          </table:table-cell>
          <table:table-cell office:value-type="float" office:value="219" table:style-name="ce1">
            <text:p>219</text:p>
          </table:table-cell>
          <table:table-cell office:value-type="float" office:value="-1.9415800000000001" table:style-name="ce1">
            <text:p>-1.94158</text:p>
          </table:table-cell>
          <table:table-cell office:value-type="float" office:value="-1.10832E-2" table:style-name="ce1">
            <text:p>-0.0110832</text:p>
          </table:table-cell>
          <table:table-cell office:value-type="float" office:value="-3.2460700000000002E-2" table:style-name="ce1">
            <text:p>-0.0324607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220" table:style-name="ce1">
            <text:p>1220</text:p>
          </table:table-cell>
          <table:table-cell office:value-type="float" office:value="291" table:style-name="ce1">
            <text:p>291</text:p>
          </table:table-cell>
          <table:table-cell office:value-type="float" office:value="-1.6128400000000001" table:style-name="ce1">
            <text:p>-1.61284</text:p>
          </table:table-cell>
          <table:table-cell office:value-type="float" office:value="-7.4732000000000002E-3" table:style-name="ce1">
            <text:p>-0.0074732</text:p>
          </table:table-cell>
          <table:table-cell office:value-type="float" office:value="-1.1943600000000001" table:style-name="ce1">
            <text:p>-1.19436</text:p>
          </table:table-cell>
          <table:table-cell table:number-columns-repeated="1635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39" table:style-name="ce1">
            <text:p>239</text:p>
          </table:table-cell>
          <table:table-cell office:value-type="float" office:value="963" table:style-name="ce1">
            <text:p>963</text:p>
          </table:table-cell>
          <table:table-cell office:value-type="float" office:value="1.6815500000000001" table:style-name="ce1">
            <text:p>1.68155</text:p>
          </table:table-cell>
          <table:table-cell office:value-type="float" office:value="4.4915600000000003E-3" table:style-name="ce1">
            <text:p>0.00449156</text:p>
          </table:table-cell>
          <table:table-cell office:value-type="float" office:value="3.4676800000000001" table:style-name="ce1">
            <text:p>3.46768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628" table:style-name="ce1">
            <text:p>628</text:p>
          </table:table-cell>
          <table:table-cell office:value-type="float" office:value="1039" table:style-name="ce1">
            <text:p>1039</text:p>
          </table:table-cell>
          <table:table-cell office:value-type="float" office:value="2.0191400000000002" table:style-name="ce1">
            <text:p>2.01914</text:p>
          </table:table-cell>
          <table:table-cell office:value-type="float" office:value="9.2075999999999998E-3" table:style-name="ce1">
            <text:p>0.0092076</text:p>
          </table:table-cell>
          <table:table-cell office:value-type="float" office:value="1.5950599999999999" table:style-name="ce1">
            <text:p>1.59506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672" table:style-name="ce1">
            <text:p>672</text:p>
          </table:table-cell>
          <table:table-cell office:value-type="float" office:value="296" table:style-name="ce1">
            <text:p>296</text:p>
          </table:table-cell>
          <table:table-cell office:value-type="float" office:value="-1.5504800000000001" table:style-name="ce1">
            <text:p>-1.55048</text:p>
          </table:table-cell>
          <table:table-cell office:value-type="float" office:value="-1.10212E-2" table:style-name="ce1">
            <text:p>-0.0110212</text:p>
          </table:table-cell>
          <table:table-cell office:value-type="float" office:value="1.4358299999999999" table:style-name="ce1">
            <text:p>1.43583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240" table:style-name="ce1">
            <text:p>240</text:p>
          </table:table-cell>
          <table:table-cell office:value-type="float" office:value="500" table:style-name="ce1">
            <text:p>500</text:p>
          </table:table-cell>
          <table:table-cell office:value-type="float" office:value="-0.54099900000000001" table:style-name="ce1">
            <text:p>-0.540999</text:p>
          </table:table-cell>
          <table:table-cell office:value-type="float" office:value="-8.2917000000000008E-3" table:style-name="ce1">
            <text:p>-0.0082917</text:p>
          </table:table-cell>
          <table:table-cell office:value-type="float" office:value="3.4952700000000001" table:style-name="ce1">
            <text:p>3.4952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800" table:style-name="ce1">
            <text:p>800</text:p>
          </table:table-cell>
          <table:table-cell office:value-type="float" office:value="1051" table:style-name="ce1">
            <text:p>1051</text:p>
          </table:table-cell>
          <table:table-cell office:value-type="float" office:value="2.0647000000000002" table:style-name="ce1">
            <text:p>2.0647</text:p>
          </table:table-cell>
          <table:table-cell office:value-type="float" office:value="1.0696000000000001E-2" table:style-name="ce1">
            <text:p>0.010696</text:p>
          </table:table-cell>
          <table:table-cell office:value-type="float" office:value="0.76857799999999998" table:style-name="ce1">
            <text:p>0.768578</text:p>
          </table:table-cell>
          <table:table-cell table:number-columns-repeated="1635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39" table:style-name="ce1">
            <text:p>239</text:p>
          </table:table-cell>
          <table:table-cell office:value-type="float" office:value="964" table:style-name="ce1">
            <text:p>964</text:p>
          </table:table-cell>
          <table:table-cell office:value-type="float" office:value="1.68635" table:style-name="ce1">
            <text:p>1.68635</text:p>
          </table:table-cell>
          <table:table-cell office:value-type="float" office:value="4.5191800000000002E-3" table:style-name="ce1">
            <text:p>0.00451918</text:p>
          </table:table-cell>
          <table:table-cell office:value-type="float" office:value="3.4676100000000001" table:style-name="ce1">
            <text:p>3.46761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896" table:style-name="ce1">
            <text:p>896</text:p>
          </table:table-cell>
          <table:table-cell office:value-type="float" office:value="1012" table:style-name="ce1">
            <text:p>1012</text:p>
          </table:table-cell>
          <table:table-cell office:value-type="float" office:value="1.87077" table:style-name="ce1">
            <text:p>1.87077</text:p>
          </table:table-cell>
          <table:table-cell office:value-type="float" office:value="1.02644E-2" table:style-name="ce1">
            <text:p>0.0102644</text:p>
          </table:table-cell>
          <table:table-cell office:value-type="float" office:value="0.31048199999999998" table:style-name="ce1">
            <text:p>0.310482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764" table:style-name="ce1">
            <text:p>764</text:p>
          </table:table-cell>
          <table:table-cell office:value-type="float" office:value="976" table:style-name="ce1">
            <text:p>976</text:p>
          </table:table-cell>
          <table:table-cell office:value-type="float" office:value="1.7072099999999999" table:style-name="ce1">
            <text:p>1.70721</text:p>
          </table:table-cell>
          <table:table-cell office:value-type="float" office:value="8.3820800000000001E-3" table:style-name="ce1">
            <text:p>0.00838208</text:p>
          </table:table-cell>
          <table:table-cell office:value-type="float" office:value="0.94663399999999998" table:style-name="ce1">
            <text:p>0.946634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199" table:style-name="ce1">
            <text:p>1199</text:p>
          </table:table-cell>
          <table:table-cell office:value-type="float" office:value="1035" table:style-name="ce1">
            <text:p>1035</text:p>
          </table:table-cell>
          <table:table-cell office:value-type="float" office:value="1.95997" table:style-name="ce1">
            <text:p>1.95997</text:p>
          </table:table-cell>
          <table:table-cell office:value-type="float" office:value="1.29379E-2" table:style-name="ce1">
            <text:p>0.0129379</text:p>
          </table:table-cell>
          <table:table-cell office:value-type="float" office:value="-1.1456" table:style-name="ce1">
            <text:p>-1.1456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163" table:style-name="ce1">
            <text:p>163</text:p>
          </table:table-cell>
          <table:table-cell office:value-type="float" office:value="715" table:style-name="ce1">
            <text:p>715</text:p>
          </table:table-cell>
          <table:table-cell office:value-type="float" office:value="0.49642999999999998" table:style-name="ce1">
            <text:p>0.49643</text:p>
          </table:table-cell>
          <table:table-cell office:value-type="float" office:value="-2.8704400000000001E-3" table:style-name="ce1">
            <text:p>-0.00287044</text:p>
          </table:table-cell>
          <table:table-cell office:value-type="float" office:value="3.84985" table:style-name="ce1">
            <text:p>3.84985</text:p>
          </table:table-cell>
          <table:table-cell table:number-columns-repeated="1635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40" table:style-name="ce1">
            <text:p>240</text:p>
          </table:table-cell>
          <table:table-cell office:value-type="float" office:value="964" table:style-name="ce1">
            <text:p>964</text:p>
          </table:table-cell>
          <table:table-cell office:value-type="float" office:value="1.68628" table:style-name="ce1">
            <text:p>1.68628</text:p>
          </table:table-cell>
          <table:table-cell office:value-type="float" office:value="4.5259100000000002E-3" table:style-name="ce1">
            <text:p>0.00452591</text:p>
          </table:table-cell>
          <table:table-cell office:value-type="float" office:value="3.4628100000000002" table:style-name="ce1">
            <text:p>3.46281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243" table:style-name="ce1">
            <text:p>243</text:p>
          </table:table-cell>
          <table:table-cell office:value-type="float" office:value="691" table:style-name="ce1">
            <text:p>691</text:p>
          </table:table-cell>
          <table:table-cell office:value-type="float" office:value="0.37562499999999999" table:style-name="ce1">
            <text:p>0.375625</text:p>
          </table:table-cell>
          <table:table-cell office:value-type="float" office:value="-2.9953100000000002E-3" table:style-name="ce1">
            <text:p>-0.00299531</text:p>
          </table:table-cell>
          <table:table-cell office:value-type="float" office:value="3.4674999999999998" table:style-name="ce1">
            <text:p>3.4675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683" table:style-name="ce1">
            <text:p>683</text:p>
          </table:table-cell>
          <table:table-cell office:value-type="float" office:value="564" table:style-name="ce1">
            <text:p>564</text:p>
          </table:table-cell>
          <table:table-cell office:value-type="float" office:value="-0.26479799999999998" table:style-name="ce1">
            <text:p>-0.264798</text:p>
          </table:table-cell>
          <table:table-cell office:value-type="float" office:value="-3.5439199999999999E-3" table:style-name="ce1">
            <text:p>-0.00354392</text:p>
          </table:table-cell>
          <table:table-cell office:value-type="float" office:value="1.3642799999999999" table:style-name="ce1">
            <text:p>1.36428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864" table:style-name="ce1">
            <text:p>864</text:p>
          </table:table-cell>
          <table:table-cell office:value-type="float" office:value="532" table:style-name="ce1">
            <text:p>532</text:p>
          </table:table-cell>
          <table:table-cell office:value-type="float" office:value="-0.43107299999999998" table:style-name="ce1">
            <text:p>-0.431073</text:p>
          </table:table-cell>
          <table:table-cell office:value-type="float" office:value="-3.2104E-3" table:style-name="ce1">
            <text:p>-0.0032104</text:p>
          </table:table-cell>
          <table:table-cell office:value-type="float" office:value="0.49767099999999997" table:style-name="ce1">
            <text:p>0.497671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651" table:style-name="ce1">
            <text:p>651</text:p>
          </table:table-cell>
          <table:table-cell office:value-type="float" office:value="324" table:style-name="ce1">
            <text:p>324</text:p>
          </table:table-cell>
          <table:table-cell office:value-type="float" office:value="-1.4146000000000001" table:style-name="ce1">
            <text:p>-1.4146</text:p>
          </table:table-cell>
          <table:table-cell office:value-type="float" office:value="-1.0389000000000001E-2" table:style-name="ce1">
            <text:p>-0.010389</text:p>
          </table:table-cell>
          <table:table-cell office:value-type="float" office:value="1.53468" table:style-name="ce1">
            <text:p>1.53468</text:p>
          </table:table-cell>
          <table:table-cell table:number-columns-repeated="1635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36" table:style-name="ce1">
            <text:p>236</text:p>
          </table:table-cell>
          <table:table-cell office:value-type="float" office:value="963" table:style-name="ce1">
            <text:p>963</text:p>
          </table:table-cell>
          <table:table-cell office:value-type="float" office:value="1.6817599999999999" table:style-name="ce1">
            <text:p>1.68176</text:p>
          </table:table-cell>
          <table:table-cell office:value-type="float" office:value="4.4713799999999996E-3" table:style-name="ce1">
            <text:p>0.00447138</text:p>
          </table:table-cell>
          <table:table-cell office:value-type="float" office:value="3.4820799999999998" table:style-name="ce1">
            <text:p>3.48208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703" table:style-name="ce1">
            <text:p>703</text:p>
          </table:table-cell>
          <table:table-cell office:value-type="float" office:value="1067" table:style-name="ce1">
            <text:p>1067</text:p>
          </table:table-cell>
          <table:table-cell office:value-type="float" office:value="2.1482899999999998" table:style-name="ce1">
            <text:p>2.14829</text:p>
          </table:table-cell>
          <table:table-cell office:value-type="float" office:value="1.0485599999999999E-2" table:style-name="ce1">
            <text:p>0.0104856</text:p>
          </table:table-cell>
          <table:table-cell office:value-type="float" office:value="1.23308" table:style-name="ce1">
            <text:p>1.23308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019" table:style-name="ce1">
            <text:p>1019</text:p>
          </table:table-cell>
          <table:table-cell office:value-type="float" office:value="1115" table:style-name="ce1">
            <text:p>1115</text:p>
          </table:table-cell>
          <table:table-cell office:value-type="float" office:value="2.3565800000000001" table:style-name="ce1">
            <text:p>2.35658</text:p>
          </table:table-cell>
          <table:table-cell office:value-type="float" office:value="1.3937099999999999E-2" table:style-name="ce1">
            <text:p>0.0139371</text:p>
          </table:table-cell>
          <table:table-cell office:value-type="float" office:value="-0.28715499999999999" table:style-name="ce1">
            <text:p>-0.287155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199" table:style-name="ce1">
            <text:p>1199</text:p>
          </table:table-cell>
          <table:table-cell office:value-type="float" office:value="1115" table:style-name="ce1">
            <text:p>1115</text:p>
          </table:table-cell>
          <table:table-cell office:value-type="float" office:value="2.3439800000000002" table:style-name="ce1">
            <text:p>2.34398</text:p>
          </table:table-cell>
          <table:table-cell office:value-type="float" office:value="1.5147900000000001E-2" table:style-name="ce1">
            <text:p>0.0151479</text:p>
          </table:table-cell>
          <table:table-cell office:value-type="float" office:value="-1.1512" table:style-name="ce1">
            <text:p>-1.1512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264" table:style-name="ce1">
            <text:p>264</text:p>
          </table:table-cell>
          <table:table-cell office:value-type="float" office:value="699" table:style-name="ce1">
            <text:p>699</text:p>
          </table:table-cell>
          <table:table-cell office:value-type="float" office:value="0.41255700000000001" table:style-name="ce1">
            <text:p>0.412557</text:p>
          </table:table-cell>
          <table:table-cell office:value-type="float" office:value="-2.63306E-3" table:style-name="ce1">
            <text:p>-0.00263306</text:p>
          </table:table-cell>
          <table:table-cell office:value-type="float" office:value="3.3661400000000001" table:style-name="ce1">
            <text:p>3.36614</text:p>
          </table:table-cell>
          <table:table-cell table:number-columns-repeated="1635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39" table:style-name="ce1">
            <text:p>239</text:p>
          </table:table-cell>
          <table:table-cell office:value-type="float" office:value="963" table:style-name="ce1">
            <text:p>963</text:p>
          </table:table-cell>
          <table:table-cell office:value-type="float" office:value="1.6815500000000001" table:style-name="ce1">
            <text:p>1.68155</text:p>
          </table:table-cell>
          <table:table-cell office:value-type="float" office:value="4.4915600000000003E-3" table:style-name="ce1">
            <text:p>0.00449156</text:p>
          </table:table-cell>
          <table:table-cell office:value-type="float" office:value="3.4676800000000001" table:style-name="ce1">
            <text:p>3.46768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235" table:style-name="ce1">
            <text:p>235</text:p>
          </table:table-cell>
          <table:table-cell office:value-type="float" office:value="792" table:style-name="ce1">
            <text:p>792</text:p>
          </table:table-cell>
          <table:table-cell office:value-type="float" office:value="0.86100299999999996" table:style-name="ce1">
            <text:p>0.861003</text:p>
          </table:table-cell>
          <table:table-cell office:value-type="float" office:value="-2.5907700000000003E-4" table:style-name="ce1">
            <text:p>-0.000259077</text:p>
          </table:table-cell>
          <table:table-cell office:value-type="float" office:value="3.49884" table:style-name="ce1">
            <text:p>3.49884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147" table:style-name="ce1">
            <text:p>1147</text:p>
          </table:table-cell>
          <table:table-cell office:value-type="float" office:value="940" table:style-name="ce1">
            <text:p>940</text:p>
          </table:table-cell>
          <table:table-cell office:value-type="float" office:value="1.50759" table:style-name="ce1">
            <text:p>1.50759</text:p>
          </table:table-cell>
          <table:table-cell office:value-type="float" office:value="9.9638499999999998E-3" table:style-name="ce1">
            <text:p>0.00996385</text:p>
          </table:table-cell>
          <table:table-cell office:value-type="float" office:value="-0.88934500000000005" table:style-name="ce1">
            <text:p>-0.889345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435" table:style-name="ce1">
            <text:p>435</text:p>
          </table:table-cell>
          <table:table-cell office:value-type="float" office:value="832" table:style-name="ce1">
            <text:p>832</text:p>
          </table:table-cell>
          <table:table-cell office:value-type="float" office:value="1.03901" table:style-name="ce1">
            <text:p>1.03901</text:p>
          </table:table-cell>
          <table:table-cell office:value-type="float" office:value="2.19119E-3" table:style-name="ce1">
            <text:p>0.00219119</text:p>
          </table:table-cell>
          <table:table-cell office:value-type="float" office:value="2.53599" table:style-name="ce1">
            <text:p>2.53599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235" table:style-name="ce1">
            <text:p>1235</text:p>
          </table:table-cell>
          <table:table-cell office:value-type="float" office:value="944" table:style-name="ce1">
            <text:p>944</text:p>
          </table:table-cell>
          <table:table-cell office:value-type="float" office:value="1.5206299999999999" table:style-name="ce1">
            <text:p>1.52063</text:p>
          </table:table-cell>
          <table:table-cell office:value-type="float" office:value="1.06663E-2" table:style-name="ce1">
            <text:p>0.0106663</text:p>
          </table:table-cell>
          <table:table-cell office:value-type="float" office:value="-1.3120499999999999" table:style-name="ce1">
            <text:p>-1.31205</text:p>
          </table:table-cell>
          <table:table-cell table:number-columns-repeated="1635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40" table:style-name="ce1">
            <text:p>240</text:p>
          </table:table-cell>
          <table:table-cell office:value-type="float" office:value="968" table:style-name="ce1">
            <text:p>968</text:p>
          </table:table-cell>
          <table:table-cell office:value-type="float" office:value="1.7054800000000001" table:style-name="ce1">
            <text:p>1.70548</text:p>
          </table:table-cell>
          <table:table-cell office:value-type="float" office:value="4.6364099999999997E-3" table:style-name="ce1">
            <text:p>0.00463641</text:p>
          </table:table-cell>
          <table:table-cell office:value-type="float" office:value="3.4625300000000001" table:style-name="ce1">
            <text:p>3.46253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127" table:style-name="ce1">
            <text:p>1127</text:p>
          </table:table-cell>
          <table:table-cell office:value-type="float" office:value="459" table:style-name="ce1">
            <text:p>459</text:p>
          </table:table-cell>
          <table:table-cell office:value-type="float" office:value="-0.79989600000000005" table:style-name="ce1">
            <text:p>-0.799896</text:p>
          </table:table-cell>
          <table:table-cell office:value-type="float" office:value="-3.4578999999999999E-3" table:style-name="ce1">
            <text:p>-0.0034579</text:p>
          </table:table-cell>
          <table:table-cell office:value-type="float" office:value="-0.75968899999999995" table:style-name="ce1">
            <text:p>-0.759689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200" table:style-name="ce1">
            <text:p>1200</text:p>
          </table:table-cell>
          <table:table-cell office:value-type="float" office:value="464" table:style-name="ce1">
            <text:p>464</text:p>
          </table:table-cell>
          <table:table-cell office:value-type="float" office:value="-0.78100499999999995" table:style-name="ce1">
            <text:p>-0.781005</text:p>
          </table:table-cell>
          <table:table-cell office:value-type="float" office:value="-2.8287500000000001E-3" table:style-name="ce1">
            <text:p>-0.00282875</text:p>
          </table:table-cell>
          <table:table-cell office:value-type="float" office:value="-1.11046" table:style-name="ce1">
            <text:p>-1.11046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235" table:style-name="ce1">
            <text:p>235</text:p>
          </table:table-cell>
          <table:table-cell office:value-type="float" office:value="687" table:style-name="ce1">
            <text:p>687</text:p>
          </table:table-cell>
          <table:table-cell office:value-type="float" office:value="0.356985" table:style-name="ce1">
            <text:p>0.356985</text:p>
          </table:table-cell>
          <table:table-cell office:value-type="float" office:value="-3.1596100000000002E-3" table:style-name="ce1">
            <text:p>-0.00315961</text:p>
          </table:table-cell>
          <table:table-cell office:value-type="float" office:value="3.5061900000000001" table:style-name="ce1">
            <text:p>3.50619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975" table:style-name="ce1">
            <text:p>975</text:p>
          </table:table-cell>
          <table:table-cell office:value-type="float" office:value="308" table:style-name="ce1">
            <text:p>308</text:p>
          </table:table-cell>
          <table:table-cell office:value-type="float" office:value="-1.5140800000000001" table:style-name="ce1">
            <text:p>-1.51408</text:p>
          </table:table-cell>
          <table:table-cell office:value-type="float" office:value="-8.6515700000000008E-3" table:style-name="ce1">
            <text:p>-0.00865157</text:p>
          </table:table-cell>
          <table:table-cell office:value-type="float" office:value="-1.9486199999999999E-2" table:style-name="ce1">
            <text:p>-0.0194862</text:p>
          </table:table-cell>
          <table:table-cell table:number-columns-repeated="1635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40" table:style-name="ce1">
            <text:p>240</text:p>
          </table:table-cell>
          <table:table-cell office:value-type="float" office:value="967" table:style-name="ce1">
            <text:p>967</text:p>
          </table:table-cell>
          <table:table-cell office:value-type="float" office:value="1.70068" table:style-name="ce1">
            <text:p>1.70068</text:p>
          </table:table-cell>
          <table:table-cell office:value-type="float" office:value="4.6087799999999998E-3" table:style-name="ce1">
            <text:p>0.00460878</text:p>
          </table:table-cell>
          <table:table-cell office:value-type="float" office:value="3.4626000000000001" table:style-name="ce1">
            <text:p>3.4626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148" table:style-name="ce1">
            <text:p>1148</text:p>
          </table:table-cell>
          <table:table-cell office:value-type="float" office:value="468" table:style-name="ce1">
            <text:p>468</text:p>
          </table:table-cell>
          <table:table-cell office:value-type="float" office:value="-0.75816499999999998" table:style-name="ce1">
            <text:p>-0.758165</text:p>
          </table:table-cell>
          <table:table-cell office:value-type="float" office:value="-3.0680299999999998E-3" table:style-name="ce1">
            <text:p>-0.00306803</text:p>
          </table:table-cell>
          <table:table-cell office:value-type="float" office:value="-0.861124" table:style-name="ce1">
            <text:p>-0.861124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199" table:style-name="ce1">
            <text:p>1199</text:p>
          </table:table-cell>
          <table:table-cell office:value-type="float" office:value="471" table:style-name="ce1">
            <text:p>471</text:p>
          </table:table-cell>
          <table:table-cell office:value-type="float" office:value="-0.74733400000000005" table:style-name="ce1">
            <text:p>-0.747334</text:p>
          </table:table-cell>
          <table:table-cell office:value-type="float" office:value="-2.6421000000000001E-3" table:style-name="ce1">
            <text:p>-0.0026421</text:p>
          </table:table-cell>
          <table:table-cell office:value-type="float" office:value="-1.10615" table:style-name="ce1">
            <text:p>-1.10615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240" table:style-name="ce1">
            <text:p>240</text:p>
          </table:table-cell>
          <table:table-cell office:value-type="float" office:value="743" table:style-name="ce1">
            <text:p>743</text:p>
          </table:table-cell>
          <table:table-cell office:value-type="float" office:value="0.625444" table:style-name="ce1">
            <text:p>0.625444</text:p>
          </table:table-cell>
          <table:table-cell office:value-type="float" office:value="-1.5790299999999999E-3" table:style-name="ce1">
            <text:p>-0.00157903</text:p>
          </table:table-cell>
          <table:table-cell office:value-type="float" office:value="3.4782700000000002" table:style-name="ce1">
            <text:p>3.47827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796" table:style-name="ce1">
            <text:p>796</text:p>
          </table:table-cell>
          <table:table-cell office:value-type="float" office:value="360" table:style-name="ce1">
            <text:p>360</text:p>
          </table:table-cell>
          <table:table-cell office:value-type="float" office:value="-1.2519400000000001" table:style-name="ce1">
            <text:p>-1.25194</text:p>
          </table:table-cell>
          <table:table-cell office:value-type="float" office:value="-8.4191600000000002E-3" table:style-name="ce1">
            <text:p>-0.00841916</text:p>
          </table:table-cell>
          <table:table-cell office:value-type="float" office:value="0.836121" table:style-name="ce1">
            <text:p>0.836121</text:p>
          </table:table-cell>
          <table:table-cell table:number-columns-repeated="1635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40" table:style-name="ce1">
            <text:p>240</text:p>
          </table:table-cell>
          <table:table-cell office:value-type="float" office:value="968" table:style-name="ce1">
            <text:p>968</text:p>
          </table:table-cell>
          <table:table-cell office:value-type="float" office:value="1.7054800000000001" table:style-name="ce1">
            <text:p>1.70548</text:p>
          </table:table-cell>
          <table:table-cell office:value-type="float" office:value="4.6364099999999997E-3" table:style-name="ce1">
            <text:p>0.00463641</text:p>
          </table:table-cell>
          <table:table-cell office:value-type="float" office:value="3.4625300000000001" table:style-name="ce1">
            <text:p>3.4625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204" table:style-name="ce1">
            <text:p>204</text:p>
          </table:table-cell>
          <table:table-cell office:value-type="float" office:value="759" table:style-name="ce1">
            <text:p>759</text:p>
          </table:table-cell>
          <table:table-cell office:value-type="float" office:value="0.70476700000000003" table:style-name="ce1">
            <text:p>0.704767</text:p>
          </table:table-cell>
          <table:table-cell office:value-type="float" office:value="-1.3791999999999999E-3" table:style-name="ce1">
            <text:p>-0.0013792</text:p>
          </table:table-cell>
          <table:table-cell office:value-type="float" office:value="3.6499600000000001" table:style-name="ce1">
            <text:p>3.64996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451" table:style-name="ce1">
            <text:p>451</text:p>
          </table:table-cell>
          <table:table-cell office:value-type="float" office:value="867" table:style-name="ce1">
            <text:p>867</text:p>
          </table:table-cell>
          <table:table-cell office:value-type="float" office:value="1.2059" table:style-name="ce1">
            <text:p>1.2059</text:p>
          </table:table-cell>
          <table:table-cell office:value-type="float" office:value="3.2656500000000001E-3" table:style-name="ce1">
            <text:p>0.00326565</text:p>
          </table:table-cell>
          <table:table-cell office:value-type="float" office:value="2.4567399999999999" table:style-name="ce1">
            <text:p>2.45674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800" table:style-name="ce1">
            <text:p>800</text:p>
          </table:table-cell>
          <table:table-cell office:value-type="float" office:value="919" table:style-name="ce1">
            <text:p>919</text:p>
          </table:table-cell>
          <table:table-cell office:value-type="float" office:value="1.4310799999999999" table:style-name="ce1">
            <text:p>1.43108</text:p>
          </table:table-cell>
          <table:table-cell office:value-type="float" office:value="7.0496500000000002E-3" table:style-name="ce1">
            <text:p>0.00704965</text:p>
          </table:table-cell>
          <table:table-cell office:value-type="float" office:value="0.77781299999999998" table:style-name="ce1">
            <text:p>0.777813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200" table:style-name="ce1">
            <text:p>1200</text:p>
          </table:table-cell>
          <table:table-cell office:value-type="float" office:value="944" table:style-name="ce1">
            <text:p>944</text:p>
          </table:table-cell>
          <table:table-cell office:value-type="float" office:value="1.52308" table:style-name="ce1">
            <text:p>1.52308</text:p>
          </table:table-cell>
          <table:table-cell office:value-type="float" office:value="1.04308E-2" table:style-name="ce1">
            <text:p>0.0104308</text:p>
          </table:table-cell>
          <table:table-cell office:value-type="float" office:value="-1.1440399999999999" table:style-name="ce1">
            <text:p>-1.14404</text:p>
          </table:table-cell>
          <table:table-cell table:number-columns-repeated="1635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35" table:style-name="ce1">
            <text:p>235</text:p>
          </table:table-cell>
          <table:table-cell office:value-type="float" office:value="976" table:style-name="ce1">
            <text:p>976</text:p>
          </table:table-cell>
          <table:table-cell office:value-type="float" office:value="1.74424" table:style-name="ce1">
            <text:p>1.74424</text:p>
          </table:table-cell>
          <table:table-cell office:value-type="float" office:value="4.8237699999999998E-3" table:style-name="ce1">
            <text:p>0.00482377</text:p>
          </table:table-cell>
          <table:table-cell office:value-type="float" office:value="3.48597" table:style-name="ce1">
            <text:p>3.48597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071" table:style-name="ce1">
            <text:p>1071</text:p>
          </table:table-cell>
          <table:table-cell office:value-type="float" office:value="483" table:style-name="ce1">
            <text:p>483</text:p>
          </table:table-cell>
          <table:table-cell office:value-type="float" office:value="-0.68077200000000004" table:style-name="ce1">
            <text:p>-0.680772</text:p>
          </table:table-cell>
          <table:table-cell office:value-type="float" office:value="-3.1716000000000001E-3" table:style-name="ce1">
            <text:p>-0.0031716</text:p>
          </table:table-cell>
          <table:table-cell office:value-type="float" office:value="-0.49255399999999999" table:style-name="ce1">
            <text:p>-0.492554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75" table:style-name="ce1">
            <text:p>175</text:p>
          </table:table-cell>
          <table:table-cell office:value-type="float" office:value="664" table:style-name="ce1">
            <text:p>664</text:p>
          </table:table-cell>
          <table:table-cell office:value-type="float" office:value="0.25078" table:style-name="ce1">
            <text:p>0.25078</text:p>
          </table:table-cell>
          <table:table-cell office:value-type="float" office:value="-4.1985599999999996E-3" table:style-name="ce1">
            <text:p>-0.00419856</text:p>
          </table:table-cell>
          <table:table-cell office:value-type="float" office:value="3.7958099999999999" table:style-name="ce1">
            <text:p>3.79581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204" table:style-name="ce1">
            <text:p>1204</text:p>
          </table:table-cell>
          <table:table-cell office:value-type="float" office:value="443" table:style-name="ce1">
            <text:p>443</text:p>
          </table:table-cell>
          <table:table-cell office:value-type="float" office:value="-0.88208900000000001" table:style-name="ce1">
            <text:p>-0.882089</text:p>
          </table:table-cell>
          <table:table-cell office:value-type="float" office:value="-3.3819499999999999E-3" table:style-name="ce1">
            <text:p>-0.00338195</text:p>
          </table:table-cell>
          <table:table-cell office:value-type="float" office:value="-1.12819" table:style-name="ce1">
            <text:p>-1.12819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468" table:style-name="ce1">
            <text:p>468</text:p>
          </table:table-cell>
          <table:table-cell office:value-type="float" office:value="588" table:style-name="ce1">
            <text:p>588</text:p>
          </table:table-cell>
          <table:table-cell office:value-type="float" office:value="-0.134543" table:style-name="ce1">
            <text:p>-0.134543</text:p>
          </table:table-cell>
          <table:table-cell office:value-type="float" office:value="-4.3271400000000002E-3" table:style-name="ce1">
            <text:p>-0.00432714</text:p>
          </table:table-cell>
          <table:table-cell office:value-type="float" office:value="2.3946499999999999" table:style-name="ce1">
            <text:p>2.39465</text:p>
          </table:table-cell>
          <table:table-cell table:number-columns-repeated="1635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39" table:style-name="ce1">
            <text:p>239</text:p>
          </table:table-cell>
          <table:table-cell office:value-type="float" office:value="972" table:style-name="ce1">
            <text:p>972</text:p>
          </table:table-cell>
          <table:table-cell office:value-type="float" office:value="1.7247600000000001" table:style-name="ce1">
            <text:p>1.72476</text:p>
          </table:table-cell>
          <table:table-cell office:value-type="float" office:value="4.7401800000000001E-3" table:style-name="ce1">
            <text:p>0.00474018</text:p>
          </table:table-cell>
          <table:table-cell office:value-type="float" office:value="3.46705" table:style-name="ce1">
            <text:p>3.46705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159" table:style-name="ce1">
            <text:p>1159</text:p>
          </table:table-cell>
          <table:table-cell office:value-type="float" office:value="463" table:style-name="ce1">
            <text:p>463</text:p>
          </table:table-cell>
          <table:table-cell office:value-type="float" office:value="-0.78293599999999997" table:style-name="ce1">
            <text:p>-0.782936</text:p>
          </table:table-cell>
          <table:table-cell office:value-type="float" office:value="-3.1321600000000002E-3" table:style-name="ce1">
            <text:p>-0.00313216</text:p>
          </table:table-cell>
          <table:table-cell office:value-type="float" office:value="-0.91357699999999997" table:style-name="ce1">
            <text:p>-0.913577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848" table:style-name="ce1">
            <text:p>848</text:p>
          </table:table-cell>
          <table:table-cell office:value-type="float" office:value="244" table:style-name="ce1">
            <text:p>244</text:p>
          </table:table-cell>
          <table:table-cell office:value-type="float" office:value="-1.8124" table:style-name="ce1">
            <text:p>-1.8124</text:p>
          </table:table-cell>
          <table:table-cell office:value-type="float" office:value="-1.12738E-2" table:style-name="ce1">
            <text:p>-0.0112738</text:p>
          </table:table-cell>
          <table:table-cell office:value-type="float" office:value="0.59462400000000004" table:style-name="ce1">
            <text:p>0.594624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632" table:style-name="ce1">
            <text:p>632</text:p>
          </table:table-cell>
          <table:table-cell office:value-type="float" office:value="460" table:style-name="ce1">
            <text:p>460</text:p>
          </table:table-cell>
          <table:table-cell office:value-type="float" office:value="-0.76044599999999996" table:style-name="ce1">
            <text:p>-0.760446</text:p>
          </table:table-cell>
          <table:table-cell office:value-type="float" office:value="-6.7598800000000002E-3" table:style-name="ce1">
            <text:p>-0.00675988</text:p>
          </table:table-cell>
          <table:table-cell office:value-type="float" office:value="1.6163700000000001" table:style-name="ce1">
            <text:p>1.61637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1211" table:style-name="ce1">
            <text:p>1211</text:p>
          </table:table-cell>
          <table:table-cell office:value-type="float" office:value="475" table:style-name="ce1">
            <text:p>475</text:p>
          </table:table-cell>
          <table:table-cell office:value-type="float" office:value="-0.72897400000000001" table:style-name="ce1">
            <text:p>-0.728974</text:p>
          </table:table-cell>
          <table:table-cell office:value-type="float" office:value="-2.4508899999999998E-3" table:style-name="ce1">
            <text:p>-0.00245089</text:p>
          </table:table-cell>
          <table:table-cell office:value-type="float" office:value="-1.1640299999999999" table:style-name="ce1">
            <text:p>-1.16403</text:p>
          </table:table-cell>
          <table:table-cell table:number-columns-repeated="1635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39" table:style-name="ce1">
            <text:p>239</text:p>
          </table:table-cell>
          <table:table-cell office:value-type="float" office:value="975" table:style-name="ce1">
            <text:p>975</text:p>
          </table:table-cell>
          <table:table-cell office:value-type="float" office:value="1.73916" table:style-name="ce1">
            <text:p>1.73916</text:p>
          </table:table-cell>
          <table:table-cell office:value-type="float" office:value="4.8230499999999997E-3" table:style-name="ce1">
            <text:p>0.00482305</text:p>
          </table:table-cell>
          <table:table-cell office:value-type="float" office:value="3.4668399999999999" table:style-name="ce1">
            <text:p>3.46684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11" table:style-name="ce1">
            <text:p>111</text:p>
          </table:table-cell>
          <table:table-cell office:value-type="float" office:value="740" table:style-name="ce1">
            <text:p>740</text:p>
          </table:table-cell>
          <table:table-cell office:value-type="float" office:value="0.62007400000000001" table:style-name="ce1">
            <text:p>0.620074</text:p>
          </table:table-cell>
          <table:table-cell office:value-type="float" office:value="-2.5296199999999998E-3" table:style-name="ce1">
            <text:p>-0.00252962</text:p>
          </table:table-cell>
          <table:table-cell office:value-type="float" office:value="4.0977100000000002" table:style-name="ce1">
            <text:p>4.09771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652" table:style-name="ce1">
            <text:p>652</text:p>
          </table:table-cell>
          <table:table-cell office:value-type="float" office:value="335" table:style-name="ce1">
            <text:p>335</text:p>
          </table:table-cell>
          <table:table-cell office:value-type="float" office:value="-1.3618699999999999" table:style-name="ce1">
            <text:p>-1.36187</text:p>
          </table:table-cell>
          <table:table-cell office:value-type="float" office:value="-1.00784E-2" table:style-name="ce1">
            <text:p>-0.0100784</text:p>
          </table:table-cell>
          <table:table-cell office:value-type="float" office:value="1.52911" table:style-name="ce1">
            <text:p>1.52911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400" table:style-name="ce1">
            <text:p>400</text:p>
          </table:table-cell>
          <table:table-cell office:value-type="float" office:value="623" table:style-name="ce1">
            <text:p>623</text:p>
          </table:table-cell>
          <table:table-cell office:value-type="float" office:value="3.8223100000000003E-2" table:style-name="ce1">
            <text:p>0.0382231</text:p>
          </table:table-cell>
          <table:table-cell office:value-type="float" office:value="-3.8176899999999999E-3" table:style-name="ce1">
            <text:p>-0.00381769</text:p>
          </table:table-cell>
          <table:table-cell office:value-type="float" office:value="2.71862" table:style-name="ce1">
            <text:p>2.71862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403" table:style-name="ce1">
            <text:p>403</text:p>
          </table:table-cell>
          <table:table-cell office:value-type="float" office:value="1119" table:style-name="ce1">
            <text:p>1119</text:p>
          </table:table-cell>
          <table:table-cell office:value-type="float" office:value="2.4188999999999998" table:style-name="ce1">
            <text:p>2.4189</text:p>
          </table:table-cell>
          <table:table-cell office:value-type="float" office:value="9.9040699999999992E-3" table:style-name="ce1">
            <text:p>0.00990407</text:p>
          </table:table-cell>
          <table:table-cell office:value-type="float" office:value="2.6695199999999999" table:style-name="ce1">
            <text:p>2.66952</text:p>
          </table:table-cell>
          <table:table-cell table:number-columns-repeated="1635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40" table:style-name="ce1">
            <text:p>240</text:p>
          </table:table-cell>
          <table:table-cell office:value-type="float" office:value="975" table:style-name="ce1">
            <text:p>975</text:p>
          </table:table-cell>
          <table:table-cell office:value-type="float" office:value="1.73909" table:style-name="ce1">
            <text:p>1.73909</text:p>
          </table:table-cell>
          <table:table-cell office:value-type="float" office:value="4.8297799999999997E-3" table:style-name="ce1">
            <text:p>0.00482978</text:p>
          </table:table-cell>
          <table:table-cell office:value-type="float" office:value="3.46204" table:style-name="ce1">
            <text:p>3.4620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28" table:style-name="ce1">
            <text:p>128</text:p>
          </table:table-cell>
          <table:table-cell office:value-type="float" office:value="791" table:style-name="ce1">
            <text:p>791</text:p>
          </table:table-cell>
          <table:table-cell office:value-type="float" office:value="0.86369300000000004" table:style-name="ce1">
            <text:p>0.863693</text:p>
          </table:table-cell>
          <table:table-cell office:value-type="float" office:value="-1.00643E-3" table:style-name="ce1">
            <text:p>-0.00100643</text:p>
          </table:table-cell>
          <table:table-cell office:value-type="float" office:value="4.0125400000000004" table:style-name="ce1">
            <text:p>4.01254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424" table:style-name="ce1">
            <text:p>424</text:p>
          </table:table-cell>
          <table:table-cell office:value-type="float" office:value="871" table:style-name="ce1">
            <text:p>871</text:p>
          </table:table-cell>
          <table:table-cell office:value-type="float" office:value="1.22699" table:style-name="ce1">
            <text:p>1.22699</text:p>
          </table:table-cell>
          <table:table-cell office:value-type="float" office:value="3.1945400000000001E-3" table:style-name="ce1">
            <text:p>0.00319454</text:p>
          </table:table-cell>
          <table:table-cell office:value-type="float" office:value="2.5860699999999999" table:style-name="ce1">
            <text:p>2.58607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164" table:style-name="ce1">
            <text:p>1164</text:p>
          </table:table-cell>
          <table:table-cell office:value-type="float" office:value="920" table:style-name="ce1">
            <text:p>920</text:p>
          </table:table-cell>
          <table:table-cell office:value-type="float" office:value="1.4104000000000001" table:style-name="ce1">
            <text:p>1.4104</text:p>
          </table:table-cell>
          <table:table-cell office:value-type="float" office:value="9.5257199999999997E-3" table:style-name="ce1">
            <text:p>0.00952572</text:p>
          </table:table-cell>
          <table:table-cell office:value-type="float" office:value="-0.96955000000000002" table:style-name="ce1">
            <text:p>-0.96955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1200" table:style-name="ce1">
            <text:p>1200</text:p>
          </table:table-cell>
          <table:table-cell office:value-type="float" office:value="920" table:style-name="ce1">
            <text:p>920</text:p>
          </table:table-cell>
          <table:table-cell office:value-type="float" office:value="1.40788" table:style-name="ce1">
            <text:p>1.40788</text:p>
          </table:table-cell>
          <table:table-cell office:value-type="float" office:value="9.7678699999999997E-3" table:style-name="ce1">
            <text:p>0.00976787</text:p>
          </table:table-cell>
          <table:table-cell office:value-type="float" office:value="-1.14236" table:style-name="ce1">
            <text:p>-1.14236</text:p>
          </table:table-cell>
          <table:table-cell table:number-columns-repeated="1635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36" table:style-name="ce1">
            <text:p>236</text:p>
          </table:table-cell>
          <table:table-cell office:value-type="float" office:value="979" table:style-name="ce1">
            <text:p>979</text:p>
          </table:table-cell>
          <table:table-cell office:value-type="float" office:value="1.75857" table:style-name="ce1">
            <text:p>1.75857</text:p>
          </table:table-cell>
          <table:table-cell office:value-type="float" office:value="4.9133700000000002E-3" table:style-name="ce1">
            <text:p>0.00491337</text:p>
          </table:table-cell>
          <table:table-cell office:value-type="float" office:value="3.4809600000000001" table:style-name="ce1">
            <text:p>3.48096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820" table:style-name="ce1">
            <text:p>820</text:p>
          </table:table-cell>
          <table:table-cell office:value-type="float" office:value="984" table:style-name="ce1">
            <text:p>984</text:p>
          </table:table-cell>
          <table:table-cell office:value-type="float" office:value="1.74169" table:style-name="ce1">
            <text:p>1.74169</text:p>
          </table:table-cell>
          <table:table-cell office:value-type="float" office:value="8.9797499999999999E-3" table:style-name="ce1">
            <text:p>0.00897975</text:p>
          </table:table-cell>
          <table:table-cell office:value-type="float" office:value="0.67725999999999997" table:style-name="ce1">
            <text:p>0.67726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791" table:style-name="ce1">
            <text:p>791</text:p>
          </table:table-cell>
          <table:table-cell office:value-type="float" office:value="979" table:style-name="ce1">
            <text:p>979</text:p>
          </table:table-cell>
          <table:table-cell office:value-type="float" office:value="1.7197199999999999" table:style-name="ce1">
            <text:p>1.71972</text:p>
          </table:table-cell>
          <table:table-cell office:value-type="float" office:value="8.6465599999999993E-3" table:style-name="ce1">
            <text:p>0.00864656</text:p>
          </table:table-cell>
          <table:table-cell office:value-type="float" office:value="0.81681700000000002" table:style-name="ce1">
            <text:p>0.816817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203" table:style-name="ce1">
            <text:p>1203</text:p>
          </table:table-cell>
          <table:table-cell office:value-type="float" office:value="1027" table:style-name="ce1">
            <text:p>1027</text:p>
          </table:table-cell>
          <table:table-cell office:value-type="float" office:value="1.9212800000000001" table:style-name="ce1">
            <text:p>1.92128</text:p>
          </table:table-cell>
          <table:table-cell office:value-type="float" office:value="1.27438E-2" table:style-name="ce1">
            <text:p>0.0127438</text:p>
          </table:table-cell>
          <table:table-cell office:value-type="float" office:value="-1.16425" table:style-name="ce1">
            <text:p>-1.16425</text:p>
          </table:table-cell>
          <table:table-cell table:number-columns-repeated="16357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35" table:style-name="ce1">
            <text:p>235</text:p>
          </table:table-cell>
          <table:table-cell office:value-type="float" office:value="979" table:style-name="ce1">
            <text:p>979</text:p>
          </table:table-cell>
          <table:table-cell office:value-type="float" office:value="1.75864" table:style-name="ce1">
            <text:p>1.75864</text:p>
          </table:table-cell>
          <table:table-cell office:value-type="float" office:value="4.9066400000000003E-3" table:style-name="ce1">
            <text:p>0.00490664</text:p>
          </table:table-cell>
          <table:table-cell office:value-type="float" office:value="3.48576" table:style-name="ce1">
            <text:p>3.48576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823" table:style-name="ce1">
            <text:p>823</text:p>
          </table:table-cell>
          <table:table-cell office:value-type="float" office:value="951" table:style-name="ce1">
            <text:p>951</text:p>
          </table:table-cell>
          <table:table-cell office:value-type="float" office:value="1.58307" table:style-name="ce1">
            <text:p>1.58307</text:p>
          </table:table-cell>
          <table:table-cell office:value-type="float" office:value="8.0883299999999995E-3" table:style-name="ce1">
            <text:p>0.00808833</text:p>
          </table:table-cell>
          <table:table-cell office:value-type="float" office:value="0.66516799999999998" table:style-name="ce1">
            <text:p>0.665168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791" table:style-name="ce1">
            <text:p>791</text:p>
          </table:table-cell>
          <table:table-cell office:value-type="float" office:value="955" table:style-name="ce1">
            <text:p>955</text:p>
          </table:table-cell>
          <table:table-cell office:value-type="float" office:value="1.6045100000000001" table:style-name="ce1">
            <text:p>1.60451</text:p>
          </table:table-cell>
          <table:table-cell office:value-type="float" office:value="7.9835800000000005E-3" table:style-name="ce1">
            <text:p>0.00798358</text:p>
          </table:table-cell>
          <table:table-cell office:value-type="float" office:value="0.818496" table:style-name="ce1">
            <text:p>0.818496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204" table:style-name="ce1">
            <text:p>1204</text:p>
          </table:table-cell>
          <table:table-cell office:value-type="float" office:value="964" table:style-name="ce1">
            <text:p>964</text:p>
          </table:table-cell>
          <table:table-cell office:value-type="float" office:value="1.6188" table:style-name="ce1">
            <text:p>1.6188</text:p>
          </table:table-cell>
          <table:table-cell office:value-type="float" office:value="1.10102E-2" table:style-name="ce1">
            <text:p>0.0110102</text:p>
          </table:table-cell>
          <table:table-cell office:value-type="float" office:value="-1.1646399999999999" table:style-name="ce1">
            <text:p>-1.16464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76" table:style-name="ce1">
            <text:p>176</text:p>
          </table:table-cell>
          <table:table-cell office:value-type="float" office:value="719" table:style-name="ce1">
            <text:p>719</text:p>
          </table:table-cell>
          <table:table-cell office:value-type="float" office:value="0.51471999999999996" table:style-name="ce1">
            <text:p>0.51472</text:p>
          </table:table-cell>
          <table:table-cell office:value-type="float" office:value="-2.6725E-3" table:style-name="ce1">
            <text:p>-0.0026725</text:p>
          </table:table-cell>
          <table:table-cell office:value-type="float" office:value="3.7871600000000001" table:style-name="ce1">
            <text:p>3.78716</text:p>
          </table:table-cell>
          <table:table-cell table:number-columns-repeated="1635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40" table:style-name="ce1">
            <text:p>240</text:p>
          </table:table-cell>
          <table:table-cell office:value-type="float" office:value="980" table:style-name="ce1">
            <text:p>980</text:p>
          </table:table-cell>
          <table:table-cell office:value-type="float" office:value="1.76309" table:style-name="ce1">
            <text:p>1.76309</text:p>
          </table:table-cell>
          <table:table-cell office:value-type="float" office:value="4.9678999999999999E-3" table:style-name="ce1">
            <text:p>0.0049679</text:p>
          </table:table-cell>
          <table:table-cell office:value-type="float" office:value="3.4616899999999999" table:style-name="ce1">
            <text:p>3.46169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775" table:style-name="ce1">
            <text:p>775</text:p>
          </table:table-cell>
          <table:table-cell office:value-type="float" office:value="1007" table:style-name="ce1">
            <text:p>1007</text:p>
          </table:table-cell>
          <table:table-cell office:value-type="float" office:value="1.85524" table:style-name="ce1">
            <text:p>1.85524</text:p>
          </table:table-cell>
          <table:table-cell office:value-type="float" office:value="9.3124200000000001E-3" table:style-name="ce1">
            <text:p>0.00931242</text:p>
          </table:table-cell>
          <table:table-cell office:value-type="float" office:value="0.89166199999999995" table:style-name="ce1">
            <text:p>0.891662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800" table:style-name="ce1">
            <text:p>800</text:p>
          </table:table-cell>
          <table:table-cell office:value-type="float" office:value="1007" table:style-name="ce1">
            <text:p>1007</text:p>
          </table:table-cell>
          <table:table-cell office:value-type="float" office:value="1.8534900000000001" table:style-name="ce1">
            <text:p>1.85349</text:p>
          </table:table-cell>
          <table:table-cell office:value-type="float" office:value="9.4805800000000006E-3" table:style-name="ce1">
            <text:p>0.00948058</text:p>
          </table:table-cell>
          <table:table-cell office:value-type="float" office:value="0.77165600000000001" table:style-name="ce1">
            <text:p>0.771656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200" table:style-name="ce1">
            <text:p>1200</text:p>
          </table:table-cell>
          <table:table-cell office:value-type="float" office:value="1020" table:style-name="ce1">
            <text:p>1020</text:p>
          </table:table-cell>
          <table:table-cell office:value-type="float" office:value="1.8878900000000001" table:style-name="ce1">
            <text:p>1.88789</text:p>
          </table:table-cell>
          <table:table-cell office:value-type="float" office:value="1.2530299999999999E-2" table:style-name="ce1">
            <text:p>0.0125303</text:p>
          </table:table-cell>
          <table:table-cell office:value-type="float" office:value="-1.1493500000000001" table:style-name="ce1">
            <text:p>-1.14935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980" table:style-name="ce1">
            <text:p>980</text:p>
          </table:table-cell>
          <table:table-cell office:value-type="float" office:value="235" table:style-name="ce1">
            <text:p>235</text:p>
          </table:table-cell>
          <table:table-cell office:value-type="float" office:value="-1.8648499999999999" table:style-name="ce1">
            <text:p>-1.86485</text:p>
          </table:table-cell>
          <table:table-cell office:value-type="float" office:value="-1.06345E-2" table:style-name="ce1">
            <text:p>-0.0106345</text:p>
          </table:table-cell>
          <table:table-cell office:value-type="float" office:value="-3.8380299999999999E-2" table:style-name="ce1">
            <text:p>-0.0383803</text:p>
          </table:table-cell>
          <table:table-cell table:number-columns-repeated="1635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35" table:style-name="ce1">
            <text:p>235</text:p>
          </table:table-cell>
          <table:table-cell office:value-type="float" office:value="979" table:style-name="ce1">
            <text:p>979</text:p>
          </table:table-cell>
          <table:table-cell office:value-type="float" office:value="1.75864" table:style-name="ce1">
            <text:p>1.75864</text:p>
          </table:table-cell>
          <table:table-cell office:value-type="float" office:value="4.9066400000000003E-3" table:style-name="ce1">
            <text:p>0.00490664</text:p>
          </table:table-cell>
          <table:table-cell office:value-type="float" office:value="3.48576" table:style-name="ce1">
            <text:p>3.48576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856" table:style-name="ce1">
            <text:p>856</text:p>
          </table:table-cell>
          <table:table-cell office:value-type="float" office:value="812" table:style-name="ce1">
            <text:p>812</text:p>
          </table:table-cell>
          <table:table-cell office:value-type="float" office:value="0.91353700000000004" table:style-name="ce1">
            <text:p>0.913537</text:p>
          </table:table-cell>
          <table:table-cell office:value-type="float" office:value="4.4705500000000002E-3" table:style-name="ce1">
            <text:p>0.00447055</text:p>
          </table:table-cell>
          <table:table-cell office:value-type="float" office:value="0.51648400000000005" table:style-name="ce1">
            <text:p>0.516484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756" table:style-name="ce1">
            <text:p>756</text:p>
          </table:table-cell>
          <table:table-cell office:value-type="float" office:value="776" table:style-name="ce1">
            <text:p>776</text:p>
          </table:table-cell>
          <table:table-cell office:value-type="float" office:value="0.74773000000000001" table:style-name="ce1">
            <text:p>0.74773</text:p>
          </table:table-cell>
          <table:table-cell office:value-type="float" office:value="2.80343E-3" table:style-name="ce1">
            <text:p>0.00280343</text:p>
          </table:table-cell>
          <table:table-cell office:value-type="float" office:value="0.99902800000000003" table:style-name="ce1">
            <text:p>0.999028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1307" table:style-name="ce1">
            <text:p>1307</text:p>
          </table:table-cell>
          <table:table-cell office:value-type="float" office:value="919" table:style-name="ce1">
            <text:p>919</text:p>
          </table:table-cell>
          <table:table-cell office:value-type="float" office:value="1.3955900000000001" table:style-name="ce1">
            <text:p>1.39559</text:p>
          </table:table-cell>
          <table:table-cell office:value-type="float" office:value="1.0460000000000001E-2" table:style-name="ce1">
            <text:p>0.01046</text:p>
          </table:table-cell>
          <table:table-cell office:value-type="float" office:value="-1.6559200000000001" table:style-name="ce1">
            <text:p>-1.65592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791" table:style-name="ce1">
            <text:p>791</text:p>
          </table:table-cell>
          <table:table-cell office:value-type="float" office:value="836" table:style-name="ce1">
            <text:p>836</text:p>
          </table:table-cell>
          <table:table-cell office:value-type="float" office:value="1.03329" table:style-name="ce1">
            <text:p>1.03329</text:p>
          </table:table-cell>
          <table:table-cell office:value-type="float" office:value="4.6963100000000004E-3" table:style-name="ce1">
            <text:p>0.00469631</text:p>
          </table:table-cell>
          <table:table-cell office:value-type="float" office:value="0.82682199999999995" table:style-name="ce1">
            <text:p>0.826822</text:p>
          </table:table-cell>
          <table:table-cell table:number-columns-repeated="1635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36" table:style-name="ce1">
            <text:p>236</text:p>
          </table:table-cell>
          <table:table-cell office:value-type="float" office:value="979" table:style-name="ce1">
            <text:p>979</text:p>
          </table:table-cell>
          <table:table-cell office:value-type="float" office:value="1.75857" table:style-name="ce1">
            <text:p>1.75857</text:p>
          </table:table-cell>
          <table:table-cell office:value-type="float" office:value="4.9133700000000002E-3" table:style-name="ce1">
            <text:p>0.00491337</text:p>
          </table:table-cell>
          <table:table-cell office:value-type="float" office:value="3.4809600000000001" table:style-name="ce1">
            <text:p>3.48096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839" table:style-name="ce1">
            <text:p>839</text:p>
          </table:table-cell>
          <table:table-cell office:value-type="float" office:value="531" table:style-name="ce1">
            <text:p>531</text:p>
          </table:table-cell>
          <table:table-cell office:value-type="float" office:value="-0.43412299999999998" table:style-name="ce1">
            <text:p>-0.434123</text:p>
          </table:table-cell>
          <table:table-cell office:value-type="float" office:value="-3.4061899999999999E-3" table:style-name="ce1">
            <text:p>-0.00340619</text:p>
          </table:table-cell>
          <table:table-cell office:value-type="float" office:value="0.61774700000000005" table:style-name="ce1">
            <text:p>0.617747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732" table:style-name="ce1">
            <text:p>732</text:p>
          </table:table-cell>
          <table:table-cell office:value-type="float" office:value="552" table:style-name="ce1">
            <text:p>552</text:p>
          </table:table-cell>
          <table:table-cell office:value-type="float" office:value="-0.32583000000000001" table:style-name="ce1">
            <text:p>-0.32583</text:p>
          </table:table-cell>
          <table:table-cell office:value-type="float" office:value="-3.5458099999999999E-3" table:style-name="ce1">
            <text:p>-0.00354581</text:p>
          </table:table-cell>
          <table:table-cell office:value-type="float" office:value="1.12991" table:style-name="ce1">
            <text:p>1.12991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291" table:style-name="ce1">
            <text:p>1291</text:p>
          </table:table-cell>
          <table:table-cell office:value-type="float" office:value="663" table:style-name="ce1">
            <text:p>663</text:p>
          </table:table-cell>
          <table:table-cell office:value-type="float" office:value="0.16786000000000001" table:style-name="ce1">
            <text:p>0.16786</text:p>
          </table:table-cell>
          <table:table-cell office:value-type="float" office:value="3.28057E-3" table:style-name="ce1">
            <text:p>0.00328057</text:p>
          </table:table-cell>
          <table:table-cell office:value-type="float" office:value="-1.5611999999999999" table:style-name="ce1">
            <text:p>-1.5612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123" table:style-name="ce1">
            <text:p>123</text:p>
          </table:table-cell>
          <table:table-cell office:value-type="float" office:value="652" table:style-name="ce1">
            <text:p>652</text:p>
          </table:table-cell>
          <table:table-cell office:value-type="float" office:value="0.19681799999999999" table:style-name="ce1">
            <text:p>0.196818</text:p>
          </table:table-cell>
          <table:table-cell office:value-type="float" office:value="-4.8798299999999999E-3" table:style-name="ce1">
            <text:p>-0.00487983</text:p>
          </table:table-cell>
          <table:table-cell office:value-type="float" office:value="4.0462600000000002" table:style-name="ce1">
            <text:p>4.04626</text:p>
          </table:table-cell>
          <table:table-cell table:number-columns-repeated="1635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35" table:style-name="ce1">
            <text:p>235</text:p>
          </table:table-cell>
          <table:table-cell office:value-type="float" office:value="983" table:style-name="ce1">
            <text:p>983</text:p>
          </table:table-cell>
          <table:table-cell office:value-type="float" office:value="1.7778400000000001" table:style-name="ce1">
            <text:p>1.77784</text:p>
          </table:table-cell>
          <table:table-cell office:value-type="float" office:value="5.0171399999999998E-3" table:style-name="ce1">
            <text:p>0.00501714</text:p>
          </table:table-cell>
          <table:table-cell office:value-type="float" office:value="3.4854799999999999" table:style-name="ce1">
            <text:p>3.48548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711" table:style-name="ce1">
            <text:p>711</text:p>
          </table:table-cell>
          <table:table-cell office:value-type="float" office:value="327" table:style-name="ce1">
            <text:p>327</text:p>
          </table:table-cell>
          <table:table-cell office:value-type="float" office:value="-1.4044000000000001" table:style-name="ce1">
            <text:p>-1.4044</text:p>
          </table:table-cell>
          <table:table-cell office:value-type="float" office:value="-9.9025099999999998E-3" table:style-name="ce1">
            <text:p>-0.00990251</text:p>
          </table:table-cell>
          <table:table-cell office:value-type="float" office:value="1.2464500000000001" table:style-name="ce1">
            <text:p>1.24645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203" table:style-name="ce1">
            <text:p>1203</text:p>
          </table:table-cell>
          <table:table-cell office:value-type="float" office:value="464" table:style-name="ce1">
            <text:p>464</text:p>
          </table:table-cell>
          <table:table-cell office:value-type="float" office:value="-0.78121499999999999" table:style-name="ce1">
            <text:p>-0.781215</text:p>
          </table:table-cell>
          <table:table-cell office:value-type="float" office:value="-2.8085699999999998E-3" table:style-name="ce1">
            <text:p>-0.00280857</text:p>
          </table:table-cell>
          <table:table-cell office:value-type="float" office:value="-1.12486" table:style-name="ce1">
            <text:p>-1.12486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184" table:style-name="ce1">
            <text:p>1184</text:p>
          </table:table-cell>
          <table:table-cell office:value-type="float" office:value="463" table:style-name="ce1">
            <text:p>463</text:p>
          </table:table-cell>
          <table:table-cell office:value-type="float" office:value="-0.78468599999999999" table:style-name="ce1">
            <text:p>-0.784686</text:p>
          </table:table-cell>
          <table:table-cell office:value-type="float" office:value="-2.9639900000000001E-3" table:style-name="ce1">
            <text:p>-0.00296399</text:p>
          </table:table-cell>
          <table:table-cell office:value-type="float" office:value="-1.0335799999999999" table:style-name="ce1">
            <text:p>-1.03358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807" table:style-name="ce1">
            <text:p>807</text:p>
          </table:table-cell>
          <table:table-cell office:value-type="float" office:value="303" table:style-name="ce1">
            <text:p>303</text:p>
          </table:table-cell>
          <table:table-cell office:value-type="float" office:value="-1.5263199999999999" table:style-name="ce1">
            <text:p>-1.52632</text:p>
          </table:table-cell>
          <table:table-cell office:value-type="float" office:value="-9.9197399999999998E-3" table:style-name="ce1">
            <text:p>-0.00991974</text:p>
          </table:table-cell>
          <table:table-cell office:value-type="float" office:value="0.78730599999999995" table:style-name="ce1">
            <text:p>0.787306</text:p>
          </table:table-cell>
          <table:table-cell table:number-columns-repeated="1635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36" table:style-name="ce1">
            <text:p>236</text:p>
          </table:table-cell>
          <table:table-cell office:value-type="float" office:value="984" table:style-name="ce1">
            <text:p>984</text:p>
          </table:table-cell>
          <table:table-cell office:value-type="float" office:value="1.78257" table:style-name="ce1">
            <text:p>1.78257</text:p>
          </table:table-cell>
          <table:table-cell office:value-type="float" office:value="5.0514899999999996E-3" table:style-name="ce1">
            <text:p>0.00505149</text:p>
          </table:table-cell>
          <table:table-cell office:value-type="float" office:value="3.48061" table:style-name="ce1">
            <text:p>3.48061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152" table:style-name="ce1">
            <text:p>1152</text:p>
          </table:table-cell>
          <table:table-cell office:value-type="float" office:value="460" table:style-name="ce1">
            <text:p>460</text:p>
          </table:table-cell>
          <table:table-cell office:value-type="float" office:value="-0.79684600000000005" table:style-name="ce1">
            <text:p>-0.796846</text:p>
          </table:table-cell>
          <table:table-cell office:value-type="float" office:value="-3.2621099999999999E-3" table:style-name="ce1">
            <text:p>-0.00326211</text:p>
          </table:table-cell>
          <table:table-cell office:value-type="float" office:value="-0.87976500000000002" table:style-name="ce1">
            <text:p>-0.879765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228" table:style-name="ce1">
            <text:p>1228</text:p>
          </table:table-cell>
          <table:table-cell office:value-type="float" office:value="464" table:style-name="ce1">
            <text:p>464</text:p>
          </table:table-cell>
          <table:table-cell office:value-type="float" office:value="-0.78296500000000002" table:style-name="ce1">
            <text:p>-0.782965</text:p>
          </table:table-cell>
          <table:table-cell office:value-type="float" office:value="-2.6404100000000002E-3" table:style-name="ce1">
            <text:p>-0.00264041</text:p>
          </table:table-cell>
          <table:table-cell office:value-type="float" office:value="-1.2448600000000001" table:style-name="ce1">
            <text:p>-1.24486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167" table:style-name="ce1">
            <text:p>167</text:p>
          </table:table-cell>
          <table:table-cell office:value-type="float" office:value="771" table:style-name="ce1">
            <text:p>771</text:p>
          </table:table-cell>
          <table:table-cell office:value-type="float" office:value="0.76495999999999997" table:style-name="ce1">
            <text:p>0.76496</text:p>
          </table:table-cell>
          <table:table-cell office:value-type="float" office:value="-1.29659E-3" table:style-name="ce1">
            <text:p>-0.00129659</text:p>
          </table:table-cell>
          <table:table-cell office:value-type="float" office:value="3.82673" table:style-name="ce1">
            <text:p>3.82673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443" table:style-name="ce1">
            <text:p>443</text:p>
          </table:table-cell>
          <table:table-cell office:value-type="float" office:value="651" table:style-name="ce1">
            <text:p>651</text:p>
          </table:table-cell>
          <table:table-cell office:value-type="float" office:value="0.16961799999999999" table:style-name="ce1">
            <text:p>0.169618</text:p>
          </table:table-cell>
          <table:table-cell office:value-type="float" office:value="-2.7549800000000002E-3" table:style-name="ce1">
            <text:p>-0.00275498</text:p>
          </table:table-cell>
          <table:table-cell office:value-type="float" office:value="2.5102500000000001" table:style-name="ce1">
            <text:p>2.51025</text:p>
          </table:table-cell>
          <table:table-cell table:number-columns-repeated="1635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35" table:style-name="ce1">
            <text:p>235</text:p>
          </table:table-cell>
          <table:table-cell office:value-type="float" office:value="983" table:style-name="ce1">
            <text:p>983</text:p>
          </table:table-cell>
          <table:table-cell office:value-type="float" office:value="1.7778400000000001" table:style-name="ce1">
            <text:p>1.77784</text:p>
          </table:table-cell>
          <table:table-cell office:value-type="float" office:value="5.0171399999999998E-3" table:style-name="ce1">
            <text:p>0.00501714</text:p>
          </table:table-cell>
          <table:table-cell office:value-type="float" office:value="3.4854799999999999" table:style-name="ce1">
            <text:p>3.48548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963" table:style-name="ce1">
            <text:p>963</text:p>
          </table:table-cell>
          <table:table-cell office:value-type="float" office:value="919" table:style-name="ce1">
            <text:p>919</text:p>
          </table:table-cell>
          <table:table-cell office:value-type="float" office:value="1.41967" table:style-name="ce1">
            <text:p>1.41967</text:p>
          </table:table-cell>
          <table:table-cell office:value-type="float" office:value="8.14607E-3" table:style-name="ce1">
            <text:p>0.00814607</text:p>
          </table:table-cell>
          <table:table-cell office:value-type="float" office:value="-4.6287000000000003E-3" table:style-name="ce1">
            <text:p>-0.0046287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736" table:style-name="ce1">
            <text:p>736</text:p>
          </table:table-cell>
          <table:table-cell office:value-type="float" office:value="916" table:style-name="ce1">
            <text:p>916</text:p>
          </table:table-cell>
          <table:table-cell office:value-type="float" office:value="1.42116" table:style-name="ce1">
            <text:p>1.42116</text:p>
          </table:table-cell>
          <table:table-cell office:value-type="float" office:value="6.5362900000000002E-3" table:style-name="ce1">
            <text:p>0.00653629</text:p>
          </table:table-cell>
          <table:table-cell office:value-type="float" office:value="1.08524" table:style-name="ce1">
            <text:p>1.08524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1199" table:style-name="ce1">
            <text:p>1199</text:p>
          </table:table-cell>
          <table:table-cell office:value-type="float" office:value="940" table:style-name="ce1">
            <text:p>940</text:p>
          </table:table-cell>
          <table:table-cell office:value-type="float" office:value="1.5039499999999999" table:style-name="ce1">
            <text:p>1.50395</text:p>
          </table:table-cell>
          <table:table-cell office:value-type="float" office:value="1.0313599999999999E-2" table:style-name="ce1">
            <text:p>0.0103136</text:p>
          </table:table-cell>
          <table:table-cell office:value-type="float" office:value="-1.13896" table:style-name="ce1">
            <text:p>-1.13896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383" table:style-name="ce1">
            <text:p>383</text:p>
          </table:table-cell>
          <table:table-cell office:value-type="float" office:value="780" table:style-name="ce1">
            <text:p>780</text:p>
          </table:table-cell>
          <table:table-cell office:value-type="float" office:value="0.793041" table:style-name="ce1">
            <text:p>0.793041</text:p>
          </table:table-cell>
          <table:table-cell office:value-type="float" office:value="4.0495199999999998E-4" table:style-name="ce1">
            <text:p>0.000404952</text:p>
          </table:table-cell>
          <table:table-cell office:value-type="float" office:value="2.7892399999999999" table:style-name="ce1">
            <text:p>2.78924</text:p>
          </table:table-cell>
          <table:table-cell table:number-columns-repeated="1635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36" table:style-name="ce1">
            <text:p>236</text:p>
          </table:table-cell>
          <table:table-cell office:value-type="float" office:value="983" table:style-name="ce1">
            <text:p>983</text:p>
          </table:table-cell>
          <table:table-cell office:value-type="float" office:value="1.7777700000000001" table:style-name="ce1">
            <text:p>1.77777</text:p>
          </table:table-cell>
          <table:table-cell office:value-type="float" office:value="5.0238599999999998E-3" table:style-name="ce1">
            <text:p>0.00502386</text:p>
          </table:table-cell>
          <table:table-cell office:value-type="float" office:value="3.48068" table:style-name="ce1">
            <text:p>3.48068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99" table:style-name="ce1">
            <text:p>199</text:p>
          </table:table-cell>
          <table:table-cell office:value-type="float" office:value="700" table:style-name="ce1">
            <text:p>700</text:p>
          </table:table-cell>
          <table:table-cell office:value-type="float" office:value="0.42190699999999998" table:style-name="ce1">
            <text:p>0.421907</text:p>
          </table:table-cell>
          <table:table-cell office:value-type="float" office:value="-3.04265E-3" table:style-name="ce1">
            <text:p>-0.00304265</text:p>
          </table:table-cell>
          <table:table-cell office:value-type="float" office:value="3.6780900000000001" table:style-name="ce1">
            <text:p>3.67809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175" table:style-name="ce1">
            <text:p>1175</text:p>
          </table:table-cell>
          <table:table-cell office:value-type="float" office:value="468" table:style-name="ce1">
            <text:p>468</text:p>
          </table:table-cell>
          <table:table-cell office:value-type="float" office:value="-0.76005500000000004" table:style-name="ce1">
            <text:p>-0.760055</text:p>
          </table:table-cell>
          <table:table-cell office:value-type="float" office:value="-2.8864099999999998E-3" table:style-name="ce1">
            <text:p>-0.00288641</text:p>
          </table:table-cell>
          <table:table-cell office:value-type="float" office:value="-0.99073100000000003" table:style-name="ce1">
            <text:p>-0.990731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231" table:style-name="ce1">
            <text:p>1231</text:p>
          </table:table-cell>
          <table:table-cell office:value-type="float" office:value="463" table:style-name="ce1">
            <text:p>463</text:p>
          </table:table-cell>
          <table:table-cell office:value-type="float" office:value="-0.78797600000000001" table:style-name="ce1">
            <text:p>-0.787976</text:p>
          </table:table-cell>
          <table:table-cell office:value-type="float" office:value="-2.6478500000000002E-3" table:style-name="ce1">
            <text:p>-0.00264785</text:p>
          </table:table-cell>
          <table:table-cell office:value-type="float" office:value="-1.25919" table:style-name="ce1">
            <text:p>-1.25919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1235" table:style-name="ce1">
            <text:p>1235</text:p>
          </table:table-cell>
          <table:table-cell office:value-type="float" office:value="355" table:style-name="ce1">
            <text:p>355</text:p>
          </table:table-cell>
          <table:table-cell office:value-type="float" office:value="-1.30667" table:style-name="ce1">
            <text:p>-1.30667</text:p>
          </table:table-cell>
          <table:table-cell office:value-type="float" office:value="-5.6043500000000001E-3" table:style-name="ce1">
            <text:p>-0.00560435</text:p>
          </table:table-cell>
          <table:table-cell office:value-type="float" office:value="-1.27084" table:style-name="ce1">
            <text:p>-1.27084</text:p>
          </table:table-cell>
          <table:table-cell table:number-columns-repeated="1635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36" table:style-name="ce1">
            <text:p>236</text:p>
          </table:table-cell>
          <table:table-cell office:value-type="float" office:value="983" table:style-name="ce1">
            <text:p>983</text:p>
          </table:table-cell>
          <table:table-cell office:value-type="float" office:value="1.7777700000000001" table:style-name="ce1">
            <text:p>1.77777</text:p>
          </table:table-cell>
          <table:table-cell office:value-type="float" office:value="5.0238599999999998E-3" table:style-name="ce1">
            <text:p>0.00502386</text:p>
          </table:table-cell>
          <table:table-cell office:value-type="float" office:value="3.48068" table:style-name="ce1">
            <text:p>3.48068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180" table:style-name="ce1">
            <text:p>1180</text:p>
          </table:table-cell>
          <table:table-cell office:value-type="float" office:value="459" table:style-name="ce1">
            <text:p>459</text:p>
          </table:table-cell>
          <table:table-cell office:value-type="float" office:value="-0.80360600000000004" table:style-name="ce1">
            <text:p>-0.803606</text:p>
          </table:table-cell>
          <table:table-cell office:value-type="float" office:value="-3.1013999999999998E-3" table:style-name="ce1">
            <text:p>-0.0031014</text:p>
          </table:table-cell>
          <table:table-cell office:value-type="float" office:value="-1.0141" table:style-name="ce1">
            <text:p>-1.0141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1199" table:style-name="ce1">
            <text:p>1199</text:p>
          </table:table-cell>
          <table:table-cell office:value-type="float" office:value="463" table:style-name="ce1">
            <text:p>463</text:p>
          </table:table-cell>
          <table:table-cell office:value-type="float" office:value="-0.78573599999999999" table:style-name="ce1">
            <text:p>-0.785736</text:p>
          </table:table-cell>
          <table:table-cell office:value-type="float" office:value="-2.8630999999999999E-3" table:style-name="ce1">
            <text:p>-0.0028631</text:p>
          </table:table-cell>
          <table:table-cell office:value-type="float" office:value="-1.1055900000000001" table:style-name="ce1">
            <text:p>-1.10559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219" table:style-name="ce1">
            <text:p>219</text:p>
          </table:table-cell>
          <table:table-cell office:value-type="float" office:value="740" table:style-name="ce1">
            <text:p>740</text:p>
          </table:table-cell>
          <table:table-cell office:value-type="float" office:value="0.612514" table:style-name="ce1">
            <text:p>0.612514</text:p>
          </table:table-cell>
          <table:table-cell office:value-type="float" office:value="-1.80316E-3" table:style-name="ce1">
            <text:p>-0.00180316</text:p>
          </table:table-cell>
          <table:table-cell office:value-type="float" office:value="3.5792799999999998" table:style-name="ce1">
            <text:p>3.57928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427" table:style-name="ce1">
            <text:p>427</text:p>
          </table:table-cell>
          <table:table-cell office:value-type="float" office:value="808" table:style-name="ce1">
            <text:p>808</text:p>
          </table:table-cell>
          <table:table-cell office:value-type="float" office:value="0.92436600000000002" table:style-name="ce1">
            <text:p>0.924366</text:p>
          </table:table-cell>
          <table:table-cell office:value-type="float" office:value="1.4743899999999999E-3" table:style-name="ce1">
            <text:p>0.00147439</text:p>
          </table:table-cell>
          <table:table-cell office:value-type="float" office:value="2.5760700000000001" table:style-name="ce1">
            <text:p>2.57607</text:p>
          </table:table-cell>
          <table:table-cell table:number-columns-repeated="1635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39" table:style-name="ce1">
            <text:p>239</text:p>
          </table:table-cell>
          <table:table-cell office:value-type="float" office:value="987" table:style-name="ce1">
            <text:p>987</text:p>
          </table:table-cell>
          <table:table-cell office:value-type="float" office:value="1.7967599999999999" table:style-name="ce1">
            <text:p>1.79676</text:p>
          </table:table-cell>
          <table:table-cell office:value-type="float" office:value="5.15454E-3" table:style-name="ce1">
            <text:p>0.00515454</text:p>
          </table:table-cell>
          <table:table-cell office:value-type="float" office:value="3.4660000000000002" table:style-name="ce1">
            <text:p>3.466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219" table:style-name="ce1">
            <text:p>1219</text:p>
          </table:table-cell>
          <table:table-cell office:value-type="float" office:value="468" table:style-name="ce1">
            <text:p>468</text:p>
          </table:table-cell>
          <table:table-cell office:value-type="float" office:value="-0.76313500000000001" table:style-name="ce1">
            <text:p>-0.763135</text:p>
          </table:table-cell>
          <table:table-cell office:value-type="float" office:value="-2.5904499999999998E-3" table:style-name="ce1">
            <text:p>-0.00259045</text:p>
          </table:table-cell>
          <table:table-cell office:value-type="float" office:value="-1.20194" table:style-name="ce1">
            <text:p>-1.20194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160" table:style-name="ce1">
            <text:p>1160</text:p>
          </table:table-cell>
          <table:table-cell office:value-type="float" office:value="464" table:style-name="ce1">
            <text:p>464</text:p>
          </table:table-cell>
          <table:table-cell office:value-type="float" office:value="-0.77820500000000004" table:style-name="ce1">
            <text:p>-0.778205</text:p>
          </table:table-cell>
          <table:table-cell office:value-type="float" office:value="-3.0978099999999999E-3" table:style-name="ce1">
            <text:p>-0.00309781</text:p>
          </table:table-cell>
          <table:table-cell office:value-type="float" office:value="-0.91844700000000001" table:style-name="ce1">
            <text:p>-0.918447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284" table:style-name="ce1">
            <text:p>284</text:p>
          </table:table-cell>
          <table:table-cell office:value-type="float" office:value="744" table:style-name="ce1">
            <text:p>744</text:p>
          </table:table-cell>
          <table:table-cell office:value-type="float" office:value="0.62716499999999997" table:style-name="ce1">
            <text:p>0.627165</text:p>
          </table:table-cell>
          <table:table-cell office:value-type="float" office:value="-1.25544E-3" table:style-name="ce1">
            <text:p>-0.00125544</text:p>
          </table:table-cell>
          <table:table-cell office:value-type="float" office:value="3.2669899999999998" table:style-name="ce1">
            <text:p>3.26699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964" table:style-name="ce1">
            <text:p>964</text:p>
          </table:table-cell>
          <table:table-cell office:value-type="float" office:value="171" table:style-name="ce1">
            <text:p>171</text:p>
          </table:table-cell>
          <table:table-cell office:value-type="float" office:value="-2.1709399999999999" table:style-name="ce1">
            <text:p>-2.17094</text:p>
          </table:table-cell>
          <table:table-cell office:value-type="float" office:value="-1.25101E-2" table:style-name="ce1">
            <text:p>-0.0125101</text:p>
          </table:table-cell>
          <table:table-cell office:value-type="float" office:value="4.29012E-2" table:style-name="ce1">
            <text:p>0.0429012</text:p>
          </table:table-cell>
          <table:table-cell table:number-columns-repeated="1635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36" table:style-name="ce1">
            <text:p>236</text:p>
          </table:table-cell>
          <table:table-cell office:value-type="float" office:value="987" table:style-name="ce1">
            <text:p>987</text:p>
          </table:table-cell>
          <table:table-cell office:value-type="float" office:value="1.79697" table:style-name="ce1">
            <text:p>1.79697</text:p>
          </table:table-cell>
          <table:table-cell office:value-type="float" office:value="5.1343600000000001E-3" table:style-name="ce1">
            <text:p>0.00513436</text:p>
          </table:table-cell>
          <table:table-cell office:value-type="float" office:value="3.4803999999999999" table:style-name="ce1">
            <text:p>3.4804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264" table:style-name="ce1">
            <text:p>264</text:p>
          </table:table-cell>
          <table:table-cell office:value-type="float" office:value="776" table:style-name="ce1">
            <text:p>776</text:p>
          </table:table-cell>
          <table:table-cell office:value-type="float" office:value="0.78217000000000003" table:style-name="ce1">
            <text:p>0.78217</text:p>
          </table:table-cell>
          <table:table-cell office:value-type="float" office:value="-5.0599599999999998E-4" table:style-name="ce1">
            <text:p>-0.000505996</text:p>
          </table:table-cell>
          <table:table-cell office:value-type="float" office:value="3.3607499999999999" table:style-name="ce1">
            <text:p>3.36075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939" table:style-name="ce1">
            <text:p>939</text:p>
          </table:table-cell>
          <table:table-cell office:value-type="float" office:value="199" table:style-name="ce1">
            <text:p>199</text:p>
          </table:table-cell>
          <table:table-cell office:value-type="float" office:value="-2.03478" table:style-name="ce1">
            <text:p>-2.03478</text:p>
          </table:table-cell>
          <table:table-cell office:value-type="float" office:value="-1.19048E-2" table:style-name="ce1">
            <text:p>-0.0119048</text:p>
          </table:table-cell>
          <table:table-cell office:value-type="float" office:value="0.16094900000000001" table:style-name="ce1">
            <text:p>0.160949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419" table:style-name="ce1">
            <text:p>419</text:p>
          </table:table-cell>
          <table:table-cell office:value-type="float" office:value="760" table:style-name="ce1">
            <text:p>760</text:p>
          </table:table-cell>
          <table:table-cell office:value-type="float" office:value="0.69451700000000005" table:style-name="ce1">
            <text:p>0.694517</text:p>
          </table:table-cell>
          <table:table-cell office:value-type="float" office:value="9.4622400000000004E-5" table:style-name="ce2">
            <text:p>9.46E-05</text:p>
          </table:table-cell>
          <table:table-cell office:value-type="float" office:value="2.6178300000000001" table:style-name="ce1">
            <text:p>2.61783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379" table:style-name="ce1">
            <text:p>379</text:p>
          </table:table-cell>
          <table:table-cell office:value-type="float" office:value="279" table:style-name="ce1">
            <text:p>279</text:p>
          </table:table-cell>
          <table:table-cell office:value-type="float" office:value="-1.6115699999999999" table:style-name="ce1">
            <text:p>-1.61157</text:p>
          </table:table-cell>
          <table:table-cell office:value-type="float" office:value="-1.34617E-2" table:style-name="ce1">
            <text:p>-0.0134617</text:p>
          </table:table-cell>
          <table:table-cell office:value-type="float" office:value="2.8434900000000001" table:style-name="ce1">
            <text:p>2.84349</text:p>
          </table:table-cell>
          <table:table-cell table:number-columns-repeated="1635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36" table:style-name="ce1">
            <text:p>236</text:p>
          </table:table-cell>
          <table:table-cell office:value-type="float" office:value="987" table:style-name="ce1">
            <text:p>987</text:p>
          </table:table-cell>
          <table:table-cell office:value-type="float" office:value="1.79697" table:style-name="ce1">
            <text:p>1.79697</text:p>
          </table:table-cell>
          <table:table-cell office:value-type="float" office:value="5.1343600000000001E-3" table:style-name="ce1">
            <text:p>0.00513436</text:p>
          </table:table-cell>
          <table:table-cell office:value-type="float" office:value="3.4803999999999999" table:style-name="ce1">
            <text:p>3.4804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99" table:style-name="ce1">
            <text:p>199</text:p>
          </table:table-cell>
          <table:table-cell office:value-type="float" office:value="727" table:style-name="ce1">
            <text:p>727</text:p>
          </table:table-cell>
          <table:table-cell office:value-type="float" office:value="0.551512" table:style-name="ce1">
            <text:p>0.551512</text:p>
          </table:table-cell>
          <table:table-cell office:value-type="float" office:value="-2.2967999999999999E-3" table:style-name="ce1">
            <text:p>-0.0022968</text:p>
          </table:table-cell>
          <table:table-cell office:value-type="float" office:value="3.6762000000000001" table:style-name="ce1">
            <text:p>3.6762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407" table:style-name="ce1">
            <text:p>407</text:p>
          </table:table-cell>
          <table:table-cell office:value-type="float" office:value="788" table:style-name="ce1">
            <text:p>788</text:p>
          </table:table-cell>
          <table:table-cell office:value-type="float" office:value="0.82976300000000003" table:style-name="ce1">
            <text:p>0.829763</text:p>
          </table:table-cell>
          <table:table-cell office:value-type="float" office:value="7.8738099999999998E-4" table:style-name="ce1">
            <text:p>0.000787381</text:p>
          </table:table-cell>
          <table:table-cell office:value-type="float" office:value="2.6734800000000001" table:style-name="ce1">
            <text:p>2.67348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983" table:style-name="ce1">
            <text:p>983</text:p>
          </table:table-cell>
          <table:table-cell office:value-type="float" office:value="228" table:style-name="ce1">
            <text:p>228</text:p>
          </table:table-cell>
          <table:table-cell office:value-type="float" office:value="-1.89866" table:style-name="ce1">
            <text:p>-1.89866</text:p>
          </table:table-cell>
          <table:table-cell office:value-type="float" office:value="-1.08077E-2" table:style-name="ce1">
            <text:p>-0.0108077</text:p>
          </table:table-cell>
          <table:table-cell office:value-type="float" office:value="-5.2291400000000002E-2" table:style-name="ce1">
            <text:p>-0.0522914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143" table:style-name="ce1">
            <text:p>143</text:p>
          </table:table-cell>
          <table:table-cell office:value-type="float" office:value="351" table:style-name="ce1">
            <text:p>351</text:p>
          </table:table-cell>
          <table:table-cell office:value-type="float" office:value="-1.2494400000000001" table:style-name="ce1">
            <text:p>-1.24944</text:p>
          </table:table-cell>
          <table:table-cell office:value-type="float" office:value="-1.3060199999999999E-2" table:style-name="ce1">
            <text:p>-0.0130602</text:p>
          </table:table-cell>
          <table:table-cell office:value-type="float" office:value="3.97132" table:style-name="ce1">
            <text:p>3.97132</text:p>
          </table:table-cell>
          <table:table-cell table:number-columns-repeated="1635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35" table:style-name="ce1">
            <text:p>235</text:p>
          </table:table-cell>
          <table:table-cell office:value-type="float" office:value="988" table:style-name="ce1">
            <text:p>988</text:p>
          </table:table-cell>
          <table:table-cell office:value-type="float" office:value="1.8018400000000001" table:style-name="ce1">
            <text:p>1.80184</text:p>
          </table:table-cell>
          <table:table-cell office:value-type="float" office:value="5.1552600000000001E-3" table:style-name="ce1">
            <text:p>0.00515526</text:p>
          </table:table-cell>
          <table:table-cell office:value-type="float" office:value="3.4851299999999998" table:style-name="ce1">
            <text:p>3.48513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835" table:style-name="ce1">
            <text:p>835</text:p>
          </table:table-cell>
          <table:table-cell office:value-type="float" office:value="820" table:style-name="ce1">
            <text:p>820</text:p>
          </table:table-cell>
          <table:table-cell office:value-type="float" office:value="0.95340800000000003" table:style-name="ce1">
            <text:p>0.953408</text:p>
          </table:table-cell>
          <table:table-cell office:value-type="float" office:value="4.5502900000000002E-3" table:style-name="ce1">
            <text:p>0.00455029</text:p>
          </table:table-cell>
          <table:table-cell office:value-type="float" office:value="0.61673" table:style-name="ce1">
            <text:p>0.61673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224" table:style-name="ce1">
            <text:p>224</text:p>
          </table:table-cell>
          <table:table-cell office:value-type="float" office:value="760" table:style-name="ce1">
            <text:p>760</text:p>
          </table:table-cell>
          <table:table-cell office:value-type="float" office:value="0.70816800000000002" table:style-name="ce1">
            <text:p>0.708168</text:p>
          </table:table-cell>
          <table:table-cell office:value-type="float" office:value="-1.21704E-3" table:style-name="ce1">
            <text:p>-0.00121704</text:p>
          </table:table-cell>
          <table:table-cell office:value-type="float" office:value="3.5538799999999999" table:style-name="ce1">
            <text:p>3.55388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752" table:style-name="ce1">
            <text:p>752</text:p>
          </table:table-cell>
          <table:table-cell office:value-type="float" office:value="824" table:style-name="ce1">
            <text:p>824</text:p>
          </table:table-cell>
          <table:table-cell office:value-type="float" office:value="0.97841900000000004" table:style-name="ce1">
            <text:p>0.978419</text:p>
          </table:table-cell>
          <table:table-cell office:value-type="float" office:value="4.1024900000000003E-3" table:style-name="ce1">
            <text:p>0.00410249</text:p>
          </table:table-cell>
          <table:table-cell office:value-type="float" office:value="1.0148699999999999" table:style-name="ce1">
            <text:p>1.01487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1200" table:style-name="ce1">
            <text:p>1200</text:p>
          </table:table-cell>
          <table:table-cell office:value-type="float" office:value="872" table:style-name="ce1">
            <text:p>872</text:p>
          </table:table-cell>
          <table:table-cell office:value-type="float" office:value="1.17747" table:style-name="ce1">
            <text:p>1.17747</text:p>
          </table:table-cell>
          <table:table-cell office:value-type="float" office:value="8.4419100000000004E-3" table:style-name="ce1">
            <text:p>0.00844191</text:p>
          </table:table-cell>
          <table:table-cell office:value-type="float" office:value="-1.139" table:style-name="ce1">
            <text:p>-1.139</text:p>
          </table:table-cell>
          <table:table-cell table:number-columns-repeated="1635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36" table:style-name="ce1">
            <text:p>236</text:p>
          </table:table-cell>
          <table:table-cell office:value-type="float" office:value="991" table:style-name="ce1">
            <text:p>991</text:p>
          </table:table-cell>
          <table:table-cell office:value-type="float" office:value="1.8161700000000001" table:style-name="ce1">
            <text:p>1.81617</text:p>
          </table:table-cell>
          <table:table-cell office:value-type="float" office:value="5.2448599999999996E-3" table:style-name="ce1">
            <text:p>0.00524486</text:p>
          </table:table-cell>
          <table:table-cell office:value-type="float" office:value="3.4801199999999999" table:style-name="ce1">
            <text:p>3.48012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932" table:style-name="ce1">
            <text:p>932</text:p>
          </table:table-cell>
          <table:table-cell office:value-type="float" office:value="923" table:style-name="ce1">
            <text:p>923</text:p>
          </table:table-cell>
          <table:table-cell office:value-type="float" office:value="1.4410400000000001" table:style-name="ce1">
            <text:p>1.44104</text:p>
          </table:table-cell>
          <table:table-cell office:value-type="float" office:value="8.0480399999999994E-3" table:style-name="ce1">
            <text:p>0.00804804</text:p>
          </table:table-cell>
          <table:table-cell office:value-type="float" office:value="0.143899" table:style-name="ce1">
            <text:p>0.143899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783" table:style-name="ce1">
            <text:p>783</text:p>
          </table:table-cell>
          <table:table-cell office:value-type="float" office:value="935" table:style-name="ce1">
            <text:p>935</text:p>
          </table:table-cell>
          <table:table-cell office:value-type="float" office:value="1.5090699999999999" table:style-name="ce1">
            <text:p>1.50907</text:p>
          </table:table-cell>
          <table:table-cell office:value-type="float" office:value="7.3772899999999999E-3" table:style-name="ce1">
            <text:p>0.00737729</text:p>
          </table:table-cell>
          <table:table-cell office:value-type="float" office:value="0.85829800000000001" table:style-name="ce1">
            <text:p>0.858298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256" table:style-name="ce1">
            <text:p>1256</text:p>
          </table:table-cell>
          <table:table-cell office:value-type="float" office:value="944" table:style-name="ce1">
            <text:p>944</text:p>
          </table:table-cell>
          <table:table-cell office:value-type="float" office:value="1.5191600000000001" table:style-name="ce1">
            <text:p>1.51916</text:p>
          </table:table-cell>
          <table:table-cell office:value-type="float" office:value="1.0807499999999999E-2" table:style-name="ce1">
            <text:p>0.0108075</text:p>
          </table:table-cell>
          <table:table-cell office:value-type="float" office:value="-1.4128499999999999" table:style-name="ce1">
            <text:p>-1.41285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328" table:style-name="ce1">
            <text:p>328</text:p>
          </table:table-cell>
          <table:table-cell office:value-type="float" office:value="795" table:style-name="ce1">
            <text:p>795</text:p>
          </table:table-cell>
          <table:table-cell office:value-type="float" office:value="0.86889400000000006" table:style-name="ce1">
            <text:p>0.868894</text:p>
          </table:table-cell>
          <table:table-cell office:value-type="float" office:value="4.4935800000000002E-4" table:style-name="ce1">
            <text:p>0.000449358</text:p>
          </table:table-cell>
          <table:table-cell office:value-type="float" office:value="3.0522100000000001" table:style-name="ce1">
            <text:p>3.05221</text:p>
          </table:table-cell>
          <table:table-cell table:number-columns-repeated="1635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36" table:style-name="ce1">
            <text:p>236</text:p>
          </table:table-cell>
          <table:table-cell office:value-type="float" office:value="991" table:style-name="ce1">
            <text:p>991</text:p>
          </table:table-cell>
          <table:table-cell office:value-type="float" office:value="1.8161700000000001" table:style-name="ce1">
            <text:p>1.81617</text:p>
          </table:table-cell>
          <table:table-cell office:value-type="float" office:value="5.2448599999999996E-3" table:style-name="ce1">
            <text:p>0.00524486</text:p>
          </table:table-cell>
          <table:table-cell office:value-type="float" office:value="3.4801199999999999" table:style-name="ce1">
            <text:p>3.48012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047" table:style-name="ce1">
            <text:p>1047</text:p>
          </table:table-cell>
          <table:table-cell office:value-type="float" office:value="924" table:style-name="ce1">
            <text:p>924</text:p>
          </table:table-cell>
          <table:table-cell office:value-type="float" office:value="1.4377899999999999" table:style-name="ce1">
            <text:p>1.43779</text:p>
          </table:table-cell>
          <table:table-cell office:value-type="float" office:value="8.8492099999999997E-3" table:style-name="ce1">
            <text:p>0.00884921</text:p>
          </table:table-cell>
          <table:table-cell office:value-type="float" office:value="-0.40820000000000001" table:style-name="ce1">
            <text:p>-0.4082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200" table:style-name="ce1">
            <text:p>1200</text:p>
          </table:table-cell>
          <table:table-cell office:value-type="float" office:value="904" table:style-name="ce1">
            <text:p>904</text:p>
          </table:table-cell>
          <table:table-cell office:value-type="float" office:value="1.33107" table:style-name="ce1">
            <text:p>1.33107</text:p>
          </table:table-cell>
          <table:table-cell office:value-type="float" office:value="9.3258799999999999E-3" table:style-name="ce1">
            <text:p>0.00932588</text:p>
          </table:table-cell>
          <table:table-cell office:value-type="float" office:value="-1.14124" table:style-name="ce1">
            <text:p>-1.14124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727" table:style-name="ce1">
            <text:p>727</text:p>
          </table:table-cell>
          <table:table-cell office:value-type="float" office:value="840" table:style-name="ce1">
            <text:p>840</text:p>
          </table:table-cell>
          <table:table-cell office:value-type="float" office:value="1.05697" table:style-name="ce1">
            <text:p>1.05697</text:p>
          </table:table-cell>
          <table:table-cell office:value-type="float" office:value="4.3763099999999996E-3" table:style-name="ce1">
            <text:p>0.00437631</text:p>
          </table:table-cell>
          <table:table-cell office:value-type="float" office:value="1.1337600000000001" table:style-name="ce1">
            <text:p>1.13376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524" table:style-name="ce1">
            <text:p>524</text:p>
          </table:table-cell>
          <table:table-cell office:value-type="float" office:value="788" table:style-name="ce1">
            <text:p>788</text:p>
          </table:table-cell>
          <table:table-cell office:value-type="float" office:value="0.82157199999999997" table:style-name="ce1">
            <text:p>0.821572</text:p>
          </table:table-cell>
          <table:table-cell office:value-type="float" office:value="1.57438E-3" table:style-name="ce1">
            <text:p>0.00157438</text:p>
          </table:table-cell>
          <table:table-cell office:value-type="float" office:value="2.11185" table:style-name="ce1">
            <text:p>2.11185</text:p>
          </table:table-cell>
          <table:table-cell table:number-columns-repeated="1635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35" table:style-name="ce1">
            <text:p>235</text:p>
          </table:table-cell>
          <table:table-cell office:value-type="float" office:value="996" table:style-name="ce1">
            <text:p>996</text:p>
          </table:table-cell>
          <table:table-cell office:value-type="float" office:value="1.8402400000000001" table:style-name="ce1">
            <text:p>1.84024</text:p>
          </table:table-cell>
          <table:table-cell office:value-type="float" office:value="5.37625E-3" table:style-name="ce1">
            <text:p>0.00537625</text:p>
          </table:table-cell>
          <table:table-cell office:value-type="float" office:value="3.4845700000000002" table:style-name="ce1">
            <text:p>3.48457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700" table:style-name="ce1">
            <text:p>700</text:p>
          </table:table-cell>
          <table:table-cell office:value-type="float" office:value="324" table:style-name="ce1">
            <text:p>324</text:p>
          </table:table-cell>
          <table:table-cell office:value-type="float" office:value="-1.4180299999999999" table:style-name="ce1">
            <text:p>-1.41803</text:p>
          </table:table-cell>
          <table:table-cell office:value-type="float" office:value="-1.00594E-2" table:style-name="ce1">
            <text:p>-0.0100594</text:p>
          </table:table-cell>
          <table:table-cell office:value-type="float" office:value="1.2994600000000001" table:style-name="ce1">
            <text:p>1.29946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799" table:style-name="ce1">
            <text:p>799</text:p>
          </table:table-cell>
          <table:table-cell office:value-type="float" office:value="323" table:style-name="ce1">
            <text:p>323</text:p>
          </table:table-cell>
          <table:table-cell office:value-type="float" office:value="-1.4297599999999999" table:style-name="ce1">
            <text:p>-1.42976</text:p>
          </table:table-cell>
          <table:table-cell office:value-type="float" office:value="-9.4210700000000001E-3" table:style-name="ce1">
            <text:p>-0.00942107</text:p>
          </table:table-cell>
          <table:table-cell office:value-type="float" office:value="0.82430899999999996" table:style-name="ce1">
            <text:p>0.824309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184" table:style-name="ce1">
            <text:p>184</text:p>
          </table:table-cell>
          <table:table-cell office:value-type="float" office:value="768" table:style-name="ce1">
            <text:p>768</text:p>
          </table:table-cell>
          <table:table-cell office:value-type="float" office:value="0.74936899999999995" table:style-name="ce1">
            <text:p>0.749369</text:p>
          </table:table-cell>
          <table:table-cell office:value-type="float" office:value="-1.2651100000000001E-3" table:style-name="ce1">
            <text:p>-0.00126511</text:p>
          </table:table-cell>
          <table:table-cell office:value-type="float" office:value="3.74533" table:style-name="ce1">
            <text:p>3.74533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452" table:style-name="ce1">
            <text:p>452</text:p>
          </table:table-cell>
          <table:table-cell office:value-type="float" office:value="428" table:style-name="ce1">
            <text:p>428</text:p>
          </table:table-cell>
          <table:table-cell office:value-type="float" office:value="-0.90145200000000003" table:style-name="ce1">
            <text:p>-0.901452</text:p>
          </table:table-cell>
          <table:table-cell office:value-type="float" office:value="-8.8546200000000005E-3" table:style-name="ce1">
            <text:p>-0.00885462</text:p>
          </table:table-cell>
          <table:table-cell office:value-type="float" office:value="2.48265" table:style-name="ce1">
            <text:p>2.48265</text:p>
          </table:table-cell>
          <table:table-cell table:number-columns-repeated="1635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36" table:style-name="ce1">
            <text:p>236</text:p>
          </table:table-cell>
          <table:table-cell office:value-type="float" office:value="995" table:style-name="ce1">
            <text:p>995</text:p>
          </table:table-cell>
          <table:table-cell office:value-type="float" office:value="1.8353699999999999" table:style-name="ce1">
            <text:p>1.83537</text:p>
          </table:table-cell>
          <table:table-cell office:value-type="float" office:value="5.35535E-3" table:style-name="ce1">
            <text:p>0.00535535</text:p>
          </table:table-cell>
          <table:table-cell office:value-type="float" office:value="3.4798399999999998" table:style-name="ce1">
            <text:p>3.47984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024" table:style-name="ce1">
            <text:p>1024</text:p>
          </table:table-cell>
          <table:table-cell office:value-type="float" office:value="932" table:style-name="ce1">
            <text:p>932</text:p>
          </table:table-cell>
          <table:table-cell office:value-type="float" office:value="1.4778" table:style-name="ce1">
            <text:p>1.4778</text:p>
          </table:table-cell>
          <table:table-cell office:value-type="float" office:value="8.9154999999999998E-3" table:style-name="ce1">
            <text:p>0.0089155</text:p>
          </table:table-cell>
          <table:table-cell office:value-type="float" office:value="-0.29835400000000001" table:style-name="ce1">
            <text:p>-0.298354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764" table:style-name="ce1">
            <text:p>764</text:p>
          </table:table-cell>
          <table:table-cell office:value-type="float" office:value="936" table:style-name="ce1">
            <text:p>936</text:p>
          </table:table-cell>
          <table:table-cell office:value-type="float" office:value="1.5152000000000001" table:style-name="ce1">
            <text:p>1.5152</text:p>
          </table:table-cell>
          <table:table-cell office:value-type="float" office:value="7.2771099999999998E-3" table:style-name="ce1">
            <text:p>0.00727711</text:p>
          </table:table-cell>
          <table:table-cell office:value-type="float" office:value="0.94943200000000005" table:style-name="ce1">
            <text:p>0.949432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207" table:style-name="ce1">
            <text:p>1207</text:p>
          </table:table-cell>
          <table:table-cell office:value-type="float" office:value="943" table:style-name="ce1">
            <text:p>943</text:p>
          </table:table-cell>
          <table:table-cell office:value-type="float" office:value="1.51779" table:style-name="ce1">
            <text:p>1.51779</text:p>
          </table:table-cell>
          <table:table-cell office:value-type="float" office:value="1.0450299999999999E-2" table:style-name="ce1">
            <text:p>0.0104503</text:p>
          </table:table-cell>
          <table:table-cell office:value-type="float" office:value="-1.17757" table:style-name="ce1">
            <text:p>-1.17757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412" table:style-name="ce1">
            <text:p>412</text:p>
          </table:table-cell>
          <table:table-cell office:value-type="float" office:value="796" table:style-name="ce1">
            <text:p>796</text:p>
          </table:table-cell>
          <table:table-cell office:value-type="float" office:value="0.86781399999999997" table:style-name="ce1">
            <text:p>0.867814</text:p>
          </table:table-cell>
          <table:table-cell office:value-type="float" office:value="1.0420099999999999E-3" table:style-name="ce1">
            <text:p>0.00104201</text:p>
          </table:table-cell>
          <table:table-cell office:value-type="float" office:value="2.6489199999999999" table:style-name="ce1">
            <text:p>2.64892</text:p>
          </table:table-cell>
          <table:table-cell table:number-columns-repeated="16350"/>
        </table:table-row>
        <table:table-row table:number-rows-repeated="10482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Sumit Mohanty</dc:creator>
    <meta:creation-date>2016-09-28T15:54:51Z</meta:creation-date>
    <dc:date>2016-09-28T15:54:51Z</dc:date>
  </office:meta>
</office:document-meta>
</file>